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16cm"/>
    </style:style>
    <style:style style:name="co2" style:family="table-column">
      <style:table-column-properties fo:break-before="auto" style:column-width="5.038cm"/>
    </style:style>
    <style:style style:name="co3" style:family="table-column">
      <style:table-column-properties fo:break-before="auto" style:column-width="7.08cm"/>
    </style:style>
    <style:style style:name="co4" style:family="table-column">
      <style:table-column-properties fo:break-before="auto" style:column-width="7.107cm"/>
    </style:style>
    <style:style style:name="co5" style:family="table-column">
      <style:table-column-properties fo:break-before="auto" style:column-width="0.843cm"/>
    </style:style>
    <style:style style:name="co6" style:family="table-column">
      <style:table-column-properties fo:break-before="auto" style:column-width="0.817cm"/>
    </style:style>
    <style:style style:name="co7" style:family="table-column">
      <style:table-column-properties fo:break-before="auto" style:column-width="0.788cm"/>
    </style:style>
    <style:style style:name="co8" style:family="table-column">
      <style:table-column-properties fo:break-before="auto" style:column-width="0.762cm"/>
    </style:style>
    <style:style style:name="co9" style:family="table-column">
      <style:table-column-properties fo:break-before="auto" style:column-width="1.088cm"/>
    </style:style>
    <style:style style:name="co10" style:family="table-column">
      <style:table-column-properties fo:break-before="auto" style:column-width="7.761cm"/>
    </style:style>
    <style:style style:name="co11" style:family="table-column">
      <style:table-column-properties fo:break-before="auto" style:column-width="2.258cm"/>
    </style:style>
    <style:style style:name="co12" style:family="table-column">
      <style:table-column-properties fo:break-before="auto" style:column-width="7.325cm"/>
    </style:style>
    <style:style style:name="co13" style:family="table-column">
      <style:table-column-properties fo:break-before="auto" style:column-width="5.909cm"/>
    </style:style>
    <style:style style:name="co14" style:family="table-column">
      <style:table-column-properties fo:break-before="auto" style:column-width="6.835cm"/>
    </style:style>
    <style:style style:name="co15" style:family="table-column">
      <style:table-column-properties fo:break-before="auto" style:column-width="6.944cm"/>
    </style:style>
    <style:style style:name="co16" style:family="table-column">
      <style:table-column-properties fo:break-before="auto" style:column-width="0.924cm"/>
    </style:style>
    <style:style style:name="co17" style:family="table-column">
      <style:table-column-properties fo:break-before="auto" style:column-width="8.714cm"/>
    </style:style>
    <style:style style:name="co18" style:family="table-column">
      <style:table-column-properties fo:break-before="auto" style:column-width="7.135cm"/>
    </style:style>
    <style:style style:name="co19" style:family="table-column">
      <style:table-column-properties fo:break-before="auto" style:column-width="6.235cm"/>
    </style:style>
    <style:style style:name="co20" style:family="table-column">
      <style:table-column-properties fo:break-before="auto" style:column-width="5.473cm"/>
    </style:style>
    <style:style style:name="co21" style:family="table-column">
      <style:table-column-properties fo:break-before="auto" style:column-width="0.626cm"/>
    </style:style>
    <style:style style:name="co22" style:family="table-column">
      <style:table-column-properties fo:break-before="auto" style:column-width="0.653cm"/>
    </style:style>
    <style:style style:name="co23" style:family="table-column">
      <style:table-column-properties fo:break-before="auto" style:column-width="9.423cm"/>
    </style:style>
    <style:style style:name="co24" style:family="table-column">
      <style:table-column-properties fo:break-before="auto" style:column-width="4.738cm"/>
    </style:style>
    <style:style style:name="co25" style:family="table-column">
      <style:table-column-properties fo:break-before="auto" style:column-width="4.519cm"/>
    </style:style>
    <style:style style:name="co26" style:family="table-column">
      <style:table-column-properties fo:break-before="auto" style:column-width="1.279cm"/>
    </style:style>
    <style:style style:name="co27" style:family="table-column">
      <style:table-column-properties fo:break-before="auto" style:column-width="0.898cm"/>
    </style:style>
    <style:style style:name="co28" style:family="table-column">
      <style:table-column-properties fo:break-before="auto" style:column-width="0.679cm"/>
    </style:style>
    <style:style style:name="co29" style:family="table-column">
      <style:table-column-properties fo:break-before="auto" style:column-width="11.437cm"/>
    </style:style>
    <style:style style:name="co30" style:family="table-column">
      <style:table-column-properties fo:break-before="auto" style:column-width="1.743cm"/>
    </style:style>
    <style:style style:name="co31" style:family="table-column">
      <style:table-column-properties fo:break-before="auto" style:column-width="1.469cm"/>
    </style:style>
    <style:style style:name="co32" style:family="table-column">
      <style:table-column-properties fo:break-before="auto" style:column-width="3.295cm"/>
    </style:style>
    <style:style style:name="co33" style:family="table-column">
      <style:table-column-properties fo:break-before="auto" style:column-width="2.286cm"/>
    </style:style>
    <style:style style:name="co34" style:family="table-column">
      <style:table-column-properties fo:break-before="auto" style:column-width="2.233cm"/>
    </style:style>
    <style:style style:name="co35" style:family="table-column">
      <style:table-column-properties fo:break-before="auto" style:column-width="3.757cm"/>
    </style:style>
    <style:style style:name="co36" style:family="table-column">
      <style:table-column-properties fo:break-before="auto" style:column-width="2.096cm"/>
    </style:style>
    <style:style style:name="co37" style:family="table-column">
      <style:table-column-properties fo:break-before="auto" style:column-width="20.07cm"/>
    </style:style>
    <style:style style:name="co38" style:family="table-column">
      <style:table-column-properties fo:break-before="auto" style:column-width="4.383cm"/>
    </style:style>
    <style:style style:name="co39" style:family="table-column">
      <style:table-column-properties fo:break-before="auto" style:column-width="11.411cm"/>
    </style:style>
    <style:style style:name="co40" style:family="table-column">
      <style:table-column-properties fo:break-before="auto" style:column-width="13.453cm"/>
    </style:style>
    <style:style style:name="co41" style:family="table-column">
      <style:table-column-properties fo:break-before="auto" style:column-width="18.165cm"/>
    </style:style>
    <style:style style:name="ro1" style:family="table-row">
      <style:table-row-properties style:row-height="0.452cm" fo:break-before="auto" style:use-optimal-row-height="true"/>
    </style:style>
    <style:style style:name="ro2" style:family="table-row">
      <style:table-row-properties style:row-height="6.369cm" fo:break-before="auto" style:use-optimal-row-height="true"/>
    </style:style>
    <style:style style:name="ro3" style:family="table-row">
      <style:table-row-properties style:row-height="0.52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2" style:family="table-cell" style:parent-style-name="Default">
      <style:table-cell-properties fo:background-color="#ffff00"/>
      <style:text-properties fo:color="#000000"/>
    </style:style>
    <style:style style:name="ce2" style:family="table-cell" style:parent-style-name="Default">
      <style:table-cell-properties fo:background-color="#ff3838" style:cell-protect="none" style:print-content="true"/>
      <style:text-properties fo:color="#ffffff"/>
    </style:style>
    <style:style style:name="ce26" style:family="table-cell" style:parent-style-name="Default" style:data-style-name="N0">
      <style:text-properties fo:color="#2a6099"/>
    </style:style>
    <style:style style:name="ce27" style:family="table-cell" style:parent-style-name="Default">
      <style:text-properties fo:color="#2a6099"/>
    </style:style>
    <style:style style:name="ce28" style:family="table-cell" style:parent-style-name="Default" style:data-style-name="N0"/>
    <style:style style:name="ce5" style:family="table-cell" style:parent-style-name="Default">
      <style:table-cell-properties fo:background-color="#2a6099"/>
      <style:text-properties fo:color="#81d41a"/>
    </style:style>
    <style:style style:name="ce32" style:family="table-cell" style:parent-style-name="Default">
      <style:table-cell-properties fo:background-color="#ffff00"/>
    </style:style>
    <style:style style:name="ce9" style:family="table-cell" style:parent-style-name="Default">
      <style:text-properties fo:color="#c9211e"/>
    </style:style>
    <style:style style:name="ce6" style:family="table-cell" style:parent-style-name="Default">
      <style:table-cell-properties style:cell-protect="none" style:print-content="true"/>
      <style:text-properties fo:color="#ff0000"/>
    </style:style>
    <style:style style:name="ce13" style:family="table-cell" style:parent-style-name="Default">
      <style:table-cell-properties style:cell-protect="none" style:print-content="true"/>
      <style:text-properties fo:color="#000000"/>
    </style:style>
    <style:style style:name="ce84" style:family="table-cell" style:parent-style-name="Default">
      <style:table-cell-properties fo:background-color="#ff0000" style:cell-protect="none" style:print-content="true"/>
      <style:text-properties fo:color="#ffffff"/>
    </style:style>
    <style:style style:name="ce16" style:family="table-cell" style:parent-style-name="Default" style:data-style-name="N0">
      <style:table-cell-properties fo:background-color="#ffffa6"/>
    </style:style>
    <style:style style:name="ce30" style:family="table-cell" style:parent-style-name="Default">
      <style:table-cell-properties fo:background-color="transparent"/>
    </style:style>
    <style:style style:name="ce31" style:family="table-cell" style:parent-style-name="Default" style:data-style-name="N0">
      <style:table-cell-properties fo:background-color="transparent"/>
    </style:style>
    <style:style style:name="ce8" style:family="table-cell" style:parent-style-name="Default">
      <style:table-cell-properties fo:background-color="#000000" style:cell-protect="none" style:print-content="true"/>
      <style:text-properties fo:color="#ffffff"/>
    </style:style>
    <style:style style:name="ce10" style:family="table-cell" style:parent-style-name="Default" style:data-style-name="N0">
      <style:table-cell-properties style:cell-protect="protected" style:print-content="true" fo:background-color="transparent"/>
      <style:text-properties fo:color="#2a6099"/>
    </style:style>
    <style:style style:name="ce20" style:family="table-cell" style:parent-style-name="Default">
      <style:table-cell-properties fo:background-color="#ffffff"/>
    </style:style>
    <style:style style:name="ce42" style:family="table-cell" style:parent-style-name="Default">
      <style:table-cell-properties style:cell-protect="protected" style:print-content="true" fo:background-color="transparent"/>
      <style:text-properties fo:color="#000000"/>
    </style:style>
    <style:style style:name="ce11" style:family="table-cell" style:parent-style-name="Default">
      <style:table-cell-properties style:cell-protect="none" style:print-content="true"/>
    </style:style>
    <style:style style:name="ce23" style:family="table-cell" style:parent-style-name="Default">
      <style:text-properties fo:color="#ff0000"/>
    </style:style>
    <style:style style:name="ce17" style:family="table-cell" style:parent-style-name="Default">
      <style:table-cell-properties fo:background-color="#ffffa6"/>
    </style:style>
    <style:style style:name="ce48" style:family="table-cell" style:parent-style-name="Default">
      <style:table-cell-properties fo:background-color="transparent"/>
      <style:text-properties fo:color="#2a6099"/>
    </style:style>
    <style:style style:name="ce33" style:family="table-cell" style:parent-style-name="Default" style:data-style-name="N0">
      <style:table-cell-properties style:cell-protect="none" style:print-content="true" fo:background-color="transparent"/>
      <style:text-properties fo:color="#2a6099"/>
    </style:style>
    <style:style style:name="ce51" style:family="table-cell" style:parent-style-name="Default">
      <style:table-cell-properties fo:background-color="#ffff00" style:cell-protect="none" style:print-content="true"/>
    </style:style>
    <style:style style:name="ce52" style:family="table-cell" style:parent-style-name="Default">
      <style:table-cell-properties style:cell-protect="protected" style:print-content="true"/>
      <style:text-properties fo:color="#ff0000"/>
    </style:style>
    <style:style style:name="ce18" style:family="table-cell" style:parent-style-name="Default">
      <style:table-cell-properties fo:background-color="#000000"/>
      <style:text-properties fo:color="#ffffff"/>
    </style:style>
    <style:style style:name="ce24" style:family="table-cell" style:parent-style-name="Default" style:data-style-name="N0">
      <style:text-properties fo:color="#ea7500"/>
    </style:style>
    <style:style style:name="ce25" style:family="table-cell" style:parent-style-name="Default">
      <style:table-cell-properties fo:background-color="#ffff00"/>
      <style:text-properties fo:color="#ff0000"/>
    </style:style>
    <style:style style:name="ce62" style:family="table-cell" style:parent-style-name="Default" style:data-style-name="N0">
      <style:table-cell-properties fo:background-color="#ff0000" style:cell-protect="none" style:print-content="true"/>
      <style:text-properties fo:color="#ffffff"/>
    </style:style>
    <style:style style:name="ce29" style:family="table-cell" style:parent-style-name="Default" style:data-style-name="N0">
      <style:table-cell-properties fo:background-color="#000000" style:cell-protect="none" style:print-content="true"/>
      <style:text-properties fo:color="#ffffff"/>
    </style:style>
    <style:style style:name="ce34" style:family="table-cell" style:parent-style-name="Default" style:data-style-name="N0">
      <style:text-properties fo:color="#00a933"/>
    </style:style>
    <style:style style:name="ce70" style:family="table-cell" style:parent-style-name="Default">
      <style:table-cell-properties fo:background-color="transparent"/>
      <style:text-properties fo:color="#000000"/>
    </style:style>
    <style:style style:name="ce47" style:family="table-cell" style:parent-style-name="Default" style:data-style-name="N0">
      <style:table-cell-properties fo:background-color="#ffff00"/>
    </style:style>
    <style:style style:name="ce46" style:family="table-cell" style:parent-style-name="Default">
      <style:table-cell-properties fo:background-color="transparent"/>
      <style:text-properties fo:color="#729fcf"/>
    </style:style>
    <style:style style:name="ce57" style:family="table-cell" style:parent-style-name="Default" style:data-style-name="N0">
      <style:table-cell-properties fo:background-color="transparent"/>
      <style:text-properties fo:color="#ff0000"/>
    </style:style>
    <style:style style:name="ce49" style:family="table-cell" style:parent-style-name="Default">
      <style:table-cell-properties fo:background-color="#000000"/>
    </style:style>
    <style:style style:name="ce53" style:family="table-cell" style:parent-style-name="Default" style:data-style-name="N0">
      <style:table-cell-properties fo:background-color="#2a6099"/>
      <style:text-properties fo:color="#ffffff"/>
    </style:style>
    <style:style style:name="ce54" style:family="table-cell" style:parent-style-name="Default" style:data-style-name="N0">
      <style:table-cell-properties fo:background-color="#ffbf00"/>
    </style:style>
    <style:style style:name="ce71" style:family="table-cell" style:parent-style-name="Default">
      <style:table-cell-properties fo:background-color="#ff6d6d"/>
    </style:style>
    <style:style style:name="ce72" style:family="table-cell" style:parent-style-name="Default">
      <style:table-cell-properties fo:background-color="#ff6d6d" style:text-align-source="fix" style:repeat-content="false" style:vertical-align="middle"/>
      <style:paragraph-properties fo:text-align="center"/>
    </style:style>
    <style:style style:name="ce73" style:family="table-cell" style:parent-style-name="Default">
      <style:table-cell-properties fo:background-color="#ffd428"/>
      <style:text-properties fo:color="#000000"/>
    </style:style>
    <style:style style:name="ce63" style:family="table-cell" style:parent-style-name="Default">
      <style:table-cell-properties fo:background-color="#ffbf00"/>
    </style:style>
    <style:style style:name="ce64" style:family="table-cell" style:parent-style-name="Default">
      <style:text-properties fo:color="#729fcf"/>
    </style:style>
    <style:style style:name="ce80" style:family="table-cell" style:parent-style-name="Default" style:data-style-name="N100">
      <style:table-cell-properties fo:background-color="#ff0000" style:cell-protect="none" style:print-content="true"/>
      <style:text-properties fo:color="#ffffff"/>
    </style:style>
    <style:style style:name="ce81" style:family="table-cell" style:parent-style-name="Default" style:data-style-name="N0">
      <style:table-cell-properties fo:background-color="transparent"/>
      <style:text-properties fo:color="#000000"/>
    </style:style>
    <style:style style:name="ce69" style:family="table-cell" style:parent-style-name="Default">
      <style:table-cell-properties fo:background-color="#55308d"/>
      <style:text-properties fo:color="#ffffff"/>
    </style:style>
    <style:style style:name="ce103" style:family="table-cell" style:parent-style-name="Default" style:data-style-name="N0">
      <style:table-cell-properties fo:background-color="#ffff00"/>
      <style:text-properties fo:color="#000000"/>
    </style:style>
    <style:style style:name="ce82" style:family="table-cell" style:parent-style-name="Default" style:data-style-name="N0">
      <style:table-cell-properties fo:background-color="#ffffff"/>
      <style:text-properties fo:color="#2a6099"/>
    </style:style>
    <style:style style:name="ce60" style:family="table-cell" style:parent-style-name="Default">
      <style:table-cell-properties fo:background-color="#ffffff"/>
      <style:text-properties fo:color="#00a933"/>
    </style:style>
    <style:style style:name="ce59" style:family="table-cell" style:parent-style-name="Default">
      <style:table-cell-properties fo:background-color="#000000"/>
      <style:text-properties fo:color="#00a933"/>
    </style:style>
    <style:style style:name="ce68" style:family="table-cell" style:parent-style-name="Default" style:data-style-name="N0">
      <style:table-cell-properties fo:background-color="transparent"/>
      <style:text-properties fo:color="#2a6099"/>
    </style:style>
    <style:style style:name="ce87" style:family="table-cell" style:parent-style-name="Default" style:data-style-name="N0">
      <style:text-properties fo:color="#158466"/>
    </style:style>
    <style:style style:name="ce92" style:family="table-cell" style:parent-style-name="Default" style:data-style-name="N100">
      <style:table-cell-properties style:text-align-source="fix" style:repeat-content="false" fo:wrap-option="wrap" style:vertical-align="middle"/>
      <style:paragraph-properties fo:text-align="center"/>
    </style:style>
    <style:style style:name="ce94" style:family="table-cell" style:parent-style-name="Default" style:data-style-name="N100">
      <style:table-cell-properties style:text-align-source="fix" style:repeat-content="false" fo:wrap-option="wrap" style:vertical-align="middle"/>
      <style:paragraph-properties fo:text-align="center"/>
      <style:text-properties fo:color="#c9211e"/>
    </style:style>
    <style:style style:name="ce106" style:family="table-cell" style:parent-style-name="Default">
      <style:table-cell-properties style:cell-protect="protected" style:print-content="true"/>
    </style:style>
  </office:automatic-styles>
  <office:body>
    <office:spreadsheet>
      <table:calculation-settings table:automatic-find-labels="false" table:use-regular-expressions="false" table:use-wildcards="true"/>
      <table:table table:name="Sheet1" table:style-name="ta1" table:protected="true">
        <loext:table-protection loext:select-protected-cells="true" loext:select-unprotected-cells="true"/>
        <office:forms form:automatic-focus="false" form:apply-design-mode="tru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8"/>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3" table:default-cell-style-name="Default"/>
        <table:table-row table:style-name="ro1">
          <table:table-cell table:style-name="ce22" office:value-type="string" calcext:value-type="string">
            <text:p>OWP START CHARACTER SET</text:p>
          </table:table-cell>
          <table:table-cell table:style-name="ce22" office:value-type="string" calcext:value-type="string">
            <text:p>OWP TEXT # NOT SPACES</text:p>
          </table:table-cell>
          <table:table-cell table:style-name="ce32" office:value-type="string" calcext:value-type="string">
            <text:p>RESULT ENCRYPTED MESSAGE SHEET</text:p>
          </table:table-cell>
          <table:table-cell table:style-name="ce32" office:value-type="string" calcext:value-type="string">
            <text:p>RESULT DECRYPTED MESSAGE SHEET</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 office:value-type="string" calcext:value-type="string">
            <text:p>!"#$%&amp;'()*+,-./0123456789: &lt;=&gt;?@ABCDEFGHIJKLMNOPQRSTUVWXYZ[\]^_`abcdefghijklmnopqrstuvwxyz{|}~</text:p>
          </table:table-cell>
          <table:table-cell table:style-name="ce84" office:value-type="string" calcext:value-type="string">
            <text:p>A Beautiful Mind</text:p>
          </table:table-cell>
          <table:table-cell table:style-name="ce10" table:formula="of:=[Encrypt_16.A102]" office:value-type="string" office:string-value="}.R&lt;-J[N!mA%*mL&quot;" calcext:value-type="string">
            <text:p>}.R&lt;-J[N!mA%*mL"</text:p>
          </table:table-cell>
          <table:table-cell table:style-name="ce10" table:formula="of:=[Decrypt_16.A102]" office:value-type="string" office:string-value="A New Test Messa" calcext:value-type="string">
            <text:p>A New Test Messa</text:p>
          </table:table-cell>
          <table:table-cell table:style-name="ce84" office:value-type="float" office:value="24" calcext:value-type="float">
            <text:p>24</text:p>
          </table:table-cell>
          <table:table-cell table:style-name="ce84" office:value-type="float" office:value="11" calcext:value-type="float">
            <text:p>11</text:p>
          </table:table-cell>
          <table:table-cell table:style-name="ce84" office:value-type="float" office:value="60" calcext:value-type="float">
            <text:p>60</text:p>
          </table:table-cell>
          <table:table-cell table:style-name="ce84" office:value-type="float" office:value="57" calcext:value-type="float">
            <text:p>57</text:p>
          </table:table-cell>
          <table:table-cell table:style-name="ce42" office:value-type="float" office:value="0" calcext:value-type="float">
            <text:p>0</text:p>
          </table:table-cell>
          <table:table-cell table:style-name="ce28"/>
          <table:table-cell/>
          <table:table-cell table:style-name="ce11" table:number-columns-repeated="1013"/>
        </table:table-row>
        <table:table-row table:style-name="ro1">
          <table:table-cell table:style-name="ce26" table:formula="of:=IF(LEN([.$B$2])&lt;16;COM.MICROSOFT.CONCAT([.$B$2];LEFT([.$B$4];MOD(16-LEN([.$B$2]);16)));IF(LEN([.$B$2])&gt;=16;LEFT([.$B$2];16);[.$B$2]))" office:value-type="string" office:string-value="A Beautiful Mind" calcext:value-type="string">
            <text:p>A Beautiful Mind</text:p>
          </table:table-cell>
          <table:table-cell/>
          <table:table-cell table:style-name="ce30"/>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A Beautiful Mind" calcext:value-type="string">
            <text:p>A Beautiful Mind</text:p>
          </table:table-cell>
          <table:table-cell table:style-name="ce16" table:formula="of:=COM.MICROSOFT.CONCAT(&quot;__&quot;;LEFT([.$A$2];LEN([.$B$2])))" office:value-type="string" office:string-value="__!&quot;#$%&amp;'()*+,-./0" calcext:value-type="string">
            <text:p>__!"#$%&amp;'()*+,-./0</text:p>
          </table:table-cell>
          <table:table-cell table:style-name="ce32" table:formula="of:=COM.MICROSOFT.CONCAT(&quot;Length of character set  in a2 =  &quot;;LEN([.A2]))" office:value-type="string" office:string-value="Length of character set  in a2 =  94" calcext:value-type="string">
            <text:p>Length of character set <text:s/>in a2 = <text:s/>94</text:p>
          </table:table-cell>
          <table:table-cell table:style-name="ce32"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number-columns-repeated="4"/>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quot;#$%&amp;'()*+,-./012345678" calcext:value-type="string">
            <text:p>!"#$%&amp;'()*+,-./012345678</text:p>
          </table:table-cell>
          <table:table-cell table:formula="of:=IF([.$E$3]=0;RIGHT([.$A$2];[.$D$4]-[.$E$4]);LEFT([.$A$2];[.$D$4]-[.$E$4]))" office:value-type="string" office:string-value="9: &lt;=&gt;?@ABCDEFGHIJKLMNOPQRSTUVWXYZ[\]^_`abcdefghijklmnopqrstuvwxyz{|}~" calcext:value-type="string">
            <text:p>9: &lt;=&gt;?@ABCDEFGHIJKLMNOPQRSTUVWXYZ[\]^_`abcdefghijklmnopqrstuvwxyz{|}~</text:p>
          </table:table-cell>
          <table:table-cell table:style-name="ce28" table:formula="of:=IF([.$E$3]=0;COM.MICROSOFT.CONCAT([.C5];[.B5]);COM.MICROSOFT.CONCAT([.C6];[.B6]))" office:value-type="string" office:string-value="9: &lt;=&gt;?@ABCDEFGHIJKLMNOPQRSTUVWXYZ[\]^_`abcdefghijklmnopqrstuvwxyz{|}~!&quot;#$%&amp;'()*+,-./012345678" calcext:value-type="string">
            <text:p>9: &lt;=&gt;?@ABCDEFGHIJKLMNOPQRSTUVWXYZ[\]^_`abcdefghijklmnopqrstuvwxyz{|}~!"#$%&amp;'()*+,-./012345678</text:p>
          </table:table-cell>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formula="of:=LEN([.$A$4])" office:value-type="float" office:value="16" calcext:value-type="float">
            <text:p>16</text:p>
          </table:table-cell>
          <table:table-cell table:formula="of:=LEFT([.$A$2];[.$D$4]-[.$E$4])" office:value-type="string" office:string-value="!&quot;#$%&amp;'()*+,-./0123456789: &lt;=&gt;?@ABCDEFGHIJKLMNOPQRSTUVWXYZ[\]^_`abcdef" calcext:value-type="string">
            <text:p>!"#$%&amp;'()*+,-./0123456789: &lt;=&gt;?@ABCDEFGHIJKLMNOPQRSTUVWXYZ[\]^_`abcdef</text:p>
          </table:table-cell>
          <table:table-cell table:formula="of:=RIGHT([.$A$2];[.$E$4])" office:value-type="string" office:string-value="ghijklmnopqrstuvwxyz{|}~" calcext:value-type="string">
            <text:p>ghijklmnopqrstuvwxyz{|}~</text:p>
          </table:table-cell>
          <table:table-cell/>
          <table:table-cell table:style-name="Default"/>
          <table:table-cell table:number-columns-repeated="7"/>
          <table:table-cell table:style-name="ce28"/>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Q" calcext:value-type="string">
            <text:p>Q</text:p>
          </table:table-cell>
          <table:table-cell/>
          <table:table-cell table:style-name="ce28" table:formula="of:=IF([.$E$3]=0;COM.MICROSOFT.CONCAT([.B7];REPLACE([.D5];([.$E$4]+1);1;&quot;&quot;));COM.MICROSOFT.CONCAT(REPLACE([.D5];([.$E$4]+1);1;&quot;&quot;);[.B7]))" office:value-type="string" office:string-value="Q9: &lt;=&gt;?@ABCDEFGHIJKLMNOPRSTUVWXYZ[\]^_`abcdefghijklmnopqrstuvwxyz{|}~!&quot;#$%&amp;'()*+,-./012345678" calcext:value-type="string">
            <text:p>Q9: &lt;=&gt;?@ABCDEFGHIJKLMNOPRSTUVWXYZ[\]^_`abcdefghijklmnopqrstuvwxyz{|}~!"#$%&amp;'()*+,-./012345678</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COM.MICROSOFT.CONCAT(MID([.D7];[.$E$4]+1;1);MID([.D7];[.$F$4]+1;1);MID([.D7];[.$G$4]+1;1);MID([.D7];[.$H$4]+1;1))" office:value-type="string" office:string-value="PCur" calcext:value-type="string">
            <text:p>PCur</text:p>
          </table:table-cell>
          <table:table-cell/>
          <table:table-cell table:formula="of:=COM.MICROSOFT.CONCAT([.B8];SUBSTITUTE(SUBSTITUTE(SUBSTITUTE(SUBSTITUTE([.D7];MID([.B8];1;1);&quot;&quot;;1);MID([.B8];2;1);&quot;&quot;;1);MID([.B8];3;1);&quot;&quot;;1);MID([.B8];4;1);&quot;&quot;;1))" office:value-type="string" office:string-value="PCurQ9: &lt;=&gt;?@ABDEFGHIJKLMNORSTUVWXYZ[\]^_`abcdefghijklmnopqstvwxyz{|}~!&quot;#$%&amp;'()*+,-./012345678" calcext:value-type="string">
            <text:p>PCurQ9: &lt;=&gt;?@ABDEFGHIJKLMNORSTUVWXYZ[\]^_`abcdefghijklmnopqstvwxyz{|}~!"#$%&amp;'()*+,-./012345678</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1013"/>
        </table:table-row>
        <table:table-row table:style-name="ro1">
          <table:table-cell table:style-name="ce27" table:formula="of:=COM.MICROSOFT.CONCAT([.$A$4];[.$A$4])" office:value-type="string" office:string-value="A Beautiful MindA Beautiful Mind" calcext:value-type="string">
            <text:p>A Beautiful MindA Beautiful 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table-cell office:value-type="string" calcext:value-type="string">
            <text:p>B2 <text:s/>char positions in D8</text:p>
          </table:table-cell>
          <table:table-cell table:formula="of:=COM.MICROSOFT.CONCAT(&quot;'&quot;;MID([.$A$3];1;16);&quot;'&quot;;&quot; A3 char positions in D8&quot;)" office:value-type="string" office:string-value="'A Beautiful Mind' A3 char positions in D8" calcext:value-type="string">
            <text:p>'A Beautiful Mind' A3 char positions in D8</text:p>
          </table:table-cell>
          <table:table-cell/>
          <table:table-cell table:style-name="Default"/>
          <table:table-cell table:number-columns-repeated="5"/>
          <table:table-cell table:style-name="ce28"/>
          <table:table-cell table:number-columns-repeated="1013"/>
        </table:table-row>
        <table:table-row table:style-name="ro1">
          <table:table-cell table:formula="of:=MID([.$A$4];1;1)" office:value-type="string" office:string-value="A" calcext:value-type="string">
            <text:p>A</text:p>
          </table:table-cell>
          <table:table-cell table:formula="of:=FIND([.A11];[.$D$8];1)" office:value-type="float" office:value="14" calcext:value-type="float">
            <text:p>14</text:p>
          </table:table-cell>
          <table:table-cell table:formula="of:=FIND(MID([.$A$9];[.$A$6]+1;1);[.$D$8];1)" office:value-type="float" office:value="14" calcext:value-type="float">
            <text:p>14</text:p>
          </table:table-cell>
          <table:table-cell table:formula="of:=IF(MOD(([.B11]+[.C11])-([.$E$4]+1);[.$D$4])=0;[.$D$4];MOD(([.B11]+[.C11])-([.$E$4]+1);[.$D$4]))" office:value-type="float" office:value="3" calcext:value-type="float">
            <text:p>3</text:p>
          </table:table-cell>
          <table:table-cell table:formula="of:=IF([.D11]=0;MID([.$D$8];[.$D$4];1);IF([.D11]=[.$D$4];MID([.$D$8];[.$D$4];1);MID([.$D$8];[.D11];1)))" office:value-type="string" office:string-value="u" calcext:value-type="string">
            <text:p>u</text:p>
          </table:table-cell>
          <table:table-cell table:number-columns-repeated="5"/>
          <table:table-cell table:style-name="ce28"/>
          <table:table-cell table:number-columns-repeated="1013"/>
        </table:table-row>
        <table:table-row table:style-name="ro1">
          <table:table-cell table:formula="of:=MID([.$A$4];2;1)" office:value-type="string" office:string-value=" " calcext:value-type="string">
            <text:p><text:s/></text:p>
          </table:table-cell>
          <table:table-cell table:formula="of:=FIND([.A12];[.$D$8];1)" office:value-type="float" office:value="8" calcext:value-type="float">
            <text:p>8</text:p>
          </table:table-cell>
          <table:table-cell table:formula="of:=FIND(MID([.$A$9];[.$A$6]+2;1);[.$D$8];1)" office:value-type="float" office:value="8" calcext:value-type="float">
            <text:p>8</text:p>
          </table:table-cell>
          <table:table-cell table:formula="of:=IF(MOD(([.B12]+[.C12])-([.$E$4]+1);[.$D$4])=0;[.$D$4];MOD(([.B12]+[.C12])-([.$E$4]+1);[.$D$4]))" office:value-type="float" office:value="85" calcext:value-type="float">
            <text:p>85</text:p>
          </table:table-cell>
          <table:table-cell table:formula="of:=IF([.D12]=0;MID([.$D$8];[.$D$4];1);IF([.D12]=[.$D$4];MID([.$D$8];[.$D$4];1);MID([.$D$8];[.D12];1)))" office:value-type="string" office:string-value="/" calcext:value-type="string">
            <text:p>/</text:p>
          </table:table-cell>
          <table:table-cell table:number-columns-repeated="1019"/>
        </table:table-row>
        <table:table-row table:style-name="ro1">
          <table:table-cell table:formula="of:=MID([.$A$4];3;1)" office:value-type="string" office:string-value="B" calcext:value-type="string">
            <text:p>B</text:p>
          </table:table-cell>
          <table:table-cell table:formula="of:=FIND([.A13];[.$D$8];1)" office:value-type="float" office:value="15" calcext:value-type="float">
            <text:p>15</text:p>
          </table:table-cell>
          <table:table-cell table:formula="of:=FIND(MID([.$A$9];[.$A$6]+3;1);[.$D$8];1)" office:value-type="float" office:value="15" calcext:value-type="float">
            <text:p>15</text:p>
          </table:table-cell>
          <table:table-cell table:formula="of:=IF(MOD(([.B13]+[.C13])-([.$E$4]+1);[.$D$4])=0;[.$D$4];MOD(([.B13]+[.C13])-([.$E$4]+1);[.$D$4]))" office:value-type="float" office:value="5" calcext:value-type="float">
            <text:p>5</text:p>
          </table:table-cell>
          <table:table-cell table:formula="of:=IF([.D13]=0;MID([.$D$8];[.$D$4];1);IF([.D13]=[.$D$4];MID([.$D$8];[.$D$4];1);MID([.$D$8];[.D13];1)))" office:value-type="string" office:string-value="Q" calcext:value-type="string">
            <text:p>Q</text:p>
          </table:table-cell>
          <table:table-cell table:number-columns-repeated="1019"/>
        </table:table-row>
        <table:table-row table:style-name="ro1">
          <table:table-cell table:formula="of:=MID([.$A$4];4;1)" office:value-type="string" office:string-value="e" calcext:value-type="string">
            <text:p>e</text:p>
          </table:table-cell>
          <table:table-cell table:formula="of:=FIND([.A14];[.$D$8];1)" office:value-type="float" office:value="47" calcext:value-type="float">
            <text:p>47</text:p>
          </table:table-cell>
          <table:table-cell table:formula="of:=FIND(MID([.$A$9];[.$A$6]+4;1);[.$D$8];1)" office:value-type="float" office:value="47" calcext:value-type="float">
            <text:p>47</text:p>
          </table:table-cell>
          <table:table-cell table:formula="of:=IF(MOD(([.B14]+[.C14])-([.$E$4]+1);[.$D$4])=0;[.$D$4];MOD(([.B14]+[.C14])-([.$E$4]+1);[.$D$4]))" office:value-type="float" office:value="69" calcext:value-type="float">
            <text:p>69</text:p>
          </table:table-cell>
          <table:table-cell table:formula="of:=IF([.D14]=0;MID([.$D$8];[.$D$4];1);IF([.D14]=[.$D$4];MID([.$D$8];[.$D$4];1);MID([.$D$8];[.D14];1)))" office:value-type="string" office:string-value="}" calcext:value-type="string">
            <text:p>}</text:p>
          </table:table-cell>
          <table:table-cell table:number-columns-repeated="1019"/>
        </table:table-row>
        <table:table-row table:style-name="ro1">
          <table:table-cell table:formula="of:=MID([.$A$4];5;1)" office:value-type="string" office:string-value="a" calcext:value-type="string">
            <text:p>a</text:p>
          </table:table-cell>
          <table:table-cell table:formula="of:=FIND([.A15];[.$D$8];1)" office:value-type="float" office:value="43" calcext:value-type="float">
            <text:p>43</text:p>
          </table:table-cell>
          <table:table-cell table:formula="of:=FIND(MID([.$A$9];[.$A$6]+5;1);[.$D$8];1)" office:value-type="float" office:value="43" calcext:value-type="float">
            <text:p>43</text:p>
          </table:table-cell>
          <table:table-cell table:formula="of:=IF(MOD(([.B15]+[.C15])-([.$E$4]+1);[.$D$4])=0;[.$D$4];MOD(([.B15]+[.C15])-([.$E$4]+1);[.$D$4]))" office:value-type="float" office:value="61" calcext:value-type="float">
            <text:p>61</text:p>
          </table:table-cell>
          <table:table-cell table:formula="of:=IF([.D15]=0;MID([.$D$8];[.$D$4];1);IF([.D15]=[.$D$4];MID([.$D$8];[.$D$4];1);MID([.$D$8];[.D15];1)))" office:value-type="string" office:string-value="t" calcext:value-type="string">
            <text:p>t</text:p>
          </table:table-cell>
          <table:table-cell table:number-columns-repeated="1019"/>
        </table:table-row>
        <table:table-row table:style-name="ro1">
          <table:table-cell table:formula="of:=MID([.$A$4];6;1)" office:value-type="string" office:string-value="u" calcext:value-type="string">
            <text:p>u</text:p>
          </table:table-cell>
          <table:table-cell table:formula="of:=FIND([.A16];[.$D$8];1)" office:value-type="float" office:value="3" calcext:value-type="float">
            <text:p>3</text:p>
          </table:table-cell>
          <table:table-cell table:formula="of:=FIND(MID([.$A$9];[.$A$6]+6;1);[.$D$8];1)" office:value-type="float" office:value="3" calcext:value-type="float">
            <text:p>3</text:p>
          </table:table-cell>
          <table:table-cell table:formula="of:=IF(MOD(([.B16]+[.C16])-([.$E$4]+1);[.$D$4])=0;[.$D$4];MOD(([.B16]+[.C16])-([.$E$4]+1);[.$D$4]))" office:value-type="float" office:value="75" calcext:value-type="float">
            <text:p>75</text:p>
          </table:table-cell>
          <table:table-cell table:formula="of:=IF([.D16]=0;MID([.$D$8];[.$D$4];1);IF([.D16]=[.$D$4];MID([.$D$8];[.$D$4];1);MID([.$D$8];[.D16];1)))" office:value-type="string" office:string-value="%" calcext:value-type="string">
            <text:p>%</text:p>
          </table:table-cell>
          <table:table-cell table:number-columns-repeated="1019"/>
        </table:table-row>
        <table:table-row table:style-name="ro1">
          <table:table-cell table:formula="of:=MID([.$A$4];7;1)" office:value-type="string" office:string-value="t" calcext:value-type="string">
            <text:p>t</text:p>
          </table:table-cell>
          <table:table-cell table:formula="of:=FIND([.A17];[.$D$8];1)" office:value-type="float" office:value="61" calcext:value-type="float">
            <text:p>61</text:p>
          </table:table-cell>
          <table:table-cell table:formula="of:=FIND(MID([.$A$9];[.$A$6]+7;1);[.$D$8];1)" office:value-type="float" office:value="61" calcext:value-type="float">
            <text:p>61</text:p>
          </table:table-cell>
          <table:table-cell table:formula="of:=IF(MOD(([.B17]+[.C17])-([.$E$4]+1);[.$D$4])=0;[.$D$4];MOD(([.B17]+[.C17])-([.$E$4]+1);[.$D$4]))" office:value-type="float" office:value="3" calcext:value-type="float">
            <text:p>3</text:p>
          </table:table-cell>
          <table:table-cell table:formula="of:=IF([.D17]=0;MID([.$D$8];[.$D$4];1);IF([.D17]=[.$D$4];MID([.$D$8];[.$D$4];1);MID([.$D$8];[.D17];1)))" office:value-type="string" office:string-value="u" calcext:value-type="string">
            <text:p>u</text:p>
          </table:table-cell>
          <table:table-cell table:number-columns-repeated="1019"/>
        </table:table-row>
        <table:table-row table:style-name="ro1">
          <table:table-cell table:formula="of:=MID([.$A$4];8;1)" office:value-type="string" office:string-value="i" calcext:value-type="string">
            <text:p>i</text:p>
          </table:table-cell>
          <table:table-cell table:formula="of:=FIND([.A18];[.$D$8];1)" office:value-type="float" office:value="51" calcext:value-type="float">
            <text:p>51</text:p>
          </table:table-cell>
          <table:table-cell table:formula="of:=FIND(MID([.$A$9];[.$A$6]+8;1);[.$D$8];1)" office:value-type="float" office:value="51" calcext:value-type="float">
            <text:p>51</text:p>
          </table:table-cell>
          <table:table-cell table:formula="of:=IF(MOD(([.B18]+[.C18])-([.$E$4]+1);[.$D$4])=0;[.$D$4];MOD(([.B18]+[.C18])-([.$E$4]+1);[.$D$4]))" office:value-type="float" office:value="77" calcext:value-type="float">
            <text:p>77</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f" calcext:value-type="string">
            <text:p>f</text:p>
          </table:table-cell>
          <table:table-cell table:formula="of:=FIND([.A19];[.$D$8];1)" office:value-type="float" office:value="48" calcext:value-type="float">
            <text:p>48</text:p>
          </table:table-cell>
          <table:table-cell table:formula="of:=FIND(MID([.$A$9];[.$A$6]+9;1);[.$D$8];1)" office:value-type="float" office:value="48" calcext:value-type="float">
            <text:p>48</text:p>
          </table:table-cell>
          <table:table-cell table:formula="of:=IF(MOD(([.B19]+[.C19])-([.$E$4]+1);[.$D$4])=0;[.$D$4];MOD(([.B19]+[.C19])-([.$E$4]+1);[.$D$4]))" office:value-type="float" office:value="71" calcext:value-type="float">
            <text:p>71</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u" calcext:value-type="string">
            <text:p>u</text:p>
          </table:table-cell>
          <table:table-cell table:formula="of:=FIND([.A20];[.$D$8];1)" office:value-type="float" office:value="3" calcext:value-type="float">
            <text:p>3</text:p>
          </table:table-cell>
          <table:table-cell table:formula="of:=FIND(MID([.$A$9];[.$A$6]+10;1);[.$D$8];1)" office:value-type="float" office:value="3" calcext:value-type="float">
            <text:p>3</text:p>
          </table:table-cell>
          <table:table-cell table:formula="of:=IF(MOD(([.B20]+[.C20])-([.$E$4]+1);[.$D$4])=0;[.$D$4];MOD(([.B20]+[.C20])-([.$E$4]+1);[.$D$4]))" office:value-type="float" office:value="75" calcext:value-type="float">
            <text:p>75</text:p>
          </table:table-cell>
          <table:table-cell table:formula="of:=IF([.D20]=0;MID([.$D$8];[.$D$4];1);IF([.D20]=[.$D$4];MID([.$D$8];[.$D$4];1);MID([.$D$8];[.D20];1)))" office:value-type="string" office:string-value="%" calcext:value-type="string">
            <text:p>%</text:p>
          </table:table-cell>
          <table:table-cell table:number-columns-repeated="1019"/>
        </table:table-row>
        <table:table-row table:style-name="ro1">
          <table:table-cell table:formula="of:=MID([.$A$4];11;1)" office:value-type="string" office:string-value="l" calcext:value-type="string">
            <text:p>l</text:p>
          </table:table-cell>
          <table:table-cell table:formula="of:=FIND([.A21];[.$D$8];1)" office:value-type="float" office:value="54" calcext:value-type="float">
            <text:p>54</text:p>
          </table:table-cell>
          <table:table-cell table:formula="of:=FIND(MID([.$A$9];[.$A$6]+11;1);[.$D$8];1)" office:value-type="float" office:value="54" calcext:value-type="float">
            <text:p>54</text:p>
          </table:table-cell>
          <table:table-cell table:formula="of:=IF(MOD(([.B21]+[.C21])-([.$E$4]+1);[.$D$4])=0;[.$D$4];MOD(([.B21]+[.C21])-([.$E$4]+1);[.$D$4]))" office:value-type="float" office:value="83" calcext:value-type="float">
            <text:p>83</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 " calcext:value-type="string">
            <text:p><text:s/></text:p>
          </table:table-cell>
          <table:table-cell table:formula="of:=FIND([.A22];[.$D$8];1)" office:value-type="float" office:value="8" calcext:value-type="float">
            <text:p>8</text:p>
          </table:table-cell>
          <table:table-cell table:formula="of:=FIND(MID([.$A$9];[.$A$6]+12;1);[.$D$8];1)" office:value-type="float" office:value="8" calcext:value-type="float">
            <text:p>8</text:p>
          </table:table-cell>
          <table:table-cell table:formula="of:=IF(MOD(([.B22]+[.C22])-([.$E$4]+1);[.$D$4])=0;[.$D$4];MOD(([.B22]+[.C22])-([.$E$4]+1);[.$D$4]))" office:value-type="float" office:value="85" calcext:value-type="float">
            <text:p>85</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M" calcext:value-type="string">
            <text:p>M</text:p>
          </table:table-cell>
          <table:table-cell table:formula="of:=FIND([.A23];[.$D$8];1)" office:value-type="float" office:value="25" calcext:value-type="float">
            <text:p>25</text:p>
          </table:table-cell>
          <table:table-cell table:formula="of:=FIND(MID([.$A$9];[.$A$6]+13;1);[.$D$8];1)" office:value-type="float" office:value="25" calcext:value-type="float">
            <text:p>25</text:p>
          </table:table-cell>
          <table:table-cell table:formula="of:=IF(MOD(([.B23]+[.C23])-([.$E$4]+1);[.$D$4])=0;[.$D$4];MOD(([.B23]+[.C23])-([.$E$4]+1);[.$D$4]))" office:value-type="float" office:value="25" calcext:value-type="float">
            <text:p>25</text:p>
          </table:table-cell>
          <table:table-cell table:formula="of:=IF([.D23]=0;MID([.$D$8];[.$D$4];1);IF([.D23]=[.$D$4];MID([.$D$8];[.$D$4];1);MID([.$D$8];[.D23];1)))" office:value-type="string" office:string-value="M" calcext:value-type="string">
            <text:p>M</text:p>
          </table:table-cell>
          <table:table-cell table:number-columns-repeated="1019"/>
        </table:table-row>
        <table:table-row table:style-name="ro1">
          <table:table-cell table:formula="of:=MID([.$A$4];14;1)" office:value-type="string" office:string-value="i" calcext:value-type="string">
            <text:p>i</text:p>
          </table:table-cell>
          <table:table-cell table:formula="of:=FIND([.A24];[.$D$8];1)" office:value-type="float" office:value="51" calcext:value-type="float">
            <text:p>51</text:p>
          </table:table-cell>
          <table:table-cell table:formula="of:=FIND(MID([.$A$9];[.$A$6]+14;1);[.$D$8];1)" office:value-type="float" office:value="51" calcext:value-type="float">
            <text:p>51</text:p>
          </table:table-cell>
          <table:table-cell table:formula="of:=IF(MOD(([.B24]+[.C24])-([.$E$4]+1);[.$D$4])=0;[.$D$4];MOD(([.B24]+[.C24])-([.$E$4]+1);[.$D$4]))" office:value-type="float" office:value="77" calcext:value-type="float">
            <text:p>77</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n" calcext:value-type="string">
            <text:p>n</text:p>
          </table:table-cell>
          <table:table-cell table:formula="of:=FIND([.A25];[.$D$8];1)" office:value-type="float" office:value="56" calcext:value-type="float">
            <text:p>56</text:p>
          </table:table-cell>
          <table:table-cell table:formula="of:=FIND(MID([.$A$9];[.$A$6]+15;1);[.$D$8];1)" office:value-type="float" office:value="56" calcext:value-type="float">
            <text:p>56</text:p>
          </table:table-cell>
          <table:table-cell table:formula="of:=IF(MOD(([.B25]+[.C25])-([.$E$4]+1);[.$D$4])=0;[.$D$4];MOD(([.B25]+[.C25])-([.$E$4]+1);[.$D$4]))" office:value-type="float" office:value="87" calcext:value-type="float">
            <text:p>87</text:p>
          </table:table-cell>
          <table:table-cell table:formula="of:=IF([.D25]=0;MID([.$D$8];[.$D$4];1);IF([.D25]=[.$D$4];MID([.$D$8];[.$D$4];1);MID([.$D$8];[.D25];1)))" office:value-type="string" office:string-value="1" calcext:value-type="string">
            <text:p>1</text:p>
          </table:table-cell>
          <table:table-cell table:number-columns-repeated="1019"/>
        </table:table-row>
        <table:table-row table:style-name="ro1">
          <table:table-cell table:formula="of:=MID([.$A$4];16;1)" office:value-type="string" office:string-value="d" calcext:value-type="string">
            <text:p>d</text:p>
          </table:table-cell>
          <table:table-cell table:formula="of:=FIND([.A26];[.$D$8];1)" office:value-type="float" office:value="46" calcext:value-type="float">
            <text:p>46</text:p>
          </table:table-cell>
          <table:table-cell table:formula="of:=FIND(MID([.$A$9];[.$A$6]+16;1);[.$D$8];1)" office:value-type="float" office:value="46" calcext:value-type="float">
            <text:p>46</text:p>
          </table:table-cell>
          <table:table-cell table:formula="of:=IF(MOD(([.B26]+[.C26])-([.$E$4]+1);[.$D$4])=0;[.$D$4];MOD(([.B26]+[.C26])-([.$E$4]+1);[.$D$4]))" office:value-type="float" office:value="67" calcext:value-type="float">
            <text:p>67</text:p>
          </table:table-cell>
          <table:table-cell table:formula="of:=IF([.D26]=0;MID([.$D$8];[.$D$4];1);IF([.D26]=[.$D$4];MID([.$D$8];[.$D$4];1);MID([.$D$8];[.D26];1)))" office:value-type="string" office:string-value="{" calcext:value-type="string">
            <text:p>{</text:p>
          </table:table-cell>
          <table:table-cell table:number-columns-repeated="1019"/>
        </table:table-row>
        <table:table-row table:style-name="ro1">
          <table:table-cell table:style-name="ce28" table:formula="of:=COM.MICROSOFT.CONCAT([.$E$11];[.$E$12];[.$E$13];[.$E$14];[.$E$15];[.$E$16];[.$E$17];[.$E$18];[.$E$19];[.$E$20];[.$E$21];[.$E$22];[.$E$23];[.$E$24];[.$E$25];[.$E$26])" office:value-type="string" office:string-value="u/Q}t%u'!%-/M'1{" calcext:value-type="string">
            <text:p>u/Q}t%u'!%-/M'1{</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A Beautiful MindA Beautiful Mind" calcext:value-type="string">
            <text:p>A Beautiful MindA Beautiful 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012345678" calcext:value-type="string">
            <text:p>./012345678</text:p>
          </table:table-cell>
          <table:table-cell table:formula="of:=IF([.$F$3]=0;RIGHT([.$D$8];LEN([.$D$8])-[.$F$4]);LEFT([.$D$8];LEN([.$D$8])-[.$F$4]))" office:value-type="string" office:string-value="PCurQ9: &lt;=&gt;?@ABDEFGHIJKLMNORSTUVWXYZ[\]^_`abcdefghijklmnopqstvwxyz{|}~!&quot;#$%&amp;'()*+,-" calcext:value-type="string">
            <text:p>PCurQ9: &lt;=&gt;?@ABDEFGHIJKLMNORSTUVWXYZ[\]^_`abcdefghijklmnopqstvwxyz{|}~!"#$%&amp;'()*+,-</text:p>
          </table:table-cell>
          <table:table-cell table:style-name="ce28" table:formula="of:=IF([.$F$3]=0;COM.MICROSOFT.CONCAT([.C30];[.B30]);COM.MICROSOFT.CONCAT([.C31];[.B31]))" office:value-type="string" office:string-value="./012345678PCurQ9: &lt;=&gt;?@ABDEFGHIJKLMNORSTUVWXYZ[\]^_`abcdefghijklmnopqstvwxyz{|}~!&quot;#$%&amp;'()*+,-" calcext:value-type="string">
            <text:p>./012345678PCurQ9: &lt;=&gt;?@ABDEFGHIJKLMNORSTUVWXYZ[\]^_`abcdefghijklmnopqstvwxyz{|}~!"#$%&amp;'()*+,-</text:p>
          </table:table-cell>
          <table:table-cell table:style-name="Default"/>
          <table:table-cell table:number-columns-repeated="1019"/>
        </table:table-row>
        <table:table-row table:style-name="ro1">
          <table:table-cell/>
          <table:table-cell table:formula="of:=LEFT([.$D$8];LEN([.$D$8])-[.$F$4])" office:value-type="string" office:string-value="PCurQ9: &lt;=&gt;?@ABDEFGHIJKLMNORSTUVWXYZ[\]^_`abcdefghijklmnopqstvwxyz{|}~!&quot;#$%&amp;'()*+,-" calcext:value-type="string">
            <text:p>PCurQ9: &lt;=&gt;?@ABDEFGHIJKLMNORSTUVWXYZ[\]^_`abcdefghijklmnopqstvwxyz{|}~!"#$%&amp;'()*+,-</text:p>
          </table:table-cell>
          <table:table-cell table:formula="of:=RIGHT([.$D$8];[.$F$4])" office:value-type="string" office:string-value="./012345678" calcext:value-type="string">
            <text:p>./012345678</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P" calcext:value-type="string">
            <text:p>P</text:p>
          </table:table-cell>
          <table:table-cell/>
          <table:table-cell table:style-name="ce28" table:formula="of:=IF([.$F$3]=0;COM.MICROSOFT.CONCAT([.B32];REPLACE([.D30];([.$F$4]+1);1;&quot;&quot;));COM.MICROSOFT.CONCAT(REPLACE([.D30];([.$F$4]+1);1;&quot;&quot;);[.B32]))" office:value-type="string" office:string-value="./012345678CurQ9: &lt;=&gt;?@ABDEFGHIJKLMNORSTUVWXYZ[\]^_`abcdefghijklmnopqstvwxyz{|}~!&quot;#$%&amp;'()*+,-P" calcext:value-type="string">
            <text:p>./012345678CurQ9: &lt;=&gt;?@ABDEFGHIJKLMNORSTUVWXYZ[\]^_`abcdefghijklmnopqstvwxyz{|}~!"#$%&amp;'()*+,-P</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COM.MICROSOFT.CONCAT(MID([.D32];[.$E$4]+1;1);MID([.D32];[.$F$4]+1;1);MID([.D32];[.$G$4]+1;1);MID([.D32];[.$H$4]+1;1))" office:value-type="string" office:string-value="BCif" calcext:value-type="string">
            <text:p>BCif</text:p>
          </table:table-cell>
          <table:table-cell table:style-name="ce28"/>
          <table:table-cell table:formula="of:=COM.MICROSOFT.CONCAT([.B33];SUBSTITUTE(SUBSTITUTE(SUBSTITUTE(SUBSTITUTE([.D32];MID([.B33];1;1);&quot;&quot;;1);MID([.B33];2;1);&quot;&quot;;1);MID([.B33];3;1);&quot;&quot;;1);MID([.B33];4;1);&quot;&quot;;1))" office:value-type="string" office:string-value="BCif./012345678urQ9: &lt;=&gt;?@ADEFGHIJKLMNORSTUVWXYZ[\]^_`abcdeghjklmnopqstvwxyz{|}~!&quot;#$%&amp;'()*+,-P" calcext:value-type="string">
            <text:p>BCif./012345678urQ9: &lt;=&gt;?@ADEFGHIJKLMNORSTUVWXYZ[\]^_`abcdeghjklmnopqstvwxyz{|}~!"#$%&amp;'()*+,-P</text:p>
          </table:table-cell>
          <table:table-cell table:style-name="Default"/>
          <table:table-cell table:number-columns-repeated="4"/>
          <table:table-cell table:style-name="ce28" table:number-columns-repeated="2"/>
          <table:table-cell table:number-columns-repeated="1013"/>
        </table:table-row>
        <table:table-row table:style-name="ro1">
          <table:table-cell/>
          <table:table-cell table:style-name="ce28" table:number-columns-repeated="2"/>
          <table:table-cell/>
          <table:table-cell table:style-name="Default"/>
          <table:table-cell table:number-columns-repeated="5"/>
          <table:table-cell table:style-name="ce28"/>
          <table:table-cell table:number-columns-repeated="1013"/>
        </table:table-row>
        <table:table-row table:style-name="ro1">
          <table:table-cell table:style-name="ce28" table:formula="of:=COM.MICROSOFT.CONCAT([.$E$11];[.$E$12];[.$E$13];[.$E$14];[.$E$15];[.$E$16];[.$E$17];[.$E$18];[.$E$19];[.$E$20];[.$E$21];[.$E$22];[.$E$23];[.$E$24];[.$E$25];[.$E$26])" office:value-type="string" office:string-value="u/Q}t%u'!%-/M'1{" calcext:value-type="string">
            <text:p>u/Q}t%u'!%-/M'1{</text:p>
          </table:table-cell>
          <table:table-cell table:formula="of:=COM.MICROSOFT.CONCAT(&quot;'&quot;;[.A35];&quot;'&quot;;&quot; A23 char positions in D21&quot;)" office:value-type="string" office:string-value="'u/Q}t%u'!%-/M'1{' A23 char positions in D21" calcext:value-type="string">
            <text:p>'u/Q}t%u'!%-/M'1{' A23 char positions in D21</text:p>
          </table:table-cell>
          <table:table-cell table:formula="of:=COM.MICROSOFT.CONCAT(&quot;'&quot;;MID([.$A$3];1;LEN([.$A$4]));&quot;'&quot;;&quot; A3  char positions in D33&quot;)" office:value-type="string" office:string-value="'A Beautiful Mind' A3  char positions in D33" calcext:value-type="string">
            <text:p>'A Beautiful Mind' A3 <text:s/>char positions in D33</text:p>
          </table:table-cell>
          <table:table-cell/>
          <table:table-cell table:style-name="Default"/>
          <table:table-cell table:number-columns-repeated="5"/>
          <table:table-cell table:style-name="ce28"/>
          <table:table-cell table:number-columns-repeated="1013"/>
        </table:table-row>
        <table:table-row table:style-name="ro1">
          <table:table-cell table:formula="of:=MID([.$A$35];1;1)" office:value-type="string" office:string-value="u" calcext:value-type="string">
            <text:p>u</text:p>
          </table:table-cell>
          <table:table-cell table:formula="of:=FIND([.A36];[.$D$33];1)" office:value-type="float" office:value="16" calcext:value-type="float">
            <text:p>16</text:p>
          </table:table-cell>
          <table:table-cell table:formula="of:=FIND(MID([.$A$28];[.$A$6]+1;1);[.$D$33];1)" office:value-type="float" office:value="27" calcext:value-type="float">
            <text:p>27</text:p>
          </table:table-cell>
          <table:table-cell table:formula="of:=IF(MOD(([.B36]+[.C36])-([.$F$4]+1);[.$D$4])=0;[.$D$4];MOD(([.B36]+[.C36])-([.$F$4]+1);[.$D$4]))" office:value-type="float" office:value="31" calcext:value-type="float">
            <text:p>31</text:p>
          </table:table-cell>
          <table:table-cell table:formula="of:=IF([.D36]=0;MID([.$D$33];[.$D$4];1);IF([.D36]=[.$D$4];MID([.$D$33];[.$D$4];1);MID([.$D$33];[.D36];1)))" office:value-type="string" office:string-value="G" calcext:value-type="string">
            <text:p>G</text:p>
          </table:table-cell>
          <table:table-cell table:number-columns-repeated="5"/>
          <table:table-cell table:style-name="ce28"/>
          <table:table-cell table:number-columns-repeated="1013"/>
        </table:table-row>
        <table:table-row table:style-name="ro1">
          <table:table-cell table:formula="of:=MID([.$A$35];2;1)" office:value-type="string" office:string-value="/" calcext:value-type="string">
            <text:p>/</text:p>
          </table:table-cell>
          <table:table-cell table:formula="of:=FIND([.A37];[.$D$33];1)" office:value-type="float" office:value="6" calcext:value-type="float">
            <text:p>6</text:p>
          </table:table-cell>
          <table:table-cell table:formula="of:=FIND(MID([.$A$28];[.$A$6]+2;1);[.$D$33];1)" office:value-type="float" office:value="21" calcext:value-type="float">
            <text:p>21</text:p>
          </table:table-cell>
          <table:table-cell table:formula="of:=IF(MOD(([.B37]+[.C37])-([.$F$4]+1);[.$D$4])=0;[.$D$4];MOD(([.B37]+[.C37])-([.$F$4]+1);[.$D$4]))" office:value-type="float" office:value="15" calcext:value-type="float">
            <text:p>15</text:p>
          </table:table-cell>
          <table:table-cell table:formula="of:=IF([.D37]=0;MID([.$D$33];[.$D$4];1);IF([.D37]=[.$D$4];MID([.$D$33];[.$D$4];1);MID([.$D$33];[.D37];1)))" office:value-type="string" office:string-value="8" calcext:value-type="string">
            <text:p>8</text:p>
          </table:table-cell>
          <table:table-cell table:number-columns-repeated="1019"/>
        </table:table-row>
        <table:table-row table:style-name="ro1">
          <table:table-cell table:formula="of:=MID([.$A$35];3;1)" office:value-type="string" office:string-value="Q" calcext:value-type="string">
            <text:p>Q</text:p>
          </table:table-cell>
          <table:table-cell table:formula="of:=FIND([.A38];[.$D$33];1)" office:value-type="float" office:value="18" calcext:value-type="float">
            <text:p>18</text:p>
          </table:table-cell>
          <table:table-cell table:formula="of:=FIND(MID([.$A$28];[.$A$6]+3;1);[.$D$33];1)" office:value-type="float" office:value="1" calcext:value-type="float">
            <text:p>1</text:p>
          </table:table-cell>
          <table:table-cell table:formula="of:=IF(MOD(([.B38]+[.C38])-([.$F$4]+1);[.$D$4])=0;[.$D$4];MOD(([.B38]+[.C38])-([.$F$4]+1);[.$D$4]))" office:value-type="float" office:value="7" calcext:value-type="float">
            <text:p>7</text:p>
          </table:table-cell>
          <table:table-cell table:formula="of:=IF([.D38]=0;MID([.$D$33];[.$D$4];1);IF([.D38]=[.$D$4];MID([.$D$33];[.$D$4];1);MID([.$D$33];[.D38];1)))" office:value-type="string" office:string-value="0" calcext:value-type="string">
            <text:p>0</text:p>
          </table:table-cell>
          <table:table-cell table:number-columns-repeated="1019"/>
        </table:table-row>
        <table:table-row table:style-name="ro1">
          <table:table-cell table:formula="of:=MID([.$A$35];4;1)" office:value-type="string" office:string-value="}" calcext:value-type="string">
            <text:p>}</text:p>
          </table:table-cell>
          <table:table-cell table:formula="of:=FIND([.A39];[.$D$33];1)" office:value-type="float" office:value="79" calcext:value-type="float">
            <text:p>79</text:p>
          </table:table-cell>
          <table:table-cell table:formula="of:=FIND(MID([.$A$28];[.$A$6]+4;1);[.$D$33];1)" office:value-type="float" office:value="59" calcext:value-type="float">
            <text:p>59</text:p>
          </table:table-cell>
          <table:table-cell table:formula="of:=IF(MOD(([.B39]+[.C39])-([.$F$4]+1);[.$D$4])=0;[.$D$4];MOD(([.B39]+[.C39])-([.$F$4]+1);[.$D$4]))" office:value-type="float" office:value="32" calcext:value-type="float">
            <text:p>32</text:p>
          </table:table-cell>
          <table:table-cell table:formula="of:=IF([.D39]=0;MID([.$D$33];[.$D$4];1);IF([.D39]=[.$D$4];MID([.$D$33];[.$D$4];1);MID([.$D$33];[.D39];1)))" office:value-type="string" office:string-value="H" calcext:value-type="string">
            <text:p>H</text:p>
          </table:table-cell>
          <table:table-cell table:number-columns-repeated="1019"/>
        </table:table-row>
        <table:table-row table:style-name="ro1">
          <table:table-cell table:formula="of:=MID([.$A$35];5;1)" office:value-type="string" office:string-value="t" calcext:value-type="string">
            <text:p>t</text:p>
          </table:table-cell>
          <table:table-cell table:formula="of:=FIND([.A40];[.$D$33];1)" office:value-type="float" office:value="71" calcext:value-type="float">
            <text:p>71</text:p>
          </table:table-cell>
          <table:table-cell table:formula="of:=FIND(MID([.$A$28];[.$A$6]+5;1);[.$D$33];1)" office:value-type="float" office:value="55" calcext:value-type="float">
            <text:p>55</text:p>
          </table:table-cell>
          <table:table-cell table:formula="of:=IF(MOD(([.B40]+[.C40])-([.$F$4]+1);[.$D$4])=0;[.$D$4];MOD(([.B40]+[.C40])-([.$F$4]+1);[.$D$4]))" office:value-type="float" office:value="20" calcext:value-type="float">
            <text:p>20</text:p>
          </table:table-cell>
          <table:table-cell table:formula="of:=IF([.D40]=0;MID([.$D$33];[.$D$4];1);IF([.D40]=[.$D$4];MID([.$D$33];[.$D$4];1);MID([.$D$33];[.D40];1)))" office:value-type="string" office:string-value=":" calcext:value-type="string">
            <text:p>:</text:p>
          </table:table-cell>
          <table:table-cell table:number-columns-repeated="1019"/>
        </table:table-row>
        <table:table-row table:style-name="ro1">
          <table:table-cell table:formula="of:=MID([.$A$35];6;1)" office:value-type="string" office:string-value="%" calcext:value-type="string">
            <text:p>%</text:p>
          </table:table-cell>
          <table:table-cell table:formula="of:=FIND([.A41];[.$D$33];1)" office:value-type="float" office:value="85" calcext:value-type="float">
            <text:p>85</text:p>
          </table:table-cell>
          <table:table-cell table:formula="of:=FIND(MID([.$A$28];[.$A$6]+6;1);[.$D$33];1)" office:value-type="float" office:value="16" calcext:value-type="float">
            <text:p>16</text:p>
          </table:table-cell>
          <table:table-cell table:formula="of:=IF(MOD(([.B41]+[.C41])-([.$F$4]+1);[.$D$4])=0;[.$D$4];MOD(([.B41]+[.C41])-([.$F$4]+1);[.$D$4]))" office:value-type="float" office:value="89" calcext:value-type="float">
            <text:p>89</text:p>
          </table:table-cell>
          <table:table-cell table:formula="of:=IF([.D41]=0;MID([.$D$33];[.$D$4];1);IF([.D41]=[.$D$4];MID([.$D$33];[.$D$4];1);MID([.$D$33];[.D41];1)))" office:value-type="string" office:string-value=")" calcext:value-type="string">
            <text:p>)</text:p>
          </table:table-cell>
          <table:table-cell table:number-columns-repeated="1019"/>
        </table:table-row>
        <table:table-row table:style-name="ro1">
          <table:table-cell table:formula="of:=MID([.$A$35];7;1)" office:value-type="string" office:string-value="u" calcext:value-type="string">
            <text:p>u</text:p>
          </table:table-cell>
          <table:table-cell table:formula="of:=FIND([.A42];[.$D$33];1)" office:value-type="float" office:value="16" calcext:value-type="float">
            <text:p>16</text:p>
          </table:table-cell>
          <table:table-cell table:formula="of:=FIND(MID([.$A$28];[.$A$6]+7;1);[.$D$33];1)" office:value-type="float" office:value="71" calcext:value-type="float">
            <text:p>71</text:p>
          </table:table-cell>
          <table:table-cell table:formula="of:=IF(MOD(([.B42]+[.C42])-([.$F$4]+1);[.$D$4])=0;[.$D$4];MOD(([.B42]+[.C42])-([.$F$4]+1);[.$D$4]))" office:value-type="float" office:value="75" calcext:value-type="float">
            <text:p>75</text:p>
          </table:table-cell>
          <table:table-cell table:formula="of:=IF([.D42]=0;MID([.$D$33];[.$D$4];1);IF([.D42]=[.$D$4];MID([.$D$33];[.$D$4];1);MID([.$D$33];[.D42];1)))" office:value-type="string" office:string-value="y" calcext:value-type="string">
            <text:p>y</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87" calcext:value-type="float">
            <text:p>87</text:p>
          </table:table-cell>
          <table:table-cell table:formula="of:=FIND(MID([.$A$28];[.$A$6]+8;1);[.$D$33];1)" office:value-type="float" office:value="3" calcext:value-type="float">
            <text:p>3</text:p>
          </table:table-cell>
          <table:table-cell table:formula="of:=IF(MOD(([.B43]+[.C43])-([.$F$4]+1);[.$D$4])=0;[.$D$4];MOD(([.B43]+[.C43])-([.$F$4]+1);[.$D$4]))" office:value-type="float" office:value="78" calcext:value-type="float">
            <text:p>78</text:p>
          </table:table-cell>
          <table:table-cell table:formula="of:=IF([.D43]=0;MID([.$D$33];[.$D$4];1);IF([.D43]=[.$D$4];MID([.$D$33];[.$D$4];1);MID([.$D$33];[.D43];1)))" office:value-type="string" office:string-value="|" calcext:value-type="string">
            <text:p>|</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81" calcext:value-type="float">
            <text:p>81</text:p>
          </table:table-cell>
          <table:table-cell table:formula="of:=FIND(MID([.$A$28];[.$A$6]+9;1);[.$D$33];1)" office:value-type="float" office:value="4" calcext:value-type="float">
            <text:p>4</text:p>
          </table:table-cell>
          <table:table-cell table:formula="of:=IF(MOD(([.B44]+[.C44])-([.$F$4]+1);[.$D$4])=0;[.$D$4];MOD(([.B44]+[.C44])-([.$F$4]+1);[.$D$4]))" office:value-type="float" office:value="73" calcext:value-type="float">
            <text:p>73</text:p>
          </table:table-cell>
          <table:table-cell table:formula="of:=IF([.D44]=0;MID([.$D$33];[.$D$4];1);IF([.D44]=[.$D$4];MID([.$D$33];[.$D$4];1);MID([.$D$33];[.D44];1)))" office:value-type="string" office:string-value="w" calcext:value-type="string">
            <text:p>w</text:p>
          </table:table-cell>
          <table:table-cell table:number-columns-repeated="1019"/>
        </table:table-row>
        <table:table-row table:style-name="ro1">
          <table:table-cell table:formula="of:=MID([.$A$35];10;1)" office:value-type="string" office:string-value="%" calcext:value-type="string">
            <text:p>%</text:p>
          </table:table-cell>
          <table:table-cell table:formula="of:=FIND([.A45];[.$D$33];1)" office:value-type="float" office:value="85" calcext:value-type="float">
            <text:p>85</text:p>
          </table:table-cell>
          <table:table-cell table:formula="of:=FIND(MID([.$A$28];[.$A$6]+10;1);[.$D$33];1)" office:value-type="float" office:value="16" calcext:value-type="float">
            <text:p>16</text:p>
          </table:table-cell>
          <table:table-cell table:formula="of:=IF(MOD(([.B45]+[.C45])-([.$F$4]+1);[.$D$4])=0;[.$D$4];MOD(([.B45]+[.C45])-([.$F$4]+1);[.$D$4]))" office:value-type="float" office:value="89" calcext:value-type="float">
            <text:p>89</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 calcext:value-type="string">
            <text:p>-</text:p>
          </table:table-cell>
          <table:table-cell table:formula="of:=FIND([.A46];[.$D$33];1)" office:value-type="float" office:value="93" calcext:value-type="float">
            <text:p>93</text:p>
          </table:table-cell>
          <table:table-cell table:formula="of:=FIND(MID([.$A$28];[.$A$6]+11;1);[.$D$33];1)" office:value-type="float" office:value="64" calcext:value-type="float">
            <text:p>64</text:p>
          </table:table-cell>
          <table:table-cell table:formula="of:=IF(MOD(([.B46]+[.C46])-([.$F$4]+1);[.$D$4])=0;[.$D$4];MOD(([.B46]+[.C46])-([.$F$4]+1);[.$D$4]))" office:value-type="float" office:value="51" calcext:value-type="float">
            <text:p>51</text:p>
          </table:table-cell>
          <table:table-cell table:formula="of:=IF([.D46]=0;MID([.$D$33];[.$D$4];1);IF([.D46]=[.$D$4];MID([.$D$33];[.$D$4];1);MID([.$D$33];[.D46];1)))" office:value-type="string" office:string-value="]" calcext:value-type="string">
            <text:p>]</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6" calcext:value-type="float">
            <text:p>6</text:p>
          </table:table-cell>
          <table:table-cell table:formula="of:=FIND(MID([.$A$28];[.$A$6]+12;1);[.$D$33];1)" office:value-type="float" office:value="21" calcext:value-type="float">
            <text:p>21</text:p>
          </table:table-cell>
          <table:table-cell table:formula="of:=IF(MOD(([.B47]+[.C47])-([.$F$4]+1);[.$D$4])=0;[.$D$4];MOD(([.B47]+[.C47])-([.$F$4]+1);[.$D$4]))" office:value-type="float" office:value="15" calcext:value-type="float">
            <text:p>15</text:p>
          </table:table-cell>
          <table:table-cell table:formula="of:=IF([.D47]=0;MID([.$D$33];[.$D$4];1);IF([.D47]=[.$D$4];MID([.$D$33];[.$D$4];1);MID([.$D$33];[.D47];1)))" office:value-type="string" office:string-value="8" calcext:value-type="string">
            <text:p>8</text:p>
          </table:table-cell>
          <table:table-cell table:number-columns-repeated="1019"/>
        </table:table-row>
        <table:table-row table:style-name="ro1">
          <table:table-cell table:formula="of:=MID([.$A$35];13;1)" office:value-type="string" office:string-value="M" calcext:value-type="string">
            <text:p>M</text:p>
          </table:table-cell>
          <table:table-cell table:formula="of:=FIND([.A48];[.$D$33];1)" office:value-type="float" office:value="37" calcext:value-type="float">
            <text:p>37</text:p>
          </table:table-cell>
          <table:table-cell table:formula="of:=FIND(MID([.$A$28];[.$A$6]+13;1);[.$D$33];1)" office:value-type="float" office:value="37" calcext:value-type="float">
            <text:p>37</text:p>
          </table:table-cell>
          <table:table-cell table:formula="of:=IF(MOD(([.B48]+[.C48])-([.$F$4]+1);[.$D$4])=0;[.$D$4];MOD(([.B48]+[.C48])-([.$F$4]+1);[.$D$4]))" office:value-type="float" office:value="62" calcext:value-type="float">
            <text:p>62</text:p>
          </table:table-cell>
          <table:table-cell table:formula="of:=IF([.D48]=0;MID([.$D$33];[.$D$4];1);IF([.D48]=[.$D$4];MID([.$D$33];[.$D$4];1);MID([.$D$33];[.D48];1)))" office:value-type="string" office:string-value="j" calcext:value-type="string">
            <text:p>j</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87" calcext:value-type="float">
            <text:p>87</text:p>
          </table:table-cell>
          <table:table-cell table:formula="of:=FIND(MID([.$A$28];[.$A$6]+14;1);[.$D$33];1)" office:value-type="float" office:value="3" calcext:value-type="float">
            <text:p>3</text:p>
          </table:table-cell>
          <table:table-cell table:formula="of:=IF(MOD(([.B49]+[.C49])-([.$F$4]+1);[.$D$4])=0;[.$D$4];MOD(([.B49]+[.C49])-([.$F$4]+1);[.$D$4]))" office:value-type="float" office:value="78" calcext:value-type="float">
            <text:p>78</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1" calcext:value-type="string">
            <text:p>1</text:p>
          </table:table-cell>
          <table:table-cell table:formula="of:=FIND([.A50];[.$D$33];1)" office:value-type="float" office:value="8" calcext:value-type="float">
            <text:p>8</text:p>
          </table:table-cell>
          <table:table-cell table:formula="of:=FIND(MID([.$A$28];[.$A$6]+15;1);[.$D$33];1)" office:value-type="float" office:value="66" calcext:value-type="float">
            <text:p>66</text:p>
          </table:table-cell>
          <table:table-cell table:formula="of:=IF(MOD(([.B50]+[.C50])-([.$F$4]+1);[.$D$4])=0;[.$D$4];MOD(([.B50]+[.C50])-([.$F$4]+1);[.$D$4]))" office:value-type="float" office:value="62" calcext:value-type="float">
            <text:p>62</text:p>
          </table:table-cell>
          <table:table-cell table:formula="of:=IF([.D50]=0;MID([.$D$33];[.$D$4];1);IF([.D50]=[.$D$4];MID([.$D$33];[.$D$4];1);MID([.$D$33];[.D50];1)))" office:value-type="string" office:string-value="j" calcext:value-type="string">
            <text:p>j</text:p>
          </table:table-cell>
          <table:table-cell table:number-columns-repeated="1019"/>
        </table:table-row>
        <table:table-row table:style-name="ro1">
          <table:table-cell table:formula="of:=MID([.$A$35];16;1)" office:value-type="string" office:string-value="{" calcext:value-type="string">
            <text:p>{</text:p>
          </table:table-cell>
          <table:table-cell table:formula="of:=FIND([.A51];[.$D$33];1)" office:value-type="float" office:value="77" calcext:value-type="float">
            <text:p>77</text:p>
          </table:table-cell>
          <table:table-cell table:formula="of:=FIND(MID([.$A$28];[.$A$6]+16;1);[.$D$33];1)" office:value-type="float" office:value="58" calcext:value-type="float">
            <text:p>58</text:p>
          </table:table-cell>
          <table:table-cell table:formula="of:=IF(MOD(([.B51]+[.C51])-([.$F$4]+1);[.$D$4])=0;[.$D$4];MOD(([.B51]+[.C51])-([.$F$4]+1);[.$D$4]))" office:value-type="float" office:value="29" calcext:value-type="float">
            <text:p>29</text:p>
          </table:table-cell>
          <table:table-cell table:formula="of:=IF([.D51]=0;MID([.$D$33];[.$D$4];1);IF([.D51]=[.$D$4];MID([.$D$33];[.$D$4];1);MID([.$D$33];[.D51];1)))" office:value-type="string" office:string-value="E" calcext:value-type="string">
            <text:p>E</text:p>
          </table:table-cell>
          <table:table-cell table:number-columns-repeated="1019"/>
        </table:table-row>
        <table:table-row table:style-name="ro1">
          <table:table-cell table:style-name="ce28" table:formula="of:=COM.MICROSOFT.CONCAT([.$E$36];[.$E$37];[.$E$38];[.$E$39];[.$E$40];[.$E$41];[.$E$42];[.$E$43];[.$E$44];[.$E$45];[.$E$46];[.$E$47];[.$E$48];[.$E$49];[.$E$50];[.$E$51])" office:value-type="string" office:string-value="G80H:)y|w)]8j|jE" calcext:value-type="string">
            <text:p>G80H:)y|w)]8j|jE</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A Beautiful MindA Beautiful Mind" calcext:value-type="string">
            <text:p>A Beautiful MindA Beautiful Mind</text:p>
          </table:table-cell>
          <table:table-cell table:style-name="ce27" table:formula="of:=COM.MICROSOFT.CONCAT( &quot;  OTP SIZE=  &quot;;LEN([.A53]))" office:value-type="string" office:string-value="  OTP SIZE=  32" calcext:value-type="string">
            <text:p><text:s text:c="2"/>OTP SIZE= <text:s/>3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BCif./012345678urQ9: &lt;=&gt;?@ADEFGHIJKLMNORSTUVWXYZ[\]^_`abcdeg" calcext:value-type="string">
            <text:p>BCif./012345678urQ9: &lt;=&gt;?@ADEFGHIJKLMNORSTUVWXYZ[\]^_`abcdeg</text:p>
          </table:table-cell>
          <table:table-cell table:style-name="ce28" table:formula="of:=IF([.$G$3]=0;RIGHT([.$D$33];LEN([.$D$33])-[.$G$4]);LEFT([.$D$33];LEN([.$D$33])-[.$G$4]))" office:value-type="string" office:string-value="hjklmnopqstvwxyz{|}~!&quot;#$%&amp;'()*+,-P" calcext:value-type="string">
            <text:p>hjklmnopqstvwxyz{|}~!"#$%&amp;'()*+,-P</text:p>
          </table:table-cell>
          <table:table-cell table:style-name="ce28" table:formula="of:=IF([.$G$3]=0;COM.MICROSOFT.CONCAT([.C55];[.B55]);COM.MICROSOFT.CONCAT([.C56];[.B56]))" office:value-type="string" office:string-value="hjklmnopqstvwxyz{|}~!&quot;#$%&amp;'()*+,-PBCif./012345678urQ9: &lt;=&gt;?@ADEFGHIJKLMNORSTUVWXYZ[\]^_`abcdeg" calcext:value-type="string">
            <text:p>hjklmnopqstvwxyz{|}~!"#$%&amp;'()*+,-PBCif./012345678urQ9: &lt;=&gt;?@ADEFGHIJKLMNORSTUVWXYZ[\]^_`abcdeg</text:p>
          </table:table-cell>
          <table:table-cell table:style-name="Default"/>
          <table:table-cell table:number-columns-repeated="1019"/>
        </table:table-row>
        <table:table-row table:style-name="ro1">
          <table:table-cell/>
          <table:table-cell table:style-name="ce28" table:formula="of:=LEFT([.$D$33];LEN([.$D$33])-[.$G$4])" office:value-type="string" office:string-value="BCif./012345678urQ9: &lt;=&gt;?@ADEFGHIJ" calcext:value-type="string">
            <text:p>BCif./012345678urQ9: &lt;=&gt;?@ADEFGHIJ</text:p>
          </table:table-cell>
          <table:table-cell table:style-name="ce28" table:formula="of:=RIGHT([.$D$33];[.$G$4])" office:value-type="string" office:string-value="KLMNORSTUVWXYZ[\]^_`abcdeghjklmnopqstvwxyz{|}~!&quot;#$%&amp;'()*+,-P" calcext:value-type="string">
            <text:p>KLMNORSTUVWXYZ[\]^_`abcdeghjklmnopqstvwxyz{|}~!"#$%&amp;'()*+,-P</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A" calcext:value-type="string">
            <text:p>A</text:p>
          </table:table-cell>
          <table:table-cell/>
          <table:table-cell table:style-name="ce28" table:formula="of:=IF([.$G$3]=0;COM.MICROSOFT.CONCAT([.B57];REPLACE([.D55];([.$G$4]+1);1;&quot;&quot;));COM.MICROSOFT.CONCAT(REPLACE([.D55];([.$G$4]+1);1;&quot;&quot;);[.B57]))" office:value-type="string" office:string-value="Ahjklmnopqstvwxyz{|}~!&quot;#$%&amp;'()*+,-PBCif./012345678urQ9: &lt;=&gt;?@DEFGHIJKLMNORSTUVWXYZ[\]^_`abcdeg" calcext:value-type="string">
            <text:p>Ahjklmnopqstvwxyz{|}~!"#$%&amp;'()*+,-PBCif./012345678urQ9: &lt;=&gt;?@DEFGHIJKLMNORSTUVWXYZ[\]^_`abcdeg</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COM.MICROSOFT.CONCAT(MID([.D57];[.$E$4]+1;1);MID([.D57];[.$F$4]+1;1);MID([.D57];[.$G$4]+1;1);MID([.D57];[.$H$4]+1;1))" office:value-type="string" office:string-value="$t@=" calcext:value-type="string">
            <text:p>$t@=</text:p>
          </table:table-cell>
          <table:table-cell table:style-name="ce28"/>
          <table:table-cell table:formula="of:=COM.MICROSOFT.CONCAT([.B58];SUBSTITUTE(SUBSTITUTE(SUBSTITUTE(SUBSTITUTE([.D57];MID([.B58];1;1);&quot;&quot;;1);MID([.B58];2;1);&quot;&quot;;1);MID([.B58];3;1);&quot;&quot;;1);MID([.B58];4;1);&quot;&quot;;1))" office:value-type="string" office:string-value="$t@=Ahjklmnopqsvwxyz{|}~!&quot;#%&amp;'()*+,-PBCif./012345678urQ9: &lt;&gt;?DEFGHIJKLMNORSTUVWXYZ[\]^_`abcdeg" calcext:value-type="string">
            <text:p>$t@=Ahjklmnopqsvwxyz{|}~!"#%&amp;'()*+,-PBCif./012345678urQ9: &lt;&gt;?DEFGHIJKLMNORSTUVWXYZ[\]^_`abcdeg</text:p>
          </table:table-cell>
          <table:table-cell table:style-name="Default"/>
          <table:table-cell table:number-columns-repeated="4"/>
          <table:table-cell table:style-name="ce28" table:number-columns-repeated="2"/>
          <table:table-cell table:number-columns-repeated="1013"/>
        </table:table-row>
        <table:table-row table:style-name="ro1">
          <table:table-cell/>
          <table:table-cell table:style-name="ce28"/>
          <table:table-cell table:style-name="ce28" table:formula="of:=IF([.$F$4]&lt;[.$E$4];REPLACE([.C58];[.$F$4]+1;1;&quot;&quot;);REPLACE([.C58];[.$E$4]+1;1;&quot;&quot;))">
            <text:p/>
          </table:table-cell>
          <table:table-cell/>
          <table:table-cell table:style-name="Default"/>
          <table:table-cell table:number-columns-repeated="5"/>
          <table:table-cell table:style-name="ce28"/>
          <table:table-cell table:number-columns-repeated="1013"/>
        </table:table-row>
        <table:table-row table:style-name="ro1">
          <table:table-cell table:style-name="ce28" table:formula="of:=COM.MICROSOFT.CONCAT([.$E$36];[.$E$37];[.$E$38];[.$E$39];[.$E$40];[.$E$41];[.$E$42];[.$E$43];[.$E$44];[.$E$45];[.$E$46];[.$E$47];[.$E$48];[.$E$49];[.$E$50];[.$E$51])" office:value-type="string" office:string-value="G80H:)y|w)]8j|jE" calcext:value-type="string">
            <text:p>G80H:)y|w)]8j|jE</text:p>
          </table:table-cell>
          <table:table-cell table:formula="of:=COM.MICROSOFT.CONCAT(&quot;'&quot;;[.A60];&quot;'&quot;;&quot; A23 char positions in D21&quot;)" office:value-type="string" office:string-value="'G80H:)y|w)]8j|jE' A23 char positions in D21" calcext:value-type="string">
            <text:p>'G80H:)y|w)]8j|jE' A23 char positions in D21</text:p>
          </table:table-cell>
          <table:table-cell table:formula="of:=COM.MICROSOFT.CONCAT(&quot;'&quot;;MID([.$A$53];[.$A$6]+1;[.$A$6]);&quot;'&quot;;&quot; OTP  char positions in D58&quot;)" office:value-type="string" office:string-value="'A Beautiful Mind' OTP  char positions in D58" calcext:value-type="string">
            <text:p>'A Beautiful Mind' OTP <text:s/>char positions in D58</text:p>
          </table:table-cell>
          <table:table-cell/>
          <table:table-cell table:style-name="Default"/>
          <table:table-cell table:number-columns-repeated="5"/>
          <table:table-cell table:style-name="ce28"/>
          <table:table-cell table:number-columns-repeated="1013"/>
        </table:table-row>
        <table:table-row table:style-name="ro1">
          <table:table-cell table:formula="of:=MID([.A60];1;1)" office:value-type="string" office:string-value="G" calcext:value-type="string">
            <text:p>G</text:p>
          </table:table-cell>
          <table:table-cell table:formula="of:=FIND([.A61];[.$D$58];1)" office:value-type="float" office:value="65" calcext:value-type="float">
            <text:p>65</text:p>
          </table:table-cell>
          <table:table-cell table:formula="of:=FIND(MID([.$A$53];[.$A$6]+1;1);[.$D$58];1)" office:value-type="float" office:value="5" calcext:value-type="float">
            <text:p>5</text:p>
          </table:table-cell>
          <table:table-cell table:formula="of:=IF(MOD(([.B61]+[.C61])-([.$G$4]+1);[.$D$4])=0;[.$D$4];MOD(([.B61]+[.C61])-([.$G$4]+1);[.$D$4]))" office:value-type="float" office:value="9" calcext:value-type="float">
            <text:p>9</text:p>
          </table:table-cell>
          <table:table-cell table:formula="of:=IF([.D61]=0;MID([.$D$58];[.$D$4];1);IF([.D61]=[.$D$4];MID([.$D$58];[.$D$4];1);MID([.$D$58];[.D61];1)))" office:value-type="string" office:string-value="l" calcext:value-type="string">
            <text:p>l</text:p>
          </table:table-cell>
          <table:table-cell table:number-columns-repeated="5"/>
          <table:table-cell table:style-name="ce28"/>
          <table:table-cell table:number-columns-repeated="1013"/>
        </table:table-row>
        <table:table-row table:style-name="ro1">
          <table:table-cell table:formula="of:=MID([.A60];2;1)" office:value-type="string" office:string-value="8" calcext:value-type="string">
            <text:p>8</text:p>
          </table:table-cell>
          <table:table-cell table:formula="of:=FIND([.A62];[.$D$58];1)" office:value-type="float" office:value="52" calcext:value-type="float">
            <text:p>52</text:p>
          </table:table-cell>
          <table:table-cell table:formula="of:=FIND(MID([.$A$53];[.$A$6]+2;1);[.$D$58];1)" office:value-type="float" office:value="58" calcext:value-type="float">
            <text:p>58</text:p>
          </table:table-cell>
          <table:table-cell table:formula="of:=IF(MOD(([.B62]+[.C62])-([.$G$4]+1);[.$D$4])=0;[.$D$4];MOD(([.B62]+[.C62])-([.$G$4]+1);[.$D$4]))" office:value-type="float" office:value="49" calcext:value-type="float">
            <text:p>49</text:p>
          </table:table-cell>
          <table:table-cell table:formula="of:=IF([.D62]=0;MID([.$D$58];[.$D$4];1);IF([.D62]=[.$D$4];MID([.$D$58];[.$D$4];1);MID([.$D$58];[.D62];1)))" office:value-type="string" office:string-value="5" calcext:value-type="string">
            <text:p>5</text:p>
          </table:table-cell>
          <table:table-cell table:number-columns-repeated="1019"/>
        </table:table-row>
        <table:table-row table:style-name="ro1">
          <table:table-cell table:formula="of:=MID([.A60];3;1)" office:value-type="string" office:string-value="0" calcext:value-type="string">
            <text:p>0</text:p>
          </table:table-cell>
          <table:table-cell table:formula="of:=FIND([.A63];[.$D$58];1)" office:value-type="float" office:value="44" calcext:value-type="float">
            <text:p>44</text:p>
          </table:table-cell>
          <table:table-cell table:formula="of:=FIND(MID([.$A$53];[.$A$6]+3;1);[.$D$58];1)" office:value-type="float" office:value="38" calcext:value-type="float">
            <text:p>38</text:p>
          </table:table-cell>
          <table:table-cell table:formula="of:=IF(MOD(([.B63]+[.C63])-([.$G$4]+1);[.$D$4])=0;[.$D$4];MOD(([.B63]+[.C63])-([.$G$4]+1);[.$D$4]))" office:value-type="float" office:value="21" calcext:value-type="float">
            <text:p>21</text:p>
          </table:table-cell>
          <table:table-cell table:formula="of:=IF([.D63]=0;MID([.$D$58];[.$D$4];1);IF([.D63]=[.$D$4];MID([.$D$58];[.$D$4];1);MID([.$D$58];[.D63];1)))" office:value-type="string" office:string-value="{" calcext:value-type="string">
            <text:p>{</text:p>
          </table:table-cell>
          <table:table-cell table:number-columns-repeated="1019"/>
        </table:table-row>
        <table:table-row table:style-name="ro1">
          <table:table-cell table:formula="of:=MID([.A60];4;1)" office:value-type="string" office:string-value="H" calcext:value-type="string">
            <text:p>H</text:p>
          </table:table-cell>
          <table:table-cell table:formula="of:=FIND([.A64];[.$D$58];1)" office:value-type="float" office:value="66" calcext:value-type="float">
            <text:p>66</text:p>
          </table:table-cell>
          <table:table-cell table:formula="of:=FIND(MID([.$A$53];[.$A$6]+4;1);[.$D$58];1)" office:value-type="float" office:value="93" calcext:value-type="float">
            <text:p>93</text:p>
          </table:table-cell>
          <table:table-cell table:formula="of:=IF(MOD(([.B64]+[.C64])-([.$G$4]+1);[.$D$4])=0;[.$D$4];MOD(([.B64]+[.C64])-([.$G$4]+1);[.$D$4]))" office:value-type="float" office:value="4" calcext:value-type="float">
            <text:p>4</text:p>
          </table:table-cell>
          <table:table-cell table:formula="of:=IF([.D64]=0;MID([.$D$58];[.$D$4];1);IF([.D64]=[.$D$4];MID([.$D$58];[.$D$4];1);MID([.$D$58];[.D64];1)))" office:value-type="string" office:string-value="=" calcext:value-type="string">
            <text:p>=</text:p>
          </table:table-cell>
          <table:table-cell table:number-columns-repeated="1019"/>
        </table:table-row>
        <table:table-row table:style-name="ro1">
          <table:table-cell table:formula="of:=MID([.A60];5;1)" office:value-type="string" office:string-value=":" calcext:value-type="string">
            <text:p>:</text:p>
          </table:table-cell>
          <table:table-cell table:formula="of:=FIND([.A65];[.$D$58];1)" office:value-type="float" office:value="57" calcext:value-type="float">
            <text:p>57</text:p>
          </table:table-cell>
          <table:table-cell table:formula="of:=FIND(MID([.$A$53];[.$A$6]+5;1);[.$D$58];1)" office:value-type="float" office:value="89" calcext:value-type="float">
            <text:p>89</text:p>
          </table:table-cell>
          <table:table-cell table:formula="of:=IF(MOD(([.B65]+[.C65])-([.$G$4]+1);[.$D$4])=0;[.$D$4];MOD(([.B65]+[.C65])-([.$G$4]+1);[.$D$4]))" office:value-type="float" office:value="85" calcext:value-type="float">
            <text:p>85</text:p>
          </table:table-cell>
          <table:table-cell table:formula="of:=IF([.D65]=0;MID([.$D$58];[.$D$4];1);IF([.D65]=[.$D$4];MID([.$D$58];[.$D$4];1);MID([.$D$58];[.D65];1)))" office:value-type="string" office:string-value="]" calcext:value-type="string">
            <text:p>]</text:p>
          </table:table-cell>
          <table:table-cell table:number-columns-repeated="1019"/>
        </table:table-row>
        <table:table-row table:style-name="ro1">
          <table:table-cell table:formula="of:=MID([.A60];6;1)" office:value-type="string" office:string-value=")" calcext:value-type="string">
            <text:p>)</text:p>
          </table:table-cell>
          <table:table-cell table:formula="of:=FIND([.A66];[.$D$58];1)" office:value-type="float" office:value="32" calcext:value-type="float">
            <text:p>32</text:p>
          </table:table-cell>
          <table:table-cell table:formula="of:=FIND(MID([.$A$53];[.$A$6]+6;1);[.$D$58];1)" office:value-type="float" office:value="53" calcext:value-type="float">
            <text:p>53</text:p>
          </table:table-cell>
          <table:table-cell table:formula="of:=IF(MOD(([.B66]+[.C66])-([.$G$4]+1);[.$D$4])=0;[.$D$4];MOD(([.B66]+[.C66])-([.$G$4]+1);[.$D$4]))" office:value-type="float" office:value="24" calcext:value-type="float">
            <text:p>24</text:p>
          </table:table-cell>
          <table:table-cell table:formula="of:=IF([.D66]=0;MID([.$D$58];[.$D$4];1);IF([.D66]=[.$D$4];MID([.$D$58];[.$D$4];1);MID([.$D$58];[.D66];1)))" office:value-type="string" office:string-value="~" calcext:value-type="string">
            <text:p>~</text:p>
          </table:table-cell>
          <table:table-cell table:number-columns-repeated="1019"/>
        </table:table-row>
        <table:table-row table:style-name="ro1">
          <table:table-cell table:formula="of:=MID([.A60];7;1)" office:value-type="string" office:string-value="y" calcext:value-type="string">
            <text:p>y</text:p>
          </table:table-cell>
          <table:table-cell table:formula="of:=FIND([.A67];[.$D$58];1)" office:value-type="float" office:value="19" calcext:value-type="float">
            <text:p>19</text:p>
          </table:table-cell>
          <table:table-cell table:formula="of:=FIND(MID([.$A$53];[.$A$6]+7;1);[.$D$58];1)" office:value-type="float" office:value="2" calcext:value-type="float">
            <text:p>2</text:p>
          </table:table-cell>
          <table:table-cell table:formula="of:=IF(MOD(([.B67]+[.C67])-([.$G$4]+1);[.$D$4])=0;[.$D$4];MOD(([.B67]+[.C67])-([.$G$4]+1);[.$D$4]))" office:value-type="float" office:value="54" calcext:value-type="float">
            <text:p>54</text:p>
          </table:table-cell>
          <table:table-cell table:formula="of:=IF([.D67]=0;MID([.$D$58];[.$D$4];1);IF([.D67]=[.$D$4];MID([.$D$58];[.$D$4];1);MID([.$D$58];[.D67];1)))" office:value-type="string" office:string-value="r" calcext:value-type="string">
            <text:p>r</text:p>
          </table:table-cell>
          <table:table-cell table:number-columns-repeated="1019"/>
        </table:table-row>
        <table:table-row table:style-name="ro1">
          <table:table-cell table:formula="of:=MID([.A60];8;1)" office:value-type="string" office:string-value="|" calcext:value-type="string">
            <text:p>|</text:p>
          </table:table-cell>
          <table:table-cell table:formula="of:=FIND([.A68];[.$D$58];1)" office:value-type="float" office:value="22" calcext:value-type="float">
            <text:p>22</text:p>
          </table:table-cell>
          <table:table-cell table:formula="of:=FIND(MID([.$A$53];[.$A$6]+8;1);[.$D$58];1)" office:value-type="float" office:value="40" calcext:value-type="float">
            <text:p>40</text:p>
          </table:table-cell>
          <table:table-cell table:formula="of:=IF(MOD(([.B68]+[.C68])-([.$G$4]+1);[.$D$4])=0;[.$D$4];MOD(([.B68]+[.C68])-([.$G$4]+1);[.$D$4]))" office:value-type="float" office:value="1" calcext:value-type="float">
            <text:p>1</text:p>
          </table:table-cell>
          <table:table-cell table:formula="of:=IF([.D68]=0;MID([.$D$58];[.$D$4];1);IF([.D68]=[.$D$4];MID([.$D$58];[.$D$4];1);MID([.$D$58];[.D68];1)))" office:value-type="string" office:string-value="$" calcext:value-type="string">
            <text:p>$</text:p>
          </table:table-cell>
          <table:table-cell table:number-columns-repeated="1019"/>
        </table:table-row>
        <table:table-row table:style-name="ro1">
          <table:table-cell table:formula="of:=MID([.A60];9;1)" office:value-type="string" office:string-value="w" calcext:value-type="string">
            <text:p>w</text:p>
          </table:table-cell>
          <table:table-cell table:formula="of:=FIND([.A69];[.$D$58];1)" office:value-type="float" office:value="17" calcext:value-type="float">
            <text:p>17</text:p>
          </table:table-cell>
          <table:table-cell table:formula="of:=FIND(MID([.$A$53];[.$A$6]+9;1);[.$D$58];1)" office:value-type="float" office:value="41" calcext:value-type="float">
            <text:p>41</text:p>
          </table:table-cell>
          <table:table-cell table:formula="of:=IF(MOD(([.B69]+[.C69])-([.$G$4]+1);[.$D$4])=0;[.$D$4];MOD(([.B69]+[.C69])-([.$G$4]+1);[.$D$4]))" office:value-type="float" office:value="91" calcext:value-type="float">
            <text:p>91</text:p>
          </table:table-cell>
          <table:table-cell table:formula="of:=IF([.D69]=0;MID([.$D$58];[.$D$4];1);IF([.D69]=[.$D$4];MID([.$D$58];[.$D$4];1);MID([.$D$58];[.D69];1)))" office:value-type="string" office:string-value="c" calcext:value-type="string">
            <text:p>c</text:p>
          </table:table-cell>
          <table:table-cell table:number-columns-repeated="4"/>
          <table:table-cell table:style-name="ce28" table:number-columns-repeated="2"/>
          <table:table-cell table:number-columns-repeated="1013"/>
        </table:table-row>
        <table:table-row table:style-name="ro1">
          <table:table-cell table:formula="of:=MID([.A60];10;1)" office:value-type="string" office:string-value=")" calcext:value-type="string">
            <text:p>)</text:p>
          </table:table-cell>
          <table:table-cell table:formula="of:=FIND([.A70];[.$D$58];1)" office:value-type="float" office:value="32" calcext:value-type="float">
            <text:p>32</text:p>
          </table:table-cell>
          <table:table-cell table:formula="of:=FIND(MID([.$A$53];[.$A$6]+10;1);[.$D$58];1)" office:value-type="float" office:value="53" calcext:value-type="float">
            <text:p>53</text:p>
          </table:table-cell>
          <table:table-cell table:formula="of:=IF(MOD(([.B70]+[.C70])-([.$G$4]+1);[.$D$4])=0;[.$D$4];MOD(([.B70]+[.C70])-([.$G$4]+1);[.$D$4]))" office:value-type="float" office:value="24" calcext:value-type="float">
            <text:p>24</text:p>
          </table:table-cell>
          <table:table-cell table:formula="of:=IF([.D70]=0;MID([.$D$58];[.$D$4];1);IF([.D70]=[.$D$4];MID([.$D$58];[.$D$4];1);MID([.$D$58];[.D70];1)))" office:value-type="string" office:string-value="~" calcext:value-type="string">
            <text:p>~</text:p>
          </table:table-cell>
          <table:table-cell table:number-columns-repeated="1019"/>
        </table:table-row>
        <table:table-row table:style-name="ro1">
          <table:table-cell table:formula="of:=MID([.A60];11;1)" office:value-type="string" office:string-value="]" calcext:value-type="string">
            <text:p>]</text:p>
          </table:table-cell>
          <table:table-cell table:formula="of:=FIND([.A71];[.$D$58];1)" office:value-type="float" office:value="85" calcext:value-type="float">
            <text:p>85</text:p>
          </table:table-cell>
          <table:table-cell table:formula="of:=FIND(MID([.$A$53];[.$A$6]+11;1);[.$D$58];1)" office:value-type="float" office:value="9" calcext:value-type="float">
            <text:p>9</text:p>
          </table:table-cell>
          <table:table-cell table:formula="of:=IF(MOD(([.B71]+[.C71])-([.$G$4]+1);[.$D$4])=0;[.$D$4];MOD(([.B71]+[.C71])-([.$G$4]+1);[.$D$4]))" office:value-type="float" office:value="33" calcext:value-type="float">
            <text:p>33</text:p>
          </table:table-cell>
          <table:table-cell table:formula="of:=IF([.D71]=0;MID([.$D$58];[.$D$4];1);IF([.D71]=[.$D$4];MID([.$D$58];[.$D$4];1);MID([.$D$58];[.D71];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formula="of:=MID([.A60];12;1)" office:value-type="string" office:string-value="8" calcext:value-type="string">
            <text:p>8</text:p>
          </table:table-cell>
          <table:table-cell table:formula="of:=FIND([.A72];[.$D$58];1)" office:value-type="float" office:value="52" calcext:value-type="float">
            <text:p>52</text:p>
          </table:table-cell>
          <table:table-cell table:formula="of:=FIND(MID([.$A$53];[.$A$6]+12;1);[.$D$58];1)" office:value-type="float" office:value="58" calcext:value-type="float">
            <text:p>58</text:p>
          </table:table-cell>
          <table:table-cell table:formula="of:=IF(MOD(([.B72]+[.C72])-([.$G$4]+1);[.$D$4])=0;[.$D$4];MOD(([.B72]+[.C72])-([.$G$4]+1);[.$D$4]))" office:value-type="float" office:value="49" calcext:value-type="float">
            <text:p>49</text:p>
          </table:table-cell>
          <table:table-cell table:formula="of:=IF([.D72]=0;MID([.$D$58];[.$D$4];1);IF([.D72]=[.$D$4];MID([.$D$58];[.$D$4];1);MID([.$D$58];[.D72];1)))" office:value-type="string" office:string-value="5" calcext:value-type="string">
            <text:p>5</text:p>
          </table:table-cell>
          <table:table-cell table:number-columns-repeated="1019"/>
        </table:table-row>
        <table:table-row table:style-name="ro1">
          <table:table-cell table:formula="of:=MID([.A60];13;1)" office:value-type="string" office:string-value="j" calcext:value-type="string">
            <text:p>j</text:p>
          </table:table-cell>
          <table:table-cell table:formula="of:=FIND([.A73];[.$D$58];1)" office:value-type="float" office:value="7" calcext:value-type="float">
            <text:p>7</text:p>
          </table:table-cell>
          <table:table-cell table:formula="of:=FIND(MID([.$A$53];[.$A$6]+13;1);[.$D$58];1)" office:value-type="float" office:value="71" calcext:value-type="float">
            <text:p>71</text:p>
          </table:table-cell>
          <table:table-cell table:formula="of:=IF(MOD(([.B73]+[.C73])-([.$G$4]+1);[.$D$4])=0;[.$D$4];MOD(([.B73]+[.C73])-([.$G$4]+1);[.$D$4]))" office:value-type="float" office:value="17" calcext:value-type="float">
            <text:p>17</text:p>
          </table:table-cell>
          <table:table-cell table:formula="of:=IF([.D73]=0;MID([.$D$58];[.$D$4];1);IF([.D73]=[.$D$4];MID([.$D$58];[.$D$4];1);MID([.$D$58];[.D73];1)))" office:value-type="string" office:string-value="w" calcext:value-type="string">
            <text:p>w</text:p>
          </table:table-cell>
          <table:table-cell table:number-columns-repeated="1019"/>
        </table:table-row>
        <table:table-row table:style-name="ro1">
          <table:table-cell table:formula="of:=MID([.A60];14;1)" office:value-type="string" office:string-value="|" calcext:value-type="string">
            <text:p>|</text:p>
          </table:table-cell>
          <table:table-cell table:formula="of:=FIND([.A74];[.$D$58];1)" office:value-type="float" office:value="22" calcext:value-type="float">
            <text:p>22</text:p>
          </table:table-cell>
          <table:table-cell table:formula="of:=FIND(MID([.$A$53];[.$A$6]+14;1);[.$D$58];1)" office:value-type="float" office:value="40" calcext:value-type="float">
            <text:p>40</text:p>
          </table:table-cell>
          <table:table-cell table:formula="of:=IF(MOD(([.B74]+[.C74])-([.$G$4]+1);[.$D$4])=0;[.$D$4];MOD(([.B74]+[.C74])-([.$G$4]+1);[.$D$4]))" office:value-type="float" office:value="1" calcext:value-type="float">
            <text:p>1</text:p>
          </table:table-cell>
          <table:table-cell table:formula="of:=IF([.D74]=0;MID([.$D$58];[.$D$4];1);IF([.D74]=[.$D$4];MID([.$D$58];[.$D$4];1);MID([.$D$58];[.D74];1)))" office:value-type="string" office:string-value="$" calcext:value-type="string">
            <text:p>$</text:p>
          </table:table-cell>
          <table:table-cell table:number-columns-repeated="1019"/>
        </table:table-row>
        <table:table-row table:style-name="ro1">
          <table:table-cell table:formula="of:=MID([.A60];15;1)" office:value-type="string" office:string-value="j" calcext:value-type="string">
            <text:p>j</text:p>
          </table:table-cell>
          <table:table-cell table:formula="of:=FIND([.A75];[.$D$58];1)" office:value-type="float" office:value="7" calcext:value-type="float">
            <text:p>7</text:p>
          </table:table-cell>
          <table:table-cell table:formula="of:=FIND(MID([.$A$53];[.$A$6]+15;1);[.$D$58];1)" office:value-type="float" office:value="11" calcext:value-type="float">
            <text:p>11</text:p>
          </table:table-cell>
          <table:table-cell table:formula="of:=IF(MOD(([.B75]+[.C75])-([.$G$4]+1);[.$D$4])=0;[.$D$4];MOD(([.B75]+[.C75])-([.$G$4]+1);[.$D$4]))" office:value-type="float" office:value="51" calcext:value-type="float">
            <text:p>51</text:p>
          </table:table-cell>
          <table:table-cell table:formula="of:=IF([.D75]=0;MID([.$D$58];[.$D$4];1);IF([.D75]=[.$D$4];MID([.$D$58];[.$D$4];1);MID([.$D$58];[.D75];1)))" office:value-type="string" office:string-value="7" calcext:value-type="string">
            <text:p>7</text:p>
          </table:table-cell>
          <table:table-cell table:number-columns-repeated="1019"/>
        </table:table-row>
        <table:table-row table:style-name="ro1">
          <table:table-cell table:formula="of:=MID([.A60];16;1)" office:value-type="string" office:string-value="E" calcext:value-type="string">
            <text:p>E</text:p>
          </table:table-cell>
          <table:table-cell table:formula="of:=FIND([.A76];[.$D$58];1)" office:value-type="float" office:value="63" calcext:value-type="float">
            <text:p>63</text:p>
          </table:table-cell>
          <table:table-cell table:formula="of:=FIND(MID([.$A$53];[.$A$6]+16;1);[.$D$58];1)" office:value-type="float" office:value="92" calcext:value-type="float">
            <text:p>92</text:p>
          </table:table-cell>
          <table:table-cell table:formula="of:=IF(MOD(([.B76]+[.C76])-([.$G$4]+1);[.$D$4])=0;[.$D$4];MOD(([.B76]+[.C76])-([.$G$4]+1);[.$D$4]))" office:value-type="float" office:value="94" calcext:value-type="float">
            <text:p>94</text:p>
          </table:table-cell>
          <table:table-cell table:formula="of:=IF([.D76]=0;MID([.$D$58];[.$D$4];1);IF([.D76]=[.$D$4];MID([.$D$58];[.$D$4];1);MID([.$D$58];[.D76];1)))" office:value-type="string" office:string-value="g" calcext:value-type="string">
            <text:p>g</text:p>
          </table:table-cell>
          <table:table-cell table:number-columns-repeated="1019"/>
        </table:table-row>
        <table:table-row table:style-name="ro1">
          <table:table-cell table:style-name="ce28" table:formula="of:=COM.MICROSOFT.CONCAT([.$E$61:.$E$76])" office:value-type="string" office:string-value="l5{=]~r$c~*5w$7g" calcext:value-type="string">
            <text:p>l5{=]~r$c~*5w$7g</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A Beautiful MindA Beautiful Mind" calcext:value-type="string">
            <text:p>A Beautiful MindA Beautiful Mind</text:p>
          </table:table-cell>
          <table:table-cell table:style-name="ce27" table:formula="of:=COM.MICROSOFT.CONCAT( &quot;  OTP SIZE=  &quot;;LEN([.A78]))" office:value-type="string" office:string-value="  OTP SIZE=  32" calcext:value-type="string">
            <text:p><text:s text:c="2"/>OTP SIZE= <text:s/>3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BCif./012345678urQ9: &lt;&gt;?DEFGHIJKLMNORSTUVWXYZ[\]^_`abcdeg" calcext:value-type="string">
            <text:p>BCif./012345678urQ9: &lt;&gt;?DEFGHIJKLMNORSTUVWXYZ[\]^_`abcdeg</text:p>
          </table:table-cell>
          <table:table-cell table:style-name="ce28" table:formula="of:=IF([.$H$3]=0;RIGHT([.$D$58];LEN([.$D$58])-[.$H$4]);LEFT([.$D$58];LEN([.$D$58])-[.$H$4]))" office:value-type="string" office:string-value="$t@=Ahjklmnopqsvwxyz{|}~!&quot;#%&amp;'()*+,-P" calcext:value-type="string">
            <text:p>$t@=Ahjklmnopqsvwxyz{|}~!"#%&amp;'()*+,-P</text:p>
          </table:table-cell>
          <table:table-cell table:style-name="ce28" table:formula="of:=IF([.$H$3]=0;COM.MICROSOFT.CONCAT([.C80];[.B80]);COM.MICROSOFT.CONCAT([.C81];[.B81]))" office:value-type="string" office:string-value="BCif./012345678urQ9: &lt;&gt;?DEFGHIJKLMNORSTUVWXYZ[\]^_`abcdeg$t@=Ahjklmnopqsvwxyz{|}~!&quot;#%&amp;'()*+,-P" calcext:value-type="string">
            <text:p>BCif./012345678urQ9: &lt;&gt;?DEFGHIJKLMNORSTUVWXYZ[\]^_`abcdeg$t@=Ahjklmnopqsvwxyz{|}~!"#%&amp;'()*+,-P</text:p>
          </table:table-cell>
          <table:table-cell table:style-name="Default"/>
          <table:table-cell table:number-columns-repeated="1019"/>
        </table:table-row>
        <table:table-row table:style-name="ro1">
          <table:table-cell/>
          <table:table-cell table:style-name="ce28" table:formula="of:=LEFT([.$D$58];LEN([.$D$58])-[.$H$4])" office:value-type="string" office:string-value="$t@=Ahjklmnopqsvwxyz{|}~!&quot;#%&amp;'()*+,-P" calcext:value-type="string">
            <text:p>$t@=Ahjklmnopqsvwxyz{|}~!"#%&amp;'()*+,-P</text:p>
          </table:table-cell>
          <table:table-cell table:style-name="ce28" table:formula="of:=RIGHT([.$D$58];[.$H$4])" office:value-type="string" office:string-value="BCif./012345678urQ9: &lt;&gt;?DEFGHIJKLMNORSTUVWXYZ[\]^_`abcdeg" calcext:value-type="string">
            <text:p>BCif./012345678urQ9: &lt;&gt;?DEFGHIJKLMNORSTUVWXYZ[\]^_`abcdeg</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calcext:value-type="string">
            <text:p>$</text:p>
          </table:table-cell>
          <table:table-cell/>
          <table:table-cell table:style-name="ce28" table:formula="of:=IF([.$H$3]=0;COM.MICROSOFT.CONCAT([.B82];REPLACE([.D80];([.$H$4]+1);1;&quot;&quot;));COM.MICROSOFT.CONCAT(REPLACE([.D80];([.$H$4]+1);1;&quot;&quot;);[.B82]))" office:value-type="string" office:string-value="BCif./012345678urQ9: &lt;&gt;?DEFGHIJKLMNORSTUVWXYZ[\]^_`abcdegt@=Ahjklmnopqsvwxyz{|}~!&quot;#%&amp;'()*+,-P$" calcext:value-type="string">
            <text:p>BCif./012345678urQ9: &lt;&gt;?DEFGHIJKLMNORSTUVWXYZ[\]^_`abcdegt@=Ahjklmnopqsvwxyz{|}~!"#%&amp;'()*+,-P$</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COM.MICROSOFT.CONCAT(MID([.D82];[.$E$4]+1;1);MID([.D82];[.$F$4]+1;1);MID([.D82];[.$G$4]+1;1);MID([.D82];[.$H$4]+1;1))" office:value-type="string" office:string-value="D5At" calcext:value-type="string">
            <text:p>D5At</text:p>
          </table:table-cell>
          <table:table-cell table:style-name="ce28"/>
          <table:table-cell table:formula="of:=COM.MICROSOFT.CONCAT([.B83];SUBSTITUTE(SUBSTITUTE(SUBSTITUTE(SUBSTITUTE([.D82];MID([.B83];1;1);&quot;&quot;;1);MID([.B83];2;1);&quot;&quot;;1);MID([.B83];3;1);&quot;&quot;;1);MID([.B83];4;1);&quot;&quot;;1))" office:value-type="string" office:string-value="D5AtBCif./01234678urQ9: &lt;&gt;?EFGHIJKLMNORSTUVWXYZ[\]^_`abcdeg@=hjklmnopqsvwxyz{|}~!&quot;#%&amp;'()*+,-P$" calcext:value-type="string">
            <text:p>D5AtBCif./01234678urQ9: &lt;&gt;?EFGHIJKLMNORSTUVWXYZ[\]^_`abcdeg@=hjklmnopqsvwxyz{|}~!"#%&amp;'()*+,-P$</text:p>
          </table:table-cell>
          <table:table-cell table:style-name="Default"/>
          <table:table-cell table:number-columns-repeated="4"/>
          <table:table-cell table:style-name="ce28" table:number-columns-repeated="2"/>
          <table:table-cell table:number-columns-repeated="1013"/>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5"/>
          <table:table-cell table:style-name="ce28"/>
          <table:table-cell table:number-columns-repeated="1013"/>
        </table:table-row>
        <table:table-row table:style-name="ro1">
          <table:table-cell table:style-name="ce28" table:formula="of:=COM.MICROSOFT.CONCAT([.$E$61:.$E$76])" office:value-type="string" office:string-value="l5{=]~r$c~*5w$7g" calcext:value-type="string">
            <text:p>l5{=]~r$c~*5w$7g</text:p>
          </table:table-cell>
          <table:table-cell table:formula="of:=COM.MICROSOFT.CONCAT(&quot;'&quot;;[.A85];&quot;'&quot;;&quot; A85 char positions in D83&quot;)" office:value-type="string" office:string-value="'l5{=]~r$c~*5w$7g' A85 char positions in D83" calcext:value-type="string">
            <text:p>'l5{=]~r$c~*5w$7g' A85 char positions in D83</text:p>
          </table:table-cell>
          <table:table-cell table:formula="of:=COM.MICROSOFT.CONCAT(&quot;'&quot;;MID([.$A$78];[.$A$6]+1;[.$A$6]);&quot;'&quot;;&quot; OTP  char positions in D83&quot;)" office:value-type="string" office:string-value="'A Beautiful Mind' OTP  char positions in D83" calcext:value-type="string">
            <text:p>'A Beautiful Mind' OTP <text:s/>char positions in D83</text:p>
          </table:table-cell>
          <table:table-cell/>
          <table:table-cell table:style-name="Default"/>
          <table:table-cell table:number-columns-repeated="5"/>
          <table:table-cell table:style-name="ce28"/>
          <table:table-cell table:number-columns-repeated="1013"/>
        </table:table-row>
        <table:table-row table:style-name="ro1">
          <table:table-cell table:formula="of:=MID([.A85];1;1)" office:value-type="string" office:string-value="l" calcext:value-type="string">
            <text:p>l</text:p>
          </table:table-cell>
          <table:table-cell table:formula="of:=FIND([.A86];[.$D$83];1)" office:value-type="float" office:value="65" calcext:value-type="float">
            <text:p>65</text:p>
          </table:table-cell>
          <table:table-cell table:formula="of:=FIND(MID([.$A$78];[.$A$6]+1;1);[.$D$83];1)" office:value-type="float" office:value="3" calcext:value-type="float">
            <text:p>3</text:p>
          </table:table-cell>
          <table:table-cell table:formula="of:=IF(MOD(([.B86]+[.C86])-([.$H$4]+1);[.$D$4])=0;[.$D$4];MOD(([.B86]+[.C86])-([.$H$4]+1);[.$D$4]))" office:value-type="float" office:value="10" calcext:value-type="float">
            <text:p>10</text:p>
          </table:table-cell>
          <table:table-cell table:formula="of:=IF([.D86]=0;MID([.$D$83];[.$D$4];1);IF([.D86]=[.$D$4];MID([.$D$83];[.$D$4];1);MID([.$D$83];[.D86];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formula="of:=MID([.A85];2;1)" office:value-type="string" office:string-value="5" calcext:value-type="string">
            <text:p>5</text:p>
          </table:table-cell>
          <table:table-cell table:formula="of:=FIND([.A87];[.$D$83];1)" office:value-type="float" office:value="2" calcext:value-type="float">
            <text:p>2</text:p>
          </table:table-cell>
          <table:table-cell table:formula="of:=FIND(MID([.$A$78];[.$A$6]+2;1);[.$D$83];1)" office:value-type="float" office:value="24" calcext:value-type="float">
            <text:p>24</text:p>
          </table:table-cell>
          <table:table-cell table:formula="of:=IF(MOD(([.B87]+[.C87])-([.$H$4]+1);[.$D$4])=0;[.$D$4];MOD(([.B87]+[.C87])-([.$H$4]+1);[.$D$4]))" office:value-type="float" office:value="62" calcext:value-type="float">
            <text:p>62</text:p>
          </table:table-cell>
          <table:table-cell table:formula="of:=IF([.D87]=0;MID([.$D$83];[.$D$4];1);IF([.D87]=[.$D$4];MID([.$D$83];[.$D$4];1);MID([.$D$83];[.D87];1)))" office:value-type="string" office:string-value="h" calcext:value-type="string">
            <text:p>h</text:p>
          </table:table-cell>
          <table:table-cell table:number-columns-repeated="1019"/>
        </table:table-row>
        <table:table-row table:style-name="ro1">
          <table:table-cell table:formula="of:=MID([.A85];3;1)" office:value-type="string" office:string-value="{" calcext:value-type="string">
            <text:p>{</text:p>
          </table:table-cell>
          <table:table-cell table:formula="of:=FIND([.A88];[.$D$83];1)" office:value-type="float" office:value="77" calcext:value-type="float">
            <text:p>77</text:p>
          </table:table-cell>
          <table:table-cell table:formula="of:=FIND(MID([.$A$78];[.$A$6]+3;1);[.$D$83];1)" office:value-type="float" office:value="5" calcext:value-type="float">
            <text:p>5</text:p>
          </table:table-cell>
          <table:table-cell table:formula="of:=IF(MOD(([.B88]+[.C88])-([.$H$4]+1);[.$D$4])=0;[.$D$4];MOD(([.B88]+[.C88])-([.$H$4]+1);[.$D$4]))" office:value-type="float" office:value="24" calcext:value-type="float">
            <text:p>24</text:p>
          </table:table-cell>
          <table:table-cell table:formula="of:=IF([.D88]=0;MID([.$D$83];[.$D$4];1);IF([.D88]=[.$D$4];MID([.$D$83];[.$D$4];1);MID([.$D$83];[.D88];1)))" office:value-type="string" office:string-value=" " calcext:value-type="string">
            <text:p><text:s/></text:p>
          </table:table-cell>
          <table:table-cell table:number-columns-repeated="1019"/>
        </table:table-row>
        <table:table-row table:style-name="ro1">
          <table:table-cell table:formula="of:=MID([.A85];4;1)" office:value-type="string" office:string-value="=" calcext:value-type="string">
            <text:p>=</text:p>
          </table:table-cell>
          <table:table-cell table:formula="of:=FIND([.A89];[.$D$83];1)" office:value-type="float" office:value="61" calcext:value-type="float">
            <text:p>61</text:p>
          </table:table-cell>
          <table:table-cell table:formula="of:=FIND(MID([.$A$78];[.$A$6]+4;1);[.$D$83];1)" office:value-type="float" office:value="58" calcext:value-type="float">
            <text:p>58</text:p>
          </table:table-cell>
          <table:table-cell table:formula="of:=IF(MOD(([.B89]+[.C89])-([.$H$4]+1);[.$D$4])=0;[.$D$4];MOD(([.B89]+[.C89])-([.$H$4]+1);[.$D$4]))" office:value-type="float" office:value="61" calcext:value-type="float">
            <text:p>61</text:p>
          </table:table-cell>
          <table:table-cell table:formula="of:=IF([.D89]=0;MID([.$D$83];[.$D$4];1);IF([.D89]=[.$D$4];MID([.$D$83];[.$D$4];1);MID([.$D$83];[.D89];1)))" office:value-type="string" office:string-value="=" calcext:value-type="string">
            <text:p>=</text:p>
          </table:table-cell>
          <table:table-cell table:number-columns-repeated="1019"/>
        </table:table-row>
        <table:table-row table:style-name="ro1">
          <table:table-cell table:formula="of:=MID([.A85];5;1)" office:value-type="string" office:string-value="]" calcext:value-type="string">
            <text:p>]</text:p>
          </table:table-cell>
          <table:table-cell table:formula="of:=FIND([.A90];[.$D$83];1)" office:value-type="float" office:value="50" calcext:value-type="float">
            <text:p>50</text:p>
          </table:table-cell>
          <table:table-cell table:formula="of:=FIND(MID([.$A$78];[.$A$6]+5;1);[.$D$83];1)" office:value-type="float" office:value="54" calcext:value-type="float">
            <text:p>54</text:p>
          </table:table-cell>
          <table:table-cell table:formula="of:=IF(MOD(([.B90]+[.C90])-([.$H$4]+1);[.$D$4])=0;[.$D$4];MOD(([.B90]+[.C90])-([.$H$4]+1);[.$D$4]))" office:value-type="float" office:value="46" calcext:value-type="float">
            <text:p>46</text:p>
          </table:table-cell>
          <table:table-cell table:formula="of:=IF([.D90]=0;MID([.$D$83];[.$D$4];1);IF([.D90]=[.$D$4];MID([.$D$83];[.$D$4];1);MID([.$D$83];[.D90];1)))" office:value-type="string" office:string-value="Y" calcext:value-type="string">
            <text:p>Y</text:p>
          </table:table-cell>
          <table:table-cell table:number-columns-repeated="1019"/>
        </table:table-row>
        <table:table-row table:style-name="ro1">
          <table:table-cell table:formula="of:=MID([.A85];6;1)" office:value-type="string" office:string-value="~" calcext:value-type="string">
            <text:p>~</text:p>
          </table:table-cell>
          <table:table-cell table:formula="of:=FIND([.A91];[.$D$83];1)" office:value-type="float" office:value="80" calcext:value-type="float">
            <text:p>80</text:p>
          </table:table-cell>
          <table:table-cell table:formula="of:=FIND(MID([.$A$78];[.$A$6]+6;1);[.$D$83];1)" office:value-type="float" office:value="19" calcext:value-type="float">
            <text:p>19</text:p>
          </table:table-cell>
          <table:table-cell table:formula="of:=IF(MOD(([.B91]+[.C91])-([.$H$4]+1);[.$D$4])=0;[.$D$4];MOD(([.B91]+[.C91])-([.$H$4]+1);[.$D$4]))" office:value-type="float" office:value="41" calcext:value-type="float">
            <text:p>41</text:p>
          </table:table-cell>
          <table:table-cell table:formula="of:=IF([.D91]=0;MID([.$D$83];[.$D$4];1);IF([.D91]=[.$D$4];MID([.$D$83];[.$D$4];1);MID([.$D$83];[.D91];1)))" office:value-type="string" office:string-value="T" calcext:value-type="string">
            <text:p>T</text:p>
          </table:table-cell>
          <table:table-cell table:number-columns-repeated="1019"/>
        </table:table-row>
        <table:table-row table:style-name="ro1">
          <table:table-cell table:formula="of:=MID([.A85];7;1)" office:value-type="string" office:string-value="r" calcext:value-type="string">
            <text:p>r</text:p>
          </table:table-cell>
          <table:table-cell table:formula="of:=FIND([.A92];[.$D$83];1)" office:value-type="float" office:value="20" calcext:value-type="float">
            <text:p>20</text:p>
          </table:table-cell>
          <table:table-cell table:formula="of:=FIND(MID([.$A$78];[.$A$6]+7;1);[.$D$83];1)" office:value-type="float" office:value="4" calcext:value-type="float">
            <text:p>4</text:p>
          </table:table-cell>
          <table:table-cell table:formula="of:=IF(MOD(([.B92]+[.C92])-([.$H$4]+1);[.$D$4])=0;[.$D$4];MOD(([.B92]+[.C92])-([.$H$4]+1);[.$D$4]))" office:value-type="float" office:value="60" calcext:value-type="float">
            <text:p>60</text:p>
          </table:table-cell>
          <table:table-cell table:formula="of:=IF([.D92]=0;MID([.$D$83];[.$D$4];1);IF([.D92]=[.$D$4];MID([.$D$83];[.$D$4];1);MID([.$D$83];[.D92];1)))" office:value-type="string" office:string-value="@" calcext:value-type="string">
            <text:p>@</text:p>
          </table:table-cell>
          <table:table-cell table:number-columns-repeated="1019"/>
        </table:table-row>
        <table:table-row table:style-name="ro1">
          <table:table-cell table:formula="of:=MID([.A85];8;1)" office:value-type="string" office:string-value="$" calcext:value-type="string">
            <text:p>$</text:p>
          </table:table-cell>
          <table:table-cell table:formula="of:=FIND([.A93];[.$D$83];1)" office:value-type="float" office:value="94" calcext:value-type="float">
            <text:p>94</text:p>
          </table:table-cell>
          <table:table-cell table:formula="of:=FIND(MID([.$A$78];[.$A$6]+8;1);[.$D$83];1)" office:value-type="float" office:value="7" calcext:value-type="float">
            <text:p>7</text:p>
          </table:table-cell>
          <table:table-cell table:formula="of:=IF(MOD(([.B93]+[.C93])-([.$H$4]+1);[.$D$4])=0;[.$D$4];MOD(([.B93]+[.C93])-([.$H$4]+1);[.$D$4]))" office:value-type="float" office:value="43" calcext:value-type="float">
            <text:p>43</text:p>
          </table:table-cell>
          <table:table-cell table:formula="of:=IF([.D93]=0;MID([.$D$83];[.$D$4];1);IF([.D93]=[.$D$4];MID([.$D$83];[.$D$4];1);MID([.$D$83];[.D93];1)))" office:value-type="string" office:string-value="V" calcext:value-type="string">
            <text:p>V</text:p>
          </table:table-cell>
          <table:table-cell table:number-columns-repeated="1019"/>
        </table:table-row>
        <table:table-row table:style-name="ro1">
          <table:table-cell table:formula="of:=MID([.A85];9;1)" office:value-type="string" office:string-value="c" calcext:value-type="string">
            <text:p>c</text:p>
          </table:table-cell>
          <table:table-cell table:formula="of:=FIND([.A94];[.$D$83];1)" office:value-type="float" office:value="56" calcext:value-type="float">
            <text:p>56</text:p>
          </table:table-cell>
          <table:table-cell table:formula="of:=FIND(MID([.$A$78];[.$A$6]+9;1);[.$D$83];1)" office:value-type="float" office:value="8" calcext:value-type="float">
            <text:p>8</text:p>
          </table:table-cell>
          <table:table-cell table:formula="of:=IF(MOD(([.B94]+[.C94])-([.$H$4]+1);[.$D$4])=0;[.$D$4];MOD(([.B94]+[.C94])-([.$H$4]+1);[.$D$4]))" office:value-type="float" office:value="6" calcext:value-type="float">
            <text:p>6</text:p>
          </table:table-cell>
          <table:table-cell table:formula="of:=IF([.D94]=0;MID([.$D$83];[.$D$4];1);IF([.D94]=[.$D$4];MID([.$D$83];[.$D$4];1);MID([.$D$83];[.D94];1)))" office:value-type="string" office:string-value="C" calcext:value-type="string">
            <text:p>C</text:p>
          </table:table-cell>
          <table:table-cell table:number-columns-repeated="1019"/>
        </table:table-row>
        <table:table-row table:style-name="ro1">
          <table:table-cell table:formula="of:=MID([.A85];10;1)" office:value-type="string" office:string-value="~" calcext:value-type="string">
            <text:p>~</text:p>
          </table:table-cell>
          <table:table-cell table:formula="of:=FIND([.A95];[.$D$83];1)" office:value-type="float" office:value="80" calcext:value-type="float">
            <text:p>80</text:p>
          </table:table-cell>
          <table:table-cell table:formula="of:=FIND(MID([.$A$78];[.$A$6]+10;1);[.$D$83];1)" office:value-type="float" office:value="19" calcext:value-type="float">
            <text:p>19</text:p>
          </table:table-cell>
          <table:table-cell table:formula="of:=IF(MOD(([.B95]+[.C95])-([.$H$4]+1);[.$D$4])=0;[.$D$4];MOD(([.B95]+[.C95])-([.$H$4]+1);[.$D$4]))" office:value-type="float" office:value="41" calcext:value-type="float">
            <text:p>41</text:p>
          </table:table-cell>
          <table:table-cell table:formula="of:=IF([.D95]=0;MID([.$D$83];[.$D$4];1);IF([.D95]=[.$D$4];MID([.$D$83];[.$D$4];1);MID([.$D$83];[.D95];1)))" office:value-type="string" office:string-value="T" calcext:value-type="string">
            <text:p>T</text:p>
          </table:table-cell>
          <table:table-cell table:number-columns-repeated="1019"/>
        </table:table-row>
        <table:table-row table:style-name="ro1">
          <table:table-cell table:formula="of:=MID([.A85];11;1)" office:value-type="string" office:string-value="*" calcext:value-type="string">
            <text:p>*</text:p>
          </table:table-cell>
          <table:table-cell table:formula="of:=FIND([.A96];[.$D$83];1)" office:value-type="float" office:value="89" calcext:value-type="float">
            <text:p>89</text:p>
          </table:table-cell>
          <table:table-cell table:formula="of:=FIND(MID([.$A$78];[.$A$6]+11;1);[.$D$83];1)" office:value-type="float" office:value="65" calcext:value-type="float">
            <text:p>65</text:p>
          </table:table-cell>
          <table:table-cell table:formula="of:=IF(MOD(([.B96]+[.C96])-([.$H$4]+1);[.$D$4])=0;[.$D$4];MOD(([.B96]+[.C96])-([.$H$4]+1);[.$D$4]))" office:value-type="float" office:value="2" calcext:value-type="float">
            <text:p>2</text:p>
          </table:table-cell>
          <table:table-cell table:formula="of:=IF([.D96]=0;MID([.$D$83];[.$D$4];1);IF([.D96]=[.$D$4];MID([.$D$83];[.$D$4];1);MID([.$D$83];[.D96];1)))" office:value-type="string" office:string-value="5" calcext:value-type="string">
            <text:p>5</text:p>
          </table:table-cell>
          <table:table-cell table:number-columns-repeated="1019"/>
        </table:table-row>
        <table:table-row table:style-name="ro1">
          <table:table-cell table:formula="of:=MID([.A85];12;1)" office:value-type="string" office:string-value="5" calcext:value-type="string">
            <text:p>5</text:p>
          </table:table-cell>
          <table:table-cell table:formula="of:=FIND([.A97];[.$D$83];1)" office:value-type="float" office:value="2" calcext:value-type="float">
            <text:p>2</text:p>
          </table:table-cell>
          <table:table-cell table:formula="of:=FIND(MID([.$A$78];[.$A$6]+12;1);[.$D$83];1)" office:value-type="float" office:value="24" calcext:value-type="float">
            <text:p>24</text:p>
          </table:table-cell>
          <table:table-cell table:formula="of:=IF(MOD(([.B97]+[.C97])-([.$H$4]+1);[.$D$4])=0;[.$D$4];MOD(([.B97]+[.C97])-([.$H$4]+1);[.$D$4]))" office:value-type="float" office:value="62" calcext:value-type="float">
            <text:p>62</text:p>
          </table:table-cell>
          <table:table-cell table:formula="of:=IF([.D97]=0;MID([.$D$83];[.$D$4];1);IF([.D97]=[.$D$4];MID([.$D$83];[.$D$4];1);MID([.$D$83];[.D97];1)))" office:value-type="string" office:string-value="h" calcext:value-type="string">
            <text:p>h</text:p>
          </table:table-cell>
          <table:table-cell table:number-columns-repeated="1019"/>
        </table:table-row>
        <table:table-row table:style-name="ro1">
          <table:table-cell table:formula="of:=MID([.A85];13;1)" office:value-type="string" office:string-value="w" calcext:value-type="string">
            <text:p>w</text:p>
          </table:table-cell>
          <table:table-cell table:formula="of:=FIND([.A98];[.$D$83];1)" office:value-type="float" office:value="73" calcext:value-type="float">
            <text:p>73</text:p>
          </table:table-cell>
          <table:table-cell table:formula="of:=FIND(MID([.$A$78];[.$A$6]+13;1);[.$D$83];1)" office:value-type="float" office:value="36" calcext:value-type="float">
            <text:p>36</text:p>
          </table:table-cell>
          <table:table-cell table:formula="of:=IF(MOD(([.B98]+[.C98])-([.$H$4]+1);[.$D$4])=0;[.$D$4];MOD(([.B98]+[.C98])-([.$H$4]+1);[.$D$4]))" office:value-type="float" office:value="51" calcext:value-type="float">
            <text:p>51</text:p>
          </table:table-cell>
          <table:table-cell table:formula="of:=IF([.D98]=0;MID([.$D$83];[.$D$4];1);IF([.D98]=[.$D$4];MID([.$D$83];[.$D$4];1);MID([.$D$83];[.D98];1)))" office:value-type="string" office:string-value="^" calcext:value-type="string">
            <text:p>^</text:p>
          </table:table-cell>
          <table:table-cell table:number-columns-repeated="1019"/>
        </table:table-row>
        <table:table-row table:style-name="ro1">
          <table:table-cell table:formula="of:=MID([.A85];14;1)" office:value-type="string" office:string-value="$" calcext:value-type="string">
            <text:p>$</text:p>
          </table:table-cell>
          <table:table-cell table:formula="of:=FIND([.A99];[.$D$83];1)" office:value-type="float" office:value="94" calcext:value-type="float">
            <text:p>94</text:p>
          </table:table-cell>
          <table:table-cell table:formula="of:=FIND(MID([.$A$78];[.$A$6]+14;1);[.$D$83];1)" office:value-type="float" office:value="7" calcext:value-type="float">
            <text:p>7</text:p>
          </table:table-cell>
          <table:table-cell table:formula="of:=IF(MOD(([.B99]+[.C99])-([.$H$4]+1);[.$D$4])=0;[.$D$4];MOD(([.B99]+[.C99])-([.$H$4]+1);[.$D$4]))" office:value-type="float" office:value="43" calcext:value-type="float">
            <text:p>43</text:p>
          </table:table-cell>
          <table:table-cell table:formula="of:=IF([.D99]=0;MID([.$D$83];[.$D$4];1);IF([.D99]=[.$D$4];MID([.$D$83];[.$D$4];1);MID([.$D$83];[.D99];1)))" office:value-type="string" office:string-value="V" calcext:value-type="string">
            <text:p>V</text:p>
          </table:table-cell>
          <table:table-cell table:number-columns-repeated="1019"/>
        </table:table-row>
        <table:table-row table:style-name="ro1">
          <table:table-cell table:formula="of:=MID([.A85];15;1)" office:value-type="string" office:string-value="7" calcext:value-type="string">
            <text:p>7</text:p>
          </table:table-cell>
          <table:table-cell table:formula="of:=FIND([.A100];[.$D$83];1)" office:value-type="float" office:value="17" calcext:value-type="float">
            <text:p>17</text:p>
          </table:table-cell>
          <table:table-cell table:formula="of:=FIND(MID([.$A$78];[.$A$6]+15;1);[.$D$83];1)" office:value-type="float" office:value="67" calcext:value-type="float">
            <text:p>67</text:p>
          </table:table-cell>
          <table:table-cell table:formula="of:=IF(MOD(([.B100]+[.C100])-([.$H$4]+1);[.$D$4])=0;[.$D$4];MOD(([.B100]+[.C100])-([.$H$4]+1);[.$D$4]))" office:value-type="float" office:value="26" calcext:value-type="float">
            <text:p>26</text:p>
          </table:table-cell>
          <table:table-cell table:formula="of:=IF([.D100]=0;MID([.$D$83];[.$D$4];1);IF([.D100]=[.$D$4];MID([.$D$83];[.$D$4];1);MID([.$D$83];[.D100];1)))" office:value-type="string" office:string-value="&gt;" calcext:value-type="string">
            <text:p>&gt;</text:p>
          </table:table-cell>
          <table:table-cell table:number-columns-repeated="1019"/>
        </table:table-row>
        <table:table-row table:style-name="ro1">
          <table:table-cell table:formula="of:=MID([.A85];16;1)" office:value-type="string" office:string-value="g" calcext:value-type="string">
            <text:p>g</text:p>
          </table:table-cell>
          <table:table-cell table:formula="of:=FIND([.A101];[.$D$83];1)" office:value-type="float" office:value="59" calcext:value-type="float">
            <text:p>59</text:p>
          </table:table-cell>
          <table:table-cell table:formula="of:=FIND(MID([.$A$78];[.$A$6]+16;1);[.$D$83];1)" office:value-type="float" office:value="57" calcext:value-type="float">
            <text:p>57</text:p>
          </table:table-cell>
          <table:table-cell table:formula="of:=IF(MOD(([.B101]+[.C101])-([.$H$4]+1);[.$D$4])=0;[.$D$4];MOD(([.B101]+[.C101])-([.$H$4]+1);[.$D$4]))" office:value-type="float" office:value="58" calcext:value-type="float">
            <text:p>58</text:p>
          </table:table-cell>
          <table:table-cell table:formula="of:=IF([.D101]=0;MID([.$D$83];[.$D$4];1);IF([.D101]=[.$D$4];MID([.$D$83];[.$D$4];1);MID([.$D$83];[.D101];1)))" office:value-type="string" office:string-value="e" calcext:value-type="string">
            <text:p>e</text:p>
          </table:table-cell>
          <table:table-cell table:number-columns-repeated="1019"/>
        </table:table-row>
        <table:table-row table:style-name="ro1">
          <table:table-cell table:style-name="ce28" table:formula="of:=COM.MICROSOFT.CONCAT([.$E$86];[.$E$87];[.$E$88];[.$E$89];[.$E$90];[.$E$91];[.$E$92];[.$E$93];[.$E$94];[.$E$95];[.$E$96];[.$E$97];[.$E$98];[.$E$99];[.$E$100];[.$E$101])" office:value-type="string" office:string-value="/h =YT@VCT5h^V&gt;e" calcext:value-type="string">
            <text:p>/h =YT@VCT5h^V&gt;e</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h =YT@VCT5h^V&gt;eA Beautiful MindA Beautiful Mind" calcext:value-type="string">
            <text:p>/h =YT@VCT5h^V&gt;eA Beautiful MindA Beautiful Mind</text:p>
          </table:table-cell>
          <table:table-cell table:style-name="ce27" table:formula="of:=COM.MICROSOFT.CONCAT( &quot;  OTP SIZE=  &quot;;LEN([.A103]))"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 office:value-type="string" calcext:value-type="string">
            <text:p>ROWS 111 to 114 are BACKUP COPY OF ROWS 1 to 4</text:p>
          </table:table-cell>
          <table:table-cell table:style-name="ce5"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22" office:value-type="string" calcext:value-type="string">
            <text:p>OWP START CHARACTER SET</text:p>
          </table:table-cell>
          <table:table-cell table:style-name="ce22" office:value-type="string" calcext:value-type="string">
            <text:p>OWP TEXT # NOT SPACES</text:p>
          </table:table-cell>
          <table:table-cell table:style-name="ce32" office:value-type="string" calcext:value-type="string">
            <text:p>ENCRYPTED MESSAGE SHEET</text:p>
          </table:table-cell>
          <table:table-cell table:style-name="ce32" office:value-type="string" calcext:value-type="string">
            <text:p>DECRYPTED MESSAGE SHEET</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office:value-type="string" calcext:value-type="string">
            <text:p>!"#$%&amp;'()*+,-./0123456789:&lt;=&gt;?@ABCDEFGHIJKLMNOPQRSTUVWXYZ[\]^_`abcdefghijklmnopqrstuvwxyz{|}~</text:p>
          </table:table-cell>
          <table:table-cell table:style-name="ce8" office:value-type="string" calcext:value-type="string">
            <text:p>A#Beautiful#Mind</text:p>
          </table:table-cell>
          <table:table-cell table:style-name="ce10" table:formula="of:=[Encrypt_16.A212]" office:value-type="float" office:value="0" calcext:value-type="float">
            <text:p>0</text:p>
          </table:table-cell>
          <table:table-cell table:style-name="ce10" table:formula="of:=[Decrypt_16.A212]" office:value-type="float" office:value="0" calcext:value-type="float">
            <text:p>0</text:p>
          </table:table-cell>
          <table:table-cell table:style-name="ce8" office:value-type="float" office:value="24" calcext:value-type="float">
            <text:p>24</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57" calcext:value-type="float">
            <text:p>57</text:p>
          </table:table-cell>
          <table:table-cell table:style-name="ce8" office:value-type="float" office:value="0" calcext:value-type="float">
            <text:p>0</text:p>
          </table:table-cell>
          <table:table-cell table:style-name="ce11" table:number-columns-repeated="1015"/>
        </table:table-row>
        <table:table-row table:style-name="ro1">
          <table:table-cell table:style-name="ce26" table:formula="of:=IF(LEN([.$B$2])&lt;16;COM.MICROSOFT.CONCAT([.$B$2];LEFT([.$B$4];MOD(16-LEN([.$B$2]);16)));IF(LEN([.$B$2])&gt;=16;LEFT([.$B$2];16);[.$B$2]))" office:value-type="string" office:string-value="A Beautiful Mind" calcext:value-type="string">
            <text:p>A Beautiful 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A Beautiful Mind" calcext:value-type="string">
            <text:p>A Beautiful Mind</text:p>
          </table:table-cell>
          <table:table-cell table:style-name="ce16" table:formula="of:=COM.MICROSOFT.CONCAT(&quot;__&quot;;LEFT([.$A$2];LEN([.$B$2])))" office:value-type="string" office:string-value="__!&quot;#$%&amp;'()*+,-./0" calcext:value-type="string">
            <text:p>__!"#$%&amp;'()*+,-./0</text:p>
          </table:table-cell>
          <table:table-cell table:style-name="ce32" office:value-type="string" calcext:value-type="string">
            <text:p>LENGTH CHARACTER SET <text:s/>A2 IS -– &gt;&gt;</text:p>
          </table:table-cell>
          <table:table-cell table:style-name="ce32"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number-columns-repeated="4"/>
          <table:table-cell table:number-columns-repeated="1010"/>
        </table:table-row>
        <table:table-row table:style-name="ro1" table:number-rows-repeated="2">
          <table:table-cell table:number-columns-repeated="4"/>
          <table:table-cell table:style-name="Default"/>
          <table:table-cell table:number-columns-repeated="1019"/>
        </table:table-row>
        <table:table-row table:style-name="ro1">
          <table:table-cell table:style-name="ce32" office:value-type="string" calcext:value-type="string">
            <text:p>OWP Basic Character Set</text:p>
          </table:table-cell>
          <table:table-cell table:number-columns-repeated="3"/>
          <table:table-cell table:style-name="Default"/>
          <table:table-cell table:number-columns-repeated="1019"/>
        </table:table-row>
        <table:table-row table:style-name="ro1">
          <table:table-cell table:style-name="ce9" office:value-type="string" calcext:value-type="string">
            <text:p>abcdefghijklmnopqrstuvwxyz0123456789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SAMPLE CHARACTER SETS BELOW NO SPACE. <text:s/>Copy <text:s/>A121 into A2 for full set NO space.</text:p>
          </table:table-cell>
          <table:table-cell table:style-name="ce32" table:number-columns-repeated="2"/>
          <table:table-cell table:style-name="ce20" table:number-columns-repeated="1021"/>
        </table:table-row>
        <table:table-row table:style-name="ro1">
          <table:table-cell office:value-type="string" calcext:value-type="string">
            <text:p>!"#$%&amp;'()*+,-./0123456789:&lt;=&gt;?@ABCDEFGHIJKLMNOPQRSTUVWXYZ[\]^_`abcdefghijklmnopqrstuvwxyz{|}~</text:p>
          </table:table-cell>
          <table:table-cell table:number-columns-repeated="3"/>
          <table:table-cell table:style-name="Default"/>
          <table:table-cell table:number-columns-repeated="1019"/>
        </table:table-row>
        <table:table-row table:style-name="ro1">
          <table:table-cell table:style-name="ce6"/>
          <table:table-cell table:number-columns-repeated="3"/>
          <table:table-cell table:style-name="Default"/>
          <table:table-cell table:number-columns-repeated="1019"/>
        </table:table-row>
        <table:table-row table:style-name="ro1">
          <table:table-cell office:value-type="string" calcext:value-type="string">
            <text:p>0123456789/_ABCDEFGHIJKLMNOPQRSTUVWXYZabcdefghijklmnopqrstuvwxyz</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style-name="ce13" office:value-type="string" calcext:value-type="string">
            <text:p>ABCDEFGHIJKLMNOPQRSTUVWXYZ0123456789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PCurQ9:&lt;=&gt;?@ABDEFGHIJKLMNORSTUVWXYZ[\]^_`abcdefghijklmnopqst vwxyz{|}~!"#$%&amp;'()*+,-./012345678</text:p>
          </table:table-cell>
          <table:table-cell table:number-columns-repeated="3"/>
          <table:table-cell table:style-name="Default"/>
          <table:table-cell table:number-columns-repeated="1019"/>
        </table:table-row>
      </table:table>
      <table:table table:name="Sheet2" table:style-name="ta1" table:protected="true">
        <loext:table-protection loext:select-protected-cells="true" loext:select-unprotected-cells="tru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1.$D$83]" office:value-type="string" office:string-value="D5AtBCif./01234678urQ9: &lt;&gt;?EFGHIJKLMNORSTUVWXYZ[\]^_`abcdeg@=hjklmnopqsvwxyz{|}~!&quot;#%&amp;'()*+,-P$" calcext:value-type="string">
            <text:p>D5AtBCif./01234678urQ9: &lt;&gt;?EFGHIJKLMNORSTUVWXYZ[\]^_`abcdeg@=hjklmnopqsvwxyz{|}~!"#%&amp;'()*+,-P$</text:p>
          </table:table-cell>
          <table:table-cell table:style-name="ce23" table:formula="of:=[Sheet1.A102]" office:value-type="string" office:string-value="/h =YT@VCT5h^V&gt;e" calcext:value-type="string">
            <text:p>/h =YT@VCT5h^V&gt;e</text:p>
          </table:table-cell>
          <table:table-cell table:style-name="ce28"/>
          <table:table-cell/>
          <table:table-cell table:style-name="ce6" table:formula="of:=[Sheet1.E2]" office:value-type="float" office:value="24" calcext:value-type="float">
            <text:p>24</text:p>
          </table:table-cell>
          <table:table-cell table:style-name="ce6" table:formula="of:=[Sheet1.F2]" office:value-type="float" office:value="11" calcext:value-type="float">
            <text:p>11</text:p>
          </table:table-cell>
          <table:table-cell table:style-name="ce6" table:formula="of:=[Sheet1.G2]" office:value-type="float" office:value="60" calcext:value-type="float">
            <text:p>60</text:p>
          </table:table-cell>
          <table:table-cell table:style-name="ce6" table:formula="of:=[Sheet1.H2]" office:value-type="float" office:value="57" calcext:value-type="float">
            <text:p>57</text:p>
          </table:table-cell>
          <table:table-cell table:style-name="ce6" table:formula="of:=[Sheet1.I2]" office:value-type="float" office:value="0" calcext:value-type="float">
            <text:p>0</text:p>
          </table:table-cell>
          <table:table-cell table:number-columns-repeated="1015"/>
        </table:table-row>
        <table:table-row table:style-name="ro1">
          <table:table-cell table:style-name="ce27" table:formula="of:=[Sheet1.A103]" office:value-type="string" office:string-value="/h =YT@VCT5h^V&gt;eA Beautiful MindA Beautiful Mind" calcext:value-type="string">
            <text:p>/h =YT@VCT5h^V&gt;eA Beautiful MindA Beautiful 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h =YT@VCT5h^V&gt;eA Beautiful MindA Beautiful Mind" calcext:value-type="string">
            <text:p>/h =YT@VCT5h^V&gt;eA Beautiful MindA Beautiful Mind</text:p>
          </table:table-cell>
          <table:table-cell table:style-name="ce17" table:formula="of:=[Sheet1.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D5AtBCif./01234678urQ9: " calcext:value-type="string">
            <text:p>D5AtBCif./01234678urQ9: </text:p>
          </table:table-cell>
          <table:table-cell table:formula="of:=IF([.$E$3]=0;RIGHT([.$A$2];[.$D$4]-[.$E$4]);LEFT([.$A$2];[.$D$4]-[.$E$4]))" office:value-type="string" office:string-value="&lt;&gt;?EFGHIJKLMNORSTUVWXYZ[\]^_`abcdeg@=hjklmnopqsvwxyz{|}~!&quot;#%&amp;'()*+,-P$" calcext:value-type="string">
            <text:p>&lt;&gt;?EFGHIJKLMNORSTUVWXYZ[\]^_`abcdeg@=hjklmnopqsvwxyz{|}~!"#%&amp;'()*+,-P$</text:p>
          </table:table-cell>
          <table:table-cell table:style-name="ce28" table:formula="of:=IF([.$E$3]=0;COM.MICROSOFT.CONCAT([.C5];[.B5]);COM.MICROSOFT.CONCAT([.C6];[.B6]))" office:value-type="string" office:string-value="&lt;&gt;?EFGHIJKLMNORSTUVWXYZ[\]^_`abcdeg@=hjklmnopqsvwxyz{|}~!&quot;#%&amp;'()*+,-P$D5AtBCif./01234678urQ9: " calcext:value-type="string">
            <text:p>&lt;&gt;?EFGHIJKLMNORSTUVWXYZ[\]^_`abcdeg@=hjklmnopqsvwxyz{|}~!"#%&amp;'()*+,-P$D5AtBCif./01234678urQ9: </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D5AtBCif./01234678urQ9: &lt;&gt;?EFGHIJKLMNORSTUVWXYZ[\]^_`abcdeg@=hjklmnopq" calcext:value-type="string">
            <text:p>D5AtBCif./01234678urQ9: &lt;&gt;?EFGHIJKLMNORSTUVWXYZ[\]^_`abcdeg@=hjklmnopq</text:p>
          </table:table-cell>
          <table:table-cell table:formula="of:=RIGHT([.$A$2];[.$E$4])" office:value-type="string" office:string-value="svwxyz{|}~!&quot;#%&amp;'()*+,-P$" calcext:value-type="string">
            <text:p>svwxyz{|}~!"#%&amp;'()*+,-P$</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 calcext:value-type="string">
            <text:p>\</text:p>
          </table:table-cell>
          <table:table-cell/>
          <table:table-cell table:style-name="ce28" table:formula="of:=IF([.$E$3]=0;COM.MICROSOFT.CONCAT([.B7];REPLACE([.D5];([.$E$4]+1);1;&quot;&quot;));COM.MICROSOFT.CONCAT(REPLACE([.D5];([.$E$4]+1);1;&quot;&quot;);[.B7]))" office:value-type="string" office:string-value="\&lt;&gt;?EFGHIJKLMNORSTUVWXYZ[]^_`abcdeg@=hjklmnopqsvwxyz{|}~!&quot;#%&amp;'()*+,-P$D5AtBCif./01234678urQ9: " calcext:value-type="string">
            <text:p>\&lt;&gt;?EFGHIJKLMNORSTUVWXYZ[]^_`abcdeg@=hjklmnopqsvwxyz{|}~!"#%&amp;'()*+,-P$D5AtBCif./01234678urQ9: </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COM.MICROSOFT.CONCAT(MID([.D7];[.$E$4]+1;1);MID([.D7];[.$F$4]+1;1);MID([.D7];[.$G$4]+1;1);MID([.D7];[.$H$4]+1;1))" office:value-type="string" office:string-value="[L&amp;&quot;" calcext:value-type="string">
            <text:p>[L&amp;"</text:p>
          </table:table-cell>
          <table:table-cell/>
          <table:table-cell table:formula="of:=COM.MICROSOFT.CONCAT([.B8];SUBSTITUTE(SUBSTITUTE(SUBSTITUTE(SUBSTITUTE([.D7];MID([.B8];1;1);&quot;&quot;;1);MID([.B8];2;1);&quot;&quot;;1);MID([.B8];3;1);&quot;&quot;;1);MID([.B8];4;1);&quot;&quot;;1))" office:value-type="string" office:string-value="[L&amp;&quot;\&lt;&gt;?EFGHIJKMNORSTUVWXYZ]^_`abcdeg@=hjklmnopqsvwxyz{|}~!#%'()*+,-P$D5AtBCif./01234678urQ9: " calcext:value-type="string">
            <text:p>[L&amp;"\&lt;&gt;?EFGHIJKMNORSTUVWXYZ]^_`abcdeg@=hjklmnopqsvwxyz{|}~!#%'()*+,-P$D5AtBCif./01234678urQ9: </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2"/>
          <table:table-cell table:formula="of:=LEN([.K8])" office:value-type="float" office:value="0" calcext:value-type="float">
            <text:p>0</text:p>
          </table:table-cell>
          <table:table-cell table:number-columns-repeated="1010"/>
        </table:table-row>
        <table:table-row table:style-name="ro1">
          <table:table-cell table:style-name="ce27" table:formula="of:=[.$A$4]" office:value-type="string" office:string-value="/h =YT@VCT5h^V&gt;eA Beautiful MindA Beautiful Mind" calcext:value-type="string">
            <text:p>/h =YT@VCT5h^V&gt;eA Beautiful MindA Beautiful Mind</text:p>
          </table:table-cell>
          <table:table-cell table:number-columns-repeated="3"/>
          <table:table-cell table:style-name="Default"/>
          <table:table-cell table:number-columns-repeated="5"/>
          <table:table-cell table:style-name="ce28"/>
          <table:table-cell table:number-columns-repeated="2"/>
          <table:table-cell table:formula="of:=LEN([.K9])" office:value-type="float" office:value="0" calcext:value-type="float">
            <text:p>0</text:p>
          </table:table-cell>
          <table:table-cell table:number-columns-repeated="1010"/>
        </table:table-row>
        <table:table-row table:style-name="ro1">
          <table:table-cell/>
          <table:table-cell office:value-type="string" calcext:value-type="string">
            <text:p>B2 <text:s/>char positions in D8</text:p>
          </table:table-cell>
          <table:table-cell table:formula="of:=COM.MICROSOFT.CONCAT(&quot;'&quot;;MID([.$A$3];1;16);&quot;'&quot;;&quot; A3 char positions in D8&quot;)" office:value-type="string" office:string-value="'/h =YT@VCT5h^V&gt;e' A3 char positions in D8" calcext:value-type="string">
            <text:p>'/h =YT@VCT5h^V&gt;e' A3 char positions in D8</text:p>
          </table:table-cell>
          <table:table-cell/>
          <table:table-cell table:style-name="Default"/>
          <table:table-cell table:number-columns-repeated="5"/>
          <table:table-cell table:style-name="ce28"/>
          <table:table-cell table:number-columns-repeated="2"/>
          <table:table-cell table:formula="of:=LEN([.K10])" office:value-type="float" office:value="0" calcext:value-type="float">
            <text:p>0</text:p>
          </table:table-cell>
          <table:table-cell table:number-columns-repeated="1010"/>
        </table:table-row>
        <table:table-row table:style-name="ro1">
          <table:table-cell table:formula="of:=MID([.$A$4];1;1)" office:value-type="string" office:string-value="/" calcext:value-type="string">
            <text:p>/</text:p>
          </table:table-cell>
          <table:table-cell table:formula="of:=FIND([.A11];[.$D$8];1)" office:value-type="float" office:value="80" calcext:value-type="float">
            <text:p>80</text:p>
          </table:table-cell>
          <table:table-cell table:formula="of:=FIND(MID([.$A$9];[.$A$6]+1;1);[.$D$8];1)" office:value-type="float" office:value="73" calcext:value-type="float">
            <text:p>73</text:p>
          </table:table-cell>
          <table:table-cell table:formula="of:=IF(MOD(([.B11]+[.C11])-([.$E$4]+1);[.$D$4])=0;[.$D$4];MOD(([.B11]+[.C11])-([.$E$4]+1);[.$D$4]))" office:value-type="float" office:value="34" calcext:value-type="float">
            <text:p>34</text:p>
          </table:table-cell>
          <table:table-cell table:formula="of:=IF([.D11]=0;MID([.$D$8];[.$D$4];1);IF([.D11]=[.$D$4];MID([.$D$8];[.$D$4];1);MID([.$D$8];[.D11];1)))" office:value-type="string" office:string-value="c" calcext:value-type="string">
            <text:p>c</text:p>
          </table:table-cell>
          <table:table-cell table:number-columns-repeated="5"/>
          <table:table-cell table:style-name="ce28"/>
          <table:table-cell table:number-columns-repeated="2"/>
          <table:table-cell table:formula="of:=LEN([.K11])" office:value-type="float" office:value="0" calcext:value-type="float">
            <text:p>0</text:p>
          </table:table-cell>
          <table:table-cell table:number-columns-repeated="1010"/>
        </table:table-row>
        <table:table-row table:style-name="ro1">
          <table:table-cell table:formula="of:=MID([.$A$4];2;1)" office:value-type="string" office:string-value="h" calcext:value-type="string">
            <text:p>h</text:p>
          </table:table-cell>
          <table:table-cell table:formula="of:=FIND([.A12];[.$D$8];1)" office:value-type="float" office:value="40" calcext:value-type="float">
            <text:p>40</text:p>
          </table:table-cell>
          <table:table-cell table:formula="of:=FIND(MID([.$A$9];[.$A$6]+2;1);[.$D$8];1)" office:value-type="float" office:value="94" calcext:value-type="float">
            <text:p>94</text:p>
          </table:table-cell>
          <table:table-cell table:formula="of:=IF(MOD(([.B12]+[.C12])-([.$E$4]+1);[.$D$4])=0;[.$D$4];MOD(([.B12]+[.C12])-([.$E$4]+1);[.$D$4]))" office:value-type="float" office:value="15" calcext:value-type="float">
            <text:p>15</text:p>
          </table:table-cell>
          <table:table-cell table:formula="of:=IF([.D12]=0;MID([.$D$8];[.$D$4];1);IF([.D12]=[.$D$4];MID([.$D$8];[.$D$4];1);MID([.$D$8];[.D12];1)))" office:value-type="string" office:string-value="K" calcext:value-type="string">
            <text:p>K</text:p>
          </table:table-cell>
          <table:table-cell table:number-columns-repeated="1019"/>
        </table:table-row>
        <table:table-row table:style-name="ro1">
          <table:table-cell table:formula="of:=MID([.$A$4];3;1)" office:value-type="string" office:string-value=" " calcext:value-type="string">
            <text:p><text:s/></text:p>
          </table:table-cell>
          <table:table-cell table:formula="of:=FIND([.A13];[.$D$8];1)" office:value-type="float" office:value="94" calcext:value-type="float">
            <text:p>94</text:p>
          </table:table-cell>
          <table:table-cell table:formula="of:=FIND(MID([.$A$9];[.$A$6]+3;1);[.$D$8];1)" office:value-type="float" office:value="75" calcext:value-type="float">
            <text:p>75</text:p>
          </table:table-cell>
          <table:table-cell table:formula="of:=IF(MOD(([.B13]+[.C13])-([.$E$4]+1);[.$D$4])=0;[.$D$4];MOD(([.B13]+[.C13])-([.$E$4]+1);[.$D$4]))" office:value-type="float" office:value="50" calcext:value-type="float">
            <text:p>50</text:p>
          </table:table-cell>
          <table:table-cell table:formula="of:=IF([.D13]=0;MID([.$D$8];[.$D$4];1);IF([.D13]=[.$D$4];MID([.$D$8];[.$D$4];1);MID([.$D$8];[.D13];1)))" office:value-type="string" office:string-value="v" calcext:value-type="string">
            <text:p>v</text:p>
          </table:table-cell>
          <table:table-cell table:number-columns-repeated="8"/>
          <table:table-cell table:formula="of:=LEN([.K13])" office:value-type="float" office:value="0" calcext:value-type="float">
            <text:p>0</text:p>
          </table:table-cell>
          <table:table-cell table:number-columns-repeated="1010"/>
        </table:table-row>
        <table:table-row table:style-name="ro1">
          <table:table-cell table:formula="of:=MID([.$A$4];4;1)" office:value-type="string" office:string-value="=" calcext:value-type="string">
            <text:p>=</text:p>
          </table:table-cell>
          <table:table-cell table:formula="of:=FIND([.A14];[.$D$8];1)" office:value-type="float" office:value="39" calcext:value-type="float">
            <text:p>39</text:p>
          </table:table-cell>
          <table:table-cell table:formula="of:=FIND(MID([.$A$9];[.$A$6]+4;1);[.$D$8];1)" office:value-type="float" office:value="36" calcext:value-type="float">
            <text:p>36</text:p>
          </table:table-cell>
          <table:table-cell table:formula="of:=IF(MOD(([.B14]+[.C14])-([.$E$4]+1);[.$D$4])=0;[.$D$4];MOD(([.B14]+[.C14])-([.$E$4]+1);[.$D$4]))" office:value-type="float" office:value="50" calcext:value-type="float">
            <text:p>50</text:p>
          </table:table-cell>
          <table:table-cell table:formula="of:=IF([.D14]=0;MID([.$D$8];[.$D$4];1);IF([.D14]=[.$D$4];MID([.$D$8];[.$D$4];1);MID([.$D$8];[.D14];1)))" office:value-type="string" office:string-value="v" calcext:value-type="string">
            <text:p>v</text:p>
          </table:table-cell>
          <table:table-cell table:number-columns-repeated="8"/>
          <table:table-cell table:formula="of:=LEN([.K14])" office:value-type="float" office:value="0" calcext:value-type="float">
            <text:p>0</text:p>
          </table:table-cell>
          <table:table-cell table:number-columns-repeated="1010"/>
        </table:table-row>
        <table:table-row table:style-name="ro1">
          <table:table-cell table:formula="of:=MID([.$A$4];5;1)" office:value-type="string" office:string-value="Y" calcext:value-type="string">
            <text:p>Y</text:p>
          </table:table-cell>
          <table:table-cell table:formula="of:=FIND([.A15];[.$D$8];1)" office:value-type="float" office:value="26" calcext:value-type="float">
            <text:p>26</text:p>
          </table:table-cell>
          <table:table-cell table:formula="of:=FIND(MID([.$A$9];[.$A$6]+5;1);[.$D$8];1)" office:value-type="float" office:value="32" calcext:value-type="float">
            <text:p>32</text:p>
          </table:table-cell>
          <table:table-cell table:formula="of:=IF(MOD(([.B15]+[.C15])-([.$E$4]+1);[.$D$4])=0;[.$D$4];MOD(([.B15]+[.C15])-([.$E$4]+1);[.$D$4]))" office:value-type="float" office:value="33" calcext:value-type="float">
            <text:p>33</text:p>
          </table:table-cell>
          <table:table-cell table:formula="of:=IF([.D15]=0;MID([.$D$8];[.$D$4];1);IF([.D15]=[.$D$4];MID([.$D$8];[.$D$4];1);MID([.$D$8];[.D15];1)))" office:value-type="string" office:string-value="b" calcext:value-type="string">
            <text:p>b</text:p>
          </table:table-cell>
          <table:table-cell table:number-columns-repeated="8"/>
          <table:table-cell table:formula="of:=LEN([.K15])" office:value-type="float" office:value="0" calcext:value-type="float">
            <text:p>0</text:p>
          </table:table-cell>
          <table:table-cell table:number-columns-repeated="1010"/>
        </table:table-row>
        <table:table-row table:style-name="ro1">
          <table:table-cell table:formula="of:=MID([.$A$4];6;1)" office:value-type="string" office:string-value="T" calcext:value-type="string">
            <text:p>T</text:p>
          </table:table-cell>
          <table:table-cell table:formula="of:=FIND([.A16];[.$D$8];1)" office:value-type="float" office:value="21" calcext:value-type="float">
            <text:p>21</text:p>
          </table:table-cell>
          <table:table-cell table:formula="of:=FIND(MID([.$A$9];[.$A$6]+6;1);[.$D$8];1)" office:value-type="float" office:value="89" calcext:value-type="float">
            <text:p>89</text:p>
          </table:table-cell>
          <table:table-cell table:formula="of:=IF(MOD(([.B16]+[.C16])-([.$E$4]+1);[.$D$4])=0;[.$D$4];MOD(([.B16]+[.C16])-([.$E$4]+1);[.$D$4]))" office:value-type="float" office:value="85" calcext:value-type="float">
            <text:p>85</text:p>
          </table:table-cell>
          <table:table-cell table:formula="of:=IF([.D16]=0;MID([.$D$8];[.$D$4];1);IF([.D16]=[.$D$4];MID([.$D$8];[.$D$4];1);MID([.$D$8];[.D16];1)))" office:value-type="string" office:string-value="4" calcext:value-type="string">
            <text:p>4</text:p>
          </table:table-cell>
          <table:table-cell table:number-columns-repeated="8"/>
          <table:table-cell table:formula="of:=LEN([.K16])" office:value-type="float" office:value="0" calcext:value-type="float">
            <text:p>0</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38" calcext:value-type="float">
            <text:p>38</text:p>
          </table:table-cell>
          <table:table-cell table:formula="of:=FIND(MID([.$A$9];[.$A$6]+7;1);[.$D$8];1)" office:value-type="float" office:value="74" calcext:value-type="float">
            <text:p>74</text:p>
          </table:table-cell>
          <table:table-cell table:formula="of:=IF(MOD(([.B17]+[.C17])-([.$E$4]+1);[.$D$4])=0;[.$D$4];MOD(([.B17]+[.C17])-([.$E$4]+1);[.$D$4]))" office:value-type="float" office:value="87" calcext:value-type="float">
            <text:p>87</text:p>
          </table:table-cell>
          <table:table-cell table:formula="of:=IF([.D17]=0;MID([.$D$8];[.$D$4];1);IF([.D17]=[.$D$4];MID([.$D$8];[.$D$4];1);MID([.$D$8];[.D17];1)))" office:value-type="string" office:string-value="7" calcext:value-type="string">
            <text:p>7</text:p>
          </table:table-cell>
          <table:table-cell table:number-columns-repeated="1019"/>
        </table:table-row>
        <table:table-row table:style-name="ro1">
          <table:table-cell table:formula="of:=MID([.$A$4];8;1)" office:value-type="string" office:string-value="V" calcext:value-type="string">
            <text:p>V</text:p>
          </table:table-cell>
          <table:table-cell table:formula="of:=FIND([.A18];[.$D$8];1)" office:value-type="float" office:value="23" calcext:value-type="float">
            <text:p>23</text:p>
          </table:table-cell>
          <table:table-cell table:formula="of:=FIND(MID([.$A$9];[.$A$6]+8;1);[.$D$8];1)" office:value-type="float" office:value="77" calcext:value-type="float">
            <text:p>77</text:p>
          </table:table-cell>
          <table:table-cell table:formula="of:=IF(MOD(([.B18]+[.C18])-([.$E$4]+1);[.$D$4])=0;[.$D$4];MOD(([.B18]+[.C18])-([.$E$4]+1);[.$D$4]))" office:value-type="float" office:value="75" calcext:value-type="float">
            <text:p>75</text:p>
          </table:table-cell>
          <table:table-cell table:formula="of:=IF([.D18]=0;MID([.$D$8];[.$D$4];1);IF([.D18]=[.$D$4];MID([.$D$8];[.$D$4];1);MID([.$D$8];[.D18];1)))" office:value-type="string" office:string-value="B" calcext:value-type="string">
            <text:p>B</text:p>
          </table:table-cell>
          <table:table-cell table:number-columns-repeated="1019"/>
        </table:table-row>
        <table:table-row table:style-name="ro1">
          <table:table-cell table:formula="of:=MID([.$A$4];9;1)" office:value-type="string" office:string-value="C" calcext:value-type="string">
            <text:p>C</text:p>
          </table:table-cell>
          <table:table-cell table:formula="of:=FIND([.A19];[.$D$8];1)" office:value-type="float" office:value="76" calcext:value-type="float">
            <text:p>76</text:p>
          </table:table-cell>
          <table:table-cell table:formula="of:=FIND(MID([.$A$9];[.$A$6]+9;1);[.$D$8];1)" office:value-type="float" office:value="78" calcext:value-type="float">
            <text:p>78</text:p>
          </table:table-cell>
          <table:table-cell table:formula="of:=IF(MOD(([.B19]+[.C19])-([.$E$4]+1);[.$D$4])=0;[.$D$4];MOD(([.B19]+[.C19])-([.$E$4]+1);[.$D$4]))" office:value-type="float" office:value="35" calcext:value-type="float">
            <text:p>35</text:p>
          </table:table-cell>
          <table:table-cell table:formula="of:=IF([.D19]=0;MID([.$D$8];[.$D$4];1);IF([.D19]=[.$D$4];MID([.$D$8];[.$D$4];1);MID([.$D$8];[.D19];1)))" office:value-type="string" office:string-value="d" calcext:value-type="string">
            <text:p>d</text:p>
          </table:table-cell>
          <table:table-cell table:number-columns-repeated="1019"/>
        </table:table-row>
        <table:table-row table:style-name="ro1">
          <table:table-cell table:formula="of:=MID([.$A$4];10;1)" office:value-type="string" office:string-value="T" calcext:value-type="string">
            <text:p>T</text:p>
          </table:table-cell>
          <table:table-cell table:formula="of:=FIND([.A20];[.$D$8];1)" office:value-type="float" office:value="21" calcext:value-type="float">
            <text:p>21</text:p>
          </table:table-cell>
          <table:table-cell table:formula="of:=FIND(MID([.$A$9];[.$A$6]+10;1);[.$D$8];1)" office:value-type="float" office:value="89" calcext:value-type="float">
            <text:p>89</text:p>
          </table:table-cell>
          <table:table-cell table:formula="of:=IF(MOD(([.B20]+[.C20])-([.$E$4]+1);[.$D$4])=0;[.$D$4];MOD(([.B20]+[.C20])-([.$E$4]+1);[.$D$4]))" office:value-type="float" office:value="85" calcext:value-type="float">
            <text:p>85</text:p>
          </table:table-cell>
          <table:table-cell table:formula="of:=IF([.D20]=0;MID([.$D$8];[.$D$4];1);IF([.D20]=[.$D$4];MID([.$D$8];[.$D$4];1);MID([.$D$8];[.D20];1)))" office:value-type="string" office:string-value="4" calcext:value-type="string">
            <text:p>4</text:p>
          </table:table-cell>
          <table:table-cell table:number-columns-repeated="1019"/>
        </table:table-row>
        <table:table-row table:style-name="ro1">
          <table:table-cell table:formula="of:=MID([.$A$4];11;1)" office:value-type="string" office:string-value="5" calcext:value-type="string">
            <text:p>5</text:p>
          </table:table-cell>
          <table:table-cell table:formula="of:=FIND([.A21];[.$D$8];1)" office:value-type="float" office:value="72" calcext:value-type="float">
            <text:p>72</text:p>
          </table:table-cell>
          <table:table-cell table:formula="of:=FIND(MID([.$A$9];[.$A$6]+11;1);[.$D$8];1)" office:value-type="float" office:value="43" calcext:value-type="float">
            <text:p>43</text:p>
          </table:table-cell>
          <table:table-cell table:formula="of:=IF(MOD(([.B21]+[.C21])-([.$E$4]+1);[.$D$4])=0;[.$D$4];MOD(([.B21]+[.C21])-([.$E$4]+1);[.$D$4]))" office:value-type="float" office:value="90" calcext:value-type="float">
            <text:p>90</text:p>
          </table:table-cell>
          <table:table-cell table:formula="of:=IF([.D21]=0;MID([.$D$8];[.$D$4];1);IF([.D21]=[.$D$4];MID([.$D$8];[.$D$4];1);MID([.$D$8];[.D21];1)))" office:value-type="string" office:string-value="r" calcext:value-type="string">
            <text:p>r</text:p>
          </table:table-cell>
          <table:table-cell table:number-columns-repeated="1019"/>
        </table:table-row>
        <table:table-row table:style-name="ro1">
          <table:table-cell table:formula="of:=MID([.$A$4];12;1)" office:value-type="string" office:string-value="h" calcext:value-type="string">
            <text:p>h</text:p>
          </table:table-cell>
          <table:table-cell table:formula="of:=FIND([.A22];[.$D$8];1)" office:value-type="float" office:value="40" calcext:value-type="float">
            <text:p>40</text:p>
          </table:table-cell>
          <table:table-cell table:formula="of:=FIND(MID([.$A$9];[.$A$6]+12;1);[.$D$8];1)" office:value-type="float" office:value="94" calcext:value-type="float">
            <text:p>94</text:p>
          </table:table-cell>
          <table:table-cell table:formula="of:=IF(MOD(([.B22]+[.C22])-([.$E$4]+1);[.$D$4])=0;[.$D$4];MOD(([.B22]+[.C22])-([.$E$4]+1);[.$D$4]))" office:value-type="float" office:value="15" calcext:value-type="float">
            <text:p>15</text:p>
          </table:table-cell>
          <table:table-cell table:formula="of:=IF([.D22]=0;MID([.$D$8];[.$D$4];1);IF([.D22]=[.$D$4];MID([.$D$8];[.$D$4];1);MID([.$D$8];[.D22];1)))" office:value-type="string" office:string-value="K" calcext:value-type="string">
            <text:p>K</text:p>
          </table:table-cell>
          <table:table-cell table:number-columns-repeated="1019"/>
        </table:table-row>
        <table:table-row table:style-name="ro1">
          <table:table-cell table:formula="of:=MID([.$A$4];13;1)" office:value-type="string" office:string-value="^" calcext:value-type="string">
            <text:p>^</text:p>
          </table:table-cell>
          <table:table-cell table:formula="of:=FIND([.A23];[.$D$8];1)" office:value-type="float" office:value="29" calcext:value-type="float">
            <text:p>29</text:p>
          </table:table-cell>
          <table:table-cell table:formula="of:=FIND(MID([.$A$9];[.$A$6]+13;1);[.$D$8];1)" office:value-type="float" office:value="16" calcext:value-type="float">
            <text:p>16</text:p>
          </table:table-cell>
          <table:table-cell table:formula="of:=IF(MOD(([.B23]+[.C23])-([.$E$4]+1);[.$D$4])=0;[.$D$4];MOD(([.B23]+[.C23])-([.$E$4]+1);[.$D$4]))" office:value-type="float" office:value="20" calcext:value-type="float">
            <text:p>20</text:p>
          </table:table-cell>
          <table:table-cell table:formula="of:=IF([.D23]=0;MID([.$D$8];[.$D$4];1);IF([.D23]=[.$D$4];MID([.$D$8];[.$D$4];1);MID([.$D$8];[.D23];1)))" office:value-type="string" office:string-value="S" calcext:value-type="string">
            <text:p>S</text:p>
          </table:table-cell>
          <table:table-cell table:number-columns-repeated="1019"/>
        </table:table-row>
        <table:table-row table:style-name="ro1">
          <table:table-cell table:formula="of:=MID([.$A$4];14;1)" office:value-type="string" office:string-value="V" calcext:value-type="string">
            <text:p>V</text:p>
          </table:table-cell>
          <table:table-cell table:formula="of:=FIND([.A24];[.$D$8];1)" office:value-type="float" office:value="23" calcext:value-type="float">
            <text:p>23</text:p>
          </table:table-cell>
          <table:table-cell table:formula="of:=FIND(MID([.$A$9];[.$A$6]+14;1);[.$D$8];1)" office:value-type="float" office:value="77" calcext:value-type="float">
            <text:p>77</text:p>
          </table:table-cell>
          <table:table-cell table:formula="of:=IF(MOD(([.B24]+[.C24])-([.$E$4]+1);[.$D$4])=0;[.$D$4];MOD(([.B24]+[.C24])-([.$E$4]+1);[.$D$4]))" office:value-type="float" office:value="75" calcext:value-type="float">
            <text:p>75</text:p>
          </table:table-cell>
          <table:table-cell table:formula="of:=IF([.D24]=0;MID([.$D$8];[.$D$4];1);IF([.D24]=[.$D$4];MID([.$D$8];[.$D$4];1);MID([.$D$8];[.D24];1)))" office:value-type="string" office:string-value="B" calcext:value-type="string">
            <text:p>B</text:p>
          </table:table-cell>
          <table:table-cell table:number-columns-repeated="1019"/>
        </table:table-row>
        <table:table-row table:style-name="ro1">
          <table:table-cell table:formula="of:=MID([.$A$4];15;1)" office:value-type="string" office:string-value="&gt;" calcext:value-type="string">
            <text:p>&gt;</text:p>
          </table:table-cell>
          <table:table-cell table:formula="of:=FIND([.A25];[.$D$8];1)" office:value-type="float" office:value="7" calcext:value-type="float">
            <text:p>7</text:p>
          </table:table-cell>
          <table:table-cell table:formula="of:=FIND(MID([.$A$9];[.$A$6]+15;1);[.$D$8];1)" office:value-type="float" office:value="45" calcext:value-type="float">
            <text:p>45</text:p>
          </table:table-cell>
          <table:table-cell table:formula="of:=IF(MOD(([.B25]+[.C25])-([.$E$4]+1);[.$D$4])=0;[.$D$4];MOD(([.B25]+[.C25])-([.$E$4]+1);[.$D$4]))" office:value-type="float" office:value="27" calcext:value-type="float">
            <text:p>27</text:p>
          </table:table-cell>
          <table:table-cell table:formula="of:=IF([.D25]=0;MID([.$D$8];[.$D$4];1);IF([.D25]=[.$D$4];MID([.$D$8];[.$D$4];1);MID([.$D$8];[.D25];1)))" office:value-type="string" office:string-value="Z" calcext:value-type="string">
            <text:p>Z</text:p>
          </table:table-cell>
          <table:table-cell table:number-columns-repeated="1019"/>
        </table:table-row>
        <table:table-row table:style-name="ro1">
          <table:table-cell table:formula="of:=MID([.$A$4];16;1)" office:value-type="string" office:string-value="e" calcext:value-type="string">
            <text:p>e</text:p>
          </table:table-cell>
          <table:table-cell table:formula="of:=FIND([.A26];[.$D$8];1)" office:value-type="float" office:value="36" calcext:value-type="float">
            <text:p>36</text:p>
          </table:table-cell>
          <table:table-cell table:formula="of:=FIND(MID([.$A$9];[.$A$6]+16;1);[.$D$8];1)" office:value-type="float" office:value="35" calcext:value-type="float">
            <text:p>35</text:p>
          </table:table-cell>
          <table:table-cell table:formula="of:=IF(MOD(([.B26]+[.C26])-([.$E$4]+1);[.$D$4])=0;[.$D$4];MOD(([.B26]+[.C26])-([.$E$4]+1);[.$D$4]))" office:value-type="float" office:value="46" calcext:value-type="float">
            <text:p>46</text:p>
          </table:table-cell>
          <table:table-cell table:formula="of:=IF([.D26]=0;MID([.$D$8];[.$D$4];1);IF([.D26]=[.$D$4];MID([.$D$8];[.$D$4];1);MID([.$D$8];[.D26];1)))" office:value-type="string" office:string-value="o" calcext:value-type="string">
            <text:p>o</text:p>
          </table:table-cell>
          <table:table-cell table:number-columns-repeated="1019"/>
        </table:table-row>
        <table:table-row table:style-name="ro1">
          <table:table-cell table:style-name="ce28" table:formula="of:=COM.MICROSOFT.CONCAT([.$E$11];[.$E$12];[.$E$13];[.$E$14];[.$E$15];[.$E$16];[.$E$17];[.$E$18];[.$E$19];[.$E$20];[.$E$21];[.$E$22];[.$E$23];[.$E$24];[.$E$25];[.$E$26])" office:value-type="string" office:string-value="cKvvb47Bd4rKSBZo" calcext:value-type="string">
            <text:p>cKvvb47Bd4rKSBZo</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h =YT@VCT5h^V&gt;eA Beautiful MindA Beautiful Mind" calcext:value-type="string">
            <text:p>/h =YT@VCT5h^V&gt;eA Beautiful MindA Beautiful 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34678urQ9: " calcext:value-type="string">
            <text:p>34678urQ9: </text:p>
          </table:table-cell>
          <table:table-cell table:formula="of:=IF([.$F$3]=0;RIGHT([.$D$8];LEN([.$D$8])-[.$F$4]);LEFT([.$D$8];LEN([.$D$8])-[.$F$4]))" office:value-type="string" office:string-value="[L&amp;&quot;\&lt;&gt;?EFGHIJKMNORSTUVWXYZ]^_`abcdeg@=hjklmnopqsvwxyz{|}~!#%'()*+,-P$D5AtBCif./012" calcext:value-type="string">
            <text:p>[L&amp;"\&lt;&gt;?EFGHIJKMNORSTUVWXYZ]^_`abcdeg@=hjklmnopqsvwxyz{|}~!#%'()*+,-P$D5AtBCif./012</text:p>
          </table:table-cell>
          <table:table-cell table:style-name="ce28" table:formula="of:=IF([.$F$3]=0;COM.MICROSOFT.CONCAT([.C30];[.B30]);COM.MICROSOFT.CONCAT([.C31];[.B31]))" office:value-type="string" office:string-value="34678urQ9: [L&amp;&quot;\&lt;&gt;?EFGHIJKMNORSTUVWXYZ]^_`abcdeg@=hjklmnopqsvwxyz{|}~!#%'()*+,-P$D5AtBCif./012" calcext:value-type="string">
            <text:p>34678urQ9: [L&amp;"\&lt;&gt;?EFGHIJKMNORSTUVWXYZ]^_`abcdeg@=hjklmnopqsvwxyz{|}~!#%'()*+,-P$D5AtBCif./012</text:p>
          </table:table-cell>
          <table:table-cell table:style-name="Default"/>
          <table:table-cell table:number-columns-repeated="1019"/>
        </table:table-row>
        <table:table-row table:style-name="ro1">
          <table:table-cell/>
          <table:table-cell table:formula="of:=LEFT([.$D$8];LEN([.$D$8])-[.$F$4])" office:value-type="string" office:string-value="[L&amp;&quot;\&lt;&gt;?EFGHIJKMNORSTUVWXYZ]^_`abcdeg@=hjklmnopqsvwxyz{|}~!#%'()*+,-P$D5AtBCif./012" calcext:value-type="string">
            <text:p>[L&amp;"\&lt;&gt;?EFGHIJKMNORSTUVWXYZ]^_`abcdeg@=hjklmnopqsvwxyz{|}~!#%'()*+,-P$D5AtBCif./012</text:p>
          </table:table-cell>
          <table:table-cell table:formula="of:=RIGHT([.$D$8];[.$F$4])" office:value-type="string" office:string-value="34678urQ9: " calcext:value-type="string">
            <text:p>34678urQ9: </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 calcext:value-type="string">
            <text:p>[</text:p>
          </table:table-cell>
          <table:table-cell/>
          <table:table-cell table:style-name="ce28" table:formula="of:=IF([.$F$3]=0;COM.MICROSOFT.CONCAT([.B32];REPLACE([.D30];([.$F$4]+1);1;&quot;&quot;));COM.MICROSOFT.CONCAT(REPLACE([.D30];([.$F$4]+1);1;&quot;&quot;);[.B32]))" office:value-type="string" office:string-value="34678urQ9: L&amp;&quot;\&lt;&gt;?EFGHIJKMNORSTUVWXYZ]^_`abcdeg@=hjklmnopqsvwxyz{|}~!#%'()*+,-P$D5AtBCif./012[" calcext:value-type="string">
            <text:p>34678urQ9: L&amp;"\&lt;&gt;?EFGHIJKMNORSTUVWXYZ]^_`abcdeg@=hjklmnopqsvwxyz{|}~!#%'()*+,-P$D5AtBCif./012[</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COM.MICROSOFT.CONCAT(MID([.D32];[.$E$4]+1;1);MID([.D32];[.$F$4]+1;1);MID([.D32];[.$G$4]+1;1);MID([.D32];[.$H$4]+1;1))" office:value-type="string" office:string-value="KLwq" calcext:value-type="string">
            <text:p>KLwq</text:p>
          </table:table-cell>
          <table:table-cell table:style-name="ce28"/>
          <table:table-cell table:formula="of:=COM.MICROSOFT.CONCAT([.B33];SUBSTITUTE(SUBSTITUTE(SUBSTITUTE(SUBSTITUTE([.D32];MID([.B33];1;1);&quot;&quot;;1);MID([.B33];2;1);&quot;&quot;;1);MID([.B33];3;1);&quot;&quot;;1);MID([.B33];4;1);&quot;&quot;;1))" office:value-type="string" office:string-value="KLwq34678urQ9: &amp;&quot;\&lt;&gt;?EFGHIJMNORSTUVWXYZ]^_`abcdeg@=hjklmnopsvxyz{|}~!#%'()*+,-P$D5AtBCif./012[" calcext:value-type="string">
            <text:p>KLwq34678urQ9: &amp;"\&lt;&gt;?EFGHIJMNORSTUVWXYZ]^_`abcdeg@=hjklmnopsvxyz{|}~!#%'()*+,-P$D5AtBCif./012[</text:p>
          </table:table-cell>
          <table:table-cell table:style-name="Default"/>
          <table:table-cell table:number-columns-repeated="4"/>
          <table:table-cell table:style-name="ce28" table:number-columns-repeated="2"/>
          <table:table-cell table:number-columns-repeated="2"/>
          <table:table-cell table:formula="of:=LEN([.K33])" office:value-type="float" office:value="0" calcext:value-type="float">
            <text:p>0</text:p>
          </table:table-cell>
          <table:table-cell table:number-columns-repeated="1010"/>
        </table:table-row>
        <table:table-row table:style-name="ro1">
          <table:table-cell/>
          <table:table-cell table:style-name="ce28" table:number-columns-repeated="2"/>
          <table:table-cell/>
          <table:table-cell table:style-name="Default"/>
          <table:table-cell table:number-columns-repeated="5"/>
          <table:table-cell table:style-name="ce28"/>
          <table:table-cell table:number-columns-repeated="2"/>
          <table:table-cell table:formula="of:=LEN([.K34])" office:value-type="float" office:value="0" calcext:value-type="float">
            <text:p>0</text:p>
          </table:table-cell>
          <table:table-cell table:number-columns-repeated="1010"/>
        </table:table-row>
        <table:table-row table:style-name="ro1">
          <table:table-cell table:style-name="ce28" table:formula="of:=COM.MICROSOFT.CONCAT([.$E$11];[.$E$12];[.$E$13];[.$E$14];[.$E$15];[.$E$16];[.$E$17];[.$E$18];[.$E$19];[.$E$20];[.$E$21];[.$E$22];[.$E$23];[.$E$24];[.$E$25];[.$E$26])" office:value-type="string" office:string-value="cKvvb47Bd4rKSBZo" calcext:value-type="string">
            <text:p>cKvvb47Bd4rKSBZo</text:p>
          </table:table-cell>
          <table:table-cell table:formula="of:=COM.MICROSOFT.CONCAT(&quot;'&quot;;[.A35];&quot;'&quot;;&quot; A23 char positions in D21&quot;)" office:value-type="string" office:string-value="'cKvvb47Bd4rKSBZo' A23 char positions in D21" calcext:value-type="string">
            <text:p>'cKvvb47Bd4rKSBZo' A23 char positions in D21</text:p>
          </table:table-cell>
          <table:table-cell table:formula="of:=COM.MICROSOFT.CONCAT(&quot;'&quot;;MID([.$A$3];1;LEN([.$A$4]));&quot;'&quot;;&quot; A3  char positions in D33&quot;)" office:value-type="string" office:string-value="'/h =YT@VCT5h^V&gt;eA Beautiful MindA Beautiful Mind' A3  char positions in D33" calcext:value-type="string">
            <text:p>'/h =YT@VCT5h^V&gt;eA Beautiful MindA Beautiful Mind' A3 <text:s/>char positions in D33</text:p>
          </table:table-cell>
          <table:table-cell/>
          <table:table-cell table:style-name="Default"/>
          <table:table-cell table:number-columns-repeated="5"/>
          <table:table-cell table:style-name="ce28"/>
          <table:table-cell table:number-columns-repeated="2"/>
          <table:table-cell table:formula="of:=LEN([.K35])" office:value-type="float" office:value="0" calcext:value-type="float">
            <text:p>0</text:p>
          </table:table-cell>
          <table:table-cell table:number-columns-repeated="1010"/>
        </table:table-row>
        <table:table-row table:style-name="ro1">
          <table:table-cell table:formula="of:=MID([.$A$35];1;1)" office:value-type="string" office:string-value="c" calcext:value-type="string">
            <text:p>c</text:p>
          </table:table-cell>
          <table:table-cell table:formula="of:=FIND([.A36];[.$D$33];1)" office:value-type="float" office:value="46" calcext:value-type="float">
            <text:p>46</text:p>
          </table:table-cell>
          <table:table-cell table:formula="of:=FIND(MID([.$A$28];[.$A$6]+1;1);[.$D$33];1)" office:value-type="float" office:value="83" calcext:value-type="float">
            <text:p>83</text:p>
          </table:table-cell>
          <table:table-cell table:formula="of:=IF(MOD(([.B36]+[.C36])-([.$F$4]+1);[.$D$4])=0;[.$D$4];MOD(([.B36]+[.C36])-([.$F$4]+1);[.$D$4]))" office:value-type="float" office:value="23" calcext:value-type="float">
            <text:p>23</text:p>
          </table:table-cell>
          <table:table-cell table:formula="of:=IF([.D36]=0;MID([.$D$33];[.$D$4];1);IF([.D36]=[.$D$4];MID([.$D$33];[.$D$4];1);MID([.$D$33];[.D36];1)))" office:value-type="string" office:string-value="F" calcext:value-type="string">
            <text:p>F</text:p>
          </table:table-cell>
          <table:table-cell table:number-columns-repeated="5"/>
          <table:table-cell table:style-name="ce28"/>
          <table:table-cell table:number-columns-repeated="2"/>
          <table:table-cell table:formula="of:=LEN([.K36])" office:value-type="float" office:value="0" calcext:value-type="float">
            <text:p>0</text:p>
          </table:table-cell>
          <table:table-cell table:number-columns-repeated="1010"/>
        </table:table-row>
        <table:table-row table:style-name="ro1">
          <table:table-cell table:formula="of:=MID([.$A$35];2;1)" office:value-type="string" office:string-value="K" calcext:value-type="string">
            <text:p>K</text:p>
          </table:table-cell>
          <table:table-cell table:formula="of:=FIND([.A37];[.$D$33];1)" office:value-type="float" office:value="1" calcext:value-type="float">
            <text:p>1</text:p>
          </table:table-cell>
          <table:table-cell table:formula="of:=FIND(MID([.$A$28];[.$A$6]+2;1);[.$D$33];1)" office:value-type="float" office:value="15" calcext:value-type="float">
            <text:p>15</text:p>
          </table:table-cell>
          <table:table-cell table:formula="of:=IF(MOD(([.B37]+[.C37])-([.$F$4]+1);[.$D$4])=0;[.$D$4];MOD(([.B37]+[.C37])-([.$F$4]+1);[.$D$4]))" office:value-type="float" office:value="4" calcext:value-type="float">
            <text:p>4</text:p>
          </table:table-cell>
          <table:table-cell table:formula="of:=IF([.D37]=0;MID([.$D$33];[.$D$4];1);IF([.D37]=[.$D$4];MID([.$D$33];[.$D$4];1);MID([.$D$33];[.D37];1)))" office:value-type="string" office:string-value="q" calcext:value-type="string">
            <text:p>q</text:p>
          </table:table-cell>
          <table:table-cell table:number-columns-repeated="1019"/>
        </table:table-row>
        <table:table-row table:style-name="ro1">
          <table:table-cell table:formula="of:=MID([.$A$35];3;1)" office:value-type="string" office:string-value="v" calcext:value-type="string">
            <text:p>v</text:p>
          </table:table-cell>
          <table:table-cell table:formula="of:=FIND([.A38];[.$D$33];1)" office:value-type="float" office:value="61" calcext:value-type="float">
            <text:p>61</text:p>
          </table:table-cell>
          <table:table-cell table:formula="of:=FIND(MID([.$A$28];[.$A$6]+3;1);[.$D$33];1)" office:value-type="float" office:value="85" calcext:value-type="float">
            <text:p>85</text:p>
          </table:table-cell>
          <table:table-cell table:formula="of:=IF(MOD(([.B38]+[.C38])-([.$F$4]+1);[.$D$4])=0;[.$D$4];MOD(([.B38]+[.C38])-([.$F$4]+1);[.$D$4]))" office:value-type="float" office:value="40" calcext:value-type="float">
            <text:p>40</text:p>
          </table:table-cell>
          <table:table-cell table:formula="of:=IF([.D38]=0;MID([.$D$33];[.$D$4];1);IF([.D38]=[.$D$4];MID([.$D$33];[.$D$4];1);MID([.$D$33];[.D38];1)))" office:value-type="string" office:string-value="]" calcext:value-type="string">
            <text:p>]</text:p>
          </table:table-cell>
          <table:table-cell table:number-columns-repeated="8"/>
          <table:table-cell table:formula="of:=LEN([.K38])" office:value-type="float" office:value="0" calcext:value-type="float">
            <text:p>0</text:p>
          </table:table-cell>
          <table:table-cell table:number-columns-repeated="1010"/>
        </table:table-row>
        <table:table-row table:style-name="ro1">
          <table:table-cell table:formula="of:=MID([.$A$35];4;1)" office:value-type="string" office:string-value="v" calcext:value-type="string">
            <text:p>v</text:p>
          </table:table-cell>
          <table:table-cell table:formula="of:=FIND([.A39];[.$D$33];1)" office:value-type="float" office:value="61" calcext:value-type="float">
            <text:p>61</text:p>
          </table:table-cell>
          <table:table-cell table:formula="of:=FIND(MID([.$A$28];[.$A$6]+4;1);[.$D$33];1)" office:value-type="float" office:value="48" calcext:value-type="float">
            <text:p>48</text:p>
          </table:table-cell>
          <table:table-cell table:formula="of:=IF(MOD(([.B39]+[.C39])-([.$F$4]+1);[.$D$4])=0;[.$D$4];MOD(([.B39]+[.C39])-([.$F$4]+1);[.$D$4]))" office:value-type="float" office:value="3" calcext:value-type="float">
            <text:p>3</text:p>
          </table:table-cell>
          <table:table-cell table:formula="of:=IF([.D39]=0;MID([.$D$33];[.$D$4];1);IF([.D39]=[.$D$4];MID([.$D$33];[.$D$4];1);MID([.$D$33];[.D39];1)))" office:value-type="string" office:string-value="w" calcext:value-type="string">
            <text:p>w</text:p>
          </table:table-cell>
          <table:table-cell table:number-columns-repeated="8"/>
          <table:table-cell table:formula="of:=LEN([.K39])" office:value-type="float" office:value="0" calcext:value-type="float">
            <text:p>0</text:p>
          </table:table-cell>
          <table:table-cell table:number-columns-repeated="1010"/>
        </table:table-row>
        <table:table-row table:style-name="ro1">
          <table:table-cell table:formula="of:=MID([.$A$35];5;1)" office:value-type="string" office:string-value="b" calcext:value-type="string">
            <text:p>b</text:p>
          </table:table-cell>
          <table:table-cell table:formula="of:=FIND([.A40];[.$D$33];1)" office:value-type="float" office:value="45" calcext:value-type="float">
            <text:p>45</text:p>
          </table:table-cell>
          <table:table-cell table:formula="of:=FIND(MID([.$A$28];[.$A$6]+5;1);[.$D$33];1)" office:value-type="float" office:value="44" calcext:value-type="float">
            <text:p>44</text:p>
          </table:table-cell>
          <table:table-cell table:formula="of:=IF(MOD(([.B40]+[.C40])-([.$F$4]+1);[.$D$4])=0;[.$D$4];MOD(([.B40]+[.C40])-([.$F$4]+1);[.$D$4]))" office:value-type="float" office:value="77" calcext:value-type="float">
            <text:p>77</text:p>
          </table:table-cell>
          <table:table-cell table:formula="of:=IF([.D40]=0;MID([.$D$33];[.$D$4];1);IF([.D40]=[.$D$4];MID([.$D$33];[.$D$4];1);MID([.$D$33];[.D40];1)))" office:value-type="string" office:string-value="," calcext:value-type="string">
            <text:p>,</text:p>
          </table:table-cell>
          <table:table-cell table:number-columns-repeated="8"/>
          <table:table-cell table:formula="of:=LEN([.K40])" office:value-type="float" office:value="0" calcext:value-type="float">
            <text:p>0</text:p>
          </table:table-cell>
          <table:table-cell table:number-columns-repeated="1010"/>
        </table:table-row>
        <table:table-row table:style-name="ro1">
          <table:table-cell table:formula="of:=MID([.$A$35];6;1)" office:value-type="string" office:string-value="4" calcext:value-type="string">
            <text:p>4</text:p>
          </table:table-cell>
          <table:table-cell table:formula="of:=FIND([.A41];[.$D$33];1)" office:value-type="float" office:value="6" calcext:value-type="float">
            <text:p>6</text:p>
          </table:table-cell>
          <table:table-cell table:formula="of:=FIND(MID([.$A$28];[.$A$6]+6;1);[.$D$33];1)" office:value-type="float" office:value="10" calcext:value-type="float">
            <text:p>10</text:p>
          </table:table-cell>
          <table:table-cell table:formula="of:=IF(MOD(([.B41]+[.C41])-([.$F$4]+1);[.$D$4])=0;[.$D$4];MOD(([.B41]+[.C41])-([.$F$4]+1);[.$D$4]))" office:value-type="float" office:value="4" calcext:value-type="float">
            <text:p>4</text:p>
          </table:table-cell>
          <table:table-cell table:formula="of:=IF([.D41]=0;MID([.$D$33];[.$D$4];1);IF([.D41]=[.$D$4];MID([.$D$33];[.$D$4];1);MID([.$D$33];[.D41];1)))" office:value-type="string" office:string-value="q" calcext:value-type="string">
            <text:p>q</text:p>
          </table:table-cell>
          <table:table-cell table:number-columns-repeated="8"/>
          <table:table-cell table:formula="of:=LEN([.K41])" office:value-type="float" office:value="0" calcext:value-type="float">
            <text:p>0</text:p>
          </table:table-cell>
          <table:table-cell table:number-columns-repeated="1010"/>
        </table:table-row>
        <table:table-row table:style-name="ro1">
          <table:table-cell table:formula="of:=MID([.$A$35];7;1)" office:value-type="string" office:string-value="7" calcext:value-type="string">
            <text:p>7</text:p>
          </table:table-cell>
          <table:table-cell table:formula="of:=FIND([.A42];[.$D$33];1)" office:value-type="float" office:value="8" calcext:value-type="float">
            <text:p>8</text:p>
          </table:table-cell>
          <table:table-cell table:formula="of:=FIND(MID([.$A$28];[.$A$6]+7;1);[.$D$33];1)" office:value-type="float" office:value="84" calcext:value-type="float">
            <text:p>84</text:p>
          </table:table-cell>
          <table:table-cell table:formula="of:=IF(MOD(([.B42]+[.C42])-([.$F$4]+1);[.$D$4])=0;[.$D$4];MOD(([.B42]+[.C42])-([.$F$4]+1);[.$D$4]))" office:value-type="float" office:value="80" calcext:value-type="float">
            <text:p>80</text:p>
          </table:table-cell>
          <table:table-cell table:formula="of:=IF([.D42]=0;MID([.$D$33];[.$D$4];1);IF([.D42]=[.$D$4];MID([.$D$33];[.$D$4];1);MID([.$D$33];[.D42];1)))" office:value-type="string" office:string-value="$" calcext:value-type="string">
            <text:p>$</text:p>
          </table:table-cell>
          <table:table-cell table:number-columns-repeated="1019"/>
        </table:table-row>
        <table:table-row table:style-name="ro1">
          <table:table-cell table:formula="of:=MID([.$A$35];8;1)" office:value-type="string" office:string-value="B" calcext:value-type="string">
            <text:p>B</text:p>
          </table:table-cell>
          <table:table-cell table:formula="of:=FIND([.A43];[.$D$33];1)" office:value-type="float" office:value="85" calcext:value-type="float">
            <text:p>85</text:p>
          </table:table-cell>
          <table:table-cell table:formula="of:=FIND(MID([.$A$28];[.$A$6]+8;1);[.$D$33];1)" office:value-type="float" office:value="87" calcext:value-type="float">
            <text:p>87</text:p>
          </table:table-cell>
          <table:table-cell table:formula="of:=IF(MOD(([.B43]+[.C43])-([.$F$4]+1);[.$D$4])=0;[.$D$4];MOD(([.B43]+[.C43])-([.$F$4]+1);[.$D$4]))" office:value-type="float" office:value="66" calcext:value-type="float">
            <text:p>66</text:p>
          </table:table-cell>
          <table:table-cell table:formula="of:=IF([.D43]=0;MID([.$D$33];[.$D$4];1);IF([.D43]=[.$D$4];MID([.$D$33];[.$D$4];1);MID([.$D$33];[.D43];1)))" office:value-type="string" office:string-value="|" calcext:value-type="string">
            <text:p>|</text:p>
          </table:table-cell>
          <table:table-cell table:number-columns-repeated="1019"/>
        </table:table-row>
        <table:table-row table:style-name="ro1">
          <table:table-cell table:formula="of:=MID([.$A$35];9;1)" office:value-type="string" office:string-value="d" calcext:value-type="string">
            <text:p>d</text:p>
          </table:table-cell>
          <table:table-cell table:formula="of:=FIND([.A44];[.$D$33];1)" office:value-type="float" office:value="47" calcext:value-type="float">
            <text:p>47</text:p>
          </table:table-cell>
          <table:table-cell table:formula="of:=FIND(MID([.$A$28];[.$A$6]+9;1);[.$D$33];1)" office:value-type="float" office:value="88" calcext:value-type="float">
            <text:p>88</text:p>
          </table:table-cell>
          <table:table-cell table:formula="of:=IF(MOD(([.B44]+[.C44])-([.$F$4]+1);[.$D$4])=0;[.$D$4];MOD(([.B44]+[.C44])-([.$F$4]+1);[.$D$4]))" office:value-type="float" office:value="29" calcext:value-type="float">
            <text:p>29</text:p>
          </table:table-cell>
          <table:table-cell table:formula="of:=IF([.D44]=0;MID([.$D$33];[.$D$4];1);IF([.D44]=[.$D$4];MID([.$D$33];[.$D$4];1);MID([.$D$33];[.D44];1)))" office:value-type="string" office:string-value="N" calcext:value-type="string">
            <text:p>N</text:p>
          </table:table-cell>
          <table:table-cell table:number-columns-repeated="1019"/>
        </table:table-row>
        <table:table-row table:style-name="ro1">
          <table:table-cell table:formula="of:=MID([.$A$35];10;1)" office:value-type="string" office:string-value="4" calcext:value-type="string">
            <text:p>4</text:p>
          </table:table-cell>
          <table:table-cell table:formula="of:=FIND([.A45];[.$D$33];1)" office:value-type="float" office:value="6" calcext:value-type="float">
            <text:p>6</text:p>
          </table:table-cell>
          <table:table-cell table:formula="of:=FIND(MID([.$A$28];[.$A$6]+10;1);[.$D$33];1)" office:value-type="float" office:value="10" calcext:value-type="float">
            <text:p>10</text:p>
          </table:table-cell>
          <table:table-cell table:formula="of:=IF(MOD(([.B45]+[.C45])-([.$F$4]+1);[.$D$4])=0;[.$D$4];MOD(([.B45]+[.C45])-([.$F$4]+1);[.$D$4]))" office:value-type="float" office:value="4" calcext:value-type="float">
            <text:p>4</text:p>
          </table:table-cell>
          <table:table-cell table:formula="of:=IF([.D45]=0;MID([.$D$33];[.$D$4];1);IF([.D45]=[.$D$4];MID([.$D$33];[.$D$4];1);MID([.$D$33];[.D45];1)))" office:value-type="string" office:string-value="q" calcext:value-type="string">
            <text:p>q</text:p>
          </table:table-cell>
          <table:table-cell table:number-columns-repeated="1019"/>
        </table:table-row>
        <table:table-row table:style-name="ro1">
          <table:table-cell table:formula="of:=MID([.$A$35];11;1)" office:value-type="string" office:string-value="r" calcext:value-type="string">
            <text:p>r</text:p>
          </table:table-cell>
          <table:table-cell table:formula="of:=FIND([.A46];[.$D$33];1)" office:value-type="float" office:value="11" calcext:value-type="float">
            <text:p>11</text:p>
          </table:table-cell>
          <table:table-cell table:formula="of:=FIND(MID([.$A$28];[.$A$6]+11;1);[.$D$33];1)" office:value-type="float" office:value="55" calcext:value-type="float">
            <text:p>55</text:p>
          </table:table-cell>
          <table:table-cell table:formula="of:=IF(MOD(([.B46]+[.C46])-([.$F$4]+1);[.$D$4])=0;[.$D$4];MOD(([.B46]+[.C46])-([.$F$4]+1);[.$D$4]))" office:value-type="float" office:value="54" calcext:value-type="float">
            <text:p>54</text:p>
          </table:table-cell>
          <table:table-cell table:formula="of:=IF([.D46]=0;MID([.$D$33];[.$D$4];1);IF([.D46]=[.$D$4];MID([.$D$33];[.$D$4];1);MID([.$D$33];[.D46];1)))" office:value-type="string" office:string-value="k" calcext:value-type="string">
            <text:p>k</text:p>
          </table:table-cell>
          <table:table-cell table:number-columns-repeated="1019"/>
        </table:table-row>
        <table:table-row table:style-name="ro1">
          <table:table-cell table:formula="of:=MID([.$A$35];12;1)" office:value-type="string" office:string-value="K" calcext:value-type="string">
            <text:p>K</text:p>
          </table:table-cell>
          <table:table-cell table:formula="of:=FIND([.A47];[.$D$33];1)" office:value-type="float" office:value="1" calcext:value-type="float">
            <text:p>1</text:p>
          </table:table-cell>
          <table:table-cell table:formula="of:=FIND(MID([.$A$28];[.$A$6]+12;1);[.$D$33];1)" office:value-type="float" office:value="15" calcext:value-type="float">
            <text:p>15</text:p>
          </table:table-cell>
          <table:table-cell table:formula="of:=IF(MOD(([.B47]+[.C47])-([.$F$4]+1);[.$D$4])=0;[.$D$4];MOD(([.B47]+[.C47])-([.$F$4]+1);[.$D$4]))" office:value-type="float" office:value="4" calcext:value-type="float">
            <text:p>4</text:p>
          </table:table-cell>
          <table:table-cell table:formula="of:=IF([.D47]=0;MID([.$D$33];[.$D$4];1);IF([.D47]=[.$D$4];MID([.$D$33];[.$D$4];1);MID([.$D$33];[.D47];1)))" office:value-type="string" office:string-value="q" calcext:value-type="string">
            <text:p>q</text:p>
          </table:table-cell>
          <table:table-cell table:number-columns-repeated="1019"/>
        </table:table-row>
        <table:table-row table:style-name="ro1">
          <table:table-cell table:formula="of:=MID([.$A$35];13;1)" office:value-type="string" office:string-value="S" calcext:value-type="string">
            <text:p>S</text:p>
          </table:table-cell>
          <table:table-cell table:formula="of:=FIND([.A48];[.$D$33];1)" office:value-type="float" office:value="32" calcext:value-type="float">
            <text:p>32</text:p>
          </table:table-cell>
          <table:table-cell table:formula="of:=FIND(MID([.$A$28];[.$A$6]+13;1);[.$D$33];1)" office:value-type="float" office:value="28" calcext:value-type="float">
            <text:p>28</text:p>
          </table:table-cell>
          <table:table-cell table:formula="of:=IF(MOD(([.B48]+[.C48])-([.$F$4]+1);[.$D$4])=0;[.$D$4];MOD(([.B48]+[.C48])-([.$F$4]+1);[.$D$4]))" office:value-type="float" office:value="48" calcext:value-type="float">
            <text:p>48</text:p>
          </table:table-cell>
          <table:table-cell table:formula="of:=IF([.D48]=0;MID([.$D$33];[.$D$4];1);IF([.D48]=[.$D$4];MID([.$D$33];[.$D$4];1);MID([.$D$33];[.D48];1)))" office:value-type="string" office:string-value="e" calcext:value-type="string">
            <text:p>e</text:p>
          </table:table-cell>
          <table:table-cell table:number-columns-repeated="1019"/>
        </table:table-row>
        <table:table-row table:style-name="ro1">
          <table:table-cell table:formula="of:=MID([.$A$35];14;1)" office:value-type="string" office:string-value="B" calcext:value-type="string">
            <text:p>B</text:p>
          </table:table-cell>
          <table:table-cell table:formula="of:=FIND([.A49];[.$D$33];1)" office:value-type="float" office:value="85" calcext:value-type="float">
            <text:p>85</text:p>
          </table:table-cell>
          <table:table-cell table:formula="of:=FIND(MID([.$A$28];[.$A$6]+14;1);[.$D$33];1)" office:value-type="float" office:value="87" calcext:value-type="float">
            <text:p>87</text:p>
          </table:table-cell>
          <table:table-cell table:formula="of:=IF(MOD(([.B49]+[.C49])-([.$F$4]+1);[.$D$4])=0;[.$D$4];MOD(([.B49]+[.C49])-([.$F$4]+1);[.$D$4]))" office:value-type="float" office:value="66" calcext:value-type="float">
            <text:p>66</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Z" calcext:value-type="string">
            <text:p>Z</text:p>
          </table:table-cell>
          <table:table-cell table:formula="of:=FIND([.A50];[.$D$33];1)" office:value-type="float" office:value="39" calcext:value-type="float">
            <text:p>39</text:p>
          </table:table-cell>
          <table:table-cell table:formula="of:=FIND(MID([.$A$28];[.$A$6]+15;1);[.$D$33];1)" office:value-type="float" office:value="57" calcext:value-type="float">
            <text:p>57</text:p>
          </table:table-cell>
          <table:table-cell table:formula="of:=IF(MOD(([.B50]+[.C50])-([.$F$4]+1);[.$D$4])=0;[.$D$4];MOD(([.B50]+[.C50])-([.$F$4]+1);[.$D$4]))" office:value-type="float" office:value="84" calcext:value-type="float">
            <text:p>84</text:p>
          </table:table-cell>
          <table:table-cell table:formula="of:=IF([.D50]=0;MID([.$D$33];[.$D$4];1);IF([.D50]=[.$D$4];MID([.$D$33];[.$D$4];1);MID([.$D$33];[.D50];1)))" office:value-type="string" office:string-value="t" calcext:value-type="string">
            <text:p>t</text:p>
          </table:table-cell>
          <table:table-cell table:number-columns-repeated="1019"/>
        </table:table-row>
        <table:table-row table:style-name="ro1">
          <table:table-cell table:formula="of:=MID([.$A$35];16;1)" office:value-type="string" office:string-value="o" calcext:value-type="string">
            <text:p>o</text:p>
          </table:table-cell>
          <table:table-cell table:formula="of:=FIND([.A51];[.$D$33];1)" office:value-type="float" office:value="58" calcext:value-type="float">
            <text:p>58</text:p>
          </table:table-cell>
          <table:table-cell table:formula="of:=FIND(MID([.$A$28];[.$A$6]+16;1);[.$D$33];1)" office:value-type="float" office:value="47" calcext:value-type="float">
            <text:p>47</text:p>
          </table:table-cell>
          <table:table-cell table:formula="of:=IF(MOD(([.B51]+[.C51])-([.$F$4]+1);[.$D$4])=0;[.$D$4];MOD(([.B51]+[.C51])-([.$F$4]+1);[.$D$4]))" office:value-type="float" office:value="93" calcext:value-type="float">
            <text:p>93</text:p>
          </table:table-cell>
          <table:table-cell table:formula="of:=IF([.D51]=0;MID([.$D$33];[.$D$4];1);IF([.D51]=[.$D$4];MID([.$D$33];[.$D$4];1);MID([.$D$33];[.D51];1)))" office:value-type="string" office:string-value="2" calcext:value-type="string">
            <text:p>2</text:p>
          </table:table-cell>
          <table:table-cell table:number-columns-repeated="1019"/>
        </table:table-row>
        <table:table-row table:style-name="ro1">
          <table:table-cell table:style-name="ce28" table:formula="of:=COM.MICROSOFT.CONCAT([.$E$36];[.$E$37];[.$E$38];[.$E$39];[.$E$40];[.$E$41];[.$E$42];[.$E$43];[.$E$44];[.$E$45];[.$E$46];[.$E$47];[.$E$48];[.$E$49];[.$E$50];[.$E$51])" office:value-type="string" office:string-value="Fq]w,q$|Nqkqe|t2" calcext:value-type="string">
            <text:p>Fq]w,q$|Nqkqe|t2</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h =YT@VCT5h^V&gt;eA Beautiful MindA Beautiful Mind" calcext:value-type="string">
            <text:p>/h =YT@VCT5h^V&gt;eA Beautiful MindA Beautiful Mind</text:p>
          </table:table-cell>
          <table:table-cell table:style-name="ce27" table:formula="of:=COM.MICROSOFT.CONCAT( &quot;  OTP SIZE=  &quot;;LEN([.A53]))"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KLwq34678urQ9: &amp;&quot;\&lt;&gt;?EFGHIJMNORSTUVWXYZ]^_`abcdeg@=hjklmnops" calcext:value-type="string">
            <text:p>KLwq34678urQ9: &amp;"\&lt;&gt;?EFGHIJMNORSTUVWXYZ]^_`abcdeg@=hjklmnops</text:p>
          </table:table-cell>
          <table:table-cell table:style-name="ce28" table:formula="of:=IF([.$G$3]=0;RIGHT([.$D$33];LEN([.$D$33])-[.$G$4]);LEFT([.$D$33];LEN([.$D$33])-[.$G$4]))" office:value-type="string" office:string-value="vxyz{|}~!#%'()*+,-P$D5AtBCif./012[" calcext:value-type="string">
            <text:p>vxyz{|}~!#%'()*+,-P$D5AtBCif./012[</text:p>
          </table:table-cell>
          <table:table-cell table:style-name="ce28" table:formula="of:=IF([.$G$3]=0;COM.MICROSOFT.CONCAT([.C55];[.B55]);COM.MICROSOFT.CONCAT([.C56];[.B56]))" office:value-type="string" office:string-value="vxyz{|}~!#%'()*+,-P$D5AtBCif./012[KLwq34678urQ9: &amp;&quot;\&lt;&gt;?EFGHIJMNORSTUVWXYZ]^_`abcdeg@=hjklmnops" calcext:value-type="string">
            <text:p>vxyz{|}~!#%'()*+,-P$D5AtBCif./012[KLwq34678urQ9: &amp;"\&lt;&gt;?EFGHIJMNORSTUVWXYZ]^_`abcdeg@=hjklmnops</text:p>
          </table:table-cell>
          <table:table-cell table:style-name="Default"/>
          <table:table-cell table:number-columns-repeated="1019"/>
        </table:table-row>
        <table:table-row table:style-name="ro1">
          <table:table-cell/>
          <table:table-cell table:style-name="ce28" table:formula="of:=LEFT([.$D$33];LEN([.$D$33])-[.$G$4])" office:value-type="string" office:string-value="KLwq34678urQ9: &amp;&quot;\&lt;&gt;?EFGHIJMNORSTU" calcext:value-type="string">
            <text:p>KLwq34678urQ9: &amp;"\&lt;&gt;?EFGHIJMNORSTU</text:p>
          </table:table-cell>
          <table:table-cell table:style-name="ce28" table:formula="of:=RIGHT([.$D$33];[.$G$4])" office:value-type="string" office:string-value="VWXYZ]^_`abcdeg@=hjklmnopsvxyz{|}~!#%'()*+,-P$D5AtBCif./012[" calcext:value-type="string">
            <text:p>VWXYZ]^_`abcdeg@=hjklmnopsvxyz{|}~!#%'()*+,-P$D5AtBCif./012[</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J" calcext:value-type="string">
            <text:p>J</text:p>
          </table:table-cell>
          <table:table-cell/>
          <table:table-cell table:style-name="ce28" table:formula="of:=IF([.$G$3]=0;COM.MICROSOFT.CONCAT([.B57];REPLACE([.D55];([.$G$4]+1);1;&quot;&quot;));COM.MICROSOFT.CONCAT(REPLACE([.D55];([.$G$4]+1);1;&quot;&quot;);[.B57]))" office:value-type="string" office:string-value="Jvxyz{|}~!#%'()*+,-P$D5AtBCif./012[KLwq34678urQ9: &amp;&quot;\&lt;&gt;?EFGHIMNORSTUVWXYZ]^_`abcdeg@=hjklmnops" calcext:value-type="string">
            <text:p>Jvxyz{|}~!#%'()*+,-P$D5AtBCif./012[KLwq34678urQ9: &amp;"\&lt;&gt;?EFGHIMNORSTUVWXYZ]^_`abcdeg@=hjklmnops</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COM.MICROSOFT.CONCAT(MID([.D57];[.$E$4]+1;1);MID([.D57];[.$F$4]+1;1);MID([.D57];[.$G$4]+1;1);MID([.D57];[.$H$4]+1;1))" office:value-type="string" office:string-value="t%IF" calcext:value-type="string">
            <text:p>t%IF</text:p>
          </table:table-cell>
          <table:table-cell table:style-name="ce28"/>
          <table:table-cell table:formula="of:=COM.MICROSOFT.CONCAT([.B58];SUBSTITUTE(SUBSTITUTE(SUBSTITUTE(SUBSTITUTE([.D57];MID([.B58];1;1);&quot;&quot;;1);MID([.B58];2;1);&quot;&quot;;1);MID([.B58];3;1);&quot;&quot;;1);MID([.B58];4;1);&quot;&quot;;1))" office:value-type="string" office:string-value="t%IFJvxyz{|}~!#'()*+,-P$D5ABCif./012[KLwq34678urQ9: &amp;&quot;\&lt;&gt;?EGHMNORSTUVWXYZ]^_`abcdeg@=hjklmnops" calcext:value-type="string">
            <text:p>t%IFJvxyz{|}~!#'()*+,-P$D5ABCif./012[KLwq34678urQ9: &amp;"\&lt;&gt;?EGHMNORSTUVWXYZ]^_`abcdeg@=hjklmnops</text:p>
          </table:table-cell>
          <table:table-cell table:style-name="Default"/>
          <table:table-cell table:number-columns-repeated="4"/>
          <table:table-cell table:style-name="ce28" table:number-columns-repeated="2"/>
          <table:table-cell table:number-columns-repeated="2"/>
          <table:table-cell table:formula="of:=LEN([.K58])"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58];[.$F$4]+1;1;&quot;&quot;);REPLACE([.C58];[.$E$4]+1;1;&quot;&quot;))">
            <text:p/>
          </table:table-cell>
          <table:table-cell/>
          <table:table-cell table:style-name="Default"/>
          <table:table-cell table:number-columns-repeated="5"/>
          <table:table-cell table:style-name="ce28"/>
          <table:table-cell table:number-columns-repeated="2"/>
          <table:table-cell table:formula="of:=LEN([.K59])" office:value-type="float" office:value="0" calcext:value-type="float">
            <text:p>0</text:p>
          </table:table-cell>
          <table:table-cell table:number-columns-repeated="1010"/>
        </table:table-row>
        <table:table-row table:style-name="ro1">
          <table:table-cell table:style-name="ce28" table:formula="of:=COM.MICROSOFT.CONCAT([.$E$36];[.$E$37];[.$E$38];[.$E$39];[.$E$40];[.$E$41];[.$E$42];[.$E$43];[.$E$44];[.$E$45];[.$E$46];[.$E$47];[.$E$48];[.$E$49];[.$E$50];[.$E$51])" office:value-type="string" office:string-value="Fq]w,q$|Nqkqe|t2" calcext:value-type="string">
            <text:p>Fq]w,q$|Nqkqe|t2</text:p>
          </table:table-cell>
          <table:table-cell table:formula="of:=COM.MICROSOFT.CONCAT(&quot;'&quot;;[.A60];&quot;'&quot;;&quot; A23 char positions in D21&quot;)" office:value-type="string" office:string-value="'Fq]w,q$|Nqkqe|t2' A23 char positions in D21" calcext:value-type="string">
            <text:p>'Fq]w,q$|Nqkqe|t2' A23 char positions in D21</text:p>
          </table:table-cell>
          <table:table-cell table:formula="of:=COM.MICROSOFT.CONCAT(&quot;'&quot;;MID([.$A$53];[.$A$6]+1;[.$A$6]);&quot;'&quot;;&quot; OTP  char positions in D58&quot;)" office:value-type="string" office:string-value="'A Beautiful Mind' OTP  char positions in D58" calcext:value-type="string">
            <text:p>'A Beautiful Mind' OTP <text:s/>char positions in D58</text:p>
          </table:table-cell>
          <table:table-cell/>
          <table:table-cell table:style-name="Default"/>
          <table:table-cell table:number-columns-repeated="5"/>
          <table:table-cell table:style-name="ce28"/>
          <table:table-cell table:number-columns-repeated="2"/>
          <table:table-cell table:formula="of:=LEN([.K60])" office:value-type="float" office:value="0" calcext:value-type="float">
            <text:p>0</text:p>
          </table:table-cell>
          <table:table-cell table:number-columns-repeated="1010"/>
        </table:table-row>
        <table:table-row table:style-name="ro1">
          <table:table-cell table:formula="of:=MID([.A60];1;1)" office:value-type="string" office:string-value="F" calcext:value-type="string">
            <text:p>F</text:p>
          </table:table-cell>
          <table:table-cell table:formula="of:=FIND([.A61];[.$D$58];1)" office:value-type="float" office:value="4" calcext:value-type="float">
            <text:p>4</text:p>
          </table:table-cell>
          <table:table-cell table:formula="of:=FIND(MID([.$A$53];[.$A$6]+1;1);[.$D$58];1)" office:value-type="float" office:value="27" calcext:value-type="float">
            <text:p>27</text:p>
          </table:table-cell>
          <table:table-cell table:formula="of:=IF(MOD(([.B61]+[.C61])-([.$G$4]+1);[.$D$4])=0;[.$D$4];MOD(([.B61]+[.C61])-([.$G$4]+1);[.$D$4]))" office:value-type="float" office:value="64" calcext:value-type="float">
            <text:p>64</text:p>
          </table:table-cell>
          <table:table-cell table:formula="of:=IF([.D61]=0;MID([.$D$58];[.$D$4];1);IF([.D61]=[.$D$4];MID([.$D$58];[.$D$4];1);MID([.$D$58];[.D61];1)))" office:value-type="string" office:string-value="O" calcext:value-type="string">
            <text:p>O</text:p>
          </table:table-cell>
          <table:table-cell table:number-columns-repeated="5"/>
          <table:table-cell table:style-name="ce28"/>
          <table:table-cell table:number-columns-repeated="2"/>
          <table:table-cell table:formula="of:=LEN([.K61])" office:value-type="float" office:value="0" calcext:value-type="float">
            <text:p>0</text:p>
          </table:table-cell>
          <table:table-cell table:number-columns-repeated="1010"/>
        </table:table-row>
        <table:table-row table:style-name="ro1">
          <table:table-cell table:formula="of:=MID([.A60];2;1)" office:value-type="string" office:string-value="q" calcext:value-type="string">
            <text:p>q</text:p>
          </table:table-cell>
          <table:table-cell table:formula="of:=FIND([.A62];[.$D$58];1)" office:value-type="float" office:value="41" calcext:value-type="float">
            <text:p>41</text:p>
          </table:table-cell>
          <table:table-cell table:formula="of:=FIND(MID([.$A$53];[.$A$6]+2;1);[.$D$58];1)" office:value-type="float" office:value="52" calcext:value-type="float">
            <text:p>52</text:p>
          </table:table-cell>
          <table:table-cell table:formula="of:=IF(MOD(([.B62]+[.C62])-([.$G$4]+1);[.$D$4])=0;[.$D$4];MOD(([.B62]+[.C62])-([.$G$4]+1);[.$D$4]))" office:value-type="float" office:value="32" calcext:value-type="float">
            <text:p>32</text:p>
          </table:table-cell>
          <table:table-cell table:formula="of:=IF([.D62]=0;MID([.$D$58];[.$D$4];1);IF([.D62]=[.$D$4];MID([.$D$58];[.$D$4];1);MID([.$D$58];[.D62];1)))" office:value-type="string" office:string-value="." calcext:value-type="string">
            <text:p>.</text:p>
          </table:table-cell>
          <table:table-cell table:number-columns-repeated="1019"/>
        </table:table-row>
        <table:table-row table:style-name="ro1">
          <table:table-cell table:formula="of:=MID([.A60];3;1)" office:value-type="string" office:string-value="]" calcext:value-type="string">
            <text:p>]</text:p>
          </table:table-cell>
          <table:table-cell table:formula="of:=FIND([.A63];[.$D$58];1)" office:value-type="float" office:value="74" calcext:value-type="float">
            <text:p>74</text:p>
          </table:table-cell>
          <table:table-cell table:formula="of:=FIND(MID([.$A$53];[.$A$6]+3;1);[.$D$58];1)" office:value-type="float" office:value="28" calcext:value-type="float">
            <text:p>28</text:p>
          </table:table-cell>
          <table:table-cell table:formula="of:=IF(MOD(([.B63]+[.C63])-([.$G$4]+1);[.$D$4])=0;[.$D$4];MOD(([.B63]+[.C63])-([.$G$4]+1);[.$D$4]))" office:value-type="float" office:value="41" calcext:value-type="float">
            <text:p>41</text:p>
          </table:table-cell>
          <table:table-cell table:formula="of:=IF([.D63]=0;MID([.$D$58];[.$D$4];1);IF([.D63]=[.$D$4];MID([.$D$58];[.$D$4];1);MID([.$D$58];[.D63];1)))" office:value-type="string" office:string-value="q" calcext:value-type="string">
            <text:p>q</text:p>
          </table:table-cell>
          <table:table-cell table:number-columns-repeated="8"/>
          <table:table-cell table:formula="of:=LEN([.K63])" office:value-type="float" office:value="0" calcext:value-type="float">
            <text:p>0</text:p>
          </table:table-cell>
          <table:table-cell table:number-columns-repeated="1010"/>
        </table:table-row>
        <table:table-row table:style-name="ro1">
          <table:table-cell table:formula="of:=MID([.A60];4;1)" office:value-type="string" office:string-value="w" calcext:value-type="string">
            <text:p>w</text:p>
          </table:table-cell>
          <table:table-cell table:formula="of:=FIND([.A64];[.$D$58];1)" office:value-type="float" office:value="40" calcext:value-type="float">
            <text:p>40</text:p>
          </table:table-cell>
          <table:table-cell table:formula="of:=FIND(MID([.$A$53];[.$A$6]+4;1);[.$D$58];1)" office:value-type="float" office:value="82" calcext:value-type="float">
            <text:p>82</text:p>
          </table:table-cell>
          <table:table-cell table:formula="of:=IF(MOD(([.B64]+[.C64])-([.$G$4]+1);[.$D$4])=0;[.$D$4];MOD(([.B64]+[.C64])-([.$G$4]+1);[.$D$4]))" office:value-type="float" office:value="61" calcext:value-type="float">
            <text:p>61</text:p>
          </table:table-cell>
          <table:table-cell table:formula="of:=IF([.D64]=0;MID([.$D$58];[.$D$4];1);IF([.D64]=[.$D$4];MID([.$D$58];[.$D$4];1);MID([.$D$58];[.D64];1)))" office:value-type="string" office:string-value="H" calcext:value-type="string">
            <text:p>H</text:p>
          </table:table-cell>
          <table:table-cell table:number-columns-repeated="8"/>
          <table:table-cell table:formula="of:=LEN([.K64])" office:value-type="float" office:value="0" calcext:value-type="float">
            <text:p>0</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21" calcext:value-type="float">
            <text:p>21</text:p>
          </table:table-cell>
          <table:table-cell table:formula="of:=FIND(MID([.$A$53];[.$A$6]+5;1);[.$D$58];1)" office:value-type="float" office:value="78" calcext:value-type="float">
            <text:p>78</text:p>
          </table:table-cell>
          <table:table-cell table:formula="of:=IF(MOD(([.B65]+[.C65])-([.$G$4]+1);[.$D$4])=0;[.$D$4];MOD(([.B65]+[.C65])-([.$G$4]+1);[.$D$4]))" office:value-type="float" office:value="38" calcext:value-type="float">
            <text:p>38</text:p>
          </table:table-cell>
          <table:table-cell table:formula="of:=IF([.D65]=0;MID([.$D$58];[.$D$4];1);IF([.D65]=[.$D$4];MID([.$D$58];[.$D$4];1);MID([.$D$58];[.D65];1)))" office:value-type="string" office:string-value="K" calcext:value-type="string">
            <text:p>K</text:p>
          </table:table-cell>
          <table:table-cell table:number-columns-repeated="8"/>
          <table:table-cell table:formula="of:=LEN([.K65])" office:value-type="float" office:value="0" calcext:value-type="float">
            <text:p>0</text:p>
          </table:table-cell>
          <table:table-cell table:number-columns-repeated="1010"/>
        </table:table-row>
        <table:table-row table:style-name="ro1">
          <table:table-cell table:formula="of:=MID([.A60];6;1)" office:value-type="string" office:string-value="q" calcext:value-type="string">
            <text:p>q</text:p>
          </table:table-cell>
          <table:table-cell table:formula="of:=FIND([.A66];[.$D$58];1)" office:value-type="float" office:value="41" calcext:value-type="float">
            <text:p>41</text:p>
          </table:table-cell>
          <table:table-cell table:formula="of:=FIND(MID([.$A$53];[.$A$6]+6;1);[.$D$58];1)" office:value-type="float" office:value="47" calcext:value-type="float">
            <text:p>47</text:p>
          </table:table-cell>
          <table:table-cell table:formula="of:=IF(MOD(([.B66]+[.C66])-([.$G$4]+1);[.$D$4])=0;[.$D$4];MOD(([.B66]+[.C66])-([.$G$4]+1);[.$D$4]))" office:value-type="float" office:value="27" calcext:value-type="float">
            <text:p>27</text:p>
          </table:table-cell>
          <table:table-cell table:formula="of:=IF([.D66]=0;MID([.$D$58];[.$D$4];1);IF([.D66]=[.$D$4];MID([.$D$58];[.$D$4];1);MID([.$D$58];[.D66];1)))" office:value-type="string" office:string-value="A" calcext:value-type="string">
            <text:p>A</text:p>
          </table:table-cell>
          <table:table-cell table:number-columns-repeated="8"/>
          <table:table-cell table:formula="of:=LEN([.K66])" office:value-type="float" office:value="0" calcext:value-type="float">
            <text:p>0</text:p>
          </table:table-cell>
          <table:table-cell table:number-columns-repeated="1010"/>
        </table:table-row>
        <table:table-row table:style-name="ro1">
          <table:table-cell table:formula="of:=MID([.A60];7;1)" office:value-type="string" office:string-value="$" calcext:value-type="string">
            <text:p>$</text:p>
          </table:table-cell>
          <table:table-cell table:formula="of:=FIND([.A67];[.$D$58];1)" office:value-type="float" office:value="24" calcext:value-type="float">
            <text:p>24</text:p>
          </table:table-cell>
          <table:table-cell table:formula="of:=FIND(MID([.$A$53];[.$A$6]+7;1);[.$D$58];1)" office:value-type="float" office:value="1" calcext:value-type="float">
            <text:p>1</text:p>
          </table:table-cell>
          <table:table-cell table:formula="of:=IF(MOD(([.B67]+[.C67])-([.$G$4]+1);[.$D$4])=0;[.$D$4];MOD(([.B67]+[.C67])-([.$G$4]+1);[.$D$4]))" office:value-type="float" office:value="58" calcext:value-type="float">
            <text:p>58</text:p>
          </table:table-cell>
          <table:table-cell table:formula="of:=IF([.D67]=0;MID([.$D$58];[.$D$4];1);IF([.D67]=[.$D$4];MID([.$D$58];[.$D$4];1);MID([.$D$58];[.D67];1)))" office:value-type="string" office:string-value="?" calcext:value-type="string">
            <text:p>?</text:p>
          </table:table-cell>
          <table:table-cell table:number-columns-repeated="1019"/>
        </table:table-row>
        <table:table-row table:style-name="ro1">
          <table:table-cell table:formula="of:=MID([.A60];8;1)" office:value-type="string" office:string-value="|" calcext:value-type="string">
            <text:p>|</text:p>
          </table:table-cell>
          <table:table-cell table:formula="of:=FIND([.A68];[.$D$58];1)" office:value-type="float" office:value="11" calcext:value-type="float">
            <text:p>11</text:p>
          </table:table-cell>
          <table:table-cell table:formula="of:=FIND(MID([.$A$53];[.$A$6]+8;1);[.$D$58];1)" office:value-type="float" office:value="30" calcext:value-type="float">
            <text:p>30</text:p>
          </table:table-cell>
          <table:table-cell table:formula="of:=IF(MOD(([.B68]+[.C68])-([.$G$4]+1);[.$D$4])=0;[.$D$4];MOD(([.B68]+[.C68])-([.$G$4]+1);[.$D$4]))" office:value-type="float" office:value="74" calcext:value-type="float">
            <text:p>74</text:p>
          </table:table-cell>
          <table:table-cell table:formula="of:=IF([.D68]=0;MID([.$D$58];[.$D$4];1);IF([.D68]=[.$D$4];MID([.$D$58];[.$D$4];1);MID([.$D$58];[.D68];1)))" office:value-type="string" office:string-value="]" calcext:value-type="string">
            <text:p>]</text:p>
          </table:table-cell>
          <table:table-cell table:number-columns-repeated="1019"/>
        </table:table-row>
        <table:table-row table:style-name="ro1">
          <table:table-cell table:formula="of:=MID([.A60];9;1)" office:value-type="string" office:string-value="N" calcext:value-type="string">
            <text:p>N</text:p>
          </table:table-cell>
          <table:table-cell table:formula="of:=FIND([.A69];[.$D$58];1)" office:value-type="float" office:value="63" calcext:value-type="float">
            <text:p>63</text:p>
          </table:table-cell>
          <table:table-cell table:formula="of:=FIND(MID([.$A$53];[.$A$6]+9;1);[.$D$58];1)" office:value-type="float" office:value="31" calcext:value-type="float">
            <text:p>31</text:p>
          </table:table-cell>
          <table:table-cell table:formula="of:=IF(MOD(([.B69]+[.C69])-([.$G$4]+1);[.$D$4])=0;[.$D$4];MOD(([.B69]+[.C69])-([.$G$4]+1);[.$D$4]))" office:value-type="float" office:value="33" calcext:value-type="float">
            <text:p>33</text:p>
          </table:table-cell>
          <table:table-cell table:formula="of:=IF([.D69]=0;MID([.$D$58];[.$D$4];1);IF([.D69]=[.$D$4];MID([.$D$58];[.$D$4];1);MID([.$D$58];[.D69];1)))" office:value-type="string" office:string-value="/" calcext:value-type="string">
            <text:p>/</text:p>
          </table:table-cell>
          <table:table-cell table:number-columns-repeated="4"/>
          <table:table-cell table:style-name="ce28" table:number-columns-repeated="2"/>
          <table:table-cell table:number-columns-repeated="2"/>
          <table:table-cell table:formula="of:=LEN([.K69])" office:value-type="float" office:value="0" calcext:value-type="float">
            <text:p>0</text:p>
          </table:table-cell>
          <table:table-cell table:number-columns-repeated="1010"/>
        </table:table-row>
        <table:table-row table:style-name="ro1">
          <table:table-cell table:formula="of:=MID([.A60];10;1)" office:value-type="string" office:string-value="q" calcext:value-type="string">
            <text:p>q</text:p>
          </table:table-cell>
          <table:table-cell table:formula="of:=FIND([.A70];[.$D$58];1)" office:value-type="float" office:value="41" calcext:value-type="float">
            <text:p>41</text:p>
          </table:table-cell>
          <table:table-cell table:formula="of:=FIND(MID([.$A$53];[.$A$6]+10;1);[.$D$58];1)" office:value-type="float" office:value="47" calcext:value-type="float">
            <text:p>47</text:p>
          </table:table-cell>
          <table:table-cell table:formula="of:=IF(MOD(([.B70]+[.C70])-([.$G$4]+1);[.$D$4])=0;[.$D$4];MOD(([.B70]+[.C70])-([.$G$4]+1);[.$D$4]))" office:value-type="float" office:value="27" calcext:value-type="float">
            <text:p>27</text:p>
          </table:table-cell>
          <table:table-cell table:formula="of:=IF([.D70]=0;MID([.$D$58];[.$D$4];1);IF([.D70]=[.$D$4];MID([.$D$58];[.$D$4];1);MID([.$D$58];[.D70];1)))" office:value-type="string" office:string-value="A" calcext:value-type="string">
            <text:p>A</text:p>
          </table:table-cell>
          <table:table-cell table:number-columns-repeated="1019"/>
        </table:table-row>
        <table:table-row table:style-name="ro1">
          <table:table-cell table:formula="of:=MID([.A60];11;1)" office:value-type="string" office:string-value="k" calcext:value-type="string">
            <text:p>k</text:p>
          </table:table-cell>
          <table:table-cell table:formula="of:=FIND([.A71];[.$D$58];1)" office:value-type="float" office:value="88" calcext:value-type="float">
            <text:p>88</text:p>
          </table:table-cell>
          <table:table-cell table:formula="of:=FIND(MID([.$A$53];[.$A$6]+11;1);[.$D$58];1)" office:value-type="float" office:value="89" calcext:value-type="float">
            <text:p>89</text:p>
          </table:table-cell>
          <table:table-cell table:formula="of:=IF(MOD(([.B71]+[.C71])-([.$G$4]+1);[.$D$4])=0;[.$D$4];MOD(([.B71]+[.C71])-([.$G$4]+1);[.$D$4]))" office:value-type="float" office:value="22" calcext:value-type="float">
            <text:p>22</text:p>
          </table:table-cell>
          <table:table-cell table:formula="of:=IF([.D71]=0;MID([.$D$58];[.$D$4];1);IF([.D71]=[.$D$4];MID([.$D$58];[.$D$4];1);MID([.$D$58];[.D71];1)))" office:value-type="string" office:string-value="-" calcext:value-type="string">
            <text:p>-</text:p>
          </table:table-cell>
          <table:table-cell table:number-columns-repeated="5"/>
          <table:table-cell table:style-name="ce28"/>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q" calcext:value-type="string">
            <text:p>q</text:p>
          </table:table-cell>
          <table:table-cell table:formula="of:=FIND([.A72];[.$D$58];1)" office:value-type="float" office:value="41" calcext:value-type="float">
            <text:p>41</text:p>
          </table:table-cell>
          <table:table-cell table:formula="of:=FIND(MID([.$A$53];[.$A$6]+12;1);[.$D$58];1)" office:value-type="float" office:value="52" calcext:value-type="float">
            <text:p>52</text:p>
          </table:table-cell>
          <table:table-cell table:formula="of:=IF(MOD(([.B72]+[.C72])-([.$G$4]+1);[.$D$4])=0;[.$D$4];MOD(([.B72]+[.C72])-([.$G$4]+1);[.$D$4]))" office:value-type="float" office:value="32" calcext:value-type="float">
            <text:p>32</text:p>
          </table:table-cell>
          <table:table-cell table:formula="of:=IF([.D72]=0;MID([.$D$58];[.$D$4];1);IF([.D72]=[.$D$4];MID([.$D$58];[.$D$4];1);MID([.$D$58];[.D72];1)))" office:value-type="string" office:string-value="." calcext:value-type="string">
            <text:p>.</text:p>
          </table:table-cell>
          <table:table-cell table:number-columns-repeated="8"/>
          <table:table-cell table:formula="of:=LEN([.K72])" office:value-type="float" office:value="0" calcext:value-type="float">
            <text:p>0</text:p>
          </table:table-cell>
          <table:table-cell table:number-columns-repeated="1010"/>
        </table:table-row>
        <table:table-row table:style-name="ro1">
          <table:table-cell table:formula="of:=MID([.A60];13;1)" office:value-type="string" office:string-value="e" calcext:value-type="string">
            <text:p>e</text:p>
          </table:table-cell>
          <table:table-cell table:formula="of:=FIND([.A73];[.$D$58];1)" office:value-type="float" office:value="82" calcext:value-type="float">
            <text:p>82</text:p>
          </table:table-cell>
          <table:table-cell table:formula="of:=FIND(MID([.$A$53];[.$A$6]+13;1);[.$D$58];1)" office:value-type="float" office:value="62" calcext:value-type="float">
            <text:p>62</text:p>
          </table:table-cell>
          <table:table-cell table:formula="of:=IF(MOD(([.B73]+[.C73])-([.$G$4]+1);[.$D$4])=0;[.$D$4];MOD(([.B73]+[.C73])-([.$G$4]+1);[.$D$4]))" office:value-type="float" office:value="83" calcext:value-type="float">
            <text:p>83</text:p>
          </table:table-cell>
          <table:table-cell table:formula="of:=IF([.D73]=0;MID([.$D$58];[.$D$4];1);IF([.D73]=[.$D$4];MID([.$D$58];[.$D$4];1);MID([.$D$58];[.D73];1)))" office:value-type="string" office:string-value="g" calcext:value-type="string">
            <text:p>g</text:p>
          </table:table-cell>
          <table:table-cell table:number-columns-repeated="8"/>
          <table:table-cell table:formula="of:=LEN([.K73])" office:value-type="float" office:value="0" calcext:value-type="float">
            <text:p>0</text:p>
          </table:table-cell>
          <table:table-cell table:number-columns-repeated="1010"/>
        </table:table-row>
        <table:table-row table:style-name="ro1">
          <table:table-cell table:formula="of:=MID([.A60];14;1)" office:value-type="string" office:string-value="|" calcext:value-type="string">
            <text:p>|</text:p>
          </table:table-cell>
          <table:table-cell table:formula="of:=FIND([.A74];[.$D$58];1)" office:value-type="float" office:value="11" calcext:value-type="float">
            <text:p>11</text:p>
          </table:table-cell>
          <table:table-cell table:formula="of:=FIND(MID([.$A$53];[.$A$6]+14;1);[.$D$58];1)" office:value-type="float" office:value="30" calcext:value-type="float">
            <text:p>30</text:p>
          </table:table-cell>
          <table:table-cell table:formula="of:=IF(MOD(([.B74]+[.C74])-([.$G$4]+1);[.$D$4])=0;[.$D$4];MOD(([.B74]+[.C74])-([.$G$4]+1);[.$D$4]))" office:value-type="float" office:value="74" calcext:value-type="float">
            <text:p>74</text:p>
          </table:table-cell>
          <table:table-cell table:formula="of:=IF([.D74]=0;MID([.$D$58];[.$D$4];1);IF([.D74]=[.$D$4];MID([.$D$58];[.$D$4];1);MID([.$D$58];[.D74];1)))" office:value-type="string" office:string-value="]" calcext:value-type="string">
            <text:p>]</text:p>
          </table:table-cell>
          <table:table-cell table:number-columns-repeated="8"/>
          <table:table-cell table:formula="of:=LEN([.K74])" office:value-type="float" office:value="0" calcext:value-type="float">
            <text:p>0</text:p>
          </table:table-cell>
          <table:table-cell table:number-columns-repeated="1010"/>
        </table:table-row>
        <table:table-row table:style-name="ro1">
          <table:table-cell table:formula="of:=MID([.A60];15;1)" office:value-type="string" office:string-value="t" calcext:value-type="string">
            <text:p>t</text:p>
          </table:table-cell>
          <table:table-cell table:formula="of:=FIND([.A75];[.$D$58];1)" office:value-type="float" office:value="1" calcext:value-type="float">
            <text:p>1</text:p>
          </table:table-cell>
          <table:table-cell table:formula="of:=FIND(MID([.$A$53];[.$A$6]+15;1);[.$D$58];1)" office:value-type="float" office:value="91" calcext:value-type="float">
            <text:p>91</text:p>
          </table:table-cell>
          <table:table-cell table:formula="of:=IF(MOD(([.B75]+[.C75])-([.$G$4]+1);[.$D$4])=0;[.$D$4];MOD(([.B75]+[.C75])-([.$G$4]+1);[.$D$4]))" office:value-type="float" office:value="31" calcext:value-type="float">
            <text:p>31</text:p>
          </table:table-cell>
          <table:table-cell table:formula="of:=IF([.D75]=0;MID([.$D$58];[.$D$4];1);IF([.D75]=[.$D$4];MID([.$D$58];[.$D$4];1);MID([.$D$58];[.D75];1)))" office:value-type="string" office:string-value="f" calcext:value-type="string">
            <text:p>f</text:p>
          </table:table-cell>
          <table:table-cell table:number-columns-repeated="1019"/>
        </table:table-row>
        <table:table-row table:style-name="ro1">
          <table:table-cell table:formula="of:=MID([.A60];16;1)" office:value-type="string" office:string-value="2" calcext:value-type="string">
            <text:p>2</text:p>
          </table:table-cell>
          <table:table-cell table:formula="of:=FIND([.A76];[.$D$58];1)" office:value-type="float" office:value="36" calcext:value-type="float">
            <text:p>36</text:p>
          </table:table-cell>
          <table:table-cell table:formula="of:=FIND(MID([.$A$53];[.$A$6]+16;1);[.$D$58];1)" office:value-type="float" office:value="81" calcext:value-type="float">
            <text:p>81</text:p>
          </table:table-cell>
          <table:table-cell table:formula="of:=IF(MOD(([.B76]+[.C76])-([.$G$4]+1);[.$D$4])=0;[.$D$4];MOD(([.B76]+[.C76])-([.$G$4]+1);[.$D$4]))" office:value-type="float" office:value="56" calcext:value-type="float">
            <text:p>56</text:p>
          </table:table-cell>
          <table:table-cell table:formula="of:=IF([.D76]=0;MID([.$D$58];[.$D$4];1);IF([.D76]=[.$D$4];MID([.$D$58];[.$D$4];1);MID([.$D$58];[.D76];1)))" office:value-type="string" office:string-value="&lt;" calcext:value-type="string">
            <text:p>&lt;</text:p>
          </table:table-cell>
          <table:table-cell table:number-columns-repeated="1019"/>
        </table:table-row>
        <table:table-row table:style-name="ro1">
          <table:table-cell table:style-name="ce28" table:formula="of:=COM.MICROSOFT.CONCAT([.$E$61:.$E$76])" office:value-type="string" office:string-value="O.qHKA?]/A-.g]f&lt;" calcext:value-type="string">
            <text:p>O.qHKA?]/A-.g]f&lt;</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h =YT@VCT5h^V&gt;eA Beautiful MindA Beautiful Mind" calcext:value-type="string">
            <text:p>/h =YT@VCT5h^V&gt;eA Beautiful MindA Beautiful Mind</text:p>
          </table:table-cell>
          <table:table-cell table:style-name="ce27" table:formula="of:=COM.MICROSOFT.CONCAT( &quot;  OTP SIZE=  &quot;;LEN([.A78]))"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KLwq34678urQ9: &amp;&quot;\&lt;&gt;?EGHMNORSTUVWXYZ]^_`abcdeg@=hjklmnops" calcext:value-type="string">
            <text:p>KLwq34678urQ9: &amp;"\&lt;&gt;?EGHMNORSTUVWXYZ]^_`abcdeg@=hjklmnops</text:p>
          </table:table-cell>
          <table:table-cell table:style-name="ce28" table:formula="of:=IF([.$H$3]=0;RIGHT([.$D$58];LEN([.$D$58])-[.$H$4]);LEFT([.$D$58];LEN([.$D$58])-[.$H$4]))" office:value-type="string" office:string-value="t%IFJvxyz{|}~!#'()*+,-P$D5ABCif./012[" calcext:value-type="string">
            <text:p>t%IFJvxyz{|}~!#'()*+,-P$D5ABCif./012[</text:p>
          </table:table-cell>
          <table:table-cell table:style-name="ce28" table:formula="of:=IF([.$H$3]=0;COM.MICROSOFT.CONCAT([.C80];[.B80]);COM.MICROSOFT.CONCAT([.C81];[.B81]))" office:value-type="string" office:string-value="KLwq34678urQ9: &amp;&quot;\&lt;&gt;?EGHMNORSTUVWXYZ]^_`abcdeg@=hjklmnopst%IFJvxyz{|}~!#'()*+,-P$D5ABCif./012[" calcext:value-type="string">
            <text:p>KLwq34678urQ9: &amp;"\&lt;&gt;?EGHMNORSTUVWXYZ]^_`abcdeg@=hjklmnopst%IFJvxyz{|}~!#'()*+,-P$D5ABCif./012[</text:p>
          </table:table-cell>
          <table:table-cell table:style-name="Default"/>
          <table:table-cell table:number-columns-repeated="1019"/>
        </table:table-row>
        <table:table-row table:style-name="ro1">
          <table:table-cell/>
          <table:table-cell table:style-name="ce28" table:formula="of:=LEFT([.$D$58];LEN([.$D$58])-[.$H$4])" office:value-type="string" office:string-value="t%IFJvxyz{|}~!#'()*+,-P$D5ABCif./012[" calcext:value-type="string">
            <text:p>t%IFJvxyz{|}~!#'()*+,-P$D5ABCif./012[</text:p>
          </table:table-cell>
          <table:table-cell table:style-name="ce28" table:formula="of:=RIGHT([.$D$58];[.$H$4])" office:value-type="string" office:string-value="KLwq34678urQ9: &amp;&quot;\&lt;&gt;?EGHMNORSTUVWXYZ]^_`abcdeg@=hjklmnops" calcext:value-type="string">
            <text:p>KLwq34678urQ9: &amp;"\&lt;&gt;?EGHMNORSTUVWXYZ]^_`abcdeg@=hjklmnops</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t" calcext:value-type="string">
            <text:p>t</text:p>
          </table:table-cell>
          <table:table-cell/>
          <table:table-cell table:style-name="ce28" table:formula="of:=IF([.$H$3]=0;COM.MICROSOFT.CONCAT([.B82];REPLACE([.D80];([.$H$4]+1);1;&quot;&quot;));COM.MICROSOFT.CONCAT(REPLACE([.D80];([.$H$4]+1);1;&quot;&quot;);[.B82]))" office:value-type="string" office:string-value="KLwq34678urQ9: &amp;&quot;\&lt;&gt;?EGHMNORSTUVWXYZ]^_`abcdeg@=hjklmnops%IFJvxyz{|}~!#'()*+,-P$D5ABCif./012[t" calcext:value-type="string">
            <text:p>KLwq34678urQ9: &amp;"\&lt;&gt;?EGHMNORSTUVWXYZ]^_`abcdeg@=hjklmnops%IFJvxyz{|}~!#'()*+,-P$D5ABCif./012[t</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COM.MICROSOFT.CONCAT(MID([.D82];[.$E$4]+1;1);MID([.D82];[.$F$4]+1;1);MID([.D82];[.$G$4]+1;1);MID([.D82];[.$H$4]+1;1))" office:value-type="string" office:string-value="MQJ%" calcext:value-type="string">
            <text:p>MQJ%</text:p>
          </table:table-cell>
          <table:table-cell table:style-name="ce28"/>
          <table:table-cell table:formula="of:=COM.MICROSOFT.CONCAT([.B83];SUBSTITUTE(SUBSTITUTE(SUBSTITUTE(SUBSTITUTE([.D82];MID([.B83];1;1);&quot;&quot;;1);MID([.B83];2;1);&quot;&quot;;1);MID([.B83];3;1);&quot;&quot;;1);MID([.B83];4;1);&quot;&quot;;1))" office:value-type="string" office:string-value="MQJ%KLwq34678ur9: &amp;&quot;\&lt;&gt;?EGHNORSTUVWXYZ]^_`abcdeg@=hjklmnopsIFvxyz{|}~!#'()*+,-P$D5ABCif./012[t" calcext:value-type="string">
            <text:p>MQJ%KLwq34678ur9: &amp;"\&lt;&gt;?EGHNORSTUVWXYZ]^_`abcdeg@=hjklmnopsIFvxyz{|}~!#'()*+,-P$D5ABCif./012[t</text:p>
          </table:table-cell>
          <table:table-cell table:style-name="Default"/>
          <table:table-cell table:number-columns-repeated="4"/>
          <table:table-cell table:style-name="ce28" table:number-columns-repeated="2"/>
          <table:table-cell table:number-columns-repeated="2"/>
          <table:table-cell table:formula="of:=LEN([.K83])"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5"/>
          <table:table-cell table:style-name="ce28"/>
          <table:table-cell table:number-columns-repeated="2"/>
          <table:table-cell table:formula="of:=LEN([.K84])" office:value-type="float" office:value="0" calcext:value-type="float">
            <text:p>0</text:p>
          </table:table-cell>
          <table:table-cell table:number-columns-repeated="1010"/>
        </table:table-row>
        <table:table-row table:style-name="ro1">
          <table:table-cell table:style-name="ce28" table:formula="of:=COM.MICROSOFT.CONCAT([.$E$61:.$E$76])" office:value-type="string" office:string-value="O.qHKA?]/A-.g]f&lt;" calcext:value-type="string">
            <text:p>O.qHKA?]/A-.g]f&lt;</text:p>
          </table:table-cell>
          <table:table-cell table:formula="of:=COM.MICROSOFT.CONCAT(&quot;'&quot;;[.A85];&quot;'&quot;;&quot; A85 char positions in D83&quot;)" office:value-type="string" office:string-value="'O.qHKA?]/A-.g]f&lt;' A85 char positions in D83" calcext:value-type="string">
            <text:p>'O.qHKA?]/A-.g]f&lt;' A85 char positions in D83</text:p>
          </table:table-cell>
          <table:table-cell table:formula="of:=COM.MICROSOFT.CONCAT(&quot;'&quot;;MID([.$A$78];[.$A$6]+1;[.$A$6]);&quot;'&quot;;&quot; OTP  char positions in D83&quot;)" office:value-type="string" office:string-value="'A Beautiful Mind' OTP  char positions in D83" calcext:value-type="string">
            <text:p>'A Beautiful Mind' OTP <text:s/>char positions in D83</text:p>
          </table:table-cell>
          <table:table-cell/>
          <table:table-cell table:style-name="Default"/>
          <table:table-cell table:number-columns-repeated="5"/>
          <table:table-cell table:style-name="ce28"/>
          <table:table-cell table:number-columns-repeated="2"/>
          <table:table-cell table:formula="of:=LEN([.K85])" office:value-type="float" office:value="0" calcext:value-type="float">
            <text:p>0</text:p>
          </table:table-cell>
          <table:table-cell table:number-columns-repeated="1010"/>
        </table:table-row>
        <table:table-row table:style-name="ro1">
          <table:table-cell table:formula="of:=MID([.A85];1;1)" office:value-type="string" office:string-value="O" calcext:value-type="string">
            <text:p>O</text:p>
          </table:table-cell>
          <table:table-cell table:formula="of:=FIND([.A86];[.$D$83];1)" office:value-type="float" office:value="29" calcext:value-type="float">
            <text:p>29</text:p>
          </table:table-cell>
          <table:table-cell table:formula="of:=FIND(MID([.$A$78];[.$A$6]+1;1);[.$D$83];1)" office:value-type="float" office:value="83" calcext:value-type="float">
            <text:p>83</text:p>
          </table:table-cell>
          <table:table-cell table:formula="of:=IF(MOD(([.B86]+[.C86])-([.$H$4]+1);[.$D$4])=0;[.$D$4];MOD(([.B86]+[.C86])-([.$H$4]+1);[.$D$4]))" office:value-type="float" office:value="54" calcext:value-type="float">
            <text:p>54</text:p>
          </table:table-cell>
          <table:table-cell table:formula="of:=IF([.D86]=0;MID([.$D$83];[.$D$4];1);IF([.D86]=[.$D$4];MID([.$D$83];[.$D$4];1);MID([.$D$83];[.D86];1)))" office:value-type="string" office:string-value="l" calcext:value-type="string">
            <text:p>l</text:p>
          </table:table-cell>
          <table:table-cell table:number-columns-repeated="5"/>
          <table:table-cell table:style-name="ce28"/>
          <table:table-cell table:number-columns-repeated="2"/>
          <table:table-cell table:formula="of:=LEN([.K86])" office:value-type="float" office:value="0" calcext:value-type="float">
            <text:p>0</text:p>
          </table:table-cell>
          <table:table-cell table:number-columns-repeated="1010"/>
        </table:table-row>
        <table:table-row table:style-name="ro1">
          <table:table-cell table:formula="of:=MID([.A85];2;1)" office:value-type="string" office:string-value="." calcext:value-type="string">
            <text:p>.</text:p>
          </table:table-cell>
          <table:table-cell table:formula="of:=FIND([.A87];[.$D$83];1)" office:value-type="float" office:value="88" calcext:value-type="float">
            <text:p>88</text:p>
          </table:table-cell>
          <table:table-cell table:formula="of:=FIND(MID([.$A$78];[.$A$6]+2;1);[.$D$83];1)" office:value-type="float" office:value="18" calcext:value-type="float">
            <text:p>18</text:p>
          </table:table-cell>
          <table:table-cell table:formula="of:=IF(MOD(([.B87]+[.C87])-([.$H$4]+1);[.$D$4])=0;[.$D$4];MOD(([.B87]+[.C87])-([.$H$4]+1);[.$D$4]))" office:value-type="float" office:value="48" calcext:value-type="float">
            <text:p>48</text:p>
          </table:table-cell>
          <table:table-cell table:formula="of:=IF([.D87]=0;MID([.$D$83];[.$D$4];1);IF([.D87]=[.$D$4];MID([.$D$83];[.$D$4];1);MID([.$D$83];[.D87];1)))" office:value-type="string" office:string-value="g" calcext:value-type="string">
            <text:p>g</text:p>
          </table:table-cell>
          <table:table-cell table:number-columns-repeated="1019"/>
        </table:table-row>
        <table:table-row table:style-name="ro1">
          <table:table-cell table:formula="of:=MID([.A85];3;1)" office:value-type="string" office:string-value="q" calcext:value-type="string">
            <text:p>q</text:p>
          </table:table-cell>
          <table:table-cell table:formula="of:=FIND([.A88];[.$D$83];1)" office:value-type="float" office:value="8" calcext:value-type="float">
            <text:p>8</text:p>
          </table:table-cell>
          <table:table-cell table:formula="of:=FIND(MID([.$A$78];[.$A$6]+3;1);[.$D$83];1)" office:value-type="float" office:value="84" calcext:value-type="float">
            <text:p>84</text:p>
          </table:table-cell>
          <table:table-cell table:formula="of:=IF(MOD(([.B88]+[.C88])-([.$H$4]+1);[.$D$4])=0;[.$D$4];MOD(([.B88]+[.C88])-([.$H$4]+1);[.$D$4]))" office:value-type="float" office:value="34" calcext:value-type="float">
            <text:p>34</text:p>
          </table:table-cell>
          <table:table-cell table:formula="of:=IF([.D88]=0;MID([.$D$83];[.$D$4];1);IF([.D88]=[.$D$4];MID([.$D$83];[.$D$4];1);MID([.$D$83];[.D88];1)))" office:value-type="string" office:string-value="V" calcext:value-type="string">
            <text:p>V</text:p>
          </table:table-cell>
          <table:table-cell table:number-columns-repeated="8"/>
          <table:table-cell table:formula="of:=LEN([.K88])" office:value-type="float" office:value="0" calcext:value-type="float">
            <text:p>0</text:p>
          </table:table-cell>
          <table:table-cell table:number-columns-repeated="1010"/>
        </table:table-row>
        <table:table-row table:style-name="ro1">
          <table:table-cell table:formula="of:=MID([.A85];4;1)" office:value-type="string" office:string-value="H" calcext:value-type="string">
            <text:p>H</text:p>
          </table:table-cell>
          <table:table-cell table:formula="of:=FIND([.A89];[.$D$83];1)" office:value-type="float" office:value="27" calcext:value-type="float">
            <text:p>27</text:p>
          </table:table-cell>
          <table:table-cell table:formula="of:=FIND(MID([.$A$78];[.$A$6]+4;1);[.$D$83];1)" office:value-type="float" office:value="47" calcext:value-type="float">
            <text:p>47</text:p>
          </table:table-cell>
          <table:table-cell table:formula="of:=IF(MOD(([.B89]+[.C89])-([.$H$4]+1);[.$D$4])=0;[.$D$4];MOD(([.B89]+[.C89])-([.$H$4]+1);[.$D$4]))" office:value-type="float" office:value="16" calcext:value-type="float">
            <text:p>16</text:p>
          </table:table-cell>
          <table:table-cell table:formula="of:=IF([.D89]=0;MID([.$D$83];[.$D$4];1);IF([.D89]=[.$D$4];MID([.$D$83];[.$D$4];1);MID([.$D$83];[.D89];1)))" office:value-type="string" office:string-value="9" calcext:value-type="string">
            <text:p>9</text:p>
          </table:table-cell>
          <table:table-cell table:number-columns-repeated="8"/>
          <table:table-cell table:formula="of:=LEN([.K89])" office:value-type="float" office:value="0" calcext:value-type="float">
            <text:p>0</text:p>
          </table:table-cell>
          <table:table-cell table:number-columns-repeated="1010"/>
        </table:table-row>
        <table:table-row table:style-name="ro1">
          <table:table-cell table:formula="of:=MID([.A85];5;1)" office:value-type="string" office:string-value="K" calcext:value-type="string">
            <text:p>K</text:p>
          </table:table-cell>
          <table:table-cell table:formula="of:=FIND([.A90];[.$D$83];1)" office:value-type="float" office:value="5" calcext:value-type="float">
            <text:p>5</text:p>
          </table:table-cell>
          <table:table-cell table:formula="of:=FIND(MID([.$A$78];[.$A$6]+5;1);[.$D$83];1)" office:value-type="float" office:value="43" calcext:value-type="float">
            <text:p>43</text:p>
          </table:table-cell>
          <table:table-cell table:formula="of:=IF(MOD(([.B90]+[.C90])-([.$H$4]+1);[.$D$4])=0;[.$D$4];MOD(([.B90]+[.C90])-([.$H$4]+1);[.$D$4]))" office:value-type="float" office:value="84" calcext:value-type="float">
            <text:p>84</text:p>
          </table:table-cell>
          <table:table-cell table:formula="of:=IF([.D90]=0;MID([.$D$83];[.$D$4];1);IF([.D90]=[.$D$4];MID([.$D$83];[.$D$4];1);MID([.$D$83];[.D90];1)))" office:value-type="string" office:string-value="B" calcext:value-type="string">
            <text:p>B</text:p>
          </table:table-cell>
          <table:table-cell table:number-columns-repeated="8"/>
          <table:table-cell table:formula="of:=LEN([.K90])" office:value-type="float" office:value="0" calcext:value-type="float">
            <text:p>0</text:p>
          </table:table-cell>
          <table:table-cell table:number-columns-repeated="1010"/>
        </table:table-row>
        <table:table-row table:style-name="ro1">
          <table:table-cell table:formula="of:=MID([.A85];6;1)" office:value-type="string" office:string-value="A" calcext:value-type="string">
            <text:p>A</text:p>
          </table:table-cell>
          <table:table-cell table:formula="of:=FIND([.A91];[.$D$83];1)" office:value-type="float" office:value="83" calcext:value-type="float">
            <text:p>83</text:p>
          </table:table-cell>
          <table:table-cell table:formula="of:=FIND(MID([.$A$78];[.$A$6]+6;1);[.$D$83];1)" office:value-type="float" office:value="14" calcext:value-type="float">
            <text:p>14</text:p>
          </table:table-cell>
          <table:table-cell table:formula="of:=IF(MOD(([.B91]+[.C91])-([.$H$4]+1);[.$D$4])=0;[.$D$4];MOD(([.B91]+[.C91])-([.$H$4]+1);[.$D$4]))" office:value-type="float" office:value="39" calcext:value-type="float">
            <text:p>39</text:p>
          </table:table-cell>
          <table:table-cell table:formula="of:=IF([.D91]=0;MID([.$D$83];[.$D$4];1);IF([.D91]=[.$D$4];MID([.$D$83];[.$D$4];1);MID([.$D$83];[.D91];1)))" office:value-type="string" office:string-value="]" calcext:value-type="string">
            <text:p>]</text:p>
          </table:table-cell>
          <table:table-cell table:number-columns-repeated="8"/>
          <table:table-cell table:formula="of:=LEN([.K91])" office:value-type="float" office:value="0" calcext:value-type="float">
            <text:p>0</text:p>
          </table:table-cell>
          <table:table-cell table:number-columns-repeated="1010"/>
        </table:table-row>
        <table:table-row table:style-name="ro1">
          <table:table-cell table:formula="of:=MID([.A85];7;1)" office:value-type="string" office:string-value="?" calcext:value-type="string">
            <text:p>?</text:p>
          </table:table-cell>
          <table:table-cell table:formula="of:=FIND([.A92];[.$D$83];1)" office:value-type="float" office:value="24" calcext:value-type="float">
            <text:p>24</text:p>
          </table:table-cell>
          <table:table-cell table:formula="of:=FIND(MID([.$A$78];[.$A$6]+7;1);[.$D$83];1)" office:value-type="float" office:value="94" calcext:value-type="float">
            <text:p>94</text:p>
          </table:table-cell>
          <table:table-cell table:formula="of:=IF(MOD(([.B92]+[.C92])-([.$H$4]+1);[.$D$4])=0;[.$D$4];MOD(([.B92]+[.C92])-([.$H$4]+1);[.$D$4]))" office:value-type="float" office:value="60" calcext:value-type="float">
            <text:p>60</text:p>
          </table:table-cell>
          <table:table-cell table:formula="of:=IF([.D92]=0;MID([.$D$83];[.$D$4];1);IF([.D92]=[.$D$4];MID([.$D$83];[.$D$4];1);MID([.$D$83];[.D92];1)))" office:value-type="string" office:string-value="I" calcext:value-type="string">
            <text:p>I</text:p>
          </table:table-cell>
          <table:table-cell table:number-columns-repeated="1019"/>
        </table:table-row>
        <table:table-row table:style-name="ro1">
          <table:table-cell table:formula="of:=MID([.A85];8;1)" office:value-type="string" office:string-value="]" calcext:value-type="string">
            <text:p>]</text:p>
          </table:table-cell>
          <table:table-cell table:formula="of:=FIND([.A93];[.$D$83];1)" office:value-type="float" office:value="39" calcext:value-type="float">
            <text:p>39</text:p>
          </table:table-cell>
          <table:table-cell table:formula="of:=FIND(MID([.$A$78];[.$A$6]+8;1);[.$D$83];1)" office:value-type="float" office:value="86" calcext:value-type="float">
            <text:p>86</text:p>
          </table:table-cell>
          <table:table-cell table:formula="of:=IF(MOD(([.B93]+[.C93])-([.$H$4]+1);[.$D$4])=0;[.$D$4];MOD(([.B93]+[.C93])-([.$H$4]+1);[.$D$4]))" office:value-type="float" office:value="67" calcext:value-type="float">
            <text:p>67</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89" calcext:value-type="float">
            <text:p>89</text:p>
          </table:table-cell>
          <table:table-cell table:formula="of:=FIND(MID([.$A$78];[.$A$6]+9;1);[.$D$83];1)" office:value-type="float" office:value="87" calcext:value-type="float">
            <text:p>87</text:p>
          </table:table-cell>
          <table:table-cell table:formula="of:=IF(MOD(([.B94]+[.C94])-([.$H$4]+1);[.$D$4])=0;[.$D$4];MOD(([.B94]+[.C94])-([.$H$4]+1);[.$D$4]))" office:value-type="float" office:value="24" calcext:value-type="float">
            <text:p>24</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A" calcext:value-type="string">
            <text:p>A</text:p>
          </table:table-cell>
          <table:table-cell table:formula="of:=FIND([.A95];[.$D$83];1)" office:value-type="float" office:value="83" calcext:value-type="float">
            <text:p>83</text:p>
          </table:table-cell>
          <table:table-cell table:formula="of:=FIND(MID([.$A$78];[.$A$6]+10;1);[.$D$83];1)" office:value-type="float" office:value="14" calcext:value-type="float">
            <text:p>14</text:p>
          </table:table-cell>
          <table:table-cell table:formula="of:=IF(MOD(([.B95]+[.C95])-([.$H$4]+1);[.$D$4])=0;[.$D$4];MOD(([.B95]+[.C95])-([.$H$4]+1);[.$D$4]))" office:value-type="float" office:value="39" calcext:value-type="float">
            <text:p>39</text:p>
          </table:table-cell>
          <table:table-cell table:formula="of:=IF([.D95]=0;MID([.$D$83];[.$D$4];1);IF([.D95]=[.$D$4];MID([.$D$83];[.$D$4];1);MID([.$D$83];[.D95];1)))" office:value-type="string" office:string-value="]" calcext:value-type="string">
            <text:p>]</text:p>
          </table:table-cell>
          <table:table-cell table:number-columns-repeated="1019"/>
        </table:table-row>
        <table:table-row table:style-name="ro1">
          <table:table-cell table:formula="of:=MID([.A85];11;1)" office:value-type="string" office:string-value="-" calcext:value-type="string">
            <text:p>-</text:p>
          </table:table-cell>
          <table:table-cell table:formula="of:=FIND([.A96];[.$D$83];1)" office:value-type="float" office:value="78" calcext:value-type="float">
            <text:p>78</text:p>
          </table:table-cell>
          <table:table-cell table:formula="of:=FIND(MID([.$A$78];[.$A$6]+11;1);[.$D$83];1)" office:value-type="float" office:value="54" calcext:value-type="float">
            <text:p>54</text:p>
          </table:table-cell>
          <table:table-cell table:formula="of:=IF(MOD(([.B96]+[.C96])-([.$H$4]+1);[.$D$4])=0;[.$D$4];MOD(([.B96]+[.C96])-([.$H$4]+1);[.$D$4]))" office:value-type="float" office:value="74" calcext:value-type="float">
            <text:p>74</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88" calcext:value-type="float">
            <text:p>88</text:p>
          </table:table-cell>
          <table:table-cell table:formula="of:=FIND(MID([.$A$78];[.$A$6]+12;1);[.$D$83];1)" office:value-type="float" office:value="18" calcext:value-type="float">
            <text:p>18</text:p>
          </table:table-cell>
          <table:table-cell table:formula="of:=IF(MOD(([.B97]+[.C97])-([.$H$4]+1);[.$D$4])=0;[.$D$4];MOD(([.B97]+[.C97])-([.$H$4]+1);[.$D$4]))" office:value-type="float" office:value="48" calcext:value-type="float">
            <text:p>48</text:p>
          </table:table-cell>
          <table:table-cell table:formula="of:=IF([.D97]=0;MID([.$D$83];[.$D$4];1);IF([.D97]=[.$D$4];MID([.$D$83];[.$D$4];1);MID([.$D$83];[.D97];1)))" office:value-type="string" office:string-value="g" calcext:value-type="string">
            <text:p>g</text:p>
          </table:table-cell>
          <table:table-cell table:number-columns-repeated="1019"/>
        </table:table-row>
        <table:table-row table:style-name="ro1">
          <table:table-cell table:formula="of:=MID([.A85];13;1)" office:value-type="string" office:string-value="g" calcext:value-type="string">
            <text:p>g</text:p>
          </table:table-cell>
          <table:table-cell table:formula="of:=FIND([.A98];[.$D$83];1)" office:value-type="float" office:value="48" calcext:value-type="float">
            <text:p>48</text:p>
          </table:table-cell>
          <table:table-cell table:formula="of:=FIND(MID([.$A$78];[.$A$6]+13;1);[.$D$83];1)" office:value-type="float" office:value="1" calcext:value-type="float">
            <text:p>1</text:p>
          </table:table-cell>
          <table:table-cell table:formula="of:=IF(MOD(([.B98]+[.C98])-([.$H$4]+1);[.$D$4])=0;[.$D$4];MOD(([.B98]+[.C98])-([.$H$4]+1);[.$D$4]))" office:value-type="float" office:value="85" calcext:value-type="float">
            <text:p>85</text:p>
          </table:table-cell>
          <table:table-cell table:formula="of:=IF([.D98]=0;MID([.$D$83];[.$D$4];1);IF([.D98]=[.$D$4];MID([.$D$83];[.$D$4];1);MID([.$D$83];[.D98];1)))" office:value-type="string" office:string-value="C" calcext:value-type="string">
            <text:p>C</text:p>
          </table:table-cell>
          <table:table-cell table:number-columns-repeated="1019"/>
        </table:table-row>
        <table:table-row table:style-name="ro1">
          <table:table-cell table:formula="of:=MID([.A85];14;1)" office:value-type="string" office:string-value="]" calcext:value-type="string">
            <text:p>]</text:p>
          </table:table-cell>
          <table:table-cell table:formula="of:=FIND([.A99];[.$D$83];1)" office:value-type="float" office:value="39" calcext:value-type="float">
            <text:p>39</text:p>
          </table:table-cell>
          <table:table-cell table:formula="of:=FIND(MID([.$A$78];[.$A$6]+14;1);[.$D$83];1)" office:value-type="float" office:value="86" calcext:value-type="float">
            <text:p>86</text:p>
          </table:table-cell>
          <table:table-cell table:formula="of:=IF(MOD(([.B99]+[.C99])-([.$H$4]+1);[.$D$4])=0;[.$D$4];MOD(([.B99]+[.C99])-([.$H$4]+1);[.$D$4]))" office:value-type="float" office:value="67" calcext:value-type="float">
            <text:p>67</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f" calcext:value-type="string">
            <text:p>f</text:p>
          </table:table-cell>
          <table:table-cell table:formula="of:=FIND([.A100];[.$D$83];1)" office:value-type="float" office:value="87" calcext:value-type="float">
            <text:p>87</text:p>
          </table:table-cell>
          <table:table-cell table:formula="of:=FIND(MID([.$A$78];[.$A$6]+15;1);[.$D$83];1)" office:value-type="float" office:value="56" calcext:value-type="float">
            <text:p>56</text:p>
          </table:table-cell>
          <table:table-cell table:formula="of:=IF(MOD(([.B100]+[.C100])-([.$H$4]+1);[.$D$4])=0;[.$D$4];MOD(([.B100]+[.C100])-([.$H$4]+1);[.$D$4]))" office:value-type="float" office:value="85" calcext:value-type="float">
            <text:p>85</text:p>
          </table:table-cell>
          <table:table-cell table:formula="of:=IF([.D100]=0;MID([.$D$83];[.$D$4];1);IF([.D100]=[.$D$4];MID([.$D$83];[.$D$4];1);MID([.$D$83];[.D100];1)))" office:value-type="string" office:string-value="C" calcext:value-type="string">
            <text:p>C</text:p>
          </table:table-cell>
          <table:table-cell table:number-columns-repeated="1019"/>
        </table:table-row>
        <table:table-row table:style-name="ro1">
          <table:table-cell table:formula="of:=MID([.A85];16;1)" office:value-type="string" office:string-value="&lt;" calcext:value-type="string">
            <text:p>&lt;</text:p>
          </table:table-cell>
          <table:table-cell table:formula="of:=FIND([.A101];[.$D$83];1)" office:value-type="float" office:value="22" calcext:value-type="float">
            <text:p>22</text:p>
          </table:table-cell>
          <table:table-cell table:formula="of:=FIND(MID([.$A$78];[.$A$6]+16;1);[.$D$83];1)" office:value-type="float" office:value="46" calcext:value-type="float">
            <text:p>46</text:p>
          </table:table-cell>
          <table:table-cell table:formula="of:=IF(MOD(([.B101]+[.C101])-([.$H$4]+1);[.$D$4])=0;[.$D$4];MOD(([.B101]+[.C101])-([.$H$4]+1);[.$D$4]))" office:value-type="float" office:value="10" calcext:value-type="float">
            <text:p>10</text:p>
          </table:table-cell>
          <table:table-cell table:formula="of:=IF([.D101]=0;MID([.$D$83];[.$D$4];1);IF([.D101]=[.$D$4];MID([.$D$83];[.$D$4];1);MID([.$D$83];[.D101];1)))" office:value-type="string" office:string-value="4" calcext:value-type="string">
            <text:p>4</text:p>
          </table:table-cell>
          <table:table-cell table:number-columns-repeated="1019"/>
        </table:table-row>
        <table:table-row table:style-name="ro1">
          <table:table-cell table:style-name="ce28" table:formula="of:=COM.MICROSOFT.CONCAT([.$E$86];[.$E$87];[.$E$88];[.$E$89];[.$E$90];[.$E$91];[.$E$92];[.$E$93];[.$E$94];[.$E$95];[.$E$96];[.$E$97];[.$E$98];[.$E$99];[.$E$100];[.$E$101])" office:value-type="string" office:string-value="lgV9B]I|?])gC|C4" calcext:value-type="string">
            <text:p>lgV9B]I|?])gC|C4</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lgV9B]I|?])gC|C4/h =YT@VCT5h^V&gt;eA Beautiful MindA Beautiful Mind" calcext:value-type="string">
            <text:p>lgV9B]I|?])gC|C4/h =YT@VCT5h^V&gt;eA Beautiful MindA Beautiful Mind</text:p>
          </table:table-cell>
          <table:table-cell table:style-name="ce27" table:formula="of:=COM.MICROSOFT.CONCAT( &quot;  OTP SIZE=  &quot;;LEN([.A103]))"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
      <table:table table:name="Sheet3" table:style-name="ta1" table:protected="true">
        <loext:table-protection loext:select-protected-cells="true" loext:select-unprotected-cells="tru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2.$D$83]" office:value-type="string" office:string-value="MQJ%KLwq34678ur9: &amp;&quot;\&lt;&gt;?EGHNORSTUVWXYZ]^_`abcdeg@=hjklmnopsIFvxyz{|}~!#'()*+,-P$D5ABCif./012[t" calcext:value-type="string">
            <text:p>MQJ%KLwq34678ur9: &amp;"\&lt;&gt;?EGHNORSTUVWXYZ]^_`abcdeg@=hjklmnopsIFvxyz{|}~!#'()*+,-P$D5ABCif./012[t</text:p>
          </table:table-cell>
          <table:table-cell table:style-name="ce23" table:formula="of:=[Sheet2.A102]" office:value-type="string" office:string-value="lgV9B]I|?])gC|C4" calcext:value-type="string">
            <text:p>lgV9B]I|?])gC|C4</text:p>
          </table:table-cell>
          <table:table-cell table:style-name="ce28"/>
          <table:table-cell/>
          <table:table-cell table:style-name="ce6" table:formula="of:=[Sheet2.E2]" office:value-type="float" office:value="24" calcext:value-type="float">
            <text:p>24</text:p>
          </table:table-cell>
          <table:table-cell table:style-name="ce6" table:formula="of:=[Sheet2.F2]" office:value-type="float" office:value="11" calcext:value-type="float">
            <text:p>11</text:p>
          </table:table-cell>
          <table:table-cell table:style-name="ce6" table:formula="of:=[Sheet2.G2]" office:value-type="float" office:value="60" calcext:value-type="float">
            <text:p>60</text:p>
          </table:table-cell>
          <table:table-cell table:style-name="ce6" table:formula="of:=[Sheet2.H2]" office:value-type="float" office:value="57" calcext:value-type="float">
            <text:p>57</text:p>
          </table:table-cell>
          <table:table-cell table:style-name="ce6" table:formula="of:=[Sheet2.I2]" office:value-type="float" office:value="0" calcext:value-type="float">
            <text:p>0</text:p>
          </table:table-cell>
          <table:table-cell table:number-columns-repeated="1015"/>
        </table:table-row>
        <table:table-row table:style-name="ro1">
          <table:table-cell table:style-name="ce27" table:formula="of:=[Sheet2.A103]" office:value-type="string" office:string-value="lgV9B]I|?])gC|C4/h =YT@VCT5h^V&gt;eA Beautiful MindA Beautiful Mind" calcext:value-type="string">
            <text:p>lgV9B]I|?])gC|C4/h =YT@VCT5h^V&gt;eA Beautiful MindA Beautiful 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lgV9B]I|?])gC|C4/h =YT@VCT5h^V&gt;eA Beautiful MindA Beautiful Mind" calcext:value-type="string">
            <text:p>lgV9B]I|?])gC|C4/h =YT@VCT5h^V&gt;eA Beautiful MindA Beautiful Mind</text:p>
          </table:table-cell>
          <table:table-cell table:style-name="ce17" table:formula="of:=[Sheet2.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MQJ%KLwq34678ur9: &amp;&quot;\&lt;&gt;?" calcext:value-type="string">
            <text:p>MQJ%KLwq34678ur9: &amp;"\&lt;&gt;?</text:p>
          </table:table-cell>
          <table:table-cell table:formula="of:=IF([.$E$3]=0;RIGHT([.$A$2];[.$D$4]-[.$E$4]);LEFT([.$A$2];[.$D$4]-[.$E$4]))" office:value-type="string" office:string-value="EGHNORSTUVWXYZ]^_`abcdeg@=hjklmnopsIFvxyz{|}~!#'()*+,-P$D5ABCif./012[t" calcext:value-type="string">
            <text:p>EGHNORSTUVWXYZ]^_`abcdeg@=hjklmnopsIFvxyz{|}~!#'()*+,-P$D5ABCif./012[t</text:p>
          </table:table-cell>
          <table:table-cell table:style-name="ce28" table:formula="of:=IF([.$E$3]=0;COM.MICROSOFT.CONCAT([.C5];[.B5]);COM.MICROSOFT.CONCAT([.C6];[.B6]))" office:value-type="string" office:string-value="EGHNORSTUVWXYZ]^_`abcdeg@=hjklmnopsIFvxyz{|}~!#'()*+,-P$D5ABCif./012[tMQJ%KLwq34678ur9: &amp;&quot;\&lt;&gt;?" calcext:value-type="string">
            <text:p>EGHNORSTUVWXYZ]^_`abcdeg@=hjklmnopsIFvxyz{|}~!#'()*+,-P$D5ABCif./012[tMQJ%KLwq34678ur9: &amp;"\&lt;&gt;?</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MQJ%KLwq34678ur9: &amp;&quot;\&lt;&gt;?EGHNORSTUVWXYZ]^_`abcdeg@=hjklmnopsIFvxyz{|}~!" calcext:value-type="string">
            <text:p>MQJ%KLwq34678ur9: &amp;"\&lt;&gt;?EGHNORSTUVWXYZ]^_`abcdeg@=hjklmnopsIFvxyz{|}~!</text:p>
          </table:table-cell>
          <table:table-cell table:formula="of:=RIGHT([.$A$2];[.$E$4])" office:value-type="string" office:string-value="#'()*+,-P$D5ABCif./012[t" calcext:value-type="string">
            <text:p>#'()*+,-P$D5ABCif./012[t</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 calcext:value-type="string">
            <text:p>@</text:p>
          </table:table-cell>
          <table:table-cell/>
          <table:table-cell table:style-name="ce28" table:formula="of:=IF([.$E$3]=0;COM.MICROSOFT.CONCAT([.B7];REPLACE([.D5];([.$E$4]+1);1;&quot;&quot;));COM.MICROSOFT.CONCAT(REPLACE([.D5];([.$E$4]+1);1;&quot;&quot;);[.B7]))" office:value-type="string" office:string-value="@EGHNORSTUVWXYZ]^_`abcdeg=hjklmnopsIFvxyz{|}~!#'()*+,-P$D5ABCif./012[tMQJ%KLwq34678ur9: &amp;&quot;\&lt;&gt;?" calcext:value-type="string">
            <text:p>@EGHNORSTUVWXYZ]^_`abcdeg=hjklmnopsIFvxyz{|}~!#'()*+,-P$D5ABCif./012[tMQJ%KLwq34678ur9: &amp;"\&lt;&gt;?</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COM.MICROSOFT.CONCAT(MID([.D7];[.$E$4]+1;1);MID([.D7];[.$F$4]+1;1);MID([.D7];[.$G$4]+1;1);MID([.D7];[.$H$4]+1;1))" office:value-type="string" office:string-value="gWC5" calcext:value-type="string">
            <text:p>gWC5</text:p>
          </table:table-cell>
          <table:table-cell/>
          <table:table-cell table:formula="of:=COM.MICROSOFT.CONCAT([.B8];SUBSTITUTE(SUBSTITUTE(SUBSTITUTE(SUBSTITUTE([.D7];MID([.B8];1;1);&quot;&quot;;1);MID([.B8];2;1);&quot;&quot;;1);MID([.B8];3;1);&quot;&quot;;1);MID([.B8];4;1);&quot;&quot;;1))" office:value-type="string" office:string-value="gWC5@EGHNORSTUVXYZ]^_`abcde=hjklmnopsIFvxyz{|}~!#'()*+,-P$DABif./012[tMQJ%KLwq34678ur9: &amp;&quot;\&lt;&gt;?" calcext:value-type="string">
            <text:p>gWC5@EGHNORSTUVXYZ]^_`abcde=hjklmnopsIFvxyz{|}~!#'()*+,-P$DABif./012[tMQJ%KLwq34678ur9: &amp;"\&lt;&gt;?</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2"/>
          <table:table-cell table:formula="of:=LEN([.K8])" office:value-type="float" office:value="0" calcext:value-type="float">
            <text:p>0</text:p>
          </table:table-cell>
          <table:table-cell table:number-columns-repeated="1010"/>
        </table:table-row>
        <table:table-row table:style-name="ro1">
          <table:table-cell table:style-name="ce27" table:formula="of:=[.$A$4]" office:value-type="string" office:string-value="lgV9B]I|?])gC|C4/h =YT@VCT5h^V&gt;eA Beautiful MindA Beautiful Mind" calcext:value-type="string">
            <text:p>lgV9B]I|?])gC|C4/h =YT@VCT5h^V&gt;eA Beautiful MindA Beautiful Mind</text:p>
          </table:table-cell>
          <table:table-cell table:number-columns-repeated="3"/>
          <table:table-cell table:style-name="Default"/>
          <table:table-cell table:number-columns-repeated="5"/>
          <table:table-cell table:style-name="ce28"/>
          <table:table-cell table:number-columns-repeated="2"/>
          <table:table-cell table:formula="of:=LEN([.K9])" office:value-type="float" office:value="0" calcext:value-type="float">
            <text:p>0</text:p>
          </table:table-cell>
          <table:table-cell table:number-columns-repeated="1010"/>
        </table:table-row>
        <table:table-row table:style-name="ro1">
          <table:table-cell/>
          <table:table-cell office:value-type="string" calcext:value-type="string">
            <text:p>B2 <text:s/>char positions in D8</text:p>
          </table:table-cell>
          <table:table-cell table:formula="of:=COM.MICROSOFT.CONCAT(&quot;'&quot;;MID([.$A$3];1;16);&quot;'&quot;;&quot; A3 char positions in D8&quot;)" office:value-type="string" office:string-value="'lgV9B]I|?])gC|C4' A3 char positions in D8" calcext:value-type="string">
            <text:p>'lgV9B]I|?])gC|C4' A3 char positions in D8</text:p>
          </table:table-cell>
          <table:table-cell/>
          <table:table-cell table:style-name="Default"/>
          <table:table-cell table:number-columns-repeated="5"/>
          <table:table-cell table:style-name="ce28"/>
          <table:table-cell table:number-columns-repeated="2"/>
          <table:table-cell table:formula="of:=LEN([.K10])" office:value-type="float" office:value="0" calcext:value-type="float">
            <text:p>0</text:p>
          </table:table-cell>
          <table:table-cell table:number-columns-repeated="1010"/>
        </table:table-row>
        <table:table-row table:style-name="ro1">
          <table:table-cell table:formula="of:=MID([.$A$4];1;1)" office:value-type="string" office:string-value="l" calcext:value-type="string">
            <text:p>l</text:p>
          </table:table-cell>
          <table:table-cell table:formula="of:=FIND([.A11];[.$D$8];1)" office:value-type="float" office:value="32" calcext:value-type="float">
            <text:p>32</text:p>
          </table:table-cell>
          <table:table-cell table:formula="of:=FIND(MID([.$A$9];[.$A$6]+1;1);[.$D$8];1)" office:value-type="float" office:value="65" calcext:value-type="float">
            <text:p>65</text:p>
          </table:table-cell>
          <table:table-cell table:formula="of:=IF(MOD(([.B11]+[.C11])-([.$E$4]+1);[.$D$4])=0;[.$D$4];MOD(([.B11]+[.C11])-([.$E$4]+1);[.$D$4]))" office:value-type="float" office:value="72" calcext:value-type="float">
            <text:p>72</text:p>
          </table:table-cell>
          <table:table-cell table:formula="of:=IF([.D11]=0;MID([.$D$8];[.$D$4];1);IF([.D11]=[.$D$4];MID([.$D$8];[.$D$4];1);MID([.$D$8];[.D11];1)))" office:value-type="string" office:string-value="Q" calcext:value-type="string">
            <text:p>Q</text:p>
          </table:table-cell>
          <table:table-cell table:number-columns-repeated="5"/>
          <table:table-cell table:style-name="ce28"/>
          <table:table-cell table:number-columns-repeated="2"/>
          <table:table-cell table:formula="of:=LEN([.K11])" office:value-type="float" office:value="0" calcext:value-type="float">
            <text:p>0</text:p>
          </table:table-cell>
          <table:table-cell table:number-columns-repeated="1010"/>
        </table:table-row>
        <table:table-row table:style-name="ro1">
          <table:table-cell table:formula="of:=MID([.$A$4];2;1)" office:value-type="string" office:string-value="g" calcext:value-type="string">
            <text:p>g</text:p>
          </table:table-cell>
          <table:table-cell table:formula="of:=FIND([.A12];[.$D$8];1)" office:value-type="float" office:value="1" calcext:value-type="float">
            <text:p>1</text:p>
          </table:table-cell>
          <table:table-cell table:formula="of:=FIND(MID([.$A$9];[.$A$6]+2;1);[.$D$8];1)" office:value-type="float" office:value="29" calcext:value-type="float">
            <text:p>29</text:p>
          </table:table-cell>
          <table:table-cell table:formula="of:=IF(MOD(([.B12]+[.C12])-([.$E$4]+1);[.$D$4])=0;[.$D$4];MOD(([.B12]+[.C12])-([.$E$4]+1);[.$D$4]))" office:value-type="float" office:value="5" calcext:value-type="float">
            <text:p>5</text:p>
          </table:table-cell>
          <table:table-cell table:formula="of:=IF([.D12]=0;MID([.$D$8];[.$D$4];1);IF([.D12]=[.$D$4];MID([.$D$8];[.$D$4];1);MID([.$D$8];[.D12];1)))" office:value-type="string" office:string-value="@" calcext:value-type="string">
            <text:p>@</text:p>
          </table:table-cell>
          <table:table-cell table:number-columns-repeated="1019"/>
        </table:table-row>
        <table:table-row table:style-name="ro1">
          <table:table-cell table:formula="of:=MID([.$A$4];3;1)" office:value-type="string" office:string-value="V" calcext:value-type="string">
            <text:p>V</text:p>
          </table:table-cell>
          <table:table-cell table:formula="of:=FIND([.A13];[.$D$8];1)" office:value-type="float" office:value="15" calcext:value-type="float">
            <text:p>15</text:p>
          </table:table-cell>
          <table:table-cell table:formula="of:=FIND(MID([.$A$9];[.$A$6]+3;1);[.$D$8];1)" office:value-type="float" office:value="88" calcext:value-type="float">
            <text:p>88</text:p>
          </table:table-cell>
          <table:table-cell table:formula="of:=IF(MOD(([.B13]+[.C13])-([.$E$4]+1);[.$D$4])=0;[.$D$4];MOD(([.B13]+[.C13])-([.$E$4]+1);[.$D$4]))" office:value-type="float" office:value="78" calcext:value-type="float">
            <text:p>78</text:p>
          </table:table-cell>
          <table:table-cell table:formula="of:=IF([.D13]=0;MID([.$D$8];[.$D$4];1);IF([.D13]=[.$D$4];MID([.$D$8];[.$D$4];1);MID([.$D$8];[.D13];1)))" office:value-type="string" office:string-value="q" calcext:value-type="string">
            <text:p>q</text:p>
          </table:table-cell>
          <table:table-cell table:number-columns-repeated="8"/>
          <table:table-cell table:formula="of:=LEN([.K13])" office:value-type="float" office:value="0" calcext:value-type="float">
            <text:p>0</text:p>
          </table:table-cell>
          <table:table-cell table:number-columns-repeated="1010"/>
        </table:table-row>
        <table:table-row table:style-name="ro1">
          <table:table-cell table:formula="of:=MID([.$A$4];4;1)" office:value-type="string" office:string-value="9" calcext:value-type="string">
            <text:p>9</text:p>
          </table:table-cell>
          <table:table-cell table:formula="of:=FIND([.A14];[.$D$8];1)" office:value-type="float" office:value="86" calcext:value-type="float">
            <text:p>86</text:p>
          </table:table-cell>
          <table:table-cell table:formula="of:=FIND(MID([.$A$9];[.$A$6]+4;1);[.$D$8];1)" office:value-type="float" office:value="28" calcext:value-type="float">
            <text:p>28</text:p>
          </table:table-cell>
          <table:table-cell table:formula="of:=IF(MOD(([.B14]+[.C14])-([.$E$4]+1);[.$D$4])=0;[.$D$4];MOD(([.B14]+[.C14])-([.$E$4]+1);[.$D$4]))" office:value-type="float" office:value="89" calcext:value-type="float">
            <text:p>89</text:p>
          </table:table-cell>
          <table:table-cell table:formula="of:=IF([.D14]=0;MID([.$D$8];[.$D$4];1);IF([.D14]=[.$D$4];MID([.$D$8];[.$D$4];1);MID([.$D$8];[.D14];1)))" office:value-type="string" office:string-value="&amp;" calcext:value-type="string">
            <text:p>&amp;</text:p>
          </table:table-cell>
          <table:table-cell table:number-columns-repeated="8"/>
          <table:table-cell table:formula="of:=LEN([.K14])" office:value-type="float" office:value="0" calcext:value-type="float">
            <text:p>0</text:p>
          </table:table-cell>
          <table:table-cell table:number-columns-repeated="1010"/>
        </table:table-row>
        <table:table-row table:style-name="ro1">
          <table:table-cell table:formula="of:=MID([.$A$4];5;1)" office:value-type="string" office:string-value="B" calcext:value-type="string">
            <text:p>B</text:p>
          </table:table-cell>
          <table:table-cell table:formula="of:=FIND([.A15];[.$D$8];1)" office:value-type="float" office:value="61" calcext:value-type="float">
            <text:p>61</text:p>
          </table:table-cell>
          <table:table-cell table:formula="of:=FIND(MID([.$A$9];[.$A$6]+5;1);[.$D$8];1)" office:value-type="float" office:value="17" calcext:value-type="float">
            <text:p>17</text:p>
          </table:table-cell>
          <table:table-cell table:formula="of:=IF(MOD(([.B15]+[.C15])-([.$E$4]+1);[.$D$4])=0;[.$D$4];MOD(([.B15]+[.C15])-([.$E$4]+1);[.$D$4]))" office:value-type="float" office:value="53" calcext:value-type="float">
            <text:p>53</text:p>
          </table:table-cell>
          <table:table-cell table:formula="of:=IF([.D15]=0;MID([.$D$8];[.$D$4];1);IF([.D15]=[.$D$4];MID([.$D$8];[.$D$4];1);MID([.$D$8];[.D15];1)))" office:value-type="string" office:string-value="*" calcext:value-type="string">
            <text:p>*</text:p>
          </table:table-cell>
          <table:table-cell table:number-columns-repeated="8"/>
          <table:table-cell table:formula="of:=LEN([.K15])" office:value-type="float" office:value="0" calcext:value-type="float">
            <text:p>0</text:p>
          </table:table-cell>
          <table:table-cell table:number-columns-repeated="1010"/>
        </table:table-row>
        <table:table-row table:style-name="ro1">
          <table:table-cell table:formula="of:=MID([.$A$4];6;1)" office:value-type="string" office:string-value="]" calcext:value-type="string">
            <text:p>]</text:p>
          </table:table-cell>
          <table:table-cell table:formula="of:=FIND([.A16];[.$D$8];1)" office:value-type="float" office:value="19" calcext:value-type="float">
            <text:p>19</text:p>
          </table:table-cell>
          <table:table-cell table:formula="of:=FIND(MID([.$A$9];[.$A$6]+6;1);[.$D$8];1)" office:value-type="float" office:value="13" calcext:value-type="float">
            <text:p>13</text:p>
          </table:table-cell>
          <table:table-cell table:formula="of:=IF(MOD(([.B16]+[.C16])-([.$E$4]+1);[.$D$4])=0;[.$D$4];MOD(([.B16]+[.C16])-([.$E$4]+1);[.$D$4]))" office:value-type="float" office:value="7" calcext:value-type="float">
            <text:p>7</text:p>
          </table:table-cell>
          <table:table-cell table:formula="of:=IF([.D16]=0;MID([.$D$8];[.$D$4];1);IF([.D16]=[.$D$4];MID([.$D$8];[.$D$4];1);MID([.$D$8];[.D16];1)))" office:value-type="string" office:string-value="G" calcext:value-type="string">
            <text:p>G</text:p>
          </table:table-cell>
          <table:table-cell table:number-columns-repeated="8"/>
          <table:table-cell table:formula="of:=LEN([.K16])" office:value-type="float" office:value="0" calcext:value-type="float">
            <text:p>0</text:p>
          </table:table-cell>
          <table:table-cell table:number-columns-repeated="1010"/>
        </table:table-row>
        <table:table-row table:style-name="ro1">
          <table:table-cell table:formula="of:=MID([.$A$4];7;1)" office:value-type="string" office:string-value="I" calcext:value-type="string">
            <text:p>I</text:p>
          </table:table-cell>
          <table:table-cell table:formula="of:=FIND([.A17];[.$D$8];1)" office:value-type="float" office:value="38" calcext:value-type="float">
            <text:p>38</text:p>
          </table:table-cell>
          <table:table-cell table:formula="of:=FIND(MID([.$A$9];[.$A$6]+7;1);[.$D$8];1)" office:value-type="float" office:value="5" calcext:value-type="float">
            <text:p>5</text:p>
          </table:table-cell>
          <table:table-cell table:formula="of:=IF(MOD(([.B17]+[.C17])-([.$E$4]+1);[.$D$4])=0;[.$D$4];MOD(([.B17]+[.C17])-([.$E$4]+1);[.$D$4]))" office:value-type="float" office:value="18" calcext:value-type="float">
            <text:p>18</text:p>
          </table:table-cell>
          <table:table-cell table:formula="of:=IF([.D17]=0;MID([.$D$8];[.$D$4];1);IF([.D17]=[.$D$4];MID([.$D$8];[.$D$4];1);MID([.$D$8];[.D17];1)))" office:value-type="string" office:string-value="Z" calcext:value-type="string">
            <text:p>Z</text:p>
          </table:table-cell>
          <table:table-cell table:number-columns-repeated="1019"/>
        </table:table-row>
        <table:table-row table:style-name="ro1">
          <table:table-cell table:formula="of:=MID([.$A$4];8;1)" office:value-type="string" office:string-value="|" calcext:value-type="string">
            <text:p>|</text:p>
          </table:table-cell>
          <table:table-cell table:formula="of:=FIND([.A18];[.$D$8];1)" office:value-type="float" office:value="45" calcext:value-type="float">
            <text:p>45</text:p>
          </table:table-cell>
          <table:table-cell table:formula="of:=FIND(MID([.$A$9];[.$A$6]+8;1);[.$D$8];1)" office:value-type="float" office:value="15" calcext:value-type="float">
            <text:p>15</text:p>
          </table:table-cell>
          <table:table-cell table:formula="of:=IF(MOD(([.B18]+[.C18])-([.$E$4]+1);[.$D$4])=0;[.$D$4];MOD(([.B18]+[.C18])-([.$E$4]+1);[.$D$4]))" office:value-type="float" office:value="35" calcext:value-type="float">
            <text:p>35</text:p>
          </table:table-cell>
          <table:table-cell table:formula="of:=IF([.D18]=0;MID([.$D$8];[.$D$4];1);IF([.D18]=[.$D$4];MID([.$D$8];[.$D$4];1);MID([.$D$8];[.D18];1)))" office:value-type="string" office:string-value="o" calcext:value-type="string">
            <text:p>o</text:p>
          </table:table-cell>
          <table:table-cell table:number-columns-repeated="1019"/>
        </table:table-row>
        <table:table-row table:style-name="ro1">
          <table:table-cell table:formula="of:=MID([.$A$4];9;1)" office:value-type="string" office:string-value="?" calcext:value-type="string">
            <text:p>?</text:p>
          </table:table-cell>
          <table:table-cell table:formula="of:=FIND([.A19];[.$D$8];1)" office:value-type="float" office:value="94" calcext:value-type="float">
            <text:p>94</text:p>
          </table:table-cell>
          <table:table-cell table:formula="of:=FIND(MID([.$A$9];[.$A$6]+9;1);[.$D$8];1)" office:value-type="float" office:value="3" calcext:value-type="float">
            <text:p>3</text:p>
          </table:table-cell>
          <table:table-cell table:formula="of:=IF(MOD(([.B19]+[.C19])-([.$E$4]+1);[.$D$4])=0;[.$D$4];MOD(([.B19]+[.C19])-([.$E$4]+1);[.$D$4]))" office:value-type="float" office:value="72" calcext:value-type="float">
            <text:p>72</text:p>
          </table:table-cell>
          <table:table-cell table:formula="of:=IF([.D19]=0;MID([.$D$8];[.$D$4];1);IF([.D19]=[.$D$4];MID([.$D$8];[.$D$4];1);MID([.$D$8];[.D19];1)))" office:value-type="string" office:string-value="Q" calcext:value-type="string">
            <text:p>Q</text:p>
          </table:table-cell>
          <table:table-cell table:number-columns-repeated="1019"/>
        </table:table-row>
        <table:table-row table:style-name="ro1">
          <table:table-cell table:formula="of:=MID([.$A$4];10;1)" office:value-type="string" office:string-value="]" calcext:value-type="string">
            <text:p>]</text:p>
          </table:table-cell>
          <table:table-cell table:formula="of:=FIND([.A20];[.$D$8];1)" office:value-type="float" office:value="19" calcext:value-type="float">
            <text:p>19</text:p>
          </table:table-cell>
          <table:table-cell table:formula="of:=FIND(MID([.$A$9];[.$A$6]+10;1);[.$D$8];1)" office:value-type="float" office:value="13" calcext:value-type="float">
            <text:p>13</text:p>
          </table:table-cell>
          <table:table-cell table:formula="of:=IF(MOD(([.B20]+[.C20])-([.$E$4]+1);[.$D$4])=0;[.$D$4];MOD(([.B20]+[.C20])-([.$E$4]+1);[.$D$4]))" office:value-type="float" office:value="7" calcext:value-type="float">
            <text:p>7</text:p>
          </table:table-cell>
          <table:table-cell table:formula="of:=IF([.D20]=0;MID([.$D$8];[.$D$4];1);IF([.D20]=[.$D$4];MID([.$D$8];[.$D$4];1);MID([.$D$8];[.D20];1)))" office:value-type="string" office:string-value="G" calcext:value-type="string">
            <text:p>G</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52" calcext:value-type="float">
            <text:p>52</text:p>
          </table:table-cell>
          <table:table-cell table:formula="of:=FIND(MID([.$A$9];[.$A$6]+11;1);[.$D$8];1)" office:value-type="float" office:value="4" calcext:value-type="float">
            <text:p>4</text:p>
          </table:table-cell>
          <table:table-cell table:formula="of:=IF(MOD(([.B21]+[.C21])-([.$E$4]+1);[.$D$4])=0;[.$D$4];MOD(([.B21]+[.C21])-([.$E$4]+1);[.$D$4]))" office:value-type="float" office:value="31" calcext:value-type="float">
            <text:p>31</text:p>
          </table:table-cell>
          <table:table-cell table:formula="of:=IF([.D21]=0;MID([.$D$8];[.$D$4];1);IF([.D21]=[.$D$4];MID([.$D$8];[.$D$4];1);MID([.$D$8];[.D21];1)))" office:value-type="string" office:string-value="k" calcext:value-type="string">
            <text:p>k</text:p>
          </table:table-cell>
          <table:table-cell table:number-columns-repeated="1019"/>
        </table:table-row>
        <table:table-row table:style-name="ro1">
          <table:table-cell table:formula="of:=MID([.$A$4];12;1)" office:value-type="string" office:string-value="g" calcext:value-type="string">
            <text:p>g</text:p>
          </table:table-cell>
          <table:table-cell table:formula="of:=FIND([.A22];[.$D$8];1)" office:value-type="float" office:value="1" calcext:value-type="float">
            <text:p>1</text:p>
          </table:table-cell>
          <table:table-cell table:formula="of:=FIND(MID([.$A$9];[.$A$6]+12;1);[.$D$8];1)" office:value-type="float" office:value="29" calcext:value-type="float">
            <text:p>29</text:p>
          </table:table-cell>
          <table:table-cell table:formula="of:=IF(MOD(([.B22]+[.C22])-([.$E$4]+1);[.$D$4])=0;[.$D$4];MOD(([.B22]+[.C22])-([.$E$4]+1);[.$D$4]))" office:value-type="float" office:value="5" calcext:value-type="float">
            <text:p>5</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C" calcext:value-type="string">
            <text:p>C</text:p>
          </table:table-cell>
          <table:table-cell table:formula="of:=FIND([.A23];[.$D$8];1)" office:value-type="float" office:value="3" calcext:value-type="float">
            <text:p>3</text:p>
          </table:table-cell>
          <table:table-cell table:formula="of:=FIND(MID([.$A$9];[.$A$6]+13;1);[.$D$8];1)" office:value-type="float" office:value="20" calcext:value-type="float">
            <text:p>20</text:p>
          </table:table-cell>
          <table:table-cell table:formula="of:=IF(MOD(([.B23]+[.C23])-([.$E$4]+1);[.$D$4])=0;[.$D$4];MOD(([.B23]+[.C23])-([.$E$4]+1);[.$D$4]))" office:value-type="float" office:value="92" calcext:value-type="float">
            <text:p>92</text:p>
          </table:table-cell>
          <table:table-cell table:formula="of:=IF([.D23]=0;MID([.$D$8];[.$D$4];1);IF([.D23]=[.$D$4];MID([.$D$8];[.$D$4];1);MID([.$D$8];[.D23];1)))" office:value-type="string" office:string-value="&lt;" calcext:value-type="string">
            <text:p>&lt;</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45" calcext:value-type="float">
            <text:p>45</text:p>
          </table:table-cell>
          <table:table-cell table:formula="of:=FIND(MID([.$A$9];[.$A$6]+14;1);[.$D$8];1)" office:value-type="float" office:value="15" calcext:value-type="float">
            <text:p>15</text:p>
          </table:table-cell>
          <table:table-cell table:formula="of:=IF(MOD(([.B24]+[.C24])-([.$E$4]+1);[.$D$4])=0;[.$D$4];MOD(([.B24]+[.C24])-([.$E$4]+1);[.$D$4]))" office:value-type="float" office:value="35" calcext:value-type="float">
            <text:p>35</text:p>
          </table:table-cell>
          <table:table-cell table:formula="of:=IF([.D24]=0;MID([.$D$8];[.$D$4];1);IF([.D24]=[.$D$4];MID([.$D$8];[.$D$4];1);MID([.$D$8];[.D24];1)))" office:value-type="string" office:string-value="o" calcext:value-type="string">
            <text:p>o</text:p>
          </table:table-cell>
          <table:table-cell table:number-columns-repeated="1019"/>
        </table:table-row>
        <table:table-row table:style-name="ro1">
          <table:table-cell table:formula="of:=MID([.$A$4];15;1)" office:value-type="string" office:string-value="C" calcext:value-type="string">
            <text:p>C</text:p>
          </table:table-cell>
          <table:table-cell table:formula="of:=FIND([.A25];[.$D$8];1)" office:value-type="float" office:value="3" calcext:value-type="float">
            <text:p>3</text:p>
          </table:table-cell>
          <table:table-cell table:formula="of:=FIND(MID([.$A$9];[.$A$6]+15;1);[.$D$8];1)" office:value-type="float" office:value="93" calcext:value-type="float">
            <text:p>93</text:p>
          </table:table-cell>
          <table:table-cell table:formula="of:=IF(MOD(([.B25]+[.C25])-([.$E$4]+1);[.$D$4])=0;[.$D$4];MOD(([.B25]+[.C25])-([.$E$4]+1);[.$D$4]))" office:value-type="float" office:value="71" calcext:value-type="float">
            <text:p>71</text:p>
          </table:table-cell>
          <table:table-cell table:formula="of:=IF([.D25]=0;MID([.$D$8];[.$D$4];1);IF([.D25]=[.$D$4];MID([.$D$8];[.$D$4];1);MID([.$D$8];[.D25];1)))" office:value-type="string" office:string-value="M" calcext:value-type="string">
            <text:p>M</text:p>
          </table:table-cell>
          <table:table-cell table:number-columns-repeated="1019"/>
        </table:table-row>
        <table:table-row table:style-name="ro1">
          <table:table-cell table:formula="of:=MID([.$A$4];16;1)" office:value-type="string" office:string-value="4" calcext:value-type="string">
            <text:p>4</text:p>
          </table:table-cell>
          <table:table-cell table:formula="of:=FIND([.A26];[.$D$8];1)" office:value-type="float" office:value="80" calcext:value-type="float">
            <text:p>80</text:p>
          </table:table-cell>
          <table:table-cell table:formula="of:=FIND(MID([.$A$9];[.$A$6]+16;1);[.$D$8];1)" office:value-type="float" office:value="27" calcext:value-type="float">
            <text:p>27</text:p>
          </table:table-cell>
          <table:table-cell table:formula="of:=IF(MOD(([.B26]+[.C26])-([.$E$4]+1);[.$D$4])=0;[.$D$4];MOD(([.B26]+[.C26])-([.$E$4]+1);[.$D$4]))" office:value-type="float" office:value="82" calcext:value-type="float">
            <text:p>82</text:p>
          </table:table-cell>
          <table:table-cell table:formula="of:=IF([.D26]=0;MID([.$D$8];[.$D$4];1);IF([.D26]=[.$D$4];MID([.$D$8];[.$D$4];1);MID([.$D$8];[.D26];1)))" office:value-type="string" office:string-value="7" calcext:value-type="string">
            <text:p>7</text:p>
          </table:table-cell>
          <table:table-cell table:number-columns-repeated="1019"/>
        </table:table-row>
        <table:table-row table:style-name="ro1">
          <table:table-cell table:style-name="ce28" table:formula="of:=COM.MICROSOFT.CONCAT([.$E$11];[.$E$12];[.$E$13];[.$E$14];[.$E$15];[.$E$16];[.$E$17];[.$E$18];[.$E$19];[.$E$20];[.$E$21];[.$E$22];[.$E$23];[.$E$24];[.$E$25];[.$E$26])" office:value-type="string" office:string-value="Q@q&amp;*GZoQGk@&lt;oM7" calcext:value-type="string">
            <text:p>Q@q&amp;*GZoQGk@&lt;oM7</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lgV9B]I|?])gC|C4/h =YT@VCT5h^V&gt;eA Beautiful MindA Beautiful Mind" calcext:value-type="string">
            <text:p>lgV9B]I|?])gC|C4/h =YT@VCT5h^V&gt;eA Beautiful MindA Beautiful 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ur9: &amp;&quot;\&lt;&gt;?" calcext:value-type="string">
            <text:p>ur9: &amp;"\&lt;&gt;?</text:p>
          </table:table-cell>
          <table:table-cell table:formula="of:=IF([.$F$3]=0;RIGHT([.$D$8];LEN([.$D$8])-[.$F$4]);LEFT([.$D$8];LEN([.$D$8])-[.$F$4]))" office:value-type="string" office:string-value="gWC5@EGHNORSTUVXYZ]^_`abcde=hjklmnopsIFvxyz{|}~!#'()*+,-P$DABif./012[tMQJ%KLwq34678" calcext:value-type="string">
            <text:p>gWC5@EGHNORSTUVXYZ]^_`abcde=hjklmnopsIFvxyz{|}~!#'()*+,-P$DABif./012[tMQJ%KLwq34678</text:p>
          </table:table-cell>
          <table:table-cell table:style-name="ce28" table:formula="of:=IF([.$F$3]=0;COM.MICROSOFT.CONCAT([.C30];[.B30]);COM.MICROSOFT.CONCAT([.C31];[.B31]))" office:value-type="string" office:string-value="ur9: &amp;&quot;\&lt;&gt;?gWC5@EGHNORSTUVXYZ]^_`abcde=hjklmnopsIFvxyz{|}~!#'()*+,-P$DABif./012[tMQJ%KLwq34678" calcext:value-type="string">
            <text:p>ur9: &amp;"\&lt;&gt;?gWC5@EGHNORSTUVXYZ]^_`abcde=hjklmnopsIFvxyz{|}~!#'()*+,-P$DABif./012[tMQJ%KLwq34678</text:p>
          </table:table-cell>
          <table:table-cell table:style-name="Default"/>
          <table:table-cell table:number-columns-repeated="1019"/>
        </table:table-row>
        <table:table-row table:style-name="ro1">
          <table:table-cell/>
          <table:table-cell table:formula="of:=LEFT([.$D$8];LEN([.$D$8])-[.$F$4])" office:value-type="string" office:string-value="gWC5@EGHNORSTUVXYZ]^_`abcde=hjklmnopsIFvxyz{|}~!#'()*+,-P$DABif./012[tMQJ%KLwq34678" calcext:value-type="string">
            <text:p>gWC5@EGHNORSTUVXYZ]^_`abcde=hjklmnopsIFvxyz{|}~!#'()*+,-P$DABif./012[tMQJ%KLwq34678</text:p>
          </table:table-cell>
          <table:table-cell table:formula="of:=RIGHT([.$D$8];[.$F$4])" office:value-type="string" office:string-value="ur9: &amp;&quot;\&lt;&gt;?" calcext:value-type="string">
            <text:p>ur9: &amp;"\&lt;&gt;?</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g" calcext:value-type="string">
            <text:p>g</text:p>
          </table:table-cell>
          <table:table-cell/>
          <table:table-cell table:style-name="ce28" table:formula="of:=IF([.$F$3]=0;COM.MICROSOFT.CONCAT([.B32];REPLACE([.D30];([.$F$4]+1);1;&quot;&quot;));COM.MICROSOFT.CONCAT(REPLACE([.D30];([.$F$4]+1);1;&quot;&quot;);[.B32]))" office:value-type="string" office:string-value="ur9: &amp;&quot;\&lt;&gt;?WC5@EGHNORSTUVXYZ]^_`abcde=hjklmnopsIFvxyz{|}~!#'()*+,-P$DABif./012[tMQJ%KLwq34678g" calcext:value-type="string">
            <text:p>ur9: &amp;"\&lt;&gt;?WC5@EGHNORSTUVXYZ]^_`abcde=hjklmnopsIFvxyz{|}~!#'()*+,-P$DABif./012[tMQJ%KLwq34678g</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COM.MICROSOFT.CONCAT(MID([.D32];[.$E$4]+1;1);MID([.D32];[.$F$4]+1;1);MID([.D32];[.$G$4]+1;1);MID([.D32];[.$H$4]+1;1))" office:value-type="string" office:string-value="VW(!" calcext:value-type="string">
            <text:p>VW(!</text:p>
          </table:table-cell>
          <table:table-cell table:style-name="ce28"/>
          <table:table-cell table:formula="of:=COM.MICROSOFT.CONCAT([.B33];SUBSTITUTE(SUBSTITUTE(SUBSTITUTE(SUBSTITUTE([.D32];MID([.B33];1;1);&quot;&quot;;1);MID([.B33];2;1);&quot;&quot;;1);MID([.B33];3;1);&quot;&quot;;1);MID([.B33];4;1);&quot;&quot;;1))" office:value-type="string" office:string-value="VW(!ur9: &amp;&quot;\&lt;&gt;?C5@EGHNORSTUXYZ]^_`abcde=hjklmnopsIFvxyz{|}~#')*+,-P$DABif./012[tMQJ%KLwq34678g" calcext:value-type="string">
            <text:p>VW(!ur9: &amp;"\&lt;&gt;?C5@EGHNORSTUXYZ]^_`abcde=hjklmnopsIFvxyz{|}~#')*+,-P$DABif./012[tMQJ%KLwq34678g</text:p>
          </table:table-cell>
          <table:table-cell table:style-name="Default"/>
          <table:table-cell table:number-columns-repeated="4"/>
          <table:table-cell table:style-name="ce28" table:number-columns-repeated="2"/>
          <table:table-cell table:number-columns-repeated="2"/>
          <table:table-cell table:formula="of:=LEN([.K33])" office:value-type="float" office:value="0" calcext:value-type="float">
            <text:p>0</text:p>
          </table:table-cell>
          <table:table-cell table:number-columns-repeated="1010"/>
        </table:table-row>
        <table:table-row table:style-name="ro1">
          <table:table-cell/>
          <table:table-cell table:style-name="ce28" table:number-columns-repeated="2"/>
          <table:table-cell/>
          <table:table-cell table:style-name="Default"/>
          <table:table-cell table:number-columns-repeated="5"/>
          <table:table-cell table:style-name="ce28"/>
          <table:table-cell table:number-columns-repeated="2"/>
          <table:table-cell table:formula="of:=LEN([.K34])" office:value-type="float" office:value="0" calcext:value-type="float">
            <text:p>0</text:p>
          </table:table-cell>
          <table:table-cell table:number-columns-repeated="1010"/>
        </table:table-row>
        <table:table-row table:style-name="ro1">
          <table:table-cell table:style-name="ce28" table:formula="of:=COM.MICROSOFT.CONCAT([.$E$11];[.$E$12];[.$E$13];[.$E$14];[.$E$15];[.$E$16];[.$E$17];[.$E$18];[.$E$19];[.$E$20];[.$E$21];[.$E$22];[.$E$23];[.$E$24];[.$E$25];[.$E$26])" office:value-type="string" office:string-value="Q@q&amp;*GZoQGk@&lt;oM7" calcext:value-type="string">
            <text:p>Q@q&amp;*GZoQGk@&lt;oM7</text:p>
          </table:table-cell>
          <table:table-cell table:formula="of:=COM.MICROSOFT.CONCAT(&quot;'&quot;;[.A35];&quot;'&quot;;&quot; A23 char positions in D21&quot;)" office:value-type="string" office:string-value="'Q@q&amp;*GZoQGk@&lt;oM7' A23 char positions in D21" calcext:value-type="string">
            <text:p>'Q@q&amp;*GZoQGk@&lt;oM7' A23 char positions in D21</text:p>
          </table:table-cell>
          <table:table-cell table:formula="of:=COM.MICROSOFT.CONCAT(&quot;'&quot;;MID([.$A$3];1;LEN([.$A$4]));&quot;'&quot;;&quot; A3  char positions in D33&quot;)" office:value-type="string" office:string-value="'lgV9B]I|?])gC|C4/h =YT@VCT5h^V&gt;eA Beautiful MindA Beautiful Mind' A3  char positions in D33" calcext:value-type="string">
            <text:p>'lgV9B]I|?])gC|C4/h =YT@VCT5h^V&gt;eA Beautiful MindA Beautiful Mind' A3 <text:s/>char positions in D33</text:p>
          </table:table-cell>
          <table:table-cell/>
          <table:table-cell table:style-name="Default"/>
          <table:table-cell table:number-columns-repeated="5"/>
          <table:table-cell table:style-name="ce28"/>
          <table:table-cell table:number-columns-repeated="2"/>
          <table:table-cell table:formula="of:=LEN([.K35])" office:value-type="float" office:value="0" calcext:value-type="float">
            <text:p>0</text:p>
          </table:table-cell>
          <table:table-cell table:number-columns-repeated="1010"/>
        </table:table-row>
        <table:table-row table:style-name="ro1">
          <table:table-cell table:formula="of:=MID([.$A$35];1;1)" office:value-type="string" office:string-value="Q" calcext:value-type="string">
            <text:p>Q</text:p>
          </table:table-cell>
          <table:table-cell table:formula="of:=FIND([.A36];[.$D$33];1)" office:value-type="float" office:value="82" calcext:value-type="float">
            <text:p>82</text:p>
          </table:table-cell>
          <table:table-cell table:formula="of:=FIND(MID([.$A$28];[.$A$6]+1;1);[.$D$33];1)" office:value-type="float" office:value="75" calcext:value-type="float">
            <text:p>75</text:p>
          </table:table-cell>
          <table:table-cell table:formula="of:=IF(MOD(([.B36]+[.C36])-([.$F$4]+1);[.$D$4])=0;[.$D$4];MOD(([.B36]+[.C36])-([.$F$4]+1);[.$D$4]))" office:value-type="float" office:value="51" calcext:value-type="float">
            <text:p>51</text:p>
          </table:table-cell>
          <table:table-cell table:formula="of:=IF([.D36]=0;MID([.$D$33];[.$D$4];1);IF([.D36]=[.$D$4];MID([.$D$33];[.$D$4];1);MID([.$D$33];[.D36];1)))" office:value-type="string" office:string-value="F" calcext:value-type="string">
            <text:p>F</text:p>
          </table:table-cell>
          <table:table-cell table:number-columns-repeated="5"/>
          <table:table-cell table:style-name="ce28"/>
          <table:table-cell table:number-columns-repeated="2"/>
          <table:table-cell table:formula="of:=LEN([.K36])" office:value-type="float" office:value="0" calcext:value-type="float">
            <text:p>0</text:p>
          </table:table-cell>
          <table:table-cell table:number-columns-repeated="1010"/>
        </table:table-row>
        <table:table-row table:style-name="ro1">
          <table:table-cell table:formula="of:=MID([.$A$35];2;1)" office:value-type="string" office:string-value="@" calcext:value-type="string">
            <text:p>@</text:p>
          </table:table-cell>
          <table:table-cell table:formula="of:=FIND([.A37];[.$D$33];1)" office:value-type="float" office:value="18" calcext:value-type="float">
            <text:p>18</text:p>
          </table:table-cell>
          <table:table-cell table:formula="of:=FIND(MID([.$A$28];[.$A$6]+2;1);[.$D$33];1)" office:value-type="float" office:value="41" calcext:value-type="float">
            <text:p>41</text:p>
          </table:table-cell>
          <table:table-cell table:formula="of:=IF(MOD(([.B37]+[.C37])-([.$F$4]+1);[.$D$4])=0;[.$D$4];MOD(([.B37]+[.C37])-([.$F$4]+1);[.$D$4]))" office:value-type="float" office:value="47" calcext:value-type="float">
            <text:p>47</text:p>
          </table:table-cell>
          <table:table-cell table:formula="of:=IF([.D37]=0;MID([.$D$33];[.$D$4];1);IF([.D37]=[.$D$4];MID([.$D$33];[.$D$4];1);MID([.$D$33];[.D37];1)))" office:value-type="string" office:string-value="o" calcext:value-type="string">
            <text:p>o</text:p>
          </table:table-cell>
          <table:table-cell table:number-columns-repeated="1019"/>
        </table:table-row>
        <table:table-row table:style-name="ro1">
          <table:table-cell table:formula="of:=MID([.$A$35];3;1)" office:value-type="string" office:string-value="q" calcext:value-type="string">
            <text:p>q</text:p>
          </table:table-cell>
          <table:table-cell table:formula="of:=FIND([.A38];[.$D$33];1)" office:value-type="float" office:value="88" calcext:value-type="float">
            <text:p>88</text:p>
          </table:table-cell>
          <table:table-cell table:formula="of:=FIND(MID([.$A$28];[.$A$6]+3;1);[.$D$33];1)" office:value-type="float" office:value="9" calcext:value-type="float">
            <text:p>9</text:p>
          </table:table-cell>
          <table:table-cell table:formula="of:=IF(MOD(([.B38]+[.C38])-([.$F$4]+1);[.$D$4])=0;[.$D$4];MOD(([.B38]+[.C38])-([.$F$4]+1);[.$D$4]))" office:value-type="float" office:value="85" calcext:value-type="float">
            <text:p>85</text:p>
          </table:table-cell>
          <table:table-cell table:formula="of:=IF([.D38]=0;MID([.$D$33];[.$D$4];1);IF([.D38]=[.$D$4];MID([.$D$33];[.$D$4];1);MID([.$D$33];[.D38];1)))" office:value-type="string" office:string-value="K" calcext:value-type="string">
            <text:p>K</text:p>
          </table:table-cell>
          <table:table-cell table:number-columns-repeated="8"/>
          <table:table-cell table:formula="of:=LEN([.K38])" office:value-type="float" office:value="0" calcext:value-type="float">
            <text:p>0</text:p>
          </table:table-cell>
          <table:table-cell table:number-columns-repeated="1010"/>
        </table:table-row>
        <table:table-row table:style-name="ro1">
          <table:table-cell table:formula="of:=MID([.$A$35];4;1)" office:value-type="string" office:string-value="&amp;" calcext:value-type="string">
            <text:p>&amp;</text:p>
          </table:table-cell>
          <table:table-cell table:formula="of:=FIND([.A39];[.$D$33];1)" office:value-type="float" office:value="10" calcext:value-type="float">
            <text:p>10</text:p>
          </table:table-cell>
          <table:table-cell table:formula="of:=FIND(MID([.$A$28];[.$A$6]+4;1);[.$D$33];1)" office:value-type="float" office:value="40" calcext:value-type="float">
            <text:p>40</text:p>
          </table:table-cell>
          <table:table-cell table:formula="of:=IF(MOD(([.B39]+[.C39])-([.$F$4]+1);[.$D$4])=0;[.$D$4];MOD(([.B39]+[.C39])-([.$F$4]+1);[.$D$4]))" office:value-type="float" office:value="38" calcext:value-type="float">
            <text:p>38</text:p>
          </table:table-cell>
          <table:table-cell table:formula="of:=IF([.D39]=0;MID([.$D$33];[.$D$4];1);IF([.D39]=[.$D$4];MID([.$D$33];[.$D$4];1);MID([.$D$33];[.D39];1)))" office:value-type="string" office:string-value="d" calcext:value-type="string">
            <text:p>d</text:p>
          </table:table-cell>
          <table:table-cell table:number-columns-repeated="8"/>
          <table:table-cell table:formula="of:=LEN([.K39])" office:value-type="float" office:value="0" calcext:value-type="float">
            <text:p>0</text:p>
          </table:table-cell>
          <table:table-cell table:number-columns-repeated="1010"/>
        </table:table-row>
        <table:table-row table:style-name="ro1">
          <table:table-cell table:formula="of:=MID([.$A$35];5;1)" office:value-type="string" office:string-value="*" calcext:value-type="string">
            <text:p>*</text:p>
          </table:table-cell>
          <table:table-cell table:formula="of:=FIND([.A40];[.$D$33];1)" office:value-type="float" office:value="63" calcext:value-type="float">
            <text:p>63</text:p>
          </table:table-cell>
          <table:table-cell table:formula="of:=FIND(MID([.$A$28];[.$A$6]+5;1);[.$D$33];1)" office:value-type="float" office:value="29" calcext:value-type="float">
            <text:p>29</text:p>
          </table:table-cell>
          <table:table-cell table:formula="of:=IF(MOD(([.B40]+[.C40])-([.$F$4]+1);[.$D$4])=0;[.$D$4];MOD(([.B40]+[.C40])-([.$F$4]+1);[.$D$4]))" office:value-type="float" office:value="80" calcext:value-type="float">
            <text:p>80</text:p>
          </table:table-cell>
          <table:table-cell table:formula="of:=IF([.D40]=0;MID([.$D$33];[.$D$4];1);IF([.D40]=[.$D$4];MID([.$D$33];[.$D$4];1);MID([.$D$33];[.D40];1)))" office:value-type="string" office:string-value="t" calcext:value-type="string">
            <text:p>t</text:p>
          </table:table-cell>
          <table:table-cell table:number-columns-repeated="8"/>
          <table:table-cell table:formula="of:=LEN([.K40])" office:value-type="float" office:value="0" calcext:value-type="float">
            <text:p>0</text:p>
          </table:table-cell>
          <table:table-cell table:number-columns-repeated="1010"/>
        </table:table-row>
        <table:table-row table:style-name="ro1">
          <table:table-cell table:formula="of:=MID([.$A$35];6;1)" office:value-type="string" office:string-value="G" calcext:value-type="string">
            <text:p>G</text:p>
          </table:table-cell>
          <table:table-cell table:formula="of:=FIND([.A41];[.$D$33];1)" office:value-type="float" office:value="20" calcext:value-type="float">
            <text:p>20</text:p>
          </table:table-cell>
          <table:table-cell table:formula="of:=FIND(MID([.$A$28];[.$A$6]+6;1);[.$D$33];1)" office:value-type="float" office:value="26" calcext:value-type="float">
            <text:p>26</text:p>
          </table:table-cell>
          <table:table-cell table:formula="of:=IF(MOD(([.B41]+[.C41])-([.$F$4]+1);[.$D$4])=0;[.$D$4];MOD(([.B41]+[.C41])-([.$F$4]+1);[.$D$4]))" office:value-type="float" office:value="34" calcext:value-type="float">
            <text:p>34</text:p>
          </table:table-cell>
          <table:table-cell table:formula="of:=IF([.D41]=0;MID([.$D$33];[.$D$4];1);IF([.D41]=[.$D$4];MID([.$D$33];[.$D$4];1);MID([.$D$33];[.D41];1)))" office:value-type="string" office:string-value="`" calcext:value-type="string">
            <text:p>`</text:p>
          </table:table-cell>
          <table:table-cell table:number-columns-repeated="8"/>
          <table:table-cell table:formula="of:=LEN([.K41])" office:value-type="float" office:value="0" calcext:value-type="float">
            <text:p>0</text:p>
          </table:table-cell>
          <table:table-cell table:number-columns-repeated="1010"/>
        </table:table-row>
        <table:table-row table:style-name="ro1">
          <table:table-cell table:formula="of:=MID([.$A$35];7;1)" office:value-type="string" office:string-value="Z" calcext:value-type="string">
            <text:p>Z</text:p>
          </table:table-cell>
          <table:table-cell table:formula="of:=FIND([.A42];[.$D$33];1)" office:value-type="float" office:value="30" calcext:value-type="float">
            <text:p>30</text:p>
          </table:table-cell>
          <table:table-cell table:formula="of:=FIND(MID([.$A$28];[.$A$6]+7;1);[.$D$33];1)" office:value-type="float" office:value="18" calcext:value-type="float">
            <text:p>18</text:p>
          </table:table-cell>
          <table:table-cell table:formula="of:=IF(MOD(([.B42]+[.C42])-([.$F$4]+1);[.$D$4])=0;[.$D$4];MOD(([.B42]+[.C42])-([.$F$4]+1);[.$D$4]))" office:value-type="float" office:value="36" calcext:value-type="float">
            <text:p>36</text:p>
          </table:table-cell>
          <table:table-cell table:formula="of:=IF([.D42]=0;MID([.$D$33];[.$D$4];1);IF([.D42]=[.$D$4];MID([.$D$33];[.$D$4];1);MID([.$D$33];[.D42];1)))" office:value-type="string" office:string-value="b" calcext:value-type="string">
            <text:p>b</text:p>
          </table:table-cell>
          <table:table-cell table:number-columns-repeated="1019"/>
        </table:table-row>
        <table:table-row table:style-name="ro1">
          <table:table-cell table:formula="of:=MID([.$A$35];8;1)" office:value-type="string" office:string-value="o" calcext:value-type="string">
            <text:p>o</text:p>
          </table:table-cell>
          <table:table-cell table:formula="of:=FIND([.A43];[.$D$33];1)" office:value-type="float" office:value="47" calcext:value-type="float">
            <text:p>47</text:p>
          </table:table-cell>
          <table:table-cell table:formula="of:=FIND(MID([.$A$28];[.$A$6]+8;1);[.$D$33];1)" office:value-type="float" office:value="1" calcext:value-type="float">
            <text:p>1</text:p>
          </table:table-cell>
          <table:table-cell table:formula="of:=IF(MOD(([.B43]+[.C43])-([.$F$4]+1);[.$D$4])=0;[.$D$4];MOD(([.B43]+[.C43])-([.$F$4]+1);[.$D$4]))" office:value-type="float" office:value="36" calcext:value-type="float">
            <text:p>36</text:p>
          </table:table-cell>
          <table:table-cell table:formula="of:=IF([.D43]=0;MID([.$D$33];[.$D$4];1);IF([.D43]=[.$D$4];MID([.$D$33];[.$D$4];1);MID([.$D$33];[.D43];1)))" office:value-type="string" office:string-value="b" calcext:value-type="string">
            <text:p>b</text:p>
          </table:table-cell>
          <table:table-cell table:number-columns-repeated="1019"/>
        </table:table-row>
        <table:table-row table:style-name="ro1">
          <table:table-cell table:formula="of:=MID([.$A$35];9;1)" office:value-type="string" office:string-value="Q" calcext:value-type="string">
            <text:p>Q</text:p>
          </table:table-cell>
          <table:table-cell table:formula="of:=FIND([.A44];[.$D$33];1)" office:value-type="float" office:value="82" calcext:value-type="float">
            <text:p>82</text:p>
          </table:table-cell>
          <table:table-cell table:formula="of:=FIND(MID([.$A$28];[.$A$6]+9;1);[.$D$33];1)" office:value-type="float" office:value="16" calcext:value-type="float">
            <text:p>16</text:p>
          </table:table-cell>
          <table:table-cell table:formula="of:=IF(MOD(([.B44]+[.C44])-([.$F$4]+1);[.$D$4])=0;[.$D$4];MOD(([.B44]+[.C44])-([.$F$4]+1);[.$D$4]))" office:value-type="float" office:value="86" calcext:value-type="float">
            <text:p>86</text:p>
          </table:table-cell>
          <table:table-cell table:formula="of:=IF([.D44]=0;MID([.$D$33];[.$D$4];1);IF([.D44]=[.$D$4];MID([.$D$33];[.$D$4];1);MID([.$D$33];[.D44];1)))" office:value-type="string" office:string-value="L" calcext:value-type="string">
            <text:p>L</text:p>
          </table:table-cell>
          <table:table-cell table:number-columns-repeated="1019"/>
        </table:table-row>
        <table:table-row table:style-name="ro1">
          <table:table-cell table:formula="of:=MID([.$A$35];10;1)" office:value-type="string" office:string-value="G" calcext:value-type="string">
            <text:p>G</text:p>
          </table:table-cell>
          <table:table-cell table:formula="of:=FIND([.A45];[.$D$33];1)" office:value-type="float" office:value="20" calcext:value-type="float">
            <text:p>20</text:p>
          </table:table-cell>
          <table:table-cell table:formula="of:=FIND(MID([.$A$28];[.$A$6]+10;1);[.$D$33];1)" office:value-type="float" office:value="26" calcext:value-type="float">
            <text:p>26</text:p>
          </table:table-cell>
          <table:table-cell table:formula="of:=IF(MOD(([.B45]+[.C45])-([.$F$4]+1);[.$D$4])=0;[.$D$4];MOD(([.B45]+[.C45])-([.$F$4]+1);[.$D$4]))" office:value-type="float" office:value="34" calcext:value-type="float">
            <text:p>34</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k" calcext:value-type="string">
            <text:p>k</text:p>
          </table:table-cell>
          <table:table-cell table:formula="of:=FIND([.A46];[.$D$33];1)" office:value-type="float" office:value="43" calcext:value-type="float">
            <text:p>43</text:p>
          </table:table-cell>
          <table:table-cell table:formula="of:=FIND(MID([.$A$28];[.$A$6]+11;1);[.$D$33];1)" office:value-type="float" office:value="17" calcext:value-type="float">
            <text:p>17</text:p>
          </table:table-cell>
          <table:table-cell table:formula="of:=IF(MOD(([.B46]+[.C46])-([.$F$4]+1);[.$D$4])=0;[.$D$4];MOD(([.B46]+[.C46])-([.$F$4]+1);[.$D$4]))" office:value-type="float" office:value="48" calcext:value-type="float">
            <text:p>48</text:p>
          </table:table-cell>
          <table:table-cell table:formula="of:=IF([.D46]=0;MID([.$D$33];[.$D$4];1);IF([.D46]=[.$D$4];MID([.$D$33];[.$D$4];1);MID([.$D$33];[.D46];1)))" office:value-type="string" office:string-value="p" calcext:value-type="string">
            <text:p>p</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18" calcext:value-type="float">
            <text:p>18</text:p>
          </table:table-cell>
          <table:table-cell table:formula="of:=FIND(MID([.$A$28];[.$A$6]+12;1);[.$D$33];1)" office:value-type="float" office:value="41" calcext:value-type="float">
            <text:p>41</text:p>
          </table:table-cell>
          <table:table-cell table:formula="of:=IF(MOD(([.B47]+[.C47])-([.$F$4]+1);[.$D$4])=0;[.$D$4];MOD(([.B47]+[.C47])-([.$F$4]+1);[.$D$4]))" office:value-type="float" office:value="47" calcext:value-type="float">
            <text:p>47</text:p>
          </table:table-cell>
          <table:table-cell table:formula="of:=IF([.D47]=0;MID([.$D$33];[.$D$4];1);IF([.D47]=[.$D$4];MID([.$D$33];[.$D$4];1);MID([.$D$33];[.D47];1)))" office:value-type="string" office:string-value="o" calcext:value-type="string">
            <text:p>o</text:p>
          </table:table-cell>
          <table:table-cell table:number-columns-repeated="1019"/>
        </table:table-row>
        <table:table-row table:style-name="ro1">
          <table:table-cell table:formula="of:=MID([.$A$35];13;1)" office:value-type="string" office:string-value="&lt;" calcext:value-type="string">
            <text:p>&lt;</text:p>
          </table:table-cell>
          <table:table-cell table:formula="of:=FIND([.A48];[.$D$33];1)" office:value-type="float" office:value="13" calcext:value-type="float">
            <text:p>13</text:p>
          </table:table-cell>
          <table:table-cell table:formula="of:=FIND(MID([.$A$28];[.$A$6]+13;1);[.$D$33];1)" office:value-type="float" office:value="32" calcext:value-type="float">
            <text:p>32</text:p>
          </table:table-cell>
          <table:table-cell table:formula="of:=IF(MOD(([.B48]+[.C48])-([.$F$4]+1);[.$D$4])=0;[.$D$4];MOD(([.B48]+[.C48])-([.$F$4]+1);[.$D$4]))" office:value-type="float" office:value="33" calcext:value-type="float">
            <text:p>33</text:p>
          </table:table-cell>
          <table:table-cell table:formula="of:=IF([.D48]=0;MID([.$D$33];[.$D$4];1);IF([.D48]=[.$D$4];MID([.$D$33];[.$D$4];1);MID([.$D$33];[.D48];1)))" office:value-type="string" office:string-value="_" calcext:value-type="string">
            <text:p>_</text:p>
          </table:table-cell>
          <table:table-cell table:number-columns-repeated="1019"/>
        </table:table-row>
        <table:table-row table:style-name="ro1">
          <table:table-cell table:formula="of:=MID([.$A$35];14;1)" office:value-type="string" office:string-value="o" calcext:value-type="string">
            <text:p>o</text:p>
          </table:table-cell>
          <table:table-cell table:formula="of:=FIND([.A49];[.$D$33];1)" office:value-type="float" office:value="47" calcext:value-type="float">
            <text:p>47</text:p>
          </table:table-cell>
          <table:table-cell table:formula="of:=FIND(MID([.$A$28];[.$A$6]+14;1);[.$D$33];1)" office:value-type="float" office:value="1" calcext:value-type="float">
            <text:p>1</text:p>
          </table:table-cell>
          <table:table-cell table:formula="of:=IF(MOD(([.B49]+[.C49])-([.$F$4]+1);[.$D$4])=0;[.$D$4];MOD(([.B49]+[.C49])-([.$F$4]+1);[.$D$4]))" office:value-type="float" office:value="36" calcext:value-type="float">
            <text:p>36</text:p>
          </table:table-cell>
          <table:table-cell table:formula="of:=IF([.D49]=0;MID([.$D$33];[.$D$4];1);IF([.D49]=[.$D$4];MID([.$D$33];[.$D$4];1);MID([.$D$33];[.D49];1)))" office:value-type="string" office:string-value="b" calcext:value-type="string">
            <text:p>b</text:p>
          </table:table-cell>
          <table:table-cell table:number-columns-repeated="1019"/>
        </table:table-row>
        <table:table-row table:style-name="ro1">
          <table:table-cell table:formula="of:=MID([.$A$35];15;1)" office:value-type="string" office:string-value="M" calcext:value-type="string">
            <text:p>M</text:p>
          </table:table-cell>
          <table:table-cell table:formula="of:=FIND([.A50];[.$D$33];1)" office:value-type="float" office:value="81" calcext:value-type="float">
            <text:p>81</text:p>
          </table:table-cell>
          <table:table-cell table:formula="of:=FIND(MID([.$A$28];[.$A$6]+15;1);[.$D$33];1)" office:value-type="float" office:value="14" calcext:value-type="float">
            <text:p>14</text:p>
          </table:table-cell>
          <table:table-cell table:formula="of:=IF(MOD(([.B50]+[.C50])-([.$F$4]+1);[.$D$4])=0;[.$D$4];MOD(([.B50]+[.C50])-([.$F$4]+1);[.$D$4]))" office:value-type="float" office:value="83" calcext:value-type="float">
            <text:p>83</text:p>
          </table:table-cell>
          <table:table-cell table:formula="of:=IF([.D50]=0;MID([.$D$33];[.$D$4];1);IF([.D50]=[.$D$4];MID([.$D$33];[.$D$4];1);MID([.$D$33];[.D50];1)))" office:value-type="string" office:string-value="J" calcext:value-type="string">
            <text:p>J</text:p>
          </table:table-cell>
          <table:table-cell table:number-columns-repeated="1019"/>
        </table:table-row>
        <table:table-row table:style-name="ro1">
          <table:table-cell table:formula="of:=MID([.$A$35];16;1)" office:value-type="string" office:string-value="7" calcext:value-type="string">
            <text:p>7</text:p>
          </table:table-cell>
          <table:table-cell table:formula="of:=FIND([.A51];[.$D$33];1)" office:value-type="float" office:value="92" calcext:value-type="float">
            <text:p>92</text:p>
          </table:table-cell>
          <table:table-cell table:formula="of:=FIND(MID([.$A$28];[.$A$6]+16;1);[.$D$33];1)" office:value-type="float" office:value="39" calcext:value-type="float">
            <text:p>39</text:p>
          </table:table-cell>
          <table:table-cell table:formula="of:=IF(MOD(([.B51]+[.C51])-([.$F$4]+1);[.$D$4])=0;[.$D$4];MOD(([.B51]+[.C51])-([.$F$4]+1);[.$D$4]))" office:value-type="float" office:value="25" calcext:value-type="float">
            <text:p>25</text:p>
          </table:table-cell>
          <table:table-cell table:formula="of:=IF([.D51]=0;MID([.$D$33];[.$D$4];1);IF([.D51]=[.$D$4];MID([.$D$33];[.$D$4];1);MID([.$D$33];[.D51];1)))" office:value-type="string" office:string-value="S" calcext:value-type="string">
            <text:p>S</text:p>
          </table:table-cell>
          <table:table-cell table:number-columns-repeated="1019"/>
        </table:table-row>
        <table:table-row table:style-name="ro1">
          <table:table-cell table:style-name="ce28" table:formula="of:=COM.MICROSOFT.CONCAT([.$E$36];[.$E$37];[.$E$38];[.$E$39];[.$E$40];[.$E$41];[.$E$42];[.$E$43];[.$E$44];[.$E$45];[.$E$46];[.$E$47];[.$E$48];[.$E$49];[.$E$50];[.$E$51])" office:value-type="string" office:string-value="FoKdt`bbL`po_bJS" calcext:value-type="string">
            <text:p>FoKdt`bbL`po_bJS</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lgV9B]I|?])gC|C4/h =YT@VCT5h^V&gt;eA Beautiful MindA Beautiful Mind" calcext:value-type="string">
            <text:p>lgV9B]I|?])gC|C4/h =YT@VCT5h^V&gt;eA Beautiful MindA Beautiful Mind</text:p>
          </table:table-cell>
          <table:table-cell table:style-name="ce27" table:formula="of:=COM.MICROSOFT.CONCAT( &quot;  OTP SIZE=  &quot;;LEN([.A53]))"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VW(!ur9: &amp;&quot;\&lt;&gt;?C5@EGHNORSTUXYZ]^_`abcde=hjklmnopsIFvxyz{|}~#" calcext:value-type="string">
            <text:p>VW(!ur9: &amp;"\&lt;&gt;?C5@EGHNORSTUXYZ]^_`abcde=hjklmnopsIFvxyz{|}~#</text:p>
          </table:table-cell>
          <table:table-cell table:style-name="ce28" table:formula="of:=IF([.$G$3]=0;RIGHT([.$D$33];LEN([.$D$33])-[.$G$4]);LEFT([.$D$33];LEN([.$D$33])-[.$G$4]))" office:value-type="string" office:string-value="')*+,-P$DABif./012[tMQJ%KLwq34678g" calcext:value-type="string">
            <text:p>')*+,-P$DABif./012[tMQJ%KLwq34678g</text:p>
          </table:table-cell>
          <table:table-cell table:style-name="ce28" table:formula="of:=IF([.$G$3]=0;COM.MICROSOFT.CONCAT([.C55];[.B55]);COM.MICROSOFT.CONCAT([.C56];[.B56]))" office:value-type="string" office:string-value="')*+,-P$DABif./012[tMQJ%KLwq34678gVW(!ur9: &amp;&quot;\&lt;&gt;?C5@EGHNORSTUXYZ]^_`abcde=hjklmnopsIFvxyz{|}~#" calcext:value-type="string">
            <text:p>')*+,-P$DABif./012[tMQJ%KLwq34678gVW(!ur9: &amp;"\&lt;&gt;?C5@EGHNORSTUXYZ]^_`abcde=hjklmnopsIFvxyz{|}~#</text:p>
          </table:table-cell>
          <table:table-cell table:style-name="Default"/>
          <table:table-cell table:number-columns-repeated="1019"/>
        </table:table-row>
        <table:table-row table:style-name="ro1">
          <table:table-cell/>
          <table:table-cell table:style-name="ce28" table:formula="of:=LEFT([.$D$33];LEN([.$D$33])-[.$G$4])" office:value-type="string" office:string-value="VW(!ur9: &amp;&quot;\&lt;&gt;?C5@EGHNORSTUXYZ]^_`" calcext:value-type="string">
            <text:p>VW(!ur9: &amp;"\&lt;&gt;?C5@EGHNORSTUXYZ]^_`</text:p>
          </table:table-cell>
          <table:table-cell table:style-name="ce28" table:formula="of:=RIGHT([.$D$33];[.$G$4])" office:value-type="string" office:string-value="abcde=hjklmnopsIFvxyz{|}~#')*+,-P$DABif./012[tMQJ%KLwq34678g" calcext:value-type="string">
            <text:p>abcde=hjklmnopsIFvxyz{|}~#')*+,-P$DABif./012[tMQJ%KLwq34678g</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U" calcext:value-type="string">
            <text:p>U</text:p>
          </table:table-cell>
          <table:table-cell/>
          <table:table-cell table:style-name="ce28" table:formula="of:=IF([.$G$3]=0;COM.MICROSOFT.CONCAT([.B57];REPLACE([.D55];([.$G$4]+1);1;&quot;&quot;));COM.MICROSOFT.CONCAT(REPLACE([.D55];([.$G$4]+1);1;&quot;&quot;);[.B57]))" office:value-type="string" office:string-value="U')*+,-P$DABif./012[tMQJ%KLwq34678gVW(!ur9: &amp;&quot;\&lt;&gt;?C5@EGHNORSTXYZ]^_`abcde=hjklmnopsIFvxyz{|}~#" calcext:value-type="string">
            <text:p>U')*+,-P$DABif./012[tMQJ%KLwq34678gVW(!ur9: &amp;"\&lt;&gt;?C5@EGHNORSTXYZ]^_`abcde=hjklmnopsIFvxyz{|}~#</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COM.MICROSOFT.CONCAT(MID([.D57];[.$E$4]+1;1);MID([.D57];[.$F$4]+1;1);MID([.D57];[.$G$4]+1;1);MID([.D57];[.$H$4]+1;1))" office:value-type="string" office:string-value="%BTO" calcext:value-type="string">
            <text:p>%BTO</text:p>
          </table:table-cell>
          <table:table-cell table:style-name="ce28"/>
          <table:table-cell table:formula="of:=COM.MICROSOFT.CONCAT([.B58];SUBSTITUTE(SUBSTITUTE(SUBSTITUTE(SUBSTITUTE([.D57];MID([.B58];1;1);&quot;&quot;;1);MID([.B58];2;1);&quot;&quot;;1);MID([.B58];3;1);&quot;&quot;;1);MID([.B58];4;1);&quot;&quot;;1))" office:value-type="string" office:string-value="%BTOU')*+,-P$DAif./012[tMQJKLwq34678gVW(!ur9: &amp;&quot;\&lt;&gt;?C5@EGHNRSXYZ]^_`abcde=hjklmnopsIFvxyz{|}~#" calcext:value-type="string">
            <text:p>%BTOU')*+,-P$DAif./012[tMQJKLwq34678gVW(!ur9: &amp;"\&lt;&gt;?C5@EGHNRSXYZ]^_`abcde=hjklmnopsIFvxyz{|}~#</text:p>
          </table:table-cell>
          <table:table-cell table:style-name="Default"/>
          <table:table-cell table:number-columns-repeated="4"/>
          <table:table-cell table:style-name="ce28" table:number-columns-repeated="2"/>
          <table:table-cell table:number-columns-repeated="2"/>
          <table:table-cell table:formula="of:=LEN([.K58])"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58];[.$F$4]+1;1;&quot;&quot;);REPLACE([.C58];[.$E$4]+1;1;&quot;&quot;))">
            <text:p/>
          </table:table-cell>
          <table:table-cell/>
          <table:table-cell table:style-name="Default"/>
          <table:table-cell table:number-columns-repeated="5"/>
          <table:table-cell table:style-name="ce28"/>
          <table:table-cell table:number-columns-repeated="2"/>
          <table:table-cell table:formula="of:=LEN([.K59])" office:value-type="float" office:value="0" calcext:value-type="float">
            <text:p>0</text:p>
          </table:table-cell>
          <table:table-cell table:number-columns-repeated="1010"/>
        </table:table-row>
        <table:table-row table:style-name="ro1">
          <table:table-cell table:style-name="ce28" table:formula="of:=COM.MICROSOFT.CONCAT([.$E$36];[.$E$37];[.$E$38];[.$E$39];[.$E$40];[.$E$41];[.$E$42];[.$E$43];[.$E$44];[.$E$45];[.$E$46];[.$E$47];[.$E$48];[.$E$49];[.$E$50];[.$E$51])" office:value-type="string" office:string-value="FoKdt`bbL`po_bJS" calcext:value-type="string">
            <text:p>FoKdt`bbL`po_bJS</text:p>
          </table:table-cell>
          <table:table-cell table:formula="of:=COM.MICROSOFT.CONCAT(&quot;'&quot;;[.A60];&quot;'&quot;;&quot; A23 char positions in D21&quot;)" office:value-type="string" office:string-value="'FoKdt`bbL`po_bJS' A23 char positions in D21" calcext:value-type="string">
            <text:p>'FoKdt`bbL`po_bJS' A23 char positions in D21</text:p>
          </table:table-cell>
          <table:table-cell table:formula="of:=COM.MICROSOFT.CONCAT(&quot;'&quot;;MID([.$A$53];[.$A$6]+1;[.$A$6]);&quot;'&quot;;&quot; OTP  char positions in D58&quot;)" office:value-type="string" office:string-value="'/h =YT@VCT5h^V&gt;e' OTP  char positions in D58" calcext:value-type="string">
            <text:p>'/h =YT@VCT5h^V&gt;e' OTP <text:s/>char positions in D58</text:p>
          </table:table-cell>
          <table:table-cell/>
          <table:table-cell table:style-name="Default"/>
          <table:table-cell table:number-columns-repeated="5"/>
          <table:table-cell table:style-name="ce28"/>
          <table:table-cell table:number-columns-repeated="2"/>
          <table:table-cell table:formula="of:=LEN([.K60])" office:value-type="float" office:value="0" calcext:value-type="float">
            <text:p>0</text:p>
          </table:table-cell>
          <table:table-cell table:number-columns-repeated="1010"/>
        </table:table-row>
        <table:table-row table:style-name="ro1">
          <table:table-cell table:formula="of:=MID([.A60];1;1)" office:value-type="string" office:string-value="F" calcext:value-type="string">
            <text:p>F</text:p>
          </table:table-cell>
          <table:table-cell table:formula="of:=FIND([.A61];[.$D$58];1)" office:value-type="float" office:value="85" calcext:value-type="float">
            <text:p>85</text:p>
          </table:table-cell>
          <table:table-cell table:formula="of:=FIND(MID([.$A$53];[.$A$6]+1;1);[.$D$58];1)" office:value-type="float" office:value="19" calcext:value-type="float">
            <text:p>19</text:p>
          </table:table-cell>
          <table:table-cell table:formula="of:=IF(MOD(([.B61]+[.C61])-([.$G$4]+1);[.$D$4])=0;[.$D$4];MOD(([.B61]+[.C61])-([.$G$4]+1);[.$D$4]))" office:value-type="float" office:value="43" calcext:value-type="float">
            <text:p>43</text:p>
          </table:table-cell>
          <table:table-cell table:formula="of:=IF([.D61]=0;MID([.$D$58];[.$D$4];1);IF([.D61]=[.$D$4];MID([.$D$58];[.$D$4];1);MID([.$D$58];[.D61];1)))" office:value-type="string" office:string-value="r" calcext:value-type="string">
            <text:p>r</text:p>
          </table:table-cell>
          <table:table-cell table:number-columns-repeated="5"/>
          <table:table-cell table:style-name="ce28"/>
          <table:table-cell table:number-columns-repeated="2"/>
          <table:table-cell table:formula="of:=LEN([.K61])" office:value-type="float" office:value="0" calcext:value-type="float">
            <text:p>0</text:p>
          </table:table-cell>
          <table:table-cell table:number-columns-repeated="1010"/>
        </table:table-row>
        <table:table-row table:style-name="ro1">
          <table:table-cell table:formula="of:=MID([.A60];2;1)" office:value-type="string" office:string-value="o" calcext:value-type="string">
            <text:p>o</text:p>
          </table:table-cell>
          <table:table-cell table:formula="of:=FIND([.A62];[.$D$58];1)" office:value-type="float" office:value="81" calcext:value-type="float">
            <text:p>81</text:p>
          </table:table-cell>
          <table:table-cell table:formula="of:=FIND(MID([.$A$53];[.$A$6]+2;1);[.$D$58];1)" office:value-type="float" office:value="75" calcext:value-type="float">
            <text:p>75</text:p>
          </table:table-cell>
          <table:table-cell table:formula="of:=IF(MOD(([.B62]+[.C62])-([.$G$4]+1);[.$D$4])=0;[.$D$4];MOD(([.B62]+[.C62])-([.$G$4]+1);[.$D$4]))" office:value-type="float" office:value="1" calcext:value-type="float">
            <text:p>1</text:p>
          </table:table-cell>
          <table:table-cell table:formula="of:=IF([.D62]=0;MID([.$D$58];[.$D$4];1);IF([.D62]=[.$D$4];MID([.$D$58];[.$D$4];1);MID([.$D$58];[.D62];1)))" office:value-type="string" office:string-value="%" calcext:value-type="string">
            <text:p>%</text:p>
          </table:table-cell>
          <table:table-cell table:number-columns-repeated="1019"/>
        </table:table-row>
        <table:table-row table:style-name="ro1">
          <table:table-cell table:formula="of:=MID([.A60];3;1)" office:value-type="string" office:string-value="K" calcext:value-type="string">
            <text:p>K</text:p>
          </table:table-cell>
          <table:table-cell table:formula="of:=FIND([.A63];[.$D$58];1)" office:value-type="float" office:value="28" calcext:value-type="float">
            <text:p>28</text:p>
          </table:table-cell>
          <table:table-cell table:formula="of:=FIND(MID([.$A$53];[.$A$6]+3;1);[.$D$58];1)" office:value-type="float" office:value="46" calcext:value-type="float">
            <text:p>46</text:p>
          </table:table-cell>
          <table:table-cell table:formula="of:=IF(MOD(([.B63]+[.C63])-([.$G$4]+1);[.$D$4])=0;[.$D$4];MOD(([.B63]+[.C63])-([.$G$4]+1);[.$D$4]))" office:value-type="float" office:value="13" calcext:value-type="float">
            <text:p>13</text:p>
          </table:table-cell>
          <table:table-cell table:formula="of:=IF([.D63]=0;MID([.$D$58];[.$D$4];1);IF([.D63]=[.$D$4];MID([.$D$58];[.$D$4];1);MID([.$D$58];[.D63];1)))" office:value-type="string" office:string-value="$" calcext:value-type="string">
            <text:p>$</text:p>
          </table:table-cell>
          <table:table-cell table:number-columns-repeated="8"/>
          <table:table-cell table:formula="of:=LEN([.K63])" office:value-type="float" office:value="0" calcext:value-type="float">
            <text:p>0</text:p>
          </table:table-cell>
          <table:table-cell table:number-columns-repeated="1010"/>
        </table:table-row>
        <table:table-row table:style-name="ro1">
          <table:table-cell table:formula="of:=MID([.A60];4;1)" office:value-type="string" office:string-value="d" calcext:value-type="string">
            <text:p>d</text:p>
          </table:table-cell>
          <table:table-cell table:formula="of:=FIND([.A64];[.$D$58];1)" office:value-type="float" office:value="72" calcext:value-type="float">
            <text:p>72</text:p>
          </table:table-cell>
          <table:table-cell table:formula="of:=FIND(MID([.$A$53];[.$A$6]+4;1);[.$D$58];1)" office:value-type="float" office:value="74" calcext:value-type="float">
            <text:p>74</text:p>
          </table:table-cell>
          <table:table-cell table:formula="of:=IF(MOD(([.B64]+[.C64])-([.$G$4]+1);[.$D$4])=0;[.$D$4];MOD(([.B64]+[.C64])-([.$G$4]+1);[.$D$4]))" office:value-type="float" office:value="85" calcext:value-type="float">
            <text:p>85</text:p>
          </table:table-cell>
          <table:table-cell table:formula="of:=IF([.D64]=0;MID([.$D$58];[.$D$4];1);IF([.D64]=[.$D$4];MID([.$D$58];[.$D$4];1);MID([.$D$58];[.D64];1)))" office:value-type="string" office:string-value="F" calcext:value-type="string">
            <text:p>F</text:p>
          </table:table-cell>
          <table:table-cell table:number-columns-repeated="8"/>
          <table:table-cell table:formula="of:=LEN([.K64])" office:value-type="float" office:value="0" calcext:value-type="float">
            <text:p>0</text:p>
          </table:table-cell>
          <table:table-cell table:number-columns-repeated="1010"/>
        </table:table-row>
        <table:table-row table:style-name="ro1">
          <table:table-cell table:formula="of:=MID([.A60];5;1)" office:value-type="string" office:string-value="t" calcext:value-type="string">
            <text:p>t</text:p>
          </table:table-cell>
          <table:table-cell table:formula="of:=FIND([.A65];[.$D$58];1)" office:value-type="float" office:value="24" calcext:value-type="float">
            <text:p>24</text:p>
          </table:table-cell>
          <table:table-cell table:formula="of:=FIND(MID([.$A$53];[.$A$6]+5;1);[.$D$58];1)" office:value-type="float" office:value="63" calcext:value-type="float">
            <text:p>63</text:p>
          </table:table-cell>
          <table:table-cell table:formula="of:=IF(MOD(([.B65]+[.C65])-([.$G$4]+1);[.$D$4])=0;[.$D$4];MOD(([.B65]+[.C65])-([.$G$4]+1);[.$D$4]))" office:value-type="float" office:value="26" calcext:value-type="float">
            <text:p>26</text:p>
          </table:table-cell>
          <table:table-cell table:formula="of:=IF([.D65]=0;MID([.$D$58];[.$D$4];1);IF([.D65]=[.$D$4];MID([.$D$58];[.$D$4];1);MID([.$D$58];[.D65];1)))" office:value-type="string" office:string-value="Q" calcext:value-type="string">
            <text:p>Q</text:p>
          </table:table-cell>
          <table:table-cell table:number-columns-repeated="8"/>
          <table:table-cell table:formula="of:=LEN([.K65])" office:value-type="float" office:value="0" calcext:value-type="float">
            <text:p>0</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68" calcext:value-type="float">
            <text:p>68</text:p>
          </table:table-cell>
          <table:table-cell table:formula="of:=FIND(MID([.$A$53];[.$A$6]+6;1);[.$D$58];1)" office:value-type="float" office:value="3" calcext:value-type="float">
            <text:p>3</text:p>
          </table:table-cell>
          <table:table-cell table:formula="of:=IF(MOD(([.B66]+[.C66])-([.$G$4]+1);[.$D$4])=0;[.$D$4];MOD(([.B66]+[.C66])-([.$G$4]+1);[.$D$4]))" office:value-type="float" office:value="10" calcext:value-type="float">
            <text:p>10</text:p>
          </table:table-cell>
          <table:table-cell table:formula="of:=IF([.D66]=0;MID([.$D$58];[.$D$4];1);IF([.D66]=[.$D$4];MID([.$D$58];[.$D$4];1);MID([.$D$58];[.D66];1)))" office:value-type="string" office:string-value="," calcext:value-type="string">
            <text:p>,</text:p>
          </table:table-cell>
          <table:table-cell table:number-columns-repeated="8"/>
          <table:table-cell table:formula="of:=LEN([.K66])" office:value-type="float" office:value="0" calcext:value-type="float">
            <text:p>0</text:p>
          </table:table-cell>
          <table:table-cell table:number-columns-repeated="1010"/>
        </table:table-row>
        <table:table-row table:style-name="ro1">
          <table:table-cell table:formula="of:=MID([.A60];7;1)" office:value-type="string" office:string-value="b" calcext:value-type="string">
            <text:p>b</text:p>
          </table:table-cell>
          <table:table-cell table:formula="of:=FIND([.A67];[.$D$58];1)" office:value-type="float" office:value="70" calcext:value-type="float">
            <text:p>70</text:p>
          </table:table-cell>
          <table:table-cell table:formula="of:=FIND(MID([.$A$53];[.$A$6]+7;1);[.$D$58];1)" office:value-type="float" office:value="55" calcext:value-type="float">
            <text:p>55</text:p>
          </table:table-cell>
          <table:table-cell table:formula="of:=IF(MOD(([.B67]+[.C67])-([.$G$4]+1);[.$D$4])=0;[.$D$4];MOD(([.B67]+[.C67])-([.$G$4]+1);[.$D$4]))" office:value-type="float" office:value="64" calcext:value-type="float">
            <text:p>64</text:p>
          </table:table-cell>
          <table:table-cell table:formula="of:=IF([.D67]=0;MID([.$D$58];[.$D$4];1);IF([.D67]=[.$D$4];MID([.$D$58];[.$D$4];1);MID([.$D$58];[.D67];1)))" office:value-type="string" office:string-value="Z" calcext:value-type="string">
            <text:p>Z</text:p>
          </table:table-cell>
          <table:table-cell table:number-columns-repeated="1019"/>
        </table:table-row>
        <table:table-row table:style-name="ro1">
          <table:table-cell table:formula="of:=MID([.A60];8;1)" office:value-type="string" office:string-value="b" calcext:value-type="string">
            <text:p>b</text:p>
          </table:table-cell>
          <table:table-cell table:formula="of:=FIND([.A68];[.$D$58];1)" office:value-type="float" office:value="70" calcext:value-type="float">
            <text:p>70</text:p>
          </table:table-cell>
          <table:table-cell table:formula="of:=FIND(MID([.$A$53];[.$A$6]+8;1);[.$D$58];1)" office:value-type="float" office:value="38" calcext:value-type="float">
            <text:p>38</text:p>
          </table:table-cell>
          <table:table-cell table:formula="of:=IF(MOD(([.B68]+[.C68])-([.$G$4]+1);[.$D$4])=0;[.$D$4];MOD(([.B68]+[.C68])-([.$G$4]+1);[.$D$4]))" office:value-type="float" office:value="47" calcext:value-type="float">
            <text:p>47</text:p>
          </table:table-cell>
          <table:table-cell table:formula="of:=IF([.D68]=0;MID([.$D$58];[.$D$4];1);IF([.D68]=[.$D$4];MID([.$D$58];[.$D$4];1);MID([.$D$58];[.D68];1)))" office:value-type="string" office:string-value="&amp;" calcext:value-type="string">
            <text:p>&amp;</text:p>
          </table:table-cell>
          <table:table-cell table:number-columns-repeated="1019"/>
        </table:table-row>
        <table:table-row table:style-name="ro1">
          <table:table-cell table:formula="of:=MID([.A60];9;1)" office:value-type="string" office:string-value="L" calcext:value-type="string">
            <text:p>L</text:p>
          </table:table-cell>
          <table:table-cell table:formula="of:=FIND([.A69];[.$D$58];1)" office:value-type="float" office:value="29" calcext:value-type="float">
            <text:p>29</text:p>
          </table:table-cell>
          <table:table-cell table:formula="of:=FIND(MID([.$A$53];[.$A$6]+9;1);[.$D$58];1)" office:value-type="float" office:value="53" calcext:value-type="float">
            <text:p>53</text:p>
          </table:table-cell>
          <table:table-cell table:formula="of:=IF(MOD(([.B69]+[.C69])-([.$G$4]+1);[.$D$4])=0;[.$D$4];MOD(([.B69]+[.C69])-([.$G$4]+1);[.$D$4]))" office:value-type="float" office:value="21" calcext:value-type="float">
            <text:p>21</text:p>
          </table:table-cell>
          <table:table-cell table:formula="of:=IF([.D69]=0;MID([.$D$58];[.$D$4];1);IF([.D69]=[.$D$4];MID([.$D$58];[.$D$4];1);MID([.$D$58];[.D69];1)))" office:value-type="string" office:string-value="1" calcext:value-type="string">
            <text:p>1</text:p>
          </table:table-cell>
          <table:table-cell table:number-columns-repeated="4"/>
          <table:table-cell table:style-name="ce28" table:number-columns-repeated="2"/>
          <table:table-cell table:number-columns-repeated="2"/>
          <table:table-cell table:formula="of:=LEN([.K69])" office:value-type="float" office:value="0" calcext:value-type="float">
            <text:p>0</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68" calcext:value-type="float">
            <text:p>68</text:p>
          </table:table-cell>
          <table:table-cell table:formula="of:=FIND(MID([.$A$53];[.$A$6]+10;1);[.$D$58];1)" office:value-type="float" office:value="3" calcext:value-type="float">
            <text:p>3</text:p>
          </table:table-cell>
          <table:table-cell table:formula="of:=IF(MOD(([.B70]+[.C70])-([.$G$4]+1);[.$D$4])=0;[.$D$4];MOD(([.B70]+[.C70])-([.$G$4]+1);[.$D$4]))" office:value-type="float" office:value="10" calcext:value-type="float">
            <text:p>10</text:p>
          </table:table-cell>
          <table:table-cell table:formula="of:=IF([.D70]=0;MID([.$D$58];[.$D$4];1);IF([.D70]=[.$D$4];MID([.$D$58];[.$D$4];1);MID([.$D$58];[.D70];1)))" office:value-type="string" office:string-value="," calcext:value-type="string">
            <text:p>,</text:p>
          </table:table-cell>
          <table:table-cell table:number-columns-repeated="1019"/>
        </table:table-row>
        <table:table-row table:style-name="ro1">
          <table:table-cell table:formula="of:=MID([.A60];11;1)" office:value-type="string" office:string-value="p" calcext:value-type="string">
            <text:p>p</text:p>
          </table:table-cell>
          <table:table-cell table:formula="of:=FIND([.A71];[.$D$58];1)" office:value-type="float" office:value="82" calcext:value-type="float">
            <text:p>82</text:p>
          </table:table-cell>
          <table:table-cell table:formula="of:=FIND(MID([.$A$53];[.$A$6]+11;1);[.$D$58];1)" office:value-type="float" office:value="54" calcext:value-type="float">
            <text:p>54</text:p>
          </table:table-cell>
          <table:table-cell table:formula="of:=IF(MOD(([.B71]+[.C71])-([.$G$4]+1);[.$D$4])=0;[.$D$4];MOD(([.B71]+[.C71])-([.$G$4]+1);[.$D$4]))" office:value-type="float" office:value="75" calcext:value-type="float">
            <text:p>75</text:p>
          </table:table-cell>
          <table:table-cell table:formula="of:=IF([.D71]=0;MID([.$D$58];[.$D$4];1);IF([.D71]=[.$D$4];MID([.$D$58];[.$D$4];1);MID([.$D$58];[.D71];1)))" office:value-type="string" office:string-value="h" calcext:value-type="string">
            <text:p>h</text:p>
          </table:table-cell>
          <table:table-cell table:number-columns-repeated="5"/>
          <table:table-cell table:style-name="ce28"/>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o" calcext:value-type="string">
            <text:p>o</text:p>
          </table:table-cell>
          <table:table-cell table:formula="of:=FIND([.A72];[.$D$58];1)" office:value-type="float" office:value="81" calcext:value-type="float">
            <text:p>81</text:p>
          </table:table-cell>
          <table:table-cell table:formula="of:=FIND(MID([.$A$53];[.$A$6]+12;1);[.$D$58];1)" office:value-type="float" office:value="75" calcext:value-type="float">
            <text:p>75</text:p>
          </table:table-cell>
          <table:table-cell table:formula="of:=IF(MOD(([.B72]+[.C72])-([.$G$4]+1);[.$D$4])=0;[.$D$4];MOD(([.B72]+[.C72])-([.$G$4]+1);[.$D$4]))" office:value-type="float" office:value="1" calcext:value-type="float">
            <text:p>1</text:p>
          </table:table-cell>
          <table:table-cell table:formula="of:=IF([.D72]=0;MID([.$D$58];[.$D$4];1);IF([.D72]=[.$D$4];MID([.$D$58];[.$D$4];1);MID([.$D$58];[.D72];1)))" office:value-type="string" office:string-value="%" calcext:value-type="string">
            <text:p>%</text:p>
          </table:table-cell>
          <table:table-cell table:number-columns-repeated="8"/>
          <table:table-cell table:formula="of:=LEN([.K72])" office:value-type="float" office:value="0" calcext:value-type="float">
            <text:p>0</text:p>
          </table:table-cell>
          <table:table-cell table:number-columns-repeated="1010"/>
        </table:table-row>
        <table:table-row table:style-name="ro1">
          <table:table-cell table:formula="of:=MID([.A60];13;1)" office:value-type="string" office:string-value="_" calcext:value-type="string">
            <text:p>_</text:p>
          </table:table-cell>
          <table:table-cell table:formula="of:=FIND([.A73];[.$D$58];1)" office:value-type="float" office:value="67" calcext:value-type="float">
            <text:p>67</text:p>
          </table:table-cell>
          <table:table-cell table:formula="of:=FIND(MID([.$A$53];[.$A$6]+13;1);[.$D$58];1)" office:value-type="float" office:value="66" calcext:value-type="float">
            <text:p>66</text:p>
          </table:table-cell>
          <table:table-cell table:formula="of:=IF(MOD(([.B73]+[.C73])-([.$G$4]+1);[.$D$4])=0;[.$D$4];MOD(([.B73]+[.C73])-([.$G$4]+1);[.$D$4]))" office:value-type="float" office:value="72" calcext:value-type="float">
            <text:p>72</text:p>
          </table:table-cell>
          <table:table-cell table:formula="of:=IF([.D73]=0;MID([.$D$58];[.$D$4];1);IF([.D73]=[.$D$4];MID([.$D$58];[.$D$4];1);MID([.$D$58];[.D73];1)))" office:value-type="string" office:string-value="d" calcext:value-type="string">
            <text:p>d</text:p>
          </table:table-cell>
          <table:table-cell table:number-columns-repeated="8"/>
          <table:table-cell table:formula="of:=LEN([.K73])" office:value-type="float" office:value="0" calcext:value-type="float">
            <text:p>0</text:p>
          </table:table-cell>
          <table:table-cell table:number-columns-repeated="1010"/>
        </table:table-row>
        <table:table-row table:style-name="ro1">
          <table:table-cell table:formula="of:=MID([.A60];14;1)" office:value-type="string" office:string-value="b" calcext:value-type="string">
            <text:p>b</text:p>
          </table:table-cell>
          <table:table-cell table:formula="of:=FIND([.A74];[.$D$58];1)" office:value-type="float" office:value="70" calcext:value-type="float">
            <text:p>70</text:p>
          </table:table-cell>
          <table:table-cell table:formula="of:=FIND(MID([.$A$53];[.$A$6]+14;1);[.$D$58];1)" office:value-type="float" office:value="38" calcext:value-type="float">
            <text:p>38</text:p>
          </table:table-cell>
          <table:table-cell table:formula="of:=IF(MOD(([.B74]+[.C74])-([.$G$4]+1);[.$D$4])=0;[.$D$4];MOD(([.B74]+[.C74])-([.$G$4]+1);[.$D$4]))" office:value-type="float" office:value="47" calcext:value-type="float">
            <text:p>47</text:p>
          </table:table-cell>
          <table:table-cell table:formula="of:=IF([.D74]=0;MID([.$D$58];[.$D$4];1);IF([.D74]=[.$D$4];MID([.$D$58];[.$D$4];1);MID([.$D$58];[.D74];1)))" office:value-type="string" office:string-value="&amp;" calcext:value-type="string">
            <text:p>&amp;</text:p>
          </table:table-cell>
          <table:table-cell table:number-columns-repeated="8"/>
          <table:table-cell table:formula="of:=LEN([.K74])" office:value-type="float" office:value="0" calcext:value-type="float">
            <text:p>0</text:p>
          </table:table-cell>
          <table:table-cell table:number-columns-repeated="1010"/>
        </table:table-row>
        <table:table-row table:style-name="ro1">
          <table:table-cell table:formula="of:=MID([.A60];15;1)" office:value-type="string" office:string-value="J" calcext:value-type="string">
            <text:p>J</text:p>
          </table:table-cell>
          <table:table-cell table:formula="of:=FIND([.A75];[.$D$58];1)" office:value-type="float" office:value="27" calcext:value-type="float">
            <text:p>27</text:p>
          </table:table-cell>
          <table:table-cell table:formula="of:=FIND(MID([.$A$53];[.$A$6]+15;1);[.$D$58];1)" office:value-type="float" office:value="51" calcext:value-type="float">
            <text:p>51</text:p>
          </table:table-cell>
          <table:table-cell table:formula="of:=IF(MOD(([.B75]+[.C75])-([.$G$4]+1);[.$D$4])=0;[.$D$4];MOD(([.B75]+[.C75])-([.$G$4]+1);[.$D$4]))" office:value-type="float" office:value="17" calcext:value-type="float">
            <text:p>17</text:p>
          </table:table-cell>
          <table:table-cell table:formula="of:=IF([.D75]=0;MID([.$D$58];[.$D$4];1);IF([.D75]=[.$D$4];MID([.$D$58];[.$D$4];1);MID([.$D$58];[.D75];1)))" office:value-type="string" office:string-value="f" calcext:value-type="string">
            <text:p>f</text:p>
          </table:table-cell>
          <table:table-cell table:number-columns-repeated="1019"/>
        </table:table-row>
        <table:table-row table:style-name="ro1">
          <table:table-cell table:formula="of:=MID([.A60];16;1)" office:value-type="string" office:string-value="S" calcext:value-type="string">
            <text:p>S</text:p>
          </table:table-cell>
          <table:table-cell table:formula="of:=FIND([.A76];[.$D$58];1)" office:value-type="float" office:value="61" calcext:value-type="float">
            <text:p>61</text:p>
          </table:table-cell>
          <table:table-cell table:formula="of:=FIND(MID([.$A$53];[.$A$6]+16;1);[.$D$58];1)" office:value-type="float" office:value="73" calcext:value-type="float">
            <text:p>73</text:p>
          </table:table-cell>
          <table:table-cell table:formula="of:=IF(MOD(([.B76]+[.C76])-([.$G$4]+1);[.$D$4])=0;[.$D$4];MOD(([.B76]+[.C76])-([.$G$4]+1);[.$D$4]))" office:value-type="float" office:value="73" calcext:value-type="float">
            <text:p>73</text:p>
          </table:table-cell>
          <table:table-cell table:formula="of:=IF([.D76]=0;MID([.$D$58];[.$D$4];1);IF([.D76]=[.$D$4];MID([.$D$58];[.$D$4];1);MID([.$D$58];[.D76];1)))" office:value-type="string" office:string-value="e" calcext:value-type="string">
            <text:p>e</text:p>
          </table:table-cell>
          <table:table-cell table:number-columns-repeated="1019"/>
        </table:table-row>
        <table:table-row table:style-name="ro1">
          <table:table-cell table:style-name="ce28" table:formula="of:=COM.MICROSOFT.CONCAT([.$E$61:.$E$76])" office:value-type="string" office:string-value="r%$FQ,Z&amp;1,h%d&amp;fe" calcext:value-type="string">
            <text:p>r%$FQ,Z&amp;1,h%d&amp;fe</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lgV9B]I|?])gC|C4/h =YT@VCT5h^V&gt;eA Beautiful MindA Beautiful Mind" calcext:value-type="string">
            <text:p>lgV9B]I|?])gC|C4/h =YT@VCT5h^V&gt;eA Beautiful MindA Beautiful Mind</text:p>
          </table:table-cell>
          <table:table-cell table:style-name="ce27" table:formula="of:=COM.MICROSOFT.CONCAT( &quot;  OTP SIZE=  &quot;;LEN([.A78]))"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VW(!ur9: &amp;&quot;\&lt;&gt;?C5@EGHNRSXYZ]^_`abcde=hjklmnopsIFvxyz{|}~#" calcext:value-type="string">
            <text:p>VW(!ur9: &amp;"\&lt;&gt;?C5@EGHNRSXYZ]^_`abcde=hjklmnopsIFvxyz{|}~#</text:p>
          </table:table-cell>
          <table:table-cell table:style-name="ce28" table:formula="of:=IF([.$H$3]=0;RIGHT([.$D$58];LEN([.$D$58])-[.$H$4]);LEFT([.$D$58];LEN([.$D$58])-[.$H$4]))" office:value-type="string" office:string-value="%BTOU')*+,-P$DAif./012[tMQJKLwq34678g" calcext:value-type="string">
            <text:p>%BTOU')*+,-P$DAif./012[tMQJKLwq34678g</text:p>
          </table:table-cell>
          <table:table-cell table:style-name="ce28" table:formula="of:=IF([.$H$3]=0;COM.MICROSOFT.CONCAT([.C80];[.B80]);COM.MICROSOFT.CONCAT([.C81];[.B81]))" office:value-type="string" office:string-value="VW(!ur9: &amp;&quot;\&lt;&gt;?C5@EGHNRSXYZ]^_`abcde=hjklmnopsIFvxyz{|}~#%BTOU')*+,-P$DAif./012[tMQJKLwq34678g" calcext:value-type="string">
            <text:p>VW(!ur9: &amp;"\&lt;&gt;?C5@EGHNRSXYZ]^_`abcde=hjklmnopsIFvxyz{|}~#%BTOU')*+,-P$DAif./012[tMQJKLwq34678g</text:p>
          </table:table-cell>
          <table:table-cell table:style-name="Default"/>
          <table:table-cell table:number-columns-repeated="1019"/>
        </table:table-row>
        <table:table-row table:style-name="ro1">
          <table:table-cell/>
          <table:table-cell table:style-name="ce28" table:formula="of:=LEFT([.$D$58];LEN([.$D$58])-[.$H$4])" office:value-type="string" office:string-value="%BTOU')*+,-P$DAif./012[tMQJKLwq34678g" calcext:value-type="string">
            <text:p>%BTOU')*+,-P$DAif./012[tMQJKLwq34678g</text:p>
          </table:table-cell>
          <table:table-cell table:style-name="ce28" table:formula="of:=RIGHT([.$D$58];[.$H$4])" office:value-type="string" office:string-value="VW(!ur9: &amp;&quot;\&lt;&gt;?C5@EGHNRSXYZ]^_`abcde=hjklmnopsIFvxyz{|}~#" calcext:value-type="string">
            <text:p>VW(!ur9: &amp;"\&lt;&gt;?C5@EGHNRSXYZ]^_`abcde=hjklmnopsIFvxyz{|}~#</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calcext:value-type="string">
            <text:p>%</text:p>
          </table:table-cell>
          <table:table-cell/>
          <table:table-cell table:style-name="ce28" table:formula="of:=IF([.$H$3]=0;COM.MICROSOFT.CONCAT([.B82];REPLACE([.D80];([.$H$4]+1);1;&quot;&quot;));COM.MICROSOFT.CONCAT(REPLACE([.D80];([.$H$4]+1);1;&quot;&quot;);[.B82]))" office:value-type="string" office:string-value="VW(!ur9: &amp;&quot;\&lt;&gt;?C5@EGHNRSXYZ]^_`abcde=hjklmnopsIFvxyz{|}~#BTOU')*+,-P$DAif./012[tMQJKLwq34678g%" calcext:value-type="string">
            <text:p>VW(!ur9: &amp;"\&lt;&gt;?C5@EGHNRSXYZ]^_`abcde=hjklmnopsIFvxyz{|}~#BTOU')*+,-P$DAif./012[tMQJKLwq34678g%</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COM.MICROSOFT.CONCAT(MID([.D82];[.$E$4]+1;1);MID([.D82];[.$F$4]+1;1);MID([.D82];[.$G$4]+1;1);MID([.D82];[.$H$4]+1;1))" office:value-type="string" office:string-value="X\UB" calcext:value-type="string">
            <text:p>X\UB</text:p>
          </table:table-cell>
          <table:table-cell table:style-name="ce28"/>
          <table:table-cell table:formula="of:=COM.MICROSOFT.CONCAT([.B83];SUBSTITUTE(SUBSTITUTE(SUBSTITUTE(SUBSTITUTE([.D82];MID([.B83];1;1);&quot;&quot;;1);MID([.B83];2;1);&quot;&quot;;1);MID([.B83];3;1);&quot;&quot;;1);MID([.B83];4;1);&quot;&quot;;1))" office:value-type="string" office:string-value="X\UBVW(!ur9: &amp;&quot;&lt;&gt;?C5@EGHNRSYZ]^_`abcde=hjklmnopsIFvxyz{|}~#TO')*+,-P$DAif./012[tMQJKLwq34678g%" calcext:value-type="string">
            <text:p>X\UBVW(!ur9: &amp;"&lt;&gt;?C5@EGHNRSYZ]^_`abcde=hjklmnopsIFvxyz{|}~#TO')*+,-P$DAif./012[tMQJKLwq34678g%</text:p>
          </table:table-cell>
          <table:table-cell table:style-name="Default"/>
          <table:table-cell table:number-columns-repeated="4"/>
          <table:table-cell table:style-name="ce28" table:number-columns-repeated="2"/>
          <table:table-cell table:number-columns-repeated="2"/>
          <table:table-cell table:formula="of:=LEN([.K83])"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5"/>
          <table:table-cell table:style-name="ce28"/>
          <table:table-cell table:number-columns-repeated="2"/>
          <table:table-cell table:formula="of:=LEN([.K84])" office:value-type="float" office:value="0" calcext:value-type="float">
            <text:p>0</text:p>
          </table:table-cell>
          <table:table-cell table:number-columns-repeated="1010"/>
        </table:table-row>
        <table:table-row table:style-name="ro1">
          <table:table-cell table:style-name="ce28" table:formula="of:=COM.MICROSOFT.CONCAT([.$E$61:.$E$76])" office:value-type="string" office:string-value="r%$FQ,Z&amp;1,h%d&amp;fe" calcext:value-type="string">
            <text:p>r%$FQ,Z&amp;1,h%d&amp;fe</text:p>
          </table:table-cell>
          <table:table-cell table:formula="of:=COM.MICROSOFT.CONCAT(&quot;'&quot;;[.A85];&quot;'&quot;;&quot; A85 char positions in D83&quot;)" office:value-type="string" office:string-value="'r%$FQ,Z&amp;1,h%d&amp;fe' A85 char positions in D83" calcext:value-type="string">
            <text:p>'r%$FQ,Z&amp;1,h%d&amp;fe' A85 char positions in D83</text:p>
          </table:table-cell>
          <table:table-cell table:formula="of:=COM.MICROSOFT.CONCAT(&quot;'&quot;;MID([.$A$78];[.$A$6]+1;[.$A$6]);&quot;'&quot;;&quot; OTP  char positions in D83&quot;)" office:value-type="string" office:string-value="'/h =YT@VCT5h^V&gt;e' OTP  char positions in D83" calcext:value-type="string">
            <text:p>'/h =YT@VCT5h^V&gt;e' OTP <text:s/>char positions in D83</text:p>
          </table:table-cell>
          <table:table-cell/>
          <table:table-cell table:style-name="Default"/>
          <table:table-cell table:number-columns-repeated="5"/>
          <table:table-cell table:style-name="ce28"/>
          <table:table-cell table:number-columns-repeated="2"/>
          <table:table-cell table:formula="of:=LEN([.K85])" office:value-type="float" office:value="0" calcext:value-type="float">
            <text:p>0</text:p>
          </table:table-cell>
          <table:table-cell table:number-columns-repeated="1010"/>
        </table:table-row>
        <table:table-row table:style-name="ro1">
          <table:table-cell table:formula="of:=MID([.A85];1;1)" office:value-type="string" office:string-value="r" calcext:value-type="string">
            <text:p>r</text:p>
          </table:table-cell>
          <table:table-cell table:formula="of:=FIND([.A86];[.$D$83];1)" office:value-type="float" office:value="10" calcext:value-type="float">
            <text:p>10</text:p>
          </table:table-cell>
          <table:table-cell table:formula="of:=FIND(MID([.$A$78];[.$A$6]+1;1);[.$D$83];1)" office:value-type="float" office:value="75" calcext:value-type="float">
            <text:p>75</text:p>
          </table:table-cell>
          <table:table-cell table:formula="of:=IF(MOD(([.B86]+[.C86])-([.$H$4]+1);[.$D$4])=0;[.$D$4];MOD(([.B86]+[.C86])-([.$H$4]+1);[.$D$4]))" office:value-type="float" office:value="27" calcext:value-type="float">
            <text:p>27</text:p>
          </table:table-cell>
          <table:table-cell table:formula="of:=IF([.D86]=0;MID([.$D$83];[.$D$4];1);IF([.D86]=[.$D$4];MID([.$D$83];[.$D$4];1);MID([.$D$83];[.D86];1)))" office:value-type="string" office:string-value="S" calcext:value-type="string">
            <text:p>S</text:p>
          </table:table-cell>
          <table:table-cell table:number-columns-repeated="5"/>
          <table:table-cell table:style-name="ce28"/>
          <table:table-cell table:number-columns-repeated="2"/>
          <table:table-cell table:formula="of:=LEN([.K86])" office:value-type="float" office:value="0" calcext:value-type="float">
            <text:p>0</text:p>
          </table:table-cell>
          <table:table-cell table:number-columns-repeated="1010"/>
        </table:table-row>
        <table:table-row table:style-name="ro1">
          <table:table-cell table:formula="of:=MID([.A85];2;1)" office:value-type="string" office:string-value="%" calcext:value-type="string">
            <text:p>%</text:p>
          </table:table-cell>
          <table:table-cell table:formula="of:=FIND([.A87];[.$D$83];1)" office:value-type="float" office:value="94" calcext:value-type="float">
            <text:p>94</text:p>
          </table:table-cell>
          <table:table-cell table:formula="of:=FIND(MID([.$A$78];[.$A$6]+2;1);[.$D$83];1)" office:value-type="float" office:value="40" calcext:value-type="float">
            <text:p>40</text:p>
          </table:table-cell>
          <table:table-cell table:formula="of:=IF(MOD(([.B87]+[.C87])-([.$H$4]+1);[.$D$4])=0;[.$D$4];MOD(([.B87]+[.C87])-([.$H$4]+1);[.$D$4]))" office:value-type="float" office:value="76" calcext:value-type="float">
            <text:p>76</text:p>
          </table:table-cell>
          <table:table-cell table:formula="of:=IF([.D87]=0;MID([.$D$83];[.$D$4];1);IF([.D87]=[.$D$4];MID([.$D$83];[.$D$4];1);MID([.$D$83];[.D87];1)))" office:value-type="string" office:string-value="0" calcext:value-type="string">
            <text:p>0</text:p>
          </table:table-cell>
          <table:table-cell table:number-columns-repeated="1019"/>
        </table:table-row>
        <table:table-row table:style-name="ro1">
          <table:table-cell table:formula="of:=MID([.A85];3;1)" office:value-type="string" office:string-value="$" calcext:value-type="string">
            <text:p>$</text:p>
          </table:table-cell>
          <table:table-cell table:formula="of:=FIND([.A88];[.$D$83];1)" office:value-type="float" office:value="69" calcext:value-type="float">
            <text:p>69</text:p>
          </table:table-cell>
          <table:table-cell table:formula="of:=FIND(MID([.$A$78];[.$A$6]+3;1);[.$D$83];1)" office:value-type="float" office:value="13" calcext:value-type="float">
            <text:p>13</text:p>
          </table:table-cell>
          <table:table-cell table:formula="of:=IF(MOD(([.B88]+[.C88])-([.$H$4]+1);[.$D$4])=0;[.$D$4];MOD(([.B88]+[.C88])-([.$H$4]+1);[.$D$4]))" office:value-type="float" office:value="24" calcext:value-type="float">
            <text:p>24</text:p>
          </table:table-cell>
          <table:table-cell table:formula="of:=IF([.D88]=0;MID([.$D$83];[.$D$4];1);IF([.D88]=[.$D$4];MID([.$D$83];[.$D$4];1);MID([.$D$83];[.D88];1)))" office:value-type="string" office:string-value="H" calcext:value-type="string">
            <text:p>H</text:p>
          </table:table-cell>
          <table:table-cell table:number-columns-repeated="8"/>
          <table:table-cell table:formula="of:=LEN([.K88])" office:value-type="float" office:value="0" calcext:value-type="float">
            <text:p>0</text:p>
          </table:table-cell>
          <table:table-cell table:number-columns-repeated="1010"/>
        </table:table-row>
        <table:table-row table:style-name="ro1">
          <table:table-cell table:formula="of:=MID([.A85];4;1)" office:value-type="string" office:string-value="F" calcext:value-type="string">
            <text:p>F</text:p>
          </table:table-cell>
          <table:table-cell table:formula="of:=FIND([.A89];[.$D$83];1)" office:value-type="float" office:value="50" calcext:value-type="float">
            <text:p>50</text:p>
          </table:table-cell>
          <table:table-cell table:formula="of:=FIND(MID([.$A$78];[.$A$6]+4;1);[.$D$83];1)" office:value-type="float" office:value="39" calcext:value-type="float">
            <text:p>39</text:p>
          </table:table-cell>
          <table:table-cell table:formula="of:=IF(MOD(([.B89]+[.C89])-([.$H$4]+1);[.$D$4])=0;[.$D$4];MOD(([.B89]+[.C89])-([.$H$4]+1);[.$D$4]))" office:value-type="float" office:value="31" calcext:value-type="float">
            <text:p>31</text:p>
          </table:table-cell>
          <table:table-cell table:formula="of:=IF([.D89]=0;MID([.$D$83];[.$D$4];1);IF([.D89]=[.$D$4];MID([.$D$83];[.$D$4];1);MID([.$D$83];[.D89];1)))" office:value-type="string" office:string-value="^" calcext:value-type="string">
            <text:p>^</text:p>
          </table:table-cell>
          <table:table-cell table:number-columns-repeated="8"/>
          <table:table-cell table:formula="of:=LEN([.K89])" office:value-type="float" office:value="0" calcext:value-type="float">
            <text:p>0</text:p>
          </table:table-cell>
          <table:table-cell table:number-columns-repeated="1010"/>
        </table:table-row>
        <table:table-row table:style-name="ro1">
          <table:table-cell table:formula="of:=MID([.A85];5;1)" office:value-type="string" office:string-value="Q" calcext:value-type="string">
            <text:p>Q</text:p>
          </table:table-cell>
          <table:table-cell table:formula="of:=FIND([.A90];[.$D$83];1)" office:value-type="float" office:value="82" calcext:value-type="float">
            <text:p>82</text:p>
          </table:table-cell>
          <table:table-cell table:formula="of:=FIND(MID([.$A$78];[.$A$6]+5;1);[.$D$83];1)" office:value-type="float" office:value="28" calcext:value-type="float">
            <text:p>28</text:p>
          </table:table-cell>
          <table:table-cell table:formula="of:=IF(MOD(([.B90]+[.C90])-([.$H$4]+1);[.$D$4])=0;[.$D$4];MOD(([.B90]+[.C90])-([.$H$4]+1);[.$D$4]))" office:value-type="float" office:value="52" calcext:value-type="float">
            <text:p>52</text:p>
          </table:table-cell>
          <table:table-cell table:formula="of:=IF([.D90]=0;MID([.$D$83];[.$D$4];1);IF([.D90]=[.$D$4];MID([.$D$83];[.$D$4];1);MID([.$D$83];[.D90];1)))" office:value-type="string" office:string-value="x" calcext:value-type="string">
            <text:p>x</text:p>
          </table:table-cell>
          <table:table-cell table:number-columns-repeated="8"/>
          <table:table-cell table:formula="of:=LEN([.K90])" office:value-type="float" office:value="0" calcext:value-type="float">
            <text:p>0</text:p>
          </table:table-cell>
          <table:table-cell table:number-columns-repeated="1010"/>
        </table:table-row>
        <table:table-row table:style-name="ro1">
          <table:table-cell table:formula="of:=MID([.A85];6;1)" office:value-type="string" office:string-value="," calcext:value-type="string">
            <text:p>,</text:p>
          </table:table-cell>
          <table:table-cell table:formula="of:=FIND([.A91];[.$D$83];1)" office:value-type="float" office:value="66" calcext:value-type="float">
            <text:p>66</text:p>
          </table:table-cell>
          <table:table-cell table:formula="of:=FIND(MID([.$A$78];[.$A$6]+6;1);[.$D$83];1)" office:value-type="float" office:value="60" calcext:value-type="float">
            <text:p>60</text:p>
          </table:table-cell>
          <table:table-cell table:formula="of:=IF(MOD(([.B91]+[.C91])-([.$H$4]+1);[.$D$4])=0;[.$D$4];MOD(([.B91]+[.C91])-([.$H$4]+1);[.$D$4]))" office:value-type="float" office:value="68" calcext:value-type="float">
            <text:p>68</text:p>
          </table:table-cell>
          <table:table-cell table:formula="of:=IF([.D91]=0;MID([.$D$83];[.$D$4];1);IF([.D91]=[.$D$4];MID([.$D$83];[.$D$4];1);MID([.$D$83];[.D91];1)))" office:value-type="string" office:string-value="P" calcext:value-type="string">
            <text:p>P</text:p>
          </table:table-cell>
          <table:table-cell table:number-columns-repeated="8"/>
          <table:table-cell table:formula="of:=LEN([.K91])" office:value-type="float" office:value="0" calcext:value-type="float">
            <text:p>0</text:p>
          </table:table-cell>
          <table:table-cell table:number-columns-repeated="1010"/>
        </table:table-row>
        <table:table-row table:style-name="ro1">
          <table:table-cell table:formula="of:=MID([.A85];7;1)" office:value-type="string" office:string-value="Z" calcext:value-type="string">
            <text:p>Z</text:p>
          </table:table-cell>
          <table:table-cell table:formula="of:=FIND([.A92];[.$D$83];1)" office:value-type="float" office:value="29" calcext:value-type="float">
            <text:p>29</text:p>
          </table:table-cell>
          <table:table-cell table:formula="of:=FIND(MID([.$A$78];[.$A$6]+7;1);[.$D$83];1)" office:value-type="float" office:value="21" calcext:value-type="float">
            <text:p>21</text:p>
          </table:table-cell>
          <table:table-cell table:formula="of:=IF(MOD(([.B92]+[.C92])-([.$H$4]+1);[.$D$4])=0;[.$D$4];MOD(([.B92]+[.C92])-([.$H$4]+1);[.$D$4]))" office:value-type="float" office:value="86" calcext:value-type="float">
            <text:p>86</text:p>
          </table:table-cell>
          <table:table-cell table:formula="of:=IF([.D92]=0;MID([.$D$83];[.$D$4];1);IF([.D92]=[.$D$4];MID([.$D$83];[.$D$4];1);MID([.$D$83];[.D92];1)))" office:value-type="string" office:string-value="w" calcext:value-type="string">
            <text:p>w</text:p>
          </table:table-cell>
          <table:table-cell table:number-columns-repeated="1019"/>
        </table:table-row>
        <table:table-row table:style-name="ro1">
          <table:table-cell table:formula="of:=MID([.A85];8;1)" office:value-type="string" office:string-value="&amp;" calcext:value-type="string">
            <text:p>&amp;</text:p>
          </table:table-cell>
          <table:table-cell table:formula="of:=FIND([.A93];[.$D$83];1)" office:value-type="float" office:value="14" calcext:value-type="float">
            <text:p>14</text:p>
          </table:table-cell>
          <table:table-cell table:formula="of:=FIND(MID([.$A$78];[.$A$6]+8;1);[.$D$83];1)" office:value-type="float" office:value="5" calcext:value-type="float">
            <text:p>5</text:p>
          </table:table-cell>
          <table:table-cell table:formula="of:=IF(MOD(([.B93]+[.C93])-([.$H$4]+1);[.$D$4])=0;[.$D$4];MOD(([.B93]+[.C93])-([.$H$4]+1);[.$D$4]))" office:value-type="float" office:value="55" calcext:value-type="float">
            <text:p>55</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1" calcext:value-type="string">
            <text:p>1</text:p>
          </table:table-cell>
          <table:table-cell table:formula="of:=FIND([.A94];[.$D$83];1)" office:value-type="float" office:value="77" calcext:value-type="float">
            <text:p>77</text:p>
          </table:table-cell>
          <table:table-cell table:formula="of:=FIND(MID([.$A$78];[.$A$6]+9;1);[.$D$83];1)" office:value-type="float" office:value="19" calcext:value-type="float">
            <text:p>19</text:p>
          </table:table-cell>
          <table:table-cell table:formula="of:=IF(MOD(([.B94]+[.C94])-([.$H$4]+1);[.$D$4])=0;[.$D$4];MOD(([.B94]+[.C94])-([.$H$4]+1);[.$D$4]))" office:value-type="float" office:value="38" calcext:value-type="float">
            <text:p>38</text:p>
          </table:table-cell>
          <table:table-cell table:formula="of:=IF([.D94]=0;MID([.$D$83];[.$D$4];1);IF([.D94]=[.$D$4];MID([.$D$83];[.$D$4];1);MID([.$D$83];[.D94];1)))" office:value-type="string" office:string-value="e" calcext:value-type="string">
            <text:p>e</text:p>
          </table:table-cell>
          <table:table-cell table:number-columns-repeated="1019"/>
        </table:table-row>
        <table:table-row table:style-name="ro1">
          <table:table-cell table:formula="of:=MID([.A85];10;1)" office:value-type="string" office:string-value="," calcext:value-type="string">
            <text:p>,</text:p>
          </table:table-cell>
          <table:table-cell table:formula="of:=FIND([.A95];[.$D$83];1)" office:value-type="float" office:value="66" calcext:value-type="float">
            <text:p>66</text:p>
          </table:table-cell>
          <table:table-cell table:formula="of:=FIND(MID([.$A$78];[.$A$6]+10;1);[.$D$83];1)" office:value-type="float" office:value="60" calcext:value-type="float">
            <text:p>60</text:p>
          </table:table-cell>
          <table:table-cell table:formula="of:=IF(MOD(([.B95]+[.C95])-([.$H$4]+1);[.$D$4])=0;[.$D$4];MOD(([.B95]+[.C95])-([.$H$4]+1);[.$D$4]))" office:value-type="float" office:value="68" calcext:value-type="float">
            <text:p>68</text:p>
          </table:table-cell>
          <table:table-cell table:formula="of:=IF([.D95]=0;MID([.$D$83];[.$D$4];1);IF([.D95]=[.$D$4];MID([.$D$83];[.$D$4];1);MID([.$D$83];[.D95];1)))" office:value-type="string" office:string-value="P" calcext:value-type="string">
            <text:p>P</text:p>
          </table:table-cell>
          <table:table-cell table:number-columns-repeated="1019"/>
        </table:table-row>
        <table:table-row table:style-name="ro1">
          <table:table-cell table:formula="of:=MID([.A85];11;1)" office:value-type="string" office:string-value="h" calcext:value-type="string">
            <text:p>h</text:p>
          </table:table-cell>
          <table:table-cell table:formula="of:=FIND([.A96];[.$D$83];1)" office:value-type="float" office:value="40" calcext:value-type="float">
            <text:p>40</text:p>
          </table:table-cell>
          <table:table-cell table:formula="of:=FIND(MID([.$A$78];[.$A$6]+11;1);[.$D$83];1)" office:value-type="float" office:value="20" calcext:value-type="float">
            <text:p>20</text:p>
          </table:table-cell>
          <table:table-cell table:formula="of:=IF(MOD(([.B96]+[.C96])-([.$H$4]+1);[.$D$4])=0;[.$D$4];MOD(([.B96]+[.C96])-([.$H$4]+1);[.$D$4]))" office:value-type="float" office:value="2" calcext:value-type="float">
            <text:p>2</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94" calcext:value-type="float">
            <text:p>94</text:p>
          </table:table-cell>
          <table:table-cell table:formula="of:=FIND(MID([.$A$78];[.$A$6]+12;1);[.$D$83];1)" office:value-type="float" office:value="40" calcext:value-type="float">
            <text:p>40</text:p>
          </table:table-cell>
          <table:table-cell table:formula="of:=IF(MOD(([.B97]+[.C97])-([.$H$4]+1);[.$D$4])=0;[.$D$4];MOD(([.B97]+[.C97])-([.$H$4]+1);[.$D$4]))" office:value-type="float" office:value="76" calcext:value-type="float">
            <text:p>76</text:p>
          </table:table-cell>
          <table:table-cell table:formula="of:=IF([.D97]=0;MID([.$D$83];[.$D$4];1);IF([.D97]=[.$D$4];MID([.$D$83];[.$D$4];1);MID([.$D$83];[.D97];1)))" office:value-type="string" office:string-value="0" calcext:value-type="string">
            <text:p>0</text:p>
          </table:table-cell>
          <table:table-cell table:number-columns-repeated="1019"/>
        </table:table-row>
        <table:table-row table:style-name="ro1">
          <table:table-cell table:formula="of:=MID([.A85];13;1)" office:value-type="string" office:string-value="d" calcext:value-type="string">
            <text:p>d</text:p>
          </table:table-cell>
          <table:table-cell table:formula="of:=FIND([.A98];[.$D$83];1)" office:value-type="float" office:value="37" calcext:value-type="float">
            <text:p>37</text:p>
          </table:table-cell>
          <table:table-cell table:formula="of:=FIND(MID([.$A$78];[.$A$6]+13;1);[.$D$83];1)" office:value-type="float" office:value="31" calcext:value-type="float">
            <text:p>31</text:p>
          </table:table-cell>
          <table:table-cell table:formula="of:=IF(MOD(([.B98]+[.C98])-([.$H$4]+1);[.$D$4])=0;[.$D$4];MOD(([.B98]+[.C98])-([.$H$4]+1);[.$D$4]))" office:value-type="float" office:value="10" calcext:value-type="float">
            <text:p>10</text:p>
          </table:table-cell>
          <table:table-cell table:formula="of:=IF([.D98]=0;MID([.$D$83];[.$D$4];1);IF([.D98]=[.$D$4];MID([.$D$83];[.$D$4];1);MID([.$D$83];[.D98];1)))" office:value-type="string" office:string-value="r" calcext:value-type="string">
            <text:p>r</text:p>
          </table:table-cell>
          <table:table-cell table:number-columns-repeated="1019"/>
        </table:table-row>
        <table:table-row table:style-name="ro1">
          <table:table-cell table:formula="of:=MID([.A85];14;1)" office:value-type="string" office:string-value="&amp;" calcext:value-type="string">
            <text:p>&amp;</text:p>
          </table:table-cell>
          <table:table-cell table:formula="of:=FIND([.A99];[.$D$83];1)" office:value-type="float" office:value="14" calcext:value-type="float">
            <text:p>14</text:p>
          </table:table-cell>
          <table:table-cell table:formula="of:=FIND(MID([.$A$78];[.$A$6]+14;1);[.$D$83];1)" office:value-type="float" office:value="5" calcext:value-type="float">
            <text:p>5</text:p>
          </table:table-cell>
          <table:table-cell table:formula="of:=IF(MOD(([.B99]+[.C99])-([.$H$4]+1);[.$D$4])=0;[.$D$4];MOD(([.B99]+[.C99])-([.$H$4]+1);[.$D$4]))" office:value-type="float" office:value="55" calcext:value-type="float">
            <text:p>55</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f" calcext:value-type="string">
            <text:p>f</text:p>
          </table:table-cell>
          <table:table-cell table:formula="of:=FIND([.A100];[.$D$83];1)" office:value-type="float" office:value="73" calcext:value-type="float">
            <text:p>73</text:p>
          </table:table-cell>
          <table:table-cell table:formula="of:=FIND(MID([.$A$78];[.$A$6]+15;1);[.$D$83];1)" office:value-type="float" office:value="17" calcext:value-type="float">
            <text:p>17</text:p>
          </table:table-cell>
          <table:table-cell table:formula="of:=IF(MOD(([.B100]+[.C100])-([.$H$4]+1);[.$D$4])=0;[.$D$4];MOD(([.B100]+[.C100])-([.$H$4]+1);[.$D$4]))" office:value-type="float" office:value="32" calcext:value-type="float">
            <text:p>32</text:p>
          </table:table-cell>
          <table:table-cell table:formula="of:=IF([.D100]=0;MID([.$D$83];[.$D$4];1);IF([.D100]=[.$D$4];MID([.$D$83];[.$D$4];1);MID([.$D$83];[.D100];1)))" office:value-type="string" office:string-value="_" calcext:value-type="string">
            <text:p>_</text:p>
          </table:table-cell>
          <table:table-cell table:number-columns-repeated="1019"/>
        </table:table-row>
        <table:table-row table:style-name="ro1">
          <table:table-cell table:formula="of:=MID([.A85];16;1)" office:value-type="string" office:string-value="e" calcext:value-type="string">
            <text:p>e</text:p>
          </table:table-cell>
          <table:table-cell table:formula="of:=FIND([.A101];[.$D$83];1)" office:value-type="float" office:value="38" calcext:value-type="float">
            <text:p>38</text:p>
          </table:table-cell>
          <table:table-cell table:formula="of:=FIND(MID([.$A$78];[.$A$6]+16;1);[.$D$83];1)" office:value-type="float" office:value="38" calcext:value-type="float">
            <text:p>38</text:p>
          </table:table-cell>
          <table:table-cell table:formula="of:=IF(MOD(([.B101]+[.C101])-([.$H$4]+1);[.$D$4])=0;[.$D$4];MOD(([.B101]+[.C101])-([.$H$4]+1);[.$D$4]))" office:value-type="float" office:value="18" calcext:value-type="float">
            <text:p>18</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S0H^xPw{eP\0r{_?" calcext:value-type="string">
            <text:p>S0H^xPw{eP\0r{_?</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S0H^xPw{eP\0r{_?lgV9B]I|?])gC|C4/h =YT@VCT5h^V&gt;eA Beautiful MindA Beautiful Mind" calcext:value-type="string">
            <text:p>S0H^xPw{eP\0r{_?lgV9B]I|?])gC|C4/h =YT@VCT5h^V&gt;eA Beautiful MindA Beautiful Mind</text:p>
          </table:table-cell>
          <table:table-cell table:style-name="ce27" table:formula="of:=COM.MICROSOFT.CONCAT( &quot;  OTP SIZE=  &quot;;LEN([.A103]))"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
      <table:table table:name="Sheet4" table:style-name="ta1" table:protected="true">
        <loext:table-protection loext:select-protected-cells="true" loext:select-unprotected-cells="tru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3.$D$83]" office:value-type="string" office:string-value="X\UBVW(!ur9: &amp;&quot;&lt;&gt;?C5@EGHNRSYZ]^_`abcde=hjklmnopsIFvxyz{|}~#TO')*+,-P$DAif./012[tMQJKLwq34678g%" calcext:value-type="string">
            <text:p>X\UBVW(!ur9: &amp;"&lt;&gt;?C5@EGHNRSYZ]^_`abcde=hjklmnopsIFvxyz{|}~#TO')*+,-P$DAif./012[tMQJKLwq34678g%</text:p>
          </table:table-cell>
          <table:table-cell table:style-name="ce23" table:formula="of:=[Sheet3.A102]" office:value-type="string" office:string-value="S0H^xPw{eP\0r{_?" calcext:value-type="string">
            <text:p>S0H^xPw{eP\0r{_?</text:p>
          </table:table-cell>
          <table:table-cell table:style-name="ce28"/>
          <table:table-cell/>
          <table:table-cell table:style-name="ce6" table:formula="of:=[Sheet3.E2]" office:value-type="float" office:value="24" calcext:value-type="float">
            <text:p>24</text:p>
          </table:table-cell>
          <table:table-cell table:style-name="ce6" table:formula="of:=[Sheet3.F2]" office:value-type="float" office:value="11" calcext:value-type="float">
            <text:p>11</text:p>
          </table:table-cell>
          <table:table-cell table:style-name="ce6" table:formula="of:=[Sheet3.G2]" office:value-type="float" office:value="60" calcext:value-type="float">
            <text:p>60</text:p>
          </table:table-cell>
          <table:table-cell table:style-name="ce6" table:formula="of:=[Sheet3.H2]" office:value-type="float" office:value="57" calcext:value-type="float">
            <text:p>57</text:p>
          </table:table-cell>
          <table:table-cell table:style-name="ce6" table:formula="of:=[Sheet3.I2]" office:value-type="float" office:value="0" calcext:value-type="float">
            <text:p>0</text:p>
          </table:table-cell>
          <table:table-cell table:number-columns-repeated="1015"/>
        </table:table-row>
        <table:table-row table:style-name="ro1">
          <table:table-cell table:style-name="ce27" table:formula="of:=[Sheet3.A103]" office:value-type="string" office:string-value="S0H^xPw{eP\0r{_?lgV9B]I|?])gC|C4/h =YT@VCT5h^V&gt;eA Beautiful MindA Beautiful Mind" calcext:value-type="string">
            <text:p>S0H^xPw{eP\0r{_?lgV9B]I|?])gC|C4/h =YT@VCT5h^V&gt;eA Beautiful MindA Beautiful 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S0H^xPw{eP\0r{_?lgV9B]I|?])gC|C4/h =YT@VCT5h^V&gt;eA Beautiful MindA Beautiful Mind" calcext:value-type="string">
            <text:p>S0H^xPw{eP\0r{_?lgV9B]I|?])gC|C4/h =YT@VCT5h^V&gt;eA Beautiful MindA Beautiful Mind</text:p>
          </table:table-cell>
          <table:table-cell table:style-name="ce17" table:formula="of:=[Sheet3.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X\UBVW(!ur9: &amp;&quot;&lt;&gt;?C5@EGH" calcext:value-type="string">
            <text:p>X\UBVW(!ur9: &amp;"&lt;&gt;?C5@EGH</text:p>
          </table:table-cell>
          <table:table-cell table:formula="of:=IF([.$E$3]=0;RIGHT([.$A$2];[.$D$4]-[.$E$4]);LEFT([.$A$2];[.$D$4]-[.$E$4]))" office:value-type="string" office:string-value="NRSYZ]^_`abcde=hjklmnopsIFvxyz{|}~#TO')*+,-P$DAif./012[tMQJKLwq34678g%" calcext:value-type="string">
            <text:p>NRSYZ]^_`abcde=hjklmnopsIFvxyz{|}~#TO')*+,-P$DAif./012[tMQJKLwq34678g%</text:p>
          </table:table-cell>
          <table:table-cell table:style-name="ce28" table:formula="of:=IF([.$E$3]=0;COM.MICROSOFT.CONCAT([.C5];[.B5]);COM.MICROSOFT.CONCAT([.C6];[.B6]))" office:value-type="string" office:string-value="NRSYZ]^_`abcde=hjklmnopsIFvxyz{|}~#TO')*+,-P$DAif./012[tMQJKLwq34678g%X\UBVW(!ur9: &amp;&quot;&lt;&gt;?C5@EGH" calcext:value-type="string">
            <text:p>NRSYZ]^_`abcde=hjklmnopsIFvxyz{|}~#TO')*+,-P$DAif./012[tMQJKLwq34678g%X\UBVW(!ur9: &amp;"&lt;&gt;?C5@EGH</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X\UBVW(!ur9: &amp;&quot;&lt;&gt;?C5@EGHNRSYZ]^_`abcde=hjklmnopsIFvxyz{|}~#TO')*+,-P$D" calcext:value-type="string">
            <text:p>X\UBVW(!ur9: &amp;"&lt;&gt;?C5@EGHNRSYZ]^_`abcde=hjklmnopsIFvxyz{|}~#TO')*+,-P$D</text:p>
          </table:table-cell>
          <table:table-cell table:formula="of:=RIGHT([.$A$2];[.$E$4])" office:value-type="string" office:string-value="Aif./012[tMQJKLwq34678g%" calcext:value-type="string">
            <text:p>Aif./012[tMQJKLwq34678g%</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I" calcext:value-type="string">
            <text:p>I</text:p>
          </table:table-cell>
          <table:table-cell/>
          <table:table-cell table:style-name="ce28" table:formula="of:=IF([.$E$3]=0;COM.MICROSOFT.CONCAT([.B7];REPLACE([.D5];([.$E$4]+1);1;&quot;&quot;));COM.MICROSOFT.CONCAT(REPLACE([.D5];([.$E$4]+1);1;&quot;&quot;);[.B7]))" office:value-type="string" office:string-value="INRSYZ]^_`abcde=hjklmnopsFvxyz{|}~#TO')*+,-P$DAif./012[tMQJKLwq34678g%X\UBVW(!ur9: &amp;&quot;&lt;&gt;?C5@EGH" calcext:value-type="string">
            <text:p>INRSYZ]^_`abcde=hjklmnopsFvxyz{|}~#TO')*+,-P$DAif./012[tMQJKLwq34678g%X\UBVW(!ur9: &amp;"&lt;&gt;?C5@EGH</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COM.MICROSOFT.CONCAT(MID([.D7];[.$E$4]+1;1);MID([.D7];[.$F$4]+1;1);MID([.D7];[.$G$4]+1;1);MID([.D7];[.$H$4]+1;1))" office:value-type="string" office:string-value="sbLQ" calcext:value-type="string">
            <text:p>sbLQ</text:p>
          </table:table-cell>
          <table:table-cell/>
          <table:table-cell table:formula="of:=COM.MICROSOFT.CONCAT([.B8];SUBSTITUTE(SUBSTITUTE(SUBSTITUTE(SUBSTITUTE([.D7];MID([.B8];1;1);&quot;&quot;;1);MID([.B8];2;1);&quot;&quot;;1);MID([.B8];3;1);&quot;&quot;;1);MID([.B8];4;1);&quot;&quot;;1))" office:value-type="string" office:string-value="sbLQINRSYZ]^_`acde=hjklmnopFvxyz{|}~#TO')*+,-P$DAif./012[tMJKwq34678g%X\UBVW(!ur9: &amp;&quot;&lt;&gt;?C5@EGH" calcext:value-type="string">
            <text:p>sbLQINRSYZ]^_`acde=hjklmnopFvxyz{|}~#TO')*+,-P$DAif./012[tMJKwq34678g%X\UBVW(!ur9: &amp;"&lt;&gt;?C5@EGH</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2"/>
          <table:table-cell table:formula="of:=LEN([.K8])" office:value-type="float" office:value="0" calcext:value-type="float">
            <text:p>0</text:p>
          </table:table-cell>
          <table:table-cell table:number-columns-repeated="1010"/>
        </table:table-row>
        <table:table-row table:style-name="ro1">
          <table:table-cell table:style-name="ce27" table:formula="of:=[.$A$4]" office:value-type="string" office:string-value="S0H^xPw{eP\0r{_?lgV9B]I|?])gC|C4/h =YT@VCT5h^V&gt;eA Beautiful MindA Beautiful Mind" calcext:value-type="string">
            <text:p>S0H^xPw{eP\0r{_?lgV9B]I|?])gC|C4/h =YT@VCT5h^V&gt;eA Beautiful MindA Beautiful Mind</text:p>
          </table:table-cell>
          <table:table-cell table:number-columns-repeated="3"/>
          <table:table-cell table:style-name="Default"/>
          <table:table-cell table:number-columns-repeated="5"/>
          <table:table-cell table:style-name="ce28"/>
          <table:table-cell table:number-columns-repeated="2"/>
          <table:table-cell table:formula="of:=LEN([.K9])" office:value-type="float" office:value="0" calcext:value-type="float">
            <text:p>0</text:p>
          </table:table-cell>
          <table:table-cell table:number-columns-repeated="1010"/>
        </table:table-row>
        <table:table-row table:style-name="ro1">
          <table:table-cell/>
          <table:table-cell office:value-type="string" calcext:value-type="string">
            <text:p>B2 <text:s/>char positions in D8</text:p>
          </table:table-cell>
          <table:table-cell table:formula="of:=COM.MICROSOFT.CONCAT(&quot;'&quot;;MID([.$A$3];1;16);&quot;'&quot;;&quot; A3 char positions in D8&quot;)" office:value-type="string" office:string-value="'S0H^xPw{eP\0r{_?' A3 char positions in D8" calcext:value-type="string">
            <text:p>'S0H^xPw{eP\0r{_?' A3 char positions in D8</text:p>
          </table:table-cell>
          <table:table-cell/>
          <table:table-cell table:style-name="Default"/>
          <table:table-cell table:number-columns-repeated="5"/>
          <table:table-cell table:style-name="ce28"/>
          <table:table-cell table:number-columns-repeated="2"/>
          <table:table-cell table:formula="of:=LEN([.K10])" office:value-type="float" office:value="0" calcext:value-type="float">
            <text:p>0</text:p>
          </table:table-cell>
          <table:table-cell table:number-columns-repeated="1010"/>
        </table:table-row>
        <table:table-row table:style-name="ro1">
          <table:table-cell table:formula="of:=MID([.$A$4];1;1)" office:value-type="string" office:string-value="S" calcext:value-type="string">
            <text:p>S</text:p>
          </table:table-cell>
          <table:table-cell table:formula="of:=FIND([.A11];[.$D$8];1)" office:value-type="float" office:value="8" calcext:value-type="float">
            <text:p>8</text:p>
          </table:table-cell>
          <table:table-cell table:formula="of:=FIND(MID([.$A$9];[.$A$6]+1;1);[.$D$8];1)" office:value-type="float" office:value="23" calcext:value-type="float">
            <text:p>23</text:p>
          </table:table-cell>
          <table:table-cell table:formula="of:=IF(MOD(([.B11]+[.C11])-([.$E$4]+1);[.$D$4])=0;[.$D$4];MOD(([.B11]+[.C11])-([.$E$4]+1);[.$D$4]))" office:value-type="float" office:value="6" calcext:value-type="float">
            <text:p>6</text:p>
          </table:table-cell>
          <table:table-cell table:formula="of:=IF([.D11]=0;MID([.$D$8];[.$D$4];1);IF([.D11]=[.$D$4];MID([.$D$8];[.$D$4];1);MID([.$D$8];[.D11];1)))" office:value-type="string" office:string-value="N" calcext:value-type="string">
            <text:p>N</text:p>
          </table:table-cell>
          <table:table-cell table:number-columns-repeated="5"/>
          <table:table-cell table:style-name="ce28"/>
          <table:table-cell table:number-columns-repeated="2"/>
          <table:table-cell table:formula="of:=LEN([.K11])" office:value-type="float" office:value="0" calcext:value-type="float">
            <text:p>0</text:p>
          </table:table-cell>
          <table:table-cell table:number-columns-repeated="1010"/>
        </table:table-row>
        <table:table-row table:style-name="ro1">
          <table:table-cell table:formula="of:=MID([.$A$4];2;1)" office:value-type="string" office:string-value="0" calcext:value-type="string">
            <text:p>0</text:p>
          </table:table-cell>
          <table:table-cell table:formula="of:=FIND([.A12];[.$D$8];1)" office:value-type="float" office:value="54" calcext:value-type="float">
            <text:p>54</text:p>
          </table:table-cell>
          <table:table-cell table:formula="of:=FIND(MID([.$A$9];[.$A$6]+2;1);[.$D$8];1)" office:value-type="float" office:value="69" calcext:value-type="float">
            <text:p>69</text:p>
          </table:table-cell>
          <table:table-cell table:formula="of:=IF(MOD(([.B12]+[.C12])-([.$E$4]+1);[.$D$4])=0;[.$D$4];MOD(([.B12]+[.C12])-([.$E$4]+1);[.$D$4]))" office:value-type="float" office:value="4" calcext:value-type="float">
            <text:p>4</text:p>
          </table:table-cell>
          <table:table-cell table:formula="of:=IF([.D12]=0;MID([.$D$8];[.$D$4];1);IF([.D12]=[.$D$4];MID([.$D$8];[.$D$4];1);MID([.$D$8];[.D12];1)))" office:value-type="string" office:string-value="Q" calcext:value-type="string">
            <text:p>Q</text:p>
          </table:table-cell>
          <table:table-cell table:number-columns-repeated="1019"/>
        </table:table-row>
        <table:table-row table:style-name="ro1">
          <table:table-cell table:formula="of:=MID([.$A$4];3;1)" office:value-type="string" office:string-value="H" calcext:value-type="string">
            <text:p>H</text:p>
          </table:table-cell>
          <table:table-cell table:formula="of:=FIND([.A13];[.$D$8];1)" office:value-type="float" office:value="94" calcext:value-type="float">
            <text:p>94</text:p>
          </table:table-cell>
          <table:table-cell table:formula="of:=FIND(MID([.$A$9];[.$A$6]+3;1);[.$D$8];1)" office:value-type="float" office:value="75" calcext:value-type="float">
            <text:p>75</text:p>
          </table:table-cell>
          <table:table-cell table:formula="of:=IF(MOD(([.B13]+[.C13])-([.$E$4]+1);[.$D$4])=0;[.$D$4];MOD(([.B13]+[.C13])-([.$E$4]+1);[.$D$4]))" office:value-type="float" office:value="50" calcext:value-type="float">
            <text:p>50</text:p>
          </table:table-cell>
          <table:table-cell table:formula="of:=IF([.D13]=0;MID([.$D$8];[.$D$4];1);IF([.D13]=[.$D$4];MID([.$D$8];[.$D$4];1);MID([.$D$8];[.D13];1)))" office:value-type="string" office:string-value="i" calcext:value-type="string">
            <text:p>i</text:p>
          </table:table-cell>
          <table:table-cell table:number-columns-repeated="8"/>
          <table:table-cell table:formula="of:=LEN([.K13])" office:value-type="float" office:value="0" calcext:value-type="float">
            <text:p>0</text:p>
          </table:table-cell>
          <table:table-cell table:number-columns-repeated="1010"/>
        </table:table-row>
        <table:table-row table:style-name="ro1">
          <table:table-cell table:formula="of:=MID([.$A$4];4;1)" office:value-type="string" office:string-value="^" calcext:value-type="string">
            <text:p>^</text:p>
          </table:table-cell>
          <table:table-cell table:formula="of:=FIND([.A14];[.$D$8];1)" office:value-type="float" office:value="12" calcext:value-type="float">
            <text:p>12</text:p>
          </table:table-cell>
          <table:table-cell table:formula="of:=FIND(MID([.$A$9];[.$A$6]+4;1);[.$D$8];1)" office:value-type="float" office:value="81" calcext:value-type="float">
            <text:p>81</text:p>
          </table:table-cell>
          <table:table-cell table:formula="of:=IF(MOD(([.B14]+[.C14])-([.$E$4]+1);[.$D$4])=0;[.$D$4];MOD(([.B14]+[.C14])-([.$E$4]+1);[.$D$4]))" office:value-type="float" office:value="68" calcext:value-type="float">
            <text:p>68</text:p>
          </table:table-cell>
          <table:table-cell table:formula="of:=IF([.D14]=0;MID([.$D$8];[.$D$4];1);IF([.D14]=[.$D$4];MID([.$D$8];[.$D$4];1);MID([.$D$8];[.D14];1)))" office:value-type="string" office:string-value="8" calcext:value-type="string">
            <text:p>8</text:p>
          </table:table-cell>
          <table:table-cell table:number-columns-repeated="8"/>
          <table:table-cell table:formula="of:=LEN([.K14])" office:value-type="float" office:value="0" calcext:value-type="float">
            <text:p>0</text:p>
          </table:table-cell>
          <table:table-cell table:number-columns-repeated="1010"/>
        </table:table-row>
        <table:table-row table:style-name="ro1">
          <table:table-cell table:formula="of:=MID([.$A$4];5;1)" office:value-type="string" office:string-value="x" calcext:value-type="string">
            <text:p>x</text:p>
          </table:table-cell>
          <table:table-cell table:formula="of:=FIND([.A15];[.$D$8];1)" office:value-type="float" office:value="30" calcext:value-type="float">
            <text:p>30</text:p>
          </table:table-cell>
          <table:table-cell table:formula="of:=FIND(MID([.$A$9];[.$A$6]+5;1);[.$D$8];1)" office:value-type="float" office:value="74" calcext:value-type="float">
            <text:p>74</text:p>
          </table:table-cell>
          <table:table-cell table:formula="of:=IF(MOD(([.B15]+[.C15])-([.$E$4]+1);[.$D$4])=0;[.$D$4];MOD(([.B15]+[.C15])-([.$E$4]+1);[.$D$4]))" office:value-type="float" office:value="79" calcext:value-type="float">
            <text:p>79</text:p>
          </table:table-cell>
          <table:table-cell table:formula="of:=IF([.D15]=0;MID([.$D$8];[.$D$4];1);IF([.D15]=[.$D$4];MID([.$D$8];[.$D$4];1);MID([.$D$8];[.D15];1)))" office:value-type="string" office:string-value="u" calcext:value-type="string">
            <text:p>u</text:p>
          </table:table-cell>
          <table:table-cell table:number-columns-repeated="8"/>
          <table:table-cell table:formula="of:=LEN([.K15])" office:value-type="float" office:value="0" calcext:value-type="float">
            <text:p>0</text:p>
          </table:table-cell>
          <table:table-cell table:number-columns-repeated="1010"/>
        </table:table-row>
        <table:table-row table:style-name="ro1">
          <table:table-cell table:formula="of:=MID([.$A$4];6;1)" office:value-type="string" office:string-value="P" calcext:value-type="string">
            <text:p>P</text:p>
          </table:table-cell>
          <table:table-cell table:formula="of:=FIND([.A16];[.$D$8];1)" office:value-type="float" office:value="46" calcext:value-type="float">
            <text:p>46</text:p>
          </table:table-cell>
          <table:table-cell table:formula="of:=FIND(MID([.$A$9];[.$A$6]+6;1);[.$D$8];1)" office:value-type="float" office:value="11" calcext:value-type="float">
            <text:p>11</text:p>
          </table:table-cell>
          <table:table-cell table:formula="of:=IF(MOD(([.B16]+[.C16])-([.$E$4]+1);[.$D$4])=0;[.$D$4];MOD(([.B16]+[.C16])-([.$E$4]+1);[.$D$4]))" office:value-type="float" office:value="32" calcext:value-type="float">
            <text:p>32</text:p>
          </table:table-cell>
          <table:table-cell table:formula="of:=IF([.D16]=0;MID([.$D$8];[.$D$4];1);IF([.D16]=[.$D$4];MID([.$D$8];[.$D$4];1);MID([.$D$8];[.D16];1)))" office:value-type="string" office:string-value="z" calcext:value-type="string">
            <text:p>z</text:p>
          </table:table-cell>
          <table:table-cell table:number-columns-repeated="8"/>
          <table:table-cell table:formula="of:=LEN([.K16])" office:value-type="float" office:value="0" calcext:value-type="float">
            <text:p>0</text:p>
          </table:table-cell>
          <table:table-cell table:number-columns-repeated="1010"/>
        </table:table-row>
        <table:table-row table:style-name="ro1">
          <table:table-cell table:formula="of:=MID([.$A$4];7;1)" office:value-type="string" office:string-value="w" calcext:value-type="string">
            <text:p>w</text:p>
          </table:table-cell>
          <table:table-cell table:formula="of:=FIND([.A17];[.$D$8];1)" office:value-type="float" office:value="62" calcext:value-type="float">
            <text:p>62</text:p>
          </table:table-cell>
          <table:table-cell table:formula="of:=FIND(MID([.$A$9];[.$A$6]+7;1);[.$D$8];1)" office:value-type="float" office:value="5" calcext:value-type="float">
            <text:p>5</text:p>
          </table:table-cell>
          <table:table-cell table:formula="of:=IF(MOD(([.B17]+[.C17])-([.$E$4]+1);[.$D$4])=0;[.$D$4];MOD(([.B17]+[.C17])-([.$E$4]+1);[.$D$4]))" office:value-type="float" office:value="42" calcext:value-type="float">
            <text:p>42</text:p>
          </table:table-cell>
          <table:table-cell table:formula="of:=IF([.D17]=0;MID([.$D$8];[.$D$4];1);IF([.D17]=[.$D$4];MID([.$D$8];[.$D$4];1);MID([.$D$8];[.D17];1)))" office:value-type="string" office:string-value="*" calcext:value-type="string">
            <text:p>*</text:p>
          </table:table-cell>
          <table:table-cell table:number-columns-repeated="1019"/>
        </table:table-row>
        <table:table-row table:style-name="ro1">
          <table:table-cell table:formula="of:=MID([.$A$4];8;1)" office:value-type="string" office:string-value="{" calcext:value-type="string">
            <text:p>{</text:p>
          </table:table-cell>
          <table:table-cell table:formula="of:=FIND([.A18];[.$D$8];1)" office:value-type="float" office:value="33" calcext:value-type="float">
            <text:p>33</text:p>
          </table:table-cell>
          <table:table-cell table:formula="of:=FIND(MID([.$A$9];[.$A$6]+8;1);[.$D$8];1)" office:value-type="float" office:value="34" calcext:value-type="float">
            <text:p>34</text:p>
          </table:table-cell>
          <table:table-cell table:formula="of:=IF(MOD(([.B18]+[.C18])-([.$E$4]+1);[.$D$4])=0;[.$D$4];MOD(([.B18]+[.C18])-([.$E$4]+1);[.$D$4]))" office:value-type="float" office:value="42" calcext:value-type="float">
            <text:p>42</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e" calcext:value-type="string">
            <text:p>e</text:p>
          </table:table-cell>
          <table:table-cell table:formula="of:=FIND([.A19];[.$D$8];1)" office:value-type="float" office:value="18" calcext:value-type="float">
            <text:p>18</text:p>
          </table:table-cell>
          <table:table-cell table:formula="of:=FIND(MID([.$A$9];[.$A$6]+9;1);[.$D$8];1)" office:value-type="float" office:value="88" calcext:value-type="float">
            <text:p>88</text:p>
          </table:table-cell>
          <table:table-cell table:formula="of:=IF(MOD(([.B19]+[.C19])-([.$E$4]+1);[.$D$4])=0;[.$D$4];MOD(([.B19]+[.C19])-([.$E$4]+1);[.$D$4]))" office:value-type="float" office:value="81" calcext:value-type="float">
            <text:p>81</text:p>
          </table:table-cell>
          <table:table-cell table:formula="of:=IF([.D19]=0;MID([.$D$8];[.$D$4];1);IF([.D19]=[.$D$4];MID([.$D$8];[.$D$4];1);MID([.$D$8];[.D19];1)))" office:value-type="string" office:string-value="9" calcext:value-type="string">
            <text:p>9</text:p>
          </table:table-cell>
          <table:table-cell table:number-columns-repeated="1019"/>
        </table:table-row>
        <table:table-row table:style-name="ro1">
          <table:table-cell table:formula="of:=MID([.$A$4];10;1)" office:value-type="string" office:string-value="P" calcext:value-type="string">
            <text:p>P</text:p>
          </table:table-cell>
          <table:table-cell table:formula="of:=FIND([.A20];[.$D$8];1)" office:value-type="float" office:value="46" calcext:value-type="float">
            <text:p>46</text:p>
          </table:table-cell>
          <table:table-cell table:formula="of:=FIND(MID([.$A$9];[.$A$6]+10;1);[.$D$8];1)" office:value-type="float" office:value="11" calcext:value-type="float">
            <text:p>11</text:p>
          </table:table-cell>
          <table:table-cell table:formula="of:=IF(MOD(([.B20]+[.C20])-([.$E$4]+1);[.$D$4])=0;[.$D$4];MOD(([.B20]+[.C20])-([.$E$4]+1);[.$D$4]))" office:value-type="float" office:value="32" calcext:value-type="float">
            <text:p>32</text:p>
          </table:table-cell>
          <table:table-cell table:formula="of:=IF([.D20]=0;MID([.$D$8];[.$D$4];1);IF([.D20]=[.$D$4];MID([.$D$8];[.$D$4];1);MID([.$D$8];[.D20];1)))" office:value-type="string" office:string-value="z" calcext:value-type="string">
            <text:p>z</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72" calcext:value-type="float">
            <text:p>72</text:p>
          </table:table-cell>
          <table:table-cell table:formula="of:=FIND(MID([.$A$9];[.$A$6]+11;1);[.$D$8];1)" office:value-type="float" office:value="41" calcext:value-type="float">
            <text:p>41</text:p>
          </table:table-cell>
          <table:table-cell table:formula="of:=IF(MOD(([.B21]+[.C21])-([.$E$4]+1);[.$D$4])=0;[.$D$4];MOD(([.B21]+[.C21])-([.$E$4]+1);[.$D$4]))" office:value-type="float" office:value="88" calcext:value-type="float">
            <text:p>88</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0" calcext:value-type="string">
            <text:p>0</text:p>
          </table:table-cell>
          <table:table-cell table:formula="of:=FIND([.A22];[.$D$8];1)" office:value-type="float" office:value="54" calcext:value-type="float">
            <text:p>54</text:p>
          </table:table-cell>
          <table:table-cell table:formula="of:=FIND(MID([.$A$9];[.$A$6]+12;1);[.$D$8];1)" office:value-type="float" office:value="69" calcext:value-type="float">
            <text:p>69</text:p>
          </table:table-cell>
          <table:table-cell table:formula="of:=IF(MOD(([.B22]+[.C22])-([.$E$4]+1);[.$D$4])=0;[.$D$4];MOD(([.B22]+[.C22])-([.$E$4]+1);[.$D$4]))" office:value-type="float" office:value="4" calcext:value-type="float">
            <text:p>4</text:p>
          </table:table-cell>
          <table:table-cell table:formula="of:=IF([.D22]=0;MID([.$D$8];[.$D$4];1);IF([.D22]=[.$D$4];MID([.$D$8];[.$D$4];1);MID([.$D$8];[.D22];1)))" office:value-type="string" office:string-value="Q" calcext:value-type="string">
            <text:p>Q</text:p>
          </table:table-cell>
          <table:table-cell table:number-columns-repeated="1019"/>
        </table:table-row>
        <table:table-row table:style-name="ro1">
          <table:table-cell table:formula="of:=MID([.$A$4];13;1)" office:value-type="string" office:string-value="r" calcext:value-type="string">
            <text:p>r</text:p>
          </table:table-cell>
          <table:table-cell table:formula="of:=FIND([.A23];[.$D$8];1)" office:value-type="float" office:value="80" calcext:value-type="float">
            <text:p>80</text:p>
          </table:table-cell>
          <table:table-cell table:formula="of:=FIND(MID([.$A$9];[.$A$6]+13;1);[.$D$8];1)" office:value-type="float" office:value="89" calcext:value-type="float">
            <text:p>89</text:p>
          </table:table-cell>
          <table:table-cell table:formula="of:=IF(MOD(([.B23]+[.C23])-([.$E$4]+1);[.$D$4])=0;[.$D$4];MOD(([.B23]+[.C23])-([.$E$4]+1);[.$D$4]))" office:value-type="float" office:value="50" calcext:value-type="float">
            <text:p>50</text:p>
          </table:table-cell>
          <table:table-cell table:formula="of:=IF([.D23]=0;MID([.$D$8];[.$D$4];1);IF([.D23]=[.$D$4];MID([.$D$8];[.$D$4];1);MID([.$D$8];[.D23];1)))" office:value-type="string" office:string-value="i" calcext:value-type="string">
            <text:p>i</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33" calcext:value-type="float">
            <text:p>33</text:p>
          </table:table-cell>
          <table:table-cell table:formula="of:=FIND(MID([.$A$9];[.$A$6]+14;1);[.$D$8];1)" office:value-type="float" office:value="34" calcext:value-type="float">
            <text:p>34</text:p>
          </table:table-cell>
          <table:table-cell table:formula="of:=IF(MOD(([.B24]+[.C24])-([.$E$4]+1);[.$D$4])=0;[.$D$4];MOD(([.B24]+[.C24])-([.$E$4]+1);[.$D$4]))" office:value-type="float" office:value="42" calcext:value-type="float">
            <text:p>42</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_" calcext:value-type="string">
            <text:p>_</text:p>
          </table:table-cell>
          <table:table-cell table:formula="of:=FIND([.A25];[.$D$8];1)" office:value-type="float" office:value="13" calcext:value-type="float">
            <text:p>13</text:p>
          </table:table-cell>
          <table:table-cell table:formula="of:=FIND(MID([.$A$9];[.$A$6]+15;1);[.$D$8];1)" office:value-type="float" office:value="89" calcext:value-type="float">
            <text:p>89</text:p>
          </table:table-cell>
          <table:table-cell table:formula="of:=IF(MOD(([.B25]+[.C25])-([.$E$4]+1);[.$D$4])=0;[.$D$4];MOD(([.B25]+[.C25])-([.$E$4]+1);[.$D$4]))" office:value-type="float" office:value="77" calcext:value-type="float">
            <text:p>77</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88" calcext:value-type="float">
            <text:p>88</text:p>
          </table:table-cell>
          <table:table-cell table:formula="of:=FIND(MID([.$A$9];[.$A$6]+16;1);[.$D$8];1)" office:value-type="float" office:value="65" calcext:value-type="float">
            <text:p>65</text:p>
          </table:table-cell>
          <table:table-cell table:formula="of:=IF(MOD(([.B26]+[.C26])-([.$E$4]+1);[.$D$4])=0;[.$D$4];MOD(([.B26]+[.C26])-([.$E$4]+1);[.$D$4]))" office:value-type="float" office:value="34" calcext:value-type="float">
            <text:p>34</text:p>
          </table:table-cell>
          <table:table-cell table:formula="of:=IF([.D26]=0;MID([.$D$8];[.$D$4];1);IF([.D26]=[.$D$4];MID([.$D$8];[.$D$4];1);MID([.$D$8];[.D26];1)))" office:value-type="string" office:string-value="|" calcext:value-type="string">
            <text:p>|</text:p>
          </table:table-cell>
          <table:table-cell table:number-columns-repeated="1019"/>
        </table:table-row>
        <table:table-row table:style-name="ro1">
          <table:table-cell table:style-name="ce28" table:formula="of:=COM.MICROSOFT.CONCAT([.$E$11];[.$E$12];[.$E$13];[.$E$14];[.$E$15];[.$E$16];[.$E$17];[.$E$18];[.$E$19];[.$E$20];[.$E$21];[.$E$22];[.$E$23];[.$E$24];[.$E$25];[.$E$26])" office:value-type="string" office:string-value="NQi8uz**9z?Qi*(|" calcext:value-type="string">
            <text:p>NQi8uz**9z?Qi*(|</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S0H^xPw{eP\0r{_?lgV9B]I|?])gC|C4/h =YT@VCT5h^V&gt;eA Beautiful MindA Beautiful Mind" calcext:value-type="string">
            <text:p>S0H^xPw{eP\0r{_?lgV9B]I|?])gC|C4/h =YT@VCT5h^V&gt;eA Beautiful MindA Beautiful 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amp;&quot;&lt;&gt;?C5@EGH" calcext:value-type="string">
            <text:p>&amp;"&lt;&gt;?C5@EGH</text:p>
          </table:table-cell>
          <table:table-cell table:formula="of:=IF([.$F$3]=0;RIGHT([.$D$8];LEN([.$D$8])-[.$F$4]);LEFT([.$D$8];LEN([.$D$8])-[.$F$4]))" office:value-type="string" office:string-value="sbLQINRSYZ]^_`acde=hjklmnopFvxyz{|}~#TO')*+,-P$DAif./012[tMJKwq34678g%X\UBVW(!ur9: " calcext:value-type="string">
            <text:p>sbLQINRSYZ]^_`acde=hjklmnopFvxyz{|}~#TO')*+,-P$DAif./012[tMJKwq34678g%X\UBVW(!ur9: </text:p>
          </table:table-cell>
          <table:table-cell table:style-name="ce28" table:formula="of:=IF([.$F$3]=0;COM.MICROSOFT.CONCAT([.C30];[.B30]);COM.MICROSOFT.CONCAT([.C31];[.B31]))" office:value-type="string" office:string-value="&amp;&quot;&lt;&gt;?C5@EGHsbLQINRSYZ]^_`acde=hjklmnopFvxyz{|}~#TO')*+,-P$DAif./012[tMJKwq34678g%X\UBVW(!ur9: " calcext:value-type="string">
            <text:p>&amp;"&lt;&gt;?C5@EGHsbLQINRSYZ]^_`acde=hjklmnopFvxyz{|}~#TO')*+,-P$DAif./012[tMJKwq34678g%X\UBVW(!ur9: </text:p>
          </table:table-cell>
          <table:table-cell table:style-name="Default"/>
          <table:table-cell table:number-columns-repeated="1019"/>
        </table:table-row>
        <table:table-row table:style-name="ro1">
          <table:table-cell/>
          <table:table-cell table:formula="of:=LEFT([.$D$8];LEN([.$D$8])-[.$F$4])" office:value-type="string" office:string-value="sbLQINRSYZ]^_`acde=hjklmnopFvxyz{|}~#TO')*+,-P$DAif./012[tMJKwq34678g%X\UBVW(!ur9: " calcext:value-type="string">
            <text:p>sbLQINRSYZ]^_`acde=hjklmnopFvxyz{|}~#TO')*+,-P$DAif./012[tMJKwq34678g%X\UBVW(!ur9: </text:p>
          </table:table-cell>
          <table:table-cell table:formula="of:=RIGHT([.$D$8];[.$F$4])" office:value-type="string" office:string-value="&amp;&quot;&lt;&gt;?C5@EGH" calcext:value-type="string">
            <text:p>&amp;"&lt;&gt;?C5@EGH</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s" calcext:value-type="string">
            <text:p>s</text:p>
          </table:table-cell>
          <table:table-cell/>
          <table:table-cell table:style-name="ce28" table:formula="of:=IF([.$F$3]=0;COM.MICROSOFT.CONCAT([.B32];REPLACE([.D30];([.$F$4]+1);1;&quot;&quot;));COM.MICROSOFT.CONCAT(REPLACE([.D30];([.$F$4]+1);1;&quot;&quot;);[.B32]))" office:value-type="string" office:string-value="&amp;&quot;&lt;&gt;?C5@EGHbLQINRSYZ]^_`acde=hjklmnopFvxyz{|}~#TO')*+,-P$DAif./012[tMJKwq34678g%X\UBVW(!ur9: s" calcext:value-type="string">
            <text:p>&amp;"&lt;&gt;?C5@EGHbLQINRSYZ]^_`acde=hjklmnopFvxyz{|}~#TO')*+,-P$DAif./012[tMJKwq34678g%X\UBVW(!ur9: s</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COM.MICROSOFT.CONCAT(MID([.D32];[.$E$4]+1;1);MID([.D32];[.$F$4]+1;1);MID([.D32];[.$G$4]+1;1);MID([.D32];[.$H$4]+1;1))" office:value-type="string" office:string-value="abfD" calcext:value-type="string">
            <text:p>abfD</text:p>
          </table:table-cell>
          <table:table-cell table:style-name="ce28"/>
          <table:table-cell table:formula="of:=COM.MICROSOFT.CONCAT([.B33];SUBSTITUTE(SUBSTITUTE(SUBSTITUTE(SUBSTITUTE([.D32];MID([.B33];1;1);&quot;&quot;;1);MID([.B33];2;1);&quot;&quot;;1);MID([.B33];3;1);&quot;&quot;;1);MID([.B33];4;1);&quot;&quot;;1))" office:value-type="string" office:string-value="abfD&amp;&quot;&lt;&gt;?C5@EGHLQINRSYZ]^_`cde=hjklmnopFvxyz{|}~#TO')*+,-P$Ai./012[tMJKwq34678g%X\UBVW(!ur9: s" calcext:value-type="string">
            <text:p>abfD&amp;"&lt;&gt;?C5@EGHLQINRSYZ]^_`cde=hjklmnopFvxyz{|}~#TO')*+,-P$Ai./012[tMJKwq34678g%X\UBVW(!ur9: s</text:p>
          </table:table-cell>
          <table:table-cell table:style-name="Default"/>
          <table:table-cell table:number-columns-repeated="4"/>
          <table:table-cell table:style-name="ce28" table:number-columns-repeated="2"/>
          <table:table-cell table:number-columns-repeated="2"/>
          <table:table-cell table:formula="of:=LEN([.K33])" office:value-type="float" office:value="0" calcext:value-type="float">
            <text:p>0</text:p>
          </table:table-cell>
          <table:table-cell table:number-columns-repeated="1010"/>
        </table:table-row>
        <table:table-row table:style-name="ro1">
          <table:table-cell/>
          <table:table-cell table:style-name="ce28" table:number-columns-repeated="2"/>
          <table:table-cell/>
          <table:table-cell table:style-name="Default"/>
          <table:table-cell table:number-columns-repeated="5"/>
          <table:table-cell table:style-name="ce28"/>
          <table:table-cell table:number-columns-repeated="2"/>
          <table:table-cell table:formula="of:=LEN([.K34])" office:value-type="float" office:value="0" calcext:value-type="float">
            <text:p>0</text:p>
          </table:table-cell>
          <table:table-cell table:number-columns-repeated="1010"/>
        </table:table-row>
        <table:table-row table:style-name="ro1">
          <table:table-cell table:style-name="ce28" table:formula="of:=COM.MICROSOFT.CONCAT([.$E$11];[.$E$12];[.$E$13];[.$E$14];[.$E$15];[.$E$16];[.$E$17];[.$E$18];[.$E$19];[.$E$20];[.$E$21];[.$E$22];[.$E$23];[.$E$24];[.$E$25];[.$E$26])" office:value-type="string" office:string-value="NQi8uz**9z?Qi*(|" calcext:value-type="string">
            <text:p>NQi8uz**9z?Qi*(|</text:p>
          </table:table-cell>
          <table:table-cell table:formula="of:=COM.MICROSOFT.CONCAT(&quot;'&quot;;[.A35];&quot;'&quot;;&quot; A23 char positions in D21&quot;)" office:value-type="string" office:string-value="'NQi8uz**9z?Qi*(|' A23 char positions in D21" calcext:value-type="string">
            <text:p>'NQi8uz**9z?Qi*(|' A23 char positions in D21</text:p>
          </table:table-cell>
          <table:table-cell table:formula="of:=COM.MICROSOFT.CONCAT(&quot;'&quot;;MID([.$A$3];1;LEN([.$A$4]));&quot;'&quot;;&quot; A3  char positions in D33&quot;)" office:value-type="string" office:string-value="'S0H^xPw{eP\0r{_?lgV9B]I|?])gC|C4/h =YT@VCT5h^V&gt;eA Beautiful MindA Beautiful Mind' A3  char positions in D33" calcext:value-type="string">
            <text:p>'S0H^xPw{eP\0r{_?lgV9B]I|?])gC|C4/h =YT@VCT5h^V&gt;eA Beautiful MindA Beautiful Mind' A3 <text:s/>char positions in D33</text:p>
          </table:table-cell>
          <table:table-cell/>
          <table:table-cell table:style-name="Default"/>
          <table:table-cell table:number-columns-repeated="5"/>
          <table:table-cell table:style-name="ce28"/>
          <table:table-cell table:number-columns-repeated="2"/>
          <table:table-cell table:formula="of:=LEN([.K35])" office:value-type="float" office:value="0" calcext:value-type="float">
            <text:p>0</text:p>
          </table:table-cell>
          <table:table-cell table:number-columns-repeated="1010"/>
        </table:table-row>
        <table:table-row table:style-name="ro1">
          <table:table-cell table:formula="of:=MID([.$A$35];1;1)" office:value-type="string" office:string-value="N" calcext:value-type="string">
            <text:p>N</text:p>
          </table:table-cell>
          <table:table-cell table:formula="of:=FIND([.A36];[.$D$33];1)" office:value-type="float" office:value="19" calcext:value-type="float">
            <text:p>19</text:p>
          </table:table-cell>
          <table:table-cell table:formula="of:=FIND(MID([.$A$28];[.$A$6]+1;1);[.$D$33];1)" office:value-type="float" office:value="35" calcext:value-type="float">
            <text:p>35</text:p>
          </table:table-cell>
          <table:table-cell table:formula="of:=IF(MOD(([.B36]+[.C36])-([.$F$4]+1);[.$D$4])=0;[.$D$4];MOD(([.B36]+[.C36])-([.$F$4]+1);[.$D$4]))" office:value-type="float" office:value="42" calcext:value-type="float">
            <text:p>42</text:p>
          </table:table-cell>
          <table:table-cell table:formula="of:=IF([.D36]=0;MID([.$D$33];[.$D$4];1);IF([.D36]=[.$D$4];MID([.$D$33];[.$D$4];1);MID([.$D$33];[.D36];1)))" office:value-type="string" office:string-value="x" calcext:value-type="string">
            <text:p>x</text:p>
          </table:table-cell>
          <table:table-cell table:number-columns-repeated="5"/>
          <table:table-cell table:style-name="ce28"/>
          <table:table-cell table:number-columns-repeated="2"/>
          <table:table-cell table:formula="of:=LEN([.K36])" office:value-type="float" office:value="0" calcext:value-type="float">
            <text:p>0</text:p>
          </table:table-cell>
          <table:table-cell table:number-columns-repeated="1010"/>
        </table:table-row>
        <table:table-row table:style-name="ro1">
          <table:table-cell table:formula="of:=MID([.$A$35];2;1)" office:value-type="string" office:string-value="Q" calcext:value-type="string">
            <text:p>Q</text:p>
          </table:table-cell>
          <table:table-cell table:formula="of:=FIND([.A37];[.$D$33];1)" office:value-type="float" office:value="17" calcext:value-type="float">
            <text:p>17</text:p>
          </table:table-cell>
          <table:table-cell table:formula="of:=FIND(MID([.$A$28];[.$A$6]+2;1);[.$D$33];1)" office:value-type="float" office:value="79" calcext:value-type="float">
            <text:p>79</text:p>
          </table:table-cell>
          <table:table-cell table:formula="of:=IF(MOD(([.B37]+[.C37])-([.$F$4]+1);[.$D$4])=0;[.$D$4];MOD(([.B37]+[.C37])-([.$F$4]+1);[.$D$4]))" office:value-type="float" office:value="84" calcext:value-type="float">
            <text:p>84</text:p>
          </table:table-cell>
          <table:table-cell table:formula="of:=IF([.D37]=0;MID([.$D$33];[.$D$4];1);IF([.D37]=[.$D$4];MID([.$D$33];[.$D$4];1);MID([.$D$33];[.D37];1)))" office:value-type="string" office:string-value="B" calcext:value-type="string">
            <text:p>B</text:p>
          </table:table-cell>
          <table:table-cell table:number-columns-repeated="1019"/>
        </table:table-row>
        <table:table-row table:style-name="ro1">
          <table:table-cell table:formula="of:=MID([.$A$35];3;1)" office:value-type="string" office:string-value="i" calcext:value-type="string">
            <text:p>i</text:p>
          </table:table-cell>
          <table:table-cell table:formula="of:=FIND([.A38];[.$D$33];1)" office:value-type="float" office:value="61" calcext:value-type="float">
            <text:p>61</text:p>
          </table:table-cell>
          <table:table-cell table:formula="of:=FIND(MID([.$A$28];[.$A$6]+3;1);[.$D$33];1)" office:value-type="float" office:value="85" calcext:value-type="float">
            <text:p>85</text:p>
          </table:table-cell>
          <table:table-cell table:formula="of:=IF(MOD(([.B38]+[.C38])-([.$F$4]+1);[.$D$4])=0;[.$D$4];MOD(([.B38]+[.C38])-([.$F$4]+1);[.$D$4]))" office:value-type="float" office:value="40" calcext:value-type="float">
            <text:p>40</text:p>
          </table:table-cell>
          <table:table-cell table:formula="of:=IF([.D38]=0;MID([.$D$33];[.$D$4];1);IF([.D38]=[.$D$4];MID([.$D$33];[.$D$4];1);MID([.$D$33];[.D38];1)))" office:value-type="string" office:string-value="F" calcext:value-type="string">
            <text:p>F</text:p>
          </table:table-cell>
          <table:table-cell table:number-columns-repeated="8"/>
          <table:table-cell table:formula="of:=LEN([.K38])" office:value-type="float" office:value="0" calcext:value-type="float">
            <text:p>0</text:p>
          </table:table-cell>
          <table:table-cell table:number-columns-repeated="1010"/>
        </table:table-row>
        <table:table-row table:style-name="ro1">
          <table:table-cell table:formula="of:=MID([.$A$35];4;1)" office:value-type="string" office:string-value="8" calcext:value-type="string">
            <text:p>8</text:p>
          </table:table-cell>
          <table:table-cell table:formula="of:=FIND([.A39];[.$D$33];1)" office:value-type="float" office:value="78" calcext:value-type="float">
            <text:p>78</text:p>
          </table:table-cell>
          <table:table-cell table:formula="of:=FIND(MID([.$A$28];[.$A$6]+4;1);[.$D$33];1)" office:value-type="float" office:value="91" calcext:value-type="float">
            <text:p>91</text:p>
          </table:table-cell>
          <table:table-cell table:formula="of:=IF(MOD(([.B39]+[.C39])-([.$F$4]+1);[.$D$4])=0;[.$D$4];MOD(([.B39]+[.C39])-([.$F$4]+1);[.$D$4]))" office:value-type="float" office:value="63" calcext:value-type="float">
            <text:p>63</text:p>
          </table:table-cell>
          <table:table-cell table:formula="of:=IF([.D39]=0;MID([.$D$33];[.$D$4];1);IF([.D39]=[.$D$4];MID([.$D$33];[.$D$4];1);MID([.$D$33];[.D39];1)))" office:value-type="string" office:string-value="/" calcext:value-type="string">
            <text:p>/</text:p>
          </table:table-cell>
          <table:table-cell table:number-columns-repeated="8"/>
          <table:table-cell table:formula="of:=LEN([.K39])" office:value-type="float" office:value="0" calcext:value-type="float">
            <text:p>0</text:p>
          </table:table-cell>
          <table:table-cell table:number-columns-repeated="1010"/>
        </table:table-row>
        <table:table-row table:style-name="ro1">
          <table:table-cell table:formula="of:=MID([.$A$35];5;1)" office:value-type="string" office:string-value="u" calcext:value-type="string">
            <text:p>u</text:p>
          </table:table-cell>
          <table:table-cell table:formula="of:=FIND([.A40];[.$D$33];1)" office:value-type="float" office:value="89" calcext:value-type="float">
            <text:p>89</text:p>
          </table:table-cell>
          <table:table-cell table:formula="of:=FIND(MID([.$A$28];[.$A$6]+5;1);[.$D$33];1)" office:value-type="float" office:value="84" calcext:value-type="float">
            <text:p>84</text:p>
          </table:table-cell>
          <table:table-cell table:formula="of:=IF(MOD(([.B40]+[.C40])-([.$F$4]+1);[.$D$4])=0;[.$D$4];MOD(([.B40]+[.C40])-([.$F$4]+1);[.$D$4]))" office:value-type="float" office:value="67" calcext:value-type="float">
            <text:p>67</text:p>
          </table:table-cell>
          <table:table-cell table:formula="of:=IF([.D40]=0;MID([.$D$33];[.$D$4];1);IF([.D40]=[.$D$4];MID([.$D$33];[.$D$4];1);MID([.$D$33];[.D40];1)))" office:value-type="string" office:string-value="[" calcext:value-type="string">
            <text:p>[</text:p>
          </table:table-cell>
          <table:table-cell table:number-columns-repeated="8"/>
          <table:table-cell table:formula="of:=LEN([.K40])" office:value-type="float" office:value="0" calcext:value-type="float">
            <text:p>0</text:p>
          </table:table-cell>
          <table:table-cell table:number-columns-repeated="1010"/>
        </table:table-row>
        <table:table-row table:style-name="ro1">
          <table:table-cell table:formula="of:=MID([.$A$35];6;1)" office:value-type="string" office:string-value="z" calcext:value-type="string">
            <text:p>z</text:p>
          </table:table-cell>
          <table:table-cell table:formula="of:=FIND([.A41];[.$D$33];1)" office:value-type="float" office:value="44" calcext:value-type="float">
            <text:p>44</text:p>
          </table:table-cell>
          <table:table-cell table:formula="of:=FIND(MID([.$A$28];[.$A$6]+6;1);[.$D$33];1)" office:value-type="float" office:value="24" calcext:value-type="float">
            <text:p>24</text:p>
          </table:table-cell>
          <table:table-cell table:formula="of:=IF(MOD(([.B41]+[.C41])-([.$F$4]+1);[.$D$4])=0;[.$D$4];MOD(([.B41]+[.C41])-([.$F$4]+1);[.$D$4]))" office:value-type="float" office:value="56" calcext:value-type="float">
            <text:p>56</text:p>
          </table:table-cell>
          <table:table-cell table:formula="of:=IF([.D41]=0;MID([.$D$33];[.$D$4];1);IF([.D41]=[.$D$4];MID([.$D$33];[.$D$4];1);MID([.$D$33];[.D41];1)))" office:value-type="string" office:string-value="," calcext:value-type="string">
            <text:p>,</text:p>
          </table:table-cell>
          <table:table-cell table:number-columns-repeated="8"/>
          <table:table-cell table:formula="of:=LEN([.K41])" office:value-type="float" office:value="0" calcext:value-type="float">
            <text:p>0</text:p>
          </table:table-cell>
          <table:table-cell table:number-columns-repeated="1010"/>
        </table:table-row>
        <table:table-row table:style-name="ro1">
          <table:table-cell table:formula="of:=MID([.$A$35];7;1)" office:value-type="string" office:string-value="*" calcext:value-type="string">
            <text:p>*</text:p>
          </table:table-cell>
          <table:table-cell table:formula="of:=FIND([.A42];[.$D$33];1)" office:value-type="float" office:value="54" calcext:value-type="float">
            <text:p>54</text:p>
          </table:table-cell>
          <table:table-cell table:formula="of:=FIND(MID([.$A$28];[.$A$6]+7;1);[.$D$33];1)" office:value-type="float" office:value="18" calcext:value-type="float">
            <text:p>18</text:p>
          </table:table-cell>
          <table:table-cell table:formula="of:=IF(MOD(([.B42]+[.C42])-([.$F$4]+1);[.$D$4])=0;[.$D$4];MOD(([.B42]+[.C42])-([.$F$4]+1);[.$D$4]))" office:value-type="float" office:value="60" calcext:value-type="float">
            <text:p>60</text:p>
          </table:table-cell>
          <table:table-cell table:formula="of:=IF([.D42]=0;MID([.$D$33];[.$D$4];1);IF([.D42]=[.$D$4];MID([.$D$33];[.$D$4];1);MID([.$D$33];[.D42];1)))" office:value-type="string" office:string-value="A" calcext:value-type="string">
            <text:p>A</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54" calcext:value-type="float">
            <text:p>54</text:p>
          </table:table-cell>
          <table:table-cell table:formula="of:=FIND(MID([.$A$28];[.$A$6]+8;1);[.$D$33];1)" office:value-type="float" office:value="46" calcext:value-type="float">
            <text:p>46</text:p>
          </table:table-cell>
          <table:table-cell table:formula="of:=IF(MOD(([.B43]+[.C43])-([.$F$4]+1);[.$D$4])=0;[.$D$4];MOD(([.B43]+[.C43])-([.$F$4]+1);[.$D$4]))" office:value-type="float" office:value="88" calcext:value-type="float">
            <text:p>88</text:p>
          </table:table-cell>
          <table:table-cell table:formula="of:=IF([.D43]=0;MID([.$D$33];[.$D$4];1);IF([.D43]=[.$D$4];MID([.$D$33];[.$D$4];1);MID([.$D$33];[.D43];1)))" office:value-type="string" office:string-value="!" calcext:value-type="string">
            <text:p>!</text:p>
          </table:table-cell>
          <table:table-cell table:number-columns-repeated="1019"/>
        </table:table-row>
        <table:table-row table:style-name="ro1">
          <table:table-cell table:formula="of:=MID([.$A$35];9;1)" office:value-type="string" office:string-value="9" calcext:value-type="string">
            <text:p>9</text:p>
          </table:table-cell>
          <table:table-cell table:formula="of:=FIND([.A44];[.$D$33];1)" office:value-type="float" office:value="91" calcext:value-type="float">
            <text:p>91</text:p>
          </table:table-cell>
          <table:table-cell table:formula="of:=FIND(MID([.$A$28];[.$A$6]+9;1);[.$D$33];1)" office:value-type="float" office:value="9" calcext:value-type="float">
            <text:p>9</text:p>
          </table:table-cell>
          <table:table-cell table:formula="of:=IF(MOD(([.B44]+[.C44])-([.$F$4]+1);[.$D$4])=0;[.$D$4];MOD(([.B44]+[.C44])-([.$F$4]+1);[.$D$4]))" office:value-type="float" office:value="88" calcext:value-type="float">
            <text:p>88</text:p>
          </table:table-cell>
          <table:table-cell table:formula="of:=IF([.D44]=0;MID([.$D$33];[.$D$4];1);IF([.D44]=[.$D$4];MID([.$D$33];[.$D$4];1);MID([.$D$33];[.D44];1)))" office:value-type="string" office:string-value="!" calcext:value-type="string">
            <text:p>!</text:p>
          </table:table-cell>
          <table:table-cell table:number-columns-repeated="1019"/>
        </table:table-row>
        <table:table-row table:style-name="ro1">
          <table:table-cell table:formula="of:=MID([.$A$35];10;1)" office:value-type="string" office:string-value="z" calcext:value-type="string">
            <text:p>z</text:p>
          </table:table-cell>
          <table:table-cell table:formula="of:=FIND([.A45];[.$D$33];1)" office:value-type="float" office:value="44" calcext:value-type="float">
            <text:p>44</text:p>
          </table:table-cell>
          <table:table-cell table:formula="of:=FIND(MID([.$A$28];[.$A$6]+10;1);[.$D$33];1)" office:value-type="float" office:value="24" calcext:value-type="float">
            <text:p>24</text:p>
          </table:table-cell>
          <table:table-cell table:formula="of:=IF(MOD(([.B45]+[.C45])-([.$F$4]+1);[.$D$4])=0;[.$D$4];MOD(([.B45]+[.C45])-([.$F$4]+1);[.$D$4]))" office:value-type="float" office:value="56" calcext:value-type="float">
            <text:p>56</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 calcext:value-type="string">
            <text:p>?</text:p>
          </table:table-cell>
          <table:table-cell table:formula="of:=FIND([.A46];[.$D$33];1)" office:value-type="float" office:value="9" calcext:value-type="float">
            <text:p>9</text:p>
          </table:table-cell>
          <table:table-cell table:formula="of:=FIND(MID([.$A$28];[.$A$6]+11;1);[.$D$33];1)" office:value-type="float" office:value="53" calcext:value-type="float">
            <text:p>53</text:p>
          </table:table-cell>
          <table:table-cell table:formula="of:=IF(MOD(([.B46]+[.C46])-([.$F$4]+1);[.$D$4])=0;[.$D$4];MOD(([.B46]+[.C46])-([.$F$4]+1);[.$D$4]))" office:value-type="float" office:value="50" calcext:value-type="float">
            <text:p>50</text:p>
          </table:table-cell>
          <table:table-cell table:formula="of:=IF([.D46]=0;MID([.$D$33];[.$D$4];1);IF([.D46]=[.$D$4];MID([.$D$33];[.$D$4];1);MID([.$D$33];[.D46];1)))" office:value-type="string" office:string-value="T" calcext:value-type="string">
            <text:p>T</text:p>
          </table:table-cell>
          <table:table-cell table:number-columns-repeated="1019"/>
        </table:table-row>
        <table:table-row table:style-name="ro1">
          <table:table-cell table:formula="of:=MID([.$A$35];12;1)" office:value-type="string" office:string-value="Q" calcext:value-type="string">
            <text:p>Q</text:p>
          </table:table-cell>
          <table:table-cell table:formula="of:=FIND([.A47];[.$D$33];1)" office:value-type="float" office:value="17" calcext:value-type="float">
            <text:p>17</text:p>
          </table:table-cell>
          <table:table-cell table:formula="of:=FIND(MID([.$A$28];[.$A$6]+12;1);[.$D$33];1)" office:value-type="float" office:value="79" calcext:value-type="float">
            <text:p>79</text:p>
          </table:table-cell>
          <table:table-cell table:formula="of:=IF(MOD(([.B47]+[.C47])-([.$F$4]+1);[.$D$4])=0;[.$D$4];MOD(([.B47]+[.C47])-([.$F$4]+1);[.$D$4]))" office:value-type="float" office:value="84" calcext:value-type="float">
            <text:p>84</text:p>
          </table:table-cell>
          <table:table-cell table:formula="of:=IF([.D47]=0;MID([.$D$33];[.$D$4];1);IF([.D47]=[.$D$4];MID([.$D$33];[.$D$4];1);MID([.$D$33];[.D47];1)))" office:value-type="string" office:string-value="B" calcext:value-type="string">
            <text:p>B</text:p>
          </table:table-cell>
          <table:table-cell table:number-columns-repeated="1019"/>
        </table:table-row>
        <table:table-row table:style-name="ro1">
          <table:table-cell table:formula="of:=MID([.$A$35];13;1)" office:value-type="string" office:string-value="i" calcext:value-type="string">
            <text:p>i</text:p>
          </table:table-cell>
          <table:table-cell table:formula="of:=FIND([.A48];[.$D$33];1)" office:value-type="float" office:value="61" calcext:value-type="float">
            <text:p>61</text:p>
          </table:table-cell>
          <table:table-cell table:formula="of:=FIND(MID([.$A$28];[.$A$6]+13;1);[.$D$33];1)" office:value-type="float" office:value="10" calcext:value-type="float">
            <text:p>10</text:p>
          </table:table-cell>
          <table:table-cell table:formula="of:=IF(MOD(([.B48]+[.C48])-([.$F$4]+1);[.$D$4])=0;[.$D$4];MOD(([.B48]+[.C48])-([.$F$4]+1);[.$D$4]))" office:value-type="float" office:value="59" calcext:value-type="float">
            <text:p>59</text:p>
          </table:table-cell>
          <table:table-cell table:formula="of:=IF([.D48]=0;MID([.$D$33];[.$D$4];1);IF([.D48]=[.$D$4];MID([.$D$33];[.$D$4];1);MID([.$D$33];[.D48];1)))" office:value-type="string" office:string-value="$" calcext:value-type="string">
            <text:p>$</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54" calcext:value-type="float">
            <text:p>54</text:p>
          </table:table-cell>
          <table:table-cell table:formula="of:=FIND(MID([.$A$28];[.$A$6]+14;1);[.$D$33];1)" office:value-type="float" office:value="46" calcext:value-type="float">
            <text:p>46</text:p>
          </table:table-cell>
          <table:table-cell table:formula="of:=IF(MOD(([.B49]+[.C49])-([.$F$4]+1);[.$D$4])=0;[.$D$4];MOD(([.B49]+[.C49])-([.$F$4]+1);[.$D$4]))" office:value-type="float" office:value="88" calcext:value-type="float">
            <text:p>88</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87" calcext:value-type="float">
            <text:p>87</text:p>
          </table:table-cell>
          <table:table-cell table:formula="of:=FIND(MID([.$A$28];[.$A$6]+15;1);[.$D$33];1)" office:value-type="float" office:value="10" calcext:value-type="float">
            <text:p>10</text:p>
          </table:table-cell>
          <table:table-cell table:formula="of:=IF(MOD(([.B50]+[.C50])-([.$F$4]+1);[.$D$4])=0;[.$D$4];MOD(([.B50]+[.C50])-([.$F$4]+1);[.$D$4]))" office:value-type="float" office:value="85" calcext:value-type="float">
            <text:p>85</text:p>
          </table:table-cell>
          <table:table-cell table:formula="of:=IF([.D50]=0;MID([.$D$33];[.$D$4];1);IF([.D50]=[.$D$4];MID([.$D$33];[.$D$4];1);MID([.$D$33];[.D50];1)))" office:value-type="string" office:string-value="V" calcext:value-type="string">
            <text:p>V</text:p>
          </table:table-cell>
          <table:table-cell table:number-columns-repeated="1019"/>
        </table:table-row>
        <table:table-row table:style-name="ro1">
          <table:table-cell table:formula="of:=MID([.$A$35];16;1)" office:value-type="string" office:string-value="|" calcext:value-type="string">
            <text:p>|</text:p>
          </table:table-cell>
          <table:table-cell table:formula="of:=FIND([.A51];[.$D$33];1)" office:value-type="float" office:value="46" calcext:value-type="float">
            <text:p>46</text:p>
          </table:table-cell>
          <table:table-cell table:formula="of:=FIND(MID([.$A$28];[.$A$6]+16;1);[.$D$33];1)" office:value-type="float" office:value="75" calcext:value-type="float">
            <text:p>75</text:p>
          </table:table-cell>
          <table:table-cell table:formula="of:=IF(MOD(([.B51]+[.C51])-([.$F$4]+1);[.$D$4])=0;[.$D$4];MOD(([.B51]+[.C51])-([.$F$4]+1);[.$D$4]))" office:value-type="float" office:value="15" calcext:value-type="float">
            <text:p>15</text:p>
          </table:table-cell>
          <table:table-cell table:formula="of:=IF([.D51]=0;MID([.$D$33];[.$D$4];1);IF([.D51]=[.$D$4];MID([.$D$33];[.$D$4];1);MID([.$D$33];[.D51];1)))" office:value-type="string" office:string-value="H" calcext:value-type="string">
            <text:p>H</text:p>
          </table:table-cell>
          <table:table-cell table:number-columns-repeated="1019"/>
        </table:table-row>
        <table:table-row table:style-name="ro1">
          <table:table-cell table:style-name="ce28" table:formula="of:=COM.MICROSOFT.CONCAT([.$E$36];[.$E$37];[.$E$38];[.$E$39];[.$E$40];[.$E$41];[.$E$42];[.$E$43];[.$E$44];[.$E$45];[.$E$46];[.$E$47];[.$E$48];[.$E$49];[.$E$50];[.$E$51])" office:value-type="string" office:string-value="xBF/[,A!!,TB$!VH" calcext:value-type="string">
            <text:p>xBF/[,A!!,TB$!VH</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S0H^xPw{eP\0r{_?lgV9B]I|?])gC|C4/h =YT@VCT5h^V&gt;eA Beautiful MindA Beautiful Mind" calcext:value-type="string">
            <text:p>S0H^xPw{eP\0r{_?lgV9B]I|?])gC|C4/h =YT@VCT5h^V&gt;eA Beautiful MindA Beautiful Mind</text:p>
          </table:table-cell>
          <table:table-cell table:style-name="ce27" table:formula="of:=COM.MICROSOFT.CONCAT( &quot;  OTP SIZE=  &quot;;LEN([.A53]))"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abfD&amp;&quot;&lt;&gt;?C5@EGHLQINRSYZ]^_`cde=hjklmnopFvxyz{|}~#TO')*+,-P$A" calcext:value-type="string">
            <text:p>abfD&amp;"&lt;&gt;?C5@EGHLQINRSYZ]^_`cde=hjklmnopFvxyz{|}~#TO')*+,-P$A</text:p>
          </table:table-cell>
          <table:table-cell table:style-name="ce28" table:formula="of:=IF([.$G$3]=0;RIGHT([.$D$33];LEN([.$D$33])-[.$G$4]);LEFT([.$D$33];LEN([.$D$33])-[.$G$4]))" office:value-type="string" office:string-value="i./012[tMJKwq34678g%X\UBVW(!ur9: s" calcext:value-type="string">
            <text:p>i./012[tMJKwq34678g%X\UBVW(!ur9: s</text:p>
          </table:table-cell>
          <table:table-cell table:style-name="ce28" table:formula="of:=IF([.$G$3]=0;COM.MICROSOFT.CONCAT([.C55];[.B55]);COM.MICROSOFT.CONCAT([.C56];[.B56]))" office:value-type="string" office:string-value="i./012[tMJKwq34678g%X\UBVW(!ur9: sabfD&amp;&quot;&lt;&gt;?C5@EGHLQINRSYZ]^_`cde=hjklmnopFvxyz{|}~#TO')*+,-P$A" calcext:value-type="string">
            <text:p>i./012[tMJKwq34678g%X\UBVW(!ur9: sabfD&amp;"&lt;&gt;?C5@EGHLQINRSYZ]^_`cde=hjklmnopFvxyz{|}~#TO')*+,-P$A</text:p>
          </table:table-cell>
          <table:table-cell table:style-name="Default"/>
          <table:table-cell table:number-columns-repeated="1019"/>
        </table:table-row>
        <table:table-row table:style-name="ro1">
          <table:table-cell/>
          <table:table-cell table:style-name="ce28" table:formula="of:=LEFT([.$D$33];LEN([.$D$33])-[.$G$4])" office:value-type="string" office:string-value="abfD&amp;&quot;&lt;&gt;?C5@EGHLQINRSYZ]^_`cde=hjk" calcext:value-type="string">
            <text:p>abfD&amp;"&lt;&gt;?C5@EGHLQINRSYZ]^_`cde=hjk</text:p>
          </table:table-cell>
          <table:table-cell table:style-name="ce28" table:formula="of:=RIGHT([.$D$33];[.$G$4])" office:value-type="string" office:string-value="lmnopFvxyz{|}~#TO')*+,-P$Ai./012[tMJKwq34678g%X\UBVW(!ur9: s" calcext:value-type="string">
            <text:p>lmnopFvxyz{|}~#TO')*+,-P$Ai./012[tMJKwq34678g%X\UBVW(!ur9: s</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 calcext:value-type="string">
            <text:p>`</text:p>
          </table:table-cell>
          <table:table-cell/>
          <table:table-cell table:style-name="ce28" table:formula="of:=IF([.$G$3]=0;COM.MICROSOFT.CONCAT([.B57];REPLACE([.D55];([.$G$4]+1);1;&quot;&quot;));COM.MICROSOFT.CONCAT(REPLACE([.D55];([.$G$4]+1);1;&quot;&quot;);[.B57]))" office:value-type="string" office:string-value="`i./012[tMJKwq34678g%X\UBVW(!ur9: sabfD&amp;&quot;&lt;&gt;?C5@EGHLQINRSYZ]^_cde=hjklmnopFvxyz{|}~#TO')*+,-P$A" calcext:value-type="string">
            <text:p>`i./012[tMJKwq34678g%X\UBVW(!ur9: sabfD&amp;"&lt;&gt;?C5@EGHLQINRSYZ]^_cde=hjklmnopFvxyz{|}~#TO')*+,-P$A</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COM.MICROSOFT.CONCAT(MID([.D57];[.$E$4]+1;1);MID([.D57];[.$F$4]+1;1);MID([.D57];[.$G$4]+1;1);MID([.D57];[.$H$4]+1;1))" office:value-type="string" office:string-value="BK_Z" calcext:value-type="string">
            <text:p>BK_Z</text:p>
          </table:table-cell>
          <table:table-cell table:style-name="ce28"/>
          <table:table-cell table:formula="of:=COM.MICROSOFT.CONCAT([.B58];SUBSTITUTE(SUBSTITUTE(SUBSTITUTE(SUBSTITUTE([.D57];MID([.B58];1;1);&quot;&quot;;1);MID([.B58];2;1);&quot;&quot;;1);MID([.B58];3;1);&quot;&quot;;1);MID([.B58];4;1);&quot;&quot;;1))" office:value-type="string" office:string-value="BK_Z`i./012[tMJwq34678g%X\UVW(!ur9: sabfD&amp;&quot;&lt;&gt;?C5@EGHLQINRSY]^cde=hjklmnopFvxyz{|}~#TO')*+,-P$A" calcext:value-type="string">
            <text:p>BK_Z`i./012[tMJwq34678g%X\UVW(!ur9: sabfD&amp;"&lt;&gt;?C5@EGHLQINRSY]^cde=hjklmnopFvxyz{|}~#TO')*+,-P$A</text:p>
          </table:table-cell>
          <table:table-cell table:style-name="Default"/>
          <table:table-cell table:number-columns-repeated="4"/>
          <table:table-cell table:style-name="ce28" table:number-columns-repeated="2"/>
          <table:table-cell table:number-columns-repeated="2"/>
          <table:table-cell table:formula="of:=LEN([.K58])"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58];[.$F$4]+1;1;&quot;&quot;);REPLACE([.C58];[.$E$4]+1;1;&quot;&quot;))">
            <text:p/>
          </table:table-cell>
          <table:table-cell/>
          <table:table-cell table:style-name="Default"/>
          <table:table-cell table:number-columns-repeated="5"/>
          <table:table-cell table:style-name="ce28"/>
          <table:table-cell table:number-columns-repeated="2"/>
          <table:table-cell table:formula="of:=LEN([.K59])" office:value-type="float" office:value="0" calcext:value-type="float">
            <text:p>0</text:p>
          </table:table-cell>
          <table:table-cell table:number-columns-repeated="1010"/>
        </table:table-row>
        <table:table-row table:style-name="ro1">
          <table:table-cell table:style-name="ce28" table:formula="of:=COM.MICROSOFT.CONCAT([.$E$36];[.$E$37];[.$E$38];[.$E$39];[.$E$40];[.$E$41];[.$E$42];[.$E$43];[.$E$44];[.$E$45];[.$E$46];[.$E$47];[.$E$48];[.$E$49];[.$E$50];[.$E$51])" office:value-type="string" office:string-value="xBF/[,A!!,TB$!VH" calcext:value-type="string">
            <text:p>xBF/[,A!!,TB$!VH</text:p>
          </table:table-cell>
          <table:table-cell table:formula="of:=COM.MICROSOFT.CONCAT(&quot;'&quot;;[.A60];&quot;'&quot;;&quot; A23 char positions in D21&quot;)" office:value-type="string" office:string-value="'xBF/[,A!!,TB$!VH' A23 char positions in D21" calcext:value-type="string">
            <text:p>'xBF/[,A!!,TB$!VH' A23 char positions in D21</text:p>
          </table:table-cell>
          <table:table-cell table:formula="of:=COM.MICROSOFT.CONCAT(&quot;'&quot;;MID([.$A$53];[.$A$6]+1;[.$A$6]);&quot;'&quot;;&quot; OTP  char positions in D58&quot;)" office:value-type="string" office:string-value="'lgV9B]I|?])gC|C4' OTP  char positions in D58" calcext:value-type="string">
            <text:p>'lgV9B]I|?])gC|C4' OTP <text:s/>char positions in D58</text:p>
          </table:table-cell>
          <table:table-cell/>
          <table:table-cell table:style-name="Default"/>
          <table:table-cell table:number-columns-repeated="5"/>
          <table:table-cell table:style-name="ce28"/>
          <table:table-cell table:number-columns-repeated="2"/>
          <table:table-cell table:formula="of:=LEN([.K60])" office:value-type="float" office:value="0" calcext:value-type="float">
            <text:p>0</text:p>
          </table:table-cell>
          <table:table-cell table:number-columns-repeated="1010"/>
        </table:table-row>
        <table:table-row table:style-name="ro1">
          <table:table-cell table:formula="of:=MID([.A60];1;1)" office:value-type="string" office:string-value="x" calcext:value-type="string">
            <text:p>x</text:p>
          </table:table-cell>
          <table:table-cell table:formula="of:=FIND([.A61];[.$D$58];1)" office:value-type="float" office:value="76" calcext:value-type="float">
            <text:p>76</text:p>
          </table:table-cell>
          <table:table-cell table:formula="of:=FIND(MID([.$A$53];[.$A$6]+1;1);[.$D$58];1)" office:value-type="float" office:value="69" calcext:value-type="float">
            <text:p>69</text:p>
          </table:table-cell>
          <table:table-cell table:formula="of:=IF(MOD(([.B61]+[.C61])-([.$G$4]+1);[.$D$4])=0;[.$D$4];MOD(([.B61]+[.C61])-([.$G$4]+1);[.$D$4]))" office:value-type="float" office:value="84" calcext:value-type="float">
            <text:p>84</text:p>
          </table:table-cell>
          <table:table-cell table:formula="of:=IF([.D61]=0;MID([.$D$58];[.$D$4];1);IF([.D61]=[.$D$4];MID([.$D$58];[.$D$4];1);MID([.$D$58];[.D61];1)))" office:value-type="string" office:string-value="T" calcext:value-type="string">
            <text:p>T</text:p>
          </table:table-cell>
          <table:table-cell table:number-columns-repeated="5"/>
          <table:table-cell table:style-name="ce28"/>
          <table:table-cell table:number-columns-repeated="2"/>
          <table:table-cell table:formula="of:=LEN([.K61])" office:value-type="float" office:value="0" calcext:value-type="float">
            <text:p>0</text:p>
          </table:table-cell>
          <table:table-cell table:number-columns-repeated="1010"/>
        </table:table-row>
        <table:table-row table:style-name="ro1">
          <table:table-cell table:formula="of:=MID([.A60];2;1)" office:value-type="string" office:string-value="B" calcext:value-type="string">
            <text:p>B</text:p>
          </table:table-cell>
          <table:table-cell table:formula="of:=FIND([.A62];[.$D$58];1)" office:value-type="float" office:value="1" calcext:value-type="float">
            <text:p>1</text:p>
          </table:table-cell>
          <table:table-cell table:formula="of:=FIND(MID([.$A$53];[.$A$6]+2;1);[.$D$58];1)" office:value-type="float" office:value="23" calcext:value-type="float">
            <text:p>23</text:p>
          </table:table-cell>
          <table:table-cell table:formula="of:=IF(MOD(([.B62]+[.C62])-([.$G$4]+1);[.$D$4])=0;[.$D$4];MOD(([.B62]+[.C62])-([.$G$4]+1);[.$D$4]))" office:value-type="float" office:value="57" calcext:value-type="float">
            <text:p>57</text:p>
          </table:table-cell>
          <table:table-cell table:formula="of:=IF([.D62]=0;MID([.$D$58];[.$D$4];1);IF([.D62]=[.$D$4];MID([.$D$58];[.$D$4];1);MID([.$D$58];[.D62];1)))" office:value-type="string" office:string-value="R" calcext:value-type="string">
            <text:p>R</text:p>
          </table:table-cell>
          <table:table-cell table:number-columns-repeated="1019"/>
        </table:table-row>
        <table:table-row table:style-name="ro1">
          <table:table-cell table:formula="of:=MID([.A60];3;1)" office:value-type="string" office:string-value="F" calcext:value-type="string">
            <text:p>F</text:p>
          </table:table-cell>
          <table:table-cell table:formula="of:=FIND([.A63];[.$D$58];1)" office:value-type="float" office:value="74" calcext:value-type="float">
            <text:p>74</text:p>
          </table:table-cell>
          <table:table-cell table:formula="of:=FIND(MID([.$A$53];[.$A$6]+3;1);[.$D$58];1)" office:value-type="float" office:value="28" calcext:value-type="float">
            <text:p>28</text:p>
          </table:table-cell>
          <table:table-cell table:formula="of:=IF(MOD(([.B63]+[.C63])-([.$G$4]+1);[.$D$4])=0;[.$D$4];MOD(([.B63]+[.C63])-([.$G$4]+1);[.$D$4]))" office:value-type="float" office:value="41" calcext:value-type="float">
            <text:p>41</text:p>
          </table:table-cell>
          <table:table-cell table:formula="of:=IF([.D63]=0;MID([.$D$58];[.$D$4];1);IF([.D63]=[.$D$4];MID([.$D$58];[.$D$4];1);MID([.$D$58];[.D63];1)))" office:value-type="string" office:string-value="D" calcext:value-type="string">
            <text:p>D</text:p>
          </table:table-cell>
          <table:table-cell table:number-columns-repeated="8"/>
          <table:table-cell table:formula="of:=LEN([.K63])" office:value-type="float" office:value="0" calcext:value-type="float">
            <text:p>0</text:p>
          </table:table-cell>
          <table:table-cell table:number-columns-repeated="1010"/>
        </table:table-row>
        <table:table-row table:style-name="ro1">
          <table:table-cell table:formula="of:=MID([.A60];4;1)" office:value-type="string" office:string-value="/" calcext:value-type="string">
            <text:p>/</text:p>
          </table:table-cell>
          <table:table-cell table:formula="of:=FIND([.A64];[.$D$58];1)" office:value-type="float" office:value="8" calcext:value-type="float">
            <text:p>8</text:p>
          </table:table-cell>
          <table:table-cell table:formula="of:=FIND(MID([.$A$53];[.$A$6]+4;1);[.$D$58];1)" office:value-type="float" office:value="34" calcext:value-type="float">
            <text:p>34</text:p>
          </table:table-cell>
          <table:table-cell table:formula="of:=IF(MOD(([.B64]+[.C64])-([.$G$4]+1);[.$D$4])=0;[.$D$4];MOD(([.B64]+[.C64])-([.$G$4]+1);[.$D$4]))" office:value-type="float" office:value="75" calcext:value-type="float">
            <text:p>75</text:p>
          </table:table-cell>
          <table:table-cell table:formula="of:=IF([.D64]=0;MID([.$D$58];[.$D$4];1);IF([.D64]=[.$D$4];MID([.$D$58];[.$D$4];1);MID([.$D$58];[.D64];1)))" office:value-type="string" office:string-value="v" calcext:value-type="string">
            <text:p>v</text:p>
          </table:table-cell>
          <table:table-cell table:number-columns-repeated="8"/>
          <table:table-cell table:formula="of:=LEN([.K64])" office:value-type="float" office:value="0" calcext:value-type="float">
            <text:p>0</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12" calcext:value-type="float">
            <text:p>12</text:p>
          </table:table-cell>
          <table:table-cell table:formula="of:=FIND(MID([.$A$53];[.$A$6]+5;1);[.$D$58];1)" office:value-type="float" office:value="1" calcext:value-type="float">
            <text:p>1</text:p>
          </table:table-cell>
          <table:table-cell table:formula="of:=IF(MOD(([.B65]+[.C65])-([.$G$4]+1);[.$D$4])=0;[.$D$4];MOD(([.B65]+[.C65])-([.$G$4]+1);[.$D$4]))" office:value-type="float" office:value="46" calcext:value-type="float">
            <text:p>46</text:p>
          </table:table-cell>
          <table:table-cell table:formula="of:=IF([.D65]=0;MID([.$D$58];[.$D$4];1);IF([.D65]=[.$D$4];MID([.$D$58];[.$D$4];1);MID([.$D$58];[.D65];1)))" office:value-type="string" office:string-value="?" calcext:value-type="string">
            <text:p>?</text:p>
          </table:table-cell>
          <table:table-cell table:number-columns-repeated="8"/>
          <table:table-cell table:formula="of:=LEN([.K65])" office:value-type="float" office:value="0" calcext:value-type="float">
            <text:p>0</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90" calcext:value-type="float">
            <text:p>90</text:p>
          </table:table-cell>
          <table:table-cell table:formula="of:=FIND(MID([.$A$53];[.$A$6]+6;1);[.$D$58];1)" office:value-type="float" office:value="60" calcext:value-type="float">
            <text:p>60</text:p>
          </table:table-cell>
          <table:table-cell table:formula="of:=IF(MOD(([.B66]+[.C66])-([.$G$4]+1);[.$D$4])=0;[.$D$4];MOD(([.B66]+[.C66])-([.$G$4]+1);[.$D$4]))" office:value-type="float" office:value="89" calcext:value-type="float">
            <text:p>89</text:p>
          </table:table-cell>
          <table:table-cell table:formula="of:=IF([.D66]=0;MID([.$D$58];[.$D$4];1);IF([.D66]=[.$D$4];MID([.$D$58];[.$D$4];1);MID([.$D$58];[.D66];1)))" office:value-type="string" office:string-value="+" calcext:value-type="string">
            <text:p>+</text:p>
          </table:table-cell>
          <table:table-cell table:number-columns-repeated="8"/>
          <table:table-cell table:formula="of:=LEN([.K66])" office:value-type="float" office:value="0" calcext:value-type="float">
            <text:p>0</text:p>
          </table:table-cell>
          <table:table-cell table:number-columns-repeated="1010"/>
        </table:table-row>
        <table:table-row table:style-name="ro1">
          <table:table-cell table:formula="of:=MID([.A60];7;1)" office:value-type="string" office:string-value="A" calcext:value-type="string">
            <text:p>A</text:p>
          </table:table-cell>
          <table:table-cell table:formula="of:=FIND([.A67];[.$D$58];1)" office:value-type="float" office:value="94" calcext:value-type="float">
            <text:p>94</text:p>
          </table:table-cell>
          <table:table-cell table:formula="of:=FIND(MID([.$A$53];[.$A$6]+7;1);[.$D$58];1)" office:value-type="float" office:value="55" calcext:value-type="float">
            <text:p>55</text:p>
          </table:table-cell>
          <table:table-cell table:formula="of:=IF(MOD(([.B67]+[.C67])-([.$G$4]+1);[.$D$4])=0;[.$D$4];MOD(([.B67]+[.C67])-([.$G$4]+1);[.$D$4]))" office:value-type="float" office:value="88" calcext:value-type="float">
            <text:p>88</text:p>
          </table:table-cell>
          <table:table-cell table:formula="of:=IF([.D67]=0;MID([.$D$58];[.$D$4];1);IF([.D67]=[.$D$4];MID([.$D$58];[.$D$4];1);MID([.$D$58];[.D67];1)))" office:value-type="string" office:string-value="*" calcext:value-type="string">
            <text:p>*</text:p>
          </table:table-cell>
          <table:table-cell table:number-columns-repeated="1019"/>
        </table:table-row>
        <table:table-row table:style-name="ro1">
          <table:table-cell table:formula="of:=MID([.A60];8;1)" office:value-type="string" office:string-value="!" calcext:value-type="string">
            <text:p>!</text:p>
          </table:table-cell>
          <table:table-cell table:formula="of:=FIND([.A68];[.$D$58];1)" office:value-type="float" office:value="31" calcext:value-type="float">
            <text:p>31</text:p>
          </table:table-cell>
          <table:table-cell table:formula="of:=FIND(MID([.$A$53];[.$A$6]+8;1);[.$D$58];1)" office:value-type="float" office:value="80" calcext:value-type="float">
            <text:p>80</text:p>
          </table:table-cell>
          <table:table-cell table:formula="of:=IF(MOD(([.B68]+[.C68])-([.$G$4]+1);[.$D$4])=0;[.$D$4];MOD(([.B68]+[.C68])-([.$G$4]+1);[.$D$4]))" office:value-type="float" office:value="50" calcext:value-type="float">
            <text:p>50</text:p>
          </table:table-cell>
          <table:table-cell table:formula="of:=IF([.D68]=0;MID([.$D$58];[.$D$4];1);IF([.D68]=[.$D$4];MID([.$D$58];[.$D$4];1);MID([.$D$58];[.D68];1)))" office:value-type="string" office:string-value="E" calcext:value-type="string">
            <text:p>E</text:p>
          </table:table-cell>
          <table:table-cell table:number-columns-repeated="1019"/>
        </table:table-row>
        <table:table-row table:style-name="ro1">
          <table:table-cell table:formula="of:=MID([.A60];9;1)" office:value-type="string" office:string-value="!" calcext:value-type="string">
            <text:p>!</text:p>
          </table:table-cell>
          <table:table-cell table:formula="of:=FIND([.A69];[.$D$58];1)" office:value-type="float" office:value="31" calcext:value-type="float">
            <text:p>31</text:p>
          </table:table-cell>
          <table:table-cell table:formula="of:=FIND(MID([.$A$53];[.$A$6]+9;1);[.$D$58];1)" office:value-type="float" office:value="46" calcext:value-type="float">
            <text:p>46</text:p>
          </table:table-cell>
          <table:table-cell table:formula="of:=IF(MOD(([.B69]+[.C69])-([.$G$4]+1);[.$D$4])=0;[.$D$4];MOD(([.B69]+[.C69])-([.$G$4]+1);[.$D$4]))" office:value-type="float" office:value="16" calcext:value-type="float">
            <text:p>16</text:p>
          </table:table-cell>
          <table:table-cell table:formula="of:=IF([.D69]=0;MID([.$D$58];[.$D$4];1);IF([.D69]=[.$D$4];MID([.$D$58];[.$D$4];1);MID([.$D$58];[.D69];1)))" office:value-type="string" office:string-value="w" calcext:value-type="string">
            <text:p>w</text:p>
          </table:table-cell>
          <table:table-cell table:number-columns-repeated="4"/>
          <table:table-cell table:style-name="ce28" table:number-columns-repeated="2"/>
          <table:table-cell table:number-columns-repeated="2"/>
          <table:table-cell table:formula="of:=LEN([.K69])" office:value-type="float" office:value="0" calcext:value-type="float">
            <text:p>0</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90" calcext:value-type="float">
            <text:p>90</text:p>
          </table:table-cell>
          <table:table-cell table:formula="of:=FIND(MID([.$A$53];[.$A$6]+10;1);[.$D$58];1)" office:value-type="float" office:value="60" calcext:value-type="float">
            <text:p>60</text:p>
          </table:table-cell>
          <table:table-cell table:formula="of:=IF(MOD(([.B70]+[.C70])-([.$G$4]+1);[.$D$4])=0;[.$D$4];MOD(([.B70]+[.C70])-([.$G$4]+1);[.$D$4]))" office:value-type="float" office:value="89" calcext:value-type="float">
            <text:p>89</text:p>
          </table:table-cell>
          <table:table-cell table:formula="of:=IF([.D70]=0;MID([.$D$58];[.$D$4];1);IF([.D70]=[.$D$4];MID([.$D$58];[.$D$4];1);MID([.$D$58];[.D70];1)))" office:value-type="string" office:string-value="+" calcext:value-type="string">
            <text:p>+</text:p>
          </table:table-cell>
          <table:table-cell table:number-columns-repeated="1019"/>
        </table:table-row>
        <table:table-row table:style-name="ro1">
          <table:table-cell table:formula="of:=MID([.A60];11;1)" office:value-type="string" office:string-value="T" calcext:value-type="string">
            <text:p>T</text:p>
          </table:table-cell>
          <table:table-cell table:formula="of:=FIND([.A71];[.$D$58];1)" office:value-type="float" office:value="84" calcext:value-type="float">
            <text:p>84</text:p>
          </table:table-cell>
          <table:table-cell table:formula="of:=FIND(MID([.$A$53];[.$A$6]+11;1);[.$D$58];1)" office:value-type="float" office:value="87" calcext:value-type="float">
            <text:p>87</text:p>
          </table:table-cell>
          <table:table-cell table:formula="of:=IF(MOD(([.B71]+[.C71])-([.$G$4]+1);[.$D$4])=0;[.$D$4];MOD(([.B71]+[.C71])-([.$G$4]+1);[.$D$4]))" office:value-type="float" office:value="16" calcext:value-type="float">
            <text:p>16</text:p>
          </table:table-cell>
          <table:table-cell table:formula="of:=IF([.D71]=0;MID([.$D$58];[.$D$4];1);IF([.D71]=[.$D$4];MID([.$D$58];[.$D$4];1);MID([.$D$58];[.D71];1)))" office:value-type="string" office:string-value="w" calcext:value-type="string">
            <text:p>w</text:p>
          </table:table-cell>
          <table:table-cell table:number-columns-repeated="5"/>
          <table:table-cell table:style-name="ce28"/>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B" calcext:value-type="string">
            <text:p>B</text:p>
          </table:table-cell>
          <table:table-cell table:formula="of:=FIND([.A72];[.$D$58];1)" office:value-type="float" office:value="1" calcext:value-type="float">
            <text:p>1</text:p>
          </table:table-cell>
          <table:table-cell table:formula="of:=FIND(MID([.$A$53];[.$A$6]+12;1);[.$D$58];1)" office:value-type="float" office:value="23" calcext:value-type="float">
            <text:p>23</text:p>
          </table:table-cell>
          <table:table-cell table:formula="of:=IF(MOD(([.B72]+[.C72])-([.$G$4]+1);[.$D$4])=0;[.$D$4];MOD(([.B72]+[.C72])-([.$G$4]+1);[.$D$4]))" office:value-type="float" office:value="57" calcext:value-type="float">
            <text:p>57</text:p>
          </table:table-cell>
          <table:table-cell table:formula="of:=IF([.D72]=0;MID([.$D$58];[.$D$4];1);IF([.D72]=[.$D$4];MID([.$D$58];[.$D$4];1);MID([.$D$58];[.D72];1)))" office:value-type="string" office:string-value="R" calcext:value-type="string">
            <text:p>R</text:p>
          </table:table-cell>
          <table:table-cell table:number-columns-repeated="8"/>
          <table:table-cell table:formula="of:=LEN([.K72])" office:value-type="float" office:value="0" calcext:value-type="float">
            <text:p>0</text:p>
          </table:table-cell>
          <table:table-cell table:number-columns-repeated="1010"/>
        </table:table-row>
        <table:table-row table:style-name="ro1">
          <table:table-cell table:formula="of:=MID([.A60];13;1)" office:value-type="string" office:string-value="$" calcext:value-type="string">
            <text:p>$</text:p>
          </table:table-cell>
          <table:table-cell table:formula="of:=FIND([.A73];[.$D$58];1)" office:value-type="float" office:value="93" calcext:value-type="float">
            <text:p>93</text:p>
          </table:table-cell>
          <table:table-cell table:formula="of:=FIND(MID([.$A$53];[.$A$6]+13;1);[.$D$58];1)" office:value-type="float" office:value="47" calcext:value-type="float">
            <text:p>47</text:p>
          </table:table-cell>
          <table:table-cell table:formula="of:=IF(MOD(([.B73]+[.C73])-([.$G$4]+1);[.$D$4])=0;[.$D$4];MOD(([.B73]+[.C73])-([.$G$4]+1);[.$D$4]))" office:value-type="float" office:value="79" calcext:value-type="float">
            <text:p>79</text:p>
          </table:table-cell>
          <table:table-cell table:formula="of:=IF([.D73]=0;MID([.$D$58];[.$D$4];1);IF([.D73]=[.$D$4];MID([.$D$58];[.$D$4];1);MID([.$D$58];[.D73];1)))" office:value-type="string" office:string-value="{" calcext:value-type="string">
            <text:p>{</text:p>
          </table:table-cell>
          <table:table-cell table:number-columns-repeated="8"/>
          <table:table-cell table:formula="of:=LEN([.K73])" office:value-type="float" office:value="0" calcext:value-type="float">
            <text:p>0</text:p>
          </table:table-cell>
          <table:table-cell table:number-columns-repeated="1010"/>
        </table:table-row>
        <table:table-row table:style-name="ro1">
          <table:table-cell table:formula="of:=MID([.A60];14;1)" office:value-type="string" office:string-value="!" calcext:value-type="string">
            <text:p>!</text:p>
          </table:table-cell>
          <table:table-cell table:formula="of:=FIND([.A74];[.$D$58];1)" office:value-type="float" office:value="31" calcext:value-type="float">
            <text:p>31</text:p>
          </table:table-cell>
          <table:table-cell table:formula="of:=FIND(MID([.$A$53];[.$A$6]+14;1);[.$D$58];1)" office:value-type="float" office:value="80" calcext:value-type="float">
            <text:p>80</text:p>
          </table:table-cell>
          <table:table-cell table:formula="of:=IF(MOD(([.B74]+[.C74])-([.$G$4]+1);[.$D$4])=0;[.$D$4];MOD(([.B74]+[.C74])-([.$G$4]+1);[.$D$4]))" office:value-type="float" office:value="50" calcext:value-type="float">
            <text:p>50</text:p>
          </table:table-cell>
          <table:table-cell table:formula="of:=IF([.D74]=0;MID([.$D$58];[.$D$4];1);IF([.D74]=[.$D$4];MID([.$D$58];[.$D$4];1);MID([.$D$58];[.D74];1)))" office:value-type="string" office:string-value="E" calcext:value-type="string">
            <text:p>E</text:p>
          </table:table-cell>
          <table:table-cell table:number-columns-repeated="8"/>
          <table:table-cell table:formula="of:=LEN([.K74])" office:value-type="float" office:value="0" calcext:value-type="float">
            <text:p>0</text:p>
          </table:table-cell>
          <table:table-cell table:number-columns-repeated="1010"/>
        </table:table-row>
        <table:table-row table:style-name="ro1">
          <table:table-cell table:formula="of:=MID([.A60];15;1)" office:value-type="string" office:string-value="V" calcext:value-type="string">
            <text:p>V</text:p>
          </table:table-cell>
          <table:table-cell table:formula="of:=FIND([.A75];[.$D$58];1)" office:value-type="float" office:value="28" calcext:value-type="float">
            <text:p>28</text:p>
          </table:table-cell>
          <table:table-cell table:formula="of:=FIND(MID([.$A$53];[.$A$6]+15;1);[.$D$58];1)" office:value-type="float" office:value="47" calcext:value-type="float">
            <text:p>47</text:p>
          </table:table-cell>
          <table:table-cell table:formula="of:=IF(MOD(([.B75]+[.C75])-([.$G$4]+1);[.$D$4])=0;[.$D$4];MOD(([.B75]+[.C75])-([.$G$4]+1);[.$D$4]))" office:value-type="float" office:value="14" calcext:value-type="float">
            <text:p>14</text:p>
          </table:table-cell>
          <table:table-cell table:formula="of:=IF([.D75]=0;MID([.$D$58];[.$D$4];1);IF([.D75]=[.$D$4];MID([.$D$58];[.$D$4];1);MID([.$D$58];[.D75];1)))" office:value-type="string" office:string-value="M" calcext:value-type="string">
            <text:p>M</text:p>
          </table:table-cell>
          <table:table-cell table:number-columns-repeated="1019"/>
        </table:table-row>
        <table:table-row table:style-name="ro1">
          <table:table-cell table:formula="of:=MID([.A60];16;1)" office:value-type="string" office:string-value="H" calcext:value-type="string">
            <text:p>H</text:p>
          </table:table-cell>
          <table:table-cell table:formula="of:=FIND([.A76];[.$D$58];1)" office:value-type="float" office:value="52" calcext:value-type="float">
            <text:p>52</text:p>
          </table:table-cell>
          <table:table-cell table:formula="of:=FIND(MID([.$A$53];[.$A$6]+16;1);[.$D$58];1)" office:value-type="float" office:value="19" calcext:value-type="float">
            <text:p>19</text:p>
          </table:table-cell>
          <table:table-cell table:formula="of:=IF(MOD(([.B76]+[.C76])-([.$G$4]+1);[.$D$4])=0;[.$D$4];MOD(([.B76]+[.C76])-([.$G$4]+1);[.$D$4]))" office:value-type="float" office:value="10" calcext:value-type="float">
            <text:p>10</text:p>
          </table:table-cell>
          <table:table-cell table:formula="of:=IF([.D76]=0;MID([.$D$58];[.$D$4];1);IF([.D76]=[.$D$4];MID([.$D$58];[.$D$4];1);MID([.$D$58];[.D76];1)))" office:value-type="string" office:string-value="1" calcext:value-type="string">
            <text:p>1</text:p>
          </table:table-cell>
          <table:table-cell table:number-columns-repeated="1019"/>
        </table:table-row>
        <table:table-row table:style-name="ro1">
          <table:table-cell table:style-name="ce28" table:formula="of:=COM.MICROSOFT.CONCAT([.$E$61:.$E$76])" office:value-type="string" office:string-value="TRDv?+*Ew+wR{EM1" calcext:value-type="string">
            <text:p>TRDv?+*Ew+wR{EM1</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S0H^xPw{eP\0r{_?lgV9B]I|?])gC|C4/h =YT@VCT5h^V&gt;eA Beautiful MindA Beautiful Mind" calcext:value-type="string">
            <text:p>S0H^xPw{eP\0r{_?lgV9B]I|?])gC|C4/h =YT@VCT5h^V&gt;eA Beautiful MindA Beautiful Mind</text:p>
          </table:table-cell>
          <table:table-cell table:style-name="ce27" table:formula="of:=COM.MICROSOFT.CONCAT( &quot;  OTP SIZE=  &quot;;LEN([.A78]))"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abfD&amp;&quot;&lt;&gt;?C5@EGHLQINRSY]^cde=hjklmnopFvxyz{|}~#TO')*+,-P$A" calcext:value-type="string">
            <text:p>abfD&amp;"&lt;&gt;?C5@EGHLQINRSY]^cde=hjklmnopFvxyz{|}~#TO')*+,-P$A</text:p>
          </table:table-cell>
          <table:table-cell table:style-name="ce28" table:formula="of:=IF([.$H$3]=0;RIGHT([.$D$58];LEN([.$D$58])-[.$H$4]);LEFT([.$D$58];LEN([.$D$58])-[.$H$4]))" office:value-type="string" office:string-value="BK_Z`i./012[tMJwq34678g%X\UVW(!ur9: s" calcext:value-type="string">
            <text:p>BK_Z`i./012[tMJwq34678g%X\UVW(!ur9: s</text:p>
          </table:table-cell>
          <table:table-cell table:style-name="ce28" table:formula="of:=IF([.$H$3]=0;COM.MICROSOFT.CONCAT([.C80];[.B80]);COM.MICROSOFT.CONCAT([.C81];[.B81]))" office:value-type="string" office:string-value="abfD&amp;&quot;&lt;&gt;?C5@EGHLQINRSY]^cde=hjklmnopFvxyz{|}~#TO')*+,-P$ABK_Z`i./012[tMJwq34678g%X\UVW(!ur9: s" calcext:value-type="string">
            <text:p>abfD&amp;"&lt;&gt;?C5@EGHLQINRSY]^cde=hjklmnopFvxyz{|}~#TO')*+,-P$ABK_Z`i./012[tMJwq34678g%X\UVW(!ur9: s</text:p>
          </table:table-cell>
          <table:table-cell table:style-name="Default"/>
          <table:table-cell table:number-columns-repeated="1019"/>
        </table:table-row>
        <table:table-row table:style-name="ro1">
          <table:table-cell/>
          <table:table-cell table:style-name="ce28" table:formula="of:=LEFT([.$D$58];LEN([.$D$58])-[.$H$4])" office:value-type="string" office:string-value="BK_Z`i./012[tMJwq34678g%X\UVW(!ur9: s" calcext:value-type="string">
            <text:p>BK_Z`i./012[tMJwq34678g%X\UVW(!ur9: s</text:p>
          </table:table-cell>
          <table:table-cell table:style-name="ce28" table:formula="of:=RIGHT([.$D$58];[.$H$4])" office:value-type="string" office:string-value="abfD&amp;&quot;&lt;&gt;?C5@EGHLQINRSY]^cde=hjklmnopFvxyz{|}~#TO')*+,-P$A" calcext:value-type="string">
            <text:p>abfD&amp;"&lt;&gt;?C5@EGHLQINRSY]^cde=hjklmnopFvxyz{|}~#TO')*+,-P$A</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B" calcext:value-type="string">
            <text:p>B</text:p>
          </table:table-cell>
          <table:table-cell/>
          <table:table-cell table:style-name="ce28" table:formula="of:=IF([.$H$3]=0;COM.MICROSOFT.CONCAT([.B82];REPLACE([.D80];([.$H$4]+1);1;&quot;&quot;));COM.MICROSOFT.CONCAT(REPLACE([.D80];([.$H$4]+1);1;&quot;&quot;);[.B82]))" office:value-type="string" office:string-value="abfD&amp;&quot;&lt;&gt;?C5@EGHLQINRSY]^cde=hjklmnopFvxyz{|}~#TO')*+,-P$AK_Z`i./012[tMJwq34678g%X\UVW(!ur9: sB" calcext:value-type="string">
            <text:p>abfD&amp;"&lt;&gt;?C5@EGHLQINRSY]^cde=hjklmnopFvxyz{|}~#TO')*+,-P$AK_Z`i./012[tMJwq34678g%X\UVW(!ur9: sB</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COM.MICROSOFT.CONCAT(MID([.D82];[.$E$4]+1;1);MID([.D82];[.$F$4]+1;1);MID([.D82];[.$G$4]+1;1);MID([.D82];[.$H$4]+1;1))" office:value-type="string" office:string-value="c@`K" calcext:value-type="string">
            <text:p>c@`K</text:p>
          </table:table-cell>
          <table:table-cell table:style-name="ce28"/>
          <table:table-cell table:formula="of:=COM.MICROSOFT.CONCAT([.B83];SUBSTITUTE(SUBSTITUTE(SUBSTITUTE(SUBSTITUTE([.D82];MID([.B83];1;1);&quot;&quot;;1);MID([.B83];2;1);&quot;&quot;;1);MID([.B83];3;1);&quot;&quot;;1);MID([.B83];4;1);&quot;&quot;;1))" office:value-type="string" office:string-value="c@`KabfD&amp;&quot;&lt;&gt;?C5EGHLQINRSY]^de=hjklmnopFvxyz{|}~#TO')*+,-P$A_Zi./012[tMJwq34678g%X\UVW(!ur9: sB" calcext:value-type="string">
            <text:p>c@`KabfD&amp;"&lt;&gt;?C5EGHLQINRSY]^de=hjklmnopFvxyz{|}~#TO')*+,-P$A_Zi./012[tMJwq34678g%X\UVW(!ur9: sB</text:p>
          </table:table-cell>
          <table:table-cell table:style-name="Default"/>
          <table:table-cell table:number-columns-repeated="4"/>
          <table:table-cell table:style-name="ce28" table:number-columns-repeated="2"/>
          <table:table-cell table:number-columns-repeated="2"/>
          <table:table-cell table:formula="of:=LEN([.K83])"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5"/>
          <table:table-cell table:style-name="ce28"/>
          <table:table-cell table:number-columns-repeated="2"/>
          <table:table-cell table:formula="of:=LEN([.K84])" office:value-type="float" office:value="0" calcext:value-type="float">
            <text:p>0</text:p>
          </table:table-cell>
          <table:table-cell table:number-columns-repeated="1010"/>
        </table:table-row>
        <table:table-row table:style-name="ro1">
          <table:table-cell table:style-name="ce28" table:formula="of:=COM.MICROSOFT.CONCAT([.$E$61:.$E$76])" office:value-type="string" office:string-value="TRDv?+*Ew+wR{EM1" calcext:value-type="string">
            <text:p>TRDv?+*Ew+wR{EM1</text:p>
          </table:table-cell>
          <table:table-cell table:formula="of:=COM.MICROSOFT.CONCAT(&quot;'&quot;;[.A85];&quot;'&quot;;&quot; A85 char positions in D83&quot;)" office:value-type="string" office:string-value="'TRDv?+*Ew+wR{EM1' A85 char positions in D83" calcext:value-type="string">
            <text:p>'TRDv?+*Ew+wR{EM1' A85 char positions in D83</text:p>
          </table:table-cell>
          <table:table-cell table:formula="of:=COM.MICROSOFT.CONCAT(&quot;'&quot;;MID([.$A$78];[.$A$6]+1;[.$A$6]);&quot;'&quot;;&quot; OTP  char positions in D83&quot;)" office:value-type="string" office:string-value="'lgV9B]I|?])gC|C4' OTP  char positions in D83" calcext:value-type="string">
            <text:p>'lgV9B]I|?])gC|C4' OTP <text:s/>char positions in D83</text:p>
          </table:table-cell>
          <table:table-cell/>
          <table:table-cell table:style-name="Default"/>
          <table:table-cell table:number-columns-repeated="5"/>
          <table:table-cell table:style-name="ce28"/>
          <table:table-cell table:number-columns-repeated="2"/>
          <table:table-cell table:formula="of:=LEN([.K85])" office:value-type="float" office:value="0" calcext:value-type="float">
            <text:p>0</text:p>
          </table:table-cell>
          <table:table-cell table:number-columns-repeated="1010"/>
        </table:table-row>
        <table:table-row table:style-name="ro1">
          <table:table-cell table:formula="of:=MID([.A85];1;1)" office:value-type="string" office:string-value="T" calcext:value-type="string">
            <text:p>T</text:p>
          </table:table-cell>
          <table:table-cell table:formula="of:=FIND([.A86];[.$D$83];1)" office:value-type="float" office:value="49" calcext:value-type="float">
            <text:p>49</text:p>
          </table:table-cell>
          <table:table-cell table:formula="of:=FIND(MID([.$A$78];[.$A$6]+1;1);[.$D$83];1)" office:value-type="float" office:value="34" calcext:value-type="float">
            <text:p>34</text:p>
          </table:table-cell>
          <table:table-cell table:formula="of:=IF(MOD(([.B86]+[.C86])-([.$H$4]+1);[.$D$4])=0;[.$D$4];MOD(([.B86]+[.C86])-([.$H$4]+1);[.$D$4]))" office:value-type="float" office:value="25" calcext:value-type="float">
            <text:p>25</text:p>
          </table:table-cell>
          <table:table-cell table:formula="of:=IF([.D86]=0;MID([.$D$83];[.$D$4];1);IF([.D86]=[.$D$4];MID([.$D$83];[.$D$4];1);MID([.$D$83];[.D86];1)))" office:value-type="string" office:string-value="Y" calcext:value-type="string">
            <text:p>Y</text:p>
          </table:table-cell>
          <table:table-cell table:number-columns-repeated="5"/>
          <table:table-cell table:style-name="ce28"/>
          <table:table-cell table:number-columns-repeated="2"/>
          <table:table-cell table:formula="of:=LEN([.K86])" office:value-type="float" office:value="0" calcext:value-type="float">
            <text:p>0</text:p>
          </table:table-cell>
          <table:table-cell table:number-columns-repeated="1010"/>
        </table:table-row>
        <table:table-row table:style-name="ro1">
          <table:table-cell table:formula="of:=MID([.A85];2;1)" office:value-type="string" office:string-value="R" calcext:value-type="string">
            <text:p>R</text:p>
          </table:table-cell>
          <table:table-cell table:formula="of:=FIND([.A87];[.$D$83];1)" office:value-type="float" office:value="23" calcext:value-type="float">
            <text:p>23</text:p>
          </table:table-cell>
          <table:table-cell table:formula="of:=FIND(MID([.$A$78];[.$A$6]+2;1);[.$D$83];1)" office:value-type="float" office:value="79" calcext:value-type="float">
            <text:p>79</text:p>
          </table:table-cell>
          <table:table-cell table:formula="of:=IF(MOD(([.B87]+[.C87])-([.$H$4]+1);[.$D$4])=0;[.$D$4];MOD(([.B87]+[.C87])-([.$H$4]+1);[.$D$4]))" office:value-type="float" office:value="44" calcext:value-type="float">
            <text:p>44</text:p>
          </table:table-cell>
          <table:table-cell table:formula="of:=IF([.D87]=0;MID([.$D$83];[.$D$4];1);IF([.D87]=[.$D$4];MID([.$D$83];[.$D$4];1);MID([.$D$83];[.D87];1)))" office:value-type="string" office:string-value="{" calcext:value-type="string">
            <text:p>{</text:p>
          </table:table-cell>
          <table:table-cell table:number-columns-repeated="1019"/>
        </table:table-row>
        <table:table-row table:style-name="ro1">
          <table:table-cell table:formula="of:=MID([.A85];3;1)" office:value-type="string" office:string-value="D" calcext:value-type="string">
            <text:p>D</text:p>
          </table:table-cell>
          <table:table-cell table:formula="of:=FIND([.A88];[.$D$83];1)" office:value-type="float" office:value="8" calcext:value-type="float">
            <text:p>8</text:p>
          </table:table-cell>
          <table:table-cell table:formula="of:=FIND(MID([.$A$78];[.$A$6]+3;1);[.$D$83];1)" office:value-type="float" office:value="84" calcext:value-type="float">
            <text:p>84</text:p>
          </table:table-cell>
          <table:table-cell table:formula="of:=IF(MOD(([.B88]+[.C88])-([.$H$4]+1);[.$D$4])=0;[.$D$4];MOD(([.B88]+[.C88])-([.$H$4]+1);[.$D$4]))" office:value-type="float" office:value="34" calcext:value-type="float">
            <text:p>34</text:p>
          </table:table-cell>
          <table:table-cell table:formula="of:=IF([.D88]=0;MID([.$D$83];[.$D$4];1);IF([.D88]=[.$D$4];MID([.$D$83];[.$D$4];1);MID([.$D$83];[.D88];1)))" office:value-type="string" office:string-value="l" calcext:value-type="string">
            <text:p>l</text:p>
          </table:table-cell>
          <table:table-cell table:number-columns-repeated="8"/>
          <table:table-cell table:formula="of:=LEN([.K88])" office:value-type="float" office:value="0" calcext:value-type="float">
            <text:p>0</text:p>
          </table:table-cell>
          <table:table-cell table:number-columns-repeated="1010"/>
        </table:table-row>
        <table:table-row table:style-name="ro1">
          <table:table-cell table:formula="of:=MID([.A85];4;1)" office:value-type="string" office:string-value="v" calcext:value-type="string">
            <text:p>v</text:p>
          </table:table-cell>
          <table:table-cell table:formula="of:=FIND([.A89];[.$D$83];1)" office:value-type="float" office:value="40" calcext:value-type="float">
            <text:p>40</text:p>
          </table:table-cell>
          <table:table-cell table:formula="of:=FIND(MID([.$A$78];[.$A$6]+4;1);[.$D$83];1)" office:value-type="float" office:value="90" calcext:value-type="float">
            <text:p>90</text:p>
          </table:table-cell>
          <table:table-cell table:formula="of:=IF(MOD(([.B89]+[.C89])-([.$H$4]+1);[.$D$4])=0;[.$D$4];MOD(([.B89]+[.C89])-([.$H$4]+1);[.$D$4]))" office:value-type="float" office:value="72" calcext:value-type="float">
            <text:p>72</text:p>
          </table:table-cell>
          <table:table-cell table:formula="of:=IF([.D89]=0;MID([.$D$83];[.$D$4];1);IF([.D89]=[.$D$4];MID([.$D$83];[.$D$4];1);MID([.$D$83];[.D89];1)))" office:value-type="string" office:string-value="w" calcext:value-type="string">
            <text:p>w</text:p>
          </table:table-cell>
          <table:table-cell table:number-columns-repeated="8"/>
          <table:table-cell table:formula="of:=LEN([.K89])" office:value-type="float" office:value="0" calcext:value-type="float">
            <text:p>0</text:p>
          </table:table-cell>
          <table:table-cell table:number-columns-repeated="1010"/>
        </table:table-row>
        <table:table-row table:style-name="ro1">
          <table:table-cell table:formula="of:=MID([.A85];5;1)" office:value-type="string" office:string-value="?" calcext:value-type="string">
            <text:p>?</text:p>
          </table:table-cell>
          <table:table-cell table:formula="of:=FIND([.A90];[.$D$83];1)" office:value-type="float" office:value="13" calcext:value-type="float">
            <text:p>13</text:p>
          </table:table-cell>
          <table:table-cell table:formula="of:=FIND(MID([.$A$78];[.$A$6]+5;1);[.$D$83];1)" office:value-type="float" office:value="94" calcext:value-type="float">
            <text:p>94</text:p>
          </table:table-cell>
          <table:table-cell table:formula="of:=IF(MOD(([.B90]+[.C90])-([.$H$4]+1);[.$D$4])=0;[.$D$4];MOD(([.B90]+[.C90])-([.$H$4]+1);[.$D$4]))" office:value-type="float" office:value="49" calcext:value-type="float">
            <text:p>49</text:p>
          </table:table-cell>
          <table:table-cell table:formula="of:=IF([.D90]=0;MID([.$D$83];[.$D$4];1);IF([.D90]=[.$D$4];MID([.$D$83];[.$D$4];1);MID([.$D$83];[.D90];1)))" office:value-type="string" office:string-value="T" calcext:value-type="string">
            <text:p>T</text:p>
          </table:table-cell>
          <table:table-cell table:number-columns-repeated="8"/>
          <table:table-cell table:formula="of:=LEN([.K90])" office:value-type="float" office:value="0" calcext:value-type="float">
            <text:p>0</text:p>
          </table:table-cell>
          <table:table-cell table:number-columns-repeated="1010"/>
        </table:table-row>
        <table:table-row table:style-name="ro1">
          <table:table-cell table:formula="of:=MID([.A85];6;1)" office:value-type="string" office:string-value="+" calcext:value-type="string">
            <text:p>+</text:p>
          </table:table-cell>
          <table:table-cell table:formula="of:=FIND([.A91];[.$D$83];1)" office:value-type="float" office:value="54" calcext:value-type="float">
            <text:p>54</text:p>
          </table:table-cell>
          <table:table-cell table:formula="of:=FIND(MID([.$A$78];[.$A$6]+6;1);[.$D$83];1)" office:value-type="float" office:value="26" calcext:value-type="float">
            <text:p>26</text:p>
          </table:table-cell>
          <table:table-cell table:formula="of:=IF(MOD(([.B91]+[.C91])-([.$H$4]+1);[.$D$4])=0;[.$D$4];MOD(([.B91]+[.C91])-([.$H$4]+1);[.$D$4]))" office:value-type="float" office:value="22" calcext:value-type="float">
            <text:p>22</text:p>
          </table:table-cell>
          <table:table-cell table:formula="of:=IF([.D91]=0;MID([.$D$83];[.$D$4];1);IF([.D91]=[.$D$4];MID([.$D$83];[.$D$4];1);MID([.$D$83];[.D91];1)))" office:value-type="string" office:string-value="N" calcext:value-type="string">
            <text:p>N</text:p>
          </table:table-cell>
          <table:table-cell table:number-columns-repeated="8"/>
          <table:table-cell table:formula="of:=LEN([.K91])" office:value-type="float" office:value="0" calcext:value-type="float">
            <text:p>0</text:p>
          </table:table-cell>
          <table:table-cell table:number-columns-repeated="1010"/>
        </table:table-row>
        <table:table-row table:style-name="ro1">
          <table:table-cell table:formula="of:=MID([.A85];7;1)" office:value-type="string" office:string-value="*" calcext:value-type="string">
            <text:p>*</text:p>
          </table:table-cell>
          <table:table-cell table:formula="of:=FIND([.A92];[.$D$83];1)" office:value-type="float" office:value="53" calcext:value-type="float">
            <text:p>53</text:p>
          </table:table-cell>
          <table:table-cell table:formula="of:=FIND(MID([.$A$78];[.$A$6]+7;1);[.$D$83];1)" office:value-type="float" office:value="21" calcext:value-type="float">
            <text:p>21</text:p>
          </table:table-cell>
          <table:table-cell table:formula="of:=IF(MOD(([.B92]+[.C92])-([.$H$4]+1);[.$D$4])=0;[.$D$4];MOD(([.B92]+[.C92])-([.$H$4]+1);[.$D$4]))" office:value-type="float" office:value="16" calcext:value-type="float">
            <text:p>16</text:p>
          </table:table-cell>
          <table:table-cell table:formula="of:=IF([.D92]=0;MID([.$D$83];[.$D$4];1);IF([.D92]=[.$D$4];MID([.$D$83];[.$D$4];1);MID([.$D$83];[.D92];1)))" office:value-type="string" office:string-value="E" calcext:value-type="string">
            <text:p>E</text:p>
          </table:table-cell>
          <table:table-cell table:number-columns-repeated="1019"/>
        </table:table-row>
        <table:table-row table:style-name="ro1">
          <table:table-cell table:formula="of:=MID([.A85];8;1)" office:value-type="string" office:string-value="E" calcext:value-type="string">
            <text:p>E</text:p>
          </table:table-cell>
          <table:table-cell table:formula="of:=FIND([.A93];[.$D$83];1)" office:value-type="float" office:value="16" calcext:value-type="float">
            <text:p>16</text:p>
          </table:table-cell>
          <table:table-cell table:formula="of:=FIND(MID([.$A$78];[.$A$6]+8;1);[.$D$83];1)" office:value-type="float" office:value="45" calcext:value-type="float">
            <text:p>45</text:p>
          </table:table-cell>
          <table:table-cell table:formula="of:=IF(MOD(([.B93]+[.C93])-([.$H$4]+1);[.$D$4])=0;[.$D$4];MOD(([.B93]+[.C93])-([.$H$4]+1);[.$D$4]))" office:value-type="float" office:value="3" calcext:value-type="float">
            <text:p>3</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w" calcext:value-type="string">
            <text:p>w</text:p>
          </table:table-cell>
          <table:table-cell table:formula="of:=FIND([.A94];[.$D$83];1)" office:value-type="float" office:value="72" calcext:value-type="float">
            <text:p>72</text:p>
          </table:table-cell>
          <table:table-cell table:formula="of:=FIND(MID([.$A$78];[.$A$6]+9;1);[.$D$83];1)" office:value-type="float" office:value="13" calcext:value-type="float">
            <text:p>13</text:p>
          </table:table-cell>
          <table:table-cell table:formula="of:=IF(MOD(([.B94]+[.C94])-([.$H$4]+1);[.$D$4])=0;[.$D$4];MOD(([.B94]+[.C94])-([.$H$4]+1);[.$D$4]))" office:value-type="float" office:value="27" calcext:value-type="float">
            <text:p>27</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 calcext:value-type="string">
            <text:p>+</text:p>
          </table:table-cell>
          <table:table-cell table:formula="of:=FIND([.A95];[.$D$83];1)" office:value-type="float" office:value="54" calcext:value-type="float">
            <text:p>54</text:p>
          </table:table-cell>
          <table:table-cell table:formula="of:=FIND(MID([.$A$78];[.$A$6]+10;1);[.$D$83];1)" office:value-type="float" office:value="26" calcext:value-type="float">
            <text:p>26</text:p>
          </table:table-cell>
          <table:table-cell table:formula="of:=IF(MOD(([.B95]+[.C95])-([.$H$4]+1);[.$D$4])=0;[.$D$4];MOD(([.B95]+[.C95])-([.$H$4]+1);[.$D$4]))" office:value-type="float" office:value="22" calcext:value-type="float">
            <text:p>22</text:p>
          </table:table-cell>
          <table:table-cell table:formula="of:=IF([.D95]=0;MID([.$D$83];[.$D$4];1);IF([.D95]=[.$D$4];MID([.$D$83];[.$D$4];1);MID([.$D$83];[.D95];1)))" office:value-type="string" office:string-value="N" calcext:value-type="string">
            <text:p>N</text:p>
          </table:table-cell>
          <table:table-cell table:number-columns-repeated="1019"/>
        </table:table-row>
        <table:table-row table:style-name="ro1">
          <table:table-cell table:formula="of:=MID([.A85];11;1)" office:value-type="string" office:string-value="w" calcext:value-type="string">
            <text:p>w</text:p>
          </table:table-cell>
          <table:table-cell table:formula="of:=FIND([.A96];[.$D$83];1)" office:value-type="float" office:value="72" calcext:value-type="float">
            <text:p>72</text:p>
          </table:table-cell>
          <table:table-cell table:formula="of:=FIND(MID([.$A$78];[.$A$6]+11;1);[.$D$83];1)" office:value-type="float" office:value="52" calcext:value-type="float">
            <text:p>52</text:p>
          </table:table-cell>
          <table:table-cell table:formula="of:=IF(MOD(([.B96]+[.C96])-([.$H$4]+1);[.$D$4])=0;[.$D$4];MOD(([.B96]+[.C96])-([.$H$4]+1);[.$D$4]))" office:value-type="float" office:value="66" calcext:value-type="float">
            <text:p>66</text:p>
          </table:table-cell>
          <table:table-cell table:formula="of:=IF([.D96]=0;MID([.$D$83];[.$D$4];1);IF([.D96]=[.$D$4];MID([.$D$83];[.$D$4];1);MID([.$D$83];[.D96];1)))" office:value-type="string" office:string-value="1" calcext:value-type="string">
            <text:p>1</text:p>
          </table:table-cell>
          <table:table-cell table:number-columns-repeated="1019"/>
        </table:table-row>
        <table:table-row table:style-name="ro1">
          <table:table-cell table:formula="of:=MID([.A85];12;1)" office:value-type="string" office:string-value="R" calcext:value-type="string">
            <text:p>R</text:p>
          </table:table-cell>
          <table:table-cell table:formula="of:=FIND([.A97];[.$D$83];1)" office:value-type="float" office:value="23" calcext:value-type="float">
            <text:p>23</text:p>
          </table:table-cell>
          <table:table-cell table:formula="of:=FIND(MID([.$A$78];[.$A$6]+12;1);[.$D$83];1)" office:value-type="float" office:value="79" calcext:value-type="float">
            <text:p>79</text:p>
          </table:table-cell>
          <table:table-cell table:formula="of:=IF(MOD(([.B97]+[.C97])-([.$H$4]+1);[.$D$4])=0;[.$D$4];MOD(([.B97]+[.C97])-([.$H$4]+1);[.$D$4]))" office:value-type="float" office:value="44" calcext:value-type="float">
            <text:p>44</text:p>
          </table:table-cell>
          <table:table-cell table:formula="of:=IF([.D97]=0;MID([.$D$83];[.$D$4];1);IF([.D97]=[.$D$4];MID([.$D$83];[.$D$4];1);MID([.$D$83];[.D97];1)))" office:value-type="string" office:string-value="{" calcext:value-type="string">
            <text:p>{</text:p>
          </table:table-cell>
          <table:table-cell table:number-columns-repeated="1019"/>
        </table:table-row>
        <table:table-row table:style-name="ro1">
          <table:table-cell table:formula="of:=MID([.A85];13;1)" office:value-type="string" office:string-value="{" calcext:value-type="string">
            <text:p>{</text:p>
          </table:table-cell>
          <table:table-cell table:formula="of:=FIND([.A98];[.$D$83];1)" office:value-type="float" office:value="44" calcext:value-type="float">
            <text:p>44</text:p>
          </table:table-cell>
          <table:table-cell table:formula="of:=FIND(MID([.$A$78];[.$A$6]+13;1);[.$D$83];1)" office:value-type="float" office:value="14" calcext:value-type="float">
            <text:p>14</text:p>
          </table:table-cell>
          <table:table-cell table:formula="of:=IF(MOD(([.B98]+[.C98])-([.$H$4]+1);[.$D$4])=0;[.$D$4];MOD(([.B98]+[.C98])-([.$H$4]+1);[.$D$4]))" office:value-type="float" office:value="94" calcext:value-type="float">
            <text:p>94</text:p>
          </table:table-cell>
          <table:table-cell table:formula="of:=IF([.D98]=0;MID([.$D$83];[.$D$4];1);IF([.D98]=[.$D$4];MID([.$D$83];[.$D$4];1);MID([.$D$83];[.D98];1)))" office:value-type="string" office:string-value="B" calcext:value-type="string">
            <text:p>B</text:p>
          </table:table-cell>
          <table:table-cell table:number-columns-repeated="1019"/>
        </table:table-row>
        <table:table-row table:style-name="ro1">
          <table:table-cell table:formula="of:=MID([.A85];14;1)" office:value-type="string" office:string-value="E" calcext:value-type="string">
            <text:p>E</text:p>
          </table:table-cell>
          <table:table-cell table:formula="of:=FIND([.A99];[.$D$83];1)" office:value-type="float" office:value="16" calcext:value-type="float">
            <text:p>16</text:p>
          </table:table-cell>
          <table:table-cell table:formula="of:=FIND(MID([.$A$78];[.$A$6]+14;1);[.$D$83];1)" office:value-type="float" office:value="45" calcext:value-type="float">
            <text:p>45</text:p>
          </table:table-cell>
          <table:table-cell table:formula="of:=IF(MOD(([.B99]+[.C99])-([.$H$4]+1);[.$D$4])=0;[.$D$4];MOD(([.B99]+[.C99])-([.$H$4]+1);[.$D$4]))" office:value-type="float" office:value="3" calcext:value-type="float">
            <text:p>3</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M" calcext:value-type="string">
            <text:p>M</text:p>
          </table:table-cell>
          <table:table-cell table:formula="of:=FIND([.A100];[.$D$83];1)" office:value-type="float" office:value="70" calcext:value-type="float">
            <text:p>70</text:p>
          </table:table-cell>
          <table:table-cell table:formula="of:=FIND(MID([.$A$78];[.$A$6]+15;1);[.$D$83];1)" office:value-type="float" office:value="14" calcext:value-type="float">
            <text:p>14</text:p>
          </table:table-cell>
          <table:table-cell table:formula="of:=IF(MOD(([.B100]+[.C100])-([.$H$4]+1);[.$D$4])=0;[.$D$4];MOD(([.B100]+[.C100])-([.$H$4]+1);[.$D$4]))" office:value-type="float" office:value="26" calcext:value-type="float">
            <text:p>26</text:p>
          </table:table-cell>
          <table:table-cell table:formula="of:=IF([.D100]=0;MID([.$D$83];[.$D$4];1);IF([.D100]=[.$D$4];MID([.$D$83];[.$D$4];1);MID([.$D$83];[.D100];1)))" office:value-type="string" office:string-value="]" calcext:value-type="string">
            <text:p>]</text:p>
          </table:table-cell>
          <table:table-cell table:number-columns-repeated="1019"/>
        </table:table-row>
        <table:table-row table:style-name="ro1">
          <table:table-cell table:formula="of:=MID([.A85];16;1)" office:value-type="string" office:string-value="1" calcext:value-type="string">
            <text:p>1</text:p>
          </table:table-cell>
          <table:table-cell table:formula="of:=FIND([.A101];[.$D$83];1)" office:value-type="float" office:value="66" calcext:value-type="float">
            <text:p>66</text:p>
          </table:table-cell>
          <table:table-cell table:formula="of:=FIND(MID([.$A$78];[.$A$6]+16;1);[.$D$83];1)" office:value-type="float" office:value="75" calcext:value-type="float">
            <text:p>75</text:p>
          </table:table-cell>
          <table:table-cell table:formula="of:=IF(MOD(([.B101]+[.C101])-([.$H$4]+1);[.$D$4])=0;[.$D$4];MOD(([.B101]+[.C101])-([.$H$4]+1);[.$D$4]))" office:value-type="float" office:value="83" calcext:value-type="float">
            <text:p>83</text:p>
          </table:table-cell>
          <table:table-cell table:formula="of:=IF([.D101]=0;MID([.$D$83];[.$D$4];1);IF([.D101]=[.$D$4];MID([.$D$83];[.$D$4];1);MID([.$D$83];[.D101];1)))" office:value-type="string" office:string-value="U" calcext:value-type="string">
            <text:p>U</text:p>
          </table:table-cell>
          <table:table-cell table:number-columns-repeated="1019"/>
        </table:table-row>
        <table:table-row table:style-name="ro1">
          <table:table-cell table:style-name="ce28" table:formula="of:=COM.MICROSOFT.CONCAT([.$E$86];[.$E$87];[.$E$88];[.$E$89];[.$E$90];[.$E$91];[.$E$92];[.$E$93];[.$E$94];[.$E$95];[.$E$96];[.$E$97];[.$E$98];[.$E$99];[.$E$100];[.$E$101])" office:value-type="string" office:string-value="Y{lwTNE`^N1{B`]U" calcext:value-type="string">
            <text:p>Y{lwTNE`^N1{B`]U</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Y{lwTNE`^N1{B`]US0H^xPw{eP\0r{_?lgV9B]I|?])gC|C4/h =YT@VCT5h^V&gt;eA Beautiful MindA Beautiful Mind" calcext:value-type="string">
            <text:p>Y{lwTNE`^N1{B`]US0H^xPw{eP\0r{_?lgV9B]I|?])gC|C4/h =YT@VCT5h^V&gt;eA Beautiful MindA Beautiful Mind</text:p>
          </table:table-cell>
          <table:table-cell table:style-name="ce27" table:formula="of:=COM.MICROSOFT.CONCAT( &quot;  OTP SIZE=  &quot;;LEN([.A103]))"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
      <table:table table:name="Sheet5" table:style-name="ta1" table:protected="true">
        <loext:table-protection loext:select-protected-cells="true" loext:select-unprotected-cells="true"/>
        <table:table-column table:style-name="co17"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4.$D$83]" office:value-type="string" office:string-value="c@`KabfD&amp;&quot;&lt;&gt;?C5EGHLQINRSY]^de=hjklmnopFvxyz{|}~#TO')*+,-P$A_Zi./012[tMJwq34678g%X\UVW(!ur9: sB" calcext:value-type="string">
            <text:p>c@`KabfD&amp;"&lt;&gt;?C5EGHLQINRSY]^de=hjklmnopFvxyz{|}~#TO')*+,-P$A_Zi./012[tMJwq34678g%X\UVW(!ur9: sB</text:p>
          </table:table-cell>
          <table:table-cell table:style-name="ce23" table:formula="of:=[Sheet4.A102]" office:value-type="string" office:string-value="Y{lwTNE`^N1{B`]U" calcext:value-type="string">
            <text:p>Y{lwTNE`^N1{B`]U</text:p>
          </table:table-cell>
          <table:table-cell table:style-name="ce28"/>
          <table:table-cell/>
          <table:table-cell table:style-name="ce6" table:formula="of:=[Sheet4.E2]" office:value-type="float" office:value="24" calcext:value-type="float">
            <text:p>24</text:p>
          </table:table-cell>
          <table:table-cell table:style-name="ce6" table:formula="of:=[Sheet4.F2]" office:value-type="float" office:value="11" calcext:value-type="float">
            <text:p>11</text:p>
          </table:table-cell>
          <table:table-cell table:style-name="ce6" table:formula="of:=[Sheet4.G2]" office:value-type="float" office:value="60" calcext:value-type="float">
            <text:p>60</text:p>
          </table:table-cell>
          <table:table-cell table:style-name="ce6" table:formula="of:=[Sheet4.H2]" office:value-type="float" office:value="57" calcext:value-type="float">
            <text:p>57</text:p>
          </table:table-cell>
          <table:table-cell table:style-name="ce6" table:formula="of:=[Sheet4.I2]" office:value-type="float" office:value="0" calcext:value-type="float">
            <text:p>0</text:p>
          </table:table-cell>
          <table:table-cell table:number-columns-repeated="1015"/>
        </table:table-row>
        <table:table-row table:style-name="ro1">
          <table:table-cell table:style-name="ce27" table:formula="of:=[Sheet4.A103]" office:value-type="string" office:string-value="Y{lwTNE`^N1{B`]US0H^xPw{eP\0r{_?lgV9B]I|?])gC|C4/h =YT@VCT5h^V&gt;eA Beautiful MindA Beautiful Mind" calcext:value-type="string">
            <text:p>Y{lwTNE`^N1{B`]US0H^xPw{eP\0r{_?lgV9B]I|?])gC|C4/h =YT@VCT5h^V&gt;eA Beautiful MindA Beautiful 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Y{lwTNE`^N1{B`]US0H^xPw{eP\0r{_?lgV9B]I|?])gC|C4/h =YT@VCT5h^V&gt;eA Beautiful MindA Beautiful Mind" calcext:value-type="string">
            <text:p>Y{lwTNE`^N1{B`]US0H^xPw{eP\0r{_?lgV9B]I|?])gC|C4/h =YT@VCT5h^V&gt;eA Beautiful MindA Beautiful Mind</text:p>
          </table:table-cell>
          <table:table-cell table:style-name="ce17" table:formula="of:=[Sheet4.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c@`KabfD&amp;&quot;&lt;&gt;?C5EGHLQINRS" calcext:value-type="string">
            <text:p>c@`KabfD&amp;"&lt;&gt;?C5EGHLQINRS</text:p>
          </table:table-cell>
          <table:table-cell table:formula="of:=IF([.$E$3]=0;RIGHT([.$A$2];[.$D$4]-[.$E$4]);LEFT([.$A$2];[.$D$4]-[.$E$4]))" office:value-type="string" office:string-value="Y]^de=hjklmnopFvxyz{|}~#TO')*+,-P$A_Zi./012[tMJwq34678g%X\UVW(!ur9: sB" calcext:value-type="string">
            <text:p>Y]^de=hjklmnopFvxyz{|}~#TO')*+,-P$A_Zi./012[tMJwq34678g%X\UVW(!ur9: sB</text:p>
          </table:table-cell>
          <table:table-cell table:style-name="ce28" table:formula="of:=IF([.$E$3]=0;COM.MICROSOFT.CONCAT([.C5];[.B5]);COM.MICROSOFT.CONCAT([.C6];[.B6]))" office:value-type="string" office:string-value="Y]^de=hjklmnopFvxyz{|}~#TO')*+,-P$A_Zi./012[tMJwq34678g%X\UVW(!ur9: sBc@`KabfD&amp;&quot;&lt;&gt;?C5EGHLQINRS" calcext:value-type="string">
            <text:p>Y]^de=hjklmnopFvxyz{|}~#TO')*+,-P$A_Zi./012[tMJwq34678g%X\UVW(!ur9: sBc@`KabfD&amp;"&lt;&gt;?C5EGHLQINRS</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c@`KabfD&amp;&quot;&lt;&gt;?C5EGHLQINRSY]^de=hjklmnopFvxyz{|}~#TO')*+,-P$A_Zi./012[tM" calcext:value-type="string">
            <text:p>c@`KabfD&amp;"&lt;&gt;?C5EGHLQINRSY]^de=hjklmnopFvxyz{|}~#TO')*+,-P$A_Zi./012[tM</text:p>
          </table:table-cell>
          <table:table-cell table:formula="of:=RIGHT([.$A$2];[.$E$4])" office:value-type="string" office:string-value="Jwq34678g%X\UVW(!ur9: sB" calcext:value-type="string">
            <text:p>Jwq34678g%X\UVW(!ur9: sB</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T" calcext:value-type="string">
            <text:p>T</text:p>
          </table:table-cell>
          <table:table-cell/>
          <table:table-cell table:style-name="ce28" table:formula="of:=IF([.$E$3]=0;COM.MICROSOFT.CONCAT([.B7];REPLACE([.D5];([.$E$4]+1);1;&quot;&quot;));COM.MICROSOFT.CONCAT(REPLACE([.D5];([.$E$4]+1);1;&quot;&quot;);[.B7]))" office:value-type="string" office:string-value="TY]^de=hjklmnopFvxyz{|}~#O')*+,-P$A_Zi./012[tMJwq34678g%X\UVW(!ur9: sBc@`KabfD&amp;&quot;&lt;&gt;?C5EGHLQINRS" calcext:value-type="string">
            <text:p>TY]^de=hjklmnopFvxyz{|}~#O')*+,-P$A_Zi./012[tMJwq34678g%X\UVW(!ur9: sBc@`KabfD&amp;"&lt;&gt;?C5EGHLQINRS</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COM.MICROSOFT.CONCAT(MID([.D7];[.$E$4]+1;1);MID([.D7];[.$F$4]+1;1);MID([.D7];[.$G$4]+1;1);MID([.D7];[.$H$4]+1;1))" office:value-type="string" office:string-value="#mW\" calcext:value-type="string">
            <text:p>#mW\</text:p>
          </table:table-cell>
          <table:table-cell/>
          <table:table-cell table:formula="of:=COM.MICROSOFT.CONCAT([.B8];SUBSTITUTE(SUBSTITUTE(SUBSTITUTE(SUBSTITUTE([.D7];MID([.B8];1;1);&quot;&quot;;1);MID([.B8];2;1);&quot;&quot;;1);MID([.B8];3;1);&quot;&quot;;1);MID([.B8];4;1);&quot;&quot;;1))" office:value-type="string" office:string-value="#mW\TY]^de=hjklnopFvxyz{|}~O')*+,-P$A_Zi./012[tMJwq34678g%XUV(!ur9: sBc@`KabfD&amp;&quot;&lt;&gt;?C5EGHLQINRS" calcext:value-type="string">
            <text:p>#mW\TY]^de=hjklnopFvxyz{|}~O')*+,-P$A_Zi./012[tMJwq34678g%XUV(!ur9: sBc@`KabfD&amp;"&lt;&gt;?C5EGHLQINRS</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2"/>
          <table:table-cell table:formula="of:=LEN([.K8])" office:value-type="float" office:value="0" calcext:value-type="float">
            <text:p>0</text:p>
          </table:table-cell>
          <table:table-cell table:number-columns-repeated="1010"/>
        </table:table-row>
        <table:table-row table:style-name="ro1">
          <table:table-cell table:style-name="ce27" table:formula="of:=[.$A$4]" office:value-type="string" office:string-value="Y{lwTNE`^N1{B`]US0H^xPw{eP\0r{_?lgV9B]I|?])gC|C4/h =YT@VCT5h^V&gt;eA Beautiful MindA Beautiful Mind" calcext:value-type="string">
            <text:p>Y{lwTNE`^N1{B`]US0H^xPw{eP\0r{_?lgV9B]I|?])gC|C4/h =YT@VCT5h^V&gt;eA Beautiful MindA Beautiful Mind</text:p>
          </table:table-cell>
          <table:table-cell table:number-columns-repeated="3"/>
          <table:table-cell table:style-name="Default"/>
          <table:table-cell table:number-columns-repeated="5"/>
          <table:table-cell table:style-name="ce28"/>
          <table:table-cell table:number-columns-repeated="2"/>
          <table:table-cell table:formula="of:=LEN([.K9])" office:value-type="float" office:value="0" calcext:value-type="float">
            <text:p>0</text:p>
          </table:table-cell>
          <table:table-cell table:number-columns-repeated="1010"/>
        </table:table-row>
        <table:table-row table:style-name="ro1">
          <table:table-cell/>
          <table:table-cell office:value-type="string" calcext:value-type="string">
            <text:p>B2 <text:s/>char positions in D8</text:p>
          </table:table-cell>
          <table:table-cell table:formula="of:=COM.MICROSOFT.CONCAT(&quot;'&quot;;MID([.$A$3];1;16);&quot;'&quot;;&quot; A3 char positions in D8&quot;)" office:value-type="string" office:string-value="'Y{lwTNE`^N1{B`]U' A3 char positions in D8" calcext:value-type="string">
            <text:p>'Y{lwTNE`^N1{B`]U' A3 char positions in D8</text:p>
          </table:table-cell>
          <table:table-cell/>
          <table:table-cell table:style-name="Default"/>
          <table:table-cell table:number-columns-repeated="5"/>
          <table:table-cell table:style-name="ce28"/>
          <table:table-cell table:number-columns-repeated="2"/>
          <table:table-cell table:formula="of:=LEN([.K10])" office:value-type="float" office:value="0" calcext:value-type="float">
            <text:p>0</text:p>
          </table:table-cell>
          <table:table-cell table:number-columns-repeated="1010"/>
        </table:table-row>
        <table:table-row table:style-name="ro1">
          <table:table-cell table:formula="of:=MID([.$A$4];1;1)" office:value-type="string" office:string-value="Y" calcext:value-type="string">
            <text:p>Y</text:p>
          </table:table-cell>
          <table:table-cell table:formula="of:=FIND([.A11];[.$D$8];1)" office:value-type="float" office:value="6" calcext:value-type="float">
            <text:p>6</text:p>
          </table:table-cell>
          <table:table-cell table:formula="of:=FIND(MID([.$A$9];[.$A$6]+1;1);[.$D$8];1)" office:value-type="float" office:value="94" calcext:value-type="float">
            <text:p>94</text:p>
          </table:table-cell>
          <table:table-cell table:formula="of:=IF(MOD(([.B11]+[.C11])-([.$E$4]+1);[.$D$4])=0;[.$D$4];MOD(([.B11]+[.C11])-([.$E$4]+1);[.$D$4]))" office:value-type="float" office:value="75" calcext:value-type="float">
            <text:p>75</text:p>
          </table:table-cell>
          <table:table-cell table:formula="of:=IF([.D11]=0;MID([.$D$8];[.$D$4];1);IF([.D11]=[.$D$4];MID([.$D$8];[.$D$4];1);MID([.$D$8];[.D11];1)))" office:value-type="string" office:string-value="a" calcext:value-type="string">
            <text:p>a</text:p>
          </table:table-cell>
          <table:table-cell table:number-columns-repeated="5"/>
          <table:table-cell table:style-name="ce28"/>
          <table:table-cell table:number-columns-repeated="2"/>
          <table:table-cell table:formula="of:=LEN([.K11])" office:value-type="float" office:value="0" calcext:value-type="float">
            <text:p>0</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24" calcext:value-type="float">
            <text:p>24</text:p>
          </table:table-cell>
          <table:table-cell table:formula="of:=FIND(MID([.$A$9];[.$A$6]+2;1);[.$D$8];1)" office:value-type="float" office:value="43" calcext:value-type="float">
            <text:p>43</text:p>
          </table:table-cell>
          <table:table-cell table:formula="of:=IF(MOD(([.B12]+[.C12])-([.$E$4]+1);[.$D$4])=0;[.$D$4];MOD(([.B12]+[.C12])-([.$E$4]+1);[.$D$4]))" office:value-type="float" office:value="42" calcext:value-type="float">
            <text:p>42</text:p>
          </table:table-cell>
          <table:table-cell table:formula="of:=IF([.D12]=0;MID([.$D$8];[.$D$4];1);IF([.D12]=[.$D$4];MID([.$D$8];[.$D$4];1);MID([.$D$8];[.D12];1)))" office:value-type="string" office:string-value="/" calcext:value-type="string">
            <text:p>/</text:p>
          </table:table-cell>
          <table:table-cell table:number-columns-repeated="1019"/>
        </table:table-row>
        <table:table-row table:style-name="ro1">
          <table:table-cell table:formula="of:=MID([.$A$4];3;1)" office:value-type="string" office:string-value="l" calcext:value-type="string">
            <text:p>l</text:p>
          </table:table-cell>
          <table:table-cell table:formula="of:=FIND([.A13];[.$D$8];1)" office:value-type="float" office:value="15" calcext:value-type="float">
            <text:p>15</text:p>
          </table:table-cell>
          <table:table-cell table:formula="of:=FIND(MID([.$A$9];[.$A$6]+3;1);[.$D$8];1)" office:value-type="float" office:value="88" calcext:value-type="float">
            <text:p>88</text:p>
          </table:table-cell>
          <table:table-cell table:formula="of:=IF(MOD(([.B13]+[.C13])-([.$E$4]+1);[.$D$4])=0;[.$D$4];MOD(([.B13]+[.C13])-([.$E$4]+1);[.$D$4]))" office:value-type="float" office:value="78" calcext:value-type="float">
            <text:p>78</text:p>
          </table:table-cell>
          <table:table-cell table:formula="of:=IF([.D13]=0;MID([.$D$8];[.$D$4];1);IF([.D13]=[.$D$4];MID([.$D$8];[.$D$4];1);MID([.$D$8];[.D13];1)))" office:value-type="string" office:string-value="D" calcext:value-type="string">
            <text:p>D</text:p>
          </table:table-cell>
          <table:table-cell table:number-columns-repeated="8"/>
          <table:table-cell table:formula="of:=LEN([.K13])" office:value-type="float" office:value="0" calcext:value-type="float">
            <text:p>0</text:p>
          </table:table-cell>
          <table:table-cell table:number-columns-repeated="1010"/>
        </table:table-row>
        <table:table-row table:style-name="ro1">
          <table:table-cell table:formula="of:=MID([.$A$4];4;1)" office:value-type="string" office:string-value="w" calcext:value-type="string">
            <text:p>w</text:p>
          </table:table-cell>
          <table:table-cell table:formula="of:=FIND([.A14];[.$D$8];1)" office:value-type="float" office:value="50" calcext:value-type="float">
            <text:p>50</text:p>
          </table:table-cell>
          <table:table-cell table:formula="of:=FIND(MID([.$A$9];[.$A$6]+4;1);[.$D$8];1)" office:value-type="float" office:value="8" calcext:value-type="float">
            <text:p>8</text:p>
          </table:table-cell>
          <table:table-cell table:formula="of:=IF(MOD(([.B14]+[.C14])-([.$E$4]+1);[.$D$4])=0;[.$D$4];MOD(([.B14]+[.C14])-([.$E$4]+1);[.$D$4]))" office:value-type="float" office:value="33" calcext:value-type="float">
            <text:p>33</text:p>
          </table:table-cell>
          <table:table-cell table:formula="of:=IF([.D14]=0;MID([.$D$8];[.$D$4];1);IF([.D14]=[.$D$4];MID([.$D$8];[.$D$4];1);MID([.$D$8];[.D14];1)))" office:value-type="string" office:string-value="," calcext:value-type="string">
            <text:p>,</text:p>
          </table:table-cell>
          <table:table-cell table:number-columns-repeated="8"/>
          <table:table-cell table:formula="of:=LEN([.K14])" office:value-type="float" office:value="0" calcext:value-type="float">
            <text:p>0</text:p>
          </table:table-cell>
          <table:table-cell table:number-columns-repeated="1010"/>
        </table:table-row>
        <table:table-row table:style-name="ro1">
          <table:table-cell table:formula="of:=MID([.$A$4];5;1)" office:value-type="string" office:string-value="T" calcext:value-type="string">
            <text:p>T</text:p>
          </table:table-cell>
          <table:table-cell table:formula="of:=FIND([.A15];[.$D$8];1)" office:value-type="float" office:value="5" calcext:value-type="float">
            <text:p>5</text:p>
          </table:table-cell>
          <table:table-cell table:formula="of:=FIND(MID([.$A$9];[.$A$6]+5;1);[.$D$8];1)" office:value-type="float" office:value="21" calcext:value-type="float">
            <text:p>21</text:p>
          </table:table-cell>
          <table:table-cell table:formula="of:=IF(MOD(([.B15]+[.C15])-([.$E$4]+1);[.$D$4])=0;[.$D$4];MOD(([.B15]+[.C15])-([.$E$4]+1);[.$D$4]))" office:value-type="float" office:value="1" calcext:value-type="float">
            <text:p>1</text:p>
          </table:table-cell>
          <table:table-cell table:formula="of:=IF([.D15]=0;MID([.$D$8];[.$D$4];1);IF([.D15]=[.$D$4];MID([.$D$8];[.$D$4];1);MID([.$D$8];[.D15];1)))" office:value-type="string" office:string-value="#" calcext:value-type="string">
            <text:p>#</text:p>
          </table:table-cell>
          <table:table-cell table:number-columns-repeated="8"/>
          <table:table-cell table:formula="of:=LEN([.K15])" office:value-type="float" office:value="0" calcext:value-type="float">
            <text:p>0</text:p>
          </table:table-cell>
          <table:table-cell table:number-columns-repeated="1010"/>
        </table:table-row>
        <table:table-row table:style-name="ro1">
          <table:table-cell table:formula="of:=MID([.$A$4];6;1)" office:value-type="string" office:string-value="N" calcext:value-type="string">
            <text:p>N</text:p>
          </table:table-cell>
          <table:table-cell table:formula="of:=FIND([.A16];[.$D$8];1)" office:value-type="float" office:value="92" calcext:value-type="float">
            <text:p>92</text:p>
          </table:table-cell>
          <table:table-cell table:formula="of:=FIND(MID([.$A$9];[.$A$6]+6;1);[.$D$8];1)" office:value-type="float" office:value="35" calcext:value-type="float">
            <text:p>35</text:p>
          </table:table-cell>
          <table:table-cell table:formula="of:=IF(MOD(([.B16]+[.C16])-([.$E$4]+1);[.$D$4])=0;[.$D$4];MOD(([.B16]+[.C16])-([.$E$4]+1);[.$D$4]))" office:value-type="float" office:value="8" calcext:value-type="float">
            <text:p>8</text:p>
          </table:table-cell>
          <table:table-cell table:formula="of:=IF([.D16]=0;MID([.$D$8];[.$D$4];1);IF([.D16]=[.$D$4];MID([.$D$8];[.$D$4];1);MID([.$D$8];[.D16];1)))" office:value-type="string" office:string-value="^" calcext:value-type="string">
            <text:p>^</text:p>
          </table:table-cell>
          <table:table-cell table:number-columns-repeated="8"/>
          <table:table-cell table:formula="of:=LEN([.K16])" office:value-type="float" office:value="0" calcext:value-type="float">
            <text:p>0</text:p>
          </table:table-cell>
          <table:table-cell table:number-columns-repeated="1010"/>
        </table:table-row>
        <table:table-row table:style-name="ro1">
          <table:table-cell table:formula="of:=MID([.$A$4];7;1)" office:value-type="string" office:string-value="E" calcext:value-type="string">
            <text:p>E</text:p>
          </table:table-cell>
          <table:table-cell table:formula="of:=FIND([.A17];[.$D$8];1)" office:value-type="float" office:value="86" calcext:value-type="float">
            <text:p>86</text:p>
          </table:table-cell>
          <table:table-cell table:formula="of:=FIND(MID([.$A$9];[.$A$6]+7;1);[.$D$8];1)" office:value-type="float" office:value="50" calcext:value-type="float">
            <text:p>50</text:p>
          </table:table-cell>
          <table:table-cell table:formula="of:=IF(MOD(([.B17]+[.C17])-([.$E$4]+1);[.$D$4])=0;[.$D$4];MOD(([.B17]+[.C17])-([.$E$4]+1);[.$D$4]))" office:value-type="float" office:value="17" calcext:value-type="float">
            <text:p>17</text:p>
          </table:table-cell>
          <table:table-cell table:formula="of:=IF([.D17]=0;MID([.$D$8];[.$D$4];1);IF([.D17]=[.$D$4];MID([.$D$8];[.$D$4];1);MID([.$D$8];[.D17];1)))" office:value-type="string" office:string-value="o" calcext:value-type="string">
            <text:p>o</text:p>
          </table:table-cell>
          <table:table-cell table:number-columns-repeated="1019"/>
        </table:table-row>
        <table:table-row table:style-name="ro1">
          <table:table-cell table:formula="of:=MID([.$A$4];8;1)" office:value-type="string" office:string-value="`" calcext:value-type="string">
            <text:p>`</text:p>
          </table:table-cell>
          <table:table-cell table:formula="of:=FIND([.A18];[.$D$8];1)" office:value-type="float" office:value="73" calcext:value-type="float">
            <text:p>73</text:p>
          </table:table-cell>
          <table:table-cell table:formula="of:=FIND(MID([.$A$9];[.$A$6]+8;1);[.$D$8];1)" office:value-type="float" office:value="24" calcext:value-type="float">
            <text:p>24</text:p>
          </table:table-cell>
          <table:table-cell table:formula="of:=IF(MOD(([.B18]+[.C18])-([.$E$4]+1);[.$D$4])=0;[.$D$4];MOD(([.B18]+[.C18])-([.$E$4]+1);[.$D$4]))" office:value-type="float" office:value="72" calcext:value-type="float">
            <text:p>72</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 calcext:value-type="string">
            <text:p>^</text:p>
          </table:table-cell>
          <table:table-cell table:formula="of:=FIND([.A19];[.$D$8];1)" office:value-type="float" office:value="8" calcext:value-type="float">
            <text:p>8</text:p>
          </table:table-cell>
          <table:table-cell table:formula="of:=FIND(MID([.$A$9];[.$A$6]+9;1);[.$D$8];1)" office:value-type="float" office:value="10" calcext:value-type="float">
            <text:p>10</text:p>
          </table:table-cell>
          <table:table-cell table:formula="of:=IF(MOD(([.B19]+[.C19])-([.$E$4]+1);[.$D$4])=0;[.$D$4];MOD(([.B19]+[.C19])-([.$E$4]+1);[.$D$4]))" office:value-type="float" office:value="87" calcext:value-type="float">
            <text:p>87</text:p>
          </table:table-cell>
          <table:table-cell table:formula="of:=IF([.D19]=0;MID([.$D$8];[.$D$4];1);IF([.D19]=[.$D$4];MID([.$D$8];[.$D$4];1);MID([.$D$8];[.D19];1)))" office:value-type="string" office:string-value="G" calcext:value-type="string">
            <text:p>G</text:p>
          </table:table-cell>
          <table:table-cell table:number-columns-repeated="1019"/>
        </table:table-row>
        <table:table-row table:style-name="ro1">
          <table:table-cell table:formula="of:=MID([.$A$4];10;1)" office:value-type="string" office:string-value="N" calcext:value-type="string">
            <text:p>N</text:p>
          </table:table-cell>
          <table:table-cell table:formula="of:=FIND([.A20];[.$D$8];1)" office:value-type="float" office:value="92" calcext:value-type="float">
            <text:p>92</text:p>
          </table:table-cell>
          <table:table-cell table:formula="of:=FIND(MID([.$A$9];[.$A$6]+10;1);[.$D$8];1)" office:value-type="float" office:value="35" calcext:value-type="float">
            <text:p>35</text:p>
          </table:table-cell>
          <table:table-cell table:formula="of:=IF(MOD(([.B20]+[.C20])-([.$E$4]+1);[.$D$4])=0;[.$D$4];MOD(([.B20]+[.C20])-([.$E$4]+1);[.$D$4]))" office:value-type="float" office:value="8" calcext:value-type="float">
            <text:p>8</text:p>
          </table:table-cell>
          <table:table-cell table:formula="of:=IF([.D20]=0;MID([.$D$8];[.$D$4];1);IF([.D20]=[.$D$4];MID([.$D$8];[.$D$4];1);MID([.$D$8];[.D20];1)))" office:value-type="string" office:string-value="^" calcext:value-type="string">
            <text:p>^</text:p>
          </table:table-cell>
          <table:table-cell table:number-columns-repeated="1019"/>
        </table:table-row>
        <table:table-row table:style-name="ro1">
          <table:table-cell table:formula="of:=MID([.$A$4];11;1)" office:value-type="string" office:string-value="1" calcext:value-type="string">
            <text:p>1</text:p>
          </table:table-cell>
          <table:table-cell table:formula="of:=FIND([.A21];[.$D$8];1)" office:value-type="float" office:value="44" calcext:value-type="float">
            <text:p>44</text:p>
          </table:table-cell>
          <table:table-cell table:formula="of:=FIND(MID([.$A$9];[.$A$6]+11;1);[.$D$8];1)" office:value-type="float" office:value="4" calcext:value-type="float">
            <text:p>4</text:p>
          </table:table-cell>
          <table:table-cell table:formula="of:=IF(MOD(([.B21]+[.C21])-([.$E$4]+1);[.$D$4])=0;[.$D$4];MOD(([.B21]+[.C21])-([.$E$4]+1);[.$D$4]))" office:value-type="float" office:value="23" calcext:value-type="float">
            <text:p>23</text:p>
          </table:table-cell>
          <table:table-cell table:formula="of:=IF([.D21]=0;MID([.$D$8];[.$D$4];1);IF([.D21]=[.$D$4];MID([.$D$8];[.$D$4];1);MID([.$D$8];[.D21];1)))" office:value-type="string" office:string-value="z" calcext:value-type="string">
            <text:p>z</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24" calcext:value-type="float">
            <text:p>24</text:p>
          </table:table-cell>
          <table:table-cell table:formula="of:=FIND(MID([.$A$9];[.$A$6]+12;1);[.$D$8];1)" office:value-type="float" office:value="43" calcext:value-type="float">
            <text:p>43</text:p>
          </table:table-cell>
          <table:table-cell table:formula="of:=IF(MOD(([.B22]+[.C22])-([.$E$4]+1);[.$D$4])=0;[.$D$4];MOD(([.B22]+[.C22])-([.$E$4]+1);[.$D$4]))" office:value-type="float" office:value="42" calcext:value-type="float">
            <text:p>42</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B" calcext:value-type="string">
            <text:p>B</text:p>
          </table:table-cell>
          <table:table-cell table:formula="of:=FIND([.A23];[.$D$8];1)" office:value-type="float" office:value="70" calcext:value-type="float">
            <text:p>70</text:p>
          </table:table-cell>
          <table:table-cell table:formula="of:=FIND(MID([.$A$9];[.$A$6]+13;1);[.$D$8];1)" office:value-type="float" office:value="65" calcext:value-type="float">
            <text:p>65</text:p>
          </table:table-cell>
          <table:table-cell table:formula="of:=IF(MOD(([.B23]+[.C23])-([.$E$4]+1);[.$D$4])=0;[.$D$4];MOD(([.B23]+[.C23])-([.$E$4]+1);[.$D$4]))" office:value-type="float" office:value="16" calcext:value-type="float">
            <text:p>16</text:p>
          </table:table-cell>
          <table:table-cell table:formula="of:=IF([.D23]=0;MID([.$D$8];[.$D$4];1);IF([.D23]=[.$D$4];MID([.$D$8];[.$D$4];1);MID([.$D$8];[.D23];1)))" office:value-type="string" office:string-value="n" calcext:value-type="string">
            <text:p>n</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73" calcext:value-type="float">
            <text:p>73</text:p>
          </table:table-cell>
          <table:table-cell table:formula="of:=FIND(MID([.$A$9];[.$A$6]+14;1);[.$D$8];1)" office:value-type="float" office:value="24" calcext:value-type="float">
            <text:p>24</text:p>
          </table:table-cell>
          <table:table-cell table:formula="of:=IF(MOD(([.B24]+[.C24])-([.$E$4]+1);[.$D$4])=0;[.$D$4];MOD(([.B24]+[.C24])-([.$E$4]+1);[.$D$4]))" office:value-type="float" office:value="72" calcext:value-type="float">
            <text:p>72</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 calcext:value-type="string">
            <text:p>]</text:p>
          </table:table-cell>
          <table:table-cell table:formula="of:=FIND([.A25];[.$D$8];1)" office:value-type="float" office:value="7" calcext:value-type="float">
            <text:p>7</text:p>
          </table:table-cell>
          <table:table-cell table:formula="of:=FIND(MID([.$A$9];[.$A$6]+15;1);[.$D$8];1)" office:value-type="float" office:value="38" calcext:value-type="float">
            <text:p>38</text:p>
          </table:table-cell>
          <table:table-cell table:formula="of:=IF(MOD(([.B25]+[.C25])-([.$E$4]+1);[.$D$4])=0;[.$D$4];MOD(([.B25]+[.C25])-([.$E$4]+1);[.$D$4]))" office:value-type="float" office:value="20" calcext:value-type="float">
            <text:p>20</text:p>
          </table:table-cell>
          <table:table-cell table:formula="of:=IF([.D25]=0;MID([.$D$8];[.$D$4];1);IF([.D25]=[.$D$4];MID([.$D$8];[.$D$4];1);MID([.$D$8];[.D25];1)))" office:value-type="string" office:string-value="v" calcext:value-type="string">
            <text:p>v</text:p>
          </table:table-cell>
          <table:table-cell table:number-columns-repeated="1019"/>
        </table:table-row>
        <table:table-row table:style-name="ro1">
          <table:table-cell table:formula="of:=MID([.$A$4];16;1)" office:value-type="string" office:string-value="U" calcext:value-type="string">
            <text:p>U</text:p>
          </table:table-cell>
          <table:table-cell table:formula="of:=FIND([.A26];[.$D$8];1)" office:value-type="float" office:value="60" calcext:value-type="float">
            <text:p>60</text:p>
          </table:table-cell>
          <table:table-cell table:formula="of:=FIND(MID([.$A$9];[.$A$6]+16;1);[.$D$8];1)" office:value-type="float" office:value="83" calcext:value-type="float">
            <text:p>83</text:p>
          </table:table-cell>
          <table:table-cell table:formula="of:=IF(MOD(([.B26]+[.C26])-([.$E$4]+1);[.$D$4])=0;[.$D$4];MOD(([.B26]+[.C26])-([.$E$4]+1);[.$D$4]))" office:value-type="float" office:value="24" calcext:value-type="float">
            <text:p>24</text:p>
          </table:table-cell>
          <table:table-cell table:formula="of:=IF([.D26]=0;MID([.$D$8];[.$D$4];1);IF([.D26]=[.$D$4];MID([.$D$8];[.$D$4];1);MID([.$D$8];[.D26];1)))" office:value-type="string" office:string-value="{" calcext:value-type="string">
            <text:p>{</text:p>
          </table:table-cell>
          <table:table-cell table:number-columns-repeated="1019"/>
        </table:table-row>
        <table:table-row table:style-name="ro1">
          <table:table-cell table:style-name="ce28" table:formula="of:=COM.MICROSOFT.CONCAT([.$E$11];[.$E$12];[.$E$13];[.$E$14];[.$E$15];[.$E$16];[.$E$17];[.$E$18];[.$E$19];[.$E$20];[.$E$21];[.$E$22];[.$E$23];[.$E$24];[.$E$25];[.$E$26])" office:value-type="string" office:string-value="a/D,#^o@G^z/n@v{" calcext:value-type="string">
            <text:p>a/D,#^o@G^z/n@v{</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Y{lwTNE`^N1{B`]US0H^xPw{eP\0r{_?lgV9B]I|?])gC|C4/h =YT@VCT5h^V&gt;eA Beautiful MindA Beautiful Mind" calcext:value-type="string">
            <text:p>Y{lwTNE`^N1{B`]US0H^xPw{eP\0r{_?lgV9B]I|?])gC|C4/h =YT@VCT5h^V&gt;eA Beautiful MindA Beautiful 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C5EGHLQINRS" calcext:value-type="string">
            <text:p>C5EGHLQINRS</text:p>
          </table:table-cell>
          <table:table-cell table:formula="of:=IF([.$F$3]=0;RIGHT([.$D$8];LEN([.$D$8])-[.$F$4]);LEFT([.$D$8];LEN([.$D$8])-[.$F$4]))" office:value-type="string" office:string-value="#mW\TY]^de=hjklnopFvxyz{|}~O')*+,-P$A_Zi./012[tMJwq34678g%XUV(!ur9: sBc@`KabfD&amp;&quot;&lt;&gt;?" calcext:value-type="string">
            <text:p>#mW\TY]^de=hjklnopFvxyz{|}~O')*+,-P$A_Zi./012[tMJwq34678g%XUV(!ur9: sBc@`KabfD&amp;"&lt;&gt;?</text:p>
          </table:table-cell>
          <table:table-cell table:style-name="ce28" table:formula="of:=IF([.$F$3]=0;COM.MICROSOFT.CONCAT([.C30];[.B30]);COM.MICROSOFT.CONCAT([.C31];[.B31]))" office:value-type="string" office:string-value="C5EGHLQINRS#mW\TY]^de=hjklnopFvxyz{|}~O')*+,-P$A_Zi./012[tMJwq34678g%XUV(!ur9: sBc@`KabfD&amp;&quot;&lt;&gt;?" calcext:value-type="string">
            <text:p>C5EGHLQINRS#mW\TY]^de=hjklnopFvxyz{|}~O')*+,-P$A_Zi./012[tMJwq34678g%XUV(!ur9: sBc@`KabfD&amp;"&lt;&gt;?</text:p>
          </table:table-cell>
          <table:table-cell table:style-name="Default"/>
          <table:table-cell table:number-columns-repeated="1019"/>
        </table:table-row>
        <table:table-row table:style-name="ro1">
          <table:table-cell/>
          <table:table-cell table:formula="of:=LEFT([.$D$8];LEN([.$D$8])-[.$F$4])" office:value-type="string" office:string-value="#mW\TY]^de=hjklnopFvxyz{|}~O')*+,-P$A_Zi./012[tMJwq34678g%XUV(!ur9: sBc@`KabfD&amp;&quot;&lt;&gt;?" calcext:value-type="string">
            <text:p>#mW\TY]^de=hjklnopFvxyz{|}~O')*+,-P$A_Zi./012[tMJwq34678g%XUV(!ur9: sBc@`KabfD&amp;"&lt;&gt;?</text:p>
          </table:table-cell>
          <table:table-cell table:formula="of:=RIGHT([.$D$8];[.$F$4])" office:value-type="string" office:string-value="C5EGHLQINRS" calcext:value-type="string">
            <text:p>C5EGHLQINRS</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 calcext:value-type="string">
            <text:p>#</text:p>
          </table:table-cell>
          <table:table-cell/>
          <table:table-cell table:style-name="ce28" table:formula="of:=IF([.$F$3]=0;COM.MICROSOFT.CONCAT([.B32];REPLACE([.D30];([.$F$4]+1);1;&quot;&quot;));COM.MICROSOFT.CONCAT(REPLACE([.D30];([.$F$4]+1);1;&quot;&quot;);[.B32]))" office:value-type="string" office:string-value="C5EGHLQINRSmW\TY]^de=hjklnopFvxyz{|}~O')*+,-P$A_Zi./012[tMJwq34678g%XUV(!ur9: sBc@`KabfD&amp;&quot;&lt;&gt;?#" calcext:value-type="string">
            <text:p>C5EGHLQINRSmW\TY]^de=hjklnopFvxyz{|}~O')*+,-P$A_Zi./012[tMJwq34678g%XUV(!ur9: sBc@`KabfD&amp;"&lt;&gt;?#</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COM.MICROSOFT.CONCAT(MID([.D32];[.$E$4]+1;1);MID([.D32];[.$F$4]+1;1);MID([.D32];[.$G$4]+1;1);MID([.D32];[.$H$4]+1;1))" office:value-type="string" office:string-value="lmqM" calcext:value-type="string">
            <text:p>lmqM</text:p>
          </table:table-cell>
          <table:table-cell table:style-name="ce28"/>
          <table:table-cell table:formula="of:=COM.MICROSOFT.CONCAT([.B33];SUBSTITUTE(SUBSTITUTE(SUBSTITUTE(SUBSTITUTE([.D32];MID([.B33];1;1);&quot;&quot;;1);MID([.B33];2;1);&quot;&quot;;1);MID([.B33];3;1);&quot;&quot;;1);MID([.B33];4;1);&quot;&quot;;1))" office:value-type="string" office:string-value="lmqMC5EGHLQINRSW\TY]^de=hjknopFvxyz{|}~O')*+,-P$A_Zi./012[tJw34678g%XUV(!ur9: sBc@`KabfD&amp;&quot;&lt;&gt;?#" calcext:value-type="string">
            <text:p>lmqMC5EGHLQINRSW\TY]^de=hjknopFvxyz{|}~O')*+,-P$A_Zi./012[tJw34678g%XUV(!ur9: sBc@`KabfD&amp;"&lt;&gt;?#</text:p>
          </table:table-cell>
          <table:table-cell table:style-name="Default"/>
          <table:table-cell table:number-columns-repeated="4"/>
          <table:table-cell table:style-name="ce28" table:number-columns-repeated="2"/>
          <table:table-cell table:number-columns-repeated="2"/>
          <table:table-cell table:formula="of:=LEN([.K33])" office:value-type="float" office:value="0" calcext:value-type="float">
            <text:p>0</text:p>
          </table:table-cell>
          <table:table-cell table:number-columns-repeated="1010"/>
        </table:table-row>
        <table:table-row table:style-name="ro1">
          <table:table-cell/>
          <table:table-cell table:style-name="ce28" table:number-columns-repeated="2"/>
          <table:table-cell/>
          <table:table-cell table:style-name="Default"/>
          <table:table-cell table:number-columns-repeated="5"/>
          <table:table-cell table:style-name="ce28"/>
          <table:table-cell table:number-columns-repeated="2"/>
          <table:table-cell table:formula="of:=LEN([.K34])" office:value-type="float" office:value="0" calcext:value-type="float">
            <text:p>0</text:p>
          </table:table-cell>
          <table:table-cell table:number-columns-repeated="1010"/>
        </table:table-row>
        <table:table-row table:style-name="ro1">
          <table:table-cell table:style-name="ce28" table:formula="of:=COM.MICROSOFT.CONCAT([.$E$11];[.$E$12];[.$E$13];[.$E$14];[.$E$15];[.$E$16];[.$E$17];[.$E$18];[.$E$19];[.$E$20];[.$E$21];[.$E$22];[.$E$23];[.$E$24];[.$E$25];[.$E$26])" office:value-type="string" office:string-value="a/D,#^o@G^z/n@v{" calcext:value-type="string">
            <text:p>a/D,#^o@G^z/n@v{</text:p>
          </table:table-cell>
          <table:table-cell table:formula="of:=COM.MICROSOFT.CONCAT(&quot;'&quot;;[.A35];&quot;'&quot;;&quot; A23 char positions in D21&quot;)" office:value-type="string" office:string-value="'a/D,#^o@G^z/n@v{' A23 char positions in D21" calcext:value-type="string">
            <text:p>'a/D,#^o@G^z/n@v{' A23 char positions in D21</text:p>
          </table:table-cell>
          <table:table-cell table:formula="of:=COM.MICROSOFT.CONCAT(&quot;'&quot;;MID([.$A$3];1;LEN([.$A$4]));&quot;'&quot;;&quot; A3  char positions in D33&quot;)" office:value-type="string" office:string-value="'Y{lwTNE`^N1{B`]US0H^xPw{eP\0r{_?lgV9B]I|?])gC|C4/h =YT@VCT5h^V&gt;eA Beautiful MindA Beautiful Mind' A3  char positions in D33" calcext:value-type="string">
            <text:p>'Y{lwTNE`^N1{B`]US0H^xPw{eP\0r{_?lgV9B]I|?])gC|C4/h =YT@VCT5h^V&gt;eA Beautiful MindA Beautiful Mind' A3 <text:s/>char positions in D33</text:p>
          </table:table-cell>
          <table:table-cell/>
          <table:table-cell table:style-name="Default"/>
          <table:table-cell table:number-columns-repeated="5"/>
          <table:table-cell table:style-name="ce28"/>
          <table:table-cell table:number-columns-repeated="2"/>
          <table:table-cell table:formula="of:=LEN([.K35])" office:value-type="float" office:value="0" calcext:value-type="float">
            <text:p>0</text:p>
          </table:table-cell>
          <table:table-cell table:number-columns-repeated="1010"/>
        </table:table-row>
        <table:table-row table:style-name="ro1">
          <table:table-cell table:formula="of:=MID([.$A$35];1;1)" office:value-type="string" office:string-value="a" calcext:value-type="string">
            <text:p>a</text:p>
          </table:table-cell>
          <table:table-cell table:formula="of:=FIND([.A36];[.$D$33];1)" office:value-type="float" office:value="85" calcext:value-type="float">
            <text:p>85</text:p>
          </table:table-cell>
          <table:table-cell table:formula="of:=FIND(MID([.$A$28];[.$A$6]+1;1);[.$D$33];1)" office:value-type="float" office:value="15" calcext:value-type="float">
            <text:p>15</text:p>
          </table:table-cell>
          <table:table-cell table:formula="of:=IF(MOD(([.B36]+[.C36])-([.$F$4]+1);[.$D$4])=0;[.$D$4];MOD(([.B36]+[.C36])-([.$F$4]+1);[.$D$4]))" office:value-type="float" office:value="88" calcext:value-type="float">
            <text:p>88</text:p>
          </table:table-cell>
          <table:table-cell table:formula="of:=IF([.D36]=0;MID([.$D$33];[.$D$4];1);IF([.D36]=[.$D$4];MID([.$D$33];[.$D$4];1);MID([.$D$33];[.D36];1)))" office:value-type="string" office:string-value="D" calcext:value-type="string">
            <text:p>D</text:p>
          </table:table-cell>
          <table:table-cell table:number-columns-repeated="5"/>
          <table:table-cell table:style-name="ce28"/>
          <table:table-cell table:number-columns-repeated="2"/>
          <table:table-cell table:formula="of:=LEN([.K36])" office:value-type="float" office:value="0" calcext:value-type="float">
            <text:p>0</text:p>
          </table:table-cell>
          <table:table-cell table:number-columns-repeated="1010"/>
        </table:table-row>
        <table:table-row table:style-name="ro1">
          <table:table-cell table:formula="of:=MID([.$A$35];2;1)" office:value-type="string" office:string-value="/" calcext:value-type="string">
            <text:p>/</text:p>
          </table:table-cell>
          <table:table-cell table:formula="of:=FIND([.A37];[.$D$33];1)" office:value-type="float" office:value="54" calcext:value-type="float">
            <text:p>54</text:p>
          </table:table-cell>
          <table:table-cell table:formula="of:=FIND(MID([.$A$28];[.$A$6]+2;1);[.$D$33];1)" office:value-type="float" office:value="55" calcext:value-type="float">
            <text:p>55</text:p>
          </table:table-cell>
          <table:table-cell table:formula="of:=IF(MOD(([.B37]+[.C37])-([.$F$4]+1);[.$D$4])=0;[.$D$4];MOD(([.B37]+[.C37])-([.$F$4]+1);[.$D$4]))" office:value-type="float" office:value="3" calcext:value-type="float">
            <text:p>3</text:p>
          </table:table-cell>
          <table:table-cell table:formula="of:=IF([.D37]=0;MID([.$D$33];[.$D$4];1);IF([.D37]=[.$D$4];MID([.$D$33];[.$D$4];1);MID([.$D$33];[.D37];1)))" office:value-type="string" office:string-value="q" calcext:value-type="string">
            <text:p>q</text:p>
          </table:table-cell>
          <table:table-cell table:number-columns-repeated="1019"/>
        </table:table-row>
        <table:table-row table:style-name="ro1">
          <table:table-cell table:formula="of:=MID([.$A$35];3;1)" office:value-type="string" office:string-value="D" calcext:value-type="string">
            <text:p>D</text:p>
          </table:table-cell>
          <table:table-cell table:formula="of:=FIND([.A38];[.$D$33];1)" office:value-type="float" office:value="88" calcext:value-type="float">
            <text:p>88</text:p>
          </table:table-cell>
          <table:table-cell table:formula="of:=FIND(MID([.$A$28];[.$A$6]+3;1);[.$D$33];1)" office:value-type="float" office:value="9" calcext:value-type="float">
            <text:p>9</text:p>
          </table:table-cell>
          <table:table-cell table:formula="of:=IF(MOD(([.B38]+[.C38])-([.$F$4]+1);[.$D$4])=0;[.$D$4];MOD(([.B38]+[.C38])-([.$F$4]+1);[.$D$4]))" office:value-type="float" office:value="85" calcext:value-type="float">
            <text:p>85</text:p>
          </table:table-cell>
          <table:table-cell table:formula="of:=IF([.D38]=0;MID([.$D$33];[.$D$4];1);IF([.D38]=[.$D$4];MID([.$D$33];[.$D$4];1);MID([.$D$33];[.D38];1)))" office:value-type="string" office:string-value="a" calcext:value-type="string">
            <text:p>a</text:p>
          </table:table-cell>
          <table:table-cell table:number-columns-repeated="8"/>
          <table:table-cell table:formula="of:=LEN([.K38])" office:value-type="float" office:value="0" calcext:value-type="float">
            <text:p>0</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45" calcext:value-type="float">
            <text:p>45</text:p>
          </table:table-cell>
          <table:table-cell table:formula="of:=FIND(MID([.$A$28];[.$A$6]+4;1);[.$D$33];1)" office:value-type="float" office:value="21" calcext:value-type="float">
            <text:p>21</text:p>
          </table:table-cell>
          <table:table-cell table:formula="of:=IF(MOD(([.B39]+[.C39])-([.$F$4]+1);[.$D$4])=0;[.$D$4];MOD(([.B39]+[.C39])-([.$F$4]+1);[.$D$4]))" office:value-type="float" office:value="54" calcext:value-type="float">
            <text:p>54</text:p>
          </table:table-cell>
          <table:table-cell table:formula="of:=IF([.D39]=0;MID([.$D$33];[.$D$4];1);IF([.D39]=[.$D$4];MID([.$D$33];[.$D$4];1);MID([.$D$33];[.D39];1)))" office:value-type="string" office:string-value="/" calcext:value-type="string">
            <text:p>/</text:p>
          </table:table-cell>
          <table:table-cell table:number-columns-repeated="8"/>
          <table:table-cell table:formula="of:=LEN([.K39])" office:value-type="float" office:value="0" calcext:value-type="float">
            <text:p>0</text:p>
          </table:table-cell>
          <table:table-cell table:number-columns-repeated="1010"/>
        </table:table-row>
        <table:table-row table:style-name="ro1">
          <table:table-cell table:formula="of:=MID([.$A$35];5;1)" office:value-type="string" office:string-value="#" calcext:value-type="string">
            <text:p>#</text:p>
          </table:table-cell>
          <table:table-cell table:formula="of:=FIND([.A40];[.$D$33];1)" office:value-type="float" office:value="94" calcext:value-type="float">
            <text:p>94</text:p>
          </table:table-cell>
          <table:table-cell table:formula="of:=FIND(MID([.$A$28];[.$A$6]+5;1);[.$D$33];1)" office:value-type="float" office:value="33" calcext:value-type="float">
            <text:p>33</text:p>
          </table:table-cell>
          <table:table-cell table:formula="of:=IF(MOD(([.B40]+[.C40])-([.$F$4]+1);[.$D$4])=0;[.$D$4];MOD(([.B40]+[.C40])-([.$F$4]+1);[.$D$4]))" office:value-type="float" office:value="21" calcext:value-type="float">
            <text:p>21</text:p>
          </table:table-cell>
          <table:table-cell table:formula="of:=IF([.D40]=0;MID([.$D$33];[.$D$4];1);IF([.D40]=[.$D$4];MID([.$D$33];[.$D$4];1);MID([.$D$33];[.D40];1)))" office:value-type="string" office:string-value="^" calcext:value-type="string">
            <text:p>^</text:p>
          </table:table-cell>
          <table:table-cell table:number-columns-repeated="8"/>
          <table:table-cell table:formula="of:=LEN([.K40])" office:value-type="float" office:value="0" calcext:value-type="float">
            <text:p>0</text:p>
          </table:table-cell>
          <table:table-cell table:number-columns-repeated="1010"/>
        </table:table-row>
        <table:table-row table:style-name="ro1">
          <table:table-cell table:formula="of:=MID([.$A$35];6;1)" office:value-type="string" office:string-value="^" calcext:value-type="string">
            <text:p>^</text:p>
          </table:table-cell>
          <table:table-cell table:formula="of:=FIND([.A41];[.$D$33];1)" office:value-type="float" office:value="21" calcext:value-type="float">
            <text:p>21</text:p>
          </table:table-cell>
          <table:table-cell table:formula="of:=FIND(MID([.$A$28];[.$A$6]+6;1);[.$D$33];1)" office:value-type="float" office:value="47" calcext:value-type="float">
            <text:p>47</text:p>
          </table:table-cell>
          <table:table-cell table:formula="of:=IF(MOD(([.B41]+[.C41])-([.$F$4]+1);[.$D$4])=0;[.$D$4];MOD(([.B41]+[.C41])-([.$F$4]+1);[.$D$4]))" office:value-type="float" office:value="56" calcext:value-type="float">
            <text:p>56</text:p>
          </table:table-cell>
          <table:table-cell table:formula="of:=IF([.D41]=0;MID([.$D$33];[.$D$4];1);IF([.D41]=[.$D$4];MID([.$D$33];[.$D$4];1);MID([.$D$33];[.D41];1)))" office:value-type="string" office:string-value="1" calcext:value-type="string">
            <text:p>1</text:p>
          </table:table-cell>
          <table:table-cell table:number-columns-repeated="8"/>
          <table:table-cell table:formula="of:=LEN([.K41])" office:value-type="float" office:value="0" calcext:value-type="float">
            <text:p>0</text:p>
          </table:table-cell>
          <table:table-cell table:number-columns-repeated="1010"/>
        </table:table-row>
        <table:table-row table:style-name="ro1">
          <table:table-cell table:formula="of:=MID([.$A$35];7;1)" office:value-type="string" office:string-value="o" calcext:value-type="string">
            <text:p>o</text:p>
          </table:table-cell>
          <table:table-cell table:formula="of:=FIND([.A42];[.$D$33];1)" office:value-type="float" office:value="29" calcext:value-type="float">
            <text:p>29</text:p>
          </table:table-cell>
          <table:table-cell table:formula="of:=FIND(MID([.$A$28];[.$A$6]+7;1);[.$D$33];1)" office:value-type="float" office:value="61" calcext:value-type="float">
            <text:p>61</text:p>
          </table:table-cell>
          <table:table-cell table:formula="of:=IF(MOD(([.B42]+[.C42])-([.$F$4]+1);[.$D$4])=0;[.$D$4];MOD(([.B42]+[.C42])-([.$F$4]+1);[.$D$4]))" office:value-type="float" office:value="78" calcext:value-type="float">
            <text:p>78</text:p>
          </table:table-cell>
          <table:table-cell table:formula="of:=IF([.D42]=0;MID([.$D$33];[.$D$4];1);IF([.D42]=[.$D$4];MID([.$D$33];[.$D$4];1);MID([.$D$33];[.D42];1)))" office:value-type="string" office:string-value=" " calcext:value-type="string">
            <text:p><text:s/></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82" calcext:value-type="float">
            <text:p>82</text:p>
          </table:table-cell>
          <table:table-cell table:formula="of:=FIND(MID([.$A$28];[.$A$6]+8;1);[.$D$33];1)" office:value-type="float" office:value="36" calcext:value-type="float">
            <text:p>36</text:p>
          </table:table-cell>
          <table:table-cell table:formula="of:=IF(MOD(([.B43]+[.C43])-([.$F$4]+1);[.$D$4])=0;[.$D$4];MOD(([.B43]+[.C43])-([.$F$4]+1);[.$D$4]))" office:value-type="float" office:value="12" calcext:value-type="float">
            <text:p>12</text:p>
          </table:table-cell>
          <table:table-cell table:formula="of:=IF([.D43]=0;MID([.$D$33];[.$D$4];1);IF([.D43]=[.$D$4];MID([.$D$33];[.$D$4];1);MID([.$D$33];[.D43];1)))" office:value-type="string" office:string-value="I" calcext:value-type="string">
            <text:p>I</text:p>
          </table:table-cell>
          <table:table-cell table:number-columns-repeated="1019"/>
        </table:table-row>
        <table:table-row table:style-name="ro1">
          <table:table-cell table:formula="of:=MID([.$A$35];9;1)" office:value-type="string" office:string-value="G" calcext:value-type="string">
            <text:p>G</text:p>
          </table:table-cell>
          <table:table-cell table:formula="of:=FIND([.A44];[.$D$33];1)" office:value-type="float" office:value="8" calcext:value-type="float">
            <text:p>8</text:p>
          </table:table-cell>
          <table:table-cell table:formula="of:=FIND(MID([.$A$28];[.$A$6]+9;1);[.$D$33];1)" office:value-type="float" office:value="23" calcext:value-type="float">
            <text:p>23</text:p>
          </table:table-cell>
          <table:table-cell table:formula="of:=IF(MOD(([.B44]+[.C44])-([.$F$4]+1);[.$D$4])=0;[.$D$4];MOD(([.B44]+[.C44])-([.$F$4]+1);[.$D$4]))" office:value-type="float" office:value="19" calcext:value-type="float">
            <text:p>19</text:p>
          </table:table-cell>
          <table:table-cell table:formula="of:=IF([.D44]=0;MID([.$D$33];[.$D$4];1);IF([.D44]=[.$D$4];MID([.$D$33];[.$D$4];1);MID([.$D$33];[.D44];1)))" office:value-type="string" office:string-value="Y" calcext:value-type="string">
            <text:p>Y</text:p>
          </table:table-cell>
          <table:table-cell table:number-columns-repeated="1019"/>
        </table:table-row>
        <table:table-row table:style-name="ro1">
          <table:table-cell table:formula="of:=MID([.$A$35];10;1)" office:value-type="string" office:string-value="^" calcext:value-type="string">
            <text:p>^</text:p>
          </table:table-cell>
          <table:table-cell table:formula="of:=FIND([.A45];[.$D$33];1)" office:value-type="float" office:value="21" calcext:value-type="float">
            <text:p>21</text:p>
          </table:table-cell>
          <table:table-cell table:formula="of:=FIND(MID([.$A$28];[.$A$6]+10;1);[.$D$33];1)" office:value-type="float" office:value="47" calcext:value-type="float">
            <text:p>47</text:p>
          </table:table-cell>
          <table:table-cell table:formula="of:=IF(MOD(([.B45]+[.C45])-([.$F$4]+1);[.$D$4])=0;[.$D$4];MOD(([.B45]+[.C45])-([.$F$4]+1);[.$D$4]))" office:value-type="float" office:value="56" calcext:value-type="float">
            <text:p>56</text:p>
          </table:table-cell>
          <table:table-cell table:formula="of:=IF([.D45]=0;MID([.$D$33];[.$D$4];1);IF([.D45]=[.$D$4];MID([.$D$33];[.$D$4];1);MID([.$D$33];[.D45];1)))" office:value-type="string" office:string-value="1" calcext:value-type="string">
            <text:p>1</text:p>
          </table:table-cell>
          <table:table-cell table:number-columns-repeated="1019"/>
        </table:table-row>
        <table:table-row table:style-name="ro1">
          <table:table-cell table:formula="of:=MID([.$A$35];11;1)" office:value-type="string" office:string-value="z" calcext:value-type="string">
            <text:p>z</text:p>
          </table:table-cell>
          <table:table-cell table:formula="of:=FIND([.A46];[.$D$33];1)" office:value-type="float" office:value="35" calcext:value-type="float">
            <text:p>35</text:p>
          </table:table-cell>
          <table:table-cell table:formula="of:=FIND(MID([.$A$28];[.$A$6]+11;1);[.$D$33];1)" office:value-type="float" office:value="17" calcext:value-type="float">
            <text:p>17</text:p>
          </table:table-cell>
          <table:table-cell table:formula="of:=IF(MOD(([.B46]+[.C46])-([.$F$4]+1);[.$D$4])=0;[.$D$4];MOD(([.B46]+[.C46])-([.$F$4]+1);[.$D$4]))" office:value-type="float" office:value="40" calcext:value-type="float">
            <text:p>40</text:p>
          </table:table-cell>
          <table:table-cell table:formula="of:=IF([.D46]=0;MID([.$D$33];[.$D$4];1);IF([.D46]=[.$D$4];MID([.$D$33];[.$D$4];1);MID([.$D$33];[.D46];1)))" office:value-type="string" office:string-value="O" calcext:value-type="string">
            <text:p>O</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54" calcext:value-type="float">
            <text:p>54</text:p>
          </table:table-cell>
          <table:table-cell table:formula="of:=FIND(MID([.$A$28];[.$A$6]+12;1);[.$D$33];1)" office:value-type="float" office:value="55" calcext:value-type="float">
            <text:p>55</text:p>
          </table:table-cell>
          <table:table-cell table:formula="of:=IF(MOD(([.B47]+[.C47])-([.$F$4]+1);[.$D$4])=0;[.$D$4];MOD(([.B47]+[.C47])-([.$F$4]+1);[.$D$4]))" office:value-type="float" office:value="3" calcext:value-type="float">
            <text:p>3</text:p>
          </table:table-cell>
          <table:table-cell table:formula="of:=IF([.D47]=0;MID([.$D$33];[.$D$4];1);IF([.D47]=[.$D$4];MID([.$D$33];[.$D$4];1);MID([.$D$33];[.D47];1)))" office:value-type="string" office:string-value="q" calcext:value-type="string">
            <text:p>q</text:p>
          </table:table-cell>
          <table:table-cell table:number-columns-repeated="1019"/>
        </table:table-row>
        <table:table-row table:style-name="ro1">
          <table:table-cell table:formula="of:=MID([.$A$35];13;1)" office:value-type="string" office:string-value="n" calcext:value-type="string">
            <text:p>n</text:p>
          </table:table-cell>
          <table:table-cell table:formula="of:=FIND([.A48];[.$D$33];1)" office:value-type="float" office:value="28" calcext:value-type="float">
            <text:p>28</text:p>
          </table:table-cell>
          <table:table-cell table:formula="of:=FIND(MID([.$A$28];[.$A$6]+13;1);[.$D$33];1)" office:value-type="float" office:value="75" calcext:value-type="float">
            <text:p>75</text:p>
          </table:table-cell>
          <table:table-cell table:formula="of:=IF(MOD(([.B48]+[.C48])-([.$F$4]+1);[.$D$4])=0;[.$D$4];MOD(([.B48]+[.C48])-([.$F$4]+1);[.$D$4]))" office:value-type="float" office:value="91" calcext:value-type="float">
            <text:p>91</text:p>
          </table:table-cell>
          <table:table-cell table:formula="of:=IF([.D48]=0;MID([.$D$33];[.$D$4];1);IF([.D48]=[.$D$4];MID([.$D$33];[.$D$4];1);MID([.$D$33];[.D48];1)))" office:value-type="string" office:string-value="&lt;" calcext:value-type="string">
            <text:p>&lt;</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82" calcext:value-type="float">
            <text:p>82</text:p>
          </table:table-cell>
          <table:table-cell table:formula="of:=FIND(MID([.$A$28];[.$A$6]+14;1);[.$D$33];1)" office:value-type="float" office:value="36" calcext:value-type="float">
            <text:p>36</text:p>
          </table:table-cell>
          <table:table-cell table:formula="of:=IF(MOD(([.B49]+[.C49])-([.$F$4]+1);[.$D$4])=0;[.$D$4];MOD(([.B49]+[.C49])-([.$F$4]+1);[.$D$4]))" office:value-type="float" office:value="12" calcext:value-type="float">
            <text:p>12</text:p>
          </table:table-cell>
          <table:table-cell table:formula="of:=IF([.D49]=0;MID([.$D$33];[.$D$4];1);IF([.D49]=[.$D$4];MID([.$D$33];[.$D$4];1);MID([.$D$33];[.D49];1)))" office:value-type="string" office:string-value="I" calcext:value-type="string">
            <text:p>I</text:p>
          </table:table-cell>
          <table:table-cell table:number-columns-repeated="1019"/>
        </table:table-row>
        <table:table-row table:style-name="ro1">
          <table:table-cell table:formula="of:=MID([.$A$35];15;1)" office:value-type="string" office:string-value="v" calcext:value-type="string">
            <text:p>v</text:p>
          </table:table-cell>
          <table:table-cell table:formula="of:=FIND([.A50];[.$D$33];1)" office:value-type="float" office:value="32" calcext:value-type="float">
            <text:p>32</text:p>
          </table:table-cell>
          <table:table-cell table:formula="of:=FIND(MID([.$A$28];[.$A$6]+15;1);[.$D$33];1)" office:value-type="float" office:value="50" calcext:value-type="float">
            <text:p>50</text:p>
          </table:table-cell>
          <table:table-cell table:formula="of:=IF(MOD(([.B50]+[.C50])-([.$F$4]+1);[.$D$4])=0;[.$D$4];MOD(([.B50]+[.C50])-([.$F$4]+1);[.$D$4]))" office:value-type="float" office:value="70" calcext:value-type="float">
            <text:p>70</text:p>
          </table:table-cell>
          <table:table-cell table:formula="of:=IF([.D50]=0;MID([.$D$33];[.$D$4];1);IF([.D50]=[.$D$4];MID([.$D$33];[.$D$4];1);MID([.$D$33];[.D50];1)))" office:value-type="string" office:string-value="U" calcext:value-type="string">
            <text:p>U</text:p>
          </table:table-cell>
          <table:table-cell table:number-columns-repeated="1019"/>
        </table:table-row>
        <table:table-row table:style-name="ro1">
          <table:table-cell table:formula="of:=MID([.$A$35];16;1)" office:value-type="string" office:string-value="{" calcext:value-type="string">
            <text:p>{</text:p>
          </table:table-cell>
          <table:table-cell table:formula="of:=FIND([.A51];[.$D$33];1)" office:value-type="float" office:value="36" calcext:value-type="float">
            <text:p>36</text:p>
          </table:table-cell>
          <table:table-cell table:formula="of:=FIND(MID([.$A$28];[.$A$6]+16;1);[.$D$33];1)" office:value-type="float" office:value="93" calcext:value-type="float">
            <text:p>93</text:p>
          </table:table-cell>
          <table:table-cell table:formula="of:=IF(MOD(([.B51]+[.C51])-([.$F$4]+1);[.$D$4])=0;[.$D$4];MOD(([.B51]+[.C51])-([.$F$4]+1);[.$D$4]))" office:value-type="float" office:value="23" calcext:value-type="float">
            <text:p>23</text:p>
          </table:table-cell>
          <table:table-cell table:formula="of:=IF([.D51]=0;MID([.$D$33];[.$D$4];1);IF([.D51]=[.$D$4];MID([.$D$33];[.$D$4];1);MID([.$D$33];[.D51];1)))" office:value-type="string" office:string-value="e" calcext:value-type="string">
            <text:p>e</text:p>
          </table:table-cell>
          <table:table-cell table:number-columns-repeated="1019"/>
        </table:table-row>
        <table:table-row table:style-name="ro1">
          <table:table-cell table:style-name="ce28" table:formula="of:=COM.MICROSOFT.CONCAT([.$E$36];[.$E$37];[.$E$38];[.$E$39];[.$E$40];[.$E$41];[.$E$42];[.$E$43];[.$E$44];[.$E$45];[.$E$46];[.$E$47];[.$E$48];[.$E$49];[.$E$50];[.$E$51])" office:value-type="string" office:string-value="Dqa/^1 IY1Oq&lt;IUe" calcext:value-type="string">
            <text:p>Dqa/^1 IY1Oq&lt;IUe</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Y{lwTNE`^N1{B`]US0H^xPw{eP\0r{_?lgV9B]I|?])gC|C4/h =YT@VCT5h^V&gt;eA Beautiful MindA Beautiful Mind" calcext:value-type="string">
            <text:p>Y{lwTNE`^N1{B`]US0H^xPw{eP\0r{_?lgV9B]I|?])gC|C4/h =YT@VCT5h^V&gt;eA Beautiful MindA Beautiful Mind</text:p>
          </table:table-cell>
          <table:table-cell table:style-name="ce27" table:formula="of:=COM.MICROSOFT.CONCAT( &quot;  OTP SIZE=  &quot;;LEN([.A53]))"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lmqMC5EGHLQINRSW\TY]^de=hjknopFvxyz{|}~O')*+,-P$A_Zi./012[tJ" calcext:value-type="string">
            <text:p>lmqMC5EGHLQINRSW\TY]^de=hjknopFvxyz{|}~O')*+,-P$A_Zi./012[tJ</text:p>
          </table:table-cell>
          <table:table-cell table:style-name="ce28" table:formula="of:=IF([.$G$3]=0;RIGHT([.$D$33];LEN([.$D$33])-[.$G$4]);LEFT([.$D$33];LEN([.$D$33])-[.$G$4]))" office:value-type="string" office:string-value="w34678g%XUV(!ur9: sBc@`KabfD&amp;&quot;&lt;&gt;?#" calcext:value-type="string">
            <text:p>w34678g%XUV(!ur9: sBc@`KabfD&amp;"&lt;&gt;?#</text:p>
          </table:table-cell>
          <table:table-cell table:style-name="ce28" table:formula="of:=IF([.$G$3]=0;COM.MICROSOFT.CONCAT([.C55];[.B55]);COM.MICROSOFT.CONCAT([.C56];[.B56]))" office:value-type="string" office:string-value="w34678g%XUV(!ur9: sBc@`KabfD&amp;&quot;&lt;&gt;?#lmqMC5EGHLQINRSW\TY]^de=hjknopFvxyz{|}~O')*+,-P$A_Zi./012[tJ" calcext:value-type="string">
            <text:p>w34678g%XUV(!ur9: sBc@`KabfD&amp;"&lt;&gt;?#lmqMC5EGHLQINRSW\TY]^de=hjknopFvxyz{|}~O')*+,-P$A_Zi./012[tJ</text:p>
          </table:table-cell>
          <table:table-cell table:style-name="Default"/>
          <table:table-cell table:number-columns-repeated="1019"/>
        </table:table-row>
        <table:table-row table:style-name="ro1">
          <table:table-cell/>
          <table:table-cell table:style-name="ce28" table:formula="of:=LEFT([.$D$33];LEN([.$D$33])-[.$G$4])" office:value-type="string" office:string-value="lmqMC5EGHLQINRSW\TY]^de=hjknopFvxy" calcext:value-type="string">
            <text:p>lmqMC5EGHLQINRSW\TY]^de=hjknopFvxy</text:p>
          </table:table-cell>
          <table:table-cell table:style-name="ce28" table:formula="of:=RIGHT([.$D$33];[.$G$4])" office:value-type="string" office:string-value="z{|}~O')*+,-P$A_Zi./012[tJw34678g%XUV(!ur9: sBc@`KabfD&amp;&quot;&lt;&gt;?#" calcext:value-type="string">
            <text:p>z{|}~O')*+,-P$A_Zi./012[tJw34678g%XUV(!ur9: sBc@`KabfD&amp;"&lt;&gt;?#</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k" calcext:value-type="string">
            <text:p>k</text:p>
          </table:table-cell>
          <table:table-cell/>
          <table:table-cell table:style-name="ce28" table:formula="of:=IF([.$G$3]=0;COM.MICROSOFT.CONCAT([.B57];REPLACE([.D55];([.$G$4]+1);1;&quot;&quot;));COM.MICROSOFT.CONCAT(REPLACE([.D55];([.$G$4]+1);1;&quot;&quot;);[.B57]))" office:value-type="string" office:string-value="kw34678g%XUV(!ur9: sBc@`KabfD&amp;&quot;&lt;&gt;?#lmqMC5EGHLQINRSW\TY]^de=hjnopFvxyz{|}~O')*+,-P$A_Zi./012[tJ" calcext:value-type="string">
            <text:p>kw34678g%XUV(!ur9: sBc@`KabfD&amp;"&lt;&gt;?#lmqMC5EGHLQINRSW\TY]^de=hjnopFvxyz{|}~O')*+,-P$A_Zi./012[tJ</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COM.MICROSOFT.CONCAT(MID([.D57];[.$E$4]+1;1);MID([.D57];[.$F$4]+1;1);MID([.D57];[.$G$4]+1;1);MID([.D57];[.$H$4]+1;1))" office:value-type="string" office:string-value="KVje" calcext:value-type="string">
            <text:p>KVje</text:p>
          </table:table-cell>
          <table:table-cell table:style-name="ce28"/>
          <table:table-cell table:formula="of:=COM.MICROSOFT.CONCAT([.B58];SUBSTITUTE(SUBSTITUTE(SUBSTITUTE(SUBSTITUTE([.D57];MID([.B58];1;1);&quot;&quot;;1);MID([.B58];2;1);&quot;&quot;;1);MID([.B58];3;1);&quot;&quot;;1);MID([.B58];4;1);&quot;&quot;;1))" office:value-type="string" office:string-value="KVjekw34678g%XU(!ur9: sBc@`abfD&amp;&quot;&lt;&gt;?#lmqMC5EGHLQINRSW\TY]^d=hnopFvxyz{|}~O')*+,-P$A_Zi./012[tJ" calcext:value-type="string">
            <text:p>KVjekw34678g%XU(!ur9: sBc@`abfD&amp;"&lt;&gt;?#lmqMC5EGHLQINRSW\TY]^d=hnopFvxyz{|}~O')*+,-P$A_Zi./012[tJ</text:p>
          </table:table-cell>
          <table:table-cell table:style-name="Default"/>
          <table:table-cell table:number-columns-repeated="4"/>
          <table:table-cell table:style-name="ce28" table:number-columns-repeated="2"/>
          <table:table-cell table:number-columns-repeated="2"/>
          <table:table-cell table:formula="of:=LEN([.K58])"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58];[.$F$4]+1;1;&quot;&quot;);REPLACE([.C58];[.$E$4]+1;1;&quot;&quot;))">
            <text:p/>
          </table:table-cell>
          <table:table-cell/>
          <table:table-cell table:style-name="Default"/>
          <table:table-cell table:number-columns-repeated="5"/>
          <table:table-cell table:style-name="ce28"/>
          <table:table-cell table:number-columns-repeated="2"/>
          <table:table-cell table:formula="of:=LEN([.K59])" office:value-type="float" office:value="0" calcext:value-type="float">
            <text:p>0</text:p>
          </table:table-cell>
          <table:table-cell table:number-columns-repeated="1010"/>
        </table:table-row>
        <table:table-row table:style-name="ro1">
          <table:table-cell table:style-name="ce28" table:formula="of:=COM.MICROSOFT.CONCAT([.$E$36];[.$E$37];[.$E$38];[.$E$39];[.$E$40];[.$E$41];[.$E$42];[.$E$43];[.$E$44];[.$E$45];[.$E$46];[.$E$47];[.$E$48];[.$E$49];[.$E$50];[.$E$51])" office:value-type="string" office:string-value="Dqa/^1 IY1Oq&lt;IUe" calcext:value-type="string">
            <text:p>Dqa/^1 IY1Oq&lt;IUe</text:p>
          </table:table-cell>
          <table:table-cell table:formula="of:=COM.MICROSOFT.CONCAT(&quot;'&quot;;[.A60];&quot;'&quot;;&quot; A23 char positions in D21&quot;)" office:value-type="string" office:string-value="'Dqa/^1 IY1Oq&lt;IUe' A23 char positions in D21" calcext:value-type="string">
            <text:p>'Dqa/^1 IY1Oq&lt;IUe' A23 char positions in D21</text:p>
          </table:table-cell>
          <table:table-cell table:formula="of:=COM.MICROSOFT.CONCAT(&quot;'&quot;;MID([.$A$53];[.$A$6]+1;[.$A$6]);&quot;'&quot;;&quot; OTP  char positions in D58&quot;)" office:value-type="string" office:string-value="'S0H^xPw{eP\0r{_?' OTP  char positions in D58" calcext:value-type="string">
            <text:p>'S0H^xPw{eP\0r{_?' OTP <text:s/>char positions in D58</text:p>
          </table:table-cell>
          <table:table-cell/>
          <table:table-cell table:style-name="Default"/>
          <table:table-cell table:number-columns-repeated="5"/>
          <table:table-cell table:style-name="ce28"/>
          <table:table-cell table:number-columns-repeated="2"/>
          <table:table-cell table:formula="of:=LEN([.K60])" office:value-type="float" office:value="0" calcext:value-type="float">
            <text:p>0</text:p>
          </table:table-cell>
          <table:table-cell table:number-columns-repeated="1010"/>
        </table:table-row>
        <table:table-row table:style-name="ro1">
          <table:table-cell table:formula="of:=MID([.A60];1;1)" office:value-type="string" office:string-value="D" calcext:value-type="string">
            <text:p>D</text:p>
          </table:table-cell>
          <table:table-cell table:formula="of:=FIND([.A61];[.$D$58];1)" office:value-type="float" office:value="31" calcext:value-type="float">
            <text:p>31</text:p>
          </table:table-cell>
          <table:table-cell table:formula="of:=FIND(MID([.$A$53];[.$A$6]+1;1);[.$D$58];1)" office:value-type="float" office:value="52" calcext:value-type="float">
            <text:p>52</text:p>
          </table:table-cell>
          <table:table-cell table:formula="of:=IF(MOD(([.B61]+[.C61])-([.$G$4]+1);[.$D$4])=0;[.$D$4];MOD(([.B61]+[.C61])-([.$G$4]+1);[.$D$4]))" office:value-type="float" office:value="22" calcext:value-type="float">
            <text:p>22</text:p>
          </table:table-cell>
          <table:table-cell table:formula="of:=IF([.D61]=0;MID([.$D$58];[.$D$4];1);IF([.D61]=[.$D$4];MID([.$D$58];[.$D$4];1);MID([.$D$58];[.D61];1)))" office:value-type="string" office:string-value=" " calcext:value-type="string">
            <text:p><text:s/></text:p>
          </table:table-cell>
          <table:table-cell table:number-columns-repeated="5"/>
          <table:table-cell table:style-name="ce28"/>
          <table:table-cell table:number-columns-repeated="2"/>
          <table:table-cell table:formula="of:=LEN([.K61])" office:value-type="float" office:value="0" calcext:value-type="float">
            <text:p>0</text:p>
          </table:table-cell>
          <table:table-cell table:number-columns-repeated="1010"/>
        </table:table-row>
        <table:table-row table:style-name="ro1">
          <table:table-cell table:formula="of:=MID([.A60];2;1)" office:value-type="string" office:string-value="q" calcext:value-type="string">
            <text:p>q</text:p>
          </table:table-cell>
          <table:table-cell table:formula="of:=FIND([.A62];[.$D$58];1)" office:value-type="float" office:value="40" calcext:value-type="float">
            <text:p>40</text:p>
          </table:table-cell>
          <table:table-cell table:formula="of:=FIND(MID([.$A$53];[.$A$6]+2;1);[.$D$58];1)" office:value-type="float" office:value="89" calcext:value-type="float">
            <text:p>89</text:p>
          </table:table-cell>
          <table:table-cell table:formula="of:=IF(MOD(([.B62]+[.C62])-([.$G$4]+1);[.$D$4])=0;[.$D$4];MOD(([.B62]+[.C62])-([.$G$4]+1);[.$D$4]))" office:value-type="float" office:value="68" calcext:value-type="float">
            <text:p>68</text:p>
          </table:table-cell>
          <table:table-cell table:formula="of:=IF([.D62]=0;MID([.$D$58];[.$D$4];1);IF([.D62]=[.$D$4];MID([.$D$58];[.$D$4];1);MID([.$D$58];[.D62];1)))" office:value-type="string" office:string-value="y" calcext:value-type="string">
            <text:p>y</text:p>
          </table:table-cell>
          <table:table-cell table:number-columns-repeated="1019"/>
        </table:table-row>
        <table:table-row table:style-name="ro1">
          <table:table-cell table:formula="of:=MID([.A60];3;1)" office:value-type="string" office:string-value="a" calcext:value-type="string">
            <text:p>a</text:p>
          </table:table-cell>
          <table:table-cell table:formula="of:=FIND([.A63];[.$D$58];1)" office:value-type="float" office:value="28" calcext:value-type="float">
            <text:p>28</text:p>
          </table:table-cell>
          <table:table-cell table:formula="of:=FIND(MID([.$A$53];[.$A$6]+3;1);[.$D$58];1)" office:value-type="float" office:value="46" calcext:value-type="float">
            <text:p>46</text:p>
          </table:table-cell>
          <table:table-cell table:formula="of:=IF(MOD(([.B63]+[.C63])-([.$G$4]+1);[.$D$4])=0;[.$D$4];MOD(([.B63]+[.C63])-([.$G$4]+1);[.$D$4]))" office:value-type="float" office:value="13" calcext:value-type="float">
            <text:p>13</text:p>
          </table:table-cell>
          <table:table-cell table:formula="of:=IF([.D63]=0;MID([.$D$58];[.$D$4];1);IF([.D63]=[.$D$4];MID([.$D$58];[.$D$4];1);MID([.$D$58];[.D63];1)))" office:value-type="string" office:string-value="%" calcext:value-type="string">
            <text:p>%</text:p>
          </table:table-cell>
          <table:table-cell table:number-columns-repeated="8"/>
          <table:table-cell table:formula="of:=LEN([.K63])" office:value-type="float" office:value="0" calcext:value-type="float">
            <text:p>0</text:p>
          </table:table-cell>
          <table:table-cell table:number-columns-repeated="1010"/>
        </table:table-row>
        <table:table-row table:style-name="ro1">
          <table:table-cell table:formula="of:=MID([.A60];4;1)" office:value-type="string" office:string-value="/" calcext:value-type="string">
            <text:p>/</text:p>
          </table:table-cell>
          <table:table-cell table:formula="of:=FIND([.A64];[.$D$58];1)" office:value-type="float" office:value="88" calcext:value-type="float">
            <text:p>88</text:p>
          </table:table-cell>
          <table:table-cell table:formula="of:=FIND(MID([.$A$53];[.$A$6]+4;1);[.$D$58];1)" office:value-type="float" office:value="58" calcext:value-type="float">
            <text:p>58</text:p>
          </table:table-cell>
          <table:table-cell table:formula="of:=IF(MOD(([.B64]+[.C64])-([.$G$4]+1);[.$D$4])=0;[.$D$4];MOD(([.B64]+[.C64])-([.$G$4]+1);[.$D$4]))" office:value-type="float" office:value="85" calcext:value-type="float">
            <text:p>85</text:p>
          </table:table-cell>
          <table:table-cell table:formula="of:=IF([.D64]=0;MID([.$D$58];[.$D$4];1);IF([.D64]=[.$D$4];MID([.$D$58];[.$D$4];1);MID([.$D$58];[.D64];1)))" office:value-type="string" office:string-value="Z" calcext:value-type="string">
            <text:p>Z</text:p>
          </table:table-cell>
          <table:table-cell table:number-columns-repeated="8"/>
          <table:table-cell table:formula="of:=LEN([.K64])" office:value-type="float" office:value="0" calcext:value-type="float">
            <text:p>0</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58" calcext:value-type="float">
            <text:p>58</text:p>
          </table:table-cell>
          <table:table-cell table:formula="of:=FIND(MID([.$A$53];[.$A$6]+5;1);[.$D$58];1)" office:value-type="float" office:value="67" calcext:value-type="float">
            <text:p>67</text:p>
          </table:table-cell>
          <table:table-cell table:formula="of:=IF(MOD(([.B65]+[.C65])-([.$G$4]+1);[.$D$4])=0;[.$D$4];MOD(([.B65]+[.C65])-([.$G$4]+1);[.$D$4]))" office:value-type="float" office:value="64" calcext:value-type="float">
            <text:p>64</text:p>
          </table:table-cell>
          <table:table-cell table:formula="of:=IF([.D65]=0;MID([.$D$58];[.$D$4];1);IF([.D65]=[.$D$4];MID([.$D$58];[.$D$4];1);MID([.$D$58];[.D65];1)))" office:value-type="string" office:string-value="p" calcext:value-type="string">
            <text:p>p</text:p>
          </table:table-cell>
          <table:table-cell table:number-columns-repeated="8"/>
          <table:table-cell table:formula="of:=LEN([.K65])" office:value-type="float" office:value="0" calcext:value-type="float">
            <text:p>0</text:p>
          </table:table-cell>
          <table:table-cell table:number-columns-repeated="1010"/>
        </table:table-row>
        <table:table-row table:style-name="ro1">
          <table:table-cell table:formula="of:=MID([.A60];6;1)" office:value-type="string" office:string-value="1" calcext:value-type="string">
            <text:p>1</text:p>
          </table:table-cell>
          <table:table-cell table:formula="of:=FIND([.A66];[.$D$58];1)" office:value-type="float" office:value="90" calcext:value-type="float">
            <text:p>90</text:p>
          </table:table-cell>
          <table:table-cell table:formula="of:=FIND(MID([.$A$53];[.$A$6]+6;1);[.$D$58];1)" office:value-type="float" office:value="81" calcext:value-type="float">
            <text:p>81</text:p>
          </table:table-cell>
          <table:table-cell table:formula="of:=IF(MOD(([.B66]+[.C66])-([.$G$4]+1);[.$D$4])=0;[.$D$4];MOD(([.B66]+[.C66])-([.$G$4]+1);[.$D$4]))" office:value-type="float" office:value="16" calcext:value-type="float">
            <text:p>16</text:p>
          </table:table-cell>
          <table:table-cell table:formula="of:=IF([.D66]=0;MID([.$D$58];[.$D$4];1);IF([.D66]=[.$D$4];MID([.$D$58];[.$D$4];1);MID([.$D$58];[.D66];1)))" office:value-type="string" office:string-value="(" calcext:value-type="string">
            <text:p>(</text:p>
          </table:table-cell>
          <table:table-cell table:number-columns-repeated="8"/>
          <table:table-cell table:formula="of:=LEN([.K66])" office:value-type="float" office:value="0" calcext:value-type="float">
            <text:p>0</text:p>
          </table:table-cell>
          <table:table-cell table:number-columns-repeated="1010"/>
        </table:table-row>
        <table:table-row table:style-name="ro1">
          <table:table-cell table:formula="of:=MID([.A60];7;1)" office:value-type="string" office:string-value=" " calcext:value-type="string">
            <text:p><text:s/></text:p>
          </table:table-cell>
          <table:table-cell table:formula="of:=FIND([.A67];[.$D$58];1)" office:value-type="float" office:value="22" calcext:value-type="float">
            <text:p>22</text:p>
          </table:table-cell>
          <table:table-cell table:formula="of:=FIND(MID([.$A$53];[.$A$6]+7;1);[.$D$58];1)" office:value-type="float" office:value="6" calcext:value-type="float">
            <text:p>6</text:p>
          </table:table-cell>
          <table:table-cell table:formula="of:=IF(MOD(([.B67]+[.C67])-([.$G$4]+1);[.$D$4])=0;[.$D$4];MOD(([.B67]+[.C67])-([.$G$4]+1);[.$D$4]))" office:value-type="float" office:value="61" calcext:value-type="float">
            <text:p>61</text:p>
          </table:table-cell>
          <table:table-cell table:formula="of:=IF([.D67]=0;MID([.$D$58];[.$D$4];1);IF([.D67]=[.$D$4];MID([.$D$58];[.$D$4];1);MID([.$D$58];[.D67];1)))" office:value-type="string" office:string-value="h" calcext:value-type="string">
            <text:p>h</text:p>
          </table:table-cell>
          <table:table-cell table:number-columns-repeated="1019"/>
        </table:table-row>
        <table:table-row table:style-name="ro1">
          <table:table-cell table:formula="of:=MID([.A60];8;1)" office:value-type="string" office:string-value="I" calcext:value-type="string">
            <text:p>I</text:p>
          </table:table-cell>
          <table:table-cell table:formula="of:=FIND([.A68];[.$D$58];1)" office:value-type="float" office:value="49" calcext:value-type="float">
            <text:p>49</text:p>
          </table:table-cell>
          <table:table-cell table:formula="of:=FIND(MID([.$A$53];[.$A$6]+8;1);[.$D$58];1)" office:value-type="float" office:value="70" calcext:value-type="float">
            <text:p>70</text:p>
          </table:table-cell>
          <table:table-cell table:formula="of:=IF(MOD(([.B68]+[.C68])-([.$G$4]+1);[.$D$4])=0;[.$D$4];MOD(([.B68]+[.C68])-([.$G$4]+1);[.$D$4]))" office:value-type="float" office:value="58" calcext:value-type="float">
            <text:p>58</text:p>
          </table:table-cell>
          <table:table-cell table:formula="of:=IF([.D68]=0;MID([.$D$58];[.$D$4];1);IF([.D68]=[.$D$4];MID([.$D$58];[.$D$4];1);MID([.$D$58];[.D68];1)))" office:value-type="string" office:string-value="^" calcext:value-type="string">
            <text:p>^</text:p>
          </table:table-cell>
          <table:table-cell table:number-columns-repeated="1019"/>
        </table:table-row>
        <table:table-row table:style-name="ro1">
          <table:table-cell table:formula="of:=MID([.A60];9;1)" office:value-type="string" office:string-value="Y" calcext:value-type="string">
            <text:p>Y</text:p>
          </table:table-cell>
          <table:table-cell table:formula="of:=FIND([.A69];[.$D$58];1)" office:value-type="float" office:value="56" calcext:value-type="float">
            <text:p>56</text:p>
          </table:table-cell>
          <table:table-cell table:formula="of:=FIND(MID([.$A$53];[.$A$6]+9;1);[.$D$58];1)" office:value-type="float" office:value="4" calcext:value-type="float">
            <text:p>4</text:p>
          </table:table-cell>
          <table:table-cell table:formula="of:=IF(MOD(([.B69]+[.C69])-([.$G$4]+1);[.$D$4])=0;[.$D$4];MOD(([.B69]+[.C69])-([.$G$4]+1);[.$D$4]))" office:value-type="float" office:value="93" calcext:value-type="float">
            <text:p>93</text:p>
          </table:table-cell>
          <table:table-cell table:formula="of:=IF([.D69]=0;MID([.$D$58];[.$D$4];1);IF([.D69]=[.$D$4];MID([.$D$58];[.$D$4];1);MID([.$D$58];[.D69];1)))" office:value-type="string" office:string-value="t" calcext:value-type="string">
            <text:p>t</text:p>
          </table:table-cell>
          <table:table-cell table:number-columns-repeated="4"/>
          <table:table-cell table:style-name="ce28" table:number-columns-repeated="2"/>
          <table:table-cell table:number-columns-repeated="2"/>
          <table:table-cell table:formula="of:=LEN([.K69])" office:value-type="float" office:value="0" calcext:value-type="float">
            <text:p>0</text:p>
          </table:table-cell>
          <table:table-cell table:number-columns-repeated="1010"/>
        </table:table-row>
        <table:table-row table:style-name="ro1">
          <table:table-cell table:formula="of:=MID([.A60];10;1)" office:value-type="string" office:string-value="1" calcext:value-type="string">
            <text:p>1</text:p>
          </table:table-cell>
          <table:table-cell table:formula="of:=FIND([.A70];[.$D$58];1)" office:value-type="float" office:value="90" calcext:value-type="float">
            <text:p>90</text:p>
          </table:table-cell>
          <table:table-cell table:formula="of:=FIND(MID([.$A$53];[.$A$6]+10;1);[.$D$58];1)" office:value-type="float" office:value="81" calcext:value-type="float">
            <text:p>81</text:p>
          </table:table-cell>
          <table:table-cell table:formula="of:=IF(MOD(([.B70]+[.C70])-([.$G$4]+1);[.$D$4])=0;[.$D$4];MOD(([.B70]+[.C70])-([.$G$4]+1);[.$D$4]))" office:value-type="float" office:value="16" calcext:value-type="float">
            <text:p>16</text:p>
          </table:table-cell>
          <table:table-cell table:formula="of:=IF([.D70]=0;MID([.$D$58];[.$D$4];1);IF([.D70]=[.$D$4];MID([.$D$58];[.$D$4];1);MID([.$D$58];[.D70];1)))" office:value-type="string" office:string-value="(" calcext:value-type="string">
            <text:p>(</text:p>
          </table:table-cell>
          <table:table-cell table:number-columns-repeated="1019"/>
        </table:table-row>
        <table:table-row table:style-name="ro1">
          <table:table-cell table:formula="of:=MID([.A60];11;1)" office:value-type="string" office:string-value="O" calcext:value-type="string">
            <text:p>O</text:p>
          </table:table-cell>
          <table:table-cell table:formula="of:=FIND([.A71];[.$D$58];1)" office:value-type="float" office:value="74" calcext:value-type="float">
            <text:p>74</text:p>
          </table:table-cell>
          <table:table-cell table:formula="of:=FIND(MID([.$A$53];[.$A$6]+11;1);[.$D$58];1)" office:value-type="float" office:value="54" calcext:value-type="float">
            <text:p>54</text:p>
          </table:table-cell>
          <table:table-cell table:formula="of:=IF(MOD(([.B71]+[.C71])-([.$G$4]+1);[.$D$4])=0;[.$D$4];MOD(([.B71]+[.C71])-([.$G$4]+1);[.$D$4]))" office:value-type="float" office:value="67" calcext:value-type="float">
            <text:p>67</text:p>
          </table:table-cell>
          <table:table-cell table:formula="of:=IF([.D71]=0;MID([.$D$58];[.$D$4];1);IF([.D71]=[.$D$4];MID([.$D$58];[.$D$4];1);MID([.$D$58];[.D71];1)))" office:value-type="string" office:string-value="x" calcext:value-type="string">
            <text:p>x</text:p>
          </table:table-cell>
          <table:table-cell table:number-columns-repeated="5"/>
          <table:table-cell table:style-name="ce28"/>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q" calcext:value-type="string">
            <text:p>q</text:p>
          </table:table-cell>
          <table:table-cell table:formula="of:=FIND([.A72];[.$D$58];1)" office:value-type="float" office:value="40" calcext:value-type="float">
            <text:p>40</text:p>
          </table:table-cell>
          <table:table-cell table:formula="of:=FIND(MID([.$A$53];[.$A$6]+12;1);[.$D$58];1)" office:value-type="float" office:value="89" calcext:value-type="float">
            <text:p>89</text:p>
          </table:table-cell>
          <table:table-cell table:formula="of:=IF(MOD(([.B72]+[.C72])-([.$G$4]+1);[.$D$4])=0;[.$D$4];MOD(([.B72]+[.C72])-([.$G$4]+1);[.$D$4]))" office:value-type="float" office:value="68" calcext:value-type="float">
            <text:p>68</text:p>
          </table:table-cell>
          <table:table-cell table:formula="of:=IF([.D72]=0;MID([.$D$58];[.$D$4];1);IF([.D72]=[.$D$4];MID([.$D$58];[.$D$4];1);MID([.$D$58];[.D72];1)))" office:value-type="string" office:string-value="y" calcext:value-type="string">
            <text:p>y</text:p>
          </table:table-cell>
          <table:table-cell table:number-columns-repeated="8"/>
          <table:table-cell table:formula="of:=LEN([.K72])" office:value-type="float" office:value="0" calcext:value-type="float">
            <text:p>0</text:p>
          </table:table-cell>
          <table:table-cell table:number-columns-repeated="1010"/>
        </table:table-row>
        <table:table-row table:style-name="ro1">
          <table:table-cell table:formula="of:=MID([.A60];13;1)" office:value-type="string" office:string-value="&lt;" calcext:value-type="string">
            <text:p>&lt;</text:p>
          </table:table-cell>
          <table:table-cell table:formula="of:=FIND([.A73];[.$D$58];1)" office:value-type="float" office:value="34" calcext:value-type="float">
            <text:p>34</text:p>
          </table:table-cell>
          <table:table-cell table:formula="of:=FIND(MID([.$A$53];[.$A$6]+13;1);[.$D$58];1)" office:value-type="float" office:value="19" calcext:value-type="float">
            <text:p>19</text:p>
          </table:table-cell>
          <table:table-cell table:formula="of:=IF(MOD(([.B73]+[.C73])-([.$G$4]+1);[.$D$4])=0;[.$D$4];MOD(([.B73]+[.C73])-([.$G$4]+1);[.$D$4]))" office:value-type="float" office:value="86" calcext:value-type="float">
            <text:p>86</text:p>
          </table:table-cell>
          <table:table-cell table:formula="of:=IF([.D73]=0;MID([.$D$58];[.$D$4];1);IF([.D73]=[.$D$4];MID([.$D$58];[.$D$4];1);MID([.$D$58];[.D73];1)))" office:value-type="string" office:string-value="i" calcext:value-type="string">
            <text:p>i</text:p>
          </table:table-cell>
          <table:table-cell table:number-columns-repeated="8"/>
          <table:table-cell table:formula="of:=LEN([.K73])" office:value-type="float" office:value="0" calcext:value-type="float">
            <text:p>0</text:p>
          </table:table-cell>
          <table:table-cell table:number-columns-repeated="1010"/>
        </table:table-row>
        <table:table-row table:style-name="ro1">
          <table:table-cell table:formula="of:=MID([.A60];14;1)" office:value-type="string" office:string-value="I" calcext:value-type="string">
            <text:p>I</text:p>
          </table:table-cell>
          <table:table-cell table:formula="of:=FIND([.A74];[.$D$58];1)" office:value-type="float" office:value="49" calcext:value-type="float">
            <text:p>49</text:p>
          </table:table-cell>
          <table:table-cell table:formula="of:=FIND(MID([.$A$53];[.$A$6]+14;1);[.$D$58];1)" office:value-type="float" office:value="70" calcext:value-type="float">
            <text:p>70</text:p>
          </table:table-cell>
          <table:table-cell table:formula="of:=IF(MOD(([.B74]+[.C74])-([.$G$4]+1);[.$D$4])=0;[.$D$4];MOD(([.B74]+[.C74])-([.$G$4]+1);[.$D$4]))" office:value-type="float" office:value="58" calcext:value-type="float">
            <text:p>58</text:p>
          </table:table-cell>
          <table:table-cell table:formula="of:=IF([.D74]=0;MID([.$D$58];[.$D$4];1);IF([.D74]=[.$D$4];MID([.$D$58];[.$D$4];1);MID([.$D$58];[.D74];1)))" office:value-type="string" office:string-value="^" calcext:value-type="string">
            <text:p>^</text:p>
          </table:table-cell>
          <table:table-cell table:number-columns-repeated="8"/>
          <table:table-cell table:formula="of:=LEN([.K74])" office:value-type="float" office:value="0" calcext:value-type="float">
            <text:p>0</text:p>
          </table:table-cell>
          <table:table-cell table:number-columns-repeated="1010"/>
        </table:table-row>
        <table:table-row table:style-name="ro1">
          <table:table-cell table:formula="of:=MID([.A60];15;1)" office:value-type="string" office:string-value="U" calcext:value-type="string">
            <text:p>U</text:p>
          </table:table-cell>
          <table:table-cell table:formula="of:=FIND([.A75];[.$D$58];1)" office:value-type="float" office:value="15" calcext:value-type="float">
            <text:p>15</text:p>
          </table:table-cell>
          <table:table-cell table:formula="of:=FIND(MID([.$A$53];[.$A$6]+15;1);[.$D$58];1)" office:value-type="float" office:value="84" calcext:value-type="float">
            <text:p>84</text:p>
          </table:table-cell>
          <table:table-cell table:formula="of:=IF(MOD(([.B75]+[.C75])-([.$G$4]+1);[.$D$4])=0;[.$D$4];MOD(([.B75]+[.C75])-([.$G$4]+1);[.$D$4]))" office:value-type="float" office:value="38" calcext:value-type="float">
            <text:p>38</text:p>
          </table:table-cell>
          <table:table-cell table:formula="of:=IF([.D75]=0;MID([.$D$58];[.$D$4];1);IF([.D75]=[.$D$4];MID([.$D$58];[.$D$4];1);MID([.$D$58];[.D75];1)))" office:value-type="string" office:string-value="l" calcext:value-type="string">
            <text:p>l</text:p>
          </table:table-cell>
          <table:table-cell table:number-columns-repeated="1019"/>
        </table:table-row>
        <table:table-row table:style-name="ro1">
          <table:table-cell table:formula="of:=MID([.A60];16;1)" office:value-type="string" office:string-value="e" calcext:value-type="string">
            <text:p>e</text:p>
          </table:table-cell>
          <table:table-cell table:formula="of:=FIND([.A76];[.$D$58];1)" office:value-type="float" office:value="4" calcext:value-type="float">
            <text:p>4</text:p>
          </table:table-cell>
          <table:table-cell table:formula="of:=FIND(MID([.$A$53];[.$A$6]+16;1);[.$D$58];1)" office:value-type="float" office:value="36" calcext:value-type="float">
            <text:p>36</text:p>
          </table:table-cell>
          <table:table-cell table:formula="of:=IF(MOD(([.B76]+[.C76])-([.$G$4]+1);[.$D$4])=0;[.$D$4];MOD(([.B76]+[.C76])-([.$G$4]+1);[.$D$4]))" office:value-type="float" office:value="73" calcext:value-type="float">
            <text:p>73</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76])" office:value-type="string" office:string-value=" y%Zp(h^t(xyi^l~" calcext:value-type="string">
            <text:p><text:s/>y%Zp(h^t(xyi^l~</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Y{lwTNE`^N1{B`]US0H^xPw{eP\0r{_?lgV9B]I|?])gC|C4/h =YT@VCT5h^V&gt;eA Beautiful MindA Beautiful Mind" calcext:value-type="string">
            <text:p>Y{lwTNE`^N1{B`]US0H^xPw{eP\0r{_?lgV9B]I|?])gC|C4/h =YT@VCT5h^V&gt;eA Beautiful MindA Beautiful Mind</text:p>
          </table:table-cell>
          <table:table-cell table:style-name="ce27" table:formula="of:=COM.MICROSOFT.CONCAT( &quot;  OTP SIZE=  &quot;;LEN([.A78]))"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lmqMC5EGHLQINRSW\TY]^d=hnopFvxyz{|}~O')*+,-P$A_Zi./012[tJ" calcext:value-type="string">
            <text:p>lmqMC5EGHLQINRSW\TY]^d=hnopFvxyz{|}~O')*+,-P$A_Zi./012[tJ</text:p>
          </table:table-cell>
          <table:table-cell table:style-name="ce28" table:formula="of:=IF([.$H$3]=0;RIGHT([.$D$58];LEN([.$D$58])-[.$H$4]);LEFT([.$D$58];LEN([.$D$58])-[.$H$4]))" office:value-type="string" office:string-value="KVjekw34678g%XU(!ur9: sBc@`abfD&amp;&quot;&lt;&gt;?#" calcext:value-type="string">
            <text:p>KVjekw34678g%XU(!ur9: sBc@`abfD&amp;"&lt;&gt;?#</text:p>
          </table:table-cell>
          <table:table-cell table:style-name="ce28" table:formula="of:=IF([.$H$3]=0;COM.MICROSOFT.CONCAT([.C80];[.B80]);COM.MICROSOFT.CONCAT([.C81];[.B81]))" office:value-type="string" office:string-value="lmqMC5EGHLQINRSW\TY]^d=hnopFvxyz{|}~O')*+,-P$A_Zi./012[tJKVjekw34678g%XU(!ur9: sBc@`abfD&amp;&quot;&lt;&gt;?#" calcext:value-type="string">
            <text:p>lmqMC5EGHLQINRSW\TY]^d=hnopFvxyz{|}~O')*+,-P$A_Zi./012[tJKVjekw34678g%XU(!ur9: sBc@`abfD&amp;"&lt;&gt;?#</text:p>
          </table:table-cell>
          <table:table-cell table:style-name="Default"/>
          <table:table-cell table:number-columns-repeated="1019"/>
        </table:table-row>
        <table:table-row table:style-name="ro1">
          <table:table-cell/>
          <table:table-cell table:style-name="ce28" table:formula="of:=LEFT([.$D$58];LEN([.$D$58])-[.$H$4])" office:value-type="string" office:string-value="KVjekw34678g%XU(!ur9: sBc@`abfD&amp;&quot;&lt;&gt;?#" calcext:value-type="string">
            <text:p>KVjekw34678g%XU(!ur9: sBc@`abfD&amp;"&lt;&gt;?#</text:p>
          </table:table-cell>
          <table:table-cell table:style-name="ce28" table:formula="of:=RIGHT([.$D$58];[.$H$4])" office:value-type="string" office:string-value="lmqMC5EGHLQINRSW\TY]^d=hnopFvxyz{|}~O')*+,-P$A_Zi./012[tJ" calcext:value-type="string">
            <text:p>lmqMC5EGHLQINRSW\TY]^d=hnopFvxyz{|}~O')*+,-P$A_Zi./012[tJ</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K" calcext:value-type="string">
            <text:p>K</text:p>
          </table:table-cell>
          <table:table-cell/>
          <table:table-cell table:style-name="ce28" table:formula="of:=IF([.$H$3]=0;COM.MICROSOFT.CONCAT([.B82];REPLACE([.D80];([.$H$4]+1);1;&quot;&quot;));COM.MICROSOFT.CONCAT(REPLACE([.D80];([.$H$4]+1);1;&quot;&quot;);[.B82]))" office:value-type="string" office:string-value="lmqMC5EGHLQINRSW\TY]^d=hnopFvxyz{|}~O')*+,-P$A_Zi./012[tJVjekw34678g%XU(!ur9: sBc@`abfD&amp;&quot;&lt;&gt;?#K" calcext:value-type="string">
            <text:p>lmqMC5EGHLQINRSW\TY]^d=hnopFvxyz{|}~O')*+,-P$A_Zi./012[tJVjekw34678g%XU(!ur9: sBc@`abfD&amp;"&lt;&gt;?#K</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COM.MICROSOFT.CONCAT(MID([.D82];[.$E$4]+1;1);MID([.D82];[.$F$4]+1;1);MID([.D82];[.$G$4]+1;1);MID([.D82];[.$H$4]+1;1))" office:value-type="string" office:string-value="nIkV" calcext:value-type="string">
            <text:p>nIkV</text:p>
          </table:table-cell>
          <table:table-cell table:style-name="ce28"/>
          <table:table-cell table:formula="of:=COM.MICROSOFT.CONCAT([.B83];SUBSTITUTE(SUBSTITUTE(SUBSTITUTE(SUBSTITUTE([.D82];MID([.B83];1;1);&quot;&quot;;1);MID([.B83];2;1);&quot;&quot;;1);MID([.B83];3;1);&quot;&quot;;1);MID([.B83];4;1);&quot;&quot;;1))" office:value-type="string" office:string-value="nIkVlmqMC5EGHLQNRSW\TY]^d=hopFvxyz{|}~O')*+,-P$A_Zi./012[tJjew34678g%XU(!ur9: sBc@`abfD&amp;&quot;&lt;&gt;?#K" calcext:value-type="string">
            <text:p>nIkVlmqMC5EGHLQNRSW\TY]^d=hopFvxyz{|}~O')*+,-P$A_Zi./012[tJjew34678g%XU(!ur9: sBc@`abfD&amp;"&lt;&gt;?#K</text:p>
          </table:table-cell>
          <table:table-cell table:style-name="Default"/>
          <table:table-cell table:number-columns-repeated="4"/>
          <table:table-cell table:style-name="ce28" table:number-columns-repeated="2"/>
          <table:table-cell table:number-columns-repeated="2"/>
          <table:table-cell table:formula="of:=LEN([.K83])"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5"/>
          <table:table-cell table:style-name="ce28"/>
          <table:table-cell table:number-columns-repeated="2"/>
          <table:table-cell table:formula="of:=LEN([.K84])" office:value-type="float" office:value="0" calcext:value-type="float">
            <text:p>0</text:p>
          </table:table-cell>
          <table:table-cell table:number-columns-repeated="1010"/>
        </table:table-row>
        <table:table-row table:style-name="ro1">
          <table:table-cell table:style-name="ce28" table:formula="of:=COM.MICROSOFT.CONCAT([.$E$61:.$E$76])" office:value-type="string" office:string-value=" y%Zp(h^t(xyi^l~" calcext:value-type="string">
            <text:p><text:s/>y%Zp(h^t(xyi^l~</text:p>
          </table:table-cell>
          <table:table-cell table:formula="of:=COM.MICROSOFT.CONCAT(&quot;'&quot;;[.A85];&quot;'&quot;;&quot; A85 char positions in D83&quot;)" office:value-type="string" office:string-value="' y%Zp(h^t(xyi^l~' A85 char positions in D83" calcext:value-type="string">
            <text:p>' y%Zp(h^t(xyi^l~' A85 char positions in D83</text:p>
          </table:table-cell>
          <table:table-cell table:formula="of:=COM.MICROSOFT.CONCAT(&quot;'&quot;;MID([.$A$78];[.$A$6]+1;[.$A$6]);&quot;'&quot;;&quot; OTP  char positions in D83&quot;)" office:value-type="string" office:string-value="'S0H^xPw{eP\0r{_?' OTP  char positions in D83" calcext:value-type="string">
            <text:p>'S0H^xPw{eP\0r{_?' OTP <text:s/>char positions in D83</text:p>
          </table:table-cell>
          <table:table-cell/>
          <table:table-cell table:style-name="Default"/>
          <table:table-cell table:number-columns-repeated="5"/>
          <table:table-cell table:style-name="ce28"/>
          <table:table-cell table:number-columns-repeated="2"/>
          <table:table-cell table:formula="of:=LEN([.K85])" office:value-type="float" office:value="0" calcext:value-type="float">
            <text:p>0</text:p>
          </table:table-cell>
          <table:table-cell table:number-columns-repeated="1010"/>
        </table:table-row>
        <table:table-row table:style-name="ro1">
          <table:table-cell table:formula="of:=MID([.A85];1;1)" office:value-type="string" office:string-value=" " calcext:value-type="string">
            <text:p><text:s/></text:p>
          </table:table-cell>
          <table:table-cell table:formula="of:=FIND([.A86];[.$D$83];1)" office:value-type="float" office:value="78" calcext:value-type="float">
            <text:p>78</text:p>
          </table:table-cell>
          <table:table-cell table:formula="of:=FIND(MID([.$A$78];[.$A$6]+1;1);[.$D$83];1)" office:value-type="float" office:value="18" calcext:value-type="float">
            <text:p>18</text:p>
          </table:table-cell>
          <table:table-cell table:formula="of:=IF(MOD(([.B86]+[.C86])-([.$H$4]+1);[.$D$4])=0;[.$D$4];MOD(([.B86]+[.C86])-([.$H$4]+1);[.$D$4]))" office:value-type="float" office:value="38" calcext:value-type="float">
            <text:p>38</text:p>
          </table:table-cell>
          <table:table-cell table:formula="of:=IF([.D86]=0;MID([.$D$83];[.$D$4];1);IF([.D86]=[.$D$4];MID([.$D$83];[.$D$4];1);MID([.$D$83];[.D86];1)))" office:value-type="string" office:string-value="~" calcext:value-type="string">
            <text:p>~</text:p>
          </table:table-cell>
          <table:table-cell table:number-columns-repeated="5"/>
          <table:table-cell table:style-name="ce28"/>
          <table:table-cell table:number-columns-repeated="2"/>
          <table:table-cell table:formula="of:=LEN([.K86])" office:value-type="float" office:value="0" calcext:value-type="float">
            <text:p>0</text:p>
          </table:table-cell>
          <table:table-cell table:number-columns-repeated="1010"/>
        </table:table-row>
        <table:table-row table:style-name="ro1">
          <table:table-cell table:formula="of:=MID([.A85];2;1)" office:value-type="string" office:string-value="y" calcext:value-type="string">
            <text:p>y</text:p>
          </table:table-cell>
          <table:table-cell table:formula="of:=FIND([.A87];[.$D$83];1)" office:value-type="float" office:value="33" calcext:value-type="float">
            <text:p>33</text:p>
          </table:table-cell>
          <table:table-cell table:formula="of:=FIND(MID([.$A$78];[.$A$6]+2;1);[.$D$83];1)" office:value-type="float" office:value="54" calcext:value-type="float">
            <text:p>54</text:p>
          </table:table-cell>
          <table:table-cell table:formula="of:=IF(MOD(([.B87]+[.C87])-([.$H$4]+1);[.$D$4])=0;[.$D$4];MOD(([.B87]+[.C87])-([.$H$4]+1);[.$D$4]))" office:value-type="float" office:value="29" calcext:value-type="float">
            <text:p>29</text:p>
          </table:table-cell>
          <table:table-cell table:formula="of:=IF([.D87]=0;MID([.$D$83];[.$D$4];1);IF([.D87]=[.$D$4];MID([.$D$83];[.$D$4];1);MID([.$D$83];[.D87];1)))" office:value-type="string" office:string-value="p" calcext:value-type="string">
            <text:p>p</text:p>
          </table:table-cell>
          <table:table-cell table:number-columns-repeated="1019"/>
        </table:table-row>
        <table:table-row table:style-name="ro1">
          <table:table-cell table:formula="of:=MID([.A85];3;1)" office:value-type="string" office:string-value="%" calcext:value-type="string">
            <text:p>%</text:p>
          </table:table-cell>
          <table:table-cell table:formula="of:=FIND([.A88];[.$D$83];1)" office:value-type="float" office:value="69" calcext:value-type="float">
            <text:p>69</text:p>
          </table:table-cell>
          <table:table-cell table:formula="of:=FIND(MID([.$A$78];[.$A$6]+3;1);[.$D$83];1)" office:value-type="float" office:value="13" calcext:value-type="float">
            <text:p>13</text:p>
          </table:table-cell>
          <table:table-cell table:formula="of:=IF(MOD(([.B88]+[.C88])-([.$H$4]+1);[.$D$4])=0;[.$D$4];MOD(([.B88]+[.C88])-([.$H$4]+1);[.$D$4]))" office:value-type="float" office:value="24" calcext:value-type="float">
            <text:p>24</text:p>
          </table:table-cell>
          <table:table-cell table:formula="of:=IF([.D88]=0;MID([.$D$83];[.$D$4];1);IF([.D88]=[.$D$4];MID([.$D$83];[.$D$4];1);MID([.$D$83];[.D88];1)))" office:value-type="string" office:string-value="^" calcext:value-type="string">
            <text:p>^</text:p>
          </table:table-cell>
          <table:table-cell table:number-columns-repeated="8"/>
          <table:table-cell table:formula="of:=LEN([.K88])" office:value-type="float" office:value="0" calcext:value-type="float">
            <text:p>0</text:p>
          </table:table-cell>
          <table:table-cell table:number-columns-repeated="1010"/>
        </table:table-row>
        <table:table-row table:style-name="ro1">
          <table:table-cell table:formula="of:=MID([.A85];4;1)" office:value-type="string" office:string-value="Z" calcext:value-type="string">
            <text:p>Z</text:p>
          </table:table-cell>
          <table:table-cell table:formula="of:=FIND([.A89];[.$D$83];1)" office:value-type="float" office:value="50" calcext:value-type="float">
            <text:p>50</text:p>
          </table:table-cell>
          <table:table-cell table:formula="of:=FIND(MID([.$A$78];[.$A$6]+4;1);[.$D$83];1)" office:value-type="float" office:value="24" calcext:value-type="float">
            <text:p>24</text:p>
          </table:table-cell>
          <table:table-cell table:formula="of:=IF(MOD(([.B89]+[.C89])-([.$H$4]+1);[.$D$4])=0;[.$D$4];MOD(([.B89]+[.C89])-([.$H$4]+1);[.$D$4]))" office:value-type="float" office:value="16" calcext:value-type="float">
            <text:p>16</text:p>
          </table:table-cell>
          <table:table-cell table:formula="of:=IF([.D89]=0;MID([.$D$83];[.$D$4];1);IF([.D89]=[.$D$4];MID([.$D$83];[.$D$4];1);MID([.$D$83];[.D89];1)))" office:value-type="string" office:string-value="N" calcext:value-type="string">
            <text:p>N</text:p>
          </table:table-cell>
          <table:table-cell table:number-columns-repeated="8"/>
          <table:table-cell table:formula="of:=LEN([.K89])" office:value-type="float" office:value="0" calcext:value-type="float">
            <text:p>0</text:p>
          </table:table-cell>
          <table:table-cell table:number-columns-repeated="1010"/>
        </table:table-row>
        <table:table-row table:style-name="ro1">
          <table:table-cell table:formula="of:=MID([.A85];5;1)" office:value-type="string" office:string-value="p" calcext:value-type="string">
            <text:p>p</text:p>
          </table:table-cell>
          <table:table-cell table:formula="of:=FIND([.A90];[.$D$83];1)" office:value-type="float" office:value="29" calcext:value-type="float">
            <text:p>29</text:p>
          </table:table-cell>
          <table:table-cell table:formula="of:=FIND(MID([.$A$78];[.$A$6]+5;1);[.$D$83];1)" office:value-type="float" office:value="32" calcext:value-type="float">
            <text:p>32</text:p>
          </table:table-cell>
          <table:table-cell table:formula="of:=IF(MOD(([.B90]+[.C90])-([.$H$4]+1);[.$D$4])=0;[.$D$4];MOD(([.B90]+[.C90])-([.$H$4]+1);[.$D$4]))" office:value-type="float" office:value="3" calcext:value-type="float">
            <text:p>3</text:p>
          </table:table-cell>
          <table:table-cell table:formula="of:=IF([.D90]=0;MID([.$D$83];[.$D$4];1);IF([.D90]=[.$D$4];MID([.$D$83];[.$D$4];1);MID([.$D$83];[.D90];1)))" office:value-type="string" office:string-value="k" calcext:value-type="string">
            <text:p>k</text:p>
          </table:table-cell>
          <table:table-cell table:number-columns-repeated="8"/>
          <table:table-cell table:formula="of:=LEN([.K90])" office:value-type="float" office:value="0" calcext:value-type="float">
            <text:p>0</text:p>
          </table:table-cell>
          <table:table-cell table:number-columns-repeated="1010"/>
        </table:table-row>
        <table:table-row table:style-name="ro1">
          <table:table-cell table:formula="of:=MID([.A85];6;1)" office:value-type="string" office:string-value="(" calcext:value-type="string">
            <text:p>(</text:p>
          </table:table-cell>
          <table:table-cell table:formula="of:=FIND([.A91];[.$D$83];1)" office:value-type="float" office:value="72" calcext:value-type="float">
            <text:p>72</text:p>
          </table:table-cell>
          <table:table-cell table:formula="of:=FIND(MID([.$A$78];[.$A$6]+6;1);[.$D$83];1)" office:value-type="float" office:value="46" calcext:value-type="float">
            <text:p>46</text:p>
          </table:table-cell>
          <table:table-cell table:formula="of:=IF(MOD(([.B91]+[.C91])-([.$H$4]+1);[.$D$4])=0;[.$D$4];MOD(([.B91]+[.C91])-([.$H$4]+1);[.$D$4]))" office:value-type="float" office:value="60" calcext:value-type="float">
            <text:p>60</text:p>
          </table:table-cell>
          <table:table-cell table:formula="of:=IF([.D91]=0;MID([.$D$83];[.$D$4];1);IF([.D91]=[.$D$4];MID([.$D$83];[.$D$4];1);MID([.$D$83];[.D91];1)))" office:value-type="string" office:string-value="j" calcext:value-type="string">
            <text:p>j</text:p>
          </table:table-cell>
          <table:table-cell table:number-columns-repeated="8"/>
          <table:table-cell table:formula="of:=LEN([.K91])" office:value-type="float" office:value="0" calcext:value-type="float">
            <text:p>0</text:p>
          </table:table-cell>
          <table:table-cell table:number-columns-repeated="1010"/>
        </table:table-row>
        <table:table-row table:style-name="ro1">
          <table:table-cell table:formula="of:=MID([.A85];7;1)" office:value-type="string" office:string-value="h" calcext:value-type="string">
            <text:p>h</text:p>
          </table:table-cell>
          <table:table-cell table:formula="of:=FIND([.A92];[.$D$83];1)" office:value-type="float" office:value="27" calcext:value-type="float">
            <text:p>27</text:p>
          </table:table-cell>
          <table:table-cell table:formula="of:=FIND(MID([.$A$78];[.$A$6]+7;1);[.$D$83];1)" office:value-type="float" office:value="62" calcext:value-type="float">
            <text:p>62</text:p>
          </table:table-cell>
          <table:table-cell table:formula="of:=IF(MOD(([.B92]+[.C92])-([.$H$4]+1);[.$D$4])=0;[.$D$4];MOD(([.B92]+[.C92])-([.$H$4]+1);[.$D$4]))" office:value-type="float" office:value="31" calcext:value-type="float">
            <text:p>31</text:p>
          </table:table-cell>
          <table:table-cell table:formula="of:=IF([.D92]=0;MID([.$D$83];[.$D$4];1);IF([.D92]=[.$D$4];MID([.$D$83];[.$D$4];1);MID([.$D$83];[.D92];1)))" office:value-type="string" office:string-value="v" calcext:value-type="string">
            <text:p>v</text:p>
          </table:table-cell>
          <table:table-cell table:number-columns-repeated="1019"/>
        </table:table-row>
        <table:table-row table:style-name="ro1">
          <table:table-cell table:formula="of:=MID([.A85];8;1)" office:value-type="string" office:string-value="^" calcext:value-type="string">
            <text:p>^</text:p>
          </table:table-cell>
          <table:table-cell table:formula="of:=FIND([.A93];[.$D$83];1)" office:value-type="float" office:value="24" calcext:value-type="float">
            <text:p>24</text:p>
          </table:table-cell>
          <table:table-cell table:formula="of:=FIND(MID([.$A$78];[.$A$6]+8;1);[.$D$83];1)" office:value-type="float" office:value="35" calcext:value-type="float">
            <text:p>35</text:p>
          </table:table-cell>
          <table:table-cell table:formula="of:=IF(MOD(([.B93]+[.C93])-([.$H$4]+1);[.$D$4])=0;[.$D$4];MOD(([.B93]+[.C93])-([.$H$4]+1);[.$D$4]))" office:value-type="float" office:value="1" calcext:value-type="float">
            <text:p>1</text:p>
          </table:table-cell>
          <table:table-cell table:formula="of:=IF([.D93]=0;MID([.$D$83];[.$D$4];1);IF([.D93]=[.$D$4];MID([.$D$83];[.$D$4];1);MID([.$D$83];[.D93];1)))" office:value-type="string" office:string-value="n" calcext:value-type="string">
            <text:p>n</text:p>
          </table:table-cell>
          <table:table-cell table:number-columns-repeated="1019"/>
        </table:table-row>
        <table:table-row table:style-name="ro1">
          <table:table-cell table:formula="of:=MID([.A85];9;1)" office:value-type="string" office:string-value="t" calcext:value-type="string">
            <text:p>t</text:p>
          </table:table-cell>
          <table:table-cell table:formula="of:=FIND([.A94];[.$D$83];1)" office:value-type="float" office:value="58" calcext:value-type="float">
            <text:p>58</text:p>
          </table:table-cell>
          <table:table-cell table:formula="of:=FIND(MID([.$A$78];[.$A$6]+9;1);[.$D$83];1)" office:value-type="float" office:value="61" calcext:value-type="float">
            <text:p>61</text:p>
          </table:table-cell>
          <table:table-cell table:formula="of:=IF(MOD(([.B94]+[.C94])-([.$H$4]+1);[.$D$4])=0;[.$D$4];MOD(([.B94]+[.C94])-([.$H$4]+1);[.$D$4]))" office:value-type="float" office:value="61" calcext:value-type="float">
            <text:p>61</text:p>
          </table:table-cell>
          <table:table-cell table:formula="of:=IF([.D94]=0;MID([.$D$83];[.$D$4];1);IF([.D94]=[.$D$4];MID([.$D$83];[.$D$4];1);MID([.$D$83];[.D94];1)))" office:value-type="string" office:string-value="e" calcext:value-type="string">
            <text:p>e</text:p>
          </table:table-cell>
          <table:table-cell table:number-columns-repeated="1019"/>
        </table:table-row>
        <table:table-row table:style-name="ro1">
          <table:table-cell table:formula="of:=MID([.A85];10;1)" office:value-type="string" office:string-value="(" calcext:value-type="string">
            <text:p>(</text:p>
          </table:table-cell>
          <table:table-cell table:formula="of:=FIND([.A95];[.$D$83];1)" office:value-type="float" office:value="72" calcext:value-type="float">
            <text:p>72</text:p>
          </table:table-cell>
          <table:table-cell table:formula="of:=FIND(MID([.$A$78];[.$A$6]+10;1);[.$D$83];1)" office:value-type="float" office:value="46" calcext:value-type="float">
            <text:p>46</text:p>
          </table:table-cell>
          <table:table-cell table:formula="of:=IF(MOD(([.B95]+[.C95])-([.$H$4]+1);[.$D$4])=0;[.$D$4];MOD(([.B95]+[.C95])-([.$H$4]+1);[.$D$4]))" office:value-type="float" office:value="60" calcext:value-type="float">
            <text:p>60</text:p>
          </table:table-cell>
          <table:table-cell table:formula="of:=IF([.D95]=0;MID([.$D$83];[.$D$4];1);IF([.D95]=[.$D$4];MID([.$D$83];[.$D$4];1);MID([.$D$83];[.D95];1)))" office:value-type="string" office:string-value="j" calcext:value-type="string">
            <text:p>j</text:p>
          </table:table-cell>
          <table:table-cell table:number-columns-repeated="1019"/>
        </table:table-row>
        <table:table-row table:style-name="ro1">
          <table:table-cell table:formula="of:=MID([.A85];11;1)" office:value-type="string" office:string-value="x" calcext:value-type="string">
            <text:p>x</text:p>
          </table:table-cell>
          <table:table-cell table:formula="of:=FIND([.A96];[.$D$83];1)" office:value-type="float" office:value="32" calcext:value-type="float">
            <text:p>32</text:p>
          </table:table-cell>
          <table:table-cell table:formula="of:=FIND(MID([.$A$78];[.$A$6]+11;1);[.$D$83];1)" office:value-type="float" office:value="20" calcext:value-type="float">
            <text:p>20</text:p>
          </table:table-cell>
          <table:table-cell table:formula="of:=IF(MOD(([.B96]+[.C96])-([.$H$4]+1);[.$D$4])=0;[.$D$4];MOD(([.B96]+[.C96])-([.$H$4]+1);[.$D$4]))" office:value-type="float" office:value="88" calcext:value-type="float">
            <text:p>88</text:p>
          </table:table-cell>
          <table:table-cell table:formula="of:=IF([.D96]=0;MID([.$D$83];[.$D$4];1);IF([.D96]=[.$D$4];MID([.$D$83];[.$D$4];1);MID([.$D$83];[.D96];1)))" office:value-type="string" office:string-value="&amp;" calcext:value-type="string">
            <text:p>&amp;</text:p>
          </table:table-cell>
          <table:table-cell table:number-columns-repeated="1019"/>
        </table:table-row>
        <table:table-row table:style-name="ro1">
          <table:table-cell table:formula="of:=MID([.A85];12;1)" office:value-type="string" office:string-value="y" calcext:value-type="string">
            <text:p>y</text:p>
          </table:table-cell>
          <table:table-cell table:formula="of:=FIND([.A97];[.$D$83];1)" office:value-type="float" office:value="33" calcext:value-type="float">
            <text:p>33</text:p>
          </table:table-cell>
          <table:table-cell table:formula="of:=FIND(MID([.$A$78];[.$A$6]+12;1);[.$D$83];1)" office:value-type="float" office:value="54" calcext:value-type="float">
            <text:p>54</text:p>
          </table:table-cell>
          <table:table-cell table:formula="of:=IF(MOD(([.B97]+[.C97])-([.$H$4]+1);[.$D$4])=0;[.$D$4];MOD(([.B97]+[.C97])-([.$H$4]+1);[.$D$4]))" office:value-type="float" office:value="29" calcext:value-type="float">
            <text:p>29</text:p>
          </table:table-cell>
          <table:table-cell table:formula="of:=IF([.D97]=0;MID([.$D$83];[.$D$4];1);IF([.D97]=[.$D$4];MID([.$D$83];[.$D$4];1);MID([.$D$83];[.D97];1)))" office:value-type="string" office:string-value="p" calcext:value-type="string">
            <text:p>p</text:p>
          </table:table-cell>
          <table:table-cell table:number-columns-repeated="1019"/>
        </table:table-row>
        <table:table-row table:style-name="ro1">
          <table:table-cell table:formula="of:=MID([.A85];13;1)" office:value-type="string" office:string-value="i" calcext:value-type="string">
            <text:p>i</text:p>
          </table:table-cell>
          <table:table-cell table:formula="of:=FIND([.A98];[.$D$83];1)" office:value-type="float" office:value="51" calcext:value-type="float">
            <text:p>51</text:p>
          </table:table-cell>
          <table:table-cell table:formula="of:=FIND(MID([.$A$78];[.$A$6]+13;1);[.$D$83];1)" office:value-type="float" office:value="75" calcext:value-type="float">
            <text:p>75</text:p>
          </table:table-cell>
          <table:table-cell table:formula="of:=IF(MOD(([.B98]+[.C98])-([.$H$4]+1);[.$D$4])=0;[.$D$4];MOD(([.B98]+[.C98])-([.$H$4]+1);[.$D$4]))" office:value-type="float" office:value="68" calcext:value-type="float">
            <text:p>68</text:p>
          </table:table-cell>
          <table:table-cell table:formula="of:=IF([.D98]=0;MID([.$D$83];[.$D$4];1);IF([.D98]=[.$D$4];MID([.$D$83];[.$D$4];1);MID([.$D$83];[.D98];1)))" office:value-type="string" office:string-value="g" calcext:value-type="string">
            <text:p>g</text:p>
          </table:table-cell>
          <table:table-cell table:number-columns-repeated="1019"/>
        </table:table-row>
        <table:table-row table:style-name="ro1">
          <table:table-cell table:formula="of:=MID([.A85];14;1)" office:value-type="string" office:string-value="^" calcext:value-type="string">
            <text:p>^</text:p>
          </table:table-cell>
          <table:table-cell table:formula="of:=FIND([.A99];[.$D$83];1)" office:value-type="float" office:value="24" calcext:value-type="float">
            <text:p>24</text:p>
          </table:table-cell>
          <table:table-cell table:formula="of:=FIND(MID([.$A$78];[.$A$6]+14;1);[.$D$83];1)" office:value-type="float" office:value="35" calcext:value-type="float">
            <text:p>35</text:p>
          </table:table-cell>
          <table:table-cell table:formula="of:=IF(MOD(([.B99]+[.C99])-([.$H$4]+1);[.$D$4])=0;[.$D$4];MOD(([.B99]+[.C99])-([.$H$4]+1);[.$D$4]))" office:value-type="float" office:value="1" calcext:value-type="float">
            <text:p>1</text:p>
          </table:table-cell>
          <table:table-cell table:formula="of:=IF([.D99]=0;MID([.$D$83];[.$D$4];1);IF([.D99]=[.$D$4];MID([.$D$83];[.$D$4];1);MID([.$D$83];[.D99];1)))" office:value-type="string" office:string-value="n" calcext:value-type="string">
            <text:p>n</text:p>
          </table:table-cell>
          <table:table-cell table:number-columns-repeated="1019"/>
        </table:table-row>
        <table:table-row table:style-name="ro1">
          <table:table-cell table:formula="of:=MID([.A85];15;1)" office:value-type="string" office:string-value="l" calcext:value-type="string">
            <text:p>l</text:p>
          </table:table-cell>
          <table:table-cell table:formula="of:=FIND([.A100];[.$D$83];1)" office:value-type="float" office:value="5" calcext:value-type="float">
            <text:p>5</text:p>
          </table:table-cell>
          <table:table-cell table:formula="of:=FIND(MID([.$A$78];[.$A$6]+15;1);[.$D$83];1)" office:value-type="float" office:value="49" calcext:value-type="float">
            <text:p>49</text:p>
          </table:table-cell>
          <table:table-cell table:formula="of:=IF(MOD(([.B100]+[.C100])-([.$H$4]+1);[.$D$4])=0;[.$D$4];MOD(([.B100]+[.C100])-([.$H$4]+1);[.$D$4]))" office:value-type="float" office:value="90" calcext:value-type="float">
            <text:p>90</text:p>
          </table:table-cell>
          <table:table-cell table:formula="of:=IF([.D100]=0;MID([.$D$83];[.$D$4];1);IF([.D100]=[.$D$4];MID([.$D$83];[.$D$4];1);MID([.$D$83];[.D100];1)))" office:value-type="string" office:string-value="&lt;" calcext:value-type="string">
            <text:p>&lt;</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38" calcext:value-type="float">
            <text:p>38</text:p>
          </table:table-cell>
          <table:table-cell table:formula="of:=FIND(MID([.$A$78];[.$A$6]+16;1);[.$D$83];1)" office:value-type="float" office:value="92" calcext:value-type="float">
            <text:p>92</text:p>
          </table:table-cell>
          <table:table-cell table:formula="of:=IF(MOD(([.B101]+[.C101])-([.$H$4]+1);[.$D$4])=0;[.$D$4];MOD(([.B101]+[.C101])-([.$H$4]+1);[.$D$4]))" office:value-type="float" office:value="72" calcext:value-type="float">
            <text:p>72</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p^Nkjvnej&amp;pgn&lt;(" calcext:value-type="string">
            <text:p>~p^Nkjvnej&amp;pgn&lt;(</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p^Nkjvnej&amp;pgn&lt;(Y{lwTNE`^N1{B`]US0H^xPw{eP\0r{_?lgV9B]I|?])gC|C4/h =YT@VCT5h^V&gt;eA Beautiful MindA Beautiful Mind" calcext:value-type="string">
            <text:p>~p^Nkjvnej&amp;pgn&lt;(Y{lwTNE`^N1{B`]US0H^xPw{eP\0r{_?lgV9B]I|?])gC|C4/h =YT@VCT5h^V&gt;eA Beautiful MindA Beautiful Mind</text:p>
          </table:table-cell>
          <table:table-cell table:style-name="ce27" table:formula="of:=COM.MICROSOFT.CONCAT( &quot;  OTP SIZE=  &quot;;LEN([.A103]))"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
      <table:table table:name="Sheet6" table:style-name="ta1" table:protected="true">
        <loext:table-protection loext:select-protected-cells="true" loext:select-unprotected-cells="tru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5.$D$83]" office:value-type="string" office:string-value="nIkVlmqMC5EGHLQNRSW\TY]^d=hopFvxyz{|}~O')*+,-P$A_Zi./012[tJjew34678g%XU(!ur9: sBc@`abfD&amp;&quot;&lt;&gt;?#K" calcext:value-type="string">
            <text:p>nIkVlmqMC5EGHLQNRSW\TY]^d=hopFvxyz{|}~O')*+,-P$A_Zi./012[tJjew34678g%XU(!ur9: sBc@`abfD&amp;"&lt;&gt;?#K</text:p>
          </table:table-cell>
          <table:table-cell table:style-name="ce23" table:formula="of:=[Sheet5.A102]" office:value-type="string" office:string-value="~p^Nkjvnej&amp;pgn&lt;(" calcext:value-type="string">
            <text:p>~p^Nkjvnej&amp;pgn&lt;(</text:p>
          </table:table-cell>
          <table:table-cell table:style-name="ce28"/>
          <table:table-cell/>
          <table:table-cell table:style-name="ce6" table:formula="of:=[Sheet5.E2]" office:value-type="float" office:value="24" calcext:value-type="float">
            <text:p>24</text:p>
          </table:table-cell>
          <table:table-cell table:style-name="ce6" table:formula="of:=[Sheet5.F2]" office:value-type="float" office:value="11" calcext:value-type="float">
            <text:p>11</text:p>
          </table:table-cell>
          <table:table-cell table:style-name="ce6" table:formula="of:=[Sheet5.G2]" office:value-type="float" office:value="60" calcext:value-type="float">
            <text:p>60</text:p>
          </table:table-cell>
          <table:table-cell table:style-name="ce6" table:formula="of:=[Sheet5.H2]" office:value-type="float" office:value="57" calcext:value-type="float">
            <text:p>57</text:p>
          </table:table-cell>
          <table:table-cell table:style-name="ce6" table:formula="of:=[Sheet5.I2]" office:value-type="float" office:value="0" calcext:value-type="float">
            <text:p>0</text:p>
          </table:table-cell>
          <table:table-cell table:number-columns-repeated="1015"/>
        </table:table-row>
        <table:table-row table:style-name="ro1">
          <table:table-cell table:style-name="ce27" table:formula="of:=[Sheet5.A103]" office:value-type="string" office:string-value="~p^Nkjvnej&amp;pgn&lt;(Y{lwTNE`^N1{B`]US0H^xPw{eP\0r{_?lgV9B]I|?])gC|C4/h =YT@VCT5h^V&gt;eA Beautiful MindA Beautiful Mind" calcext:value-type="string">
            <text:p>~p^Nkjvnej&amp;pgn&lt;(Y{lwTNE`^N1{B`]US0H^xPw{eP\0r{_?lgV9B]I|?])gC|C4/h =YT@VCT5h^V&gt;eA Beautiful MindA Beautiful 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p^Nkjvnej&amp;pgn&lt;(Y{lwTNE`^N1{B`]US0H^xPw{eP\0r{_?lgV9B]I|?])gC|C4/h =YT@VCT5h^V&gt;eA Beautiful MindA Beautiful Mind" calcext:value-type="string">
            <text:p>~p^Nkjvnej&amp;pgn&lt;(Y{lwTNE`^N1{B`]US0H^xPw{eP\0r{_?lgV9B]I|?])gC|C4/h =YT@VCT5h^V&gt;eA Beautiful MindA Beautiful Mind</text:p>
          </table:table-cell>
          <table:table-cell table:style-name="ce17" table:formula="of:=[Sheet5.B4]" office:value-type="string" office:string-value="__!&quot;#$%&amp;'()*+,-./0" calcext:value-type="string">
            <text:p>__!"#$%&amp;'()*+,-./0</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nIkVlmqMC5EGHLQNRSW\TY]^" calcext:value-type="string">
            <text:p>nIkVlmqMC5EGHLQNRSW\TY]^</text:p>
          </table:table-cell>
          <table:table-cell table:formula="of:=IF([.$E$3]=0;RIGHT([.$A$2];[.$D$4]-[.$E$4]);LEFT([.$A$2];[.$D$4]-[.$E$4]))" office:value-type="string" office:string-value="d=hopFvxyz{|}~O')*+,-P$A_Zi./012[tJjew34678g%XU(!ur9: sBc@`abfD&amp;&quot;&lt;&gt;?#K" calcext:value-type="string">
            <text:p>d=hopFvxyz{|}~O')*+,-P$A_Zi./012[tJjew34678g%XU(!ur9: sBc@`abfD&amp;"&lt;&gt;?#K</text:p>
          </table:table-cell>
          <table:table-cell table:style-name="ce28" table:formula="of:=IF([.$E$3]=0;COM.MICROSOFT.CONCAT([.C5];[.B5]);COM.MICROSOFT.CONCAT([.C6];[.B6]))" office:value-type="string" office:string-value="d=hopFvxyz{|}~O')*+,-P$A_Zi./012[tJjew34678g%XU(!ur9: sBc@`abfD&amp;&quot;&lt;&gt;?#KnIkVlmqMC5EGHLQNRSW\TY]^" calcext:value-type="string">
            <text:p>d=hopFvxyz{|}~O')*+,-P$A_Zi./012[tJjew34678g%XU(!ur9: sBc@`abfD&amp;"&lt;&gt;?#KnIkVlmqMC5EGHLQNRSW\TY]^</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nIkVlmqMC5EGHLQNRSW\TY]^d=hopFvxyz{|}~O')*+,-P$A_Zi./012[tJjew34678g%X" calcext:value-type="string">
            <text:p>nIkVlmqMC5EGHLQNRSW\TY]^d=hopFvxyz{|}~O')*+,-P$A_Zi./012[tJjew34678g%X</text:p>
          </table:table-cell>
          <table:table-cell table:formula="of:=RIGHT([.$A$2];[.$E$4])" office:value-type="string" office:string-value="U(!ur9: sBc@`abfD&amp;&quot;&lt;&gt;?#K" calcext:value-type="string">
            <text:p>U(!ur9: sBc@`abfD&amp;"&lt;&gt;?#K</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_" calcext:value-type="string">
            <text:p>_</text:p>
          </table:table-cell>
          <table:table-cell/>
          <table:table-cell table:style-name="ce28" table:formula="of:=IF([.$E$3]=0;COM.MICROSOFT.CONCAT([.B7];REPLACE([.D5];([.$E$4]+1);1;&quot;&quot;));COM.MICROSOFT.CONCAT(REPLACE([.D5];([.$E$4]+1);1;&quot;&quot;);[.B7]))" office:value-type="string" office:string-value="_d=hopFvxyz{|}~O')*+,-P$AZi./012[tJjew34678g%XU(!ur9: sBc@`abfD&amp;&quot;&lt;&gt;?#KnIkVlmqMC5EGHLQNRSW\TY]^" calcext:value-type="string">
            <text:p>_d=hopFvxyz{|}~O')*+,-P$AZi./012[tJjew34678g%XU(!ur9: sBc@`abfD&amp;"&lt;&gt;?#KnIkVlmqMC5EGHLQNRSW\TY]^</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COM.MICROSOFT.CONCAT(MID([.D7];[.$E$4]+1;1);MID([.D7];[.$F$4]+1;1);MID([.D7];[.$G$4]+1;1);MID([.D7];[.$H$4]+1;1))" office:value-type="string" office:string-value="A{b@" calcext:value-type="string">
            <text:p>A{b@</text:p>
          </table:table-cell>
          <table:table-cell/>
          <table:table-cell table:formula="of:=COM.MICROSOFT.CONCAT([.B8];SUBSTITUTE(SUBSTITUTE(SUBSTITUTE(SUBSTITUTE([.D7];MID([.B8];1;1);&quot;&quot;;1);MID([.B8];2;1);&quot;&quot;;1);MID([.B8];3;1);&quot;&quot;;1);MID([.B8];4;1);&quot;&quot;;1))" office:value-type="string" office:string-value="A{b@_d=hopFvxyz|}~O')*+,-P$Zi./012[tJjew34678g%XU(!ur9: sBc`afD&amp;&quot;&lt;&gt;?#KnIkVlmqMC5EGHLQNRSW\TY]^" calcext:value-type="string">
            <text:p>A{b@_d=hopFvxyz|}~O')*+,-P$Zi./012[tJjew34678g%XU(!ur9: sBc`afD&amp;"&lt;&gt;?#KnIkVlmqMC5EGHLQNRSW\TY]^</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2"/>
          <table:table-cell table:formula="of:=LEN([.K8])" office:value-type="float" office:value="0" calcext:value-type="float">
            <text:p>0</text:p>
          </table:table-cell>
          <table:table-cell table:number-columns-repeated="1010"/>
        </table:table-row>
        <table:table-row table:style-name="ro1">
          <table:table-cell table:style-name="ce27" table:formula="of:=[.$A$4]" office:value-type="string" office:string-value="~p^Nkjvnej&amp;pgn&lt;(Y{lwTNE`^N1{B`]US0H^xPw{eP\0r{_?lgV9B]I|?])gC|C4/h =YT@VCT5h^V&gt;eA Beautiful MindA Beautiful Mind" calcext:value-type="string">
            <text:p>~p^Nkjvnej&amp;pgn&lt;(Y{lwTNE`^N1{B`]US0H^xPw{eP\0r{_?lgV9B]I|?])gC|C4/h =YT@VCT5h^V&gt;eA Beautiful MindA Beautiful Mind</text:p>
          </table:table-cell>
          <table:table-cell table:number-columns-repeated="3"/>
          <table:table-cell table:style-name="Default"/>
          <table:table-cell table:number-columns-repeated="5"/>
          <table:table-cell table:style-name="ce28"/>
          <table:table-cell table:number-columns-repeated="2"/>
          <table:table-cell table:formula="of:=LEN([.K9])" office:value-type="float" office:value="0" calcext:value-type="float">
            <text:p>0</text:p>
          </table:table-cell>
          <table:table-cell table:number-columns-repeated="1010"/>
        </table:table-row>
        <table:table-row table:style-name="ro1">
          <table:table-cell/>
          <table:table-cell office:value-type="string" calcext:value-type="string">
            <text:p>B2 <text:s/>char positions in D8</text:p>
          </table:table-cell>
          <table:table-cell table:formula="of:=COM.MICROSOFT.CONCAT(&quot;'&quot;;MID([.$A$3];1;16);&quot;'&quot;;&quot; A3 char positions in D8&quot;)" office:value-type="string" office:string-value="'~p^Nkjvnej&amp;pgn&lt;(' A3 char positions in D8" calcext:value-type="string">
            <text:p>'~p^Nkjvnej&amp;pgn&lt;(' A3 char positions in D8</text:p>
          </table:table-cell>
          <table:table-cell/>
          <table:table-cell table:style-name="Default"/>
          <table:table-cell table:number-columns-repeated="5"/>
          <table:table-cell table:style-name="ce28"/>
          <table:table-cell table:number-columns-repeated="2"/>
          <table:table-cell table:formula="of:=LEN([.K10])" office:value-type="float" office:value="0" calcext:value-type="float">
            <text:p>0</text:p>
          </table:table-cell>
          <table:table-cell table:number-columns-repeated="1010"/>
        </table:table-row>
        <table:table-row table:style-name="ro1">
          <table:table-cell table:formula="of:=MID([.$A$4];1;1)" office:value-type="string" office:string-value="~" calcext:value-type="string">
            <text:p>~</text:p>
          </table:table-cell>
          <table:table-cell table:formula="of:=FIND([.A11];[.$D$8];1)" office:value-type="float" office:value="18" calcext:value-type="float">
            <text:p>18</text:p>
          </table:table-cell>
          <table:table-cell table:formula="of:=FIND(MID([.$A$9];[.$A$6]+1;1);[.$D$8];1)" office:value-type="float" office:value="92" calcext:value-type="float">
            <text:p>92</text:p>
          </table:table-cell>
          <table:table-cell table:formula="of:=IF(MOD(([.B11]+[.C11])-([.$E$4]+1);[.$D$4])=0;[.$D$4];MOD(([.B11]+[.C11])-([.$E$4]+1);[.$D$4]))" office:value-type="float" office:value="85" calcext:value-type="float">
            <text:p>85</text:p>
          </table:table-cell>
          <table:table-cell table:formula="of:=IF([.D11]=0;MID([.$D$8];[.$D$4];1);IF([.D11]=[.$D$4];MID([.$D$8];[.$D$4];1);MID([.$D$8];[.D11];1)))" office:value-type="string" office:string-value="Q" calcext:value-type="string">
            <text:p>Q</text:p>
          </table:table-cell>
          <table:table-cell table:number-columns-repeated="5"/>
          <table:table-cell table:style-name="ce28"/>
          <table:table-cell table:number-columns-repeated="2"/>
          <table:table-cell table:formula="of:=LEN([.K11])" office:value-type="float" office:value="0" calcext:value-type="float">
            <text:p>0</text:p>
          </table:table-cell>
          <table:table-cell table:number-columns-repeated="1010"/>
        </table:table-row>
        <table:table-row table:style-name="ro1">
          <table:table-cell table:formula="of:=MID([.$A$4];2;1)" office:value-type="string" office:string-value="p" calcext:value-type="string">
            <text:p>p</text:p>
          </table:table-cell>
          <table:table-cell table:formula="of:=FIND([.A12];[.$D$8];1)" office:value-type="float" office:value="10" calcext:value-type="float">
            <text:p>10</text:p>
          </table:table-cell>
          <table:table-cell table:formula="of:=FIND(MID([.$A$9];[.$A$6]+2;1);[.$D$8];1)" office:value-type="float" office:value="2" calcext:value-type="float">
            <text:p>2</text:p>
          </table:table-cell>
          <table:table-cell table:formula="of:=IF(MOD(([.B12]+[.C12])-([.$E$4]+1);[.$D$4])=0;[.$D$4];MOD(([.B12]+[.C12])-([.$E$4]+1);[.$D$4]))" office:value-type="float" office:value="81" calcext:value-type="float">
            <text:p>81</text:p>
          </table:table-cell>
          <table:table-cell table:formula="of:=IF([.D12]=0;MID([.$D$8];[.$D$4];1);IF([.D12]=[.$D$4];MID([.$D$8];[.$D$4];1);MID([.$D$8];[.D12];1)))" office:value-type="string" office:string-value="E" calcext:value-type="string">
            <text:p>E</text:p>
          </table:table-cell>
          <table:table-cell table:number-columns-repeated="1019"/>
        </table:table-row>
        <table:table-row table:style-name="ro1">
          <table:table-cell table:formula="of:=MID([.$A$4];3;1)" office:value-type="string" office:string-value="^" calcext:value-type="string">
            <text:p>^</text:p>
          </table:table-cell>
          <table:table-cell table:formula="of:=FIND([.A13];[.$D$8];1)" office:value-type="float" office:value="94" calcext:value-type="float">
            <text:p>94</text:p>
          </table:table-cell>
          <table:table-cell table:formula="of:=FIND(MID([.$A$9];[.$A$6]+3;1);[.$D$8];1)" office:value-type="float" office:value="75" calcext:value-type="float">
            <text:p>75</text:p>
          </table:table-cell>
          <table:table-cell table:formula="of:=IF(MOD(([.B13]+[.C13])-([.$E$4]+1);[.$D$4])=0;[.$D$4];MOD(([.B13]+[.C13])-([.$E$4]+1);[.$D$4]))" office:value-type="float" office:value="50" calcext:value-type="float">
            <text:p>50</text:p>
          </table:table-cell>
          <table:table-cell table:formula="of:=IF([.D13]=0;MID([.$D$8];[.$D$4];1);IF([.D13]=[.$D$4];MID([.$D$8];[.$D$4];1);MID([.$D$8];[.D13];1)))" office:value-type="string" office:string-value="(" calcext:value-type="string">
            <text:p>(</text:p>
          </table:table-cell>
          <table:table-cell table:number-columns-repeated="8"/>
          <table:table-cell table:formula="of:=LEN([.K13])" office:value-type="float" office:value="0" calcext:value-type="float">
            <text:p>0</text:p>
          </table:table-cell>
          <table:table-cell table:number-columns-repeated="1010"/>
        </table:table-row>
        <table:table-row table:style-name="ro1">
          <table:table-cell table:formula="of:=MID([.$A$4];4;1)" office:value-type="string" office:string-value="N" calcext:value-type="string">
            <text:p>N</text:p>
          </table:table-cell>
          <table:table-cell table:formula="of:=FIND([.A14];[.$D$8];1)" office:value-type="float" office:value="86" calcext:value-type="float">
            <text:p>86</text:p>
          </table:table-cell>
          <table:table-cell table:formula="of:=FIND(MID([.$A$9];[.$A$6]+4;1);[.$D$8];1)" office:value-type="float" office:value="40" calcext:value-type="float">
            <text:p>40</text:p>
          </table:table-cell>
          <table:table-cell table:formula="of:=IF(MOD(([.B14]+[.C14])-([.$E$4]+1);[.$D$4])=0;[.$D$4];MOD(([.B14]+[.C14])-([.$E$4]+1);[.$D$4]))" office:value-type="float" office:value="7" calcext:value-type="float">
            <text:p>7</text:p>
          </table:table-cell>
          <table:table-cell table:formula="of:=IF([.D14]=0;MID([.$D$8];[.$D$4];1);IF([.D14]=[.$D$4];MID([.$D$8];[.$D$4];1);MID([.$D$8];[.D14];1)))" office:value-type="string" office:string-value="=" calcext:value-type="string">
            <text:p>=</text:p>
          </table:table-cell>
          <table:table-cell table:number-columns-repeated="8"/>
          <table:table-cell table:formula="of:=LEN([.K14])" office:value-type="float" office:value="0" calcext:value-type="float">
            <text:p>0</text:p>
          </table:table-cell>
          <table:table-cell table:number-columns-repeated="1010"/>
        </table:table-row>
        <table:table-row table:style-name="ro1">
          <table:table-cell table:formula="of:=MID([.$A$4];5;1)" office:value-type="string" office:string-value="k" calcext:value-type="string">
            <text:p>k</text:p>
          </table:table-cell>
          <table:table-cell table:formula="of:=FIND([.A15];[.$D$8];1)" office:value-type="float" office:value="73" calcext:value-type="float">
            <text:p>73</text:p>
          </table:table-cell>
          <table:table-cell table:formula="of:=FIND(MID([.$A$9];[.$A$6]+5;1);[.$D$8];1)" office:value-type="float" office:value="91" calcext:value-type="float">
            <text:p>91</text:p>
          </table:table-cell>
          <table:table-cell table:formula="of:=IF(MOD(([.B15]+[.C15])-([.$E$4]+1);[.$D$4])=0;[.$D$4];MOD(([.B15]+[.C15])-([.$E$4]+1);[.$D$4]))" office:value-type="float" office:value="45" calcext:value-type="float">
            <text:p>45</text:p>
          </table:table-cell>
          <table:table-cell table:formula="of:=IF([.D15]=0;MID([.$D$8];[.$D$4];1);IF([.D15]=[.$D$4];MID([.$D$8];[.$D$4];1);MID([.$D$8];[.D15];1)))" office:value-type="string" office:string-value="8" calcext:value-type="string">
            <text:p>8</text:p>
          </table:table-cell>
          <table:table-cell table:number-columns-repeated="8"/>
          <table:table-cell table:formula="of:=LEN([.K15])" office:value-type="float" office:value="0" calcext:value-type="float">
            <text:p>0</text:p>
          </table:table-cell>
          <table:table-cell table:number-columns-repeated="1010"/>
        </table:table-row>
        <table:table-row table:style-name="ro1">
          <table:table-cell table:formula="of:=MID([.$A$4];6;1)" office:value-type="string" office:string-value="j" calcext:value-type="string">
            <text:p>j</text:p>
          </table:table-cell>
          <table:table-cell table:formula="of:=FIND([.A16];[.$D$8];1)" office:value-type="float" office:value="38" calcext:value-type="float">
            <text:p>38</text:p>
          </table:table-cell>
          <table:table-cell table:formula="of:=FIND(MID([.$A$9];[.$A$6]+6;1);[.$D$8];1)" office:value-type="float" office:value="86" calcext:value-type="float">
            <text:p>86</text:p>
          </table:table-cell>
          <table:table-cell table:formula="of:=IF(MOD(([.B16]+[.C16])-([.$E$4]+1);[.$D$4])=0;[.$D$4];MOD(([.B16]+[.C16])-([.$E$4]+1);[.$D$4]))" office:value-type="float" office:value="5" calcext:value-type="float">
            <text:p>5</text:p>
          </table:table-cell>
          <table:table-cell table:formula="of:=IF([.D16]=0;MID([.$D$8];[.$D$4];1);IF([.D16]=[.$D$4];MID([.$D$8];[.$D$4];1);MID([.$D$8];[.D16];1)))" office:value-type="string" office:string-value="_" calcext:value-type="string">
            <text:p>_</text:p>
          </table:table-cell>
          <table:table-cell table:number-columns-repeated="8"/>
          <table:table-cell table:formula="of:=LEN([.K16])" office:value-type="float" office:value="0" calcext:value-type="float">
            <text:p>0</text:p>
          </table:table-cell>
          <table:table-cell table:number-columns-repeated="1010"/>
        </table:table-row>
        <table:table-row table:style-name="ro1">
          <table:table-cell table:formula="of:=MID([.$A$4];7;1)" office:value-type="string" office:string-value="v" calcext:value-type="string">
            <text:p>v</text:p>
          </table:table-cell>
          <table:table-cell table:formula="of:=FIND([.A17];[.$D$8];1)" office:value-type="float" office:value="12" calcext:value-type="float">
            <text:p>12</text:p>
          </table:table-cell>
          <table:table-cell table:formula="of:=FIND(MID([.$A$9];[.$A$6]+7;1);[.$D$8];1)" office:value-type="float" office:value="81" calcext:value-type="float">
            <text:p>81</text:p>
          </table:table-cell>
          <table:table-cell table:formula="of:=IF(MOD(([.B17]+[.C17])-([.$E$4]+1);[.$D$4])=0;[.$D$4];MOD(([.B17]+[.C17])-([.$E$4]+1);[.$D$4]))" office:value-type="float" office:value="68" calcext:value-type="float">
            <text:p>68</text:p>
          </table:table-cell>
          <table:table-cell table:formula="of:=IF([.D17]=0;MID([.$D$8];[.$D$4];1);IF([.D17]=[.$D$4];MID([.$D$8];[.$D$4];1);MID([.$D$8];[.D17];1)))" office:value-type="string" office:string-value="?" calcext:value-type="string">
            <text:p>?</text:p>
          </table:table-cell>
          <table:table-cell table:number-columns-repeated="1019"/>
        </table:table-row>
        <table:table-row table:style-name="ro1">
          <table:table-cell table:formula="of:=MID([.$A$4];8;1)" office:value-type="string" office:string-value="n" calcext:value-type="string">
            <text:p>n</text:p>
          </table:table-cell>
          <table:table-cell table:formula="of:=FIND([.A18];[.$D$8];1)" office:value-type="float" office:value="71" calcext:value-type="float">
            <text:p>71</text:p>
          </table:table-cell>
          <table:table-cell table:formula="of:=FIND(MID([.$A$9];[.$A$6]+8;1);[.$D$8];1)" office:value-type="float" office:value="60" calcext:value-type="float">
            <text:p>60</text:p>
          </table:table-cell>
          <table:table-cell table:formula="of:=IF(MOD(([.B18]+[.C18])-([.$E$4]+1);[.$D$4])=0;[.$D$4];MOD(([.B18]+[.C18])-([.$E$4]+1);[.$D$4]))" office:value-type="float" office:value="12" calcext:value-type="float">
            <text:p>12</text:p>
          </table:table-cell>
          <table:table-cell table:formula="of:=IF([.D18]=0;MID([.$D$8];[.$D$4];1);IF([.D18]=[.$D$4];MID([.$D$8];[.$D$4];1);MID([.$D$8];[.D18];1)))" office:value-type="string" office:string-value="v" calcext:value-type="string">
            <text:p>v</text:p>
          </table:table-cell>
          <table:table-cell table:number-columns-repeated="1019"/>
        </table:table-row>
        <table:table-row table:style-name="ro1">
          <table:table-cell table:formula="of:=MID([.$A$4];9;1)" office:value-type="string" office:string-value="e" calcext:value-type="string">
            <text:p>e</text:p>
          </table:table-cell>
          <table:table-cell table:formula="of:=FIND([.A19];[.$D$8];1)" office:value-type="float" office:value="39" calcext:value-type="float">
            <text:p>39</text:p>
          </table:table-cell>
          <table:table-cell table:formula="of:=FIND(MID([.$A$9];[.$A$6]+9;1);[.$D$8];1)" office:value-type="float" office:value="94" calcext:value-type="float">
            <text:p>94</text:p>
          </table:table-cell>
          <table:table-cell table:formula="of:=IF(MOD(([.B19]+[.C19])-([.$E$4]+1);[.$D$4])=0;[.$D$4];MOD(([.B19]+[.C19])-([.$E$4]+1);[.$D$4]))" office:value-type="float" office:value="14" calcext:value-type="float">
            <text:p>14</text:p>
          </table:table-cell>
          <table:table-cell table:formula="of:=IF([.D19]=0;MID([.$D$8];[.$D$4];1);IF([.D19]=[.$D$4];MID([.$D$8];[.$D$4];1);MID([.$D$8];[.D19];1)))" office:value-type="string" office:string-value="y" calcext:value-type="string">
            <text:p>y</text:p>
          </table:table-cell>
          <table:table-cell table:number-columns-repeated="1019"/>
        </table:table-row>
        <table:table-row table:style-name="ro1">
          <table:table-cell table:formula="of:=MID([.$A$4];10;1)" office:value-type="string" office:string-value="j" calcext:value-type="string">
            <text:p>j</text:p>
          </table:table-cell>
          <table:table-cell table:formula="of:=FIND([.A20];[.$D$8];1)" office:value-type="float" office:value="38" calcext:value-type="float">
            <text:p>38</text:p>
          </table:table-cell>
          <table:table-cell table:formula="of:=FIND(MID([.$A$9];[.$A$6]+10;1);[.$D$8];1)" office:value-type="float" office:value="86" calcext:value-type="float">
            <text:p>86</text:p>
          </table:table-cell>
          <table:table-cell table:formula="of:=IF(MOD(([.B20]+[.C20])-([.$E$4]+1);[.$D$4])=0;[.$D$4];MOD(([.B20]+[.C20])-([.$E$4]+1);[.$D$4]))" office:value-type="float" office:value="5" calcext:value-type="float">
            <text:p>5</text:p>
          </table:table-cell>
          <table:table-cell table:formula="of:=IF([.D20]=0;MID([.$D$8];[.$D$4];1);IF([.D20]=[.$D$4];MID([.$D$8];[.$D$4];1);MID([.$D$8];[.D20];1)))" office:value-type="string" office:string-value="_" calcext:value-type="string">
            <text:p>_</text:p>
          </table:table-cell>
          <table:table-cell table:number-columns-repeated="1019"/>
        </table:table-row>
        <table:table-row table:style-name="ro1">
          <table:table-cell table:formula="of:=MID([.$A$4];11;1)" office:value-type="string" office:string-value="&amp;" calcext:value-type="string">
            <text:p>&amp;</text:p>
          </table:table-cell>
          <table:table-cell table:formula="of:=FIND([.A21];[.$D$8];1)" office:value-type="float" office:value="64" calcext:value-type="float">
            <text:p>64</text:p>
          </table:table-cell>
          <table:table-cell table:formula="of:=FIND(MID([.$A$9];[.$A$6]+11;1);[.$D$8];1)" office:value-type="float" office:value="33" calcext:value-type="float">
            <text:p>33</text:p>
          </table:table-cell>
          <table:table-cell table:formula="of:=IF(MOD(([.B21]+[.C21])-([.$E$4]+1);[.$D$4])=0;[.$D$4];MOD(([.B21]+[.C21])-([.$E$4]+1);[.$D$4]))" office:value-type="float" office:value="72" calcext:value-type="float">
            <text:p>72</text:p>
          </table:table-cell>
          <table:table-cell table:formula="of:=IF([.D21]=0;MID([.$D$8];[.$D$4];1);IF([.D21]=[.$D$4];MID([.$D$8];[.$D$4];1);MID([.$D$8];[.D21];1)))" office:value-type="string" office:string-value="I" calcext:value-type="string">
            <text:p>I</text:p>
          </table:table-cell>
          <table:table-cell table:number-columns-repeated="1019"/>
        </table:table-row>
        <table:table-row table:style-name="ro1">
          <table:table-cell table:formula="of:=MID([.$A$4];12;1)" office:value-type="string" office:string-value="p" calcext:value-type="string">
            <text:p>p</text:p>
          </table:table-cell>
          <table:table-cell table:formula="of:=FIND([.A22];[.$D$8];1)" office:value-type="float" office:value="10" calcext:value-type="float">
            <text:p>10</text:p>
          </table:table-cell>
          <table:table-cell table:formula="of:=FIND(MID([.$A$9];[.$A$6]+12;1);[.$D$8];1)" office:value-type="float" office:value="2" calcext:value-type="float">
            <text:p>2</text:p>
          </table:table-cell>
          <table:table-cell table:formula="of:=IF(MOD(([.B22]+[.C22])-([.$E$4]+1);[.$D$4])=0;[.$D$4];MOD(([.B22]+[.C22])-([.$E$4]+1);[.$D$4]))" office:value-type="float" office:value="81" calcext:value-type="float">
            <text:p>81</text:p>
          </table:table-cell>
          <table:table-cell table:formula="of:=IF([.D22]=0;MID([.$D$8];[.$D$4];1);IF([.D22]=[.$D$4];MID([.$D$8];[.$D$4];1);MID([.$D$8];[.D22];1)))" office:value-type="string" office:string-value="E" calcext:value-type="string">
            <text:p>E</text:p>
          </table:table-cell>
          <table:table-cell table:number-columns-repeated="1019"/>
        </table:table-row>
        <table:table-row table:style-name="ro1">
          <table:table-cell table:formula="of:=MID([.$A$4];13;1)" office:value-type="string" office:string-value="g" calcext:value-type="string">
            <text:p>g</text:p>
          </table:table-cell>
          <table:table-cell table:formula="of:=FIND([.A23];[.$D$8];1)" office:value-type="float" office:value="46" calcext:value-type="float">
            <text:p>46</text:p>
          </table:table-cell>
          <table:table-cell table:formula="of:=FIND(MID([.$A$9];[.$A$6]+13;1);[.$D$8];1)" office:value-type="float" office:value="58" calcext:value-type="float">
            <text:p>58</text:p>
          </table:table-cell>
          <table:table-cell table:formula="of:=IF(MOD(([.B23]+[.C23])-([.$E$4]+1);[.$D$4])=0;[.$D$4];MOD(([.B23]+[.C23])-([.$E$4]+1);[.$D$4]))" office:value-type="float" office:value="79" calcext:value-type="float">
            <text:p>79</text:p>
          </table:table-cell>
          <table:table-cell table:formula="of:=IF([.D23]=0;MID([.$D$8];[.$D$4];1);IF([.D23]=[.$D$4];MID([.$D$8];[.$D$4];1);MID([.$D$8];[.D23];1)))" office:value-type="string" office:string-value="C" calcext:value-type="string">
            <text:p>C</text:p>
          </table:table-cell>
          <table:table-cell table:number-columns-repeated="1019"/>
        </table:table-row>
        <table:table-row table:style-name="ro1">
          <table:table-cell table:formula="of:=MID([.$A$4];14;1)" office:value-type="string" office:string-value="n" calcext:value-type="string">
            <text:p>n</text:p>
          </table:table-cell>
          <table:table-cell table:formula="of:=FIND([.A24];[.$D$8];1)" office:value-type="float" office:value="71" calcext:value-type="float">
            <text:p>71</text:p>
          </table:table-cell>
          <table:table-cell table:formula="of:=FIND(MID([.$A$9];[.$A$6]+14;1);[.$D$8];1)" office:value-type="float" office:value="60" calcext:value-type="float">
            <text:p>60</text:p>
          </table:table-cell>
          <table:table-cell table:formula="of:=IF(MOD(([.B24]+[.C24])-([.$E$4]+1);[.$D$4])=0;[.$D$4];MOD(([.B24]+[.C24])-([.$E$4]+1);[.$D$4]))" office:value-type="float" office:value="12" calcext:value-type="float">
            <text:p>12</text:p>
          </table:table-cell>
          <table:table-cell table:formula="of:=IF([.D24]=0;MID([.$D$8];[.$D$4];1);IF([.D24]=[.$D$4];MID([.$D$8];[.$D$4];1);MID([.$D$8];[.D24];1)))" office:value-type="string" office:string-value="v" calcext:value-type="string">
            <text:p>v</text:p>
          </table:table-cell>
          <table:table-cell table:number-columns-repeated="1019"/>
        </table:table-row>
        <table:table-row table:style-name="ro1">
          <table:table-cell table:formula="of:=MID([.$A$4];15;1)" office:value-type="string" office:string-value="&lt;" calcext:value-type="string">
            <text:p>&lt;</text:p>
          </table:table-cell>
          <table:table-cell table:formula="of:=FIND([.A25];[.$D$8];1)" office:value-type="float" office:value="66" calcext:value-type="float">
            <text:p>66</text:p>
          </table:table-cell>
          <table:table-cell table:formula="of:=FIND(MID([.$A$9];[.$A$6]+15;1);[.$D$8];1)" office:value-type="float" office:value="93" calcext:value-type="float">
            <text:p>93</text:p>
          </table:table-cell>
          <table:table-cell table:formula="of:=IF(MOD(([.B25]+[.C25])-([.$E$4]+1);[.$D$4])=0;[.$D$4];MOD(([.B25]+[.C25])-([.$E$4]+1);[.$D$4]))" office:value-type="float" office:value="40" calcext:value-type="float">
            <text:p>40</text:p>
          </table:table-cell>
          <table:table-cell table:formula="of:=IF([.D25]=0;MID([.$D$8];[.$D$4];1);IF([.D25]=[.$D$4];MID([.$D$8];[.$D$4];1);MID([.$D$8];[.D25];1)))" office:value-type="string" office:string-value="w" calcext:value-type="string">
            <text:p>w</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50" calcext:value-type="float">
            <text:p>50</text:p>
          </table:table-cell>
          <table:table-cell table:formula="of:=FIND(MID([.$A$9];[.$A$6]+16;1);[.$D$8];1)" office:value-type="float" office:value="49" calcext:value-type="float">
            <text:p>49</text:p>
          </table:table-cell>
          <table:table-cell table:formula="of:=IF(MOD(([.B26]+[.C26])-([.$E$4]+1);[.$D$4])=0;[.$D$4];MOD(([.B26]+[.C26])-([.$E$4]+1);[.$D$4]))" office:value-type="float" office:value="74" calcext:value-type="float">
            <text:p>74</text:p>
          </table:table-cell>
          <table:table-cell table:formula="of:=IF([.D26]=0;MID([.$D$8];[.$D$4];1);IF([.D26]=[.$D$4];MID([.$D$8];[.$D$4];1);MID([.$D$8];[.D26];1)))" office:value-type="string" office:string-value="V" calcext:value-type="string">
            <text:p>V</text:p>
          </table:table-cell>
          <table:table-cell table:number-columns-repeated="1019"/>
        </table:table-row>
        <table:table-row table:style-name="ro1">
          <table:table-cell table:style-name="ce28" table:formula="of:=COM.MICROSOFT.CONCAT([.$E$11];[.$E$12];[.$E$13];[.$E$14];[.$E$15];[.$E$16];[.$E$17];[.$E$18];[.$E$19];[.$E$20];[.$E$21];[.$E$22];[.$E$23];[.$E$24];[.$E$25];[.$E$26])" office:value-type="string" office:string-value="QE(=8_?vy_IECvwV" calcext:value-type="string">
            <text:p>QE(=8_?vy_IECvwV</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p^Nkjvnej&amp;pgn&lt;(Y{lwTNE`^N1{B`]US0H^xPw{eP\0r{_?lgV9B]I|?])gC|C4/h =YT@VCT5h^V&gt;eA Beautiful MindA Beautiful Mind" calcext:value-type="string">
            <text:p>~p^Nkjvnej&amp;pgn&lt;(Y{lwTNE`^N1{B`]US0H^xPw{eP\0r{_?lgV9B]I|?])gC|C4/h =YT@VCT5h^V&gt;eA Beautiful MindA Beautiful 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LQNRSW\TY]^" calcext:value-type="string">
            <text:p>LQNRSW\TY]^</text:p>
          </table:table-cell>
          <table:table-cell table:formula="of:=IF([.$F$3]=0;RIGHT([.$D$8];LEN([.$D$8])-[.$F$4]);LEFT([.$D$8];LEN([.$D$8])-[.$F$4]))" office:value-type="string" office:string-value="A{b@_d=hopFvxyz|}~O')*+,-P$Zi./012[tJjew34678g%XU(!ur9: sBc`afD&amp;&quot;&lt;&gt;?#KnIkVlmqMC5EGH" calcext:value-type="string">
            <text:p>A{b@_d=hopFvxyz|}~O')*+,-P$Zi./012[tJjew34678g%XU(!ur9: sBc`afD&amp;"&lt;&gt;?#KnIkVlmqMC5EGH</text:p>
          </table:table-cell>
          <table:table-cell table:style-name="ce28" table:formula="of:=IF([.$F$3]=0;COM.MICROSOFT.CONCAT([.C30];[.B30]);COM.MICROSOFT.CONCAT([.C31];[.B31]))" office:value-type="string" office:string-value="LQNRSW\TY]^A{b@_d=hopFvxyz|}~O')*+,-P$Zi./012[tJjew34678g%XU(!ur9: sBc`afD&amp;&quot;&lt;&gt;?#KnIkVlmqMC5EGH" calcext:value-type="string">
            <text:p>LQNRSW\TY]^A{b@_d=hopFvxyz|}~O')*+,-P$Zi./012[tJjew34678g%XU(!ur9: sBc`afD&amp;"&lt;&gt;?#KnIkVlmqMC5EGH</text:p>
          </table:table-cell>
          <table:table-cell table:style-name="Default"/>
          <table:table-cell table:number-columns-repeated="1019"/>
        </table:table-row>
        <table:table-row table:style-name="ro1">
          <table:table-cell/>
          <table:table-cell table:formula="of:=LEFT([.$D$8];LEN([.$D$8])-[.$F$4])" office:value-type="string" office:string-value="A{b@_d=hopFvxyz|}~O')*+,-P$Zi./012[tJjew34678g%XU(!ur9: sBc`afD&amp;&quot;&lt;&gt;?#KnIkVlmqMC5EGH" calcext:value-type="string">
            <text:p>A{b@_d=hopFvxyz|}~O')*+,-P$Zi./012[tJjew34678g%XU(!ur9: sBc`afD&amp;"&lt;&gt;?#KnIkVlmqMC5EGH</text:p>
          </table:table-cell>
          <table:table-cell table:formula="of:=RIGHT([.$D$8];[.$F$4])" office:value-type="string" office:string-value="LQNRSW\TY]^" calcext:value-type="string">
            <text:p>LQNRSW\TY]^</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A" calcext:value-type="string">
            <text:p>A</text:p>
          </table:table-cell>
          <table:table-cell/>
          <table:table-cell table:style-name="ce28" table:formula="of:=IF([.$F$3]=0;COM.MICROSOFT.CONCAT([.B32];REPLACE([.D30];([.$F$4]+1);1;&quot;&quot;));COM.MICROSOFT.CONCAT(REPLACE([.D30];([.$F$4]+1);1;&quot;&quot;);[.B32]))" office:value-type="string" office:string-value="LQNRSW\TY]^{b@_d=hopFvxyz|}~O')*+,-P$Zi./012[tJjew34678g%XU(!ur9: sBc`afD&amp;&quot;&lt;&gt;?#KnIkVlmqMC5EGHA" calcext:value-type="string">
            <text:p>LQNRSW\TY]^{b@_d=hopFvxyz|}~O')*+,-P$Zi./012[tJjew34678g%XU(!ur9: sBc`afD&amp;"&lt;&gt;?#KnIkVlmqMC5EGHA</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COM.MICROSOFT.CONCAT(MID([.D32];[.$E$4]+1;1);MID([.D32];[.$F$4]+1;1);MID([.D32];[.$G$4]+1;1);MID([.D32];[.$H$4]+1;1))" office:value-type="string" office:string-value="z{!X" calcext:value-type="string">
            <text:p>z{!X</text:p>
          </table:table-cell>
          <table:table-cell table:style-name="ce28"/>
          <table:table-cell table:formula="of:=COM.MICROSOFT.CONCAT([.B33];SUBSTITUTE(SUBSTITUTE(SUBSTITUTE(SUBSTITUTE([.D32];MID([.B33];1;1);&quot;&quot;;1);MID([.B33];2;1);&quot;&quot;;1);MID([.B33];3;1);&quot;&quot;;1);MID([.B33];4;1);&quot;&quot;;1))" office:value-type="string" office:string-value="z{!XLQNRSW\TY]^b@_d=hopFvxy|}~O')*+,-P$Zi./012[tJjew34678g%U(ur9: sBc`afD&amp;&quot;&lt;&gt;?#KnIkVlmqMC5EGHA" calcext:value-type="string">
            <text:p>z{!XLQNRSW\TY]^b@_d=hopFvxy|}~O')*+,-P$Zi./012[tJjew34678g%U(ur9: sBc`afD&amp;"&lt;&gt;?#KnIkVlmqMC5EGHA</text:p>
          </table:table-cell>
          <table:table-cell table:style-name="Default"/>
          <table:table-cell table:number-columns-repeated="4"/>
          <table:table-cell table:style-name="ce28" table:number-columns-repeated="2"/>
          <table:table-cell table:number-columns-repeated="2"/>
          <table:table-cell table:formula="of:=LEN([.K33])" office:value-type="float" office:value="0" calcext:value-type="float">
            <text:p>0</text:p>
          </table:table-cell>
          <table:table-cell table:number-columns-repeated="1010"/>
        </table:table-row>
        <table:table-row table:style-name="ro1">
          <table:table-cell/>
          <table:table-cell table:style-name="ce28" table:number-columns-repeated="2"/>
          <table:table-cell/>
          <table:table-cell table:style-name="Default"/>
          <table:table-cell table:number-columns-repeated="5"/>
          <table:table-cell table:style-name="ce28"/>
          <table:table-cell table:number-columns-repeated="2"/>
          <table:table-cell table:formula="of:=LEN([.K34])" office:value-type="float" office:value="0" calcext:value-type="float">
            <text:p>0</text:p>
          </table:table-cell>
          <table:table-cell table:number-columns-repeated="1010"/>
        </table:table-row>
        <table:table-row table:style-name="ro1">
          <table:table-cell table:style-name="ce28" table:formula="of:=COM.MICROSOFT.CONCAT([.$E$11];[.$E$12];[.$E$13];[.$E$14];[.$E$15];[.$E$16];[.$E$17];[.$E$18];[.$E$19];[.$E$20];[.$E$21];[.$E$22];[.$E$23];[.$E$24];[.$E$25];[.$E$26])" office:value-type="string" office:string-value="QE(=8_?vy_IECvwV" calcext:value-type="string">
            <text:p>QE(=8_?vy_IECvwV</text:p>
          </table:table-cell>
          <table:table-cell table:formula="of:=COM.MICROSOFT.CONCAT(&quot;'&quot;;[.A35];&quot;'&quot;;&quot; A23 char positions in D21&quot;)" office:value-type="string" office:string-value="'QE(=8_?vy_IECvwV' A23 char positions in D21" calcext:value-type="string">
            <text:p>'QE(=8_?vy_IECvwV' A23 char positions in D21</text:p>
          </table:table-cell>
          <table:table-cell table:formula="of:=COM.MICROSOFT.CONCAT(&quot;'&quot;;MID([.$A$3];1;LEN([.$A$4]));&quot;'&quot;;&quot; A3  char positions in D33&quot;)" office:value-type="string" office:string-value="'~p^Nkjvnej&amp;pgn&lt;(Y{lwTNE`^N1{B`]US0H^xPw{eP\0r{_?lgV9B]I|?])gC|C4/h =YT@VCT5h^V&gt;eA Beautiful MindA Beautiful Mind' A3  char positions in D33" calcext:value-type="string">
            <text:p>'~p^Nkjvnej&amp;pgn&lt;(Y{lwTNE`^N1{B`]US0H^xPw{eP\0r{_?lgV9B]I|?])gC|C4/h =YT@VCT5h^V&gt;eA Beautiful MindA Beautiful Mind' A3 <text:s/>char positions in D33</text:p>
          </table:table-cell>
          <table:table-cell/>
          <table:table-cell table:style-name="Default"/>
          <table:table-cell table:number-columns-repeated="5"/>
          <table:table-cell table:style-name="ce28"/>
          <table:table-cell table:number-columns-repeated="2"/>
          <table:table-cell table:formula="of:=LEN([.K35])" office:value-type="float" office:value="0" calcext:value-type="float">
            <text:p>0</text:p>
          </table:table-cell>
          <table:table-cell table:number-columns-repeated="1010"/>
        </table:table-row>
        <table:table-row table:style-name="ro1">
          <table:table-cell table:formula="of:=MID([.$A$35];1;1)" office:value-type="string" office:string-value="Q" calcext:value-type="string">
            <text:p>Q</text:p>
          </table:table-cell>
          <table:table-cell table:formula="of:=FIND([.A36];[.$D$33];1)" office:value-type="float" office:value="6" calcext:value-type="float">
            <text:p>6</text:p>
          </table:table-cell>
          <table:table-cell table:formula="of:=FIND(MID([.$A$28];[.$A$6]+1;1);[.$D$33];1)" office:value-type="float" office:value="13" calcext:value-type="float">
            <text:p>13</text:p>
          </table:table-cell>
          <table:table-cell table:formula="of:=IF(MOD(([.B36]+[.C36])-([.$F$4]+1);[.$D$4])=0;[.$D$4];MOD(([.B36]+[.C36])-([.$F$4]+1);[.$D$4]))" office:value-type="float" office:value="7" calcext:value-type="float">
            <text:p>7</text:p>
          </table:table-cell>
          <table:table-cell table:formula="of:=IF([.D36]=0;MID([.$D$33];[.$D$4];1);IF([.D36]=[.$D$4];MID([.$D$33];[.$D$4];1);MID([.$D$33];[.D36];1)))" office:value-type="string" office:string-value="N" calcext:value-type="string">
            <text:p>N</text:p>
          </table:table-cell>
          <table:table-cell table:number-columns-repeated="5"/>
          <table:table-cell table:style-name="ce28"/>
          <table:table-cell table:number-columns-repeated="2"/>
          <table:table-cell table:formula="of:=LEN([.K36])" office:value-type="float" office:value="0" calcext:value-type="float">
            <text:p>0</text:p>
          </table:table-cell>
          <table:table-cell table:number-columns-repeated="1010"/>
        </table:table-row>
        <table:table-row table:style-name="ro1">
          <table:table-cell table:formula="of:=MID([.$A$35];2;1)" office:value-type="string" office:string-value="E" calcext:value-type="string">
            <text:p>E</text:p>
          </table:table-cell>
          <table:table-cell table:formula="of:=FIND([.A37];[.$D$33];1)" office:value-type="float" office:value="91" calcext:value-type="float">
            <text:p>91</text:p>
          </table:table-cell>
          <table:table-cell table:formula="of:=FIND(MID([.$A$28];[.$A$6]+2;1);[.$D$33];1)" office:value-type="float" office:value="2" calcext:value-type="float">
            <text:p>2</text:p>
          </table:table-cell>
          <table:table-cell table:formula="of:=IF(MOD(([.B37]+[.C37])-([.$F$4]+1);[.$D$4])=0;[.$D$4];MOD(([.B37]+[.C37])-([.$F$4]+1);[.$D$4]))" office:value-type="float" office:value="81" calcext:value-type="float">
            <text:p>81</text:p>
          </table:table-cell>
          <table:table-cell table:formula="of:=IF([.D37]=0;MID([.$D$33];[.$D$4];1);IF([.D37]=[.$D$4];MID([.$D$33];[.$D$4];1);MID([.$D$33];[.D37];1)))" office:value-type="string" office:string-value="n" calcext:value-type="string">
            <text:p>n</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61" calcext:value-type="float">
            <text:p>61</text:p>
          </table:table-cell>
          <table:table-cell table:formula="of:=FIND(MID([.$A$28];[.$A$6]+3;1);[.$D$33];1)" office:value-type="float" office:value="85" calcext:value-type="float">
            <text:p>85</text:p>
          </table:table-cell>
          <table:table-cell table:formula="of:=IF(MOD(([.B38]+[.C38])-([.$F$4]+1);[.$D$4])=0;[.$D$4];MOD(([.B38]+[.C38])-([.$F$4]+1);[.$D$4]))" office:value-type="float" office:value="40" calcext:value-type="float">
            <text:p>40</text:p>
          </table:table-cell>
          <table:table-cell table:formula="of:=IF([.D38]=0;MID([.$D$33];[.$D$4];1);IF([.D38]=[.$D$4];MID([.$D$33];[.$D$4];1);MID([.$D$33];[.D38];1)))" office:value-type="string" office:string-value="Z" calcext:value-type="string">
            <text:p>Z</text:p>
          </table:table-cell>
          <table:table-cell table:number-columns-repeated="8"/>
          <table:table-cell table:formula="of:=LEN([.K38])" office:value-type="float" office:value="0" calcext:value-type="float">
            <text:p>0</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20" calcext:value-type="float">
            <text:p>20</text:p>
          </table:table-cell>
          <table:table-cell table:formula="of:=FIND(MID([.$A$28];[.$A$6]+4;1);[.$D$33];1)" office:value-type="float" office:value="52" calcext:value-type="float">
            <text:p>52</text:p>
          </table:table-cell>
          <table:table-cell table:formula="of:=IF(MOD(([.B39]+[.C39])-([.$F$4]+1);[.$D$4])=0;[.$D$4];MOD(([.B39]+[.C39])-([.$F$4]+1);[.$D$4]))" office:value-type="float" office:value="60" calcext:value-type="float">
            <text:p>60</text:p>
          </table:table-cell>
          <table:table-cell table:formula="of:=IF([.D39]=0;MID([.$D$33];[.$D$4];1);IF([.D39]=[.$D$4];MID([.$D$33];[.$D$4];1);MID([.$D$33];[.D39];1)))" office:value-type="string" office:string-value="U" calcext:value-type="string">
            <text:p>U</text:p>
          </table:table-cell>
          <table:table-cell table:number-columns-repeated="8"/>
          <table:table-cell table:formula="of:=LEN([.K39])" office:value-type="float" office:value="0" calcext:value-type="float">
            <text:p>0</text:p>
          </table:table-cell>
          <table:table-cell table:number-columns-repeated="1010"/>
        </table:table-row>
        <table:table-row table:style-name="ro1">
          <table:table-cell table:formula="of:=MID([.$A$35];5;1)" office:value-type="string" office:string-value="8" calcext:value-type="string">
            <text:p>8</text:p>
          </table:table-cell>
          <table:table-cell table:formula="of:=FIND([.A40];[.$D$33];1)" office:value-type="float" office:value="57" calcext:value-type="float">
            <text:p>57</text:p>
          </table:table-cell>
          <table:table-cell table:formula="of:=FIND(MID([.$A$28];[.$A$6]+5;1);[.$D$33];1)" office:value-type="float" office:value="12" calcext:value-type="float">
            <text:p>12</text:p>
          </table:table-cell>
          <table:table-cell table:formula="of:=IF(MOD(([.B40]+[.C40])-([.$F$4]+1);[.$D$4])=0;[.$D$4];MOD(([.B40]+[.C40])-([.$F$4]+1);[.$D$4]))" office:value-type="float" office:value="57" calcext:value-type="float">
            <text:p>57</text:p>
          </table:table-cell>
          <table:table-cell table:formula="of:=IF([.D40]=0;MID([.$D$33];[.$D$4];1);IF([.D40]=[.$D$4];MID([.$D$33];[.$D$4];1);MID([.$D$33];[.D40];1)))" office:value-type="string" office:string-value="8" calcext:value-type="string">
            <text:p>8</text:p>
          </table:table-cell>
          <table:table-cell table:number-columns-repeated="8"/>
          <table:table-cell table:formula="of:=LEN([.K40])" office:value-type="float" office:value="0" calcext:value-type="float">
            <text:p>0</text:p>
          </table:table-cell>
          <table:table-cell table:number-columns-repeated="1010"/>
        </table:table-row>
        <table:table-row table:style-name="ro1">
          <table:table-cell table:formula="of:=MID([.$A$35];6;1)" office:value-type="string" office:string-value="_" calcext:value-type="string">
            <text:p>_</text:p>
          </table:table-cell>
          <table:table-cell table:formula="of:=FIND([.A41];[.$D$33];1)" office:value-type="float" office:value="18" calcext:value-type="float">
            <text:p>18</text:p>
          </table:table-cell>
          <table:table-cell table:formula="of:=FIND(MID([.$A$28];[.$A$6]+6;1);[.$D$33];1)" office:value-type="float" office:value="7" calcext:value-type="float">
            <text:p>7</text:p>
          </table:table-cell>
          <table:table-cell table:formula="of:=IF(MOD(([.B41]+[.C41])-([.$F$4]+1);[.$D$4])=0;[.$D$4];MOD(([.B41]+[.C41])-([.$F$4]+1);[.$D$4]))" office:value-type="float" office:value="13" calcext:value-type="float">
            <text:p>13</text:p>
          </table:table-cell>
          <table:table-cell table:formula="of:=IF([.D41]=0;MID([.$D$33];[.$D$4];1);IF([.D41]=[.$D$4];MID([.$D$33];[.$D$4];1);MID([.$D$33];[.D41];1)))" office:value-type="string" office:string-value="Y" calcext:value-type="string">
            <text:p>Y</text:p>
          </table:table-cell>
          <table:table-cell table:number-columns-repeated="8"/>
          <table:table-cell table:formula="of:=LEN([.K41])" office:value-type="float" office:value="0" calcext:value-type="float">
            <text:p>0</text:p>
          </table:table-cell>
          <table:table-cell table:number-columns-repeated="1010"/>
        </table:table-row>
        <table:table-row table:style-name="ro1">
          <table:table-cell table:formula="of:=MID([.$A$35];7;1)" office:value-type="string" office:string-value="?" calcext:value-type="string">
            <text:p>?</text:p>
          </table:table-cell>
          <table:table-cell table:formula="of:=FIND([.A42];[.$D$33];1)" office:value-type="float" office:value="78" calcext:value-type="float">
            <text:p>78</text:p>
          </table:table-cell>
          <table:table-cell table:formula="of:=FIND(MID([.$A$28];[.$A$6]+7;1);[.$D$33];1)" office:value-type="float" office:value="91" calcext:value-type="float">
            <text:p>91</text:p>
          </table:table-cell>
          <table:table-cell table:formula="of:=IF(MOD(([.B42]+[.C42])-([.$F$4]+1);[.$D$4])=0;[.$D$4];MOD(([.B42]+[.C42])-([.$F$4]+1);[.$D$4]))" office:value-type="float" office:value="63" calcext:value-type="float">
            <text:p>63</text:p>
          </table:table-cell>
          <table:table-cell table:formula="of:=IF([.D42]=0;MID([.$D$33];[.$D$4];1);IF([.D42]=[.$D$4];MID([.$D$33];[.$D$4];1);MID([.$D$33];[.D42];1)))" office:value-type="string" office:string-value="r" calcext:value-type="string">
            <text:p>r</text:p>
          </table:table-cell>
          <table:table-cell table:number-columns-repeated="1019"/>
        </table:table-row>
        <table:table-row table:style-name="ro1">
          <table:table-cell table:formula="of:=MID([.$A$35];8;1)" office:value-type="string" office:string-value="v" calcext:value-type="string">
            <text:p>v</text:p>
          </table:table-cell>
          <table:table-cell table:formula="of:=FIND([.A43];[.$D$33];1)" office:value-type="float" office:value="25" calcext:value-type="float">
            <text:p>25</text:p>
          </table:table-cell>
          <table:table-cell table:formula="of:=FIND(MID([.$A$28];[.$A$6]+8;1);[.$D$33];1)" office:value-type="float" office:value="70" calcext:value-type="float">
            <text:p>70</text:p>
          </table:table-cell>
          <table:table-cell table:formula="of:=IF(MOD(([.B43]+[.C43])-([.$F$4]+1);[.$D$4])=0;[.$D$4];MOD(([.B43]+[.C43])-([.$F$4]+1);[.$D$4]))" office:value-type="float" office:value="83" calcext:value-type="float">
            <text:p>83</text:p>
          </table:table-cell>
          <table:table-cell table:formula="of:=IF([.D43]=0;MID([.$D$33];[.$D$4];1);IF([.D43]=[.$D$4];MID([.$D$33];[.$D$4];1);MID([.$D$33];[.D43];1)))" office:value-type="string" office:string-value="k" calcext:value-type="string">
            <text:p>k</text:p>
          </table:table-cell>
          <table:table-cell table:number-columns-repeated="1019"/>
        </table:table-row>
        <table:table-row table:style-name="ro1">
          <table:table-cell table:formula="of:=MID([.$A$35];9;1)" office:value-type="string" office:string-value="y" calcext:value-type="string">
            <text:p>y</text:p>
          </table:table-cell>
          <table:table-cell table:formula="of:=FIND([.A44];[.$D$33];1)" office:value-type="float" office:value="27" calcext:value-type="float">
            <text:p>27</text:p>
          </table:table-cell>
          <table:table-cell table:formula="of:=FIND(MID([.$A$28];[.$A$6]+9;1);[.$D$33];1)" office:value-type="float" office:value="15" calcext:value-type="float">
            <text:p>15</text:p>
          </table:table-cell>
          <table:table-cell table:formula="of:=IF(MOD(([.B44]+[.C44])-([.$F$4]+1);[.$D$4])=0;[.$D$4];MOD(([.B44]+[.C44])-([.$F$4]+1);[.$D$4]))" office:value-type="float" office:value="30" calcext:value-type="float">
            <text:p>30</text:p>
          </table:table-cell>
          <table:table-cell table:formula="of:=IF([.D44]=0;MID([.$D$33];[.$D$4];1);IF([.D44]=[.$D$4];MID([.$D$33];[.$D$4];1);MID([.$D$33];[.D44];1)))" office:value-type="string" office:string-value="~" calcext:value-type="string">
            <text:p>~</text:p>
          </table:table-cell>
          <table:table-cell table:number-columns-repeated="1019"/>
        </table:table-row>
        <table:table-row table:style-name="ro1">
          <table:table-cell table:formula="of:=MID([.$A$35];10;1)" office:value-type="string" office:string-value="_" calcext:value-type="string">
            <text:p>_</text:p>
          </table:table-cell>
          <table:table-cell table:formula="of:=FIND([.A45];[.$D$33];1)" office:value-type="float" office:value="18" calcext:value-type="float">
            <text:p>18</text:p>
          </table:table-cell>
          <table:table-cell table:formula="of:=FIND(MID([.$A$28];[.$A$6]+10;1);[.$D$33];1)" office:value-type="float" office:value="7" calcext:value-type="float">
            <text:p>7</text:p>
          </table:table-cell>
          <table:table-cell table:formula="of:=IF(MOD(([.B45]+[.C45])-([.$F$4]+1);[.$D$4])=0;[.$D$4];MOD(([.B45]+[.C45])-([.$F$4]+1);[.$D$4]))" office:value-type="float" office:value="13" calcext:value-type="float">
            <text:p>13</text:p>
          </table:table-cell>
          <table:table-cell table:formula="of:=IF([.D45]=0;MID([.$D$33];[.$D$4];1);IF([.D45]=[.$D$4];MID([.$D$33];[.$D$4];1);MID([.$D$33];[.D45];1)))" office:value-type="string" office:string-value="Y" calcext:value-type="string">
            <text:p>Y</text:p>
          </table:table-cell>
          <table:table-cell table:number-columns-repeated="1019"/>
        </table:table-row>
        <table:table-row table:style-name="ro1">
          <table:table-cell table:formula="of:=MID([.$A$35];11;1)" office:value-type="string" office:string-value="I" calcext:value-type="string">
            <text:p>I</text:p>
          </table:table-cell>
          <table:table-cell table:formula="of:=FIND([.A46];[.$D$33];1)" office:value-type="float" office:value="82" calcext:value-type="float">
            <text:p>82</text:p>
          </table:table-cell>
          <table:table-cell table:formula="of:=FIND(MID([.$A$28];[.$A$6]+11;1);[.$D$33];1)" office:value-type="float" office:value="45" calcext:value-type="float">
            <text:p>45</text:p>
          </table:table-cell>
          <table:table-cell table:formula="of:=IF(MOD(([.B46]+[.C46])-([.$F$4]+1);[.$D$4])=0;[.$D$4];MOD(([.B46]+[.C46])-([.$F$4]+1);[.$D$4]))" office:value-type="float" office:value="21" calcext:value-type="float">
            <text:p>21</text:p>
          </table:table-cell>
          <table:table-cell table:formula="of:=IF([.D46]=0;MID([.$D$33];[.$D$4];1);IF([.D46]=[.$D$4];MID([.$D$33];[.$D$4];1);MID([.$D$33];[.D46];1)))" office:value-type="string" office:string-value="h" calcext:value-type="string">
            <text:p>h</text:p>
          </table:table-cell>
          <table:table-cell table:number-columns-repeated="1019"/>
        </table:table-row>
        <table:table-row table:style-name="ro1">
          <table:table-cell table:formula="of:=MID([.$A$35];12;1)" office:value-type="string" office:string-value="E" calcext:value-type="string">
            <text:p>E</text:p>
          </table:table-cell>
          <table:table-cell table:formula="of:=FIND([.A47];[.$D$33];1)" office:value-type="float" office:value="91" calcext:value-type="float">
            <text:p>91</text:p>
          </table:table-cell>
          <table:table-cell table:formula="of:=FIND(MID([.$A$28];[.$A$6]+12;1);[.$D$33];1)" office:value-type="float" office:value="2" calcext:value-type="float">
            <text:p>2</text:p>
          </table:table-cell>
          <table:table-cell table:formula="of:=IF(MOD(([.B47]+[.C47])-([.$F$4]+1);[.$D$4])=0;[.$D$4];MOD(([.B47]+[.C47])-([.$F$4]+1);[.$D$4]))" office:value-type="float" office:value="81" calcext:value-type="float">
            <text:p>81</text:p>
          </table:table-cell>
          <table:table-cell table:formula="of:=IF([.D47]=0;MID([.$D$33];[.$D$4];1);IF([.D47]=[.$D$4];MID([.$D$33];[.$D$4];1);MID([.$D$33];[.D47];1)))" office:value-type="string" office:string-value="n" calcext:value-type="string">
            <text:p>n</text:p>
          </table:table-cell>
          <table:table-cell table:number-columns-repeated="1019"/>
        </table:table-row>
        <table:table-row table:style-name="ro1">
          <table:table-cell table:formula="of:=MID([.$A$35];13;1)" office:value-type="string" office:string-value="C" calcext:value-type="string">
            <text:p>C</text:p>
          </table:table-cell>
          <table:table-cell table:formula="of:=FIND([.A48];[.$D$33];1)" office:value-type="float" office:value="89" calcext:value-type="float">
            <text:p>89</text:p>
          </table:table-cell>
          <table:table-cell table:formula="of:=FIND(MID([.$A$28];[.$A$6]+13;1);[.$D$33];1)" office:value-type="float" office:value="68" calcext:value-type="float">
            <text:p>68</text:p>
          </table:table-cell>
          <table:table-cell table:formula="of:=IF(MOD(([.B48]+[.C48])-([.$F$4]+1);[.$D$4])=0;[.$D$4];MOD(([.B48]+[.C48])-([.$F$4]+1);[.$D$4]))" office:value-type="float" office:value="51" calcext:value-type="float">
            <text:p>51</text:p>
          </table:table-cell>
          <table:table-cell table:formula="of:=IF([.D48]=0;MID([.$D$33];[.$D$4];1);IF([.D48]=[.$D$4];MID([.$D$33];[.$D$4];1);MID([.$D$33];[.D48];1)))" office:value-type="string" office:string-value="e" calcext:value-type="string">
            <text:p>e</text:p>
          </table:table-cell>
          <table:table-cell table:number-columns-repeated="1019"/>
        </table:table-row>
        <table:table-row table:style-name="ro1">
          <table:table-cell table:formula="of:=MID([.$A$35];14;1)" office:value-type="string" office:string-value="v" calcext:value-type="string">
            <text:p>v</text:p>
          </table:table-cell>
          <table:table-cell table:formula="of:=FIND([.A49];[.$D$33];1)" office:value-type="float" office:value="25" calcext:value-type="float">
            <text:p>25</text:p>
          </table:table-cell>
          <table:table-cell table:formula="of:=FIND(MID([.$A$28];[.$A$6]+14;1);[.$D$33];1)" office:value-type="float" office:value="70" calcext:value-type="float">
            <text:p>70</text:p>
          </table:table-cell>
          <table:table-cell table:formula="of:=IF(MOD(([.B49]+[.C49])-([.$F$4]+1);[.$D$4])=0;[.$D$4];MOD(([.B49]+[.C49])-([.$F$4]+1);[.$D$4]))" office:value-type="float" office:value="83" calcext:value-type="float">
            <text:p>83</text:p>
          </table:table-cell>
          <table:table-cell table:formula="of:=IF([.D49]=0;MID([.$D$33];[.$D$4];1);IF([.D49]=[.$D$4];MID([.$D$33];[.$D$4];1);MID([.$D$33];[.D49];1)))" office:value-type="string" office:string-value="k" calcext:value-type="string">
            <text:p>k</text:p>
          </table:table-cell>
          <table:table-cell table:number-columns-repeated="1019"/>
        </table:table-row>
        <table:table-row table:style-name="ro1">
          <table:table-cell table:formula="of:=MID([.$A$35];15;1)" office:value-type="string" office:string-value="w" calcext:value-type="string">
            <text:p>w</text:p>
          </table:table-cell>
          <table:table-cell table:formula="of:=FIND([.A50];[.$D$33];1)" office:value-type="float" office:value="52" calcext:value-type="float">
            <text:p>52</text:p>
          </table:table-cell>
          <table:table-cell table:formula="of:=FIND(MID([.$A$28];[.$A$6]+15;1);[.$D$33];1)" office:value-type="float" office:value="14" calcext:value-type="float">
            <text:p>14</text:p>
          </table:table-cell>
          <table:table-cell table:formula="of:=IF(MOD(([.B50]+[.C50])-([.$F$4]+1);[.$D$4])=0;[.$D$4];MOD(([.B50]+[.C50])-([.$F$4]+1);[.$D$4]))" office:value-type="float" office:value="54" calcext:value-type="float">
            <text:p>54</text:p>
          </table:table-cell>
          <table:table-cell table:formula="of:=IF([.D50]=0;MID([.$D$33];[.$D$4];1);IF([.D50]=[.$D$4];MID([.$D$33];[.$D$4];1);MID([.$D$33];[.D50];1)))" office:value-type="string" office:string-value="4" calcext:value-type="string">
            <text:p>4</text:p>
          </table:table-cell>
          <table:table-cell table:number-columns-repeated="1019"/>
        </table:table-row>
        <table:table-row table:style-name="ro1">
          <table:table-cell table:formula="of:=MID([.$A$35];16;1)" office:value-type="string" office:string-value="V" calcext:value-type="string">
            <text:p>V</text:p>
          </table:table-cell>
          <table:table-cell table:formula="of:=FIND([.A51];[.$D$33];1)" office:value-type="float" office:value="84" calcext:value-type="float">
            <text:p>84</text:p>
          </table:table-cell>
          <table:table-cell table:formula="of:=FIND(MID([.$A$28];[.$A$6]+16;1);[.$D$33];1)" office:value-type="float" office:value="60" calcext:value-type="float">
            <text:p>60</text:p>
          </table:table-cell>
          <table:table-cell table:formula="of:=IF(MOD(([.B51]+[.C51])-([.$F$4]+1);[.$D$4])=0;[.$D$4];MOD(([.B51]+[.C51])-([.$F$4]+1);[.$D$4]))" office:value-type="float" office:value="38" calcext:value-type="float">
            <text:p>38</text:p>
          </table:table-cell>
          <table:table-cell table:formula="of:=IF([.D51]=0;MID([.$D$33];[.$D$4];1);IF([.D51]=[.$D$4];MID([.$D$33];[.$D$4];1);MID([.$D$33];[.D51];1)))" office:value-type="string" office:string-value="P" calcext:value-type="string">
            <text:p>P</text:p>
          </table:table-cell>
          <table:table-cell table:number-columns-repeated="1019"/>
        </table:table-row>
        <table:table-row table:style-name="ro1">
          <table:table-cell table:style-name="ce28" table:formula="of:=COM.MICROSOFT.CONCAT([.$E$36];[.$E$37];[.$E$38];[.$E$39];[.$E$40];[.$E$41];[.$E$42];[.$E$43];[.$E$44];[.$E$45];[.$E$46];[.$E$47];[.$E$48];[.$E$49];[.$E$50];[.$E$51])" office:value-type="string" office:string-value="NnZU8Yrk~Yhnek4P" calcext:value-type="string">
            <text:p>NnZU8Yrk~Yhnek4P</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p^Nkjvnej&amp;pgn&lt;(Y{lwTNE`^N1{B`]US0H^xPw{eP\0r{_?lgV9B]I|?])gC|C4/h =YT@VCT5h^V&gt;eA Beautiful MindA Beautiful Mind" calcext:value-type="string">
            <text:p>~p^Nkjvnej&amp;pgn&lt;(Y{lwTNE`^N1{B`]US0H^xPw{eP\0r{_?lgV9B]I|?])gC|C4/h =YT@VCT5h^V&gt;eA Beautiful MindA Beautiful Mind</text:p>
          </table:table-cell>
          <table:table-cell table:style-name="ce27" table:formula="of:=COM.MICROSOFT.CONCAT( &quot;  OTP SIZE=  &quot;;LEN([.A53]))"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z{!XLQNRSW\TY]^b@_d=hopFvxy|}~O')*+,-P$Zi./012[tJjew34678g%U" calcext:value-type="string">
            <text:p>z{!XLQNRSW\TY]^b@_d=hopFvxy|}~O')*+,-P$Zi./012[tJjew34678g%U</text:p>
          </table:table-cell>
          <table:table-cell table:style-name="ce28" table:formula="of:=IF([.$G$3]=0;RIGHT([.$D$33];LEN([.$D$33])-[.$G$4]);LEFT([.$D$33];LEN([.$D$33])-[.$G$4]))" office:value-type="string" office:string-value="(ur9: sBc`afD&amp;&quot;&lt;&gt;?#KnIkVlmqMC5EGHA" calcext:value-type="string">
            <text:p>(ur9: sBc`afD&amp;"&lt;&gt;?#KnIkVlmqMC5EGHA</text:p>
          </table:table-cell>
          <table:table-cell table:style-name="ce28" table:formula="of:=IF([.$G$3]=0;COM.MICROSOFT.CONCAT([.C55];[.B55]);COM.MICROSOFT.CONCAT([.C56];[.B56]))" office:value-type="string" office:string-value="(ur9: sBc`afD&amp;&quot;&lt;&gt;?#KnIkVlmqMC5EGHAz{!XLQNRSW\TY]^b@_d=hopFvxy|}~O')*+,-P$Zi./012[tJjew34678g%U" calcext:value-type="string">
            <text:p>(ur9: sBc`afD&amp;"&lt;&gt;?#KnIkVlmqMC5EGHAz{!XLQNRSW\TY]^b@_d=hopFvxy|}~O')*+,-P$Zi./012[tJjew34678g%U</text:p>
          </table:table-cell>
          <table:table-cell table:style-name="Default"/>
          <table:table-cell table:number-columns-repeated="1019"/>
        </table:table-row>
        <table:table-row table:style-name="ro1">
          <table:table-cell/>
          <table:table-cell table:style-name="ce28" table:formula="of:=LEFT([.$D$33];LEN([.$D$33])-[.$G$4])" office:value-type="string" office:string-value="z{!XLQNRSW\TY]^b@_d=hopFvxy|}~O')*" calcext:value-type="string">
            <text:p>z{!XLQNRSW\TY]^b@_d=hopFvxy|}~O')*</text:p>
          </table:table-cell>
          <table:table-cell table:style-name="ce28" table:formula="of:=RIGHT([.$D$33];[.$G$4])" office:value-type="string" office:string-value="+,-P$Zi./012[tJjew34678g%U(ur9: sBc`afD&amp;&quot;&lt;&gt;?#KnIkVlmqMC5EGHA" calcext:value-type="string">
            <text:p>+,-P$Zi./012[tJjew34678g%U(ur9: sBc`afD&amp;"&lt;&gt;?#KnIkVlmqMC5EGHA</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y" calcext:value-type="string">
            <text:p>y</text:p>
          </table:table-cell>
          <table:table-cell/>
          <table:table-cell table:style-name="ce28" table:formula="of:=IF([.$G$3]=0;COM.MICROSOFT.CONCAT([.B57];REPLACE([.D55];([.$G$4]+1);1;&quot;&quot;));COM.MICROSOFT.CONCAT(REPLACE([.D55];([.$G$4]+1);1;&quot;&quot;);[.B57]))" office:value-type="string" office:string-value="y(ur9: sBc`afD&amp;&quot;&lt;&gt;?#KnIkVlmqMC5EGHAz{!XLQNRSW\TY]^b@_d=hopFvx|}~O')*+,-P$Zi./012[tJjew34678g%U" calcext:value-type="string">
            <text:p>y(ur9: sBc`afD&amp;"&lt;&gt;?#KnIkVlmqMC5EGHAz{!XLQNRSW\TY]^b@_d=hopFvx|}~O')*+,-P$Zi./012[tJjew34678g%U</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COM.MICROSOFT.CONCAT(MID([.D57];[.$E$4]+1;1);MID([.D57];[.$F$4]+1;1);MID([.D57];[.$G$4]+1;1);MID([.D57];[.$H$4]+1;1))" office:value-type="string" office:string-value="Vaxp" calcext:value-type="string">
            <text:p>Vaxp</text:p>
          </table:table-cell>
          <table:table-cell table:style-name="ce28"/>
          <table:table-cell table:formula="of:=COM.MICROSOFT.CONCAT([.B58];SUBSTITUTE(SUBSTITUTE(SUBSTITUTE(SUBSTITUTE([.D57];MID([.B58];1;1);&quot;&quot;;1);MID([.B58];2;1);&quot;&quot;;1);MID([.B58];3;1);&quot;&quot;;1);MID([.B58];4;1);&quot;&quot;;1))" office:value-type="string" office:string-value="Vaxpy(ur9: sBc`fD&amp;&quot;&lt;&gt;?#KnIklmqMC5EGHAz{!XLQNRSW\TY]^b@_d=hoFv|}~O')*+,-P$Zi./012[tJjew34678g%U" calcext:value-type="string">
            <text:p>Vaxpy(ur9: sBc`fD&amp;"&lt;&gt;?#KnIklmqMC5EGHAz{!XLQNRSW\TY]^b@_d=hoFv|}~O')*+,-P$Zi./012[tJjew34678g%U</text:p>
          </table:table-cell>
          <table:table-cell table:style-name="Default"/>
          <table:table-cell table:number-columns-repeated="4"/>
          <table:table-cell table:style-name="ce28" table:number-columns-repeated="2"/>
          <table:table-cell table:number-columns-repeated="2"/>
          <table:table-cell table:formula="of:=LEN([.K58])"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58];[.$F$4]+1;1;&quot;&quot;);REPLACE([.C58];[.$E$4]+1;1;&quot;&quot;))">
            <text:p/>
          </table:table-cell>
          <table:table-cell/>
          <table:table-cell table:style-name="Default"/>
          <table:table-cell table:number-columns-repeated="5"/>
          <table:table-cell table:style-name="ce28"/>
          <table:table-cell table:number-columns-repeated="2"/>
          <table:table-cell table:formula="of:=LEN([.K59])" office:value-type="float" office:value="0" calcext:value-type="float">
            <text:p>0</text:p>
          </table:table-cell>
          <table:table-cell table:number-columns-repeated="1010"/>
        </table:table-row>
        <table:table-row table:style-name="ro1">
          <table:table-cell table:style-name="ce28" table:formula="of:=COM.MICROSOFT.CONCAT([.$E$36];[.$E$37];[.$E$38];[.$E$39];[.$E$40];[.$E$41];[.$E$42];[.$E$43];[.$E$44];[.$E$45];[.$E$46];[.$E$47];[.$E$48];[.$E$49];[.$E$50];[.$E$51])" office:value-type="string" office:string-value="NnZU8Yrk~Yhnek4P" calcext:value-type="string">
            <text:p>NnZU8Yrk~Yhnek4P</text:p>
          </table:table-cell>
          <table:table-cell table:formula="of:=COM.MICROSOFT.CONCAT(&quot;'&quot;;[.A60];&quot;'&quot;;&quot; A23 char positions in D21&quot;)" office:value-type="string" office:string-value="'NnZU8Yrk~Yhnek4P' A23 char positions in D21" calcext:value-type="string">
            <text:p>'NnZU8Yrk~Yhnek4P' A23 char positions in D21</text:p>
          </table:table-cell>
          <table:table-cell table:formula="of:=COM.MICROSOFT.CONCAT(&quot;'&quot;;MID([.$A$53];[.$A$6]+1;[.$A$6]);&quot;'&quot;;&quot; OTP  char positions in D58&quot;)" office:value-type="string" office:string-value="'Y{lwTNE`^N1{B`]U' OTP  char positions in D58" calcext:value-type="string">
            <text:p>'Y{lwTNE`^N1{B`]U' OTP <text:s/>char positions in D58</text:p>
          </table:table-cell>
          <table:table-cell/>
          <table:table-cell table:style-name="Default"/>
          <table:table-cell table:number-columns-repeated="5"/>
          <table:table-cell table:style-name="ce28"/>
          <table:table-cell table:number-columns-repeated="2"/>
          <table:table-cell table:formula="of:=LEN([.K60])" office:value-type="float" office:value="0" calcext:value-type="float">
            <text:p>0</text:p>
          </table:table-cell>
          <table:table-cell table:number-columns-repeated="1010"/>
        </table:table-row>
        <table:table-row table:style-name="ro1">
          <table:table-cell table:formula="of:=MID([.A60];1;1)" office:value-type="string" office:string-value="N" calcext:value-type="string">
            <text:p>N</text:p>
          </table:table-cell>
          <table:table-cell table:formula="of:=FIND([.A61];[.$D$58];1)" office:value-type="float" office:value="44" calcext:value-type="float">
            <text:p>44</text:p>
          </table:table-cell>
          <table:table-cell table:formula="of:=FIND(MID([.$A$53];[.$A$6]+1;1);[.$D$58];1)" office:value-type="float" office:value="50" calcext:value-type="float">
            <text:p>50</text:p>
          </table:table-cell>
          <table:table-cell table:formula="of:=IF(MOD(([.B61]+[.C61])-([.$G$4]+1);[.$D$4])=0;[.$D$4];MOD(([.B61]+[.C61])-([.$G$4]+1);[.$D$4]))" office:value-type="float" office:value="33" calcext:value-type="float">
            <text:p>33</text:p>
          </table:table-cell>
          <table:table-cell table:formula="of:=IF([.D61]=0;MID([.$D$58];[.$D$4];1);IF([.D61]=[.$D$4];MID([.$D$58];[.$D$4];1);MID([.$D$58];[.D61];1)))" office:value-type="string" office:string-value="5" calcext:value-type="string">
            <text:p>5</text:p>
          </table:table-cell>
          <table:table-cell table:number-columns-repeated="5"/>
          <table:table-cell table:style-name="ce28"/>
          <table:table-cell table:number-columns-repeated="2"/>
          <table:table-cell table:formula="of:=LEN([.K61])" office:value-type="float" office:value="0" calcext:value-type="float">
            <text:p>0</text:p>
          </table:table-cell>
          <table:table-cell table:number-columns-repeated="1010"/>
        </table:table-row>
        <table:table-row table:style-name="ro1">
          <table:table-cell table:formula="of:=MID([.A60];2;1)" office:value-type="string" office:string-value="n" calcext:value-type="string">
            <text:p>n</text:p>
          </table:table-cell>
          <table:table-cell table:formula="of:=FIND([.A62];[.$D$58];1)" office:value-type="float" office:value="25" calcext:value-type="float">
            <text:p>25</text:p>
          </table:table-cell>
          <table:table-cell table:formula="of:=FIND(MID([.$A$53];[.$A$6]+2;1);[.$D$58];1)" office:value-type="float" office:value="39" calcext:value-type="float">
            <text:p>39</text:p>
          </table:table-cell>
          <table:table-cell table:formula="of:=IF(MOD(([.B62]+[.C62])-([.$G$4]+1);[.$D$4])=0;[.$D$4];MOD(([.B62]+[.C62])-([.$G$4]+1);[.$D$4]))" office:value-type="float" office:value="3" calcext:value-type="float">
            <text:p>3</text:p>
          </table:table-cell>
          <table:table-cell table:formula="of:=IF([.D62]=0;MID([.$D$58];[.$D$4];1);IF([.D62]=[.$D$4];MID([.$D$58];[.$D$4];1);MID([.$D$58];[.D62];1)))" office:value-type="string" office:string-value="x" calcext:value-type="string">
            <text:p>x</text:p>
          </table:table-cell>
          <table:table-cell table:number-columns-repeated="1019"/>
        </table:table-row>
        <table:table-row table:style-name="ro1">
          <table:table-cell table:formula="of:=MID([.A60];3;1)" office:value-type="string" office:string-value="Z" calcext:value-type="string">
            <text:p>Z</text:p>
          </table:table-cell>
          <table:table-cell table:formula="of:=FIND([.A63];[.$D$58];1)" office:value-type="float" office:value="74" calcext:value-type="float">
            <text:p>74</text:p>
          </table:table-cell>
          <table:table-cell table:formula="of:=FIND(MID([.$A$53];[.$A$6]+3;1);[.$D$58];1)" office:value-type="float" office:value="28" calcext:value-type="float">
            <text:p>28</text:p>
          </table:table-cell>
          <table:table-cell table:formula="of:=IF(MOD(([.B63]+[.C63])-([.$G$4]+1);[.$D$4])=0;[.$D$4];MOD(([.B63]+[.C63])-([.$G$4]+1);[.$D$4]))" office:value-type="float" office:value="41" calcext:value-type="float">
            <text:p>41</text:p>
          </table:table-cell>
          <table:table-cell table:formula="of:=IF([.D63]=0;MID([.$D$58];[.$D$4];1);IF([.D63]=[.$D$4];MID([.$D$58];[.$D$4];1);MID([.$D$58];[.D63];1)))" office:value-type="string" office:string-value="X" calcext:value-type="string">
            <text:p>X</text:p>
          </table:table-cell>
          <table:table-cell table:number-columns-repeated="8"/>
          <table:table-cell table:formula="of:=LEN([.K63])" office:value-type="float" office:value="0" calcext:value-type="float">
            <text:p>0</text:p>
          </table:table-cell>
          <table:table-cell table:number-columns-repeated="1010"/>
        </table:table-row>
        <table:table-row table:style-name="ro1">
          <table:table-cell table:formula="of:=MID([.A60];4;1)" office:value-type="string" office:string-value="U" calcext:value-type="string">
            <text:p>U</text:p>
          </table:table-cell>
          <table:table-cell table:formula="of:=FIND([.A64];[.$D$58];1)" office:value-type="float" office:value="94" calcext:value-type="float">
            <text:p>94</text:p>
          </table:table-cell>
          <table:table-cell table:formula="of:=FIND(MID([.$A$53];[.$A$6]+4;1);[.$D$58];1)" office:value-type="float" office:value="86" calcext:value-type="float">
            <text:p>86</text:p>
          </table:table-cell>
          <table:table-cell table:formula="of:=IF(MOD(([.B64]+[.C64])-([.$G$4]+1);[.$D$4])=0;[.$D$4];MOD(([.B64]+[.C64])-([.$G$4]+1);[.$D$4]))" office:value-type="float" office:value="25" calcext:value-type="float">
            <text:p>25</text:p>
          </table:table-cell>
          <table:table-cell table:formula="of:=IF([.D64]=0;MID([.$D$58];[.$D$4];1);IF([.D64]=[.$D$4];MID([.$D$58];[.$D$4];1);MID([.$D$58];[.D64];1)))" office:value-type="string" office:string-value="n" calcext:value-type="string">
            <text:p>n</text:p>
          </table:table-cell>
          <table:table-cell table:number-columns-repeated="8"/>
          <table:table-cell table:formula="of:=LEN([.K64])" office:value-type="float" office:value="0" calcext:value-type="float">
            <text:p>0</text:p>
          </table:table-cell>
          <table:table-cell table:number-columns-repeated="1010"/>
        </table:table-row>
        <table:table-row table:style-name="ro1">
          <table:table-cell table:formula="of:=MID([.A60];5;1)" office:value-type="string" office:string-value="8" calcext:value-type="string">
            <text:p>8</text:p>
          </table:table-cell>
          <table:table-cell table:formula="of:=FIND([.A65];[.$D$58];1)" office:value-type="float" office:value="91" calcext:value-type="float">
            <text:p>91</text:p>
          </table:table-cell>
          <table:table-cell table:formula="of:=FIND(MID([.$A$53];[.$A$6]+5;1);[.$D$58];1)" office:value-type="float" office:value="49" calcext:value-type="float">
            <text:p>49</text:p>
          </table:table-cell>
          <table:table-cell table:formula="of:=IF(MOD(([.B65]+[.C65])-([.$G$4]+1);[.$D$4])=0;[.$D$4];MOD(([.B65]+[.C65])-([.$G$4]+1);[.$D$4]))" office:value-type="float" office:value="79" calcext:value-type="float">
            <text:p>79</text:p>
          </table:table-cell>
          <table:table-cell table:formula="of:=IF([.D65]=0;MID([.$D$58];[.$D$4];1);IF([.D65]=[.$D$4];MID([.$D$58];[.$D$4];1);MID([.$D$58];[.D65];1)))" office:value-type="string" office:string-value="1" calcext:value-type="string">
            <text:p>1</text:p>
          </table:table-cell>
          <table:table-cell table:number-columns-repeated="8"/>
          <table:table-cell table:formula="of:=LEN([.K65])" office:value-type="float" office:value="0" calcext:value-type="float">
            <text:p>0</text:p>
          </table:table-cell>
          <table:table-cell table:number-columns-repeated="1010"/>
        </table:table-row>
        <table:table-row table:style-name="ro1">
          <table:table-cell table:formula="of:=MID([.A60];6;1)" office:value-type="string" office:string-value="Y" calcext:value-type="string">
            <text:p>Y</text:p>
          </table:table-cell>
          <table:table-cell table:formula="of:=FIND([.A66];[.$D$58];1)" office:value-type="float" office:value="50" calcext:value-type="float">
            <text:p>50</text:p>
          </table:table-cell>
          <table:table-cell table:formula="of:=FIND(MID([.$A$53];[.$A$6]+6;1);[.$D$58];1)" office:value-type="float" office:value="44" calcext:value-type="float">
            <text:p>44</text:p>
          </table:table-cell>
          <table:table-cell table:formula="of:=IF(MOD(([.B66]+[.C66])-([.$G$4]+1);[.$D$4])=0;[.$D$4];MOD(([.B66]+[.C66])-([.$G$4]+1);[.$D$4]))" office:value-type="float" office:value="33" calcext:value-type="float">
            <text:p>33</text:p>
          </table:table-cell>
          <table:table-cell table:formula="of:=IF([.D66]=0;MID([.$D$58];[.$D$4];1);IF([.D66]=[.$D$4];MID([.$D$58];[.$D$4];1);MID([.$D$58];[.D66];1)))" office:value-type="string" office:string-value="5" calcext:value-type="string">
            <text:p>5</text:p>
          </table:table-cell>
          <table:table-cell table:number-columns-repeated="8"/>
          <table:table-cell table:formula="of:=LEN([.K66])" office:value-type="float" office:value="0" calcext:value-type="float">
            <text:p>0</text:p>
          </table:table-cell>
          <table:table-cell table:number-columns-repeated="1010"/>
        </table:table-row>
        <table:table-row table:style-name="ro1">
          <table:table-cell table:formula="of:=MID([.A60];7;1)" office:value-type="string" office:string-value="r" calcext:value-type="string">
            <text:p>r</text:p>
          </table:table-cell>
          <table:table-cell table:formula="of:=FIND([.A67];[.$D$58];1)" office:value-type="float" office:value="8" calcext:value-type="float">
            <text:p>8</text:p>
          </table:table-cell>
          <table:table-cell table:formula="of:=FIND(MID([.$A$53];[.$A$6]+7;1);[.$D$58];1)" office:value-type="float" office:value="34" calcext:value-type="float">
            <text:p>34</text:p>
          </table:table-cell>
          <table:table-cell table:formula="of:=IF(MOD(([.B67]+[.C67])-([.$G$4]+1);[.$D$4])=0;[.$D$4];MOD(([.B67]+[.C67])-([.$G$4]+1);[.$D$4]))" office:value-type="float" office:value="75" calcext:value-type="float">
            <text:p>75</text:p>
          </table:table-cell>
          <table:table-cell table:formula="of:=IF([.D67]=0;MID([.$D$58];[.$D$4];1);IF([.D67]=[.$D$4];MID([.$D$58];[.$D$4];1);MID([.$D$58];[.D67];1)))" office:value-type="string" office:string-value="i" calcext:value-type="string">
            <text:p>i</text:p>
          </table:table-cell>
          <table:table-cell table:number-columns-repeated="1019"/>
        </table:table-row>
        <table:table-row table:style-name="ro1">
          <table:table-cell table:formula="of:=MID([.A60];8;1)" office:value-type="string" office:string-value="k" calcext:value-type="string">
            <text:p>k</text:p>
          </table:table-cell>
          <table:table-cell table:formula="of:=FIND([.A68];[.$D$58];1)" office:value-type="float" office:value="27" calcext:value-type="float">
            <text:p>27</text:p>
          </table:table-cell>
          <table:table-cell table:formula="of:=FIND(MID([.$A$53];[.$A$6]+8;1);[.$D$58];1)" office:value-type="float" office:value="15" calcext:value-type="float">
            <text:p>15</text:p>
          </table:table-cell>
          <table:table-cell table:formula="of:=IF(MOD(([.B68]+[.C68])-([.$G$4]+1);[.$D$4])=0;[.$D$4];MOD(([.B68]+[.C68])-([.$G$4]+1);[.$D$4]))" office:value-type="float" office:value="75" calcext:value-type="float">
            <text:p>75</text:p>
          </table:table-cell>
          <table:table-cell table:formula="of:=IF([.D68]=0;MID([.$D$58];[.$D$4];1);IF([.D68]=[.$D$4];MID([.$D$58];[.$D$4];1);MID([.$D$58];[.D68];1)))" office:value-type="string" office:string-value="i" calcext:value-type="string">
            <text:p>i</text:p>
          </table:table-cell>
          <table:table-cell table:number-columns-repeated="1019"/>
        </table:table-row>
        <table:table-row table:style-name="ro1">
          <table:table-cell table:formula="of:=MID([.A60];9;1)" office:value-type="string" office:string-value="~" calcext:value-type="string">
            <text:p>~</text:p>
          </table:table-cell>
          <table:table-cell table:formula="of:=FIND([.A69];[.$D$58];1)" office:value-type="float" office:value="64" calcext:value-type="float">
            <text:p>64</text:p>
          </table:table-cell>
          <table:table-cell table:formula="of:=FIND(MID([.$A$53];[.$A$6]+9;1);[.$D$58];1)" office:value-type="float" office:value="52" calcext:value-type="float">
            <text:p>52</text:p>
          </table:table-cell>
          <table:table-cell table:formula="of:=IF(MOD(([.B69]+[.C69])-([.$G$4]+1);[.$D$4])=0;[.$D$4];MOD(([.B69]+[.C69])-([.$G$4]+1);[.$D$4]))" office:value-type="float" office:value="55" calcext:value-type="float">
            <text:p>55</text:p>
          </table:table-cell>
          <table:table-cell table:formula="of:=IF([.D69]=0;MID([.$D$58];[.$D$4];1);IF([.D69]=[.$D$4];MID([.$D$58];[.$D$4];1);MID([.$D$58];[.D69];1)))" office:value-type="string" office:string-value="_" calcext:value-type="string">
            <text:p>_</text:p>
          </table:table-cell>
          <table:table-cell table:number-columns-repeated="4"/>
          <table:table-cell table:style-name="ce28" table:number-columns-repeated="2"/>
          <table:table-cell table:number-columns-repeated="2"/>
          <table:table-cell table:formula="of:=LEN([.K69])" office:value-type="float" office:value="0" calcext:value-type="float">
            <text:p>0</text:p>
          </table:table-cell>
          <table:table-cell table:number-columns-repeated="1010"/>
        </table:table-row>
        <table:table-row table:style-name="ro1">
          <table:table-cell table:formula="of:=MID([.A60];10;1)" office:value-type="string" office:string-value="Y" calcext:value-type="string">
            <text:p>Y</text:p>
          </table:table-cell>
          <table:table-cell table:formula="of:=FIND([.A70];[.$D$58];1)" office:value-type="float" office:value="50" calcext:value-type="float">
            <text:p>50</text:p>
          </table:table-cell>
          <table:table-cell table:formula="of:=FIND(MID([.$A$53];[.$A$6]+10;1);[.$D$58];1)" office:value-type="float" office:value="44" calcext:value-type="float">
            <text:p>44</text:p>
          </table:table-cell>
          <table:table-cell table:formula="of:=IF(MOD(([.B70]+[.C70])-([.$G$4]+1);[.$D$4])=0;[.$D$4];MOD(([.B70]+[.C70])-([.$G$4]+1);[.$D$4]))" office:value-type="float" office:value="33" calcext:value-type="float">
            <text:p>33</text:p>
          </table:table-cell>
          <table:table-cell table:formula="of:=IF([.D70]=0;MID([.$D$58];[.$D$4];1);IF([.D70]=[.$D$4];MID([.$D$58];[.$D$4];1);MID([.$D$58];[.D70];1)))" office:value-type="string" office:string-value="5" calcext:value-type="string">
            <text:p>5</text:p>
          </table:table-cell>
          <table:table-cell table:number-columns-repeated="1019"/>
        </table:table-row>
        <table:table-row table:style-name="ro1">
          <table:table-cell table:formula="of:=MID([.A60];11;1)" office:value-type="string" office:string-value="h" calcext:value-type="string">
            <text:p>h</text:p>
          </table:table-cell>
          <table:table-cell table:formula="of:=FIND([.A71];[.$D$58];1)" office:value-type="float" office:value="58" calcext:value-type="float">
            <text:p>58</text:p>
          </table:table-cell>
          <table:table-cell table:formula="of:=FIND(MID([.$A$53];[.$A$6]+11;1);[.$D$58];1)" office:value-type="float" office:value="79" calcext:value-type="float">
            <text:p>79</text:p>
          </table:table-cell>
          <table:table-cell table:formula="of:=IF(MOD(([.B71]+[.C71])-([.$G$4]+1);[.$D$4])=0;[.$D$4];MOD(([.B71]+[.C71])-([.$G$4]+1);[.$D$4]))" office:value-type="float" office:value="76" calcext:value-type="float">
            <text:p>76</text:p>
          </table:table-cell>
          <table:table-cell table:formula="of:=IF([.D71]=0;MID([.$D$58];[.$D$4];1);IF([.D71]=[.$D$4];MID([.$D$58];[.$D$4];1);MID([.$D$58];[.D71];1)))" office:value-type="string" office:string-value="." calcext:value-type="string">
            <text:p>.</text:p>
          </table:table-cell>
          <table:table-cell table:number-columns-repeated="5"/>
          <table:table-cell table:style-name="ce28"/>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n" calcext:value-type="string">
            <text:p>n</text:p>
          </table:table-cell>
          <table:table-cell table:formula="of:=FIND([.A72];[.$D$58];1)" office:value-type="float" office:value="25" calcext:value-type="float">
            <text:p>25</text:p>
          </table:table-cell>
          <table:table-cell table:formula="of:=FIND(MID([.$A$53];[.$A$6]+12;1);[.$D$58];1)" office:value-type="float" office:value="39" calcext:value-type="float">
            <text:p>39</text:p>
          </table:table-cell>
          <table:table-cell table:formula="of:=IF(MOD(([.B72]+[.C72])-([.$G$4]+1);[.$D$4])=0;[.$D$4];MOD(([.B72]+[.C72])-([.$G$4]+1);[.$D$4]))" office:value-type="float" office:value="3" calcext:value-type="float">
            <text:p>3</text:p>
          </table:table-cell>
          <table:table-cell table:formula="of:=IF([.D72]=0;MID([.$D$58];[.$D$4];1);IF([.D72]=[.$D$4];MID([.$D$58];[.$D$4];1);MID([.$D$58];[.D72];1)))" office:value-type="string" office:string-value="x" calcext:value-type="string">
            <text:p>x</text:p>
          </table:table-cell>
          <table:table-cell table:number-columns-repeated="8"/>
          <table:table-cell table:formula="of:=LEN([.K72])" office:value-type="float" office:value="0" calcext:value-type="float">
            <text:p>0</text:p>
          </table:table-cell>
          <table:table-cell table:number-columns-repeated="1010"/>
        </table:table-row>
        <table:table-row table:style-name="ro1">
          <table:table-cell table:formula="of:=MID([.A60];13;1)" office:value-type="string" office:string-value="e" calcext:value-type="string">
            <text:p>e</text:p>
          </table:table-cell>
          <table:table-cell table:formula="of:=FIND([.A73];[.$D$58];1)" office:value-type="float" office:value="85" calcext:value-type="float">
            <text:p>85</text:p>
          </table:table-cell>
          <table:table-cell table:formula="of:=FIND(MID([.$A$53];[.$A$6]+13;1);[.$D$58];1)" office:value-type="float" office:value="13" calcext:value-type="float">
            <text:p>13</text:p>
          </table:table-cell>
          <table:table-cell table:formula="of:=IF(MOD(([.B73]+[.C73])-([.$G$4]+1);[.$D$4])=0;[.$D$4];MOD(([.B73]+[.C73])-([.$G$4]+1);[.$D$4]))" office:value-type="float" office:value="37" calcext:value-type="float">
            <text:p>37</text:p>
          </table:table-cell>
          <table:table-cell table:formula="of:=IF([.D73]=0;MID([.$D$58];[.$D$4];1);IF([.D73]=[.$D$4];MID([.$D$58];[.$D$4];1);MID([.$D$58];[.D73];1)))" office:value-type="string" office:string-value="A" calcext:value-type="string">
            <text:p>A</text:p>
          </table:table-cell>
          <table:table-cell table:number-columns-repeated="8"/>
          <table:table-cell table:formula="of:=LEN([.K73])" office:value-type="float" office:value="0" calcext:value-type="float">
            <text:p>0</text:p>
          </table:table-cell>
          <table:table-cell table:number-columns-repeated="1010"/>
        </table:table-row>
        <table:table-row table:style-name="ro1">
          <table:table-cell table:formula="of:=MID([.A60];14;1)" office:value-type="string" office:string-value="k" calcext:value-type="string">
            <text:p>k</text:p>
          </table:table-cell>
          <table:table-cell table:formula="of:=FIND([.A74];[.$D$58];1)" office:value-type="float" office:value="27" calcext:value-type="float">
            <text:p>27</text:p>
          </table:table-cell>
          <table:table-cell table:formula="of:=FIND(MID([.$A$53];[.$A$6]+14;1);[.$D$58];1)" office:value-type="float" office:value="15" calcext:value-type="float">
            <text:p>15</text:p>
          </table:table-cell>
          <table:table-cell table:formula="of:=IF(MOD(([.B74]+[.C74])-([.$G$4]+1);[.$D$4])=0;[.$D$4];MOD(([.B74]+[.C74])-([.$G$4]+1);[.$D$4]))" office:value-type="float" office:value="75" calcext:value-type="float">
            <text:p>75</text:p>
          </table:table-cell>
          <table:table-cell table:formula="of:=IF([.D74]=0;MID([.$D$58];[.$D$4];1);IF([.D74]=[.$D$4];MID([.$D$58];[.$D$4];1);MID([.$D$58];[.D74];1)))" office:value-type="string" office:string-value="i" calcext:value-type="string">
            <text:p>i</text:p>
          </table:table-cell>
          <table:table-cell table:number-columns-repeated="8"/>
          <table:table-cell table:formula="of:=LEN([.K74])" office:value-type="float" office:value="0" calcext:value-type="float">
            <text:p>0</text:p>
          </table:table-cell>
          <table:table-cell table:number-columns-repeated="1010"/>
        </table:table-row>
        <table:table-row table:style-name="ro1">
          <table:table-cell table:formula="of:=MID([.A60];15;1)" office:value-type="string" office:string-value="4" calcext:value-type="string">
            <text:p>4</text:p>
          </table:table-cell>
          <table:table-cell table:formula="of:=FIND([.A75];[.$D$58];1)" office:value-type="float" office:value="88" calcext:value-type="float">
            <text:p>88</text:p>
          </table:table-cell>
          <table:table-cell table:formula="of:=FIND(MID([.$A$53];[.$A$6]+15;1);[.$D$58];1)" office:value-type="float" office:value="51" calcext:value-type="float">
            <text:p>51</text:p>
          </table:table-cell>
          <table:table-cell table:formula="of:=IF(MOD(([.B75]+[.C75])-([.$G$4]+1);[.$D$4])=0;[.$D$4];MOD(([.B75]+[.C75])-([.$G$4]+1);[.$D$4]))" office:value-type="float" office:value="78" calcext:value-type="float">
            <text:p>78</text:p>
          </table:table-cell>
          <table:table-cell table:formula="of:=IF([.D75]=0;MID([.$D$58];[.$D$4];1);IF([.D75]=[.$D$4];MID([.$D$58];[.$D$4];1);MID([.$D$58];[.D75];1)))" office:value-type="string" office:string-value="0" calcext:value-type="string">
            <text:p>0</text:p>
          </table:table-cell>
          <table:table-cell table:number-columns-repeated="1019"/>
        </table:table-row>
        <table:table-row table:style-name="ro1">
          <table:table-cell table:formula="of:=MID([.A60];16;1)" office:value-type="string" office:string-value="P" calcext:value-type="string">
            <text:p>P</text:p>
          </table:table-cell>
          <table:table-cell table:formula="of:=FIND([.A76];[.$D$58];1)" office:value-type="float" office:value="72" calcext:value-type="float">
            <text:p>72</text:p>
          </table:table-cell>
          <table:table-cell table:formula="of:=FIND(MID([.$A$53];[.$A$6]+16;1);[.$D$58];1)" office:value-type="float" office:value="94" calcext:value-type="float">
            <text:p>94</text:p>
          </table:table-cell>
          <table:table-cell table:formula="of:=IF(MOD(([.B76]+[.C76])-([.$G$4]+1);[.$D$4])=0;[.$D$4];MOD(([.B76]+[.C76])-([.$G$4]+1);[.$D$4]))" office:value-type="float" office:value="11" calcext:value-type="float">
            <text:p>11</text:p>
          </table:table-cell>
          <table:table-cell table:formula="of:=IF([.D76]=0;MID([.$D$58];[.$D$4];1);IF([.D76]=[.$D$4];MID([.$D$58];[.$D$4];1);MID([.$D$58];[.D76];1)))" office:value-type="string" office:string-value=" " calcext:value-type="string">
            <text:p><text:s/></text:p>
          </table:table-cell>
          <table:table-cell table:number-columns-repeated="1019"/>
        </table:table-row>
        <table:table-row table:style-name="ro1">
          <table:table-cell table:style-name="ce28" table:formula="of:=COM.MICROSOFT.CONCAT([.$E$61:.$E$76])" office:value-type="string" office:string-value="5xXn15ii_5.xAi0 " calcext:value-type="string">
            <text:p>5xXn15ii_5.xAi0 </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p^Nkjvnej&amp;pgn&lt;(Y{lwTNE`^N1{B`]US0H^xPw{eP\0r{_?lgV9B]I|?])gC|C4/h =YT@VCT5h^V&gt;eA Beautiful MindA Beautiful Mind" calcext:value-type="string">
            <text:p>~p^Nkjvnej&amp;pgn&lt;(Y{lwTNE`^N1{B`]US0H^xPw{eP\0r{_?lgV9B]I|?])gC|C4/h =YT@VCT5h^V&gt;eA Beautiful MindA Beautiful Mind</text:p>
          </table:table-cell>
          <table:table-cell table:style-name="ce27" table:formula="of:=COM.MICROSOFT.CONCAT( &quot;  OTP SIZE=  &quot;;LEN([.A78]))"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z{!XLQNRSW\TY]^b@_d=hoFv|}~O')*+,-P$Zi./012[tJjew34678g%U" calcext:value-type="string">
            <text:p>z{!XLQNRSW\TY]^b@_d=hoFv|}~O')*+,-P$Zi./012[tJjew34678g%U</text:p>
          </table:table-cell>
          <table:table-cell table:style-name="ce28" table:formula="of:=IF([.$H$3]=0;RIGHT([.$D$58];LEN([.$D$58])-[.$H$4]);LEFT([.$D$58];LEN([.$D$58])-[.$H$4]))" office:value-type="string" office:string-value="Vaxpy(ur9: sBc`fD&amp;&quot;&lt;&gt;?#KnIklmqMC5EGHA" calcext:value-type="string">
            <text:p>Vaxpy(ur9: sBc`fD&amp;"&lt;&gt;?#KnIklmqMC5EGHA</text:p>
          </table:table-cell>
          <table:table-cell table:style-name="ce28" table:formula="of:=IF([.$H$3]=0;COM.MICROSOFT.CONCAT([.C80];[.B80]);COM.MICROSOFT.CONCAT([.C81];[.B81]))" office:value-type="string" office:string-value="z{!XLQNRSW\TY]^b@_d=hoFv|}~O')*+,-P$Zi./012[tJjew34678g%UVaxpy(ur9: sBc`fD&amp;&quot;&lt;&gt;?#KnIklmqMC5EGHA" calcext:value-type="string">
            <text:p>z{!XLQNRSW\TY]^b@_d=hoFv|}~O')*+,-P$Zi./012[tJjew34678g%UVaxpy(ur9: sBc`fD&amp;"&lt;&gt;?#KnIklmqMC5EGHA</text:p>
          </table:table-cell>
          <table:table-cell table:style-name="Default"/>
          <table:table-cell table:number-columns-repeated="1019"/>
        </table:table-row>
        <table:table-row table:style-name="ro1">
          <table:table-cell/>
          <table:table-cell table:style-name="ce28" table:formula="of:=LEFT([.$D$58];LEN([.$D$58])-[.$H$4])" office:value-type="string" office:string-value="Vaxpy(ur9: sBc`fD&amp;&quot;&lt;&gt;?#KnIklmqMC5EGHA" calcext:value-type="string">
            <text:p>Vaxpy(ur9: sBc`fD&amp;"&lt;&gt;?#KnIklmqMC5EGHA</text:p>
          </table:table-cell>
          <table:table-cell table:style-name="ce28" table:formula="of:=RIGHT([.$D$58];[.$H$4])" office:value-type="string" office:string-value="z{!XLQNRSW\TY]^b@_d=hoFv|}~O')*+,-P$Zi./012[tJjew34678g%U" calcext:value-type="string">
            <text:p>z{!XLQNRSW\TY]^b@_d=hoFv|}~O')*+,-P$Zi./012[tJjew34678g%U</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V" calcext:value-type="string">
            <text:p>V</text:p>
          </table:table-cell>
          <table:table-cell/>
          <table:table-cell table:style-name="ce28" table:formula="of:=IF([.$H$3]=0;COM.MICROSOFT.CONCAT([.B82];REPLACE([.D80];([.$H$4]+1);1;&quot;&quot;));COM.MICROSOFT.CONCAT(REPLACE([.D80];([.$H$4]+1);1;&quot;&quot;);[.B82]))" office:value-type="string" office:string-value="z{!XLQNRSW\TY]^b@_d=hoFv|}~O')*+,-P$Zi./012[tJjew34678g%Uaxpy(ur9: sBc`fD&amp;&quot;&lt;&gt;?#KnIklmqMC5EGHAV" calcext:value-type="string">
            <text:p>z{!XLQNRSW\TY]^b@_d=hoFv|}~O')*+,-P$Zi./012[tJjew34678g%Uaxpy(ur9: sBc`fD&amp;"&lt;&gt;?#KnIklmqMC5EGHAV</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COM.MICROSOFT.CONCAT(MID([.D82];[.$E$4]+1;1);MID([.D82];[.$F$4]+1;1);MID([.D82];[.$G$4]+1;1);MID([.D82];[.$H$4]+1;1))" office:value-type="string" office:string-value="|Tya" calcext:value-type="string">
            <text:p>|Tya</text:p>
          </table:table-cell>
          <table:table-cell table:style-name="ce28"/>
          <table:table-cell table:formula="of:=COM.MICROSOFT.CONCAT([.B83];SUBSTITUTE(SUBSTITUTE(SUBSTITUTE(SUBSTITUTE([.D82];MID([.B83];1;1);&quot;&quot;;1);MID([.B83];2;1);&quot;&quot;;1);MID([.B83];3;1);&quot;&quot;;1);MID([.B83];4;1);&quot;&quot;;1))" office:value-type="string" office:string-value="|Tyaz{!XLQNRSW\Y]^b@_d=hoFv}~O')*+,-P$Zi./012[tJjew34678g%Uxp(ur9: sBc`fD&amp;&quot;&lt;&gt;?#KnIklmqMC5EGHAV" calcext:value-type="string">
            <text:p>|Tyaz{!XLQNRSW\Y]^b@_d=hoFv}~O')*+,-P$Zi./012[tJjew34678g%Uxp(ur9: sBc`fD&amp;"&lt;&gt;?#KnIklmqMC5EGHAV</text:p>
          </table:table-cell>
          <table:table-cell table:style-name="Default"/>
          <table:table-cell table:number-columns-repeated="4"/>
          <table:table-cell table:style-name="ce28" table:number-columns-repeated="2"/>
          <table:table-cell table:number-columns-repeated="2"/>
          <table:table-cell table:formula="of:=LEN([.K83])" office:value-type="float" office:value="0" calcext:value-type="float">
            <text:p>0</text:p>
          </table:table-cell>
          <table:table-cell table:number-columns-repeated="1010"/>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5"/>
          <table:table-cell table:style-name="ce28"/>
          <table:table-cell table:number-columns-repeated="2"/>
          <table:table-cell table:formula="of:=LEN([.K84])" office:value-type="float" office:value="0" calcext:value-type="float">
            <text:p>0</text:p>
          </table:table-cell>
          <table:table-cell table:number-columns-repeated="1010"/>
        </table:table-row>
        <table:table-row table:style-name="ro1">
          <table:table-cell table:style-name="ce28" table:formula="of:=COM.MICROSOFT.CONCAT([.$E$61:.$E$76])" office:value-type="string" office:string-value="5xXn15ii_5.xAi0 " calcext:value-type="string">
            <text:p>5xXn15ii_5.xAi0 </text:p>
          </table:table-cell>
          <table:table-cell table:formula="of:=COM.MICROSOFT.CONCAT(&quot;'&quot;;[.A85];&quot;'&quot;;&quot; A85 char positions in D83&quot;)" office:value-type="string" office:string-value="'5xXn15ii_5.xAi0 ' A85 char positions in D83" calcext:value-type="string">
            <text:p>'5xXn15ii_5.xAi0 ' A85 char positions in D83</text:p>
          </table:table-cell>
          <table:table-cell table:formula="of:=COM.MICROSOFT.CONCAT(&quot;'&quot;;MID([.$A$78];[.$A$6]+1;[.$A$6]);&quot;'&quot;;&quot; OTP  char positions in D83&quot;)" office:value-type="string" office:string-value="'Y{lwTNE`^N1{B`]U' OTP  char positions in D83" calcext:value-type="string">
            <text:p>'Y{lwTNE`^N1{B`]U' OTP <text:s/>char positions in D83</text:p>
          </table:table-cell>
          <table:table-cell/>
          <table:table-cell table:style-name="Default"/>
          <table:table-cell table:number-columns-repeated="5"/>
          <table:table-cell table:style-name="ce28"/>
          <table:table-cell table:number-columns-repeated="2"/>
          <table:table-cell table:formula="of:=LEN([.K85])" office:value-type="float" office:value="0" calcext:value-type="float">
            <text:p>0</text:p>
          </table:table-cell>
          <table:table-cell table:number-columns-repeated="1010"/>
        </table:table-row>
        <table:table-row table:style-name="ro1">
          <table:table-cell table:formula="of:=MID([.A85];1;1)" office:value-type="string" office:string-value="5" calcext:value-type="string">
            <text:p>5</text:p>
          </table:table-cell>
          <table:table-cell table:formula="of:=FIND([.A86];[.$D$83];1)" office:value-type="float" office:value="89" calcext:value-type="float">
            <text:p>89</text:p>
          </table:table-cell>
          <table:table-cell table:formula="of:=FIND(MID([.$A$78];[.$A$6]+1;1);[.$D$83];1)" office:value-type="float" office:value="16" calcext:value-type="float">
            <text:p>16</text:p>
          </table:table-cell>
          <table:table-cell table:formula="of:=IF(MOD(([.B86]+[.C86])-([.$H$4]+1);[.$D$4])=0;[.$D$4];MOD(([.B86]+[.C86])-([.$H$4]+1);[.$D$4]))" office:value-type="float" office:value="47" calcext:value-type="float">
            <text:p>47</text:p>
          </table:table-cell>
          <table:table-cell table:formula="of:=IF([.D86]=0;MID([.$D$83];[.$D$4];1);IF([.D86]=[.$D$4];MID([.$D$83];[.$D$4];1);MID([.$D$83];[.D86];1)))" office:value-type="string" office:string-value="t" calcext:value-type="string">
            <text:p>t</text:p>
          </table:table-cell>
          <table:table-cell table:number-columns-repeated="5"/>
          <table:table-cell table:style-name="ce28"/>
          <table:table-cell table:number-columns-repeated="2"/>
          <table:table-cell table:formula="of:=LEN([.K86])" office:value-type="float" office:value="0" calcext:value-type="float">
            <text:p>0</text:p>
          </table:table-cell>
          <table:table-cell table:number-columns-repeated="1010"/>
        </table:table-row>
        <table:table-row table:style-name="ro1">
          <table:table-cell table:formula="of:=MID([.A85];2;1)" office:value-type="string" office:string-value="x" calcext:value-type="string">
            <text:p>x</text:p>
          </table:table-cell>
          <table:table-cell table:formula="of:=FIND([.A87];[.$D$83];1)" office:value-type="float" office:value="60" calcext:value-type="float">
            <text:p>60</text:p>
          </table:table-cell>
          <table:table-cell table:formula="of:=FIND(MID([.$A$78];[.$A$6]+2;1);[.$D$83];1)" office:value-type="float" office:value="6" calcext:value-type="float">
            <text:p>6</text:p>
          </table:table-cell>
          <table:table-cell table:formula="of:=IF(MOD(([.B87]+[.C87])-([.$H$4]+1);[.$D$4])=0;[.$D$4];MOD(([.B87]+[.C87])-([.$H$4]+1);[.$D$4]))" office:value-type="float" office:value="8" calcext:value-type="float">
            <text:p>8</text:p>
          </table:table-cell>
          <table:table-cell table:formula="of:=IF([.D87]=0;MID([.$D$83];[.$D$4];1);IF([.D87]=[.$D$4];MID([.$D$83];[.$D$4];1);MID([.$D$83];[.D87];1)))" office:value-type="string" office:string-value="X" calcext:value-type="string">
            <text:p>X</text:p>
          </table:table-cell>
          <table:table-cell table:number-columns-repeated="1019"/>
        </table:table-row>
        <table:table-row table:style-name="ro1">
          <table:table-cell table:formula="of:=MID([.A85];3;1)" office:value-type="string" office:string-value="X" calcext:value-type="string">
            <text:p>X</text:p>
          </table:table-cell>
          <table:table-cell table:formula="of:=FIND([.A88];[.$D$83];1)" office:value-type="float" office:value="8" calcext:value-type="float">
            <text:p>8</text:p>
          </table:table-cell>
          <table:table-cell table:formula="of:=FIND(MID([.$A$78];[.$A$6]+3;1);[.$D$83];1)" office:value-type="float" office:value="84" calcext:value-type="float">
            <text:p>84</text:p>
          </table:table-cell>
          <table:table-cell table:formula="of:=IF(MOD(([.B88]+[.C88])-([.$H$4]+1);[.$D$4])=0;[.$D$4];MOD(([.B88]+[.C88])-([.$H$4]+1);[.$D$4]))" office:value-type="float" office:value="34" calcext:value-type="float">
            <text:p>34</text:p>
          </table:table-cell>
          <table:table-cell table:formula="of:=IF([.D88]=0;MID([.$D$83];[.$D$4];1);IF([.D88]=[.$D$4];MID([.$D$83];[.$D$4];1);MID([.$D$83];[.D88];1)))" office:value-type="string" office:string-value="+" calcext:value-type="string">
            <text:p>+</text:p>
          </table:table-cell>
          <table:table-cell table:number-columns-repeated="8"/>
          <table:table-cell table:formula="of:=LEN([.K88])" office:value-type="float" office:value="0" calcext:value-type="float">
            <text:p>0</text:p>
          </table:table-cell>
          <table:table-cell table:number-columns-repeated="1010"/>
        </table:table-row>
        <table:table-row table:style-name="ro1">
          <table:table-cell table:formula="of:=MID([.A85];4;1)" office:value-type="string" office:string-value="n" calcext:value-type="string">
            <text:p>n</text:p>
          </table:table-cell>
          <table:table-cell table:formula="of:=FIND([.A89];[.$D$83];1)" office:value-type="float" office:value="81" calcext:value-type="float">
            <text:p>81</text:p>
          </table:table-cell>
          <table:table-cell table:formula="of:=FIND(MID([.$A$78];[.$A$6]+4;1);[.$D$83];1)" office:value-type="float" office:value="51" calcext:value-type="float">
            <text:p>51</text:p>
          </table:table-cell>
          <table:table-cell table:formula="of:=IF(MOD(([.B89]+[.C89])-([.$H$4]+1);[.$D$4])=0;[.$D$4];MOD(([.B89]+[.C89])-([.$H$4]+1);[.$D$4]))" office:value-type="float" office:value="74" calcext:value-type="float">
            <text:p>74</text:p>
          </table:table-cell>
          <table:table-cell table:formula="of:=IF([.D89]=0;MID([.$D$83];[.$D$4];1);IF([.D89]=[.$D$4];MID([.$D$83];[.$D$4];1);MID([.$D$83];[.D89];1)))" office:value-type="string" office:string-value="&amp;" calcext:value-type="string">
            <text:p>&amp;</text:p>
          </table:table-cell>
          <table:table-cell table:number-columns-repeated="8"/>
          <table:table-cell table:formula="of:=LEN([.K89])" office:value-type="float" office:value="0" calcext:value-type="float">
            <text:p>0</text:p>
          </table:table-cell>
          <table:table-cell table:number-columns-repeated="1010"/>
        </table:table-row>
        <table:table-row table:style-name="ro1">
          <table:table-cell table:formula="of:=MID([.A85];5;1)" office:value-type="string" office:string-value="1" calcext:value-type="string">
            <text:p>1</text:p>
          </table:table-cell>
          <table:table-cell table:formula="of:=FIND([.A90];[.$D$83];1)" office:value-type="float" office:value="44" calcext:value-type="float">
            <text:p>44</text:p>
          </table:table-cell>
          <table:table-cell table:formula="of:=FIND(MID([.$A$78];[.$A$6]+5;1);[.$D$83];1)" office:value-type="float" office:value="2" calcext:value-type="float">
            <text:p>2</text:p>
          </table:table-cell>
          <table:table-cell table:formula="of:=IF(MOD(([.B90]+[.C90])-([.$H$4]+1);[.$D$4])=0;[.$D$4];MOD(([.B90]+[.C90])-([.$H$4]+1);[.$D$4]))" office:value-type="float" office:value="82" calcext:value-type="float">
            <text:p>82</text:p>
          </table:table-cell>
          <table:table-cell table:formula="of:=IF([.D90]=0;MID([.$D$83];[.$D$4];1);IF([.D90]=[.$D$4];MID([.$D$83];[.$D$4];1);MID([.$D$83];[.D90];1)))" office:value-type="string" office:string-value="I" calcext:value-type="string">
            <text:p>I</text:p>
          </table:table-cell>
          <table:table-cell table:number-columns-repeated="8"/>
          <table:table-cell table:formula="of:=LEN([.K90])" office:value-type="float" office:value="0" calcext:value-type="float">
            <text:p>0</text:p>
          </table:table-cell>
          <table:table-cell table:number-columns-repeated="1010"/>
        </table:table-row>
        <table:table-row table:style-name="ro1">
          <table:table-cell table:formula="of:=MID([.A85];6;1)" office:value-type="string" office:string-value="5" calcext:value-type="string">
            <text:p>5</text:p>
          </table:table-cell>
          <table:table-cell table:formula="of:=FIND([.A91];[.$D$83];1)" office:value-type="float" office:value="89" calcext:value-type="float">
            <text:p>89</text:p>
          </table:table-cell>
          <table:table-cell table:formula="of:=FIND(MID([.$A$78];[.$A$6]+6;1);[.$D$83];1)" office:value-type="float" office:value="11" calcext:value-type="float">
            <text:p>11</text:p>
          </table:table-cell>
          <table:table-cell table:formula="of:=IF(MOD(([.B91]+[.C91])-([.$H$4]+1);[.$D$4])=0;[.$D$4];MOD(([.B91]+[.C91])-([.$H$4]+1);[.$D$4]))" office:value-type="float" office:value="42" calcext:value-type="float">
            <text:p>42</text:p>
          </table:table-cell>
          <table:table-cell table:formula="of:=IF([.D91]=0;MID([.$D$83];[.$D$4];1);IF([.D91]=[.$D$4];MID([.$D$83];[.$D$4];1);MID([.$D$83];[.D91];1)))" office:value-type="string" office:string-value="/" calcext:value-type="string">
            <text:p>/</text:p>
          </table:table-cell>
          <table:table-cell table:number-columns-repeated="8"/>
          <table:table-cell table:formula="of:=LEN([.K91])" office:value-type="float" office:value="0" calcext:value-type="float">
            <text:p>0</text:p>
          </table:table-cell>
          <table:table-cell table:number-columns-repeated="1010"/>
        </table:table-row>
        <table:table-row table:style-name="ro1">
          <table:table-cell table:formula="of:=MID([.A85];7;1)" office:value-type="string" office:string-value="i" calcext:value-type="string">
            <text:p>i</text:p>
          </table:table-cell>
          <table:table-cell table:formula="of:=FIND([.A92];[.$D$83];1)" office:value-type="float" office:value="40" calcext:value-type="float">
            <text:p>40</text:p>
          </table:table-cell>
          <table:table-cell table:formula="of:=FIND(MID([.$A$78];[.$A$6]+7;1);[.$D$83];1)" office:value-type="float" office:value="90" calcext:value-type="float">
            <text:p>90</text:p>
          </table:table-cell>
          <table:table-cell table:formula="of:=IF(MOD(([.B92]+[.C92])-([.$H$4]+1);[.$D$4])=0;[.$D$4];MOD(([.B92]+[.C92])-([.$H$4]+1);[.$D$4]))" office:value-type="float" office:value="72" calcext:value-type="float">
            <text:p>72</text:p>
          </table:table-cell>
          <table:table-cell table:formula="of:=IF([.D92]=0;MID([.$D$83];[.$D$4];1);IF([.D92]=[.$D$4];MID([.$D$83];[.$D$4];1);MID([.$D$83];[.D92];1)))" office:value-type="string" office:string-value="f" calcext:value-type="string">
            <text:p>f</text:p>
          </table:table-cell>
          <table:table-cell table:number-columns-repeated="1019"/>
        </table:table-row>
        <table:table-row table:style-name="ro1">
          <table:table-cell table:formula="of:=MID([.A85];8;1)" office:value-type="string" office:string-value="i" calcext:value-type="string">
            <text:p>i</text:p>
          </table:table-cell>
          <table:table-cell table:formula="of:=FIND([.A93];[.$D$83];1)" office:value-type="float" office:value="40" calcext:value-type="float">
            <text:p>40</text:p>
          </table:table-cell>
          <table:table-cell table:formula="of:=FIND(MID([.$A$78];[.$A$6]+8;1);[.$D$83];1)" office:value-type="float" office:value="71" calcext:value-type="float">
            <text:p>71</text:p>
          </table:table-cell>
          <table:table-cell table:formula="of:=IF(MOD(([.B93]+[.C93])-([.$H$4]+1);[.$D$4])=0;[.$D$4];MOD(([.B93]+[.C93])-([.$H$4]+1);[.$D$4]))" office:value-type="float" office:value="53" calcext:value-type="float">
            <text:p>53</text:p>
          </table:table-cell>
          <table:table-cell table:formula="of:=IF([.D93]=0;MID([.$D$83];[.$D$4];1);IF([.D93]=[.$D$4];MID([.$D$83];[.$D$4];1);MID([.$D$83];[.D93];1)))" office:value-type="string" office:string-value="4" calcext:value-type="string">
            <text:p>4</text:p>
          </table:table-cell>
          <table:table-cell table:number-columns-repeated="1019"/>
        </table:table-row>
        <table:table-row table:style-name="ro1">
          <table:table-cell table:formula="of:=MID([.A85];9;1)" office:value-type="string" office:string-value="_" calcext:value-type="string">
            <text:p>_</text:p>
          </table:table-cell>
          <table:table-cell table:formula="of:=FIND([.A94];[.$D$83];1)" office:value-type="float" office:value="21" calcext:value-type="float">
            <text:p>21</text:p>
          </table:table-cell>
          <table:table-cell table:formula="of:=FIND(MID([.$A$78];[.$A$6]+9;1);[.$D$83];1)" office:value-type="float" office:value="18" calcext:value-type="float">
            <text:p>18</text:p>
          </table:table-cell>
          <table:table-cell table:formula="of:=IF(MOD(([.B94]+[.C94])-([.$H$4]+1);[.$D$4])=0;[.$D$4];MOD(([.B94]+[.C94])-([.$H$4]+1);[.$D$4]))" office:value-type="float" office:value="75" calcext:value-type="float">
            <text:p>75</text:p>
          </table:table-cell>
          <table:table-cell table:formula="of:=IF([.D94]=0;MID([.$D$83];[.$D$4];1);IF([.D94]=[.$D$4];MID([.$D$83];[.$D$4];1);MID([.$D$83];[.D94];1)))" office:value-type="string" office:string-value="&quot;" calcext:value-type="string">
            <text:p>"</text:p>
          </table:table-cell>
          <table:table-cell table:number-columns-repeated="1019"/>
        </table:table-row>
        <table:table-row table:style-name="ro1">
          <table:table-cell table:formula="of:=MID([.A85];10;1)" office:value-type="string" office:string-value="5" calcext:value-type="string">
            <text:p>5</text:p>
          </table:table-cell>
          <table:table-cell table:formula="of:=FIND([.A95];[.$D$83];1)" office:value-type="float" office:value="89" calcext:value-type="float">
            <text:p>89</text:p>
          </table:table-cell>
          <table:table-cell table:formula="of:=FIND(MID([.$A$78];[.$A$6]+10;1);[.$D$83];1)" office:value-type="float" office:value="11" calcext:value-type="float">
            <text:p>11</text:p>
          </table:table-cell>
          <table:table-cell table:formula="of:=IF(MOD(([.B95]+[.C95])-([.$H$4]+1);[.$D$4])=0;[.$D$4];MOD(([.B95]+[.C95])-([.$H$4]+1);[.$D$4]))" office:value-type="float" office:value="42" calcext:value-type="float">
            <text:p>42</text:p>
          </table:table-cell>
          <table:table-cell table:formula="of:=IF([.D95]=0;MID([.$D$83];[.$D$4];1);IF([.D95]=[.$D$4];MID([.$D$83];[.$D$4];1);MID([.$D$83];[.D95];1)))" office:value-type="string" office:string-value="/" calcext:value-type="string">
            <text:p>/</text:p>
          </table:table-cell>
          <table:table-cell table:number-columns-repeated="1019"/>
        </table:table-row>
        <table:table-row table:style-name="ro1">
          <table:table-cell table:formula="of:=MID([.A85];11;1)" office:value-type="string" office:string-value="." calcext:value-type="string">
            <text:p>.</text:p>
          </table:table-cell>
          <table:table-cell table:formula="of:=FIND([.A96];[.$D$83];1)" office:value-type="float" office:value="41" calcext:value-type="float">
            <text:p>41</text:p>
          </table:table-cell>
          <table:table-cell table:formula="of:=FIND(MID([.$A$78];[.$A$6]+11;1);[.$D$83];1)" office:value-type="float" office:value="44" calcext:value-type="float">
            <text:p>44</text:p>
          </table:table-cell>
          <table:table-cell table:formula="of:=IF(MOD(([.B96]+[.C96])-([.$H$4]+1);[.$D$4])=0;[.$D$4];MOD(([.B96]+[.C96])-([.$H$4]+1);[.$D$4]))" office:value-type="float" office:value="27" calcext:value-type="float">
            <text:p>27</text:p>
          </table:table-cell>
          <table:table-cell table:formula="of:=IF([.D96]=0;MID([.$D$83];[.$D$4];1);IF([.D96]=[.$D$4];MID([.$D$83];[.$D$4];1);MID([.$D$83];[.D96];1)))" office:value-type="string" office:string-value="v" calcext:value-type="string">
            <text:p>v</text:p>
          </table:table-cell>
          <table:table-cell table:number-columns-repeated="1019"/>
        </table:table-row>
        <table:table-row table:style-name="ro1">
          <table:table-cell table:formula="of:=MID([.A85];12;1)" office:value-type="string" office:string-value="x" calcext:value-type="string">
            <text:p>x</text:p>
          </table:table-cell>
          <table:table-cell table:formula="of:=FIND([.A97];[.$D$83];1)" office:value-type="float" office:value="60" calcext:value-type="float">
            <text:p>60</text:p>
          </table:table-cell>
          <table:table-cell table:formula="of:=FIND(MID([.$A$78];[.$A$6]+12;1);[.$D$83];1)" office:value-type="float" office:value="6" calcext:value-type="float">
            <text:p>6</text:p>
          </table:table-cell>
          <table:table-cell table:formula="of:=IF(MOD(([.B97]+[.C97])-([.$H$4]+1);[.$D$4])=0;[.$D$4];MOD(([.B97]+[.C97])-([.$H$4]+1);[.$D$4]))" office:value-type="float" office:value="8" calcext:value-type="float">
            <text:p>8</text:p>
          </table:table-cell>
          <table:table-cell table:formula="of:=IF([.D97]=0;MID([.$D$83];[.$D$4];1);IF([.D97]=[.$D$4];MID([.$D$83];[.$D$4];1);MID([.$D$83];[.D97];1)))" office:value-type="string" office:string-value="X" calcext:value-type="string">
            <text:p>X</text:p>
          </table:table-cell>
          <table:table-cell table:number-columns-repeated="1019"/>
        </table:table-row>
        <table:table-row table:style-name="ro1">
          <table:table-cell table:formula="of:=MID([.A85];13;1)" office:value-type="string" office:string-value="A" calcext:value-type="string">
            <text:p>A</text:p>
          </table:table-cell>
          <table:table-cell table:formula="of:=FIND([.A98];[.$D$83];1)" office:value-type="float" office:value="93" calcext:value-type="float">
            <text:p>93</text:p>
          </table:table-cell>
          <table:table-cell table:formula="of:=FIND(MID([.$A$78];[.$A$6]+13;1);[.$D$83];1)" office:value-type="float" office:value="69" calcext:value-type="float">
            <text:p>69</text:p>
          </table:table-cell>
          <table:table-cell table:formula="of:=IF(MOD(([.B98]+[.C98])-([.$H$4]+1);[.$D$4])=0;[.$D$4];MOD(([.B98]+[.C98])-([.$H$4]+1);[.$D$4]))" office:value-type="float" office:value="10" calcext:value-type="float">
            <text:p>10</text:p>
          </table:table-cell>
          <table:table-cell table:formula="of:=IF([.D98]=0;MID([.$D$83];[.$D$4];1);IF([.D98]=[.$D$4];MID([.$D$83];[.$D$4];1);MID([.$D$83];[.D98];1)))" office:value-type="string" office:string-value="Q" calcext:value-type="string">
            <text:p>Q</text:p>
          </table:table-cell>
          <table:table-cell table:number-columns-repeated="1019"/>
        </table:table-row>
        <table:table-row table:style-name="ro1">
          <table:table-cell table:formula="of:=MID([.A85];14;1)" office:value-type="string" office:string-value="i" calcext:value-type="string">
            <text:p>i</text:p>
          </table:table-cell>
          <table:table-cell table:formula="of:=FIND([.A99];[.$D$83];1)" office:value-type="float" office:value="40" calcext:value-type="float">
            <text:p>40</text:p>
          </table:table-cell>
          <table:table-cell table:formula="of:=FIND(MID([.$A$78];[.$A$6]+14;1);[.$D$83];1)" office:value-type="float" office:value="71" calcext:value-type="float">
            <text:p>71</text:p>
          </table:table-cell>
          <table:table-cell table:formula="of:=IF(MOD(([.B99]+[.C99])-([.$H$4]+1);[.$D$4])=0;[.$D$4];MOD(([.B99]+[.C99])-([.$H$4]+1);[.$D$4]))" office:value-type="float" office:value="53" calcext:value-type="float">
            <text:p>53</text:p>
          </table:table-cell>
          <table:table-cell table:formula="of:=IF([.D99]=0;MID([.$D$83];[.$D$4];1);IF([.D99]=[.$D$4];MID([.$D$83];[.$D$4];1);MID([.$D$83];[.D99];1)))" office:value-type="string" office:string-value="4" calcext:value-type="string">
            <text:p>4</text:p>
          </table:table-cell>
          <table:table-cell table:number-columns-repeated="1019"/>
        </table:table-row>
        <table:table-row table:style-name="ro1">
          <table:table-cell table:formula="of:=MID([.A85];15;1)" office:value-type="string" office:string-value="0" calcext:value-type="string">
            <text:p>0</text:p>
          </table:table-cell>
          <table:table-cell table:formula="of:=FIND([.A100];[.$D$83];1)" office:value-type="float" office:value="43" calcext:value-type="float">
            <text:p>43</text:p>
          </table:table-cell>
          <table:table-cell table:formula="of:=FIND(MID([.$A$78];[.$A$6]+15;1);[.$D$83];1)" office:value-type="float" office:value="17" calcext:value-type="float">
            <text:p>17</text:p>
          </table:table-cell>
          <table:table-cell table:formula="of:=IF(MOD(([.B100]+[.C100])-([.$H$4]+1);[.$D$4])=0;[.$D$4];MOD(([.B100]+[.C100])-([.$H$4]+1);[.$D$4]))" office:value-type="float" office:value="2" calcext:value-type="float">
            <text:p>2</text:p>
          </table:table-cell>
          <table:table-cell table:formula="of:=IF([.D100]=0;MID([.$D$83];[.$D$4];1);IF([.D100]=[.$D$4];MID([.$D$83];[.$D$4];1);MID([.$D$83];[.D100];1)))" office:value-type="string" office:string-value="T" calcext:value-type="string">
            <text:p>T</text:p>
          </table:table-cell>
          <table:table-cell table:number-columns-repeated="1019"/>
        </table:table-row>
        <table:table-row table:style-name="ro1">
          <table:table-cell table:formula="of:=MID([.A85];16;1)" office:value-type="string" office:string-value=" " calcext:value-type="string">
            <text:p><text:s/></text:p>
          </table:table-cell>
          <table:table-cell table:formula="of:=FIND([.A101];[.$D$83];1)" office:value-type="float" office:value="67" calcext:value-type="float">
            <text:p>67</text:p>
          </table:table-cell>
          <table:table-cell table:formula="of:=FIND(MID([.$A$78];[.$A$6]+16;1);[.$D$83];1)" office:value-type="float" office:value="59" calcext:value-type="float">
            <text:p>59</text:p>
          </table:table-cell>
          <table:table-cell table:formula="of:=IF(MOD(([.B101]+[.C101])-([.$H$4]+1);[.$D$4])=0;[.$D$4];MOD(([.B101]+[.C101])-([.$H$4]+1);[.$D$4]))" office:value-type="float" office:value="68" calcext:value-type="float">
            <text:p>68</text:p>
          </table:table-cell>
          <table:table-cell table:formula="of:=IF([.D101]=0;MID([.$D$83];[.$D$4];1);IF([.D101]=[.$D$4];MID([.$D$83];[.$D$4];1);MID([.$D$83];[.D101];1)))" office:value-type="string" office:string-value="s" calcext:value-type="string">
            <text:p>s</text:p>
          </table:table-cell>
          <table:table-cell table:number-columns-repeated="1019"/>
        </table:table-row>
        <table:table-row table:style-name="ro1">
          <table:table-cell table:style-name="ce28" table:formula="of:=COM.MICROSOFT.CONCAT([.$E$86];[.$E$87];[.$E$88];[.$E$89];[.$E$90];[.$E$91];[.$E$92];[.$E$93];[.$E$94];[.$E$95];[.$E$96];[.$E$97];[.$E$98];[.$E$99];[.$E$100];[.$E$101])" office:value-type="string" office:string-value="tX+&amp;I/f4&quot;/vXQ4Ts" calcext:value-type="string">
            <text:p>tX+&amp;I/f4"/vXQ4Ts</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style-name="ce27" table:formula="of:=COM.MICROSOFT.CONCAT( &quot;  OTP SIZE=  &quot;;LEN([.A103]))"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
      <table:table table:name="Encrypt_16" table:style-name="ta1" table:protected="true">
        <loext:table-protection loext:select-protected-cells="true" loext:select-unprotected-cells="true"/>
        <table:table-column table:style-name="co18" table:default-cell-style-name="Default"/>
        <table:table-column table:style-name="co19" table:default-cell-style-name="Default"/>
        <table:table-column table:style-name="co20" table:default-cell-style-name="Default"/>
        <table:table-column table:style-name="co13" table:default-cell-style-name="Default"/>
        <table:table-column table:style-name="co5" table:default-cell-style-name="ce28"/>
        <table:table-column table:style-name="co8" table:default-cell-style-name="Default"/>
        <table:table-column table:style-name="co21" table:default-cell-style-name="Default"/>
        <table:table-column table:style-name="co22" table:number-columns-repeated="2" table:default-cell-style-name="Default"/>
        <table:table-column table:style-name="co11" table:number-columns-repeated="1015" table:default-cell-style-name="Default"/>
        <table:table-row table:style-name="ro1">
          <table:table-cell table:style-name="ce32" office:value-type="string" calcext:value-type="string">
            <text:p>ENCRYPTION CHARACTER SET</text:p>
          </table:table-cell>
          <table:table-cell table:style-name="ce32" office:value-type="string" calcext:value-type="string">
            <text:p>ENCRYPT MESSAGE</text:p>
          </table:table-cell>
          <table:table-cell table:style-name="ce32" office:value-type="string" calcext:value-type="string">
            <text:p>MESSAGE ENCRYPTED</text:p>
          </table:table-cell>
          <table:table-cell table:style-name="ce32" office:value-type="string" calcext:value-type="string">
            <text:p>MESSAGE DECRYPTED</text:p>
          </table:table-cell>
          <table:table-cell table:style-name="ce51" office:value-type="string" calcext:value-type="string">
            <text:p>X1</text:p>
          </table:table-cell>
          <table:table-cell table:style-name="ce51" office:value-type="string" calcext:value-type="string">
            <text:p>X2</text:p>
          </table:table-cell>
          <table:table-cell table:style-name="ce51" office:value-type="string" calcext:value-type="string">
            <text:p>X3</text:p>
          </table:table-cell>
          <table:table-cell table:style-name="ce51"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6.$D$83]" office:value-type="string" office:string-value="|Tyaz{!XLQNRSW\Y]^b@_d=hoFv}~O')*+,-P$Zi./012[tJjew34678g%Uxp(ur9: sBc`fD&amp;&quot;&lt;&gt;?#KnIklmqMC5EGHAV" calcext:value-type="string">
            <text:p>|Tyaz{!XLQNRSW\Y]^b@_d=hoFv}~O')*+,-P$Zi./012[tJjew34678g%Uxp(ur9: sBc`fD&amp;"&lt;&gt;?#KnIklmqMC5EGHAV</text:p>
          </table:table-cell>
          <table:table-cell table:style-name="ce84" office:value-type="string" calcext:value-type="string">
            <text:p>A New Test Message</text:p>
          </table:table-cell>
          <table:table-cell table:style-name="ce33" table:formula="of:=[.A102]" office:value-type="string" office:string-value="}.R&lt;-J[N!mA%*mL&quot;" calcext:value-type="string">
            <text:p>}.R&lt;-J[N!mA%*mL"</text:p>
          </table:table-cell>
          <table:table-cell table:style-name="ce33" table:formula="of:=[Decrypt_16.A102]" office:value-type="string" office:string-value="A New Test Messa" calcext:value-type="string">
            <text:p>A New Test Messa</text:p>
          </table:table-cell>
          <table:table-cell table:style-name="ce84" table:formula="of:=[Sheet6.E2]" office:value-type="float" office:value="24" calcext:value-type="float">
            <text:p>24</text:p>
          </table:table-cell>
          <table:table-cell table:style-name="ce84" table:formula="of:=[Sheet6.F2]" office:value-type="float" office:value="11" calcext:value-type="float">
            <text:p>11</text:p>
          </table:table-cell>
          <table:table-cell table:style-name="ce84" table:formula="of:=[Sheet6.G2]" office:value-type="float" office:value="60" calcext:value-type="float">
            <text:p>60</text:p>
          </table:table-cell>
          <table:table-cell table:style-name="ce84" table:formula="of:=[Sheet6.H2]" office:value-type="float" office:value="57" calcext:value-type="float">
            <text:p>57</text:p>
          </table:table-cell>
          <table:table-cell table:style-name="ce52" table:formula="of:=[Sheet6.I2]" office:value-type="float" office:value="0" calcext:value-type="float">
            <text:p>0</text:p>
          </table:table-cell>
          <table:table-cell table:number-columns-repeated="1015"/>
        </table:table-row>
        <table:table-row table:style-name="ro1">
          <table:table-cell table:style-name="ce48" table:formula="of:=[Sheet6.A103]"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table-cell table:style-name="ce28"/>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4];2);1;0)" office:value-type="float" office:value="0" calcext:value-type="float">
            <text:p>0</text:p>
          </table:table-cell>
          <table:table-cell table:formula="of:=IF(MOD([.$H$4];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2]))" office:value-type="string" office:string-value="A New Test Messa" calcext:value-type="string">
            <text:p>A New Test Messa</text:p>
          </table:table-cell>
          <table:table-cell table:style-name="ce16" table:formula="of:=COM.MICROSOFT.CONCAT(&quot;__&quot;;LEFT([.$A$2];LEN([.$B$2])))" office:value-type="string" office:string-value="__|Tyaz{!XLQNRSW\Y]^" calcext:value-type="string">
            <text:p>__|Tyaz{!XLQNRSW\Y]^</text:p>
          </table:table-cell>
          <table:table-cell table:style-name="ce32" office:value-type="string" calcext:value-type="string">
            <text:p>LENGTH CHARACTER SET <text:s/>A2 IS -– &gt;&gt;</text:p>
          </table:table-cell>
          <table:table-cell table:style-name="ce32"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number-columns-repeated="1015"/>
        </table:table-row>
        <table:table-row table:style-name="ro1">
          <table:table-cell office:value-type="string" calcext:value-type="string">
            <text:p>Rotate A2 by num X1 <text:s/>into D5</text:p>
          </table:table-cell>
          <table:table-cell table:style-name="ce30" table:formula="of:=IF([.$E$3]=0;LEFT([.$A$2];[.$E$4]);RIGHT([.$A$2];[.$E$4]))" office:value-type="string" office:string-value="|Tyaz{!XLQNRSW\Y]^b@_d=h" calcext:value-type="string">
            <text:p>|Tyaz{!XLQNRSW\Y]^b@_d=h</text:p>
          </table:table-cell>
          <table:table-cell table:formula="of:=IF([.$E$3]=0;RIGHT([.$A$2];[.$D$4]-[.$E$4]);LEFT([.$A$2];[.$D$4]-[.$E$4]))" office:value-type="string" office:string-value="oFv}~O')*+,-P$Zi./012[tJjew34678g%Uxp(ur9: sBc`fD&amp;&quot;&lt;&gt;?#KnIklmqMC5EGHAV" calcext:value-type="string">
            <text:p>oFv}~O')*+,-P$Zi./012[tJjew34678g%Uxp(ur9: sBc`fD&amp;"&lt;&gt;?#KnIklmqMC5EGHAV</text:p>
          </table:table-cell>
          <table:table-cell table:style-name="ce28" table:formula="of:=IF([.$E$3]=0;COM.MICROSOFT.CONCAT([.C5];[.B5]);COM.MICROSOFT.CONCAT([.C6];[.B6]))" office:value-type="string" office:string-value="oFv}~O')*+,-P$Zi./012[tJjew34678g%Uxp(ur9: sBc`fD&amp;&quot;&lt;&gt;?#KnIklmqMC5EGHAV|Tyaz{!XLQNRSW\Y]^b@_d=h" calcext:value-type="string">
            <text:p>oFv}~O')*+,-P$Zi./012[tJjew34678g%Uxp(ur9: sBc`fD&amp;"&lt;&gt;?#KnIklmqMC5EGHAV|Tyaz{!XLQNRSW\Y]^b@_d=h</text:p>
          </table:table-cell>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formula="of:=LEN([.$A$4])" office:value-type="float" office:value="16" calcext:value-type="float">
            <text:p>16</text:p>
          </table:table-cell>
          <table:table-cell table:formula="of:=LEFT([.$A$2];[.$D$4]-[.$E$4])" office:value-type="string" office:string-value="|Tyaz{!XLQNRSW\Y]^b@_d=hoFv}~O')*+,-P$Zi./012[tJjew34678g%Uxp(ur9: sBc" calcext:value-type="string">
            <text:p>|Tyaz{!XLQNRSW\Y]^b@_d=hoFv}~O')*+,-P$Zi./012[tJjew34678g%Uxp(ur9: sBc</text:p>
          </table:table-cell>
          <table:table-cell table:formula="of:=RIGHT([.$A$2];[.$E$4])" office:value-type="string" office:string-value="`fD&amp;&quot;&lt;&gt;?#KnIklmqMC5EGHAV" calcext:value-type="string">
            <text:p>`fD&amp;"&lt;&gt;?#KnIklmqMC5EGHAV</text:p>
          </table:table-cell>
          <table:table-cell/>
          <table:table-cell table:style-name="Default"/>
          <table:table-cell table:number-columns-repeated="6"/>
          <table:table-cell table:style-name="ce28" table:number-columns-repeated="2"/>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j" calcext:value-type="string">
            <text:p>j</text:p>
          </table:table-cell>
          <table:table-cell/>
          <table:table-cell table:style-name="ce28" table:formula="of:=IF([.$E$3]=0;COM.MICROSOFT.CONCAT([.B7];REPLACE([.D5];([.$E$4]+1);1;&quot;&quot;));COM.MICROSOFT.CONCAT(REPLACE([.D5];([.$E$4]+1);1;&quot;&quot;);[.B7]))" office:value-type="string" office:string-value="joFv}~O')*+,-P$Zi./012[tJew34678g%Uxp(ur9: sBc`fD&amp;&quot;&lt;&gt;?#KnIklmqMC5EGHAV|Tyaz{!XLQNRSW\Y]^b@_d=h" calcext:value-type="string">
            <text:p>joFv}~O')*+,-P$Zi./012[tJew34678g%Uxp(ur9: sBc`fD&amp;"&lt;&gt;?#KnIklmqMC5EGHAV|Tyaz{!XLQNRSW\Y]^b@_d=h</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COM.MICROSOFT.CONCAT(MID([.D7];[.$E$4]+1;1);MID([.D7];[.$F$4]+1;1);MID([.D7];[.$G$4]+1;1);MID([.D7];[.$H$4]+1;1))" office:value-type="string" office:string-value="J,mI" calcext:value-type="string">
            <text:p>J,mI</text:p>
          </table:table-cell>
          <table:table-cell/>
          <table:table-cell table:formula="of:=COM.MICROSOFT.CONCAT([.B8];SUBSTITUTE(SUBSTITUTE(SUBSTITUTE(SUBSTITUTE([.D7];MID([.B8];1;1);&quot;&quot;;1);MID([.B8];2;1);&quot;&quot;;1);MID([.B8];3;1);&quot;&quot;;1);MID([.B8];4;1);&quot;&quot;;1))" office:value-type="string" office:string-value="J,mIjoFv}~O')*+-P$Zi./012[tew34678g%Uxp(ur9: sBc`fD&amp;&quot;&lt;&gt;?#KnklqMC5EGHAV|Tyaz{!XLQNRSW\Y]^b@_d=h" calcext:value-type="string">
            <text:p>J,mIjoFv}~O')*+-P$Zi./012[tew34678g%Uxp(ur9: sBc`fD&amp;"&lt;&gt;?#KnklqMC5EGHAV|Tyaz{!XLQNRSW\Y]^b@_d=h</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1013"/>
        </table:table-row>
        <table:table-row table:style-name="ro1">
          <table:table-cell table:style-name="ce27" table:formula="of:=[.$A$3]"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table-cell office:value-type="string" calcext:value-type="string">
            <text:p>B2 <text:s/>char positions in D8</text:p>
          </table:table-cell>
          <table:table-cell table:formula="of:=COM.MICROSOFT.CONCAT(&quot;'&quot;;MID([.$A$3];1;16);&quot;'&quot;;&quot; A3 char positions in D8&quot;)" office:value-type="string" office:string-value="'tX+&amp;I/f4&quot;/vXQ4Ts' A3 char positions in D8" calcext:value-type="string">
            <text:p>'tX+&amp;I/f4"/vXQ4Ts' A3 char positions in D8</text:p>
          </table:table-cell>
          <table:table-cell/>
          <table:table-cell table:style-name="Default"/>
          <table:table-cell table:number-columns-repeated="5"/>
          <table:table-cell table:style-name="ce28"/>
          <table:table-cell table:number-columns-repeated="1013"/>
        </table:table-row>
        <table:table-row table:style-name="ro1">
          <table:table-cell table:formula="of:=MID([.$A$4];1;1)" office:value-type="string" office:string-value="A" calcext:value-type="string">
            <text:p>A</text:p>
          </table:table-cell>
          <table:table-cell table:formula="of:=FIND([.A11];[.$D$8];1)" office:value-type="float" office:value="69" calcext:value-type="float">
            <text:p>69</text:p>
          </table:table-cell>
          <table:table-cell table:formula="of:=FIND(MID([.$A$3];[.$A$6]+1;1);[.$D$8];1)" office:value-type="float" office:value="10" calcext:value-type="float">
            <text:p>10</text:p>
          </table:table-cell>
          <table:table-cell table:formula="of:=IF(MOD(([.B11]+[.C11])-([.$E$4]+1);[.$D$4])=0;[.$D$4];MOD(([.B11]+[.C11])-([.$E$4]+1);[.$D$4]))" office:value-type="float" office:value="54" calcext:value-type="float">
            <text:p>54</text:p>
          </table:table-cell>
          <table:table-cell table:formula="of:=IF([.D11]=0;MID([.$D$8];[.$D$4];1);IF([.D11]=[.$D$4];MID([.$D$8];[.$D$4];1);MID([.$D$8];[.D11];1)))" office:value-type="string" office:string-value="&lt;" calcext:value-type="string">
            <text:p>&lt;</text:p>
          </table:table-cell>
          <table:table-cell table:number-columns-repeated="5"/>
          <table:table-cell table:style-name="ce28"/>
          <table:table-cell table:number-columns-repeated="1013"/>
        </table:table-row>
        <table:table-row table:style-name="ro1">
          <table:table-cell table:formula="of:=MID([.$A$4];2;1)" office:value-type="string" office:string-value=" " calcext:value-type="string">
            <text:p><text:s/></text:p>
          </table:table-cell>
          <table:table-cell table:formula="of:=FIND([.A12];[.$D$8];1)" office:value-type="float" office:value="45" calcext:value-type="float">
            <text:p>45</text:p>
          </table:table-cell>
          <table:table-cell table:formula="of:=FIND(MID([.$A$9];[.$A$6]+2;1);[.$D$8];1)" office:value-type="float" office:value="39" calcext:value-type="float">
            <text:p>39</text:p>
          </table:table-cell>
          <table:table-cell table:formula="of:=IF(MOD(([.B12]+[.C12])-([.$E$4]+1);[.$D$4])=0;[.$D$4];MOD(([.B12]+[.C12])-([.$E$4]+1);[.$D$4]))" office:value-type="float" office:value="59" calcext:value-type="float">
            <text:p>59</text:p>
          </table:table-cell>
          <table:table-cell table:formula="of:=IF([.D12]=0;MID([.$D$8];[.$D$4];1);IF([.D12]=[.$D$4];MID([.$D$8];[.$D$4];1);MID([.$D$8];[.D12];1)))" office:value-type="string" office:string-value="n" calcext:value-type="string">
            <text:p>n</text:p>
          </table:table-cell>
          <table:table-cell table:number-columns-repeated="1019"/>
        </table:table-row>
        <table:table-row table:style-name="ro1">
          <table:table-cell table:formula="of:=MID([.$A$4];3;1)" office:value-type="string" office:string-value="N" calcext:value-type="string">
            <text:p>N</text:p>
          </table:table-cell>
          <table:table-cell table:formula="of:=FIND([.A13];[.$D$8];1)" office:value-type="float" office:value="81" calcext:value-type="float">
            <text:p>81</text:p>
          </table:table-cell>
          <table:table-cell table:formula="of:=FIND(MID([.$A$9];[.$A$6]+3;1);[.$D$8];1)" office:value-type="float" office:value="88" calcext:value-type="float">
            <text:p>88</text:p>
          </table:table-cell>
          <table:table-cell table:formula="of:=IF(MOD(([.B13]+[.C13])-([.$E$4]+1);[.$D$4])=0;[.$D$4];MOD(([.B13]+[.C13])-([.$E$4]+1);[.$D$4]))" office:value-type="float" office:value="50" calcext:value-type="float">
            <text:p>50</text:p>
          </table:table-cell>
          <table:table-cell table:formula="of:=IF([.D13]=0;MID([.$D$8];[.$D$4];1);IF([.D13]=[.$D$4];MID([.$D$8];[.$D$4];1);MID([.$D$8];[.D13];1)))" office:value-type="string" office:string-value="f" calcext:value-type="string">
            <text:p>f</text:p>
          </table:table-cell>
          <table:table-cell table:number-columns-repeated="1019"/>
        </table:table-row>
        <table:table-row table:style-name="ro1">
          <table:table-cell table:formula="of:=MID([.$A$4];4;1)" office:value-type="string" office:string-value="e" calcext:value-type="string">
            <text:p>e</text:p>
          </table:table-cell>
          <table:table-cell table:formula="of:=FIND([.A14];[.$D$8];1)" office:value-type="float" office:value="28" calcext:value-type="float">
            <text:p>28</text:p>
          </table:table-cell>
          <table:table-cell table:formula="of:=FIND(MID([.$A$9];[.$A$6]+4;1);[.$D$8];1)" office:value-type="float" office:value="81" calcext:value-type="float">
            <text:p>81</text:p>
          </table:table-cell>
          <table:table-cell table:formula="of:=IF(MOD(([.B14]+[.C14])-([.$E$4]+1);[.$D$4])=0;[.$D$4];MOD(([.B14]+[.C14])-([.$E$4]+1);[.$D$4]))" office:value-type="float" office:value="84" calcext:value-type="float">
            <text:p>84</text:p>
          </table:table-cell>
          <table:table-cell table:formula="of:=IF([.D14]=0;MID([.$D$8];[.$D$4];1);IF([.D14]=[.$D$4];MID([.$D$8];[.$D$4];1);MID([.$D$8];[.D14];1)))" office:value-type="string" office:string-value="W" calcext:value-type="string">
            <text:p>W</text:p>
          </table:table-cell>
          <table:table-cell table:number-columns-repeated="1019"/>
        </table:table-row>
        <table:table-row table:style-name="ro1">
          <table:table-cell table:formula="of:=MID([.$A$4];5;1)" office:value-type="string" office:string-value="w" calcext:value-type="string">
            <text:p>w</text:p>
          </table:table-cell>
          <table:table-cell table:formula="of:=FIND([.A15];[.$D$8];1)" office:value-type="float" office:value="29" calcext:value-type="float">
            <text:p>29</text:p>
          </table:table-cell>
          <table:table-cell table:formula="of:=FIND(MID([.$A$9];[.$A$6]+5;1);[.$D$8];1)" office:value-type="float" office:value="60" calcext:value-type="float">
            <text:p>60</text:p>
          </table:table-cell>
          <table:table-cell table:formula="of:=IF(MOD(([.B15]+[.C15])-([.$E$4]+1);[.$D$4])=0;[.$D$4];MOD(([.B15]+[.C15])-([.$E$4]+1);[.$D$4]))" office:value-type="float" office:value="64" calcext:value-type="float">
            <text:p>64</text:p>
          </table:table-cell>
          <table:table-cell table:formula="of:=IF([.D15]=0;MID([.$D$8];[.$D$4];1);IF([.D15]=[.$D$4];MID([.$D$8];[.$D$4];1);MID([.$D$8];[.D15];1)))" office:value-type="string" office:string-value="C" calcext:value-type="string">
            <text:p>C</text:p>
          </table:table-cell>
          <table:table-cell table:number-columns-repeated="1019"/>
        </table:table-row>
        <table:table-row table:style-name="ro1">
          <table:table-cell table:formula="of:=MID([.$A$4];6;1)" office:value-type="string" office:string-value=" " calcext:value-type="string">
            <text:p><text:s/></text:p>
          </table:table-cell>
          <table:table-cell table:formula="of:=FIND([.A16];[.$D$8];1)" office:value-type="float" office:value="45" calcext:value-type="float">
            <text:p>45</text:p>
          </table:table-cell>
          <table:table-cell table:formula="of:=FIND(MID([.$A$9];[.$A$6]+6;1);[.$D$8];1)" office:value-type="float" office:value="5" calcext:value-type="float">
            <text:p>5</text:p>
          </table:table-cell>
          <table:table-cell table:formula="of:=IF(MOD(([.B16]+[.C16])-([.$E$4]+1);[.$D$4])=0;[.$D$4];MOD(([.B16]+[.C16])-([.$E$4]+1);[.$D$4]))" office:value-type="float" office:value="25" calcext:value-type="float">
            <text:p>25</text:p>
          </table:table-cell>
          <table:table-cell table:formula="of:=IF([.D16]=0;MID([.$D$8];[.$D$4];1);IF([.D16]=[.$D$4];MID([.$D$8];[.$D$4];1);MID([.$D$8];[.D16];1)))" office:value-type="string" office:string-value="2" calcext:value-type="string">
            <text:p>2</text:p>
          </table:table-cell>
          <table:table-cell table:number-columns-repeated="1019"/>
        </table:table-row>
        <table:table-row table:style-name="ro1">
          <table:table-cell table:formula="of:=MID([.$A$4];7;1)" office:value-type="string" office:string-value="T" calcext:value-type="string">
            <text:p>T</text:p>
          </table:table-cell>
          <table:table-cell table:formula="of:=FIND([.A17];[.$D$8];1)" office:value-type="float" office:value="72" calcext:value-type="float">
            <text:p>72</text:p>
          </table:table-cell>
          <table:table-cell table:formula="of:=FIND(MID([.$A$9];[.$A$6]+7;1);[.$D$8];1)" office:value-type="float" office:value="8" calcext:value-type="float">
            <text:p>8</text:p>
          </table:table-cell>
          <table:table-cell table:formula="of:=IF(MOD(([.B17]+[.C17])-([.$E$4]+1);[.$D$4])=0;[.$D$4];MOD(([.B17]+[.C17])-([.$E$4]+1);[.$D$4]))" office:value-type="float" office:value="55" calcext:value-type="float">
            <text:p>55</text:p>
          </table:table-cell>
          <table:table-cell table:formula="of:=IF([.D17]=0;MID([.$D$8];[.$D$4];1);IF([.D17]=[.$D$4];MID([.$D$8];[.$D$4];1);MID([.$D$8];[.D17];1)))" office:value-type="string" office:string-value="&gt;" calcext:value-type="string">
            <text:p>&gt;</text:p>
          </table:table-cell>
          <table:table-cell table:number-columns-repeated="1019"/>
        </table:table-row>
        <table:table-row table:style-name="ro1">
          <table:table-cell table:formula="of:=MID([.$A$4];8;1)" office:value-type="string" office:string-value="e" calcext:value-type="string">
            <text:p>e</text:p>
          </table:table-cell>
          <table:table-cell table:formula="of:=FIND([.A18];[.$D$8];1)" office:value-type="float" office:value="28" calcext:value-type="float">
            <text:p>28</text:p>
          </table:table-cell>
          <table:table-cell table:formula="of:=FIND(MID([.$A$9];[.$A$6]+8;1);[.$D$8];1)" office:value-type="float" office:value="59" calcext:value-type="float">
            <text:p>59</text:p>
          </table:table-cell>
          <table:table-cell table:formula="of:=IF(MOD(([.B18]+[.C18])-([.$E$4]+1);[.$D$4])=0;[.$D$4];MOD(([.B18]+[.C18])-([.$E$4]+1);[.$D$4]))" office:value-type="float" office:value="62" calcext:value-type="float">
            <text:p>62</text:p>
          </table:table-cell>
          <table:table-cell table:formula="of:=IF([.D18]=0;MID([.$D$8];[.$D$4];1);IF([.D18]=[.$D$4];MID([.$D$8];[.$D$4];1);MID([.$D$8];[.D18];1)))" office:value-type="string" office:string-value="q" calcext:value-type="string">
            <text:p>q</text:p>
          </table:table-cell>
          <table:table-cell table:number-columns-repeated="1019"/>
        </table:table-row>
        <table:table-row table:style-name="ro1">
          <table:table-cell table:formula="of:=MID([.$A$4];9;1)" office:value-type="string" office:string-value="s" calcext:value-type="string">
            <text:p>s</text:p>
          </table:table-cell>
          <table:table-cell table:formula="of:=FIND([.A19];[.$D$8];1)" office:value-type="float" office:value="46" calcext:value-type="float">
            <text:p>46</text:p>
          </table:table-cell>
          <table:table-cell table:formula="of:=FIND(MID([.$A$9];[.$A$6]+9;1);[.$D$8];1)" office:value-type="float" office:value="28" calcext:value-type="float">
            <text:p>28</text:p>
          </table:table-cell>
          <table:table-cell table:formula="of:=IF(MOD(([.B19]+[.C19])-([.$E$4]+1);[.$D$4])=0;[.$D$4];MOD(([.B19]+[.C19])-([.$E$4]+1);[.$D$4]))" office:value-type="float" office:value="49" calcext:value-type="float">
            <text:p>49</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t" calcext:value-type="string">
            <text:p>t</text:p>
          </table:table-cell>
          <table:table-cell table:formula="of:=FIND([.A20];[.$D$8];1)" office:value-type="float" office:value="27" calcext:value-type="float">
            <text:p>27</text:p>
          </table:table-cell>
          <table:table-cell table:formula="of:=FIND(MID([.$A$9];[.$A$6]+10;1);[.$D$8];1)" office:value-type="float" office:value="5" calcext:value-type="float">
            <text:p>5</text:p>
          </table:table-cell>
          <table:table-cell table:formula="of:=IF(MOD(([.B20]+[.C20])-([.$E$4]+1);[.$D$4])=0;[.$D$4];MOD(([.B20]+[.C20])-([.$E$4]+1);[.$D$4]))" office:value-type="float" office:value="7" calcext:value-type="float">
            <text:p>7</text:p>
          </table:table-cell>
          <table:table-cell table:formula="of:=IF([.D20]=0;MID([.$D$8];[.$D$4];1);IF([.D20]=[.$D$4];MID([.$D$8];[.$D$4];1);MID([.$D$8];[.D20];1)))" office:value-type="string" office:string-value="F" calcext:value-type="string">
            <text:p>F</text:p>
          </table:table-cell>
          <table:table-cell table:number-columns-repeated="1019"/>
        </table:table-row>
        <table:table-row table:style-name="ro1">
          <table:table-cell table:formula="of:=MID([.$A$4];11;1)" office:value-type="string" office:string-value=" " calcext:value-type="string">
            <text:p><text:s/></text:p>
          </table:table-cell>
          <table:table-cell table:formula="of:=FIND([.A21];[.$D$8];1)" office:value-type="float" office:value="45" calcext:value-type="float">
            <text:p>45</text:p>
          </table:table-cell>
          <table:table-cell table:formula="of:=FIND(MID([.$A$9];[.$A$6]+11;1);[.$D$8];1)" office:value-type="float" office:value="52" calcext:value-type="float">
            <text:p>52</text:p>
          </table:table-cell>
          <table:table-cell table:formula="of:=IF(MOD(([.B21]+[.C21])-([.$E$4]+1);[.$D$4])=0;[.$D$4];MOD(([.B21]+[.C21])-([.$E$4]+1);[.$D$4]))" office:value-type="float" office:value="72" calcext:value-type="float">
            <text:p>72</text:p>
          </table:table-cell>
          <table:table-cell table:formula="of:=IF([.D21]=0;MID([.$D$8];[.$D$4];1);IF([.D21]=[.$D$4];MID([.$D$8];[.$D$4];1);MID([.$D$8];[.D21];1)))" office:value-type="string" office:string-value="T" calcext:value-type="string">
            <text:p>T</text:p>
          </table:table-cell>
          <table:table-cell table:number-columns-repeated="1019"/>
        </table:table-row>
        <table:table-row table:style-name="ro1">
          <table:table-cell table:formula="of:=MID([.$A$4];12;1)" office:value-type="string" office:string-value="M" calcext:value-type="string">
            <text:p>M</text:p>
          </table:table-cell>
          <table:table-cell table:formula="of:=FIND([.A22];[.$D$8];1)" office:value-type="float" office:value="63" calcext:value-type="float">
            <text:p>63</text:p>
          </table:table-cell>
          <table:table-cell table:formula="of:=FIND(MID([.$A$9];[.$A$6]+12;1);[.$D$8];1)" office:value-type="float" office:value="39" calcext:value-type="float">
            <text:p>39</text:p>
          </table:table-cell>
          <table:table-cell table:formula="of:=IF(MOD(([.B22]+[.C22])-([.$E$4]+1);[.$D$4])=0;[.$D$4];MOD(([.B22]+[.C22])-([.$E$4]+1);[.$D$4]))" office:value-type="float" office:value="77" calcext:value-type="float">
            <text:p>77</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e" calcext:value-type="string">
            <text:p>e</text:p>
          </table:table-cell>
          <table:table-cell table:formula="of:=FIND([.A23];[.$D$8];1)" office:value-type="float" office:value="28" calcext:value-type="float">
            <text:p>28</text:p>
          </table:table-cell>
          <table:table-cell table:formula="of:=FIND(MID([.$A$9];[.$A$6]+13;1);[.$D$8];1)" office:value-type="float" office:value="35" calcext:value-type="float">
            <text:p>35</text:p>
          </table:table-cell>
          <table:table-cell table:formula="of:=IF(MOD(([.B23]+[.C23])-([.$E$4]+1);[.$D$4])=0;[.$D$4];MOD(([.B23]+[.C23])-([.$E$4]+1);[.$D$4]))" office:value-type="float" office:value="38" calcext:value-type="float">
            <text:p>38</text:p>
          </table:table-cell>
          <table:table-cell table:formula="of:=IF([.D23]=0;MID([.$D$8];[.$D$4];1);IF([.D23]=[.$D$4];MID([.$D$8];[.$D$4];1);MID([.$D$8];[.D23];1)))" office:value-type="string" office:string-value="x" calcext:value-type="string">
            <text:p>x</text:p>
          </table:table-cell>
          <table:table-cell table:number-columns-repeated="1019"/>
        </table:table-row>
        <table:table-row table:style-name="ro1">
          <table:table-cell table:formula="of:=MID([.$A$4];14;1)" office:value-type="string" office:string-value="s" calcext:value-type="string">
            <text:p>s</text:p>
          </table:table-cell>
          <table:table-cell table:formula="of:=FIND([.A24];[.$D$8];1)" office:value-type="float" office:value="46" calcext:value-type="float">
            <text:p>46</text:p>
          </table:table-cell>
          <table:table-cell table:formula="of:=FIND(MID([.$A$9];[.$A$6]+14;1);[.$D$8];1)" office:value-type="float" office:value="59" calcext:value-type="float">
            <text:p>59</text:p>
          </table:table-cell>
          <table:table-cell table:formula="of:=IF(MOD(([.B24]+[.C24])-([.$E$4]+1);[.$D$4])=0;[.$D$4];MOD(([.B24]+[.C24])-([.$E$4]+1);[.$D$4]))" office:value-type="float" office:value="80" calcext:value-type="float">
            <text:p>80</text:p>
          </table:table-cell>
          <table:table-cell table:formula="of:=IF([.D24]=0;MID([.$D$8];[.$D$4];1);IF([.D24]=[.$D$4];MID([.$D$8];[.$D$4];1);MID([.$D$8];[.D24];1)))" office:value-type="string" office:string-value="Q" calcext:value-type="string">
            <text:p>Q</text:p>
          </table:table-cell>
          <table:table-cell table:number-columns-repeated="1019"/>
        </table:table-row>
        <table:table-row table:style-name="ro1">
          <table:table-cell table:formula="of:=MID([.$A$4];15;1)" office:value-type="string" office:string-value="s" calcext:value-type="string">
            <text:p>s</text:p>
          </table:table-cell>
          <table:table-cell table:formula="of:=FIND([.A25];[.$D$8];1)" office:value-type="float" office:value="46" calcext:value-type="float">
            <text:p>46</text:p>
          </table:table-cell>
          <table:table-cell table:formula="of:=FIND(MID([.$A$9];[.$A$6]+15;1);[.$D$8];1)" office:value-type="float" office:value="54" calcext:value-type="float">
            <text:p>54</text:p>
          </table:table-cell>
          <table:table-cell table:formula="of:=IF(MOD(([.B25]+[.C25])-([.$E$4]+1);[.$D$4])=0;[.$D$4];MOD(([.B25]+[.C25])-([.$E$4]+1);[.$D$4]))" office:value-type="float" office:value="75" calcext:value-type="float">
            <text:p>75</text:p>
          </table:table-cell>
          <table:table-cell table:formula="of:=IF([.D25]=0;MID([.$D$8];[.$D$4];1);IF([.D25]=[.$D$4];MID([.$D$8];[.$D$4];1);MID([.$D$8];[.D25];1)))" office:value-type="string" office:string-value="z" calcext:value-type="string">
            <text:p>z</text:p>
          </table:table-cell>
          <table:table-cell table:number-columns-repeated="1019"/>
        </table:table-row>
        <table:table-row table:style-name="ro1">
          <table:table-cell table:formula="of:=MID([.$A$4];16;1)" office:value-type="string" office:string-value="a" calcext:value-type="string">
            <text:p>a</text:p>
          </table:table-cell>
          <table:table-cell table:formula="of:=FIND([.A26];[.$D$8];1)" office:value-type="float" office:value="74" calcext:value-type="float">
            <text:p>74</text:p>
          </table:table-cell>
          <table:table-cell table:formula="of:=FIND(MID([.$A$9];[.$A$6]+16;1);[.$D$8];1)" office:value-type="float" office:value="40" calcext:value-type="float">
            <text:p>40</text:p>
          </table:table-cell>
          <table:table-cell table:formula="of:=IF(MOD(([.B26]+[.C26])-([.$E$4]+1);[.$D$4])=0;[.$D$4];MOD(([.B26]+[.C26])-([.$E$4]+1);[.$D$4]))" office:value-type="float" office:value="89" calcext:value-type="float">
            <text:p>89</text:p>
          </table:table-cell>
          <table:table-cell table:formula="of:=IF([.D26]=0;MID([.$D$8];[.$D$4];1);IF([.D26]=[.$D$4];MID([.$D$8];[.$D$4];1);MID([.$D$8];[.D26];1)))" office:value-type="string" office:string-value="b" calcext:value-type="string">
            <text:p>b</text:p>
          </table:table-cell>
          <table:table-cell table:number-columns-repeated="1019"/>
        </table:table-row>
        <table:table-row table:style-name="ro1">
          <table:table-cell table:style-name="ce28" table:formula="of:=COM.MICROSOFT.CONCAT([.$E$11];[.$E$12];[.$E$13];[.$E$14];[.$E$15];[.$E$16];[.$E$17];[.$E$18];[.$E$19];[.$E$20];[.$E$21];[.$E$22];[.$E$23];[.$E$24];[.$E$25];[.$E$26])" office:value-type="string" office:string-value="&lt;nfWC2&gt;q`FT!xQzb" calcext:value-type="string">
            <text:p>&lt;nfWC2&gt;q`FT!xQzb</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W\Y]^b@_d=h" calcext:value-type="string">
            <text:p>W\Y]^b@_d=h</text:p>
          </table:table-cell>
          <table:table-cell table:formula="of:=IF([.$F$3]=0;RIGHT([.$D$8];LEN([.$D$8])-[.$F$4]);LEFT([.$D$8];LEN([.$D$8])-[.$F$4]))" office:value-type="string" office:string-value="J,mIjoFv}~O')*+-P$Zi./012[tew34678g%Uxp(ur9: sBc`fD&amp;&quot;&lt;&gt;?#KnklqMC5EGHAV|Tyaz{!XLQNRS" calcext:value-type="string">
            <text:p>J,mIjoFv}~O')*+-P$Zi./012[tew34678g%Uxp(ur9: sBc`fD&amp;"&lt;&gt;?#KnklqMC5EGHAV|Tyaz{!XLQNRS</text:p>
          </table:table-cell>
          <table:table-cell table:style-name="ce28" table:formula="of:=IF([.$F$3]=0;COM.MICROSOFT.CONCAT([.C30];[.B30]);COM.MICROSOFT.CONCAT([.C31];[.B31]))" office:value-type="string" office:string-value="W\Y]^b@_d=hJ,mIjoFv}~O')*+-P$Zi./012[tew34678g%Uxp(ur9: sBc`fD&amp;&quot;&lt;&gt;?#KnklqMC5EGHAV|Tyaz{!XLQNRS" calcext:value-type="string">
            <text:p>W\Y]^b@_d=hJ,mIjoFv}~O')*+-P$Zi./012[tew34678g%Uxp(ur9: sBc`fD&amp;"&lt;&gt;?#KnklqMC5EGHAV|Tyaz{!XLQNRS</text:p>
          </table:table-cell>
          <table:table-cell table:style-name="Default"/>
          <table:table-cell table:number-columns-repeated="1019"/>
        </table:table-row>
        <table:table-row table:style-name="ro1">
          <table:table-cell/>
          <table:table-cell table:formula="of:=LEFT([.$D$8];LEN([.$D$8])-[.$F$4])" office:value-type="string" office:string-value="J,mIjoFv}~O')*+-P$Zi./012[tew34678g%Uxp(ur9: sBc`fD&amp;&quot;&lt;&gt;?#KnklqMC5EGHAV|Tyaz{!XLQNRS" calcext:value-type="string">
            <text:p>J,mIjoFv}~O')*+-P$Zi./012[tew34678g%Uxp(ur9: sBc`fD&amp;"&lt;&gt;?#KnklqMC5EGHAV|Tyaz{!XLQNRS</text:p>
          </table:table-cell>
          <table:table-cell table:formula="of:=RIGHT([.$D$8];[.$F$4])" office:value-type="string" office:string-value="W\Y]^b@_d=h" calcext:value-type="string">
            <text:p>W\Y]^b@_d=h</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J" calcext:value-type="string">
            <text:p>J</text:p>
          </table:table-cell>
          <table:table-cell/>
          <table:table-cell table:style-name="ce28" table:formula="of:=IF([.$F$3]=0;COM.MICROSOFT.CONCAT([.B32];REPLACE([.D30];([.$F$4]+1);1;&quot;&quot;));COM.MICROSOFT.CONCAT(REPLACE([.D30];([.$F$4]+1);1;&quot;&quot;);[.B32]))" office:value-type="string" office:string-value="W\Y]^b@_d=h,mIjoFv}~O')*+-P$Zi./012[tew34678g%Uxp(ur9: sBc`fD&amp;&quot;&lt;&gt;?#KnklqMC5EGHAV|Tyaz{!XLQNRSJ" calcext:value-type="string">
            <text:p>W\Y]^b@_d=h,mIjoFv}~O')*+-P$Zi./012[tew34678g%Uxp(ur9: sBc`fD&amp;"&lt;&gt;?#KnklqMC5EGHAV|Tyaz{!XLQNRSJ</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COM.MICROSOFT.CONCAT(MID([.D32];[.$E$4]+1;1);MID([.D32];[.$F$4]+1;1);MID([.D32];[.$G$4]+1;1);MID([.D32];[.$H$4]+1;1))" office:value-type="string" office:string-value="+,Dc" calcext:value-type="string">
            <text:p>+,Dc</text:p>
          </table:table-cell>
          <table:table-cell table:style-name="ce28"/>
          <table:table-cell table:formula="of:=COM.MICROSOFT.CONCAT([.B33];SUBSTITUTE(SUBSTITUTE(SUBSTITUTE(SUBSTITUTE([.D32];MID([.B33];1;1);&quot;&quot;;1);MID([.B33];2;1);&quot;&quot;;1);MID([.B33];3;1);&quot;&quot;;1);MID([.B33];4;1);&quot;&quot;;1))" office:value-type="string" office:string-value="+,DcW\Y]^b@_d=hmIjoFv}~O')*-P$Zi./012[tew34678g%Uxp(ur9: sB`f&amp;&quot;&lt;&gt;?#KnklqMC5EGHAV|Tyaz{!XLQNRSJ" calcext:value-type="string">
            <text:p>+,DcW\Y]^b@_d=hmIjoFv}~O')*-P$Zi./012[tew34678g%Uxp(ur9: sB`f&amp;"&lt;&gt;?#KnklqMC5EGHAV|Tyaz{!XLQNRSJ</text:p>
          </table:table-cell>
          <table:table-cell table:style-name="Default"/>
          <table:table-cell table:number-columns-repeated="4"/>
          <table:table-cell table:style-name="ce28" table:number-columns-repeated="2"/>
          <table:table-cell table:number-columns-repeated="1013"/>
        </table:table-row>
        <table:table-row table:style-name="ro1">
          <table:table-cell/>
          <table:table-cell table:style-name="ce28" table:number-columns-repeated="2"/>
          <table:table-cell/>
          <table:table-cell table:style-name="Default"/>
          <table:table-cell table:number-columns-repeated="5"/>
          <table:table-cell table:style-name="ce28"/>
          <table:table-cell table:number-columns-repeated="1013"/>
        </table:table-row>
        <table:table-row table:style-name="ro1">
          <table:table-cell table:style-name="ce28" table:formula="of:=COM.MICROSOFT.CONCAT([.$E$11];[.$E$12];[.$E$13];[.$E$14];[.$E$15];[.$E$16];[.$E$17];[.$E$18];[.$E$19];[.$E$20];[.$E$21];[.$E$22];[.$E$23];[.$E$24];[.$E$25];[.$E$26])" office:value-type="string" office:string-value="&lt;nfWC2&gt;q`FT!xQzb" calcext:value-type="string">
            <text:p>&lt;nfWC2&gt;q`FT!xQzb</text:p>
          </table:table-cell>
          <table:table-cell table:formula="of:=COM.MICROSOFT.CONCAT(&quot;'&quot;;[.A35];&quot;'&quot;;&quot; A23 char positions in D21&quot;)" office:value-type="string" office:string-value="'&lt;nfWC2&gt;q`FT!xQzb' A23 char positions in D21" calcext:value-type="string">
            <text:p>'&lt;nfWC2&gt;q`FT!xQzb' A23 char positions in D21</text:p>
          </table:table-cell>
          <table:table-cell table:formula="of:=COM.MICROSOFT.CONCAT(&quot;'&quot;;MID([.$A$3];1;LEN([.$A$4]));&quot;'&quot;;&quot; A3  char positions in D33&quot;)" office:value-type="string" office:string-value="'tX+&amp;I/f4&quot;/vXQ4Ts' A3  char positions in D33" calcext:value-type="string">
            <text:p>'tX+&amp;I/f4"/vXQ4Ts' A3 <text:s/>char positions in D33</text:p>
          </table:table-cell>
          <table:table-cell/>
          <table:table-cell table:style-name="Default"/>
          <table:table-cell table:number-columns-repeated="5"/>
          <table:table-cell table:style-name="ce28"/>
          <table:table-cell table:number-columns-repeated="1013"/>
        </table:table-row>
        <table:table-row table:style-name="ro1">
          <table:table-cell table:formula="of:=MID([.$A$35];1;1)" office:value-type="string" office:string-value="&lt;" calcext:value-type="string">
            <text:p>&lt;</text:p>
          </table:table-cell>
          <table:table-cell table:formula="of:=FIND([.A36];[.$D$33];1)" office:value-type="float" office:value="64" calcext:value-type="float">
            <text:p>64</text:p>
          </table:table-cell>
          <table:table-cell table:formula="of:=FIND(MID([.$A$28];[.$A$6]+1;1);[.$D$33];1)" office:value-type="float" office:value="23" calcext:value-type="float">
            <text:p>23</text:p>
          </table:table-cell>
          <table:table-cell table:formula="of:=IF(MOD(([.B36]+[.C36])-([.$F$4]+1);[.$D$4])=0;[.$D$4];MOD(([.B36]+[.C36])-([.$F$4]+1);[.$D$4]))" office:value-type="float" office:value="75" calcext:value-type="float">
            <text:p>75</text:p>
          </table:table-cell>
          <table:table-cell table:formula="of:=IF([.D36]=0;MID([.$D$33];[.$D$4];1);IF([.D36]=[.$D$4];MID([.$D$33];[.$D$4];1);MID([.$D$33];[.D36];1)))" office:value-type="string" office:string-value="5" calcext:value-type="string">
            <text:p>5</text:p>
          </table:table-cell>
          <table:table-cell table:number-columns-repeated="5"/>
          <table:table-cell table:style-name="ce28"/>
          <table:table-cell table:number-columns-repeated="1013"/>
        </table:table-row>
        <table:table-row table:style-name="ro1">
          <table:table-cell table:formula="of:=MID([.$A$35];2;1)" office:value-type="string" office:string-value="n" calcext:value-type="string">
            <text:p>n</text:p>
          </table:table-cell>
          <table:table-cell table:formula="of:=FIND([.A37];[.$D$33];1)" office:value-type="float" office:value="69" calcext:value-type="float">
            <text:p>69</text:p>
          </table:table-cell>
          <table:table-cell table:formula="of:=FIND(MID([.$A$28];[.$A$6]+2;1);[.$D$33];1)" office:value-type="float" office:value="51" calcext:value-type="float">
            <text:p>51</text:p>
          </table:table-cell>
          <table:table-cell table:formula="of:=IF(MOD(([.B37]+[.C37])-([.$F$4]+1);[.$D$4])=0;[.$D$4];MOD(([.B37]+[.C37])-([.$F$4]+1);[.$D$4]))" office:value-type="float" office:value="14" calcext:value-type="float">
            <text:p>14</text:p>
          </table:table-cell>
          <table:table-cell table:formula="of:=IF([.D37]=0;MID([.$D$33];[.$D$4];1);IF([.D37]=[.$D$4];MID([.$D$33];[.$D$4];1);MID([.$D$33];[.D37];1)))" office:value-type="string" office:string-value="=" calcext:value-type="string">
            <text:p>=</text:p>
          </table:table-cell>
          <table:table-cell table:number-columns-repeated="1019"/>
        </table:table-row>
        <table:table-row table:style-name="ro1">
          <table:table-cell table:formula="of:=MID([.$A$35];3;1)" office:value-type="string" office:string-value="f" calcext:value-type="string">
            <text:p>f</text:p>
          </table:table-cell>
          <table:table-cell table:formula="of:=FIND([.A38];[.$D$33];1)" office:value-type="float" office:value="61" calcext:value-type="float">
            <text:p>61</text:p>
          </table:table-cell>
          <table:table-cell table:formula="of:=FIND(MID([.$A$28];[.$A$6]+3;1);[.$D$33];1)" office:value-type="float" office:value="9" calcext:value-type="float">
            <text:p>9</text:p>
          </table:table-cell>
          <table:table-cell table:formula="of:=IF(MOD(([.B38]+[.C38])-([.$F$4]+1);[.$D$4])=0;[.$D$4];MOD(([.B38]+[.C38])-([.$F$4]+1);[.$D$4]))" office:value-type="float" office:value="58" calcext:value-type="float">
            <text:p>58</text:p>
          </table:table-cell>
          <table:table-cell table:formula="of:=IF([.D38]=0;MID([.$D$33];[.$D$4];1);IF([.D38]=[.$D$4];MID([.$D$33];[.$D$4];1);MID([.$D$33];[.D38];1)))" office:value-type="string" office:string-value="s" calcext:value-type="string">
            <text:p>s</text:p>
          </table:table-cell>
          <table:table-cell table:number-columns-repeated="1019"/>
        </table:table-row>
        <table:table-row table:style-name="ro1">
          <table:table-cell table:formula="of:=MID([.$A$35];4;1)" office:value-type="string" office:string-value="W" calcext:value-type="string">
            <text:p>W</text:p>
          </table:table-cell>
          <table:table-cell table:formula="of:=FIND([.A39];[.$D$33];1)" office:value-type="float" office:value="5" calcext:value-type="float">
            <text:p>5</text:p>
          </table:table-cell>
          <table:table-cell table:formula="of:=FIND(MID([.$A$28];[.$A$6]+4;1);[.$D$33];1)" office:value-type="float" office:value="91" calcext:value-type="float">
            <text:p>91</text:p>
          </table:table-cell>
          <table:table-cell table:formula="of:=IF(MOD(([.B39]+[.C39])-([.$F$4]+1);[.$D$4])=0;[.$D$4];MOD(([.B39]+[.C39])-([.$F$4]+1);[.$D$4]))" office:value-type="float" office:value="84" calcext:value-type="float">
            <text:p>84</text:p>
          </table:table-cell>
          <table:table-cell table:formula="of:=IF([.D39]=0;MID([.$D$33];[.$D$4];1);IF([.D39]=[.$D$4];MID([.$D$33];[.$D$4];1);MID([.$D$33];[.D39];1)))" office:value-type="string" office:string-value="a" calcext:value-type="string">
            <text:p>a</text:p>
          </table:table-cell>
          <table:table-cell table:number-columns-repeated="1019"/>
        </table:table-row>
        <table:table-row table:style-name="ro1">
          <table:table-cell table:formula="of:=MID([.$A$35];5;1)" office:value-type="string" office:string-value="C" calcext:value-type="string">
            <text:p>C</text:p>
          </table:table-cell>
          <table:table-cell table:formula="of:=FIND([.A40];[.$D$33];1)" office:value-type="float" office:value="74" calcext:value-type="float">
            <text:p>74</text:p>
          </table:table-cell>
          <table:table-cell table:formula="of:=FIND(MID([.$A$28];[.$A$6]+5;1);[.$D$33];1)" office:value-type="float" office:value="70" calcext:value-type="float">
            <text:p>70</text:p>
          </table:table-cell>
          <table:table-cell table:formula="of:=IF(MOD(([.B40]+[.C40])-([.$F$4]+1);[.$D$4])=0;[.$D$4];MOD(([.B40]+[.C40])-([.$F$4]+1);[.$D$4]))" office:value-type="float" office:value="38" calcext:value-type="float">
            <text:p>38</text:p>
          </table:table-cell>
          <table:table-cell table:formula="of:=IF([.D40]=0;MID([.$D$33];[.$D$4];1);IF([.D40]=[.$D$4];MID([.$D$33];[.$D$4];1);MID([.$D$33];[.D40];1)))" office:value-type="string" office:string-value="[" calcext:value-type="string">
            <text:p>[</text:p>
          </table:table-cell>
          <table:table-cell table:number-columns-repeated="1019"/>
        </table:table-row>
        <table:table-row table:style-name="ro1">
          <table:table-cell table:formula="of:=MID([.$A$35];6;1)" office:value-type="string" office:string-value="2" calcext:value-type="string">
            <text:p>2</text:p>
          </table:table-cell>
          <table:table-cell table:formula="of:=FIND([.A41];[.$D$33];1)" office:value-type="float" office:value="37" calcext:value-type="float">
            <text:p>37</text:p>
          </table:table-cell>
          <table:table-cell table:formula="of:=FIND(MID([.$A$28];[.$A$6]+6;1);[.$D$33];1)" office:value-type="float" office:value="18" calcext:value-type="float">
            <text:p>18</text:p>
          </table:table-cell>
          <table:table-cell table:formula="of:=IF(MOD(([.B41]+[.C41])-([.$F$4]+1);[.$D$4])=0;[.$D$4];MOD(([.B41]+[.C41])-([.$F$4]+1);[.$D$4]))" office:value-type="float" office:value="43" calcext:value-type="float">
            <text:p>43</text:p>
          </table:table-cell>
          <table:table-cell table:formula="of:=IF([.D41]=0;MID([.$D$33];[.$D$4];1);IF([.D41]=[.$D$4];MID([.$D$33];[.$D$4];1);MID([.$D$33];[.D41];1)))" office:value-type="string" office:string-value="4" calcext:value-type="string">
            <text:p>4</text:p>
          </table:table-cell>
          <table:table-cell table:number-columns-repeated="1019"/>
        </table:table-row>
        <table:table-row table:style-name="ro1">
          <table:table-cell table:formula="of:=MID([.$A$35];7;1)" office:value-type="string" office:string-value="&gt;" calcext:value-type="string">
            <text:p>&gt;</text:p>
          </table:table-cell>
          <table:table-cell table:formula="of:=FIND([.A42];[.$D$33];1)" office:value-type="float" office:value="65" calcext:value-type="float">
            <text:p>65</text:p>
          </table:table-cell>
          <table:table-cell table:formula="of:=FIND(MID([.$A$28];[.$A$6]+7;1);[.$D$33];1)" office:value-type="float" office:value="21" calcext:value-type="float">
            <text:p>21</text:p>
          </table:table-cell>
          <table:table-cell table:formula="of:=IF(MOD(([.B42]+[.C42])-([.$F$4]+1);[.$D$4])=0;[.$D$4];MOD(([.B42]+[.C42])-([.$F$4]+1);[.$D$4]))" office:value-type="float" office:value="74" calcext:value-type="float">
            <text:p>74</text:p>
          </table:table-cell>
          <table:table-cell table:formula="of:=IF([.D42]=0;MID([.$D$33];[.$D$4];1);IF([.D42]=[.$D$4];MID([.$D$33];[.$D$4];1);MID([.$D$33];[.D42];1)))" office:value-type="string" office:string-value="C" calcext:value-type="string">
            <text:p>C</text:p>
          </table:table-cell>
          <table:table-cell table:number-columns-repeated="1019"/>
        </table:table-row>
        <table:table-row table:style-name="ro1">
          <table:table-cell table:formula="of:=MID([.$A$35];8;1)" office:value-type="string" office:string-value="q" calcext:value-type="string">
            <text:p>q</text:p>
          </table:table-cell>
          <table:table-cell table:formula="of:=FIND([.A43];[.$D$33];1)" office:value-type="float" office:value="72" calcext:value-type="float">
            <text:p>72</text:p>
          </table:table-cell>
          <table:table-cell table:formula="of:=FIND(MID([.$A$28];[.$A$6]+8;1);[.$D$33];1)" office:value-type="float" office:value="69" calcext:value-type="float">
            <text:p>69</text:p>
          </table:table-cell>
          <table:table-cell table:formula="of:=IF(MOD(([.B43]+[.C43])-([.$F$4]+1);[.$D$4])=0;[.$D$4];MOD(([.B43]+[.C43])-([.$F$4]+1);[.$D$4]))" office:value-type="float" office:value="35" calcext:value-type="float">
            <text:p>35</text:p>
          </table:table-cell>
          <table:table-cell table:formula="of:=IF([.D43]=0;MID([.$D$33];[.$D$4];1);IF([.D43]=[.$D$4];MID([.$D$33];[.$D$4];1);MID([.$D$33];[.D43];1)))" office:value-type="string" office:string-value="0" calcext:value-type="string">
            <text:p>0</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60" calcext:value-type="float">
            <text:p>60</text:p>
          </table:table-cell>
          <table:table-cell table:formula="of:=FIND(MID([.$A$28];[.$A$6]+9;1);[.$D$33];1)" office:value-type="float" office:value="40" calcext:value-type="float">
            <text:p>40</text:p>
          </table:table-cell>
          <table:table-cell table:formula="of:=IF(MOD(([.B44]+[.C44])-([.$F$4]+1);[.$D$4])=0;[.$D$4];MOD(([.B44]+[.C44])-([.$F$4]+1);[.$D$4]))" office:value-type="float" office:value="88" calcext:value-type="float">
            <text:p>88</text:p>
          </table:table-cell>
          <table:table-cell table:formula="of:=IF([.D44]=0;MID([.$D$33];[.$D$4];1);IF([.D44]=[.$D$4];MID([.$D$33];[.$D$4];1);MID([.$D$33];[.D44];1)))" office:value-type="string" office:string-value="X" calcext:value-type="string">
            <text:p>X</text:p>
          </table:table-cell>
          <table:table-cell table:number-columns-repeated="1019"/>
        </table:table-row>
        <table:table-row table:style-name="ro1">
          <table:table-cell table:formula="of:=MID([.$A$35];10;1)" office:value-type="string" office:string-value="F" calcext:value-type="string">
            <text:p>F</text:p>
          </table:table-cell>
          <table:table-cell table:formula="of:=FIND([.A45];[.$D$33];1)" office:value-type="float" office:value="20" calcext:value-type="float">
            <text:p>20</text:p>
          </table:table-cell>
          <table:table-cell table:formula="of:=FIND(MID([.$A$28];[.$A$6]+10;1);[.$D$33];1)" office:value-type="float" office:value="18" calcext:value-type="float">
            <text:p>18</text:p>
          </table:table-cell>
          <table:table-cell table:formula="of:=IF(MOD(([.B45]+[.C45])-([.$F$4]+1);[.$D$4])=0;[.$D$4];MOD(([.B45]+[.C45])-([.$F$4]+1);[.$D$4]))" office:value-type="float" office:value="26" calcext:value-type="float">
            <text:p>26</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T" calcext:value-type="string">
            <text:p>T</text:p>
          </table:table-cell>
          <table:table-cell table:formula="of:=FIND([.A46];[.$D$33];1)" office:value-type="float" office:value="82" calcext:value-type="float">
            <text:p>82</text:p>
          </table:table-cell>
          <table:table-cell table:formula="of:=FIND(MID([.$A$28];[.$A$6]+11;1);[.$D$33];1)" office:value-type="float" office:value="62" calcext:value-type="float">
            <text:p>62</text:p>
          </table:table-cell>
          <table:table-cell table:formula="of:=IF(MOD(([.B46]+[.C46])-([.$F$4]+1);[.$D$4])=0;[.$D$4];MOD(([.B46]+[.C46])-([.$F$4]+1);[.$D$4]))" office:value-type="float" office:value="38" calcext:value-type="float">
            <text:p>38</text:p>
          </table:table-cell>
          <table:table-cell table:formula="of:=IF([.D46]=0;MID([.$D$33];[.$D$4];1);IF([.D46]=[.$D$4];MID([.$D$33];[.$D$4];1);MID([.$D$33];[.D46];1)))" office:value-type="string" office:string-value="[" calcext:value-type="string">
            <text:p>[</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87" calcext:value-type="float">
            <text:p>87</text:p>
          </table:table-cell>
          <table:table-cell table:formula="of:=FIND(MID([.$A$28];[.$A$6]+12;1);[.$D$33];1)" office:value-type="float" office:value="51" calcext:value-type="float">
            <text:p>51</text:p>
          </table:table-cell>
          <table:table-cell table:formula="of:=IF(MOD(([.B47]+[.C47])-([.$F$4]+1);[.$D$4])=0;[.$D$4];MOD(([.B47]+[.C47])-([.$F$4]+1);[.$D$4]))" office:value-type="float" office:value="32" calcext:value-type="float">
            <text:p>32</text:p>
          </table:table-cell>
          <table:table-cell table:formula="of:=IF([.D47]=0;MID([.$D$33];[.$D$4];1);IF([.D47]=[.$D$4];MID([.$D$33];[.$D$4];1);MID([.$D$33];[.D47];1)))" office:value-type="string" office:string-value="i" calcext:value-type="string">
            <text:p>i</text:p>
          </table:table-cell>
          <table:table-cell table:number-columns-repeated="1019"/>
        </table:table-row>
        <table:table-row table:style-name="ro1">
          <table:table-cell table:formula="of:=MID([.$A$35];13;1)" office:value-type="string" office:string-value="x" calcext:value-type="string">
            <text:p>x</text:p>
          </table:table-cell>
          <table:table-cell table:formula="of:=FIND([.A48];[.$D$33];1)" office:value-type="float" office:value="50" calcext:value-type="float">
            <text:p>50</text:p>
          </table:table-cell>
          <table:table-cell table:formula="of:=FIND(MID([.$A$28];[.$A$6]+13;1);[.$D$33];1)" office:value-type="float" office:value="47" calcext:value-type="float">
            <text:p>47</text:p>
          </table:table-cell>
          <table:table-cell table:formula="of:=IF(MOD(([.B48]+[.C48])-([.$F$4]+1);[.$D$4])=0;[.$D$4];MOD(([.B48]+[.C48])-([.$F$4]+1);[.$D$4]))" office:value-type="float" office:value="85" calcext:value-type="float">
            <text:p>85</text:p>
          </table:table-cell>
          <table:table-cell table:formula="of:=IF([.D48]=0;MID([.$D$33];[.$D$4];1);IF([.D48]=[.$D$4];MID([.$D$33];[.$D$4];1);MID([.$D$33];[.D48];1)))" office:value-type="string" office:string-value="z" calcext:value-type="string">
            <text:p>z</text:p>
          </table:table-cell>
          <table:table-cell table:number-columns-repeated="1019"/>
        </table:table-row>
        <table:table-row table:style-name="ro1">
          <table:table-cell table:formula="of:=MID([.$A$35];14;1)" office:value-type="string" office:string-value="Q" calcext:value-type="string">
            <text:p>Q</text:p>
          </table:table-cell>
          <table:table-cell table:formula="of:=FIND([.A49];[.$D$33];1)" office:value-type="float" office:value="90" calcext:value-type="float">
            <text:p>90</text:p>
          </table:table-cell>
          <table:table-cell table:formula="of:=FIND(MID([.$A$28];[.$A$6]+14;1);[.$D$33];1)" office:value-type="float" office:value="69" calcext:value-type="float">
            <text:p>69</text:p>
          </table:table-cell>
          <table:table-cell table:formula="of:=IF(MOD(([.B49]+[.C49])-([.$F$4]+1);[.$D$4])=0;[.$D$4];MOD(([.B49]+[.C49])-([.$F$4]+1);[.$D$4]))" office:value-type="float" office:value="53" calcext:value-type="float">
            <text:p>53</text:p>
          </table:table-cell>
          <table:table-cell table:formula="of:=IF([.D49]=0;MID([.$D$33];[.$D$4];1);IF([.D49]=[.$D$4];MID([.$D$33];[.$D$4];1);MID([.$D$33];[.D49];1)))" office:value-type="string" office:string-value="u" calcext:value-type="string">
            <text:p>u</text:p>
          </table:table-cell>
          <table:table-cell table:number-columns-repeated="1019"/>
        </table:table-row>
        <table:table-row table:style-name="ro1">
          <table:table-cell table:formula="of:=MID([.$A$35];15;1)" office:value-type="string" office:string-value="z" calcext:value-type="string">
            <text:p>z</text:p>
          </table:table-cell>
          <table:table-cell table:formula="of:=FIND([.A50];[.$D$33];1)" office:value-type="float" office:value="85" calcext:value-type="float">
            <text:p>85</text:p>
          </table:table-cell>
          <table:table-cell table:formula="of:=FIND(MID([.$A$28];[.$A$6]+15;1);[.$D$33];1)" office:value-type="float" office:value="64" calcext:value-type="float">
            <text:p>64</text:p>
          </table:table-cell>
          <table:table-cell table:formula="of:=IF(MOD(([.B50]+[.C50])-([.$F$4]+1);[.$D$4])=0;[.$D$4];MOD(([.B50]+[.C50])-([.$F$4]+1);[.$D$4]))" office:value-type="float" office:value="43" calcext:value-type="float">
            <text:p>43</text:p>
          </table:table-cell>
          <table:table-cell table:formula="of:=IF([.D50]=0;MID([.$D$33];[.$D$4];1);IF([.D50]=[.$D$4];MID([.$D$33];[.$D$4];1);MID([.$D$33];[.D50];1)))" office:value-type="string" office:string-value="4" calcext:value-type="string">
            <text:p>4</text:p>
          </table:table-cell>
          <table:table-cell table:number-columns-repeated="1019"/>
        </table:table-row>
        <table:table-row table:style-name="ro1">
          <table:table-cell table:formula="of:=MID([.$A$35];16;1)" office:value-type="string" office:string-value="b" calcext:value-type="string">
            <text:p>b</text:p>
          </table:table-cell>
          <table:table-cell table:formula="of:=FIND([.A51];[.$D$33];1)" office:value-type="float" office:value="10" calcext:value-type="float">
            <text:p>10</text:p>
          </table:table-cell>
          <table:table-cell table:formula="of:=FIND(MID([.$A$28];[.$A$6]+16;1);[.$D$33];1)" office:value-type="float" office:value="52" calcext:value-type="float">
            <text:p>52</text:p>
          </table:table-cell>
          <table:table-cell table:formula="of:=IF(MOD(([.B51]+[.C51])-([.$F$4]+1);[.$D$4])=0;[.$D$4];MOD(([.B51]+[.C51])-([.$F$4]+1);[.$D$4]))" office:value-type="float" office:value="50" calcext:value-type="float">
            <text:p>50</text:p>
          </table:table-cell>
          <table:table-cell table:formula="of:=IF([.D51]=0;MID([.$D$33];[.$D$4];1);IF([.D51]=[.$D$4];MID([.$D$33];[.$D$4];1);MID([.$D$33];[.D51];1)))" office:value-type="string" office:string-value="x" calcext:value-type="string">
            <text:p>x</text:p>
          </table:table-cell>
          <table:table-cell table:number-columns-repeated="1019"/>
        </table:table-row>
        <table:table-row table:style-name="ro1">
          <table:table-cell table:style-name="ce28" table:formula="of:=COM.MICROSOFT.CONCAT([.$E$36];[.$E$37];[.$E$38];[.$E$39];[.$E$40];[.$E$41];[.$E$42];[.$E$43];[.$E$44];[.$E$45];[.$E$46];[.$E$47];[.$E$48];[.$E$49];[.$E$50];[.$E$51])" office:value-type="string" office:string-value="5=sa[4C0X)[izu4x" calcext:value-type="string">
            <text:p>5=sa[4C0X)[izu4x</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style-name="ce27" table:formula="of:=COM.MICROSOFT.CONCAT( &quot;  OTP SIZE=  &quot;;LEN([.A53]))"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DcW\Y]^b@_d=hmIjoFv}~O')*-P$Zi./012[tew34678g%Uxp(ur9: sB`" calcext:value-type="string">
            <text:p>+,DcW\Y]^b@_d=hmIjoFv}~O')*-P$Zi./012[tew34678g%Uxp(ur9: sB`</text:p>
          </table:table-cell>
          <table:table-cell table:style-name="ce28" table:formula="of:=IF([.$G$3]=0;RIGHT([.$D$33];LEN([.$D$33])-[.$G$4]);LEFT([.$D$33];LEN([.$D$33])-[.$G$4]))" office:value-type="string" office:string-value="f&amp;&quot;&lt;&gt;?#KnklqMC5EGHAV|Tyaz{!XLQNRSJ" calcext:value-type="string">
            <text:p>f&amp;"&lt;&gt;?#KnklqMC5EGHAV|Tyaz{!XLQNRSJ</text:p>
          </table:table-cell>
          <table:table-cell table:style-name="ce28" table:formula="of:=IF([.$G$3]=0;COM.MICROSOFT.CONCAT([.C55];[.B55]);COM.MICROSOFT.CONCAT([.C56];[.B56]))" office:value-type="string" office:string-value="f&amp;&quot;&lt;&gt;?#KnklqMC5EGHAV|Tyaz{!XLQNRSJ+,DcW\Y]^b@_d=hmIjoFv}~O')*-P$Zi./012[tew34678g%Uxp(ur9: sB`" calcext:value-type="string">
            <text:p>f&amp;"&lt;&gt;?#KnklqMC5EGHAV|Tyaz{!XLQNRSJ+,DcW\Y]^b@_d=hmIjoFv}~O')*-P$Zi./012[tew34678g%Uxp(ur9: sB`</text:p>
          </table:table-cell>
          <table:table-cell table:style-name="Default"/>
          <table:table-cell table:number-columns-repeated="1019"/>
        </table:table-row>
        <table:table-row table:style-name="ro1">
          <table:table-cell/>
          <table:table-cell table:style-name="ce28" table:formula="of:=LEFT([.$D$33];LEN([.$D$33])-[.$G$4])" office:value-type="string" office:string-value="+,DcW\Y]^b@_d=hmIjoFv}~O')*-P$Zi./" calcext:value-type="string">
            <text:p>+,DcW\Y]^b@_d=hmIjoFv}~O')*-P$Zi./</text:p>
          </table:table-cell>
          <table:table-cell table:style-name="ce28" table:formula="of:=RIGHT([.$D$33];[.$G$4])" office:value-type="string" office:string-value="012[tew34678g%Uxp(ur9: sB`f&amp;&quot;&lt;&gt;?#KnklqMC5EGHAV|Tyaz{!XLQNRSJ" calcext:value-type="string">
            <text:p>012[tew34678g%Uxp(ur9: sB`f&amp;"&lt;&gt;?#KnklqMC5EGHAV|Tyaz{!XLQNRSJ</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 calcext:value-type="string">
            <text:p>*</text:p>
          </table:table-cell>
          <table:table-cell/>
          <table:table-cell table:style-name="ce28" table:formula="of:=IF([.$G$3]=0;COM.MICROSOFT.CONCAT([.B57];REPLACE([.D55];([.$G$4]+1);1;&quot;&quot;));COM.MICROSOFT.CONCAT(REPLACE([.D55];([.$G$4]+1);1;&quot;&quot;);[.B57]))" office:value-type="string" office:string-value="*f&amp;&quot;&lt;&gt;?#KnklqMC5EGHAV|Tyaz{!XLQNRSJ+,DcW\Y]^b@_d=hmIjoFv}~O')-P$Zi./012[tew34678g%Uxp(ur9: sB`" calcext:value-type="string">
            <text:p>*f&amp;"&lt;&gt;?#KnklqMC5EGHAV|Tyaz{!XLQNRSJ+,DcW\Y]^b@_d=hmIjoFv}~O')-P$Zi./012[tew34678g%Uxp(ur9: sB`</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COM.MICROSOFT.CONCAT(MID([.D57];[.$E$4]+1;1);MID([.D57];[.$F$4]+1;1);MID([.D57];[.$G$4]+1;1);MID([.D57];[.$H$4]+1;1))" office:value-type="string" office:string-value="al)~" calcext:value-type="string">
            <text:p>al)~</text:p>
          </table:table-cell>
          <table:table-cell table:style-name="ce28"/>
          <table:table-cell table:formula="of:=COM.MICROSOFT.CONCAT([.B58];SUBSTITUTE(SUBSTITUTE(SUBSTITUTE(SUBSTITUTE([.D57];MID([.B58];1;1);&quot;&quot;;1);MID([.B58];2;1);&quot;&quot;;1);MID([.B58];3;1);&quot;&quot;;1);MID([.B58];4;1);&quot;&quot;;1))" office:value-type="string" office:string-value="al)~*f&amp;&quot;&lt;&gt;?#KnkqMC5EGHAV|Tyz{!XLQNRSJ+,DcW\Y]^b@_d=hmIjoFv}O'-P$Zi./012[tew34678g%Uxp(ur9: sB`" calcext:value-type="string">
            <text:p>al)~*f&amp;"&lt;&gt;?#KnkqMC5EGHAV|Tyz{!XLQNRSJ+,DcW\Y]^b@_d=hmIjoFv}O'-P$Zi./012[tew34678g%Uxp(ur9: sB`</text:p>
          </table:table-cell>
          <table:table-cell table:style-name="Default"/>
          <table:table-cell table:number-columns-repeated="4"/>
          <table:table-cell table:style-name="ce28" table:number-columns-repeated="2"/>
          <table:table-cell table:number-columns-repeated="1013"/>
        </table:table-row>
        <table:table-row table:style-name="ro1">
          <table:table-cell/>
          <table:table-cell table:style-name="ce28"/>
          <table:table-cell table:style-name="ce28" table:formula="of:=IF([.$F$4]&lt;[.$E$4];REPLACE([.C58];[.$F$4]+1;1;&quot;&quot;);REPLACE([.C58];[.$E$4]+1;1;&quot;&quot;))">
            <text:p/>
          </table:table-cell>
          <table:table-cell/>
          <table:table-cell table:style-name="Default"/>
          <table:table-cell table:number-columns-repeated="5"/>
          <table:table-cell table:style-name="ce28"/>
          <table:table-cell table:number-columns-repeated="1013"/>
        </table:table-row>
        <table:table-row table:style-name="ro1">
          <table:table-cell table:style-name="ce28" table:formula="of:=COM.MICROSOFT.CONCAT([.$E$36];[.$E$37];[.$E$38];[.$E$39];[.$E$40];[.$E$41];[.$E$42];[.$E$43];[.$E$44];[.$E$45];[.$E$46];[.$E$47];[.$E$48];[.$E$49];[.$E$50];[.$E$51])" office:value-type="string" office:string-value="5=sa[4C0X)[izu4x" calcext:value-type="string">
            <text:p>5=sa[4C0X)[izu4x</text:p>
          </table:table-cell>
          <table:table-cell table:formula="of:=COM.MICROSOFT.CONCAT(&quot;'&quot;;[.A60];&quot;'&quot;;&quot; A23 char positions in D21&quot;)" office:value-type="string" office:string-value="'5=sa[4C0X)[izu4x' A23 char positions in D21" calcext:value-type="string">
            <text:p>'5=sa[4C0X)[izu4x' A23 char positions in D21</text:p>
          </table:table-cell>
          <table:table-cell table:formula="of:=COM.MICROSOFT.CONCAT(&quot;'&quot;;MID([.$A$53];[.$A$6]+1;[.$A$6]);&quot;'&quot;;&quot; OTP  char positions in D58&quot;)" office:value-type="string" office:string-value="'~p^Nkjvnej&amp;pgn&lt;(' OTP  char positions in D58" calcext:value-type="string">
            <text:p>'~p^Nkjvnej&amp;pgn&lt;(' OTP <text:s/>char positions in D58</text:p>
          </table:table-cell>
          <table:table-cell/>
          <table:table-cell table:style-name="Default"/>
          <table:table-cell table:number-columns-repeated="5"/>
          <table:table-cell table:style-name="ce28"/>
          <table:table-cell table:number-columns-repeated="1013"/>
        </table:table-row>
        <table:table-row table:style-name="ro1">
          <table:table-cell table:formula="of:=MID([.A60];1;1)" office:value-type="string" office:string-value="5" calcext:value-type="string">
            <text:p>5</text:p>
          </table:table-cell>
          <table:table-cell table:formula="of:=FIND([.A61];[.$D$58];1)" office:value-type="float" office:value="19" calcext:value-type="float">
            <text:p>19</text:p>
          </table:table-cell>
          <table:table-cell table:formula="of:=FIND(MID([.$A$53];[.$A$6]+1;1);[.$D$58];1)" office:value-type="float" office:value="4" calcext:value-type="float">
            <text:p>4</text:p>
          </table:table-cell>
          <table:table-cell table:formula="of:=IF(MOD(([.B61]+[.C61])-([.$G$4]+1);[.$D$4])=0;[.$D$4];MOD(([.B61]+[.C61])-([.$G$4]+1);[.$D$4]))" office:value-type="float" office:value="56" calcext:value-type="float">
            <text:p>56</text:p>
          </table:table-cell>
          <table:table-cell table:formula="of:=IF([.D61]=0;MID([.$D$58];[.$D$4];1);IF([.D61]=[.$D$4];MID([.$D$58];[.$D$4];1);MID([.$D$58];[.D61];1)))" office:value-type="string" office:string-value="o" calcext:value-type="string">
            <text:p>o</text:p>
          </table:table-cell>
          <table:table-cell table:number-columns-repeated="5"/>
          <table:table-cell table:style-name="ce28"/>
          <table:table-cell table:number-columns-repeated="1013"/>
        </table:table-row>
        <table:table-row table:style-name="ro1">
          <table:table-cell table:formula="of:=MID([.A60];2;1)" office:value-type="string" office:string-value="=" calcext:value-type="string">
            <text:p>=</text:p>
          </table:table-cell>
          <table:table-cell table:formula="of:=FIND([.A62];[.$D$58];1)" office:value-type="float" office:value="51" calcext:value-type="float">
            <text:p>51</text:p>
          </table:table-cell>
          <table:table-cell table:formula="of:=FIND(MID([.$A$53];[.$A$6]+2;1);[.$D$58];1)" office:value-type="float" office:value="85" calcext:value-type="float">
            <text:p>85</text:p>
          </table:table-cell>
          <table:table-cell table:formula="of:=IF(MOD(([.B62]+[.C62])-([.$G$4]+1);[.$D$4])=0;[.$D$4];MOD(([.B62]+[.C62])-([.$G$4]+1);[.$D$4]))" office:value-type="float" office:value="75" calcext:value-type="float">
            <text:p>75</text:p>
          </table:table-cell>
          <table:table-cell table:formula="of:=IF([.D62]=0;MID([.$D$58];[.$D$4];1);IF([.D62]=[.$D$4];MID([.$D$58];[.$D$4];1);MID([.$D$58];[.D62];1)))" office:value-type="string" office:string-value="w" calcext:value-type="string">
            <text:p>w</text:p>
          </table:table-cell>
          <table:table-cell table:number-columns-repeated="1019"/>
        </table:table-row>
        <table:table-row table:style-name="ro1">
          <table:table-cell table:formula="of:=MID([.A60];3;1)" office:value-type="string" office:string-value="s" calcext:value-type="string">
            <text:p>s</text:p>
          </table:table-cell>
          <table:table-cell table:formula="of:=FIND([.A63];[.$D$58];1)" office:value-type="float" office:value="92" calcext:value-type="float">
            <text:p>92</text:p>
          </table:table-cell>
          <table:table-cell table:formula="of:=FIND(MID([.$A$53];[.$A$6]+3;1);[.$D$58];1)" office:value-type="float" office:value="46" calcext:value-type="float">
            <text:p>46</text:p>
          </table:table-cell>
          <table:table-cell table:formula="of:=IF(MOD(([.B63]+[.C63])-([.$G$4]+1);[.$D$4])=0;[.$D$4];MOD(([.B63]+[.C63])-([.$G$4]+1);[.$D$4]))" office:value-type="float" office:value="77" calcext:value-type="float">
            <text:p>77</text:p>
          </table:table-cell>
          <table:table-cell table:formula="of:=IF([.D63]=0;MID([.$D$58];[.$D$4];1);IF([.D63]=[.$D$4];MID([.$D$58];[.$D$4];1);MID([.$D$58];[.D63];1)))" office:value-type="string" office:string-value="4" calcext:value-type="string">
            <text:p>4</text:p>
          </table:table-cell>
          <table:table-cell table:number-columns-repeated="1019"/>
        </table:table-row>
        <table:table-row table:style-name="ro1">
          <table:table-cell table:formula="of:=MID([.A60];4;1)" office:value-type="string" office:string-value="a" calcext:value-type="string">
            <text:p>a</text:p>
          </table:table-cell>
          <table:table-cell table:formula="of:=FIND([.A64];[.$D$58];1)" office:value-type="float" office:value="1" calcext:value-type="float">
            <text:p>1</text:p>
          </table:table-cell>
          <table:table-cell table:formula="of:=FIND(MID([.$A$53];[.$A$6]+4;1);[.$D$58];1)" office:value-type="float" office:value="34" calcext:value-type="float">
            <text:p>34</text:p>
          </table:table-cell>
          <table:table-cell table:formula="of:=IF(MOD(([.B64]+[.C64])-([.$G$4]+1);[.$D$4])=0;[.$D$4];MOD(([.B64]+[.C64])-([.$G$4]+1);[.$D$4]))" office:value-type="float" office:value="68" calcext:value-type="float">
            <text:p>68</text:p>
          </table:table-cell>
          <table:table-cell table:formula="of:=IF([.D64]=0;MID([.$D$58];[.$D$4];1);IF([.D64]=[.$D$4];MID([.$D$58];[.$D$4];1);MID([.$D$58];[.D64];1)))" office:value-type="string" office:string-value="/" calcext:value-type="string">
            <text:p>/</text:p>
          </table:table-cell>
          <table:table-cell table:number-columns-repeated="1019"/>
        </table:table-row>
        <table:table-row table:style-name="ro1">
          <table:table-cell table:formula="of:=MID([.A60];5;1)" office:value-type="string" office:string-value="[" calcext:value-type="string">
            <text:p>[</text:p>
          </table:table-cell>
          <table:table-cell table:formula="of:=FIND([.A65];[.$D$58];1)" office:value-type="float" office:value="72" calcext:value-type="float">
            <text:p>72</text:p>
          </table:table-cell>
          <table:table-cell table:formula="of:=FIND(MID([.$A$53];[.$A$6]+5;1);[.$D$58];1)" office:value-type="float" office:value="15" calcext:value-type="float">
            <text:p>15</text:p>
          </table:table-cell>
          <table:table-cell table:formula="of:=IF(MOD(([.B65]+[.C65])-([.$G$4]+1);[.$D$4])=0;[.$D$4];MOD(([.B65]+[.C65])-([.$G$4]+1);[.$D$4]))" office:value-type="float" office:value="26" calcext:value-type="float">
            <text:p>26</text:p>
          </table:table-cell>
          <table:table-cell table:formula="of:=IF([.D65]=0;MID([.$D$58];[.$D$4];1);IF([.D65]=[.$D$4];MID([.$D$58];[.$D$4];1);MID([.$D$58];[.D65];1)))" office:value-type="string" office:string-value="T" calcext:value-type="string">
            <text:p>T</text:p>
          </table:table-cell>
          <table:table-cell table:number-columns-repeated="1019"/>
        </table:table-row>
        <table:table-row table:style-name="ro1">
          <table:table-cell table:formula="of:=MID([.A60];6;1)" office:value-type="string" office:string-value="4" calcext:value-type="string">
            <text:p>4</text:p>
          </table:table-cell>
          <table:table-cell table:formula="of:=FIND([.A66];[.$D$58];1)" office:value-type="float" office:value="77" calcext:value-type="float">
            <text:p>77</text:p>
          </table:table-cell>
          <table:table-cell table:formula="of:=FIND(MID([.$A$53];[.$A$6]+6;1);[.$D$58];1)" office:value-type="float" office:value="55" calcext:value-type="float">
            <text:p>55</text:p>
          </table:table-cell>
          <table:table-cell table:formula="of:=IF(MOD(([.B66]+[.C66])-([.$G$4]+1);[.$D$4])=0;[.$D$4];MOD(([.B66]+[.C66])-([.$G$4]+1);[.$D$4]))" office:value-type="float" office:value="71" calcext:value-type="float">
            <text:p>71</text:p>
          </table:table-cell>
          <table:table-cell table:formula="of:=IF([.D66]=0;MID([.$D$58];[.$D$4];1);IF([.D66]=[.$D$4];MID([.$D$58];[.$D$4];1);MID([.$D$58];[.D66];1)))" office:value-type="string" office:string-value="2" calcext:value-type="string">
            <text:p>2</text:p>
          </table:table-cell>
          <table:table-cell table:number-columns-repeated="1019"/>
        </table:table-row>
        <table:table-row table:style-name="ro1">
          <table:table-cell table:formula="of:=MID([.A60];7;1)" office:value-type="string" office:string-value="C" calcext:value-type="string">
            <text:p>C</text:p>
          </table:table-cell>
          <table:table-cell table:formula="of:=FIND([.A67];[.$D$58];1)" office:value-type="float" office:value="18" calcext:value-type="float">
            <text:p>18</text:p>
          </table:table-cell>
          <table:table-cell table:formula="of:=FIND(MID([.$A$53];[.$A$6]+7;1);[.$D$58];1)" office:value-type="float" office:value="58" calcext:value-type="float">
            <text:p>58</text:p>
          </table:table-cell>
          <table:table-cell table:formula="of:=IF(MOD(([.B67]+[.C67])-([.$G$4]+1);[.$D$4])=0;[.$D$4];MOD(([.B67]+[.C67])-([.$G$4]+1);[.$D$4]))" office:value-type="float" office:value="15" calcext:value-type="float">
            <text:p>15</text:p>
          </table:table-cell>
          <table:table-cell table:formula="of:=IF([.D67]=0;MID([.$D$58];[.$D$4];1);IF([.D67]=[.$D$4];MID([.$D$58];[.$D$4];1);MID([.$D$58];[.D67];1)))" office:value-type="string" office:string-value="k" calcext:value-type="string">
            <text:p>k</text:p>
          </table:table-cell>
          <table:table-cell table:number-columns-repeated="1019"/>
        </table:table-row>
        <table:table-row table:style-name="ro1">
          <table:table-cell table:formula="of:=MID([.A60];8;1)" office:value-type="string" office:string-value="0" calcext:value-type="string">
            <text:p>0</text:p>
          </table:table-cell>
          <table:table-cell table:formula="of:=FIND([.A68];[.$D$58];1)" office:value-type="float" office:value="69" calcext:value-type="float">
            <text:p>69</text:p>
          </table:table-cell>
          <table:table-cell table:formula="of:=FIND(MID([.$A$53];[.$A$6]+8;1);[.$D$58];1)" office:value-type="float" office:value="14" calcext:value-type="float">
            <text:p>14</text:p>
          </table:table-cell>
          <table:table-cell table:formula="of:=IF(MOD(([.B68]+[.C68])-([.$G$4]+1);[.$D$4])=0;[.$D$4];MOD(([.B68]+[.C68])-([.$G$4]+1);[.$D$4]))" office:value-type="float" office:value="22" calcext:value-type="float">
            <text:p>22</text:p>
          </table:table-cell>
          <table:table-cell table:formula="of:=IF([.D68]=0;MID([.$D$58];[.$D$4];1);IF([.D68]=[.$D$4];MID([.$D$58];[.$D$4];1);MID([.$D$58];[.D68];1)))" office:value-type="string" office:string-value="H" calcext:value-type="string">
            <text:p>H</text:p>
          </table:table-cell>
          <table:table-cell table:number-columns-repeated="1019"/>
        </table:table-row>
        <table:table-row table:style-name="ro1">
          <table:table-cell table:formula="of:=MID([.A60];9;1)" office:value-type="string" office:string-value="X" calcext:value-type="string">
            <text:p>X</text:p>
          </table:table-cell>
          <table:table-cell table:formula="of:=FIND([.A69];[.$D$58];1)" office:value-type="float" office:value="31" calcext:value-type="float">
            <text:p>31</text:p>
          </table:table-cell>
          <table:table-cell table:formula="of:=FIND(MID([.$A$53];[.$A$6]+9;1);[.$D$58];1)" office:value-type="float" office:value="74" calcext:value-type="float">
            <text:p>74</text:p>
          </table:table-cell>
          <table:table-cell table:formula="of:=IF(MOD(([.B69]+[.C69])-([.$G$4]+1);[.$D$4])=0;[.$D$4];MOD(([.B69]+[.C69])-([.$G$4]+1);[.$D$4]))" office:value-type="float" office:value="44" calcext:value-type="float">
            <text:p>44</text:p>
          </table:table-cell>
          <table:table-cell table:formula="of:=IF([.D69]=0;MID([.$D$58];[.$D$4];1);IF([.D69]=[.$D$4];MID([.$D$58];[.$D$4];1);MID([.$D$58];[.D69];1)))" office:value-type="string" office:string-value="Y" calcext:value-type="string">
            <text:p>Y</text:p>
          </table:table-cell>
          <table:table-cell table:number-columns-repeated="4"/>
          <table:table-cell table:style-name="ce28" table:number-columns-repeated="2"/>
          <table:table-cell table:number-columns-repeated="1013"/>
        </table:table-row>
        <table:table-row table:style-name="ro1">
          <table:table-cell table:formula="of:=MID([.A60];10;1)" office:value-type="string" office:string-value=")" calcext:value-type="string">
            <text:p>)</text:p>
          </table:table-cell>
          <table:table-cell table:formula="of:=FIND([.A70];[.$D$58];1)" office:value-type="float" office:value="3" calcext:value-type="float">
            <text:p>3</text:p>
          </table:table-cell>
          <table:table-cell table:formula="of:=FIND(MID([.$A$53];[.$A$6]+10;1);[.$D$58];1)" office:value-type="float" office:value="55" calcext:value-type="float">
            <text:p>55</text:p>
          </table:table-cell>
          <table:table-cell table:formula="of:=IF(MOD(([.B70]+[.C70])-([.$G$4]+1);[.$D$4])=0;[.$D$4];MOD(([.B70]+[.C70])-([.$G$4]+1);[.$D$4]))" office:value-type="float" office:value="91" calcext:value-type="float">
            <text:p>91</text:p>
          </table:table-cell>
          <table:table-cell table:formula="of:=IF([.D70]=0;MID([.$D$58];[.$D$4];1);IF([.D70]=[.$D$4];MID([.$D$58];[.$D$4];1);MID([.$D$58];[.D70];1)))" office:value-type="string" office:string-value=" " calcext:value-type="string">
            <text:p><text:s/></text:p>
          </table:table-cell>
          <table:table-cell table:number-columns-repeated="1019"/>
        </table:table-row>
        <table:table-row table:style-name="ro1">
          <table:table-cell table:formula="of:=MID([.A60];11;1)" office:value-type="string" office:string-value="[" calcext:value-type="string">
            <text:p>[</text:p>
          </table:table-cell>
          <table:table-cell table:formula="of:=FIND([.A71];[.$D$58];1)" office:value-type="float" office:value="72" calcext:value-type="float">
            <text:p>72</text:p>
          </table:table-cell>
          <table:table-cell table:formula="of:=FIND(MID([.$A$53];[.$A$6]+11;1);[.$D$58];1)" office:value-type="float" office:value="7" calcext:value-type="float">
            <text:p>7</text:p>
          </table:table-cell>
          <table:table-cell table:formula="of:=IF(MOD(([.B71]+[.C71])-([.$G$4]+1);[.$D$4])=0;[.$D$4];MOD(([.B71]+[.C71])-([.$G$4]+1);[.$D$4]))" office:value-type="float" office:value="18" calcext:value-type="float">
            <text:p>18</text:p>
          </table:table-cell>
          <table:table-cell table:formula="of:=IF([.D71]=0;MID([.$D$58];[.$D$4];1);IF([.D71]=[.$D$4];MID([.$D$58];[.$D$4];1);MID([.$D$58];[.D71];1)))" office:value-type="string" office:string-value="C" calcext:value-type="string">
            <text:p>C</text:p>
          </table:table-cell>
          <table:table-cell table:number-columns-repeated="5"/>
          <table:table-cell table:style-name="ce28"/>
          <table:table-cell table:number-columns-repeated="1013"/>
        </table:table-row>
        <table:table-row table:style-name="ro1">
          <table:table-cell table:formula="of:=MID([.A60];12;1)" office:value-type="string" office:string-value="i" calcext:value-type="string">
            <text:p>i</text:p>
          </table:table-cell>
          <table:table-cell table:formula="of:=FIND([.A72];[.$D$58];1)" office:value-type="float" office:value="66" calcext:value-type="float">
            <text:p>66</text:p>
          </table:table-cell>
          <table:table-cell table:formula="of:=FIND(MID([.$A$53];[.$A$6]+12;1);[.$D$58];1)" office:value-type="float" office:value="85" calcext:value-type="float">
            <text:p>85</text:p>
          </table:table-cell>
          <table:table-cell table:formula="of:=IF(MOD(([.B72]+[.C72])-([.$G$4]+1);[.$D$4])=0;[.$D$4];MOD(([.B72]+[.C72])-([.$G$4]+1);[.$D$4]))" office:value-type="float" office:value="90" calcext:value-type="float">
            <text:p>90</text:p>
          </table:table-cell>
          <table:table-cell table:formula="of:=IF([.D72]=0;MID([.$D$58];[.$D$4];1);IF([.D72]=[.$D$4];MID([.$D$58];[.$D$4];1);MID([.$D$58];[.D72];1)))" office:value-type="string" office:string-value=":" calcext:value-type="string">
            <text:p>:</text:p>
          </table:table-cell>
          <table:table-cell table:number-columns-repeated="1019"/>
        </table:table-row>
        <table:table-row table:style-name="ro1">
          <table:table-cell table:formula="of:=MID([.A60];13;1)" office:value-type="string" office:string-value="z" calcext:value-type="string">
            <text:p>z</text:p>
          </table:table-cell>
          <table:table-cell table:formula="of:=FIND([.A73];[.$D$58];1)" office:value-type="float" office:value="28" calcext:value-type="float">
            <text:p>28</text:p>
          </table:table-cell>
          <table:table-cell table:formula="of:=FIND(MID([.$A$53];[.$A$6]+13;1);[.$D$58];1)" office:value-type="float" office:value="81" calcext:value-type="float">
            <text:p>81</text:p>
          </table:table-cell>
          <table:table-cell table:formula="of:=IF(MOD(([.B73]+[.C73])-([.$G$4]+1);[.$D$4])=0;[.$D$4];MOD(([.B73]+[.C73])-([.$G$4]+1);[.$D$4]))" office:value-type="float" office:value="48" calcext:value-type="float">
            <text:p>48</text:p>
          </table:table-cell>
          <table:table-cell table:formula="of:=IF([.D73]=0;MID([.$D$58];[.$D$4];1);IF([.D73]=[.$D$4];MID([.$D$58];[.$D$4];1);MID([.$D$58];[.D73];1)))" office:value-type="string" office:string-value="@" calcext:value-type="string">
            <text:p>@</text:p>
          </table:table-cell>
          <table:table-cell table:number-columns-repeated="1019"/>
        </table:table-row>
        <table:table-row table:style-name="ro1">
          <table:table-cell table:formula="of:=MID([.A60];14;1)" office:value-type="string" office:string-value="u" calcext:value-type="string">
            <text:p>u</text:p>
          </table:table-cell>
          <table:table-cell table:formula="of:=FIND([.A74];[.$D$58];1)" office:value-type="float" office:value="87" calcext:value-type="float">
            <text:p>87</text:p>
          </table:table-cell>
          <table:table-cell table:formula="of:=FIND(MID([.$A$53];[.$A$6]+14;1);[.$D$58];1)" office:value-type="float" office:value="14" calcext:value-type="float">
            <text:p>14</text:p>
          </table:table-cell>
          <table:table-cell table:formula="of:=IF(MOD(([.B74]+[.C74])-([.$G$4]+1);[.$D$4])=0;[.$D$4];MOD(([.B74]+[.C74])-([.$G$4]+1);[.$D$4]))" office:value-type="float" office:value="40" calcext:value-type="float">
            <text:p>40</text:p>
          </table:table-cell>
          <table:table-cell table:formula="of:=IF([.D74]=0;MID([.$D$58];[.$D$4];1);IF([.D74]=[.$D$4];MID([.$D$58];[.$D$4];1);MID([.$D$58];[.D74];1)))" office:value-type="string" office:string-value="D" calcext:value-type="string">
            <text:p>D</text:p>
          </table:table-cell>
          <table:table-cell table:number-columns-repeated="1019"/>
        </table:table-row>
        <table:table-row table:style-name="ro1">
          <table:table-cell table:formula="of:=MID([.A60];15;1)" office:value-type="string" office:string-value="4" calcext:value-type="string">
            <text:p>4</text:p>
          </table:table-cell>
          <table:table-cell table:formula="of:=FIND([.A75];[.$D$58];1)" office:value-type="float" office:value="77" calcext:value-type="float">
            <text:p>77</text:p>
          </table:table-cell>
          <table:table-cell table:formula="of:=FIND(MID([.$A$53];[.$A$6]+15;1);[.$D$58];1)" office:value-type="float" office:value="9" calcext:value-type="float">
            <text:p>9</text:p>
          </table:table-cell>
          <table:table-cell table:formula="of:=IF(MOD(([.B75]+[.C75])-([.$G$4]+1);[.$D$4])=0;[.$D$4];MOD(([.B75]+[.C75])-([.$G$4]+1);[.$D$4]))" office:value-type="float" office:value="25" calcext:value-type="float">
            <text:p>25</text:p>
          </table:table-cell>
          <table:table-cell table:formula="of:=IF([.D75]=0;MID([.$D$58];[.$D$4];1);IF([.D75]=[.$D$4];MID([.$D$58];[.$D$4];1);MID([.$D$58];[.D75];1)))" office:value-type="string" office:string-value="|" calcext:value-type="string">
            <text:p>|</text:p>
          </table:table-cell>
          <table:table-cell table:number-columns-repeated="1019"/>
        </table:table-row>
        <table:table-row table:style-name="ro1">
          <table:table-cell table:formula="of:=MID([.A60];16;1)" office:value-type="string" office:string-value="x" calcext:value-type="string">
            <text:p>x</text:p>
          </table:table-cell>
          <table:table-cell table:formula="of:=FIND([.A76];[.$D$58];1)" office:value-type="float" office:value="84" calcext:value-type="float">
            <text:p>84</text:p>
          </table:table-cell>
          <table:table-cell table:formula="of:=FIND(MID([.$A$53];[.$A$6]+16;1);[.$D$58];1)" office:value-type="float" office:value="86" calcext:value-type="float">
            <text:p>86</text:p>
          </table:table-cell>
          <table:table-cell table:formula="of:=IF(MOD(([.B76]+[.C76])-([.$G$4]+1);[.$D$4])=0;[.$D$4];MOD(([.B76]+[.C76])-([.$G$4]+1);[.$D$4]))" office:value-type="float" office:value="15" calcext:value-type="float">
            <text:p>15</text:p>
          </table:table-cell>
          <table:table-cell table:formula="of:=IF([.D76]=0;MID([.$D$58];[.$D$4];1);IF([.D76]=[.$D$4];MID([.$D$58];[.$D$4];1);MID([.$D$58];[.D76];1)))" office:value-type="string" office:string-value="k" calcext:value-type="string">
            <text:p>k</text:p>
          </table:table-cell>
          <table:table-cell table:number-columns-repeated="1019"/>
        </table:table-row>
        <table:table-row table:style-name="ro1">
          <table:table-cell table:style-name="ce28" table:formula="of:=COM.MICROSOFT.CONCAT([.$E$61:.$E$76])" office:value-type="string" office:string-value="ow4/T2kHY C:@D|k" calcext:value-type="string">
            <text:p>ow4/T2kHY C:@D|k</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style-name="ce27" table:formula="of:=COM.MICROSOFT.CONCAT( &quot;  OTP SIZE=  &quot;;LEN([.A78]))"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DcW\Y]^b@_d=hmIjoFv}O'-P$Zi./012[tew34678g%Uxp(ur9: sB`" calcext:value-type="string">
            <text:p>+,DcW\Y]^b@_d=hmIjoFv}O'-P$Zi./012[tew34678g%Uxp(ur9: sB`</text:p>
          </table:table-cell>
          <table:table-cell table:style-name="ce28" table:formula="of:=IF([.$H$3]=0;RIGHT([.$D$58];LEN([.$D$58])-[.$H$4]);LEFT([.$D$58];LEN([.$D$58])-[.$H$4]))" office:value-type="string" office:string-value="al)~*f&amp;&quot;&lt;&gt;?#KnkqMC5EGHAV|Tyz{!XLQNRSJ" calcext:value-type="string">
            <text:p>al)~*f&amp;"&lt;&gt;?#KnkqMC5EGHAV|Tyz{!XLQNRSJ</text:p>
          </table:table-cell>
          <table:table-cell table:style-name="ce28" table:formula="of:=IF([.$H$3]=0;COM.MICROSOFT.CONCAT([.C80];[.B80]);COM.MICROSOFT.CONCAT([.C81];[.B81]))" office:value-type="string" office:string-value="+,DcW\Y]^b@_d=hmIjoFv}O'-P$Zi./012[tew34678g%Uxp(ur9: sB`al)~*f&amp;&quot;&lt;&gt;?#KnkqMC5EGHAV|Tyz{!XLQNRSJ" calcext:value-type="string">
            <text:p>+,DcW\Y]^b@_d=hmIjoFv}O'-P$Zi./012[tew34678g%Uxp(ur9: sB`al)~*f&amp;"&lt;&gt;?#KnkqMC5EGHAV|Tyz{!XLQNRSJ</text:p>
          </table:table-cell>
          <table:table-cell table:style-name="Default"/>
          <table:table-cell table:number-columns-repeated="1019"/>
        </table:table-row>
        <table:table-row table:style-name="ro1">
          <table:table-cell/>
          <table:table-cell table:style-name="ce28" table:formula="of:=LEFT([.$D$58];LEN([.$D$58])-[.$H$4])" office:value-type="string" office:string-value="al)~*f&amp;&quot;&lt;&gt;?#KnkqMC5EGHAV|Tyz{!XLQNRSJ" calcext:value-type="string">
            <text:p>al)~*f&amp;"&lt;&gt;?#KnkqMC5EGHAV|Tyz{!XLQNRSJ</text:p>
          </table:table-cell>
          <table:table-cell table:style-name="ce28" table:formula="of:=RIGHT([.$D$58];[.$H$4])" office:value-type="string" office:string-value="+,DcW\Y]^b@_d=hmIjoFv}O'-P$Zi./012[tew34678g%Uxp(ur9: sB`" calcext:value-type="string">
            <text:p>+,DcW\Y]^b@_d=hmIjoFv}O'-P$Zi./012[tew34678g%Uxp(ur9: sB`</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a" calcext:value-type="string">
            <text:p>a</text:p>
          </table:table-cell>
          <table:table-cell/>
          <table:table-cell table:style-name="ce28" table:formula="of:=IF([.$H$3]=0;COM.MICROSOFT.CONCAT([.B82];REPLACE([.D80];([.$H$4]+1);1;&quot;&quot;));COM.MICROSOFT.CONCAT(REPLACE([.D80];([.$H$4]+1);1;&quot;&quot;);[.B82]))" office:value-type="string" office:string-value="+,DcW\Y]^b@_d=hmIjoFv}O'-P$Zi./012[tew34678g%Uxp(ur9: sB`l)~*f&amp;&quot;&lt;&gt;?#KnkqMC5EGHAV|Tyz{!XLQNRSJa" calcext:value-type="string">
            <text:p>+,DcW\Y]^b@_d=hmIjoFv}O'-P$Zi./012[tew34678g%Uxp(ur9: sB`l)~*f&amp;"&lt;&gt;?#KnkqMC5EGHAV|Tyz{!XLQNRSJa</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COM.MICROSOFT.CONCAT(MID([.D82];[.$E$4]+1;1);MID([.D82];[.$F$4]+1;1);MID([.D82];[.$G$4]+1;1);MID([.D82];[.$H$4]+1;1))" office:value-type="string" office:string-value="-_*l" calcext:value-type="string">
            <text:p>-_*l</text:p>
          </table:table-cell>
          <table:table-cell table:style-name="ce28"/>
          <table:table-cell table:formula="of:=COM.MICROSOFT.CONCAT([.B83];SUBSTITUTE(SUBSTITUTE(SUBSTITUTE(SUBSTITUTE([.D82];MID([.B83];1;1);&quot;&quot;;1);MID([.B83];2;1);&quot;&quot;;1);MID([.B83];3;1);&quot;&quot;;1);MID([.B83];4;1);&quot;&quot;;1))" office:value-type="string" office:string-value="-_*l+,DcW\Y]^b@d=hmIjoFv}O'P$Zi./012[tew34678g%Uxp(ur9: sB`)~f&amp;&quot;&lt;&gt;?#KnkqMC5EGHAV|Tyz{!XLQNRSJa" calcext:value-type="string">
            <text:p>-_*l+,DcW\Y]^b@d=hmIjoFv}O'P$Zi./012[tew34678g%Uxp(ur9: sB`)~f&amp;"&lt;&gt;?#KnkqMC5EGHAV|Tyz{!XLQNRSJa</text:p>
          </table:table-cell>
          <table:table-cell table:style-name="Default"/>
          <table:table-cell table:number-columns-repeated="4"/>
          <table:table-cell table:style-name="ce28" table:number-columns-repeated="2"/>
          <table:table-cell table:number-columns-repeated="1013"/>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5"/>
          <table:table-cell table:style-name="ce28"/>
          <table:table-cell table:number-columns-repeated="1013"/>
        </table:table-row>
        <table:table-row table:style-name="ro1">
          <table:table-cell table:style-name="ce28" table:formula="of:=COM.MICROSOFT.CONCAT([.$E$61:.$E$76])" office:value-type="string" office:string-value="ow4/T2kHY C:@D|k" calcext:value-type="string">
            <text:p>ow4/T2kHY C:@D|k</text:p>
          </table:table-cell>
          <table:table-cell table:formula="of:=COM.MICROSOFT.CONCAT(&quot;'&quot;;[.A85];&quot;'&quot;;&quot; A85 char positions in D83&quot;)" office:value-type="string" office:string-value="'ow4/T2kHY C:@D|k' A85 char positions in D83" calcext:value-type="string">
            <text:p>'ow4/T2kHY C:@D|k' A85 char positions in D83</text:p>
          </table:table-cell>
          <table:table-cell table:formula="of:=COM.MICROSOFT.CONCAT(&quot;'&quot;;MID([.$A$78];[.$A$6]+1;[.$A$6]);&quot;'&quot;;&quot; OTP  char positions in D83&quot;)" office:value-type="string" office:string-value="'~p^Nkjvnej&amp;pgn&lt;(' OTP  char positions in D83" calcext:value-type="string">
            <text:p>'~p^Nkjvnej&amp;pgn&lt;(' OTP <text:s/>char positions in D83</text:p>
          </table:table-cell>
          <table:table-cell/>
          <table:table-cell table:style-name="Default"/>
          <table:table-cell table:number-columns-repeated="5"/>
          <table:table-cell table:style-name="ce28"/>
          <table:table-cell table:number-columns-repeated="1013"/>
        </table:table-row>
        <table:table-row table:style-name="ro1">
          <table:table-cell table:formula="of:=MID([.A85];1;1)" office:value-type="string" office:string-value="o" calcext:value-type="string">
            <text:p>o</text:p>
          </table:table-cell>
          <table:table-cell table:formula="of:=FIND([.A86];[.$D$83];1)" office:value-type="float" office:value="22" calcext:value-type="float">
            <text:p>22</text:p>
          </table:table-cell>
          <table:table-cell table:formula="of:=FIND(MID([.$A$78];[.$A$6]+1;1);[.$D$83];1)" office:value-type="float" office:value="61" calcext:value-type="float">
            <text:p>61</text:p>
          </table:table-cell>
          <table:table-cell table:formula="of:=IF(MOD(([.B86]+[.C86])-([.$H$4]+1);[.$D$4])=0;[.$D$4];MOD(([.B86]+[.C86])-([.$H$4]+1);[.$D$4]))" office:value-type="float" office:value="25" calcext:value-type="float">
            <text:p>25</text:p>
          </table:table-cell>
          <table:table-cell table:formula="of:=IF([.D86]=0;MID([.$D$83];[.$D$4];1);IF([.D86]=[.$D$4];MID([.$D$83];[.$D$4];1);MID([.$D$83];[.D86];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formula="of:=MID([.A85];2;1)" office:value-type="string" office:string-value="w" calcext:value-type="string">
            <text:p>w</text:p>
          </table:table-cell>
          <table:table-cell table:formula="of:=FIND([.A87];[.$D$83];1)" office:value-type="float" office:value="40" calcext:value-type="float">
            <text:p>40</text:p>
          </table:table-cell>
          <table:table-cell table:formula="of:=FIND(MID([.$A$78];[.$A$6]+2;1);[.$D$83];1)" office:value-type="float" office:value="50" calcext:value-type="float">
            <text:p>50</text:p>
          </table:table-cell>
          <table:table-cell table:formula="of:=IF(MOD(([.B87]+[.C87])-([.$H$4]+1);[.$D$4])=0;[.$D$4];MOD(([.B87]+[.C87])-([.$H$4]+1);[.$D$4]))" office:value-type="float" office:value="32" calcext:value-type="float">
            <text:p>32</text:p>
          </table:table-cell>
          <table:table-cell table:formula="of:=IF([.D87]=0;MID([.$D$83];[.$D$4];1);IF([.D87]=[.$D$4];MID([.$D$83];[.$D$4];1);MID([.$D$83];[.D87];1)))" office:value-type="string" office:string-value="." calcext:value-type="string">
            <text:p>.</text:p>
          </table:table-cell>
          <table:table-cell table:number-columns-repeated="1019"/>
        </table:table-row>
        <table:table-row table:style-name="ro1">
          <table:table-cell table:formula="of:=MID([.A85];3;1)" office:value-type="string" office:string-value="4" calcext:value-type="string">
            <text:p>4</text:p>
          </table:table-cell>
          <table:table-cell table:formula="of:=FIND([.A88];[.$D$83];1)" office:value-type="float" office:value="42" calcext:value-type="float">
            <text:p>42</text:p>
          </table:table-cell>
          <table:table-cell table:formula="of:=FIND(MID([.$A$78];[.$A$6]+3;1);[.$D$83];1)" office:value-type="float" office:value="13" calcext:value-type="float">
            <text:p>13</text:p>
          </table:table-cell>
          <table:table-cell table:formula="of:=IF(MOD(([.B88]+[.C88])-([.$H$4]+1);[.$D$4])=0;[.$D$4];MOD(([.B88]+[.C88])-([.$H$4]+1);[.$D$4]))" office:value-type="float" office:value="91" calcext:value-type="float">
            <text:p>91</text:p>
          </table:table-cell>
          <table:table-cell table:formula="of:=IF([.D88]=0;MID([.$D$83];[.$D$4];1);IF([.D88]=[.$D$4];MID([.$D$83];[.$D$4];1);MID([.$D$83];[.D88];1)))" office:value-type="string" office:string-value="R" calcext:value-type="string">
            <text:p>R</text:p>
          </table:table-cell>
          <table:table-cell table:number-columns-repeated="1019"/>
        </table:table-row>
        <table:table-row table:style-name="ro1">
          <table:table-cell table:formula="of:=MID([.A85];4;1)" office:value-type="string" office:string-value="/" calcext:value-type="string">
            <text:p>/</text:p>
          </table:table-cell>
          <table:table-cell table:formula="of:=FIND([.A89];[.$D$83];1)" office:value-type="float" office:value="33" calcext:value-type="float">
            <text:p>33</text:p>
          </table:table-cell>
          <table:table-cell table:formula="of:=FIND(MID([.$A$78];[.$A$6]+4;1);[.$D$83];1)" office:value-type="float" office:value="90" calcext:value-type="float">
            <text:p>90</text:p>
          </table:table-cell>
          <table:table-cell table:formula="of:=IF(MOD(([.B89]+[.C89])-([.$H$4]+1);[.$D$4])=0;[.$D$4];MOD(([.B89]+[.C89])-([.$H$4]+1);[.$D$4]))" office:value-type="float" office:value="65" calcext:value-type="float">
            <text:p>65</text:p>
          </table:table-cell>
          <table:table-cell table:formula="of:=IF([.D89]=0;MID([.$D$83];[.$D$4];1);IF([.D89]=[.$D$4];MID([.$D$83];[.$D$4];1);MID([.$D$83];[.D89];1)))" office:value-type="string" office:string-value="&lt;" calcext:value-type="string">
            <text:p>&lt;</text:p>
          </table:table-cell>
          <table:table-cell table:number-columns-repeated="1019"/>
        </table:table-row>
        <table:table-row table:style-name="ro1">
          <table:table-cell table:formula="of:=MID([.A85];5;1)" office:value-type="string" office:string-value="T" calcext:value-type="string">
            <text:p>T</text:p>
          </table:table-cell>
          <table:table-cell table:formula="of:=FIND([.A90];[.$D$83];1)" office:value-type="float" office:value="82" calcext:value-type="float">
            <text:p>82</text:p>
          </table:table-cell>
          <table:table-cell table:formula="of:=FIND(MID([.$A$78];[.$A$6]+5;1);[.$D$83];1)" office:value-type="float" office:value="71" calcext:value-type="float">
            <text:p>71</text:p>
          </table:table-cell>
          <table:table-cell table:formula="of:=IF(MOD(([.B90]+[.C90])-([.$H$4]+1);[.$D$4])=0;[.$D$4];MOD(([.B90]+[.C90])-([.$H$4]+1);[.$D$4]))" office:value-type="float" office:value="1" calcext:value-type="float">
            <text:p>1</text:p>
          </table:table-cell>
          <table:table-cell table:formula="of:=IF([.D90]=0;MID([.$D$83];[.$D$4];1);IF([.D90]=[.$D$4];MID([.$D$83];[.$D$4];1);MID([.$D$83];[.D90];1)))" office:value-type="string" office:string-value="-" calcext:value-type="string">
            <text:p>-</text:p>
          </table:table-cell>
          <table:table-cell table:number-columns-repeated="1019"/>
        </table:table-row>
        <table:table-row table:style-name="ro1">
          <table:table-cell table:formula="of:=MID([.A85];6;1)" office:value-type="string" office:string-value="2" calcext:value-type="string">
            <text:p>2</text:p>
          </table:table-cell>
          <table:table-cell table:formula="of:=FIND([.A91];[.$D$83];1)" office:value-type="float" office:value="36" calcext:value-type="float">
            <text:p>36</text:p>
          </table:table-cell>
          <table:table-cell table:formula="of:=FIND(MID([.$A$78];[.$A$6]+6;1);[.$D$83];1)" office:value-type="float" office:value="21" calcext:value-type="float">
            <text:p>21</text:p>
          </table:table-cell>
          <table:table-cell table:formula="of:=IF(MOD(([.B91]+[.C91])-([.$H$4]+1);[.$D$4])=0;[.$D$4];MOD(([.B91]+[.C91])-([.$H$4]+1);[.$D$4]))" office:value-type="float" office:value="93" calcext:value-type="float">
            <text:p>93</text:p>
          </table:table-cell>
          <table:table-cell table:formula="of:=IF([.D91]=0;MID([.$D$83];[.$D$4];1);IF([.D91]=[.$D$4];MID([.$D$83];[.$D$4];1);MID([.$D$83];[.D91];1)))" office:value-type="string" office:string-value="J" calcext:value-type="string">
            <text:p>J</text:p>
          </table:table-cell>
          <table:table-cell table:number-columns-repeated="1019"/>
        </table:table-row>
        <table:table-row table:style-name="ro1">
          <table:table-cell table:formula="of:=MID([.A85];7;1)" office:value-type="string" office:string-value="k" calcext:value-type="string">
            <text:p>k</text:p>
          </table:table-cell>
          <table:table-cell table:formula="of:=FIND([.A92];[.$D$83];1)" office:value-type="float" office:value="71" calcext:value-type="float">
            <text:p>71</text:p>
          </table:table-cell>
          <table:table-cell table:formula="of:=FIND(MID([.$A$78];[.$A$6]+7;1);[.$D$83];1)" office:value-type="float" office:value="24" calcext:value-type="float">
            <text:p>24</text:p>
          </table:table-cell>
          <table:table-cell table:formula="of:=IF(MOD(([.B92]+[.C92])-([.$H$4]+1);[.$D$4])=0;[.$D$4];MOD(([.B92]+[.C92])-([.$H$4]+1);[.$D$4]))" office:value-type="float" office:value="37" calcext:value-type="float">
            <text:p>37</text:p>
          </table:table-cell>
          <table:table-cell table:formula="of:=IF([.D92]=0;MID([.$D$83];[.$D$4];1);IF([.D92]=[.$D$4];MID([.$D$83];[.$D$4];1);MID([.$D$83];[.D92];1)))" office:value-type="string" office:string-value="[" calcext:value-type="string">
            <text:p>[</text:p>
          </table:table-cell>
          <table:table-cell table:number-columns-repeated="1019"/>
        </table:table-row>
        <table:table-row table:style-name="ro1">
          <table:table-cell table:formula="of:=MID([.A85];8;1)" office:value-type="string" office:string-value="H" calcext:value-type="string">
            <text:p>H</text:p>
          </table:table-cell>
          <table:table-cell table:formula="of:=FIND([.A93];[.$D$83];1)" office:value-type="float" office:value="78" calcext:value-type="float">
            <text:p>78</text:p>
          </table:table-cell>
          <table:table-cell table:formula="of:=FIND(MID([.$A$78];[.$A$6]+8;1);[.$D$83];1)" office:value-type="float" office:value="70" calcext:value-type="float">
            <text:p>70</text:p>
          </table:table-cell>
          <table:table-cell table:formula="of:=IF(MOD(([.B93]+[.C93])-([.$H$4]+1);[.$D$4])=0;[.$D$4];MOD(([.B93]+[.C93])-([.$H$4]+1);[.$D$4]))" office:value-type="float" office:value="90" calcext:value-type="float">
            <text:p>90</text:p>
          </table:table-cell>
          <table:table-cell table:formula="of:=IF([.D93]=0;MID([.$D$83];[.$D$4];1);IF([.D93]=[.$D$4];MID([.$D$83];[.$D$4];1);MID([.$D$83];[.D93];1)))" office:value-type="string" office:string-value="N" calcext:value-type="string">
            <text:p>N</text:p>
          </table:table-cell>
          <table:table-cell table:number-columns-repeated="1019"/>
        </table:table-row>
        <table:table-row table:style-name="ro1">
          <table:table-cell table:formula="of:=MID([.A85];9;1)" office:value-type="string" office:string-value="Y" calcext:value-type="string">
            <text:p>Y</text:p>
          </table:table-cell>
          <table:table-cell table:formula="of:=FIND([.A94];[.$D$83];1)" office:value-type="float" office:value="11" calcext:value-type="float">
            <text:p>11</text:p>
          </table:table-cell>
          <table:table-cell table:formula="of:=FIND(MID([.$A$78];[.$A$6]+9;1);[.$D$83];1)" office:value-type="float" office:value="39" calcext:value-type="float">
            <text:p>39</text:p>
          </table:table-cell>
          <table:table-cell table:formula="of:=IF(MOD(([.B94]+[.C94])-([.$H$4]+1);[.$D$4])=0;[.$D$4];MOD(([.B94]+[.C94])-([.$H$4]+1);[.$D$4]))" office:value-type="float" office:value="86" calcext:value-type="float">
            <text:p>86</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 " calcext:value-type="string">
            <text:p><text:s/></text:p>
          </table:table-cell>
          <table:table-cell table:formula="of:=FIND([.A95];[.$D$83];1)" office:value-type="float" office:value="56" calcext:value-type="float">
            <text:p>56</text:p>
          </table:table-cell>
          <table:table-cell table:formula="of:=FIND(MID([.$A$78];[.$A$6]+10;1);[.$D$83];1)" office:value-type="float" office:value="21" calcext:value-type="float">
            <text:p>21</text:p>
          </table:table-cell>
          <table:table-cell table:formula="of:=IF(MOD(([.B95]+[.C95])-([.$H$4]+1);[.$D$4])=0;[.$D$4];MOD(([.B95]+[.C95])-([.$H$4]+1);[.$D$4]))" office:value-type="float" office:value="19" calcext:value-type="float">
            <text:p>19</text:p>
          </table:table-cell>
          <table:table-cell table:formula="of:=IF([.D95]=0;MID([.$D$83];[.$D$4];1);IF([.D95]=[.$D$4];MID([.$D$83];[.$D$4];1);MID([.$D$83];[.D95];1)))" office:value-type="string" office:string-value="m" calcext:value-type="string">
            <text:p>m</text:p>
          </table:table-cell>
          <table:table-cell table:number-columns-repeated="1019"/>
        </table:table-row>
        <table:table-row table:style-name="ro1">
          <table:table-cell table:formula="of:=MID([.A85];11;1)" office:value-type="string" office:string-value="C" calcext:value-type="string">
            <text:p>C</text:p>
          </table:table-cell>
          <table:table-cell table:formula="of:=FIND([.A96];[.$D$83];1)" office:value-type="float" office:value="74" calcext:value-type="float">
            <text:p>74</text:p>
          </table:table-cell>
          <table:table-cell table:formula="of:=FIND(MID([.$A$78];[.$A$6]+11;1);[.$D$83];1)" office:value-type="float" office:value="63" calcext:value-type="float">
            <text:p>63</text:p>
          </table:table-cell>
          <table:table-cell table:formula="of:=IF(MOD(([.B96]+[.C96])-([.$H$4]+1);[.$D$4])=0;[.$D$4];MOD(([.B96]+[.C96])-([.$H$4]+1);[.$D$4]))" office:value-type="float" office:value="79" calcext:value-type="float">
            <text:p>79</text:p>
          </table:table-cell>
          <table:table-cell table:formula="of:=IF([.D96]=0;MID([.$D$83];[.$D$4];1);IF([.D96]=[.$D$4];MID([.$D$83];[.$D$4];1);MID([.$D$83];[.D96];1)))" office:value-type="string" office:string-value="A" calcext:value-type="string">
            <text:p>A</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55" calcext:value-type="float">
            <text:p>55</text:p>
          </table:table-cell>
          <table:table-cell table:formula="of:=FIND(MID([.$A$78];[.$A$6]+12;1);[.$D$83];1)" office:value-type="float" office:value="50" calcext:value-type="float">
            <text:p>50</text:p>
          </table:table-cell>
          <table:table-cell table:formula="of:=IF(MOD(([.B97]+[.C97])-([.$H$4]+1);[.$D$4])=0;[.$D$4];MOD(([.B97]+[.C97])-([.$H$4]+1);[.$D$4]))" office:value-type="float" office:value="47" calcext:value-type="float">
            <text:p>47</text:p>
          </table:table-cell>
          <table:table-cell table:formula="of:=IF([.D97]=0;MID([.$D$83];[.$D$4];1);IF([.D97]=[.$D$4];MID([.$D$83];[.$D$4];1);MID([.$D$83];[.D97];1)))" office:value-type="string" office:string-value="%" calcext:value-type="string">
            <text:p>%</text:p>
          </table:table-cell>
          <table:table-cell table:number-columns-repeated="1019"/>
        </table:table-row>
        <table:table-row table:style-name="ro1">
          <table:table-cell table:formula="of:=MID([.A85];13;1)" office:value-type="string" office:string-value="@" calcext:value-type="string">
            <text:p>@</text:p>
          </table:table-cell>
          <table:table-cell table:formula="of:=FIND([.A98];[.$D$83];1)" office:value-type="float" office:value="15" calcext:value-type="float">
            <text:p>15</text:p>
          </table:table-cell>
          <table:table-cell table:formula="of:=FIND(MID([.$A$78];[.$A$6]+13;1);[.$D$83];1)" office:value-type="float" office:value="46" calcext:value-type="float">
            <text:p>46</text:p>
          </table:table-cell>
          <table:table-cell table:formula="of:=IF(MOD(([.B98]+[.C98])-([.$H$4]+1);[.$D$4])=0;[.$D$4];MOD(([.B98]+[.C98])-([.$H$4]+1);[.$D$4]))" office:value-type="float" office:value="3" calcext:value-type="float">
            <text:p>3</text:p>
          </table:table-cell>
          <table:table-cell table:formula="of:=IF([.D98]=0;MID([.$D$83];[.$D$4];1);IF([.D98]=[.$D$4];MID([.$D$83];[.$D$4];1);MID([.$D$83];[.D98];1)))" office:value-type="string" office:string-value="*" calcext:value-type="string">
            <text:p>*</text:p>
          </table:table-cell>
          <table:table-cell table:number-columns-repeated="1019"/>
        </table:table-row>
        <table:table-row table:style-name="ro1">
          <table:table-cell table:formula="of:=MID([.A85];14;1)" office:value-type="string" office:string-value="D" calcext:value-type="string">
            <text:p>D</text:p>
          </table:table-cell>
          <table:table-cell table:formula="of:=FIND([.A99];[.$D$83];1)" office:value-type="float" office:value="7" calcext:value-type="float">
            <text:p>7</text:p>
          </table:table-cell>
          <table:table-cell table:formula="of:=FIND(MID([.$A$78];[.$A$6]+14;1);[.$D$83];1)" office:value-type="float" office:value="70" calcext:value-type="float">
            <text:p>70</text:p>
          </table:table-cell>
          <table:table-cell table:formula="of:=IF(MOD(([.B99]+[.C99])-([.$H$4]+1);[.$D$4])=0;[.$D$4];MOD(([.B99]+[.C99])-([.$H$4]+1);[.$D$4]))" office:value-type="float" office:value="19" calcext:value-type="float">
            <text:p>19</text:p>
          </table:table-cell>
          <table:table-cell table:formula="of:=IF([.D99]=0;MID([.$D$83];[.$D$4];1);IF([.D99]=[.$D$4];MID([.$D$83];[.$D$4];1);MID([.$D$83];[.D99];1)))" office:value-type="string" office:string-value="m" calcext:value-type="string">
            <text:p>m</text:p>
          </table:table-cell>
          <table:table-cell table:number-columns-repeated="1019"/>
        </table:table-row>
        <table:table-row table:style-name="ro1">
          <table:table-cell table:formula="of:=MID([.A85];15;1)" office:value-type="string" office:string-value="|" calcext:value-type="string">
            <text:p>|</text:p>
          </table:table-cell>
          <table:table-cell table:formula="of:=FIND([.A100];[.$D$83];1)" office:value-type="float" office:value="81" calcext:value-type="float">
            <text:p>81</text:p>
          </table:table-cell>
          <table:table-cell table:formula="of:=FIND(MID([.$A$78];[.$A$6]+15;1);[.$D$83];1)" office:value-type="float" office:value="65" calcext:value-type="float">
            <text:p>65</text:p>
          </table:table-cell>
          <table:table-cell table:formula="of:=IF(MOD(([.B100]+[.C100])-([.$H$4]+1);[.$D$4])=0;[.$D$4];MOD(([.B100]+[.C100])-([.$H$4]+1);[.$D$4]))" office:value-type="float" office:value="88" calcext:value-type="float">
            <text:p>88</text:p>
          </table:table-cell>
          <table:table-cell table:formula="of:=IF([.D100]=0;MID([.$D$83];[.$D$4];1);IF([.D100]=[.$D$4];MID([.$D$83];[.$D$4];1);MID([.$D$83];[.D100];1)))" office:value-type="string" office:string-value="L" calcext:value-type="string">
            <text:p>L</text:p>
          </table:table-cell>
          <table:table-cell table:number-columns-repeated="1019"/>
        </table:table-row>
        <table:table-row table:style-name="ro1">
          <table:table-cell table:formula="of:=MID([.A85];16;1)" office:value-type="string" office:string-value="k" calcext:value-type="string">
            <text:p>k</text:p>
          </table:table-cell>
          <table:table-cell table:formula="of:=FIND([.A101];[.$D$83];1)" office:value-type="float" office:value="71" calcext:value-type="float">
            <text:p>71</text:p>
          </table:table-cell>
          <table:table-cell table:formula="of:=FIND(MID([.$A$78];[.$A$6]+16;1);[.$D$83];1)" office:value-type="float" office:value="51" calcext:value-type="float">
            <text:p>51</text:p>
          </table:table-cell>
          <table:table-cell table:formula="of:=IF(MOD(([.B101]+[.C101])-([.$H$4]+1);[.$D$4])=0;[.$D$4];MOD(([.B101]+[.C101])-([.$H$4]+1);[.$D$4]))" office:value-type="float" office:value="64" calcext:value-type="float">
            <text:p>64</text:p>
          </table:table-cell>
          <table:table-cell table:formula="of:=IF([.D101]=0;MID([.$D$83];[.$D$4];1);IF([.D101]=[.$D$4];MID([.$D$83];[.$D$4];1);MID([.$D$83];[.D101];1)))" office:value-type="string" office:string-value="&quot;"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R&lt;-J[N!mA%*mL&quot;" calcext:value-type="string">
            <text:p>}.R&lt;-J[N!mA%*mL"</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R&lt;-J[N!mA%*mL&quot;tX+&amp;I/f4&quot;/vXQ4Ts~p^Nkjvnej&amp;pgn&lt;(Y{lwTNE`^N1{B`]US0H^xPw{eP\0r{_?lgV9B]I|?])gC|C4/h =YT@VCT5h^V&gt;eA Beautiful MindA Beautiful Mind" calcext:value-type="string">
            <text:p>}.R&lt;-J[N!mA%*mL"tX+&amp;I/f4"/vXQ4Ts~p^Nkjvnej&amp;pgn&lt;(Y{lwTNE`^N1{B`]US0H^xPw{eP\0r{_?lgV9B]I|?])gC|C4/h =YT@VCT5h^V&gt;eA Beautiful MindA Beautiful Mind</text:p>
          </table:table-cell>
          <table:table-cell table:style-name="ce27" table:formula="of:=COM.MICROSOFT.CONCAT( &quot;  OTP SIZE=  &quot;;LEN([.A103]))" office:value-type="string" office:string-value="  OTP SIZE=  144" calcext:value-type="string">
            <text:p><text:s text:c="2"/>OTP SIZE= <text:s/>144</text:p>
          </table:table-cell>
          <table:table-cell table:number-columns-repeated="2"/>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ENCRYPTION CHARACTER SET</text:p>
          </table:table-cell>
          <table:table-cell table:style-name="ce32" office:value-type="string" calcext:value-type="string">
            <text:p>ENCRYPT MESSAGE</text:p>
          </table:table-cell>
          <table:table-cell table:style-name="ce32" office:value-type="string" calcext:value-type="string">
            <text:p>MESSAGE ENCRYPTED</text:p>
          </table:table-cell>
          <table:table-cell table:style-name="ce32" office:value-type="string" calcext:value-type="string">
            <text:p>MESSAGE DECRYPTED</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6.$D$83]" office:value-type="string" office:string-value="|Tyaz{!XLQNRSW\Y]^b@_d=hoFv}~O')*+,-P$Zi./012[tJjew34678g%Uxp(ur9: sBc`fD&amp;&quot;&lt;&gt;?#KnIklmqMC5EGHAV" calcext:value-type="string">
            <text:p>|Tyaz{!XLQNRSW\Y]^b@_d=hoFv}~O')*+,-P$Zi./012[tJjew34678g%Uxp(ur9: sBc`fD&amp;"&lt;&gt;?#KnIklmqMC5EGHAV</text:p>
          </table:table-cell>
          <table:table-cell table:style-name="ce8" office:value-type="string" calcext:value-type="string">
            <text:p>The#One#Word#Pad</text:p>
          </table:table-cell>
          <table:table-cell table:style-name="ce33" table:formula="of:=[.A212]" office:value-type="float" office:value="0" calcext:value-type="float">
            <text:p>0</text:p>
          </table:table-cell>
          <table:table-cell table:style-name="ce33" table:formula="of:=[Decrypt_16.A212]" office:value-type="float" office:value="0" calcext:value-type="float">
            <text:p>0</text:p>
          </table:table-cell>
          <table:table-cell table:style-name="ce8" office:value-type="float" office:value="23" calcext:value-type="float">
            <text:p>23</text:p>
          </table:table-cell>
          <table:table-cell table:style-name="ce8" office:value-type="float" office:value="24" calcext:value-type="float">
            <text:p>24</text:p>
          </table:table-cell>
          <table:table-cell table:style-name="ce8" table:formula="of:=[$Sheet1.$G$2]" office:value-type="float" office:value="60" calcext:value-type="float">
            <text:p>60</text:p>
          </table:table-cell>
          <table:table-cell table:style-name="ce8" table:formula="of:=[$Sheet1.$H$2]" office:value-type="float" office:value="57" calcext:value-type="float">
            <text:p>57</text:p>
          </table:table-cell>
          <table:table-cell table:style-name="ce18" table:formula="of:=[$Sheet1.$I$2]" office:value-type="float" office:value="0" calcext:value-type="float">
            <text:p>0</text:p>
          </table:table-cell>
          <table:table-cell table:number-columns-repeated="1015"/>
        </table:table-row>
        <table:table-row table:style-name="ro1">
          <table:table-cell table:style-name="ce27" table:formula="of:=[Sheet6.A213]" office:value-type="float" office:value="0" calcext:value-type="float">
            <text:p>0</text:p>
          </table:table-cell>
          <table:table-cell/>
          <table:table-cell table:style-name="ce28"/>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4];2);1;0)" office:value-type="float" office:value="0" calcext:value-type="float">
            <text:p>0</text:p>
          </table:table-cell>
          <table:table-cell table:formula="of:=IF(MOD([.$G$4];2);1;0)" office:value-type="float" office:value="0" calcext:value-type="float">
            <text:p>0</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15]))" office:value-type="string" office:string-value="A New Test Messa" calcext:value-type="string">
            <text:p>A New Test Messa</text:p>
          </table:table-cell>
          <table:table-cell table:style-name="ce16" table:formula="of:=COM.MICROSOFT.CONCAT(&quot;__&quot;;LEFT([.$A$2];LEN([.$B$2])))" office:value-type="string" office:string-value="__|Tyaz{!XLQNRSW\Y]^" calcext:value-type="string">
            <text:p>__|Tyaz{!XLQNRSW\Y]^</text:p>
          </table:table-cell>
          <table:table-cell/>
          <table:table-cell table:formula="of:=LEN([.$A$2])" office:value-type="float" office:value="94" calcext:value-type="float">
            <text:p>94</text:p>
          </table:table-cell>
          <table:table-cell table:style-name="Default" table:formula="of:=MOD([.$E$2];[.$D$4])" office:value-type="float" office:value="24" calcext:value-type="float">
            <text:p>24</text:p>
          </table:table-cell>
          <table:table-cell table:formula="of:=MOD([.F112];LEN([.$A$2]))" office:value-type="float" office:value="24" calcext:value-type="float">
            <text:p>24</text:p>
          </table:table-cell>
          <table:table-cell table:formula="of:=MOD([.G112];LEN([.$A$2]))" office:value-type="float" office:value="60" calcext:value-type="float">
            <text:p>60</text:p>
          </table:table-cell>
          <table:table-cell table:formula="of:=MOD([.H112];LEN([.$A$2]))" office:value-type="float" office:value="57" calcext:value-type="float">
            <text:p>57</text:p>
          </table:table-cell>
          <table:table-cell table:formula="of:=MOD([.I112];LEN([.$A$2]))" office:value-type="float" office:value="0" calcext:value-type="float">
            <text:p>0</text:p>
          </table:table-cell>
          <table:table-cell table:number-columns-repeated="1015"/>
        </table:table-row>
      </table:table>
      <table:table table:name="Decrypt_16" table:style-name="ta1" table:protected="true">
        <loext:table-protection loext:select-protected-cells="true" loext:select-unprotected-cells="true"/>
        <table:table-column table:style-name="co23" table:default-cell-style-name="Default"/>
        <table:table-column table:style-name="co13" table:default-cell-style-name="Default"/>
        <table:table-column table:style-name="co24" table:default-cell-style-name="Default"/>
        <table:table-column table:style-name="co25" table:default-cell-style-name="Default"/>
        <table:table-column table:style-name="co26" table:default-cell-style-name="ce28"/>
        <table:table-column table:style-name="co27" table:default-cell-style-name="Default"/>
        <table:table-column table:style-name="co8" table:default-cell-style-name="Default"/>
        <table:table-column table:style-name="co28"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DECRYPTION CHARACTER SET</text:p>
          </table:table-cell>
          <table:table-cell table:style-name="ce25" office:value-type="string" calcext:value-type="string">
            <text:p>DECRYPT MESSAGE</text:p>
          </table:table-cell>
          <table:table-cell table:style-name="ce32" office:value-type="string" calcext:value-type="string">
            <text:p>MESSAGE DECRYPTED</text:p>
          </table:table-cell>
          <table:table-cell table:style-name="ce32" office:value-type="string" calcext:value-type="string">
            <text:p>ENCRYPTED MESSAGE</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number-columns-repeated="1015"/>
        </table:table-row>
        <table:table-row table:style-name="ro1">
          <table:table-cell table:style-name="ce23" table:formula="of:=[Encrypt_16.$D$83]" office:value-type="string" office:string-value="-_*l+,DcW\Y]^b@d=hmIjoFv}O'P$Zi./012[tew34678g%Uxp(ur9: sB`)~f&amp;&quot;&lt;&gt;?#KnkqMC5EGHAV|Tyz{!XLQNRSJa" calcext:value-type="string">
            <text:p>-_*l+,DcW\Y]^b@d=hmIjoFv}O'P$Zi./012[tew34678g%Uxp(ur9: sB`)~f&amp;"&lt;&gt;?#KnkqMC5EGHAV|Tyz{!XLQNRSJa</text:p>
          </table:table-cell>
          <table:table-cell table:style-name="ce62" table:formula="of:=[$Encrypt_16.$A$102]" office:value-type="string" office:string-value="}.R&lt;-J[N!mA%*mL&quot;" calcext:value-type="string">
            <text:p>}.R&lt;-J[N!mA%*mL"</text:p>
          </table:table-cell>
          <table:table-cell table:style-name="ce34" table:formula="of:=[.$A$102]" office:value-type="string" office:string-value="A New Test Messa" calcext:value-type="string">
            <text:p>A New Test Messa</text:p>
          </table:table-cell>
          <table:table-cell table:style-name="ce27" table:formula="of:=[Encrypt_16.$A$102]" office:value-type="string" office:string-value="}.R&lt;-J[N!mA%*mL&quot;" calcext:value-type="string">
            <text:p>}.R&lt;-J[N!mA%*mL"</text:p>
          </table:table-cell>
          <table:table-cell table:style-name="ce84" table:formula="of:=[$Encrypt_16.$E$2]" office:value-type="float" office:value="24" calcext:value-type="float">
            <text:p>24</text:p>
          </table:table-cell>
          <table:table-cell table:style-name="ce84" table:formula="of:=[$Encrypt_16.$F$2]" office:value-type="float" office:value="11" calcext:value-type="float">
            <text:p>11</text:p>
          </table:table-cell>
          <table:table-cell table:style-name="ce84" table:formula="of:=[$Encrypt_16.$G$2]" office:value-type="float" office:value="60" calcext:value-type="float">
            <text:p>60</text:p>
          </table:table-cell>
          <table:table-cell table:style-name="ce84" table:formula="of:=[$Encrypt_16.$H$2]" office:value-type="float" office:value="57" calcext:value-type="float">
            <text:p>57</text:p>
          </table:table-cell>
          <table:table-cell table:style-name="ce70" table:formula="of:=[$Encrypt_16.$I$2]" office:value-type="float" office:value="0" calcext:value-type="float">
            <text:p>0</text:p>
          </table:table-cell>
          <table:table-cell table:number-columns-repeated="1015"/>
        </table:table-row>
        <table:table-row table:style-name="ro1">
          <table:table-cell table:style-name="ce26" table:formula="of:=[$Encrypt_16.$A$103]" office:value-type="string" office:string-value="}.R&lt;-J[N!mA%*mL&quot;tX+&amp;I/f4&quot;/vXQ4Ts~p^Nkjvnej&amp;pgn&lt;(Y{lwTNE`^N1{B`]US0H^xPw{eP\0r{_?lgV9B]I|?])gC|C4/h =YT@VCT5h^V&gt;eA Beautiful MindA Beautiful Mind" calcext:value-type="string">
            <text:p>}.R&lt;-J[N!mA%*mL"tX+&amp;I/f4"/vXQ4Ts~p^Nkjvnej&amp;pgn&lt;(Y{lwTNE`^N1{B`]US0H^xPw{eP\0r{_?lgV9B]I|?])gC|C4/h =YT@VCT5h^V&gt;eA Beautiful MindA Beautiful 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B$2]" office:value-type="string" office:string-value="}.R&lt;-J[N!mA%*mL&quot;" calcext:value-type="string">
            <text:p>}.R&lt;-J[N!mA%*mL"</text:p>
          </table:table-cell>
          <table:table-cell table:style-name="ce17" table:formula="of:=[$Encrypt_16.$B$4]" office:value-type="string" office:string-value="__|Tyaz{!XLQNRSW\Y]^" calcext:value-type="string">
            <text:p>__|Tyaz{!XLQNRSW\Y]^</text:p>
          </table:table-cell>
          <table:table-cell/>
          <table:table-cell table:formula="of:=LEN([.$A$2])" office:value-type="float" office:value="94" calcext:value-type="float">
            <text:p>94</text:p>
          </table:table-cell>
          <table:table-cell table:style-name="Default" table:formula="of:=MOD([.E2];LEN([.$A$2]))"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number-columns-repeated="1015"/>
        </table:table-row>
        <table:table-row table:style-name="ro1">
          <table:table-cell office:value-type="string" calcext:value-type="string">
            <text:p>Rotate A2 by num X4 <text:s/>into D5</text:p>
          </table:table-cell>
          <table:table-cell table:style-name="ce30"/>
          <table:table-cell/>
          <table:table-cell table:style-name="ce28"/>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formula="of:=LEN([.$A$4])" office:value-type="float" office:value="16" calcext:value-type="float">
            <text:p>16</text:p>
          </table:table-cell>
          <table:table-cell table:number-columns-repeated="3"/>
          <table:table-cell table:style-name="Default"/>
          <table:table-cell table:number-columns-repeated="6"/>
          <table:table-cell table:style-name="ce28" table:number-columns-repeated="2"/>
          <table:table-cell table:number-columns-repeated="1011"/>
        </table:table-row>
        <table:table-row table:style-name="ro1">
          <table:table-cell office:value-type="string" calcext:value-type="string">
            <text:p>Move char num X4 in D5 in D7</text:p>
          </table:table-cell>
          <table:table-cell table:style-name="ce28"/>
          <table:table-cell/>
          <table:table-cell table:style-name="ce28"/>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table-cell table:style-name="ce28" table:formula="of:=IF([.$G$4]&lt;[.$H$4];REPLACE([.D7];[.$H$4]+1;1;&quot;&quot;);REPLACE([.D7];[.$G$4]+1;1;&quot;&quot;))">
            <text:p/>
          </table:table-cell>
          <table:table-cell table:formula="of:=[$Encrypt_16.$D$83]" office:value-type="string" office:string-value="-_*l+,DcW\Y]^b@d=hmIjoFv}O'P$Zi./012[tew34678g%Uxp(ur9: sB`)~f&amp;&quot;&lt;&gt;?#KnkqMC5EGHAV|Tyz{!XLQNRSJa" calcext:value-type="string">
            <text:p>-_*l+,DcW\Y]^b@d=hmIjoFv}O'P$Zi./012[tew34678g%Uxp(ur9: sB`)~f&amp;"&lt;&gt;?#KnkqMC5EGHAV|Tyz{!XLQNRSJa</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1013"/>
        </table:table-row>
        <table:table-row table:style-name="ro1">
          <table:table-cell table:style-name="ce26" table:formula="of:=MID([.$A$3];[.$A$6]+1;LEN([.$A$3])-[.$A$6])"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table-cell office:value-type="string" calcext:value-type="string">
            <text:p>Message B2 char positions in D8</text:p>
          </table:table-cell>
          <table:table-cell table:formula="of:=COM.MICROSOFT.CONCAT(MID([.$A$9];[.$A$6]+1;[.$A$6]);&quot; A9 OTP char positions in D8&quot;)" office:value-type="string" office:string-value="~p^Nkjvnej&amp;pgn&lt;( A9 OTP char positions in D8" calcext:value-type="string">
            <text:p>~p^Nkjvnej&amp;pgn&lt;( A9 OTP char positions in D8</text:p>
          </table:table-cell>
          <table:table-cell/>
          <table:table-cell table:style-name="Default"/>
          <table:table-cell table:number-columns-repeated="5"/>
          <table:table-cell table:style-name="ce28"/>
          <table:table-cell table:number-columns-repeated="1013"/>
        </table:table-row>
        <table:table-row table:style-name="ro1">
          <table:table-cell table:formula="of:=MID([.$A$4];1;1)" office:value-type="string" office:string-value="}" calcext:value-type="string">
            <text:p>}</text:p>
          </table:table-cell>
          <table:table-cell table:formula="of:=FIND([.A11];[.$D$8];1)" office:value-type="float" office:value="25" calcext:value-type="float">
            <text:p>25</text:p>
          </table:table-cell>
          <table:table-cell table:formula="of:=FIND(MID([.$A$9];[.$A$6]+1;1);[.$D$8];1)" office:value-type="float" office:value="61" calcext:value-type="float">
            <text:p>61</text:p>
          </table:table-cell>
          <table:table-cell table:formula="of:=IF(MOD(([.B11]-[.C11])+([.$H$4]+1);LEN([.$A$2]))=0;LEN([.$A$2]);MOD(([.B11]-[.C11])+([.$H$4]+1);LEN([.$A$2])))" office:value-type="float" office:value="22" calcext:value-type="float">
            <text:p>22</text:p>
          </table:table-cell>
          <table:table-cell table:formula="of:=IF([.D11]=0;MID([.$D$8];[.$D$4];1);IF([.D11]=[.$D$4];MID([.$D$8];[.$D$4];1);MID([.$D$8];[.D11];1)))" office:value-type="string" office:string-value="o" calcext:value-type="string">
            <text:p>o</text:p>
          </table:table-cell>
          <table:table-cell table:number-columns-repeated="5"/>
          <table:table-cell table:style-name="ce28"/>
          <table:table-cell table:number-columns-repeated="1013"/>
        </table:table-row>
        <table:table-row table:style-name="ro1">
          <table:table-cell table:formula="of:=MID([.$A$4];2;1)" office:value-type="string" office:string-value="." calcext:value-type="string">
            <text:p>.</text:p>
          </table:table-cell>
          <table:table-cell table:formula="of:=FIND([.A12];[.$D$8];1)" office:value-type="float" office:value="32" calcext:value-type="float">
            <text:p>32</text:p>
          </table:table-cell>
          <table:table-cell table:formula="of:=FIND(MID([.$A$9];[.$A$6]+2;1);[.$D$8];1)" office:value-type="float" office:value="50" calcext:value-type="float">
            <text:p>50</text:p>
          </table:table-cell>
          <table:table-cell table:formula="of:=IF(MOD(([.B12]-[.C12])+([.$H$4]+1);LEN([.$A$2]))=0;LEN([.$A$2]);MOD(([.B12]-[.C12])+([.$H$4]+1);LEN([.$A$2])))" office:value-type="float" office:value="40" calcext:value-type="float">
            <text:p>40</text:p>
          </table:table-cell>
          <table:table-cell table:formula="of:=IF([.D12]=0;MID([.$D$8];[.$D$4];1);IF([.D12]=[.$D$4];MID([.$D$8];[.$D$4];1);MID([.$D$8];[.D12];1)))" office:value-type="string" office:string-value="w" calcext:value-type="string">
            <text:p>w</text:p>
          </table:table-cell>
          <table:table-cell table:number-columns-repeated="5"/>
          <table:table-cell table:style-name="ce28"/>
          <table:table-cell table:number-columns-repeated="1013"/>
        </table:table-row>
        <table:table-row table:style-name="ro1">
          <table:table-cell table:formula="of:=MID([.$A$4];3;1)" office:value-type="string" office:string-value="R" calcext:value-type="string">
            <text:p>R</text:p>
          </table:table-cell>
          <table:table-cell table:formula="of:=FIND([.A13];[.$D$8];1)" office:value-type="float" office:value="91" calcext:value-type="float">
            <text:p>91</text:p>
          </table:table-cell>
          <table:table-cell table:formula="of:=FIND(MID([.$A$9];[.$A$6]+3;1);[.$D$8];1)" office:value-type="float" office:value="13" calcext:value-type="float">
            <text:p>13</text:p>
          </table:table-cell>
          <table:table-cell table:formula="of:=IF(MOD(([.B13]-[.C13])+([.$H$4]+1);LEN([.$A$2]))=0;LEN([.$A$2]);MOD(([.B13]-[.C13])+([.$H$4]+1);LEN([.$A$2])))" office:value-type="float" office:value="42" calcext:value-type="float">
            <text:p>42</text:p>
          </table:table-cell>
          <table:table-cell table:formula="of:=IF([.D13]=0;MID([.$D$8];[.$D$4];1);IF([.D13]=[.$D$4];MID([.$D$8];[.$D$4];1);MID([.$D$8];[.D13];1)))" office:value-type="string" office:string-value="4" calcext:value-type="string">
            <text:p>4</text:p>
          </table:table-cell>
          <table:table-cell table:number-columns-repeated="1019"/>
        </table:table-row>
        <table:table-row table:style-name="ro1">
          <table:table-cell table:formula="of:=MID([.$A$4];4;1)" office:value-type="string" office:string-value="&lt;" calcext:value-type="string">
            <text:p>&lt;</text:p>
          </table:table-cell>
          <table:table-cell table:formula="of:=FIND([.A14];[.$D$8];1)" office:value-type="float" office:value="65" calcext:value-type="float">
            <text:p>65</text:p>
          </table:table-cell>
          <table:table-cell table:formula="of:=FIND(MID([.$A$9];[.$A$6]+4;1);[.$D$8];1)" office:value-type="float" office:value="90" calcext:value-type="float">
            <text:p>90</text:p>
          </table:table-cell>
          <table:table-cell table:formula="of:=IF(MOD(([.B14]-[.C14])+([.$H$4]+1);LEN([.$A$2]))=0;LEN([.$A$2]);MOD(([.B14]-[.C14])+([.$H$4]+1);LEN([.$A$2])))" office:value-type="float" office:value="33" calcext:value-type="float">
            <text:p>33</text:p>
          </table:table-cell>
          <table:table-cell table:formula="of:=IF([.D14]=0;MID([.$D$8];[.$D$4];1);IF([.D14]=[.$D$4];MID([.$D$8];[.$D$4];1);MID([.$D$8];[.D14];1)))" office:value-type="string" office:string-value="/" calcext:value-type="string">
            <text:p>/</text:p>
          </table:table-cell>
          <table:table-cell table:number-columns-repeated="1019"/>
        </table:table-row>
        <table:table-row table:style-name="ro1">
          <table:table-cell table:formula="of:=MID([.$A$4];5;1)" office:value-type="string" office:string-value="-" calcext:value-type="string">
            <text:p>-</text:p>
          </table:table-cell>
          <table:table-cell table:formula="of:=FIND([.A15];[.$D$8];1)" office:value-type="float" office:value="1" calcext:value-type="float">
            <text:p>1</text:p>
          </table:table-cell>
          <table:table-cell table:formula="of:=FIND(MID([.$A$9];[.$A$6]+5;1);[.$D$8];1)" office:value-type="float" office:value="71" calcext:value-type="float">
            <text:p>71</text:p>
          </table:table-cell>
          <table:table-cell table:formula="of:=IF(MOD(([.B15]-[.C15])+([.$H$4]+1);LEN([.$A$2]))=0;LEN([.$A$2]);MOD(([.B15]-[.C15])+([.$H$4]+1);LEN([.$A$2])))" office:value-type="float" office:value="82" calcext:value-type="float">
            <text:p>82</text:p>
          </table:table-cell>
          <table:table-cell table:formula="of:=IF([.D15]=0;MID([.$D$8];[.$D$4];1);IF([.D15]=[.$D$4];MID([.$D$8];[.$D$4];1);MID([.$D$8];[.D15];1)))" office:value-type="string" office:string-value="T" calcext:value-type="string">
            <text:p>T</text:p>
          </table:table-cell>
          <table:table-cell table:number-columns-repeated="1019"/>
        </table:table-row>
        <table:table-row table:style-name="ro1">
          <table:table-cell table:formula="of:=MID([.$A$4];6;1)" office:value-type="string" office:string-value="J" calcext:value-type="string">
            <text:p>J</text:p>
          </table:table-cell>
          <table:table-cell table:formula="of:=FIND([.A16];[.$D$8];1)" office:value-type="float" office:value="93" calcext:value-type="float">
            <text:p>93</text:p>
          </table:table-cell>
          <table:table-cell table:formula="of:=FIND(MID([.$A$9];[.$A$6]+6;1);[.$D$8];1)" office:value-type="float" office:value="21" calcext:value-type="float">
            <text:p>21</text:p>
          </table:table-cell>
          <table:table-cell table:formula="of:=IF(MOD(([.B16]-[.C16])+([.$H$4]+1);LEN([.$A$2]))=0;LEN([.$A$2]);MOD(([.B16]-[.C16])+([.$H$4]+1);LEN([.$A$2])))" office:value-type="float" office:value="36" calcext:value-type="float">
            <text:p>36</text:p>
          </table:table-cell>
          <table:table-cell table:formula="of:=IF([.D16]=0;MID([.$D$8];[.$D$4];1);IF([.D16]=[.$D$4];MID([.$D$8];[.$D$4];1);MID([.$D$8];[.D16];1)))" office:value-type="string" office:string-value="2" calcext:value-type="string">
            <text:p>2</text:p>
          </table:table-cell>
          <table:table-cell table:number-columns-repeated="1019"/>
        </table:table-row>
        <table:table-row table:style-name="ro1">
          <table:table-cell table:formula="of:=MID([.$A$4];7;1)" office:value-type="string" office:string-value="[" calcext:value-type="string">
            <text:p>[</text:p>
          </table:table-cell>
          <table:table-cell table:formula="of:=FIND([.A17];[.$D$8];1)" office:value-type="float" office:value="37" calcext:value-type="float">
            <text:p>37</text:p>
          </table:table-cell>
          <table:table-cell table:formula="of:=FIND(MID([.$A$9];[.$A$6]+7;1);[.$D$8];1)" office:value-type="float" office:value="24" calcext:value-type="float">
            <text:p>24</text:p>
          </table:table-cell>
          <table:table-cell table:formula="of:=IF(MOD(([.B17]-[.C17])+([.$H$4]+1);LEN([.$A$2]))=0;LEN([.$A$2]);MOD(([.B17]-[.C17])+([.$H$4]+1);LEN([.$A$2])))" office:value-type="float" office:value="71" calcext:value-type="float">
            <text:p>71</text:p>
          </table:table-cell>
          <table:table-cell table:formula="of:=IF([.D17]=0;MID([.$D$8];[.$D$4];1);IF([.D17]=[.$D$4];MID([.$D$8];[.$D$4];1);MID([.$D$8];[.D17];1)))" office:value-type="string" office:string-value="k" calcext:value-type="string">
            <text:p>k</text:p>
          </table:table-cell>
          <table:table-cell table:number-columns-repeated="1019"/>
        </table:table-row>
        <table:table-row table:style-name="ro1">
          <table:table-cell table:formula="of:=MID([.$A$4];8;1)" office:value-type="string" office:string-value="N" calcext:value-type="string">
            <text:p>N</text:p>
          </table:table-cell>
          <table:table-cell table:formula="of:=FIND([.A18];[.$D$8];1)" office:value-type="float" office:value="90" calcext:value-type="float">
            <text:p>90</text:p>
          </table:table-cell>
          <table:table-cell table:formula="of:=FIND(MID([.$A$9];[.$A$6]+8;1);[.$D$8];1)" office:value-type="float" office:value="70" calcext:value-type="float">
            <text:p>70</text:p>
          </table:table-cell>
          <table:table-cell table:formula="of:=IF(MOD(([.B18]-[.C18])+([.$H$4]+1);LEN([.$A$2]))=0;LEN([.$A$2]);MOD(([.B18]-[.C18])+([.$H$4]+1);LEN([.$A$2])))" office:value-type="float" office:value="78" calcext:value-type="float">
            <text:p>78</text:p>
          </table:table-cell>
          <table:table-cell table:formula="of:=IF([.D18]=0;MID([.$D$8];[.$D$4];1);IF([.D18]=[.$D$4];MID([.$D$8];[.$D$4];1);MID([.$D$8];[.D18];1)))" office:value-type="string" office:string-value="H" calcext:value-type="string">
            <text:p>H</text:p>
          </table:table-cell>
          <table:table-cell table:number-columns-repeated="1019"/>
        </table:table-row>
        <table:table-row table:style-name="ro1">
          <table:table-cell table:formula="of:=MID([.$A$4];9;1)" office:value-type="string" office:string-value="!" calcext:value-type="string">
            <text:p>!</text:p>
          </table:table-cell>
          <table:table-cell table:formula="of:=FIND([.A19];[.$D$8];1)" office:value-type="float" office:value="86" calcext:value-type="float">
            <text:p>86</text:p>
          </table:table-cell>
          <table:table-cell table:formula="of:=FIND(MID([.$A$9];[.$A$6]+9;1);[.$D$8];1)" office:value-type="float" office:value="39" calcext:value-type="float">
            <text:p>39</text:p>
          </table:table-cell>
          <table:table-cell table:formula="of:=IF(MOD(([.B19]-[.C19])+([.$H$4]+1);LEN([.$A$2]))=0;LEN([.$A$2]);MOD(([.B19]-[.C19])+([.$H$4]+1);LEN([.$A$2])))" office:value-type="float" office:value="11" calcext:value-type="float">
            <text:p>11</text:p>
          </table:table-cell>
          <table:table-cell table:formula="of:=IF([.D19]=0;MID([.$D$8];[.$D$4];1);IF([.D19]=[.$D$4];MID([.$D$8];[.$D$4];1);MID([.$D$8];[.D19];1)))" office:value-type="string" office:string-value="Y" calcext:value-type="string">
            <text:p>Y</text:p>
          </table:table-cell>
          <table:table-cell table:number-columns-repeated="1019"/>
        </table:table-row>
        <table:table-row table:style-name="ro1">
          <table:table-cell table:formula="of:=MID([.$A$4];10;1)" office:value-type="string" office:string-value="m" calcext:value-type="string">
            <text:p>m</text:p>
          </table:table-cell>
          <table:table-cell table:formula="of:=FIND([.A20];[.$D$8];1)" office:value-type="float" office:value="19" calcext:value-type="float">
            <text:p>19</text:p>
          </table:table-cell>
          <table:table-cell table:formula="of:=FIND(MID([.$A$9];[.$A$6]+10;1);[.$D$8];1)" office:value-type="float" office:value="21" calcext:value-type="float">
            <text:p>21</text:p>
          </table:table-cell>
          <table:table-cell table:formula="of:=IF(MOD(([.B20]-[.C20])+([.$H$4]+1);LEN([.$A$2]))=0;LEN([.$A$2]);MOD(([.B20]-[.C20])+([.$H$4]+1);LEN([.$A$2])))" office:value-type="float" office:value="56" calcext:value-type="float">
            <text:p>56</text:p>
          </table:table-cell>
          <table:table-cell table:formula="of:=IF([.D20]=0;MID([.$D$8];[.$D$4];1);IF([.D20]=[.$D$4];MID([.$D$8];[.$D$4];1);MID([.$D$8];[.D20];1)))" office:value-type="string" office:string-value=" " calcext:value-type="string">
            <text:p><text:s/></text:p>
          </table:table-cell>
          <table:table-cell table:number-columns-repeated="1019"/>
        </table:table-row>
        <table:table-row table:style-name="ro1">
          <table:table-cell table:formula="of:=MID([.$A$4];11;1)" office:value-type="string" office:string-value="A" calcext:value-type="string">
            <text:p>A</text:p>
          </table:table-cell>
          <table:table-cell table:formula="of:=FIND([.A21];[.$D$8];1)" office:value-type="float" office:value="79" calcext:value-type="float">
            <text:p>79</text:p>
          </table:table-cell>
          <table:table-cell table:formula="of:=FIND(MID([.$A$9];[.$A$6]+11;1);[.$D$8];1)" office:value-type="float" office:value="63" calcext:value-type="float">
            <text:p>63</text:p>
          </table:table-cell>
          <table:table-cell table:formula="of:=IF(MOD(([.B21]-[.C21])+([.$H$4]+1);LEN([.$A$2]))=0;LEN([.$A$2]);MOD(([.B21]-[.C21])+([.$H$4]+1);LEN([.$A$2])))" office:value-type="float" office:value="74" calcext:value-type="float">
            <text:p>74</text:p>
          </table:table-cell>
          <table:table-cell table:formula="of:=IF([.D21]=0;MID([.$D$8];[.$D$4];1);IF([.D21]=[.$D$4];MID([.$D$8];[.$D$4];1);MID([.$D$8];[.D21];1)))" office:value-type="string" office:string-value="C" calcext:value-type="string">
            <text:p>C</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47" calcext:value-type="float">
            <text:p>47</text:p>
          </table:table-cell>
          <table:table-cell table:formula="of:=FIND(MID([.$A$9];[.$A$6]+12;1);[.$D$8];1)" office:value-type="float" office:value="50" calcext:value-type="float">
            <text:p>50</text:p>
          </table:table-cell>
          <table:table-cell table:formula="of:=IF(MOD(([.B22]-[.C22])+([.$H$4]+1);LEN([.$A$2]))=0;LEN([.$A$2]);MOD(([.B22]-[.C22])+([.$H$4]+1);LEN([.$A$2])))" office:value-type="float" office:value="55" calcext:value-type="float">
            <text:p>55</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 calcext:value-type="string">
            <text:p>*</text:p>
          </table:table-cell>
          <table:table-cell table:formula="of:=FIND([.A23];[.$D$8];1)" office:value-type="float" office:value="3" calcext:value-type="float">
            <text:p>3</text:p>
          </table:table-cell>
          <table:table-cell table:formula="of:=FIND(MID([.$A$9];[.$A$6]+13;1);[.$D$8];1)" office:value-type="float" office:value="46" calcext:value-type="float">
            <text:p>46</text:p>
          </table:table-cell>
          <table:table-cell table:formula="of:=IF(MOD(([.B23]-[.C23])+([.$H$4]+1);LEN([.$A$2]))=0;LEN([.$A$2]);MOD(([.B23]-[.C23])+([.$H$4]+1);LEN([.$A$2])))" office:value-type="float" office:value="15" calcext:value-type="float">
            <text:p>15</text:p>
          </table:table-cell>
          <table:table-cell table:formula="of:=IF([.D23]=0;MID([.$D$8];[.$D$4];1);IF([.D23]=[.$D$4];MID([.$D$8];[.$D$4];1);MID([.$D$8];[.D23];1)))" office:value-type="string" office:string-value="@" calcext:value-type="string">
            <text:p>@</text:p>
          </table:table-cell>
          <table:table-cell table:number-columns-repeated="1019"/>
        </table:table-row>
        <table:table-row table:style-name="ro1">
          <table:table-cell table:formula="of:=MID([.$A$4];14;1)" office:value-type="string" office:string-value="m" calcext:value-type="string">
            <text:p>m</text:p>
          </table:table-cell>
          <table:table-cell table:formula="of:=FIND([.A24];[.$D$8];1)" office:value-type="float" office:value="19" calcext:value-type="float">
            <text:p>19</text:p>
          </table:table-cell>
          <table:table-cell table:formula="of:=FIND(MID([.$A$9];[.$A$6]+14;1);[.$D$8];1)" office:value-type="float" office:value="70" calcext:value-type="float">
            <text:p>70</text:p>
          </table:table-cell>
          <table:table-cell table:formula="of:=IF(MOD(([.B24]-[.C24])+([.$H$4]+1);LEN([.$A$2]))=0;LEN([.$A$2]);MOD(([.B24]-[.C24])+([.$H$4]+1);LEN([.$A$2])))" office:value-type="float" office:value="7" calcext:value-type="float">
            <text:p>7</text:p>
          </table:table-cell>
          <table:table-cell table:formula="of:=IF([.D24]=0;MID([.$D$8];[.$D$4];1);IF([.D24]=[.$D$4];MID([.$D$8];[.$D$4];1);MID([.$D$8];[.D24];1)))" office:value-type="string" office:string-value="D" calcext:value-type="string">
            <text:p>D</text:p>
          </table:table-cell>
          <table:table-cell table:number-columns-repeated="1019"/>
        </table:table-row>
        <table:table-row table:style-name="ro1">
          <table:table-cell table:formula="of:=MID([.$A$4];15;1)" office:value-type="string" office:string-value="L" calcext:value-type="string">
            <text:p>L</text:p>
          </table:table-cell>
          <table:table-cell table:formula="of:=FIND([.A25];[.$D$8];1)" office:value-type="float" office:value="88" calcext:value-type="float">
            <text:p>88</text:p>
          </table:table-cell>
          <table:table-cell table:formula="of:=FIND(MID([.$A$9];[.$A$6]+15;1);[.$D$8];1)" office:value-type="float" office:value="65" calcext:value-type="float">
            <text:p>65</text:p>
          </table:table-cell>
          <table:table-cell table:formula="of:=IF(MOD(([.B25]-[.C25])+([.$H$4]+1);LEN([.$A$2]))=0;LEN([.$A$2]);MOD(([.B25]-[.C25])+([.$H$4]+1);LEN([.$A$2])))" office:value-type="float" office:value="81" calcext:value-type="float">
            <text:p>81</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quot;" calcext:value-type="string">
            <text:p>"</text:p>
          </table:table-cell>
          <table:table-cell table:formula="of:=FIND([.A26];[.$D$8];1)" office:value-type="float" office:value="64" calcext:value-type="float">
            <text:p>64</text:p>
          </table:table-cell>
          <table:table-cell table:formula="of:=FIND(MID([.$A$9];[.$A$6]+16;1);[.$D$8];1)" office:value-type="float" office:value="51" calcext:value-type="float">
            <text:p>51</text:p>
          </table:table-cell>
          <table:table-cell table:formula="of:=IF(MOD(([.B26]-[.C26])+([.$H$4]+1);LEN([.$A$2]))=0;LEN([.$A$2]);MOD(([.B26]-[.C26])+([.$H$4]+1);LEN([.$A$2])))" office:value-type="float" office:value="71" calcext:value-type="float">
            <text:p>71</text:p>
          </table:table-cell>
          <table:table-cell table:formula="of:=IF([.D26]=0;MID([.$D$8];[.$D$4];1);IF([.D26]=[.$D$4];MID([.$D$8];[.$D$4];1);MID([.$D$8];[.D26];1)))" office:value-type="string" office:string-value="k" calcext:value-type="string">
            <text:p>k</text:p>
          </table:table-cell>
          <table:table-cell table:number-columns-repeated="4"/>
          <table:table-cell table:style-name="ce28" table:number-columns-repeated="2"/>
          <table:table-cell table:number-columns-repeated="1013"/>
        </table:table-row>
        <table:table-row table:style-name="ro1">
          <table:table-cell table:style-name="ce28" table:formula="of:=COM.MICROSOFT.CONCAT([.$E$11:.$E$26])" office:value-type="string" office:string-value="ow4/T2kHY C:@D|k" calcext:value-type="string">
            <text:p>ow4/T2kHY C:@D|k</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formula="of:=[.$A$9]"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table-cell table:number-columns-repeated="3"/>
          <table:table-cell table:style-name="Default"/>
          <table:table-cell table:number-columns-repeated="5"/>
          <table:table-cell table:style-name="ce28"/>
          <table:table-cell table:number-columns-repeated="1013"/>
        </table:table-row>
        <table:table-row table:style-name="ro1">
          <table:table-cell office:value-type="string" calcext:value-type="string">
            <text:p>Rotate D8 by X3 &amp; move it in D22</text:p>
          </table:table-cell>
          <table:table-cell table:number-columns-repeated="3"/>
          <table:table-cell table:style-name="Default"/>
          <table:table-cell table:number-columns-repeated="1019"/>
        </table:table-row>
        <table:table-row table:style-name="ro1">
          <table:table-cell/>
          <table:table-cell table:style-name="ce30" table:formula="of:=IF([.$H$3]=0;LEFT([.$D$5];[.$H$4]);RIGHT([.$D$5];[.$H$4]))">
            <text:p/>
          </table:table-cell>
          <table:table-cell table:style-name="ce28" table:formula="of:=IF([.$H$3]=0;RIGHT([.$D$5];LEN([.$A$2])-[.$H$4]);LEFT([.$D$5];LEN([.$A$2])-[.$H$4]))">
            <text:p/>
          </table:table-cell>
          <table:table-cell table:style-name="ce28" table:formula="of:=IF([.$H$3]=0;COM.MICROSOFT.CONCAT([.C31];[.B31]);COM.MICROSOFT.CONCAT([.C32];[.B32]))">
            <text:p/>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LEFT([.$D$5];LEN([.$D$8])-[.$H$4])">
            <text:p/>
          </table:table-cell>
          <table:table-cell table:style-name="ce28" table:formula="of:=RIGHT([.$D$5];[.$H$4])">
            <text:p/>
          </table:table-cell>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MID([.D31];[.$G$4]+1;1)">
            <text:p/>
          </table:table-cell>
          <table:table-cell/>
          <table:table-cell table:formula="of:=[$Encrypt_16.$D$58]" office:value-type="string" office:string-value="al)~*f&amp;&quot;&lt;&gt;?#KnkqMC5EGHAV|Tyz{!XLQNRSJ+,DcW\Y]^b@_d=hmIjoFv}O'-P$Zi./012[tew34678g%Uxp(ur9: sB`" calcext:value-type="string">
            <text:p>al)~*f&amp;"&lt;&gt;?#KnkqMC5EGHAV|Tyz{!XLQNRSJ+,DcW\Y]^b@_d=hmIjoFv}O'-P$Zi./012[tew34678g%Uxp(ur9: sB`</text:p>
          </table:table-cell>
          <table:table-cell table:style-name="Default"/>
          <table:table-cell table:number-columns-repeated="1019"/>
        </table:table-row>
        <table:table-row table:style-name="ro1">
          <table:table-cell/>
          <table:table-cell table:style-name="ce28" table:number-columns-repeated="2"/>
          <table:table-cell/>
          <table:table-cell table:style-name="Default"/>
          <table:table-cell table:number-columns-repeated="1019"/>
        </table:table-row>
        <table:table-row table:style-name="ro1">
          <table:table-cell table:style-name="ce28" table:formula="of:=[.$A$27]" office:value-type="string" office:string-value="ow4/T2kHY C:@D|k" calcext:value-type="string">
            <text:p>ow4/T2kHY C:@D|k</text:p>
          </table:table-cell>
          <table:table-cell table:formula="of:=COM.MICROSOFT.CONCAT(&quot;'&quot;;[.A35];&quot;'&quot;;&quot; A23 char positions in D21&quot;)" office:value-type="string" office:string-value="'ow4/T2kHY C:@D|k' A23 char positions in D21" calcext:value-type="string">
            <text:p>'ow4/T2kHY C:@D|k' A23 char positions in D21</text:p>
          </table:table-cell>
          <table:table-cell table:formula="of:=COM.MICROSOFT.CONCAT(&quot;'&quot;;MID([.A28];LEN([.$A$4])+1;LEN([.A4]));&quot;'&quot;;&quot; A20 OTP char positions in D25&quot;)" office:value-type="string" office:string-value="'~p^Nkjvnej&amp;pgn&lt;(' A20 OTP char positions in D25" calcext:value-type="string">
            <text:p>'~p^Nkjvnej&amp;pgn&lt;(' A20 OTP char positions in D25</text:p>
          </table:table-cell>
          <table:table-cell/>
          <table:table-cell table:style-name="Default"/>
          <table:table-cell table:number-columns-repeated="1019"/>
        </table:table-row>
        <table:table-row table:style-name="ro1">
          <table:table-cell table:formula="of:=MID([.A35];1;1)" office:value-type="string" office:string-value="o" calcext:value-type="string">
            <text:p>o</text:p>
          </table:table-cell>
          <table:table-cell table:formula="of:=FIND([.A36];[.$D$33];1)" office:value-type="float" office:value="56" calcext:value-type="float">
            <text:p>56</text:p>
          </table:table-cell>
          <table:table-cell table:formula="of:=FIND(MID([.$A$28];[.$A$6]+1;1);[.$D$33];1)" office:value-type="float" office:value="4" calcext:value-type="float">
            <text:p>4</text:p>
          </table:table-cell>
          <table:table-cell table:formula="of:=IF(MOD(([.B36]-[.C36])+([.$G$4]+1);LEN([.$A$2]))=0;LEN([.$A$2]);MOD(([.B36]-[.C36])+([.$G$4]+1);LEN([.$A$2])))" office:value-type="float" office:value="19" calcext:value-type="float">
            <text:p>19</text:p>
          </table:table-cell>
          <table:table-cell table:formula="of:=IF([.D36]=0;MID([.$D$33];[.$D$4];1);IF([.D36]=[.$D$4];MID([.$D$33];[.$D$4];1);MID([.$D$33];[.D36];1)))" office:value-type="string" office:string-value="5" calcext:value-type="string">
            <text:p>5</text:p>
          </table:table-cell>
          <table:table-cell table:number-columns-repeated="1019"/>
        </table:table-row>
        <table:table-row table:style-name="ro1">
          <table:table-cell table:formula="of:=MID([.A35];2;1)" office:value-type="string" office:string-value="w" calcext:value-type="string">
            <text:p>w</text:p>
          </table:table-cell>
          <table:table-cell table:formula="of:=FIND([.A37];[.$D$33];1)" office:value-type="float" office:value="75" calcext:value-type="float">
            <text:p>75</text:p>
          </table:table-cell>
          <table:table-cell table:formula="of:=FIND(MID([.$A$28];[.$A$6]+2;1);[.$D$33];1)" office:value-type="float" office:value="85" calcext:value-type="float">
            <text:p>85</text:p>
          </table:table-cell>
          <table:table-cell table:formula="of:=IF(MOD(([.B37]-[.C37])+([.$G$4]+1);LEN([.$A$2]))=0;LEN([.$A$2]);MOD(([.B37]-[.C37])+([.$G$4]+1);LEN([.$A$2])))" office:value-type="float" office:value="51" calcext:value-type="float">
            <text:p>51</text:p>
          </table:table-cell>
          <table:table-cell table:formula="of:=IF([.D37]=0;MID([.$D$33];[.$D$4];1);IF([.D37]=[.$D$4];MID([.$D$33];[.$D$4];1);MID([.$D$33];[.D37];1)))" office:value-type="string" office:string-value="=" calcext:value-type="string">
            <text:p>=</text:p>
          </table:table-cell>
          <table:table-cell table:number-columns-repeated="1019"/>
        </table:table-row>
        <table:table-row table:style-name="ro1">
          <table:table-cell table:formula="of:=MID([.A35];3;1)" office:value-type="string" office:string-value="4" calcext:value-type="string">
            <text:p>4</text:p>
          </table:table-cell>
          <table:table-cell table:formula="of:=FIND([.A38];[.$D$33];1)" office:value-type="float" office:value="77" calcext:value-type="float">
            <text:p>77</text:p>
          </table:table-cell>
          <table:table-cell table:formula="of:=FIND(MID([.$A$28];[.$A$6]+3;1);[.$D$33];1)" office:value-type="float" office:value="46" calcext:value-type="float">
            <text:p>46</text:p>
          </table:table-cell>
          <table:table-cell table:formula="of:=IF(MOD(([.B38]-[.C38])+([.$G$4]+1);LEN([.$A$2]))=0;LEN([.$A$2]);MOD(([.B38]-[.C38])+([.$G$4]+1);LEN([.$A$2])))" office:value-type="float" office:value="92" calcext:value-type="float">
            <text:p>92</text:p>
          </table:table-cell>
          <table:table-cell table:formula="of:=IF([.D38]=0;MID([.$D$33];[.$D$4];1);IF([.D38]=[.$D$4];MID([.$D$33];[.$D$4];1);MID([.$D$33];[.D38];1)))" office:value-type="string" office:string-value="s" calcext:value-type="string">
            <text:p>s</text:p>
          </table:table-cell>
          <table:table-cell table:number-columns-repeated="1019"/>
        </table:table-row>
        <table:table-row table:style-name="ro1">
          <table:table-cell table:formula="of:=MID([.A35];4;1)" office:value-type="string" office:string-value="/" calcext:value-type="string">
            <text:p>/</text:p>
          </table:table-cell>
          <table:table-cell table:formula="of:=FIND([.A39];[.$D$33];1)" office:value-type="float" office:value="68" calcext:value-type="float">
            <text:p>68</text:p>
          </table:table-cell>
          <table:table-cell table:formula="of:=FIND(MID([.$A$28];[.$A$6]+4;1);[.$D$33];1)" office:value-type="float" office:value="34" calcext:value-type="float">
            <text:p>34</text:p>
          </table:table-cell>
          <table:table-cell table:formula="of:=IF(MOD(([.B39]-[.C39])+([.$G$4]+1);LEN([.$A$2]))=0;LEN([.$A$2]);MOD(([.B39]-[.C39])+([.$G$4]+1);LEN([.$A$2])))" office:value-type="float" office:value="1" calcext:value-type="float">
            <text:p>1</text:p>
          </table:table-cell>
          <table:table-cell table:formula="of:=IF([.D39]=0;MID([.$D$33];[.$D$4];1);IF([.D39]=[.$D$4];MID([.$D$33];[.$D$4];1);MID([.$D$33];[.D39];1)))" office:value-type="string" office:string-value="a" calcext:value-type="string">
            <text:p>a</text:p>
          </table:table-cell>
          <table:table-cell table:number-columns-repeated="1019"/>
        </table:table-row>
        <table:table-row table:style-name="ro1">
          <table:table-cell table:formula="of:=MID([.A35];5;1)" office:value-type="string" office:string-value="T" calcext:value-type="string">
            <text:p>T</text:p>
          </table:table-cell>
          <table:table-cell table:formula="of:=FIND([.A40];[.$D$33];1)" office:value-type="float" office:value="26" calcext:value-type="float">
            <text:p>26</text:p>
          </table:table-cell>
          <table:table-cell table:formula="of:=FIND(MID([.$A$28];[.$A$6]+5;1);[.$D$33];1)" office:value-type="float" office:value="15" calcext:value-type="float">
            <text:p>15</text:p>
          </table:table-cell>
          <table:table-cell table:formula="of:=IF(MOD(([.B40]-[.C40])+([.$G$4]+1);LEN([.$A$2]))=0;LEN([.$A$2]);MOD(([.B40]-[.C40])+([.$G$4]+1);LEN([.$A$2])))" office:value-type="float" office:value="72" calcext:value-type="float">
            <text:p>72</text:p>
          </table:table-cell>
          <table:table-cell table:formula="of:=IF([.D40]=0;MID([.$D$33];[.$D$4];1);IF([.D40]=[.$D$4];MID([.$D$33];[.$D$4];1);MID([.$D$33];[.D40];1)))" office:value-type="string" office:string-value="[" calcext:value-type="string">
            <text:p>[</text:p>
          </table:table-cell>
          <table:table-cell table:number-columns-repeated="1019"/>
        </table:table-row>
        <table:table-row table:style-name="ro1">
          <table:table-cell table:formula="of:=MID([.A35];6;1)" office:value-type="string" office:string-value="2" calcext:value-type="string">
            <text:p>2</text:p>
          </table:table-cell>
          <table:table-cell table:formula="of:=FIND([.A41];[.$D$33];1)" office:value-type="float" office:value="71" calcext:value-type="float">
            <text:p>71</text:p>
          </table:table-cell>
          <table:table-cell table:formula="of:=FIND(MID([.$A$28];[.$A$6]+6;1);[.$D$33];1)" office:value-type="float" office:value="55" calcext:value-type="float">
            <text:p>55</text:p>
          </table:table-cell>
          <table:table-cell table:formula="of:=IF(MOD(([.B41]-[.C41])+([.$G$4]+1);LEN([.$A$2]))=0;LEN([.$A$2]);MOD(([.B41]-[.C41])+([.$G$4]+1);LEN([.$A$2])))" office:value-type="float" office:value="77" calcext:value-type="float">
            <text:p>77</text:p>
          </table:table-cell>
          <table:table-cell table:formula="of:=IF([.D41]=0;MID([.$D$33];[.$D$4];1);IF([.D41]=[.$D$4];MID([.$D$33];[.$D$4];1);MID([.$D$33];[.D41];1)))" office:value-type="string" office:string-value="4" calcext:value-type="string">
            <text:p>4</text:p>
          </table:table-cell>
          <table:table-cell table:number-columns-repeated="1019"/>
        </table:table-row>
        <table:table-row table:style-name="ro1">
          <table:table-cell table:formula="of:=MID([.A35];7;1)" office:value-type="string" office:string-value="k" calcext:value-type="string">
            <text:p>k</text:p>
          </table:table-cell>
          <table:table-cell table:formula="of:=FIND([.A42];[.$D$33];1)" office:value-type="float" office:value="15" calcext:value-type="float">
            <text:p>15</text:p>
          </table:table-cell>
          <table:table-cell table:formula="of:=FIND(MID([.$A$28];[.$A$6]+7;1);[.$D$33];1)" office:value-type="float" office:value="58" calcext:value-type="float">
            <text:p>58</text:p>
          </table:table-cell>
          <table:table-cell table:formula="of:=IF(MOD(([.B42]-[.C42])+([.$G$4]+1);LEN([.$A$2]))=0;LEN([.$A$2]);MOD(([.B42]-[.C42])+([.$G$4]+1);LEN([.$A$2])))" office:value-type="float" office:value="18" calcext:value-type="float">
            <text:p>18</text:p>
          </table:table-cell>
          <table:table-cell table:formula="of:=IF([.D42]=0;MID([.$D$33];[.$D$4];1);IF([.D42]=[.$D$4];MID([.$D$33];[.$D$4];1);MID([.$D$33];[.D42];1)))" office:value-type="string" office:string-value="C" calcext:value-type="string">
            <text:p>C</text:p>
          </table:table-cell>
          <table:table-cell table:number-columns-repeated="1019"/>
        </table:table-row>
        <table:table-row table:style-name="ro1">
          <table:table-cell table:formula="of:=MID([.A35];8;1)" office:value-type="string" office:string-value="H" calcext:value-type="string">
            <text:p>H</text:p>
          </table:table-cell>
          <table:table-cell table:formula="of:=FIND([.A43];[.$D$33];1)" office:value-type="float" office:value="22" calcext:value-type="float">
            <text:p>22</text:p>
          </table:table-cell>
          <table:table-cell table:formula="of:=FIND(MID([.$A$28];[.$A$6]+8;1);[.$D$33];1)" office:value-type="float" office:value="14" calcext:value-type="float">
            <text:p>14</text:p>
          </table:table-cell>
          <table:table-cell table:formula="of:=IF(MOD(([.B43]-[.C43])+([.$G$4]+1);LEN([.$A$2]))=0;LEN([.$A$2]);MOD(([.B43]-[.C43])+([.$G$4]+1);LEN([.$A$2])))" office:value-type="float" office:value="69" calcext:value-type="float">
            <text:p>69</text:p>
          </table:table-cell>
          <table:table-cell table:formula="of:=IF([.D43]=0;MID([.$D$33];[.$D$4];1);IF([.D43]=[.$D$4];MID([.$D$33];[.$D$4];1);MID([.$D$33];[.D43];1)))" office:value-type="string" office:string-value="0" calcext:value-type="string">
            <text:p>0</text:p>
          </table:table-cell>
          <table:table-cell table:number-columns-repeated="4"/>
          <table:table-cell table:style-name="ce28" table:number-columns-repeated="2"/>
          <table:table-cell table:number-columns-repeated="1013"/>
        </table:table-row>
        <table:table-row table:style-name="ro1">
          <table:table-cell table:formula="of:=MID([.A35];9;1)" office:value-type="string" office:string-value="Y" calcext:value-type="string">
            <text:p>Y</text:p>
          </table:table-cell>
          <table:table-cell table:formula="of:=FIND([.A44];[.$D$33];1)" office:value-type="float" office:value="44" calcext:value-type="float">
            <text:p>44</text:p>
          </table:table-cell>
          <table:table-cell table:formula="of:=FIND(MID([.$A$28];[.$A$6]+9;1);[.$D$33];1)" office:value-type="float" office:value="74" calcext:value-type="float">
            <text:p>74</text:p>
          </table:table-cell>
          <table:table-cell table:formula="of:=IF(MOD(([.B44]-[.C44])+([.$G$4]+1);LEN([.$A$2]))=0;LEN([.$A$2]);MOD(([.B44]-[.C44])+([.$G$4]+1);LEN([.$A$2])))" office:value-type="float" office:value="31" calcext:value-type="float">
            <text:p>31</text:p>
          </table:table-cell>
          <table:table-cell table:formula="of:=IF([.D44]=0;MID([.$D$33];[.$D$4];1);IF([.D44]=[.$D$4];MID([.$D$33];[.$D$4];1);MID([.$D$33];[.D44];1)))" office:value-type="string" office:string-value="X" calcext:value-type="string">
            <text:p>X</text:p>
          </table:table-cell>
          <table:table-cell table:number-columns-repeated="5"/>
          <table:table-cell table:style-name="ce28"/>
          <table:table-cell table:number-columns-repeated="1013"/>
        </table:table-row>
        <table:table-row table:style-name="ro1">
          <table:table-cell table:formula="of:=MID([.A35];10;1)" office:value-type="string" office:string-value=" " calcext:value-type="string">
            <text:p><text:s/></text:p>
          </table:table-cell>
          <table:table-cell table:formula="of:=FIND([.A45];[.$D$33];1)" office:value-type="float" office:value="91" calcext:value-type="float">
            <text:p>91</text:p>
          </table:table-cell>
          <table:table-cell table:formula="of:=FIND(MID([.$A$28];[.$A$6]+10;1);[.$D$33];1)" office:value-type="float" office:value="55" calcext:value-type="float">
            <text:p>55</text:p>
          </table:table-cell>
          <table:table-cell table:formula="of:=IF(MOD(([.B45]-[.C45])+([.$G$4]+1);LEN([.$A$2]))=0;LEN([.$A$2]);MOD(([.B45]-[.C45])+([.$G$4]+1);LEN([.$A$2])))" office:value-type="float" office:value="3" calcext:value-type="float">
            <text:p>3</text:p>
          </table:table-cell>
          <table:table-cell table:formula="of:=IF([.D45]=0;MID([.$D$33];[.$D$4];1);IF([.D45]=[.$D$4];MID([.$D$33];[.$D$4];1);MID([.$D$33];[.D45];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formula="of:=MID([.A35];11;1)" office:value-type="string" office:string-value="C" calcext:value-type="string">
            <text:p>C</text:p>
          </table:table-cell>
          <table:table-cell table:formula="of:=FIND([.A46];[.$D$33];1)" office:value-type="float" office:value="18" calcext:value-type="float">
            <text:p>18</text:p>
          </table:table-cell>
          <table:table-cell table:formula="of:=FIND(MID([.$A$28];[.$A$6]+11;1);[.$D$33];1)" office:value-type="float" office:value="7" calcext:value-type="float">
            <text:p>7</text:p>
          </table:table-cell>
          <table:table-cell table:formula="of:=IF(MOD(([.B46]-[.C46])+([.$G$4]+1);LEN([.$A$2]))=0;LEN([.$A$2]);MOD(([.B46]-[.C46])+([.$G$4]+1);LEN([.$A$2])))" office:value-type="float" office:value="72" calcext:value-type="float">
            <text:p>72</text:p>
          </table:table-cell>
          <table:table-cell table:formula="of:=IF([.D46]=0;MID([.$D$33];[.$D$4];1);IF([.D46]=[.$D$4];MID([.$D$33];[.$D$4];1);MID([.$D$33];[.D46];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formula="of:=MID([.A35];12;1)" office:value-type="string" office:string-value=":" calcext:value-type="string">
            <text:p>:</text:p>
          </table:table-cell>
          <table:table-cell table:formula="of:=FIND([.A47];[.$D$33];1)" office:value-type="float" office:value="90" calcext:value-type="float">
            <text:p>90</text:p>
          </table:table-cell>
          <table:table-cell table:formula="of:=FIND(MID([.$A$28];[.$A$6]+12;1);[.$D$33];1)" office:value-type="float" office:value="85" calcext:value-type="float">
            <text:p>85</text:p>
          </table:table-cell>
          <table:table-cell table:formula="of:=IF(MOD(([.B47]-[.C47])+([.$G$4]+1);LEN([.$A$2]))=0;LEN([.$A$2]);MOD(([.B47]-[.C47])+([.$G$4]+1);LEN([.$A$2])))" office:value-type="float" office:value="66" calcext:value-type="float">
            <text:p>66</text:p>
          </table:table-cell>
          <table:table-cell table:formula="of:=IF([.D47]=0;MID([.$D$33];[.$D$4];1);IF([.D47]=[.$D$4];MID([.$D$33];[.$D$4];1);MID([.$D$33];[.D47];1)))" office:value-type="string" office:string-value="i" calcext:value-type="string">
            <text:p>i</text:p>
          </table:table-cell>
          <table:table-cell table:number-columns-repeated="1019"/>
        </table:table-row>
        <table:table-row table:style-name="ro1">
          <table:table-cell table:formula="of:=MID([.A35];13;1)" office:value-type="string" office:string-value="@" calcext:value-type="string">
            <text:p>@</text:p>
          </table:table-cell>
          <table:table-cell table:formula="of:=FIND([.A48];[.$D$33];1)" office:value-type="float" office:value="48" calcext:value-type="float">
            <text:p>48</text:p>
          </table:table-cell>
          <table:table-cell table:formula="of:=FIND(MID([.$A$28];[.$A$6]+13;1);[.$D$33];1)" office:value-type="float" office:value="81" calcext:value-type="float">
            <text:p>81</text:p>
          </table:table-cell>
          <table:table-cell table:formula="of:=IF(MOD(([.B48]-[.C48])+([.$G$4]+1);LEN([.$A$2]))=0;LEN([.$A$2]);MOD(([.B48]-[.C48])+([.$G$4]+1);LEN([.$A$2])))" office:value-type="float" office:value="28" calcext:value-type="float">
            <text:p>28</text:p>
          </table:table-cell>
          <table:table-cell table:formula="of:=IF([.D48]=0;MID([.$D$33];[.$D$4];1);IF([.D48]=[.$D$4];MID([.$D$33];[.$D$4];1);MID([.$D$33];[.D48];1)))" office:value-type="string" office:string-value="z" calcext:value-type="string">
            <text:p>z</text:p>
          </table:table-cell>
          <table:table-cell table:number-columns-repeated="1019"/>
        </table:table-row>
        <table:table-row table:style-name="ro1">
          <table:table-cell table:formula="of:=MID([.A35];14;1)" office:value-type="string" office:string-value="D" calcext:value-type="string">
            <text:p>D</text:p>
          </table:table-cell>
          <table:table-cell table:formula="of:=FIND([.A49];[.$D$33];1)" office:value-type="float" office:value="40" calcext:value-type="float">
            <text:p>40</text:p>
          </table:table-cell>
          <table:table-cell table:formula="of:=FIND(MID([.$A$28];[.$A$6]+14;1);[.$D$33];1)" office:value-type="float" office:value="14" calcext:value-type="float">
            <text:p>14</text:p>
          </table:table-cell>
          <table:table-cell table:formula="of:=IF(MOD(([.B49]-[.C49])+([.$G$4]+1);LEN([.$A$2]))=0;LEN([.$A$2]);MOD(([.B49]-[.C49])+([.$G$4]+1);LEN([.$A$2])))" office:value-type="float" office:value="87" calcext:value-type="float">
            <text:p>87</text:p>
          </table:table-cell>
          <table:table-cell table:formula="of:=IF([.D49]=0;MID([.$D$33];[.$D$4];1);IF([.D49]=[.$D$4];MID([.$D$33];[.$D$4];1);MID([.$D$33];[.D49];1)))" office:value-type="string" office:string-value="u" calcext:value-type="string">
            <text:p>u</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25" calcext:value-type="float">
            <text:p>25</text:p>
          </table:table-cell>
          <table:table-cell table:formula="of:=FIND(MID([.$A$28];[.$A$6]+15;1);[.$D$33];1)" office:value-type="float" office:value="9" calcext:value-type="float">
            <text:p>9</text:p>
          </table:table-cell>
          <table:table-cell table:formula="of:=IF(MOD(([.B50]-[.C50])+([.$G$4]+1);LEN([.$A$2]))=0;LEN([.$A$2]);MOD(([.B50]-[.C50])+([.$G$4]+1);LEN([.$A$2])))" office:value-type="float" office:value="77" calcext:value-type="float">
            <text:p>77</text:p>
          </table:table-cell>
          <table:table-cell table:formula="of:=IF([.D50]=0;MID([.$D$33];[.$D$4];1);IF([.D50]=[.$D$4];MID([.$D$33];[.$D$4];1);MID([.$D$33];[.D50];1)))" office:value-type="string" office:string-value="4" calcext:value-type="string">
            <text:p>4</text:p>
          </table:table-cell>
          <table:table-cell table:number-columns-repeated="1019"/>
        </table:table-row>
        <table:table-row table:style-name="ro1">
          <table:table-cell table:formula="of:=MID([.A35];16;1)" office:value-type="string" office:string-value="k" calcext:value-type="string">
            <text:p>k</text:p>
          </table:table-cell>
          <table:table-cell table:formula="of:=FIND([.A51];[.$D$33];1)" office:value-type="float" office:value="15" calcext:value-type="float">
            <text:p>15</text:p>
          </table:table-cell>
          <table:table-cell table:formula="of:=FIND(MID([.$A$28];[.$A$6]+16;1);[.$D$33];1)" office:value-type="float" office:value="86" calcext:value-type="float">
            <text:p>86</text:p>
          </table:table-cell>
          <table:table-cell table:formula="of:=IF(MOD(([.B51]-[.C51])+([.$G$4]+1);LEN([.$A$2]))=0;LEN([.$A$2]);MOD(([.B51]-[.C51])+([.$G$4]+1);LEN([.$A$2])))" office:value-type="float" office:value="84" calcext:value-type="float">
            <text:p>84</text:p>
          </table:table-cell>
          <table:table-cell table:formula="of:=IF([.D51]=0;MID([.$D$33];[.$D$4];1);IF([.D51]=[.$D$4];MID([.$D$33];[.$D$4];1);MID([.$D$33];[.D51];1)))" office:value-type="string" office:string-value="x" calcext:value-type="string">
            <text:p>x</text:p>
          </table:table-cell>
          <table:table-cell table:number-columns-repeated="1019"/>
        </table:table-row>
        <table:table-row table:style-name="ro1">
          <table:table-cell table:style-name="ce28" table:formula="of:=COM.MICROSOFT.CONCAT([.$E$36:.$E$51])" office:value-type="string" office:string-value="5=sa[4C0X)[izu4x" calcext:value-type="string">
            <text:p>5=sa[4C0X)[izu4x</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number-columns-repeated="3"/>
          <table:table-cell table:style-name="Default"/>
          <table:table-cell table:number-columns-repeated="1019"/>
        </table:table-row>
        <table:table-row table:style-name="ro1">
          <table:table-cell table:style-name="ce26"/>
          <table:table-cell table:number-columns-repeated="3"/>
          <table:table-cell table:style-name="Default"/>
          <table:table-cell table:number-columns-repeated="1019"/>
        </table:table-row>
        <table:table-row table:style-name="ro1">
          <table:table-cell table:style-name="ce24" table:formula="of:=[.A52]" office:value-type="string" office:string-value="5=sa[4C0X)[izu4x" calcext:value-type="string">
            <text:p>5=sa[4C0X)[izu4x</text:p>
          </table:table-cell>
          <table:table-cell table:number-columns-repeated="3"/>
          <table:table-cell table:style-name="Default"/>
          <table:table-cell table:number-columns-repeated="1019"/>
        </table:table-row>
        <table:table-row table:style-name="ro1">
          <table:table-cell office:value-type="string" calcext:value-type="string">
            <text:p>Move char num E2 in D4</text:p>
          </table:table-cell>
          <table:table-cell table:style-name="ce28"/>
          <table:table-cell/>
          <table:table-cell table:style-name="ce28"/>
          <table:table-cell table:style-name="Default"/>
          <table:table-cell table:number-columns-repeated="1019"/>
        </table:table-row>
        <table:table-row table:style-name="ro1">
          <table:table-cell office:value-type="string" calcext:value-type="string">
            <text:p>X nums from D6 extract to start</text:p>
          </table:table-cell>
          <table:table-cell table:style-name="ce28"/>
          <table:table-cell table:style-name="ce28" table:formula="of:=IF([.$F$4]&lt;[.$G$4];REPLACE([.D56];[.$G$4]+1;1;&quot;&quot;);REPLACE([.D56];[.$F$4]+1;1;&quot;&quot;))">
            <text:p/>
          </table:table-cell>
          <table:table-cell/>
          <table:table-cell table:style-name="Default"/>
          <table:table-cell table:number-columns-repeated="1019"/>
        </table:table-row>
        <table:table-row table:style-name="ro1">
          <table:table-cell table:style-name="ce26" table:formula="of:=MID([.$A$3];1;16)" office:value-type="string" office:string-value="}.R&lt;-J[N!mA%*mL&quot;" calcext:value-type="string">
            <text:p>}.R&lt;-J[N!mA%*mL"</text:p>
          </table:table-cell>
          <table:table-cell table:style-name="ce28" table:formula="of:=MID([.D56];[.$F$4]+1;1)">
            <text:p/>
          </table:table-cell>
          <table:table-cell table:style-name="ce28" table:formula="of:=IF([.$F$4]&lt;[.$G$4];REPLACE([.C57];[.$EF$4]+1;1;&quot;&quot;);REPLACE([.C57];[.$G$4]+1;1;&quot;&quot;))">
            <text:p/>
          </table:table-cell>
          <table:table-cell table:formula="of:=[$Encrypt_16.$D$33]" office:value-type="string" office:string-value="+,DcW\Y]^b@_d=hmIjoFv}~O')*-P$Zi./012[tew34678g%Uxp(ur9: sB`f&amp;&quot;&lt;&gt;?#KnklqMC5EGHAV|Tyaz{!XLQNRSJ" calcext:value-type="string">
            <text:p>+,DcW\Y]^b@_d=hmIjoFv}~O')*-P$Zi./012[tew34678g%Uxp(ur9: sB`f&amp;"&lt;&gt;?#KnklqMC5EGHAV|Tyaz{!XLQNRSJ</text:p>
          </table:table-cell>
          <table:table-cell table:style-name="Default"/>
          <table:table-cell table:number-columns-repeated="1019"/>
        </table:table-row>
        <table:table-row table:style-name="ro1">
          <table:table-cell table:style-name="ce26"/>
          <table:table-cell table:style-name="ce28" table:number-columns-repeated="2"/>
          <table:table-cell/>
          <table:table-cell table:style-name="Default"/>
          <table:table-cell table:number-columns-repeated="1019"/>
        </table:table-row>
        <table:table-row table:style-name="ro1">
          <table:table-cell table:style-name="ce28" table:formula="of:=COM.MICROSOFT.CONCAT([.$E$36:.$E$51])" office:value-type="string" office:string-value="5=sa[4C0X)[izu4x" calcext:value-type="string">
            <text:p>5=sa[4C0X)[izu4x</text:p>
          </table:table-cell>
          <table:table-cell table:style-name="ce28" table:formula="of:=COM.MICROSOFT.CONCAT(&quot;'&quot;;[.$A$4];&quot;'&quot;;&quot; B2 char positions in D25&quot;)" office:value-type="string" office:string-value="'}.R&lt;-J[N!mA%*mL&quot;' B2 char positions in D25" calcext:value-type="string">
            <text:p>'}.R&lt;-J[N!mA%*mL"' B2 char positions in D25</text:p>
          </table:table-cell>
          <table:table-cell table:style-name="ce28" table:formula="of:=COM.MICROSOFT.CONCAT(&quot;'&quot;;MID([.$A$3];LEN([.$A$4])+1;LEN([.$A$4]));&quot;'&quot;;&quot; A9 OTP char positions in D25&quot;)" office:value-type="string" office:string-value="'tX+&amp;I/f4&quot;/vXQ4Ts' A9 OTP char positions in D25" calcext:value-type="string">
            <text:p>'tX+&amp;I/f4"/vXQ4Ts' A9 OTP char positions in D25</text:p>
          </table:table-cell>
          <table:table-cell table:number-columns-repeated="6"/>
          <table:table-cell table:style-name="ce28" table:number-columns-repeated="2"/>
          <table:table-cell table:number-columns-repeated="1013"/>
        </table:table-row>
        <table:table-row table:style-name="ro1">
          <table:table-cell table:formula="of:=MID([.A60];1;1)" office:value-type="string" office:string-value="5" calcext:value-type="string">
            <text:p>5</text:p>
          </table:table-cell>
          <table:table-cell table:formula="of:=FIND([.A61];[.$D$58];1)" office:value-type="float" office:value="75" calcext:value-type="float">
            <text:p>75</text:p>
          </table:table-cell>
          <table:table-cell table:formula="of:=FIND(MID([.$A$53];[.$A$6]+1;1);[.$D$58])" office:value-type="float" office:value="23" calcext:value-type="float">
            <text:p>23</text:p>
          </table:table-cell>
          <table:table-cell table:formula="of:=IF(MOD(([.B61]-[.C61])+([.$F$4]+1);LEN([.$A$2]))=0;LEN([.$A$2]);MOD(([.B61]-[.C61])+([.$F$4]+1);LEN([.$A$2])))" office:value-type="float" office:value="64" calcext:value-type="float">
            <text:p>64</text:p>
          </table:table-cell>
          <table:table-cell table:formula="of:=IF([.D61]=0;MID([.$D$58];[.$D$4];1);IF([.D61]=[.$D$4];MID([.$D$58];[.$D$4];1);MID([.$D$58];[.D61];1)))" office:value-type="string" office:string-value="&lt;" calcext:value-type="string">
            <text:p>&lt;</text:p>
          </table:table-cell>
          <table:table-cell table:number-columns-repeated="5"/>
          <table:table-cell table:style-name="ce28"/>
          <table:table-cell table:number-columns-repeated="1013"/>
        </table:table-row>
        <table:table-row table:style-name="ro1">
          <table:table-cell table:style-name="ce28" table:formula="of:=MID([.A60];2;1)" office:value-type="string" office:string-value="=" calcext:value-type="string">
            <text:p>=</text:p>
          </table:table-cell>
          <table:table-cell table:formula="of:=FIND([.A62];[.$D$58];1)" office:value-type="float" office:value="14" calcext:value-type="float">
            <text:p>14</text:p>
          </table:table-cell>
          <table:table-cell table:formula="of:=FIND(MID([.$A$53];[.$A$6]+2;1);[.$D$58])" office:value-type="float" office:value="51" calcext:value-type="float">
            <text:p>51</text:p>
          </table:table-cell>
          <table:table-cell table:formula="of:=IF(MOD(([.B62]-[.C62])+([.$F$4]+1);LEN([.$A$2]))=0;LEN([.$A$2]);MOD(([.B62]-[.C62])+([.$F$4]+1);LEN([.$A$2])))" office:value-type="float" office:value="69" calcext:value-type="float">
            <text:p>69</text:p>
          </table:table-cell>
          <table:table-cell table:formula="of:=IF([.D62]=0;MID([.$D$58];[.$D$4];1);IF([.D62]=[.$D$4];MID([.$D$58];[.$D$4];1);MID([.$D$58];[.D62];1)))" office:value-type="string" office:string-value="n" calcext:value-type="string">
            <text:p>n</text:p>
          </table:table-cell>
          <table:table-cell table:number-columns-repeated="5"/>
          <table:table-cell table:style-name="ce28"/>
          <table:table-cell table:number-columns-repeated="1013"/>
        </table:table-row>
        <table:table-row table:style-name="ro1">
          <table:table-cell table:style-name="ce28" table:formula="of:=MID([.A60];3;1)" office:value-type="string" office:string-value="s" calcext:value-type="string">
            <text:p>s</text:p>
          </table:table-cell>
          <table:table-cell table:formula="of:=FIND([.A63];[.$D$58];1)" office:value-type="float" office:value="58" calcext:value-type="float">
            <text:p>58</text:p>
          </table:table-cell>
          <table:table-cell table:formula="of:=FIND(MID([.$A$53];[.$A$6]+3;1);[.$D$58])" office:value-type="float" office:value="9" calcext:value-type="float">
            <text:p>9</text:p>
          </table:table-cell>
          <table:table-cell table:formula="of:=IF(MOD(([.B63]-[.C63])+([.$F$4]+1);LEN([.$A$2]))=0;LEN([.$A$2]);MOD(([.B63]-[.C63])+([.$F$4]+1);LEN([.$A$2])))" office:value-type="float" office:value="61" calcext:value-type="float">
            <text:p>61</text:p>
          </table:table-cell>
          <table:table-cell table:formula="of:=IF([.D63]=0;MID([.$D$58];[.$D$4];1);IF([.D63]=[.$D$4];MID([.$D$58];[.$D$4];1);MID([.$D$58];[.D63];1)))" office:value-type="string" office:string-value="f" calcext:value-type="string">
            <text:p>f</text:p>
          </table:table-cell>
          <table:table-cell table:number-columns-repeated="5"/>
          <table:table-cell table:style-name="ce28"/>
          <table:table-cell table:number-columns-repeated="1013"/>
        </table:table-row>
        <table:table-row table:style-name="ro1">
          <table:table-cell table:style-name="ce28" table:formula="of:=MID([.A60];4;1)" office:value-type="string" office:string-value="a" calcext:value-type="string">
            <text:p>a</text:p>
          </table:table-cell>
          <table:table-cell table:formula="of:=FIND([.A64];[.$D$58];1)" office:value-type="float" office:value="84" calcext:value-type="float">
            <text:p>84</text:p>
          </table:table-cell>
          <table:table-cell table:formula="of:=FIND(MID([.$A$53];[.$A$6]+4;1);[.$D$58])" office:value-type="float" office:value="91" calcext:value-type="float">
            <text:p>91</text:p>
          </table:table-cell>
          <table:table-cell table:formula="of:=IF(MOD(([.B64]-[.C64])+([.$F$4]+1);LEN([.$A$2]))=0;LEN([.$A$2]);MOD(([.B64]-[.C64])+([.$F$4]+1);LEN([.$A$2])))" office:value-type="float" office:value="5" calcext:value-type="float">
            <text:p>5</text:p>
          </table:table-cell>
          <table:table-cell table:formula="of:=IF([.D64]=0;MID([.$D$58];[.$D$4];1);IF([.D64]=[.$D$4];MID([.$D$58];[.$D$4];1);MID([.$D$58];[.D64];1)))" office:value-type="string" office:string-value="W" calcext:value-type="string">
            <text:p>W</text:p>
          </table:table-cell>
          <table:table-cell table:number-columns-repeated="1019"/>
        </table:table-row>
        <table:table-row table:style-name="ro1">
          <table:table-cell table:style-name="ce28" table:formula="of:=MID([.A60];5;1)" office:value-type="string" office:string-value="[" calcext:value-type="string">
            <text:p>[</text:p>
          </table:table-cell>
          <table:table-cell table:formula="of:=FIND([.A65];[.$D$58];1)" office:value-type="float" office:value="38" calcext:value-type="float">
            <text:p>38</text:p>
          </table:table-cell>
          <table:table-cell table:formula="of:=FIND(MID([.$A$53];[.$A$6]+5;1);[.$D$58])" office:value-type="float" office:value="70" calcext:value-type="float">
            <text:p>70</text:p>
          </table:table-cell>
          <table:table-cell table:formula="of:=IF(MOD(([.B65]-[.C65])+([.$F$4]+1);LEN([.$A$2]))=0;LEN([.$A$2]);MOD(([.B65]-[.C65])+([.$F$4]+1);LEN([.$A$2])))" office:value-type="float" office:value="74" calcext:value-type="float">
            <text:p>74</text:p>
          </table:table-cell>
          <table:table-cell table:formula="of:=IF([.D65]=0;MID([.$D$58];[.$D$4];1);IF([.D65]=[.$D$4];MID([.$D$58];[.$D$4];1);MID([.$D$58];[.D65];1)))" office:value-type="string" office:string-value="C" calcext:value-type="string">
            <text:p>C</text:p>
          </table:table-cell>
          <table:table-cell table:number-columns-repeated="1019"/>
        </table:table-row>
        <table:table-row table:style-name="ro1">
          <table:table-cell table:style-name="ce28" table:formula="of:=MID([.A60];6;1)" office:value-type="string" office:string-value="4" calcext:value-type="string">
            <text:p>4</text:p>
          </table:table-cell>
          <table:table-cell table:formula="of:=FIND([.A66];[.$D$58];1)" office:value-type="float" office:value="43" calcext:value-type="float">
            <text:p>43</text:p>
          </table:table-cell>
          <table:table-cell table:formula="of:=FIND(MID([.$A$53];[.$A$6]+6;1);[.$D$58])" office:value-type="float" office:value="18" calcext:value-type="float">
            <text:p>18</text:p>
          </table:table-cell>
          <table:table-cell table:formula="of:=IF(MOD(([.B66]-[.C66])+([.$F$4]+1);LEN([.$A$2]))=0;LEN([.$A$2]);MOD(([.B66]-[.C66])+([.$F$4]+1);LEN([.$A$2])))" office:value-type="float" office:value="37" calcext:value-type="float">
            <text:p>37</text:p>
          </table:table-cell>
          <table:table-cell table:formula="of:=IF([.D66]=0;MID([.$D$58];[.$D$4];1);IF([.D66]=[.$D$4];MID([.$D$58];[.$D$4];1);MID([.$D$58];[.D66];1)))" office:value-type="string" office:string-value="2" calcext:value-type="string">
            <text:p>2</text:p>
          </table:table-cell>
          <table:table-cell table:number-columns-repeated="1019"/>
        </table:table-row>
        <table:table-row table:style-name="ro1">
          <table:table-cell table:style-name="ce28" table:formula="of:=MID([.A60];7;1)" office:value-type="string" office:string-value="C" calcext:value-type="string">
            <text:p>C</text:p>
          </table:table-cell>
          <table:table-cell table:formula="of:=FIND([.A67];[.$D$58];1)" office:value-type="float" office:value="74" calcext:value-type="float">
            <text:p>74</text:p>
          </table:table-cell>
          <table:table-cell table:formula="of:=FIND(MID([.$A$53];[.$A$6]+7;1);[.$D$58])" office:value-type="float" office:value="21" calcext:value-type="float">
            <text:p>21</text:p>
          </table:table-cell>
          <table:table-cell table:formula="of:=IF(MOD(([.B67]-[.C67])+([.$F$4]+1);LEN([.$A$2]))=0;LEN([.$A$2]);MOD(([.B67]-[.C67])+([.$F$4]+1);LEN([.$A$2])))" office:value-type="float" office:value="65" calcext:value-type="float">
            <text:p>65</text:p>
          </table:table-cell>
          <table:table-cell table:formula="of:=IF([.D67]=0;MID([.$D$58];[.$D$4];1);IF([.D67]=[.$D$4];MID([.$D$58];[.$D$4];1);MID([.$D$58];[.D67];1)))" office:value-type="string" office:string-value="&gt;" calcext:value-type="string">
            <text:p>&gt;</text:p>
          </table:table-cell>
          <table:table-cell table:number-columns-repeated="1019"/>
        </table:table-row>
        <table:table-row table:style-name="ro1">
          <table:table-cell table:style-name="ce28" table:formula="of:=MID([.A60];8;1)" office:value-type="string" office:string-value="0" calcext:value-type="string">
            <text:p>0</text:p>
          </table:table-cell>
          <table:table-cell table:formula="of:=FIND([.A68];[.$D$58];1)" office:value-type="float" office:value="35" calcext:value-type="float">
            <text:p>35</text:p>
          </table:table-cell>
          <table:table-cell table:formula="of:=FIND(MID([.$A$53];[.$A$6]+8;1);[.$D$58])" office:value-type="float" office:value="69" calcext:value-type="float">
            <text:p>69</text:p>
          </table:table-cell>
          <table:table-cell table:formula="of:=IF(MOD(([.B68]-[.C68])+([.$F$4]+1);LEN([.$A$2]))=0;LEN([.$A$2]);MOD(([.B68]-[.C68])+([.$F$4]+1);LEN([.$A$2])))" office:value-type="float" office:value="72" calcext:value-type="float">
            <text:p>72</text:p>
          </table:table-cell>
          <table:table-cell table:formula="of:=IF([.D68]=0;MID([.$D$58];[.$D$4];1);IF([.D68]=[.$D$4];MID([.$D$58];[.$D$4];1);MID([.$D$58];[.D68];1)))" office:value-type="string" office:string-value="q" calcext:value-type="string">
            <text:p>q</text:p>
          </table:table-cell>
          <table:table-cell table:number-columns-repeated="1019"/>
        </table:table-row>
        <table:table-row table:style-name="ro1">
          <table:table-cell table:style-name="ce28" table:formula="of:=MID([.A60];9;1)" office:value-type="string" office:string-value="X" calcext:value-type="string">
            <text:p>X</text:p>
          </table:table-cell>
          <table:table-cell table:formula="of:=FIND([.A69];[.$D$58];1)" office:value-type="float" office:value="88" calcext:value-type="float">
            <text:p>88</text:p>
          </table:table-cell>
          <table:table-cell table:formula="of:=FIND(MID([.$A$53];[.$A$6]+9;1);[.$D$58])" office:value-type="float" office:value="40" calcext:value-type="float">
            <text:p>40</text:p>
          </table:table-cell>
          <table:table-cell table:formula="of:=IF(MOD(([.B69]-[.C69])+([.$F$4]+1);LEN([.$A$2]))=0;LEN([.$A$2]);MOD(([.B69]-[.C69])+([.$F$4]+1);LEN([.$A$2])))" office:value-type="float" office:value="60" calcext:value-type="float">
            <text:p>60</text:p>
          </table:table-cell>
          <table:table-cell table:formula="of:=IF([.D69]=0;MID([.$D$58];[.$D$4];1);IF([.D69]=[.$D$4];MID([.$D$58];[.$D$4];1);MID([.$D$58];[.D69];1)))" office:value-type="string" office:string-value="`" calcext:value-type="string">
            <text:p>`</text:p>
          </table:table-cell>
          <table:table-cell table:number-columns-repeated="1019"/>
        </table:table-row>
        <table:table-row table:style-name="ro1">
          <table:table-cell table:style-name="ce28" table:formula="of:=MID([.A60];10;1)" office:value-type="string" office:string-value=")" calcext:value-type="string">
            <text:p>)</text:p>
          </table:table-cell>
          <table:table-cell table:formula="of:=FIND([.A70];[.$D$58];1)" office:value-type="float" office:value="26" calcext:value-type="float">
            <text:p>26</text:p>
          </table:table-cell>
          <table:table-cell table:formula="of:=FIND(MID([.$A$53];[.$A$6]+10;1);[.$D$58])" office:value-type="float" office:value="18" calcext:value-type="float">
            <text:p>18</text:p>
          </table:table-cell>
          <table:table-cell table:formula="of:=IF(MOD(([.B70]-[.C70])+([.$F$4]+1);LEN([.$A$2]))=0;LEN([.$A$2]);MOD(([.B70]-[.C70])+([.$F$4]+1);LEN([.$A$2])))" office:value-type="float" office:value="20" calcext:value-type="float">
            <text:p>20</text:p>
          </table:table-cell>
          <table:table-cell table:formula="of:=IF([.D70]=0;MID([.$D$58];[.$D$4];1);IF([.D70]=[.$D$4];MID([.$D$58];[.$D$4];1);MID([.$D$58];[.D70];1)))" office:value-type="string" office:string-value="F" calcext:value-type="string">
            <text:p>F</text:p>
          </table:table-cell>
          <table:table-cell table:number-columns-repeated="1019"/>
        </table:table-row>
        <table:table-row table:style-name="ro1">
          <table:table-cell table:style-name="ce28" table:formula="of:=MID([.A60];11;1)" office:value-type="string" office:string-value="[" calcext:value-type="string">
            <text:p>[</text:p>
          </table:table-cell>
          <table:table-cell table:formula="of:=FIND([.A71];[.$D$58];1)" office:value-type="float" office:value="38" calcext:value-type="float">
            <text:p>38</text:p>
          </table:table-cell>
          <table:table-cell table:formula="of:=FIND(MID([.$A$53];[.$A$6]+11;1);[.$D$58])" office:value-type="float" office:value="62" calcext:value-type="float">
            <text:p>62</text:p>
          </table:table-cell>
          <table:table-cell table:formula="of:=IF(MOD(([.B71]-[.C71])+([.$F$4]+1);LEN([.$A$2]))=0;LEN([.$A$2]);MOD(([.B71]-[.C71])+([.$F$4]+1);LEN([.$A$2])))" office:value-type="float" office:value="82" calcext:value-type="float">
            <text:p>82</text:p>
          </table:table-cell>
          <table:table-cell table:formula="of:=IF([.D71]=0;MID([.$D$58];[.$D$4];1);IF([.D71]=[.$D$4];MID([.$D$58];[.$D$4];1);MID([.$D$58];[.D71];1)))" office:value-type="string" office:string-value="T" calcext:value-type="string">
            <text:p>T</text:p>
          </table:table-cell>
          <table:table-cell table:number-columns-repeated="1019"/>
        </table:table-row>
        <table:table-row table:style-name="ro1">
          <table:table-cell table:style-name="ce28" table:formula="of:=MID([.A60];12;1)" office:value-type="string" office:string-value="i" calcext:value-type="string">
            <text:p>i</text:p>
          </table:table-cell>
          <table:table-cell table:formula="of:=FIND([.A72];[.$D$58];1)" office:value-type="float" office:value="32" calcext:value-type="float">
            <text:p>32</text:p>
          </table:table-cell>
          <table:table-cell table:formula="of:=FIND(MID([.$A$53];[.$A$6]+12;1);[.$D$58])" office:value-type="float" office:value="51" calcext:value-type="float">
            <text:p>51</text:p>
          </table:table-cell>
          <table:table-cell table:formula="of:=IF(MOD(([.B72]-[.C72])+([.$F$4]+1);LEN([.$A$2]))=0;LEN([.$A$2]);MOD(([.B72]-[.C72])+([.$F$4]+1);LEN([.$A$2])))" office:value-type="float" office:value="87" calcext:value-type="float">
            <text:p>87</text:p>
          </table:table-cell>
          <table:table-cell table:formula="of:=IF([.D72]=0;MID([.$D$58];[.$D$4];1);IF([.D72]=[.$D$4];MID([.$D$58];[.$D$4];1);MID([.$D$58];[.D72];1)))" office:value-type="string" office:string-value="!" calcext:value-type="string">
            <text:p>!</text:p>
          </table:table-cell>
          <table:table-cell table:number-columns-repeated="1019"/>
        </table:table-row>
        <table:table-row table:style-name="ro1">
          <table:table-cell table:style-name="ce28" table:formula="of:=MID([.A60];13;1)" office:value-type="string" office:string-value="z" calcext:value-type="string">
            <text:p>z</text:p>
          </table:table-cell>
          <table:table-cell table:formula="of:=FIND([.A73];[.$D$58];1)" office:value-type="float" office:value="85" calcext:value-type="float">
            <text:p>85</text:p>
          </table:table-cell>
          <table:table-cell table:formula="of:=FIND(MID([.$A$53];[.$A$6]+13;1);[.$D$58])" office:value-type="float" office:value="47" calcext:value-type="float">
            <text:p>47</text:p>
          </table:table-cell>
          <table:table-cell table:formula="of:=IF(MOD(([.B73]-[.C73])+([.$F$4]+1);LEN([.$A$2]))=0;LEN([.$A$2]);MOD(([.B73]-[.C73])+([.$F$4]+1);LEN([.$A$2])))" office:value-type="float" office:value="50" calcext:value-type="float">
            <text:p>50</text:p>
          </table:table-cell>
          <table:table-cell table:formula="of:=IF([.D73]=0;MID([.$D$58];[.$D$4];1);IF([.D73]=[.$D$4];MID([.$D$58];[.$D$4];1);MID([.$D$58];[.D73];1)))" office:value-type="string" office:string-value="x" calcext:value-type="string">
            <text:p>x</text:p>
          </table:table-cell>
          <table:table-cell table:style-name="ce27" table:number-columns-repeated="4"/>
          <table:table-cell table:number-columns-repeated="1015"/>
        </table:table-row>
        <table:table-row table:style-name="ro1">
          <table:table-cell table:style-name="ce28" table:formula="of:=MID([.A60];14;1)" office:value-type="string" office:string-value="u" calcext:value-type="string">
            <text:p>u</text:p>
          </table:table-cell>
          <table:table-cell table:formula="of:=FIND([.A74];[.$D$58];1)" office:value-type="float" office:value="53" calcext:value-type="float">
            <text:p>53</text:p>
          </table:table-cell>
          <table:table-cell table:formula="of:=FIND(MID([.$A$53];[.$A$6]+14;1);[.$D$58])" office:value-type="float" office:value="69" calcext:value-type="float">
            <text:p>69</text:p>
          </table:table-cell>
          <table:table-cell table:formula="of:=IF(MOD(([.B74]-[.C74])+([.$F$4]+1);LEN([.$A$2]))=0;LEN([.$A$2]);MOD(([.B74]-[.C74])+([.$F$4]+1);LEN([.$A$2])))" office:value-type="float" office:value="90" calcext:value-type="float">
            <text:p>90</text:p>
          </table:table-cell>
          <table:table-cell table:formula="of:=IF([.D74]=0;MID([.$D$58];[.$D$4];1);IF([.D74]=[.$D$4];MID([.$D$58];[.$D$4];1);MID([.$D$58];[.D74];1)))" office:value-type="string" office:string-value="Q" calcext:value-type="string">
            <text:p>Q</text:p>
          </table:table-cell>
          <table:table-cell table:number-columns-repeated="1019"/>
        </table:table-row>
        <table:table-row table:style-name="ro1">
          <table:table-cell table:style-name="ce28" table:formula="of:=MID([.A60];15;1)" office:value-type="string" office:string-value="4" calcext:value-type="string">
            <text:p>4</text:p>
          </table:table-cell>
          <table:table-cell table:formula="of:=FIND([.A75];[.$D$58];1)" office:value-type="float" office:value="43" calcext:value-type="float">
            <text:p>43</text:p>
          </table:table-cell>
          <table:table-cell table:formula="of:=FIND(MID([.$A$53];[.$A$6]+15;1);[.$D$58])" office:value-type="float" office:value="64" calcext:value-type="float">
            <text:p>64</text:p>
          </table:table-cell>
          <table:table-cell table:formula="of:=IF(MOD(([.B75]-[.C75])+([.$F$4]+1);LEN([.$A$2]))=0;LEN([.$A$2]);MOD(([.B75]-[.C75])+([.$F$4]+1);LEN([.$A$2])))" office:value-type="float" office:value="85" calcext:value-type="float">
            <text:p>85</text:p>
          </table:table-cell>
          <table:table-cell table:formula="of:=IF([.D75]=0;MID([.$D$58];[.$D$4];1);IF([.D75]=[.$D$4];MID([.$D$58];[.$D$4];1);MID([.$D$58];[.D75];1)))" office:value-type="string" office:string-value="z" calcext:value-type="string">
            <text:p>z</text:p>
          </table:table-cell>
          <table:table-cell table:number-columns-repeated="1019"/>
        </table:table-row>
        <table:table-row table:style-name="ro1">
          <table:table-cell table:style-name="ce28" table:formula="of:=MID([.A60];16;1)" office:value-type="string" office:string-value="x" calcext:value-type="string">
            <text:p>x</text:p>
          </table:table-cell>
          <table:table-cell table:formula="of:=FIND([.A76];[.$D$58];1)" office:value-type="float" office:value="50" calcext:value-type="float">
            <text:p>50</text:p>
          </table:table-cell>
          <table:table-cell table:formula="of:=FIND(MID([.$A$53];[.$A$6]+16;1);[.$D$58])" office:value-type="float" office:value="52" calcext:value-type="float">
            <text:p>52</text:p>
          </table:table-cell>
          <table:table-cell table:formula="of:=IF(MOD(([.B76]-[.C76])+([.$F$4]+1);LEN([.$A$2]))=0;LEN([.$A$2]);MOD(([.B76]-[.C76])+([.$F$4]+1);LEN([.$A$2])))" office:value-type="float" office:value="10" calcext:value-type="float">
            <text:p>10</text:p>
          </table:table-cell>
          <table:table-cell table:formula="of:=IF([.D76]=0;MID([.$D$58];[.$D$4];1);IF([.D76]=[.$D$4];MID([.$D$58];[.$D$4];1);MID([.$D$58];[.D76];1)))" office:value-type="string" office:string-value="b" calcext:value-type="string">
            <text:p>b</text:p>
          </table:table-cell>
          <table:table-cell table:number-columns-repeated="1019"/>
        </table:table-row>
        <table:table-row table:style-name="ro1">
          <table:table-cell table:style-name="ce28" table:formula="of:=COM.MICROSOFT.CONCAT([.$E$61:.$E$76])" office:value-type="string" office:string-value="&lt;nfWC2&gt;q`FT!xQzb" calcext:value-type="string">
            <text:p>&lt;nfWC2&gt;q`FT!xQzb</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7 by num F2 &amp; move it in D17</text:p>
          </table:table-cell>
          <table:table-cell table:style-name="ce30"/>
          <table:table-cell/>
          <table:table-cell table:style-name="ce28"/>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Move char num F2 in d17</text:p>
          </table:table-cell>
          <table:table-cell table:style-name="ce28"/>
          <table:table-cell/>
          <table:table-cell table:style-name="ce28"/>
          <table:table-cell table:style-name="Default"/>
          <table:table-cell table:number-columns-repeated="1019"/>
        </table:table-row>
        <table:table-row table:style-name="ro1">
          <table:table-cell office:value-type="string" calcext:value-type="string">
            <text:p>B19 X nums from D17 move to start D20</text:p>
          </table:table-cell>
          <table:table-cell table:style-name="ce28" table:formula="of:=COM.MICROSOFT.CONCAT(MID([.D82];[.$E$4]+1;1);MID([.D82];[.$F$4]+1;1);MID([.D82];[.$G$4]+1;1);MID([.D82];[.$H$4]+1;1))">
            <text:p/>
          </table:table-cell>
          <table:table-cell table:style-name="ce28" table:formula="of:=IF([.$F$4]&lt;[.$E$4];REPLACE([.D82];[.$E$4]+1;1;&quot;&quot;);REPLACE([.D82];[.$F$4]+1;1;&quot;&quot;))">
            <text:p/>
          </table:table-cell>
          <table:table-cell table:formula="of:=[Encrypt_16.$D$8]" office:value-type="string" office:string-value="J,mIjoFv}~O')*+-P$Zi./012[tew34678g%Uxp(ur9: sBc`fD&amp;&quot;&lt;&gt;?#KnklqMC5EGHAV|Tyaz{!XLQNRSW\Y]^b@_d=h" calcext:value-type="string">
            <text:p>J,mIjoFv}~O')*+-P$Zi./012[tew34678g%Uxp(ur9: sBc`fD&amp;"&lt;&gt;?#KnklqMC5EGHAV|Tyaz{!XLQNRSW\Y]^b@_d=h</text:p>
          </table:table-cell>
          <table:table-cell table:style-name="Default"/>
          <table:table-cell table:number-columns-repeated="1019"/>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1019"/>
        </table:table-row>
        <table:table-row table:style-name="ro1">
          <table:table-cell table:style-name="ce28" table:formula="of:=COM.MICROSOFT.CONCAT([.$E$61:.$E$76])" office:value-type="string" office:string-value="&lt;nfWC2&gt;q`FT!xQzb" calcext:value-type="string">
            <text:p>&lt;nfWC2&gt;q`FT!xQzb</text:p>
          </table:table-cell>
          <table:table-cell table:style-name="ce28" table:formula="of:=COM.MICROSOFT.CONCAT(&quot;'&quot;;[.A85];&quot;'&quot;;&quot; A23 char positions in D8&quot;)" office:value-type="string" office:string-value="'&lt;nfWC2&gt;q`FT!xQzb' A23 char positions in D8" calcext:value-type="string">
            <text:p>'&lt;nfWC2&gt;q`FT!xQzb' A23 char positions in D8</text:p>
          </table:table-cell>
          <table:table-cell table:style-name="ce28" table:formula="of:=COM.MICROSOFT.CONCAT(&quot;'&quot;;MID([.$A$78];1;LEN([.$A$78]));&quot;'&quot;;&quot; A78 OTP char positions in D83&quot;)" office:value-type="string" office:string-value="'tX+&amp;I/f4&quot;/vXQ4Ts~p^Nkjvnej&amp;pgn&lt;(Y{lwTNE`^N1{B`]US0H^xPw{eP\0r{_?lgV9B]I|?])gC|C4/h =YT@VCT5h^V&gt;eA Beautiful MindA Beautiful Mind' A78 OTP char positions in D83" calcext:value-type="string">
            <text:p>'tX+&amp;I/f4"/vXQ4Ts~p^Nkjvnej&amp;pgn&lt;(Y{lwTNE`^N1{B`]US0H^xPw{eP\0r{_?lgV9B]I|?])gC|C4/h =YT@VCT5h^V&gt;eA Beautiful MindA Beautiful Mind' A78 OTP char positions in D83</text:p>
          </table:table-cell>
          <table:table-cell/>
          <table:table-cell table:style-name="Default"/>
          <table:table-cell table:number-columns-repeated="1019"/>
        </table:table-row>
        <table:table-row table:style-name="ro1">
          <table:table-cell table:style-name="ce28" table:formula="of:=[.E61]" office:value-type="string" office:string-value="&lt;" calcext:value-type="string">
            <text:p>&lt;</text:p>
          </table:table-cell>
          <table:table-cell table:formula="of:=FIND([.A86];[.$D$83];1)" office:value-type="float" office:value="54" calcext:value-type="float">
            <text:p>54</text:p>
          </table:table-cell>
          <table:table-cell table:formula="of:=FIND(MID([.$A$78];[.$A$6]+1;1);[.$D$83])" office:value-type="float" office:value="10" calcext:value-type="float">
            <text:p>10</text:p>
          </table:table-cell>
          <table:table-cell table:formula="of:=IF(MOD(([.B86]-[.C86])+([.$E$4]+1);LEN([.$A$2]))=0;LEN([.$A$2]);MOD(([.B86]-[.C86])+([.$E$4]+1);LEN([.$A$2])))" office:value-type="float" office:value="69" calcext:value-type="float">
            <text:p>69</text:p>
          </table:table-cell>
          <table:table-cell table:formula="of:=IF([.D86]=0;MID([.$D$83];[.$D$4];1);IF([.D86]=[.$D$4];MID([.$D$83];[.$D$4];1);MID([.$D$83];[.D86];1)))" office:value-type="string" office:string-value="A" calcext:value-type="string">
            <text:p>A</text:p>
          </table:table-cell>
          <table:table-cell table:number-columns-repeated="1019"/>
        </table:table-row>
        <table:table-row table:style-name="ro1">
          <table:table-cell table:style-name="ce28" table:formula="of:=[.E62]" office:value-type="string" office:string-value="n" calcext:value-type="string">
            <text:p>n</text:p>
          </table:table-cell>
          <table:table-cell table:formula="of:=FIND([.A87];[.$D$83];1)" office:value-type="float" office:value="59" calcext:value-type="float">
            <text:p>59</text:p>
          </table:table-cell>
          <table:table-cell table:formula="of:=FIND(MID([.$A$78];[.$A$6]+2;1);[.$D$83])" office:value-type="float" office:value="39" calcext:value-type="float">
            <text:p>39</text:p>
          </table:table-cell>
          <table:table-cell table:formula="of:=IF(MOD(([.B87]-[.C87])+([.$E$4]+1);LEN([.$A$2]))=0;LEN([.$A$2]);MOD(([.B87]-[.C87])+([.$E$4]+1);LEN([.$A$2])))" office:value-type="float" office:value="45" calcext:value-type="float">
            <text:p>45</text:p>
          </table:table-cell>
          <table:table-cell table:formula="of:=IF([.D87]=0;MID([.$D$83];[.$D$4];1);IF([.D87]=[.$D$4];MID([.$D$83];[.$D$4];1);MID([.$D$83];[.D87];1)))" office:value-type="string" office:string-value=" " calcext:value-type="string">
            <text:p><text:s/></text:p>
          </table:table-cell>
          <table:table-cell table:number-columns-repeated="1019"/>
        </table:table-row>
        <table:table-row table:style-name="ro1">
          <table:table-cell table:style-name="ce28" table:formula="of:=[.E63]" office:value-type="string" office:string-value="f" calcext:value-type="string">
            <text:p>f</text:p>
          </table:table-cell>
          <table:table-cell table:formula="of:=FIND([.A88];[.$D$83];1)" office:value-type="float" office:value="50" calcext:value-type="float">
            <text:p>50</text:p>
          </table:table-cell>
          <table:table-cell table:formula="of:=FIND(MID([.$A$78];[.$A$6]+3;1);[.$D$83])" office:value-type="float" office:value="88" calcext:value-type="float">
            <text:p>88</text:p>
          </table:table-cell>
          <table:table-cell table:formula="of:=IF(MOD(([.B88]-[.C88])+([.$E$4]+1);LEN([.$A$2]))=0;LEN([.$A$2]);MOD(([.B88]-[.C88])+([.$E$4]+1);LEN([.$A$2])))" office:value-type="float" office:value="81" calcext:value-type="float">
            <text:p>81</text:p>
          </table:table-cell>
          <table:table-cell table:formula="of:=IF([.D88]=0;MID([.$D$83];[.$D$4];1);IF([.D88]=[.$D$4];MID([.$D$83];[.$D$4];1);MID([.$D$83];[.D88];1)))" office:value-type="string" office:string-value="N" calcext:value-type="string">
            <text:p>N</text:p>
          </table:table-cell>
          <table:table-cell table:number-columns-repeated="1019"/>
        </table:table-row>
        <table:table-row table:style-name="ro1">
          <table:table-cell table:style-name="ce28" table:formula="of:=[.E64]" office:value-type="string" office:string-value="W" calcext:value-type="string">
            <text:p>W</text:p>
          </table:table-cell>
          <table:table-cell table:formula="of:=FIND([.A89];[.$D$83];1)" office:value-type="float" office:value="84" calcext:value-type="float">
            <text:p>84</text:p>
          </table:table-cell>
          <table:table-cell table:formula="of:=FIND(MID([.$A$78];[.$A$6]+4;1);[.$D$83])" office:value-type="float" office:value="81" calcext:value-type="float">
            <text:p>81</text:p>
          </table:table-cell>
          <table:table-cell table:formula="of:=IF(MOD(([.B89]-[.C89])+([.$E$4]+1);LEN([.$A$2]))=0;LEN([.$A$2]);MOD(([.B89]-[.C89])+([.$E$4]+1);LEN([.$A$2])))" office:value-type="float" office:value="28" calcext:value-type="float">
            <text:p>28</text:p>
          </table:table-cell>
          <table:table-cell table:formula="of:=IF([.D89]=0;MID([.$D$83];[.$D$4];1);IF([.D89]=[.$D$4];MID([.$D$83];[.$D$4];1);MID([.$D$83];[.D89];1)))" office:value-type="string" office:string-value="e" calcext:value-type="string">
            <text:p>e</text:p>
          </table:table-cell>
          <table:table-cell table:number-columns-repeated="1019"/>
        </table:table-row>
        <table:table-row table:style-name="ro1">
          <table:table-cell table:style-name="ce28" table:formula="of:=[.E65]" office:value-type="string" office:string-value="C" calcext:value-type="string">
            <text:p>C</text:p>
          </table:table-cell>
          <table:table-cell table:formula="of:=FIND([.A90];[.$D$83];1)" office:value-type="float" office:value="64" calcext:value-type="float">
            <text:p>64</text:p>
          </table:table-cell>
          <table:table-cell table:formula="of:=FIND(MID([.$A$78];[.$A$6]+5;1);[.$D$83])" office:value-type="float" office:value="60" calcext:value-type="float">
            <text:p>60</text:p>
          </table:table-cell>
          <table:table-cell table:formula="of:=IF(MOD(([.B90]-[.C90])+([.$E$4]+1);LEN([.$A$2]))=0;LEN([.$A$2]);MOD(([.B90]-[.C90])+([.$E$4]+1);LEN([.$A$2])))" office:value-type="float" office:value="29" calcext:value-type="float">
            <text:p>29</text:p>
          </table:table-cell>
          <table:table-cell table:formula="of:=IF([.D90]=0;MID([.$D$83];[.$D$4];1);IF([.D90]=[.$D$4];MID([.$D$83];[.$D$4];1);MID([.$D$83];[.D90];1)))" office:value-type="string" office:string-value="w" calcext:value-type="string">
            <text:p>w</text:p>
          </table:table-cell>
          <table:table-cell table:number-columns-repeated="1019"/>
        </table:table-row>
        <table:table-row table:style-name="ro1">
          <table:table-cell table:style-name="ce28" table:formula="of:=[.E66]" office:value-type="string" office:string-value="2" calcext:value-type="string">
            <text:p>2</text:p>
          </table:table-cell>
          <table:table-cell table:formula="of:=FIND([.A91];[.$D$83];1)" office:value-type="float" office:value="25" calcext:value-type="float">
            <text:p>25</text:p>
          </table:table-cell>
          <table:table-cell table:formula="of:=FIND(MID([.$A$78];[.$A$6]+6;1);[.$D$83])" office:value-type="float" office:value="5" calcext:value-type="float">
            <text:p>5</text:p>
          </table:table-cell>
          <table:table-cell table:formula="of:=IF(MOD(([.B91]-[.C91])+([.$E$4]+1);LEN([.$A$2]))=0;LEN([.$A$2]);MOD(([.B91]-[.C91])+([.$E$4]+1);LEN([.$A$2])))" office:value-type="float" office:value="45" calcext:value-type="float">
            <text:p>45</text:p>
          </table:table-cell>
          <table:table-cell table:formula="of:=IF([.D91]=0;MID([.$D$83];[.$D$4];1);IF([.D91]=[.$D$4];MID([.$D$83];[.$D$4];1);MID([.$D$83];[.D91];1)))" office:value-type="string" office:string-value=" " calcext:value-type="string">
            <text:p><text:s/></text:p>
          </table:table-cell>
          <table:table-cell table:number-columns-repeated="1019"/>
        </table:table-row>
        <table:table-row table:style-name="ro1">
          <table:table-cell table:style-name="ce28" table:formula="of:=[.E67]" office:value-type="string" office:string-value="&gt;" calcext:value-type="string">
            <text:p>&gt;</text:p>
          </table:table-cell>
          <table:table-cell table:formula="of:=FIND([.A92];[.$D$83];1)" office:value-type="float" office:value="55" calcext:value-type="float">
            <text:p>55</text:p>
          </table:table-cell>
          <table:table-cell table:formula="of:=FIND(MID([.$A$78];[.$A$6]+7;1);[.$D$83])" office:value-type="float" office:value="8" calcext:value-type="float">
            <text:p>8</text:p>
          </table:table-cell>
          <table:table-cell table:formula="of:=IF(MOD(([.B92]-[.C92])+([.$E$4]+1);LEN([.$A$2]))=0;LEN([.$A$2]);MOD(([.B92]-[.C92])+([.$E$4]+1);LEN([.$A$2])))" office:value-type="float" office:value="72" calcext:value-type="float">
            <text:p>72</text:p>
          </table:table-cell>
          <table:table-cell table:formula="of:=IF([.D92]=0;MID([.$D$83];[.$D$4];1);IF([.D92]=[.$D$4];MID([.$D$83];[.$D$4];1);MID([.$D$83];[.D92];1)))" office:value-type="string" office:string-value="T" calcext:value-type="string">
            <text:p>T</text:p>
          </table:table-cell>
          <table:table-cell table:number-columns-repeated="1019"/>
        </table:table-row>
        <table:table-row table:style-name="ro1">
          <table:table-cell table:style-name="ce28" table:formula="of:=[.E68]" office:value-type="string" office:string-value="q" calcext:value-type="string">
            <text:p>q</text:p>
          </table:table-cell>
          <table:table-cell table:formula="of:=FIND([.A93];[.$D$83];1)" office:value-type="float" office:value="62" calcext:value-type="float">
            <text:p>62</text:p>
          </table:table-cell>
          <table:table-cell table:formula="of:=FIND(MID([.$A$78];[.$A$6]+8;1);[.$D$83])" office:value-type="float" office:value="59" calcext:value-type="float">
            <text:p>59</text:p>
          </table:table-cell>
          <table:table-cell table:formula="of:=IF(MOD(([.B93]-[.C93])+([.$E$4]+1);LEN([.$A$2]))=0;LEN([.$A$2]);MOD(([.B93]-[.C93])+([.$E$4]+1);LEN([.$A$2])))" office:value-type="float" office:value="28" calcext:value-type="float">
            <text:p>28</text:p>
          </table:table-cell>
          <table:table-cell table:formula="of:=IF([.D93]=0;MID([.$D$83];[.$D$4];1);IF([.D93]=[.$D$4];MID([.$D$83];[.$D$4];1);MID([.$D$83];[.D93];1)))" office:value-type="string" office:string-value="e" calcext:value-type="string">
            <text:p>e</text:p>
          </table:table-cell>
          <table:table-cell table:number-columns-repeated="1019"/>
        </table:table-row>
        <table:table-row table:style-name="ro1">
          <table:table-cell table:style-name="ce28" table:formula="of:=[.E69]" office:value-type="string" office:string-value="`" calcext:value-type="string">
            <text:p>`</text:p>
          </table:table-cell>
          <table:table-cell table:formula="of:=FIND([.A94];[.$D$83];1)" office:value-type="float" office:value="49" calcext:value-type="float">
            <text:p>49</text:p>
          </table:table-cell>
          <table:table-cell table:formula="of:=FIND(MID([.$A$78];[.$A$6]+9;1);[.$D$83])" office:value-type="float" office:value="28" calcext:value-type="float">
            <text:p>28</text:p>
          </table:table-cell>
          <table:table-cell table:formula="of:=IF(MOD(([.B94]-[.C94])+([.$E$4]+1);LEN([.$A$2]))=0;LEN([.$A$2]);MOD(([.B94]-[.C94])+([.$E$4]+1);LEN([.$A$2])))" office:value-type="float" office:value="46" calcext:value-type="float">
            <text:p>46</text:p>
          </table:table-cell>
          <table:table-cell table:formula="of:=IF([.D94]=0;MID([.$D$83];[.$D$4];1);IF([.D94]=[.$D$4];MID([.$D$83];[.$D$4];1);MID([.$D$83];[.D94];1)))" office:value-type="string" office:string-value="s" calcext:value-type="string">
            <text:p>s</text:p>
          </table:table-cell>
          <table:table-cell table:number-columns-repeated="1019"/>
        </table:table-row>
        <table:table-row table:style-name="ro1">
          <table:table-cell table:style-name="ce28" table:formula="of:=[.E70]" office:value-type="string" office:string-value="F" calcext:value-type="string">
            <text:p>F</text:p>
          </table:table-cell>
          <table:table-cell table:formula="of:=FIND([.A95];[.$D$83];1)" office:value-type="float" office:value="7" calcext:value-type="float">
            <text:p>7</text:p>
          </table:table-cell>
          <table:table-cell table:formula="of:=FIND(MID([.$A$78];[.$A$6]+10;1);[.$D$83])" office:value-type="float" office:value="5" calcext:value-type="float">
            <text:p>5</text:p>
          </table:table-cell>
          <table:table-cell table:formula="of:=IF(MOD(([.B95]-[.C95])+([.$E$4]+1);LEN([.$A$2]))=0;LEN([.$A$2]);MOD(([.B95]-[.C95])+([.$E$4]+1);LEN([.$A$2])))" office:value-type="float" office:value="27" calcext:value-type="float">
            <text:p>27</text:p>
          </table:table-cell>
          <table:table-cell table:formula="of:=IF([.D95]=0;MID([.$D$83];[.$D$4];1);IF([.D95]=[.$D$4];MID([.$D$83];[.$D$4];1);MID([.$D$83];[.D95];1)))" office:value-type="string" office:string-value="t" calcext:value-type="string">
            <text:p>t</text:p>
          </table:table-cell>
          <table:table-cell table:number-columns-repeated="1019"/>
        </table:table-row>
        <table:table-row table:style-name="ro1">
          <table:table-cell table:style-name="ce28" table:formula="of:=[.E71]" office:value-type="string" office:string-value="T" calcext:value-type="string">
            <text:p>T</text:p>
          </table:table-cell>
          <table:table-cell table:formula="of:=FIND([.A96];[.$D$83];1)" office:value-type="float" office:value="72" calcext:value-type="float">
            <text:p>72</text:p>
          </table:table-cell>
          <table:table-cell table:formula="of:=FIND(MID([.$A$78];[.$A$6]+11;1);[.$D$83])" office:value-type="float" office:value="52" calcext:value-type="float">
            <text:p>52</text:p>
          </table:table-cell>
          <table:table-cell table:formula="of:=IF(MOD(([.B96]-[.C96])+([.$E$4]+1);LEN([.$A$2]))=0;LEN([.$A$2]);MOD(([.B96]-[.C96])+([.$E$4]+1);LEN([.$A$2])))" office:value-type="float" office:value="45" calcext:value-type="float">
            <text:p>45</text:p>
          </table:table-cell>
          <table:table-cell table:formula="of:=IF([.D96]=0;MID([.$D$83];[.$D$4];1);IF([.D96]=[.$D$4];MID([.$D$83];[.$D$4];1);MID([.$D$83];[.D96];1)))" office:value-type="string" office:string-value=" " calcext:value-type="string">
            <text:p><text:s/></text:p>
          </table:table-cell>
          <table:table-cell table:number-columns-repeated="1019"/>
        </table:table-row>
        <table:table-row table:style-name="ro1">
          <table:table-cell table:style-name="ce28" table:formula="of:=[.E72]" office:value-type="string" office:string-value="!" calcext:value-type="string">
            <text:p>!</text:p>
          </table:table-cell>
          <table:table-cell table:formula="of:=FIND([.A97];[.$D$83];1)" office:value-type="float" office:value="77" calcext:value-type="float">
            <text:p>77</text:p>
          </table:table-cell>
          <table:table-cell table:formula="of:=FIND(MID([.$A$78];[.$A$6]+12;1);[.$D$83])" office:value-type="float" office:value="39" calcext:value-type="float">
            <text:p>39</text:p>
          </table:table-cell>
          <table:table-cell table:formula="of:=IF(MOD(([.B97]-[.C97])+([.$E$4]+1);LEN([.$A$2]))=0;LEN([.$A$2]);MOD(([.B97]-[.C97])+([.$E$4]+1);LEN([.$A$2])))" office:value-type="float" office:value="63" calcext:value-type="float">
            <text:p>63</text:p>
          </table:table-cell>
          <table:table-cell table:formula="of:=IF([.D97]=0;MID([.$D$83];[.$D$4];1);IF([.D97]=[.$D$4];MID([.$D$83];[.$D$4];1);MID([.$D$83];[.D97];1)))" office:value-type="string" office:string-value="M" calcext:value-type="string">
            <text:p>M</text:p>
          </table:table-cell>
          <table:table-cell table:number-columns-repeated="1019"/>
        </table:table-row>
        <table:table-row table:style-name="ro1">
          <table:table-cell table:style-name="ce28" table:formula="of:=[.E73]" office:value-type="string" office:string-value="x" calcext:value-type="string">
            <text:p>x</text:p>
          </table:table-cell>
          <table:table-cell table:formula="of:=FIND([.A98];[.$D$83];1)" office:value-type="float" office:value="38" calcext:value-type="float">
            <text:p>38</text:p>
          </table:table-cell>
          <table:table-cell table:formula="of:=FIND(MID([.$A$78];[.$A$6]+13;1);[.$D$83])" office:value-type="float" office:value="35" calcext:value-type="float">
            <text:p>35</text:p>
          </table:table-cell>
          <table:table-cell table:formula="of:=IF(MOD(([.B98]-[.C98])+([.$E$4]+1);LEN([.$A$2]))=0;LEN([.$A$2]);MOD(([.B98]-[.C98])+([.$E$4]+1);LEN([.$A$2])))" office:value-type="float" office:value="28" calcext:value-type="float">
            <text:p>28</text:p>
          </table:table-cell>
          <table:table-cell table:formula="of:=IF([.D98]=0;MID([.$D$83];[.$D$4];1);IF([.D98]=[.$D$4];MID([.$D$83];[.$D$4];1);MID([.$D$83];[.D98];1)))" office:value-type="string" office:string-value="e" calcext:value-type="string">
            <text:p>e</text:p>
          </table:table-cell>
          <table:table-cell table:number-columns-repeated="1019"/>
        </table:table-row>
        <table:table-row table:style-name="ro1">
          <table:table-cell table:style-name="ce28" table:formula="of:=[.E74]" office:value-type="string" office:string-value="Q" calcext:value-type="string">
            <text:p>Q</text:p>
          </table:table-cell>
          <table:table-cell table:formula="of:=FIND([.A99];[.$D$83];1)" office:value-type="float" office:value="80" calcext:value-type="float">
            <text:p>80</text:p>
          </table:table-cell>
          <table:table-cell table:formula="of:=FIND(MID([.$A$78];[.$A$6]+14;1);[.$D$83])" office:value-type="float" office:value="59" calcext:value-type="float">
            <text:p>59</text:p>
          </table:table-cell>
          <table:table-cell table:formula="of:=IF(MOD(([.B99]-[.C99])+([.$E$4]+1);LEN([.$A$2]))=0;LEN([.$A$2]);MOD(([.B99]-[.C99])+([.$E$4]+1);LEN([.$A$2])))" office:value-type="float" office:value="46" calcext:value-type="float">
            <text:p>46</text:p>
          </table:table-cell>
          <table:table-cell table:formula="of:=IF([.D99]=0;MID([.$D$83];[.$D$4];1);IF([.D99]=[.$D$4];MID([.$D$83];[.$D$4];1);MID([.$D$83];[.D99];1)))" office:value-type="string" office:string-value="s" calcext:value-type="string">
            <text:p>s</text:p>
          </table:table-cell>
          <table:table-cell table:number-columns-repeated="1019"/>
        </table:table-row>
        <table:table-row table:style-name="ro1">
          <table:table-cell table:style-name="ce28" table:formula="of:=[.E75]" office:value-type="string" office:string-value="z" calcext:value-type="string">
            <text:p>z</text:p>
          </table:table-cell>
          <table:table-cell table:formula="of:=FIND([.A100];[.$D$83];1)" office:value-type="float" office:value="75" calcext:value-type="float">
            <text:p>75</text:p>
          </table:table-cell>
          <table:table-cell table:formula="of:=FIND(MID([.$A$78];[.$A$6]+15;1);[.$D$83])" office:value-type="float" office:value="54" calcext:value-type="float">
            <text:p>54</text:p>
          </table:table-cell>
          <table:table-cell table:formula="of:=IF(MOD(([.B100]-[.C100])+([.$E$4]+1);LEN([.$A$2]))=0;LEN([.$A$2]);MOD(([.B100]-[.C100])+([.$E$4]+1);LEN([.$A$2])))" office:value-type="float" office:value="46" calcext:value-type="float">
            <text:p>46</text:p>
          </table:table-cell>
          <table:table-cell table:formula="of:=IF([.D100]=0;MID([.$D$83];[.$D$4];1);IF([.D100]=[.$D$4];MID([.$D$83];[.$D$4];1);MID([.$D$83];[.D100];1)))" office:value-type="string" office:string-value="s" calcext:value-type="string">
            <text:p>s</text:p>
          </table:table-cell>
          <table:table-cell table:number-columns-repeated="1019"/>
        </table:table-row>
        <table:table-row table:style-name="ro1">
          <table:table-cell table:style-name="ce28" table:formula="of:=[.E76]" office:value-type="string" office:string-value="b" calcext:value-type="string">
            <text:p>b</text:p>
          </table:table-cell>
          <table:table-cell table:formula="of:=FIND([.A101];[.$D$83];1)" office:value-type="float" office:value="89" calcext:value-type="float">
            <text:p>89</text:p>
          </table:table-cell>
          <table:table-cell table:formula="of:=FIND(MID([.$A$78];[.$A$6]+16;1);[.$D$83])" office:value-type="float" office:value="40" calcext:value-type="float">
            <text:p>40</text:p>
          </table:table-cell>
          <table:table-cell table:formula="of:=IF(MOD(([.B101]-[.C101])+([.$E$4]+1);LEN([.$A$2]))=0;LEN([.$A$2]);MOD(([.B101]-[.C101])+([.$E$4]+1);LEN([.$A$2])))" office:value-type="float" office:value="74" calcext:value-type="float">
            <text:p>74</text:p>
          </table:table-cell>
          <table:table-cell table:formula="of:=IF([.D101]=0;MID([.$D$83];[.$D$4];1);IF([.D101]=[.$D$4];MID([.$D$83];[.$D$4];1);MID([.$D$83];[.D101];1)))" office:value-type="string" office:string-value="a" calcext:value-type="string">
            <text:p>a</text:p>
          </table:table-cell>
          <table:table-cell table:number-columns-repeated="1019"/>
        </table:table-row>
        <table:table-row table:style-name="ro1">
          <table:table-cell table:style-name="ce28" table:formula="of:=COM.MICROSOFT.CONCAT([.$E$86:.$E$101])" office:value-type="string" office:string-value="A New Test Messa" calcext:value-type="string">
            <text:p>A New Test Messa</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number-columns-repeated="4"/>
          <table:table-cell table:style-name="ce27"/>
          <table:table-cell table:number-columns-repeated="1019"/>
        </table:table-row>
        <table:table-row table:style-name="ro1" table:number-rows-repeated="4">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DECRYPTION CHARACTER SET</text:p>
          </table:table-cell>
          <table:table-cell table:style-name="ce25" office:value-type="string" calcext:value-type="string">
            <text:p>DECRYPT MESSAGE</text:p>
          </table:table-cell>
          <table:table-cell table:style-name="ce32" office:value-type="string" calcext:value-type="string">
            <text:p>MESSAGE DECRYPTED</text:p>
          </table:table-cell>
          <table:table-cell table:style-name="ce32" office:value-type="string" calcext:value-type="string">
            <text:p>ENCRYPTED MESSAGE</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number-columns-repeated="1015"/>
        </table:table-row>
        <table:table-row table:style-name="ro1">
          <table:table-cell table:style-name="ce23" table:formula="of:=[Encrypt_16.$D$83]" office:value-type="string" office:string-value="-_*l+,DcW\Y]^b@d=hmIjoFv}O'P$Zi./012[tew34678g%Uxp(ur9: sB`)~f&amp;&quot;&lt;&gt;?#KnkqMC5EGHAV|Tyz{!XLQNRSJa" calcext:value-type="string">
            <text:p>-_*l+,DcW\Y]^b@d=hmIjoFv}O'P$Zi./012[tew34678g%Uxp(ur9: sB`)~f&amp;"&lt;&gt;?#KnkqMC5EGHAV|Tyz{!XLQNRSJa</text:p>
          </table:table-cell>
          <table:table-cell table:style-name="ce29" table:formula="of:=[$Encrypt_16.$A$102]" office:value-type="string" office:string-value="}.R&lt;-J[N!mA%*mL&quot;" calcext:value-type="string">
            <text:p>}.R&lt;-J[N!mA%*mL"</text:p>
          </table:table-cell>
          <table:table-cell table:style-name="ce34" table:formula="of:=[.$A$102]" office:value-type="string" office:string-value="A New Test Messa" calcext:value-type="string">
            <text:p>A New Test Messa</text:p>
          </table:table-cell>
          <table:table-cell table:style-name="ce27" table:formula="of:=[Encrypt_16.$A$102]" office:value-type="string" office:string-value="}.R&lt;-J[N!mA%*mL&quot;" calcext:value-type="string">
            <text:p>}.R&lt;-J[N!mA%*mL"</text:p>
          </table:table-cell>
          <table:table-cell table:style-name="ce8" table:formula="of:=[$Encrypt_16.$E$2]" office:value-type="float" office:value="24" calcext:value-type="float">
            <text:p>24</text:p>
          </table:table-cell>
          <table:table-cell table:style-name="ce8" table:formula="of:=[$Encrypt_16.$F$2]" office:value-type="float" office:value="11" calcext:value-type="float">
            <text:p>11</text:p>
          </table:table-cell>
          <table:table-cell table:style-name="ce8" table:formula="of:=[$Encrypt_16.$G$2]" office:value-type="float" office:value="60" calcext:value-type="float">
            <text:p>60</text:p>
          </table:table-cell>
          <table:table-cell table:style-name="ce8" table:formula="of:=[$Encrypt_16.$H$2]" office:value-type="float" office:value="57" calcext:value-type="float">
            <text:p>57</text:p>
          </table:table-cell>
          <table:table-cell table:style-name="ce18" table:formula="of:=[$Encrypt_16.$I$2]" office:value-type="float" office:value="0" calcext:value-type="float">
            <text:p>0</text:p>
          </table:table-cell>
          <table:table-cell table:number-columns-repeated="1015"/>
        </table:table-row>
        <table:table-row table:style-name="ro1">
          <table:table-cell table:style-name="ce26" table:formula="of:=[Encrypt_16.A213]" office:value-type="float" office:value="0" calcext:value-type="float">
            <text:p>0</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15]))" office:value-type="string" office:string-value="}.R&lt;-J[N!mA%*mL&quot;" calcext:value-type="string">
            <text:p>}.R&lt;-J[N!mA%*mL"</text:p>
          </table:table-cell>
          <table:table-cell table:style-name="ce17" table:formula="of:=[$Encrypt_16.$B$4]" office:value-type="string" office:string-value="__|Tyaz{!XLQNRSW\Y]^" calcext:value-type="string">
            <text:p>__|Tyaz{!XLQNRSW\Y]^</text:p>
          </table:table-cell>
          <table:table-cell/>
          <table:table-cell table:formula="of:=LEN([.$A$2])" office:value-type="float" office:value="94" calcext:value-type="float">
            <text:p>94</text:p>
          </table:table-cell>
          <table:table-cell table:style-name="Default" table:formula="of:=MOD([.E112];LEN([.$A$2]))" office:value-type="float" office:value="24" calcext:value-type="float">
            <text:p>24</text:p>
          </table:table-cell>
          <table:table-cell table:formula="of:=MOD([.F112];LEN([.$A$2]))" office:value-type="float" office:value="11" calcext:value-type="float">
            <text:p>11</text:p>
          </table:table-cell>
          <table:table-cell table:formula="of:=MOD([.G112];LEN([.$A$2]))" office:value-type="float" office:value="60" calcext:value-type="float">
            <text:p>60</text:p>
          </table:table-cell>
          <table:table-cell table:formula="of:=MOD([.H112];LEN([.$A$2]))" office:value-type="float" office:value="57" calcext:value-type="float">
            <text:p>57</text:p>
          </table:table-cell>
          <table:table-cell table:formula="of:=MOD([.I112];LEN([.$A$2]))" office:value-type="float" office:value="0" calcext:value-type="float">
            <text:p>0</text:p>
          </table:table-cell>
          <table:table-cell table:number-columns-repeated="1015"/>
        </table:table-row>
      </table:table>
      <table:table table:name="Multi_Encrypt_64" table:style-name="ta1" table:protected="true">
        <loext:table-protection loext:select-protected-cells="true" loext:select-unprotected-cells="true"/>
        <table:table-column table:style-name="co29" table:default-cell-style-name="ce23"/>
        <table:table-column table:style-name="co26" table:default-cell-style-name="ce64"/>
        <table:table-column table:style-name="co30" table:default-cell-style-name="Default"/>
        <table:table-column table:style-name="co31" table:default-cell-style-name="Default"/>
        <table:table-column table:style-name="co32" table:default-cell-style-name="ce28"/>
        <table:table-column table:style-name="co33" table:default-cell-style-name="ce68"/>
        <table:table-column table:style-name="co34" table:default-cell-style-name="ce28"/>
        <table:table-column table:style-name="co35" table:default-cell-style-name="ce87"/>
        <table:table-column table:style-name="co36" table:default-cell-style-name="Default"/>
        <table:table-column table:style-name="co11" table:number-columns-repeated="1015" table:default-cell-style-name="Default"/>
        <table:table-row table:style-name="ro1">
          <table:table-cell table:style-name="ce47" table:formula="of:=INDIRECT(COM.MICROSOFT.CONCAT([.$F$1];[.$G$1]))" office:value-type="string" office:string-value="PCurQ9: &lt;=&gt;?@ABDEFGHIJKLMNORSTUVWXYZ[\]^_`abcdefghijklmnopqstvwxyz{|}~!&quot;#$%&amp;'()*+,-./012345678" calcext:value-type="string">
            <text:p>PCurQ9: &lt;=&gt;?@ABDEFGHIJKLMNORSTUVWXYZ[\]^_`abcdefghijklmnopqstvwxyz{|}~!"#$%&amp;'()*+,-./012345678</text:p>
          </table:table-cell>
          <table:table-cell table:style-name="ce32" table:number-columns-repeated="4"/>
          <table:table-cell table:style-name="ce69" office:value-type="string" calcext:value-type="string">
            <text:p>J</text:p>
          </table:table-cell>
          <table:table-cell table:style-name="ce84" office:value-type="float" office:value="37" calcext:value-type="float">
            <text:p>37</text:p>
          </table:table-cell>
          <table:table-cell table:style-name="ce49" office:value-type="string" calcext:value-type="string">
            <text:p>&lt;&lt; – SET &amp; Size – &gt;&gt;</text:p>
          </table:table-cell>
          <table:table-cell table:style-name="ce32" table:formula="of:=LEN([.$A$1])" office:value-type="float" office:value="94" calcext:value-type="float">
            <text:p>94</text:p>
          </table:table-cell>
          <table:table-cell table:style-name="ce32" office:value-type="string" calcext:value-type="string">
            <text:p>ACTIVE CS</text:p>
          </table:table-cell>
          <table:table-cell table:style-name="ce28" table:formula="of:=INDIRECT(COM.MICROSOFT.CONCAT([.$F$1];[.$G$1]))" office:value-type="string" office:string-value="PCurQ9: &lt;=&gt;?@ABDEFGHIJKLMNORSTUVWXYZ[\]^_`abcdefghijklmnopqstvwxyz{|}~!&quot;#$%&amp;'()*+,-./012345678" calcext:value-type="string">
            <text:p>PCurQ9: &lt;=&gt;?@ABDEFGHIJKLMNORSTUVWXYZ[\]^_`abcdefghijklmnopqstvwxyz{|}~!"#$%&amp;'()*+,-./012345678</text:p>
          </table:table-cell>
          <table:table-cell office:value-type="string" calcext:value-type="string">
            <text:p>J</text:p>
          </table:table-cell>
          <table:table-cell office:value-type="float" office:value="12" calcext:value-type="float">
            <text:p>12</text:p>
          </table:table-cell>
          <table:table-cell table:number-columns-repeated="1011"/>
        </table:table-row>
        <table:table-row table:style-name="ro1">
          <table:table-cell table:style-name="ce46" table:formula="of:=[$Encrypt_16.$A$3]" office:value-type="string" office:string-value="tX+&amp;I/f4&quot;/vXQ4Ts~p^Nkjvnej&amp;pgn&lt;(Y{lwTNE`^N1{B`]US0H^xPw{eP\0r{_?lgV9B]I|?])gC|C4/h =YT@VCT5h^V&gt;eA Beautiful MindA Beautiful Mind" calcext:value-type="string">
            <text:p>tX+&amp;I/f4"/vXQ4Ts~p^Nkjvnej&amp;pgn&lt;(Y{lwTNE`^N1{B`]US0H^xPw{eP\0r{_?lgV9B]I|?])gC|C4/h =YT@VCT5h^V&gt;eA Beautiful MindA Beautiful Mind</text:p>
          </table:table-cell>
          <table:table-cell table:style-name="ce30" table:number-columns-repeated="3"/>
          <table:table-cell table:style-name="ce49" office:value-type="string" calcext:value-type="string">
            <text:p>CHAR SET IS – &gt;&gt;</text:p>
          </table:table-cell>
          <table:table-cell table:style-name="ce103" table:formula="of:=COM.MICROSOFT.CONCAT(INDIRECT(COM.MICROSOFT.CONCAT(&quot;I&quot;;[.G1]));&quot; from cell &quot;;[.F1];[.G1])" office:value-type="string" office:string-value="Sheet1 D8 from cell J37" calcext:value-type="string">
            <text:p>Sheet1 D8 from cell J37</text:p>
          </table:table-cell>
          <table:table-cell table:style-name="ce22"/>
          <table:table-cell table:style-name="ce49" office:value-type="string" calcext:value-type="string">
            <text:p>OTP LENGTH – &gt;&gt;</text:p>
          </table:table-cell>
          <table:table-cell table:style-name="ce32" table:formula="of:=LEN([.A2])" office:value-type="float" office:value="128" calcext:value-type="float">
            <text:p>128</text:p>
          </table:table-cell>
          <table:table-cell table:number-columns-repeated="1015"/>
        </table:table-row>
        <table:table-row table:style-name="ro1">
          <table:table-cell table:style-name="ce57" table:formula="of:=INDIRECT(COM.MICROSOFT.CONCAT([.C3];[.D3]))" office:value-type="string" office:string-value=", listen, ten, bathe, one hundred." calcext:value-type="string">
            <text:p>, listen, ten, bathe, one hundred.</text:p>
          </table:table-cell>
          <table:table-cell table:style-name="ce73" table:formula="of:=IF(OR([.C3]=&quot;A&quot;;[.C3]=&quot;a&quot;);&quot;ENC&quot;;&quot;DEC&quot;)" office:value-type="string" office:string-value="ENC" calcext:value-type="string">
            <text:p>ENC</text:p>
          </table:table-cell>
          <table:table-cell table:style-name="ce80" office:value-type="string" calcext:value-type="string">
            <text:p>a</text:p>
          </table:table-cell>
          <table:table-cell table:style-name="ce84" office:value-type="float" office:value="107" calcext:value-type="float">
            <text:p>107</text:p>
          </table:table-cell>
          <table:table-cell table:style-name="ce49" office:value-type="string" calcext:value-type="string">
            <text:p>ENCRYPTION - &gt;&gt;</text:p>
          </table:table-cell>
          <table:table-cell table:style-name="ce82" table:formula="of:=COM.MICROSOFT.CONCAT([.$F$10:.$F$73])" office:value-type="string" office:string-value="g`_W+jPjs7S+t(\=GM4#_sMF8sVt&gt; @U+omyWTJfeXC'Nljcb [p-I.3~MwFUP~`" calcext:value-type="string">
            <text:p>g`_W+jPjs7S+t(\=GM4#_sMF8sVt&gt; @U+omyWTJfeXC'Nljcb [p-I.3~MwFUP~`</text:p>
          </table:table-cell>
          <table:table-cell table:style-name="ce20" table:number-columns-repeated="5"/>
          <table:table-cell table:style-name="ce30" table:number-columns-repeated="69"/>
          <table:table-cell table:style-name="ce20" table:number-columns-repeated="944"/>
        </table:table-row>
        <table:table-row table:style-name="ro1">
          <table:table-cell table:style-name="ce49" table:formula="of:=COM.MICROSOFT.CONCAT(&quot;MSG LEN =  &quot;;LEN([.$A$3]);&quot;  OTP LEN = &quot;;LEN([.$A$2]);&quot;   CHAR SET LEN = &quot;;LEN([.$A$1]))" office:value-type="string" office:string-value="MSG LEN =  34  OTP LEN = 128   CHAR SET LEN = 94" calcext:value-type="string">
            <text:p>MSG LEN = <text:s/>34 <text:s/>OTP LEN = 128 <text:s text:c="2"/>CHAR SET LEN = 94</text:p>
          </table:table-cell>
          <table:table-cell table:style-name="ce16" table:formula="of:=COM.MICROSOFT.CONCAT(&quot;__&quot;;LEFT([.$A$1];LEN([.$A$3])))" office:value-type="string" office:string-value="__PCurQ9: &lt;=&gt;?@ABDEFGHIJKLMNORSTUVWX" calcext:value-type="string">
            <text:p>__PCurQ9: &lt;=&gt;?@ABDEFGHIJKLMNORSTUVWX</text:p>
          </table:table-cell>
          <table:table-cell table:style-name="ce17" table:number-columns-repeated="2"/>
          <table:table-cell table:style-name="ce49" office:value-type="string" calcext:value-type="string">
            <text:p>DECRYPTION - &gt;&gt;</text:p>
          </table:table-cell>
          <table:table-cell table:style-name="ce60" table:formula="of:=COM.MICROSOFT.CONCAT([.$H$10:.$H$73])">
            <text:p/>
          </table:table-cell>
          <table:table-cell table:style-name="ce60"/>
          <table:table-cell table:style-name="ce20" table:number-columns-repeated="4"/>
          <table:table-cell table:style-name="ce30" table:number-columns-repeated="69"/>
          <table:table-cell table:style-name="ce20" table:number-columns-repeated="944"/>
        </table:table-row>
        <table:table-row table:style-name="ro1">
          <table:table-cell table:style-name="ce53" table:formula="of:=IF(LEN([.$A$3])&lt;64;COM.MICROSOFT.CONCAT([.$A$3];LEFT([.$A$1];64-LEN([.$A$3])));LEFT([.$A$3];64))" office:value-type="string" office:string-value=", listen, ten, bathe, one hundred.PCurQ9: &lt;=&gt;?@ABDEFGHIJKLMNORST" calcext:value-type="string">
            <text:p>, listen, ten, bathe, one hundred.PCurQ9: &lt;=&gt;?@ABDEFGHIJKLMNORST</text:p>
          </table:table-cell>
          <table:table-cell table:style-name="ce32" office:value-type="string" calcext:value-type="string">
            <text:p>&lt;&lt; – Msg Adjust to 64</text:p>
          </table:table-cell>
          <table:table-cell table:style-name="ce32" table:number-columns-repeated="2"/>
          <table:table-cell table:style-name="ce18" table:formula="of:=COM.MICROSOFT.CONCAT(&quot;&lt;&lt;--ADJ MSG LEN-- &gt;&gt; &quot;; LEN([.A5]))" office:value-type="string" office:string-value="&lt;&lt;--ADJ MSG LEN-- &gt;&gt; 64" calcext:value-type="string">
            <text:p>&lt;&lt;--ADJ MSG LEN-- &gt;&gt; 64</text:p>
          </table:table-cell>
          <table:table-cell table:style-name="ce59" table:number-columns-repeated="2"/>
          <table:table-cell table:style-name="ce49" table:number-columns-repeated="4"/>
          <table:table-cell table:style-name="ce30" table:number-columns-repeated="35"/>
          <table:table-cell table:style-name="ce20" table:number-columns-repeated="978"/>
        </table:table-row>
        <table:table-row table:style-name="ro1">
          <table:table-cell table:style-name="ce28" table:number-columns-repeated="2"/>
          <table:table-cell table:style-name="ce81"/>
          <table:table-cell/>
          <table:table-cell table:style-name="Default" table:number-columns-repeated="4"/>
          <table:table-cell table:number-columns-repeated="1016"/>
        </table:table-row>
        <table:table-row table:style-name="ro1">
          <table:table-cell table:style-name="ce54"/>
          <table:table-cell table:style-name="ce63" table:number-columns-repeated="1023"/>
        </table:table-row>
        <table:table-row table:style-name="ro1">
          <table:table-cell table:style-name="ce47" table:formula="of:=IF(OR([.C3]=&quot;b&quot;;[.C3]=&quot;B&quot;);COM.MICROSOFT.CONCAT(&quot;DECRYPTING MESSAGE &quot;;[.C3];[.D3];&quot; WITH &quot;;[.F1];[.G1];&quot;  CHARACTER SET&quot;);COM.MICROSOFT.CONCAT(&quot;ENCRYPTING MESSAGE LINE &quot;;[.C3];[.D3];&quot; WITH &quot;;[.F1];[.G1];&quot; CHARACTER SET.  MANUALLY [COPY] CELL F3 ENCRYPTION TO B&quot;;[.D3]; &quot; AND [PASTE SPECIAL] - [UNFORMATTED TEXT] - [TEXT].&quot;))" office:value-type="string" office:string-value="ENCRYPTING MESSAGE LINE a107 WITH J37 CHARACTER SET.  MANUALLY [COPY] CELL F3 ENCRYPTION TO B107 AND [PASTE SPECIAL] - [UNFORMATTED TEXT] - [TEXT]." calcext:value-type="string">
            <text:p>ENCRYPTING MESSAGE LINE a107 WITH J37 CHARACTER SET. <text:s/>MANUALLY [COPY] CELL F3 ENCRYPTION TO B107 AND [PASTE SPECIAL] - [UNFORMATTED TEXT] - [TEXT].</text:p>
          </table:table-cell>
          <table:table-cell table:style-name="ce32" table:number-columns-repeated="1023"/>
        </table:table-row>
        <table:table-row table:style-name="ro1">
          <table:table-cell table:style-name="ce54" office:value-type="string" calcext:value-type="string">
            <text:p>Message Characters</text:p>
          </table:table-cell>
          <table:table-cell table:style-name="ce63" office:value-type="string" calcext:value-type="string">
            <text:p>OTP</text:p>
          </table:table-cell>
          <table:table-cell table:style-name="ce63" office:value-type="string" calcext:value-type="string">
            <text:p>M Char</text:p>
          </table:table-cell>
          <table:table-cell table:style-name="ce63" office:value-type="string" calcext:value-type="string">
            <text:p><text:s text:c="2"/>O Char</text:p>
          </table:table-cell>
          <table:table-cell table:style-name="ce63" office:value-type="string" calcext:value-type="string">
            <text:p>M+O % CS</text:p>
          </table:table-cell>
          <table:table-cell table:style-name="ce63" office:value-type="string" calcext:value-type="string">
            <text:p>ENCRYPTED</text:p>
          </table:table-cell>
          <table:table-cell table:style-name="ce63" office:value-type="string" calcext:value-type="string">
            <text:p><text:s/>E–O % CS</text:p>
          </table:table-cell>
          <table:table-cell table:style-name="ce63" office:value-type="string" calcext:value-type="string">
            <text:p>DECRYPTED</text:p>
          </table:table-cell>
          <table:table-cell table:style-name="ce63" office:value-type="string" calcext:value-type="string">
            <text:p>SHEET# <text:s/>ROW#</text:p>
          </table:table-cell>
          <table:table-cell table:style-name="ce63" office:value-type="string" calcext:value-type="string">
            <text:p><text:s text:c="2"/>PERMUTATED CHARACTER SETS</text:p>
          </table:table-cell>
          <table:table-cell table:style-name="ce63" table:number-columns-repeated="1014"/>
        </table:table-row>
        <table:table-row table:style-name="ro1">
          <table:table-cell table:formula="of:=MID([.$A$5];1;1)" office:value-type="string" office:string-value="," calcext:value-type="string">
            <text:p>,</text:p>
          </table:table-cell>
          <table:table-cell table:formula="of:=MID([.$A$2];1;1)" office:value-type="string" office:string-value="t" calcext:value-type="string">
            <text:p>t</text:p>
          </table:table-cell>
          <table:table-cell table:formula="of:=FIND([.A10];[.$A$1];1)" office:value-type="float" office:value="82" calcext:value-type="float">
            <text:p>82</text:p>
          </table:table-cell>
          <table:table-cell table:formula="of:=FIND([.B10];[.$A$1];1)" office:value-type="float" office:value="61" calcext:value-type="float">
            <text:p>61</text:p>
          </table:table-cell>
          <table:table-cell table:formula="of:=IF(OR([.$C$3]=&quot;a&quot;;[.$C$3]=&quot;A&quot;);IF(MOD([.C10]+[.D10];[.$I$1])=0;[.$I$1];MOD([.C10]+[.D10];[.$I$1]));[.C10])" office:value-type="float" office:value="49" calcext:value-type="float">
            <text:p>49</text:p>
          </table:table-cell>
          <table:table-cell table:formula="of:=IF(OR([.$C$3]=&quot;A&quot;;[.$C$3]=&quot;a&quot;);MID([.$A$1];[.E10];1);&quot;&quot;)" office:value-type="string" office:string-value="g" calcext:value-type="string">
            <text:p>g</text:p>
          </table:table-cell>
          <table:table-cell table:formula="of:=IF(OR([.$C$3]=&quot;B&quot;;[.$C$3]=&quot;b&quot;);IF(MOD([.E10]-[.D10];[.$I$1])=0;[.$I$1];IF([.E10]&lt;[.D10];IF(AND([.D10]&lt;12;[.E10]=1);([.$I$1]-([.D10]-1));(([.E10]-[.D10]))+[.$I$1]);MOD([.E10]-[.D10];[.$I$1])));&quot;&quot;)">
            <text:p/>
          </table:table-cell>
          <table:table-cell table:formula="of:=IF(OR([.$C$3]=&quot;B&quot;;[.$C$3]=&quot;b&quot;);MID([.$A$1];[.G10];1);&quot;&quot;)">
            <text:p/>
          </table:table-cell>
          <table:table-cell table:style-name="ce69" office:value-type="string" calcext:value-type="string">
            <text:p>Encrypt D83</text:p>
          </table:table-cell>
          <table:table-cell table:style-name="ce32" table:formula="of:=[$Encrypt_16.D83]" office:value-type="string" office:string-value="-_*l+,DcW\Y]^b@d=hmIjoFv}O'P$Zi./012[tew34678g%Uxp(ur9: sB`)~f&amp;&quot;&lt;&gt;?#KnkqMC5EGHAV|Tyz{!XLQNRSJa" calcext:value-type="string">
            <text:p>-_*l+,DcW\Y]^b@d=hmIjoFv}O'P$Zi./012[tew34678g%Uxp(ur9: sB`)~f&amp;"&lt;&gt;?#KnkqMC5EGHAV|Tyz{!XLQNRSJa</text:p>
          </table:table-cell>
          <table:table-cell table:style-name="ce32" table:number-columns-repeated="7"/>
          <table:table-cell table:number-columns-repeated="1007"/>
        </table:table-row>
        <table:table-row table:style-name="ro1">
          <table:table-cell table:formula="of:=MID([.$A$5];2;1)" office:value-type="string" office:string-value=" " calcext:value-type="string">
            <text:p><text:s/></text:p>
          </table:table-cell>
          <table:table-cell table:formula="of:=MID([.$A$2];2;1)" office:value-type="string" office:string-value="X" calcext:value-type="string">
            <text:p>X</text:p>
          </table:table-cell>
          <table:table-cell table:formula="of:=FIND([.A11];[.$A$1];1)" office:value-type="float" office:value="8" calcext:value-type="float">
            <text:p>8</text:p>
          </table:table-cell>
          <table:table-cell table:formula="of:=FIND([.B11];[.$A$1];1)" office:value-type="float" office:value="34" calcext:value-type="float">
            <text:p>34</text:p>
          </table:table-cell>
          <table:table-cell table:formula="of:=IF(OR([.$C$3]=&quot;a&quot;;[.$C$3]=&quot;A&quot;);IF(MOD([.C11]+[.D11];[.$I$1])=0;[.$I$1];MOD([.C11]+[.D11];[.$I$1]));[.C11])" office:value-type="float" office:value="42" calcext:value-type="float">
            <text:p>42</text:p>
          </table:table-cell>
          <table:table-cell table:formula="of:=IF(OR([.$C$3]=&quot;A&quot;;[.$C$3]=&quot;a&quot;);MID([.$A$1];[.E11];1);&quot;&quot;)" office:value-type="string" office:string-value="`" calcext:value-type="string">
            <text:p>`</text:p>
          </table:table-cell>
          <table:table-cell table:formula="of:=IF(OR([.$C$3]=&quot;B&quot;;[.$C$3]=&quot;b&quot;);IF(MOD([.E11]-[.D11];[.$I$1])=0;[.$I$1];IF([.E11]&lt;[.D11];IF(AND([.D11]&lt;12;[.E11]=1);([.$I$1]-([.D11]-1));(([.E11]-[.D11]))+[.$I$1]);MOD([.E11]-[.D11];[.$I$1])));&quot;&quot;)">
            <text:p/>
          </table:table-cell>
          <table:table-cell table:formula="of:=IF(OR([.$C$3]=&quot;B&quot;;[.$C$3]=&quot;b&quot;);MID([.$A$1];[.G11];1);&quot;&quot;)">
            <text:p/>
          </table:table-cell>
          <table:table-cell table:style-name="ce69" office:value-type="string" calcext:value-type="string">
            <text:p>Encrypt D58</text:p>
          </table:table-cell>
          <table:table-cell table:style-name="ce32" table:formula="of:=[$Encrypt_16.D58]" office:value-type="string" office:string-value="al)~*f&amp;&quot;&lt;&gt;?#KnkqMC5EGHAV|Tyz{!XLQNRSJ+,DcW\Y]^b@_d=hmIjoFv}O'-P$Zi./012[tew34678g%Uxp(ur9: sB`" calcext:value-type="string">
            <text:p>al)~*f&amp;"&lt;&gt;?#KnkqMC5EGHAV|Tyz{!XLQNRSJ+,DcW\Y]^b@_d=hmIjoFv}O'-P$Zi./012[tew34678g%Uxp(ur9: sB`</text:p>
          </table:table-cell>
          <table:table-cell table:style-name="ce32" table:number-columns-repeated="7"/>
          <table:table-cell table:number-columns-repeated="1007"/>
        </table:table-row>
        <table:table-row table:style-name="ro1">
          <table:table-cell table:formula="of:=MID([.$A$5];3;1)" office:value-type="string" office:string-value="l" calcext:value-type="string">
            <text:p>l</text:p>
          </table:table-cell>
          <table:table-cell table:formula="of:=MID([.$A$2];3;1)" office:value-type="string" office:string-value="+" calcext:value-type="string">
            <text:p>+</text:p>
          </table:table-cell>
          <table:table-cell table:formula="of:=FIND([.A12];[.$A$1];1)" office:value-type="float" office:value="54" calcext:value-type="float">
            <text:p>54</text:p>
          </table:table-cell>
          <table:table-cell table:formula="of:=FIND([.B12];[.$A$1];1)" office:value-type="float" office:value="81" calcext:value-type="float">
            <text:p>81</text:p>
          </table:table-cell>
          <table:table-cell table:formula="of:=IF(OR([.$C$3]=&quot;a&quot;;[.$C$3]=&quot;A&quot;);IF(MOD([.C12]+[.D12];[.$I$1])=0;[.$I$1];MOD([.C12]+[.D12];[.$I$1]));[.C12])" office:value-type="float" office:value="41" calcext:value-type="float">
            <text:p>41</text:p>
          </table:table-cell>
          <table:table-cell table:formula="of:=IF(OR([.$C$3]=&quot;A&quot;;[.$C$3]=&quot;a&quot;);MID([.$A$1];[.E12];1);&quot;&quot;)" office:value-type="string" office:string-value="_" calcext:value-type="string">
            <text:p>_</text:p>
          </table:table-cell>
          <table:table-cell table:formula="of:=IF(OR([.$C$3]=&quot;B&quot;;[.$C$3]=&quot;b&quot;);IF(MOD([.E12]-[.D12];[.$I$1])=0;[.$I$1];IF([.E12]&lt;[.D12];IF(AND([.D12]&lt;12;[.E12]=1);([.$I$1]-([.D12]-1));(([.E12]-[.D12]))+[.$I$1]);MOD([.E12]-[.D12];[.$I$1])));&quot;&quot;)">
            <text:p/>
          </table:table-cell>
          <table:table-cell table:formula="of:=IF(OR([.$C$3]=&quot;B&quot;;[.$C$3]=&quot;b&quot;);MID([.$A$1];[.G12];1);&quot;&quot;)">
            <text:p/>
          </table:table-cell>
          <table:table-cell table:style-name="ce69" office:value-type="string" calcext:value-type="string">
            <text:p>Encrypt D33</text:p>
          </table:table-cell>
          <table:table-cell table:style-name="ce32" table:formula="of:=[$Encrypt_16.D33]" office:value-type="string" office:string-value="+,DcW\Y]^b@_d=hmIjoFv}~O')*-P$Zi./012[tew34678g%Uxp(ur9: sB`f&amp;&quot;&lt;&gt;?#KnklqMC5EGHAV|Tyaz{!XLQNRSJ" calcext:value-type="string">
            <text:p>+,DcW\Y]^b@_d=hmIjoFv}~O')*-P$Zi./012[tew34678g%Uxp(ur9: sB`f&amp;"&lt;&gt;?#KnklqMC5EGHAV|Tyaz{!XLQNRSJ</text:p>
          </table:table-cell>
          <table:table-cell table:style-name="ce32" table:number-columns-repeated="7"/>
          <table:table-cell table:number-columns-repeated="1007"/>
        </table:table-row>
        <table:table-row table:style-name="ro1">
          <table:table-cell table:formula="of:=MID([.$A$5];4;1)" office:value-type="string" office:string-value="i" calcext:value-type="string">
            <text:p>i</text:p>
          </table:table-cell>
          <table:table-cell table:formula="of:=MID([.$A$2];4;1)" office:value-type="string" office:string-value="&amp;" calcext:value-type="string">
            <text:p>&amp;</text:p>
          </table:table-cell>
          <table:table-cell table:formula="of:=FIND([.A13];[.$A$1];1)" office:value-type="float" office:value="51" calcext:value-type="float">
            <text:p>51</text:p>
          </table:table-cell>
          <table:table-cell table:formula="of:=FIND([.B13];[.$A$1];1)" office:value-type="float" office:value="76" calcext:value-type="float">
            <text:p>76</text:p>
          </table:table-cell>
          <table:table-cell table:formula="of:=IF(OR([.$C$3]=&quot;a&quot;;[.$C$3]=&quot;A&quot;);IF(MOD([.C13]+[.D13];[.$I$1])=0;[.$I$1];MOD([.C13]+[.D13];[.$I$1]));[.C13])" office:value-type="float" office:value="33" calcext:value-type="float">
            <text:p>33</text:p>
          </table:table-cell>
          <table:table-cell table:formula="of:=IF(OR([.$C$3]=&quot;A&quot;;[.$C$3]=&quot;a&quot;);MID([.$A$1];[.E13];1);&quot;&quot;)" office:value-type="string" office:string-value="W" calcext:value-type="string">
            <text:p>W</text:p>
          </table:table-cell>
          <table:table-cell table:formula="of:=IF(OR([.$C$3]=&quot;B&quot;;[.$C$3]=&quot;b&quot;);IF(MOD([.E13]-[.D13];[.$I$1])=0;[.$I$1];IF([.E13]&lt;[.D13];IF(AND([.D13]&lt;12;[.E13]=1);([.$I$1]-([.D13]-1));(([.E13]-[.D13]))+[.$I$1]);MOD([.E13]-[.D13];[.$I$1])));&quot;&quot;)">
            <text:p/>
          </table:table-cell>
          <table:table-cell table:formula="of:=IF(OR([.$C$3]=&quot;B&quot;;[.$C$3]=&quot;b&quot;);MID([.$A$1];[.G13];1);&quot;&quot;)">
            <text:p/>
          </table:table-cell>
          <table:table-cell table:style-name="ce69" office:value-type="string" calcext:value-type="string">
            <text:p>Encrypt D8</text:p>
          </table:table-cell>
          <table:table-cell table:style-name="ce32" table:formula="of:=[$Encrypt_16.D8]" office:value-type="string" office:string-value="J,mIjoFv}~O')*+-P$Zi./012[tew34678g%Uxp(ur9: sBc`fD&amp;&quot;&lt;&gt;?#KnklqMC5EGHAV|Tyaz{!XLQNRSW\Y]^b@_d=h" calcext:value-type="string">
            <text:p>J,mIjoFv}~O')*+-P$Zi./012[tew34678g%Uxp(ur9: sBc`fD&amp;"&lt;&gt;?#KnklqMC5EGHAV|Tyaz{!XLQNRSW\Y]^b@_d=h</text:p>
          </table:table-cell>
          <table:table-cell table:style-name="ce32" table:number-columns-repeated="7"/>
          <table:table-cell table:number-columns-repeated="1007"/>
        </table:table-row>
        <table:table-row table:style-name="ro1">
          <table:table-cell table:formula="of:=MID([.$A$5];5;1)" office:value-type="string" office:string-value="s" calcext:value-type="string">
            <text:p>s</text:p>
          </table:table-cell>
          <table:table-cell table:formula="of:=MID([.$A$2];5;1)" office:value-type="string" office:string-value="I" calcext:value-type="string">
            <text:p>I</text:p>
          </table:table-cell>
          <table:table-cell table:formula="of:=FIND([.A14];[.$A$1];1)" office:value-type="float" office:value="60" calcext:value-type="float">
            <text:p>60</text:p>
          </table:table-cell>
          <table:table-cell table:formula="of:=FIND([.B14];[.$A$1];1)" office:value-type="float" office:value="21" calcext:value-type="float">
            <text:p>21</text:p>
          </table:table-cell>
          <table:table-cell table:formula="of:=IF(OR([.$C$3]=&quot;a&quot;;[.$C$3]=&quot;A&quot;);IF(MOD([.C14]+[.D14];[.$I$1])=0;[.$I$1];MOD([.C14]+[.D14];[.$I$1]));[.C14])" office:value-type="float" office:value="81" calcext:value-type="float">
            <text:p>81</text:p>
          </table:table-cell>
          <table:table-cell table:formula="of:=IF(OR([.$C$3]=&quot;A&quot;;[.$C$3]=&quot;a&quot;);MID([.$A$1];[.E14];1);&quot;&quot;)" office:value-type="string" office:string-value="+" calcext:value-type="string">
            <text:p>+</text:p>
          </table:table-cell>
          <table:table-cell table:formula="of:=IF(OR([.$C$3]=&quot;B&quot;;[.$C$3]=&quot;b&quot;);IF(MOD([.E14]-[.D14];[.$I$1])=0;[.$I$1];IF([.E14]&lt;[.D14];IF(AND([.D14]&lt;12;[.E14]=1);([.$I$1]-([.D14]-1));(([.E14]-[.D14]))+[.$I$1]);MOD([.E14]-[.D14];[.$I$1])));&quot;&quot;)">
            <text:p/>
          </table:table-cell>
          <table:table-cell table:formula="of:=IF(OR([.$C$3]=&quot;B&quot;;[.$C$3]=&quot;b&quot;);MID([.$A$1];[.G14];1);&quot;&quot;)">
            <text:p/>
          </table:table-cell>
          <table:table-cell table:style-name="ce69" office:value-type="string" calcext:value-type="string">
            <text:p>Encrypt A2</text:p>
          </table:table-cell>
          <table:table-cell table:style-name="ce32" table:formula="of:=[$Encrypt_16.A2]" office:value-type="string" office:string-value="|Tyaz{!XLQNRSW\Y]^b@_d=hoFv}~O')*+,-P$Zi./012[tJjew34678g%Uxp(ur9: sBc`fD&amp;&quot;&lt;&gt;?#KnIklmqMC5EGHAV" calcext:value-type="string">
            <text:p>|Tyaz{!XLQNRSW\Y]^b@_d=hoFv}~O')*+,-P$Zi./012[tJjew34678g%Uxp(ur9: sBc`fD&amp;"&lt;&gt;?#KnIklmqMC5EGHAV</text:p>
          </table:table-cell>
          <table:table-cell table:style-name="ce32" table:number-columns-repeated="7"/>
          <table:table-cell table:number-columns-repeated="1007"/>
        </table:table-row>
        <table:table-row table:style-name="ro1">
          <table:table-cell table:formula="of:=MID([.$A$5];6;1)" office:value-type="string" office:string-value="t" calcext:value-type="string">
            <text:p>t</text:p>
          </table:table-cell>
          <table:table-cell table:formula="of:=MID([.$A$2];6;1)" office:value-type="string" office:string-value="/" calcext:value-type="string">
            <text:p>/</text:p>
          </table:table-cell>
          <table:table-cell table:formula="of:=FIND([.A15];[.$A$1];1)" office:value-type="float" office:value="61" calcext:value-type="float">
            <text:p>61</text:p>
          </table:table-cell>
          <table:table-cell table:formula="of:=FIND([.B15];[.$A$1];1)" office:value-type="float" office:value="85" calcext:value-type="float">
            <text:p>85</text:p>
          </table:table-cell>
          <table:table-cell table:formula="of:=IF(OR([.$C$3]=&quot;a&quot;;[.$C$3]=&quot;A&quot;);IF(MOD([.C15]+[.D15];[.$I$1])=0;[.$I$1];MOD([.C15]+[.D15];[.$I$1]));[.C15])" office:value-type="float" office:value="52" calcext:value-type="float">
            <text:p>52</text:p>
          </table:table-cell>
          <table:table-cell table:formula="of:=IF(OR([.$C$3]=&quot;A&quot;;[.$C$3]=&quot;a&quot;);MID([.$A$1];[.E15];1);&quot;&quot;)" office:value-type="string" office:string-value="j" calcext:value-type="string">
            <text:p>j</text:p>
          </table:table-cell>
          <table:table-cell table:formula="of:=IF(OR([.$C$3]=&quot;B&quot;;[.$C$3]=&quot;b&quot;);IF(MOD([.E15]-[.D15];[.$I$1])=0;[.$I$1];IF([.E15]&lt;[.D15];IF(AND([.D15]&lt;12;[.E15]=1);([.$I$1]-([.D15]-1));(([.E15]-[.D15]))+[.$I$1]);MOD([.E15]-[.D15];[.$I$1])));&quot;&quot;)">
            <text:p/>
          </table:table-cell>
          <table:table-cell table:formula="of:=IF(OR([.$C$3]=&quot;B&quot;;[.$C$3]=&quot;b&quot;);MID([.$A$1];[.G15];1);&quot;&quot;)">
            <text:p/>
          </table:table-cell>
          <table:table-cell table:style-name="ce69" office:value-type="string" calcext:value-type="string">
            <text:p>Sheet6 D58</text:p>
          </table:table-cell>
          <table:table-cell table:style-name="ce32" table:formula="of:=[$Sheet6.D58]" office:value-type="string" office:string-value="Vaxpy(ur9: sBc`fD&amp;&quot;&lt;&gt;?#KnIklmqMC5EGHAz{!XLQNRSW\TY]^b@_d=hoFv|}~O')*+,-P$Zi./012[tJjew34678g%U" calcext:value-type="string">
            <text:p>Vaxpy(ur9: sBc`fD&amp;"&lt;&gt;?#KnIklmqMC5EGHAz{!XLQNRSW\TY]^b@_d=hoFv|}~O')*+,-P$Zi./012[tJjew34678g%U</text:p>
          </table:table-cell>
          <table:table-cell table:style-name="ce32" table:number-columns-repeated="7"/>
          <table:table-cell table:number-columns-repeated="1007"/>
        </table:table-row>
        <table:table-row table:style-name="ro1">
          <table:table-cell table:formula="of:=MID([.$A$5];7;1)" office:value-type="string" office:string-value="e" calcext:value-type="string">
            <text:p>e</text:p>
          </table:table-cell>
          <table:table-cell table:formula="of:=MID([.$A$2];7;1)" office:value-type="string" office:string-value="f" calcext:value-type="string">
            <text:p>f</text:p>
          </table:table-cell>
          <table:table-cell table:formula="of:=FIND([.A16];[.$A$1];1)" office:value-type="float" office:value="47" calcext:value-type="float">
            <text:p>47</text:p>
          </table:table-cell>
          <table:table-cell table:formula="of:=FIND([.B16];[.$A$1];1)" office:value-type="float" office:value="48" calcext:value-type="float">
            <text:p>48</text:p>
          </table:table-cell>
          <table:table-cell table:formula="of:=IF(OR([.$C$3]=&quot;a&quot;;[.$C$3]=&quot;A&quot;);IF(MOD([.C16]+[.D16];[.$I$1])=0;[.$I$1];MOD([.C16]+[.D16];[.$I$1]));[.C16])" office:value-type="float" office:value="1" calcext:value-type="float">
            <text:p>1</text:p>
          </table:table-cell>
          <table:table-cell table:formula="of:=IF(OR([.$C$3]=&quot;A&quot;;[.$C$3]=&quot;a&quot;);MID([.$A$1];[.E16];1);&quot;&quot;)" office:value-type="string" office:string-value="P" calcext:value-type="string">
            <text:p>P</text:p>
          </table:table-cell>
          <table:table-cell table:formula="of:=IF(OR([.$C$3]=&quot;B&quot;;[.$C$3]=&quot;b&quot;);IF(MOD([.E16]-[.D16];[.$I$1])=0;[.$I$1];IF([.E16]&lt;[.D16];IF(AND([.D16]&lt;12;[.E16]=1);([.$I$1]-([.D16]-1));(([.E16]-[.D16]))+[.$I$1]);MOD([.E16]-[.D16];[.$I$1])));&quot;&quot;)">
            <text:p/>
          </table:table-cell>
          <table:table-cell table:formula="of:=IF(OR([.$C$3]=&quot;B&quot;;[.$C$3]=&quot;b&quot;);MID([.$A$1];[.G16];1);&quot;&quot;)">
            <text:p/>
          </table:table-cell>
          <table:table-cell table:style-name="ce69" office:value-type="string" calcext:value-type="string">
            <text:p>Sheet6 D33</text:p>
          </table:table-cell>
          <table:table-cell table:style-name="ce32" table:formula="of:=[$Sheet6.D33]" office:value-type="string" office:string-value="z{!XLQNRSW\TY]^b@_d=hopFvxy|}~O')*+,-P$Zi./012[tJjew34678g%U(ur9: sBc`afD&amp;&quot;&lt;&gt;?#KnIkVlmqMC5EGHA" calcext:value-type="string">
            <text:p>z{!XLQNRSW\TY]^b@_d=hopFvxy|}~O')*+,-P$Zi./012[tJjew34678g%U(ur9: sBc`afD&amp;"&lt;&gt;?#KnIkVlmqMC5EGHA</text:p>
          </table:table-cell>
          <table:table-cell table:style-name="ce32" table:number-columns-repeated="7"/>
          <table:table-cell table:number-columns-repeated="1007"/>
        </table:table-row>
        <table:table-row table:style-name="ro1">
          <table:table-cell table:formula="of:=MID([.$A$5];8;1)" office:value-type="string" office:string-value="n" calcext:value-type="string">
            <text:p>n</text:p>
          </table:table-cell>
          <table:table-cell table:formula="of:=MID([.$A$2];8;1)" office:value-type="string" office:string-value="4" calcext:value-type="string">
            <text:p>4</text:p>
          </table:table-cell>
          <table:table-cell table:formula="of:=FIND([.A17];[.$A$1];1)" office:value-type="float" office:value="56" calcext:value-type="float">
            <text:p>56</text:p>
          </table:table-cell>
          <table:table-cell table:formula="of:=FIND([.B17];[.$A$1];1)" office:value-type="float" office:value="90" calcext:value-type="float">
            <text:p>90</text:p>
          </table:table-cell>
          <table:table-cell table:formula="of:=IF(OR([.$C$3]=&quot;a&quot;;[.$C$3]=&quot;A&quot;);IF(MOD([.C17]+[.D17];[.$I$1])=0;[.$I$1];MOD([.C17]+[.D17];[.$I$1]));[.C17])" office:value-type="float" office:value="52" calcext:value-type="float">
            <text:p>52</text:p>
          </table:table-cell>
          <table:table-cell table:formula="of:=IF(OR([.$C$3]=&quot;A&quot;;[.$C$3]=&quot;a&quot;);MID([.$A$1];[.E17];1);&quot;&quot;)" office:value-type="string" office:string-value="j" calcext:value-type="string">
            <text:p>j</text:p>
          </table:table-cell>
          <table:table-cell table:formula="of:=IF(OR([.$C$3]=&quot;B&quot;;[.$C$3]=&quot;b&quot;);IF(MOD([.E17]-[.D17];[.$I$1])=0;[.$I$1];IF([.E17]&lt;[.D17];IF(AND([.D17]&lt;12;[.E17]=1);([.$I$1]-([.D17]-1));(([.E17]-[.D17]))+[.$I$1]);MOD([.E17]-[.D17];[.$I$1])));&quot;&quot;)">
            <text:p/>
          </table:table-cell>
          <table:table-cell table:formula="of:=IF(OR([.$C$3]=&quot;B&quot;;[.$C$3]=&quot;b&quot;);MID([.$A$1];[.G17];1);&quot;&quot;)">
            <text:p/>
          </table:table-cell>
          <table:table-cell table:style-name="ce69" office:value-type="string" calcext:value-type="string">
            <text:p>Sheet6 D8</text:p>
          </table:table-cell>
          <table:table-cell table:style-name="ce32" table:formula="of:=[$Sheet6.D8]" office:value-type="string" office:string-value="A{b@_d=hopFvxyz|}~O')*+,-P$Zi./012[tJjew34678g%XU(!ur9: sBc`afD&amp;&quot;&lt;&gt;?#KnIkVlmqMC5EGHLQNRSW\TY]^" calcext:value-type="string">
            <text:p>A{b@_d=hopFvxyz|}~O')*+,-P$Zi./012[tJjew34678g%XU(!ur9: sBc`afD&amp;"&lt;&gt;?#KnIkVlmqMC5EGHLQNRSW\TY]^</text:p>
          </table:table-cell>
          <table:table-cell table:style-name="ce32" table:number-columns-repeated="7"/>
          <table:table-cell table:number-columns-repeated="1007"/>
        </table:table-row>
        <table:table-row table:style-name="ro1">
          <table:table-cell table:formula="of:=MID([.$A$5];9;1)" office:value-type="string" office:string-value="," calcext:value-type="string">
            <text:p>,</text:p>
          </table:table-cell>
          <table:table-cell table:formula="of:=MID([.$A$2];9;1)" office:value-type="string" office:string-value="&quot;" calcext:value-type="string">
            <text:p>"</text:p>
          </table:table-cell>
          <table:table-cell table:formula="of:=FIND([.A18];[.$A$1];1)" office:value-type="float" office:value="82" calcext:value-type="float">
            <text:p>82</text:p>
          </table:table-cell>
          <table:table-cell table:formula="of:=FIND([.B18];[.$A$1];1)" office:value-type="float" office:value="72" calcext:value-type="float">
            <text:p>72</text:p>
          </table:table-cell>
          <table:table-cell table:formula="of:=IF(OR([.$C$3]=&quot;a&quot;;[.$C$3]=&quot;A&quot;);IF(MOD([.C18]+[.D18];[.$I$1])=0;[.$I$1];MOD([.C18]+[.D18];[.$I$1]));[.C18])" office:value-type="float" office:value="60" calcext:value-type="float">
            <text:p>60</text:p>
          </table:table-cell>
          <table:table-cell table:formula="of:=IF(OR([.$C$3]=&quot;A&quot;;[.$C$3]=&quot;a&quot;);MID([.$A$1];[.E18];1);&quot;&quot;)" office:value-type="string" office:string-value="s" calcext:value-type="string">
            <text:p>s</text:p>
          </table:table-cell>
          <table:table-cell table:formula="of:=IF(OR([.$C$3]=&quot;B&quot;;[.$C$3]=&quot;b&quot;);IF(MOD([.E18]-[.D18];[.$I$1])=0;[.$I$1];IF([.E18]&lt;[.D18];IF(AND([.D18]&lt;12;[.E18]=1);([.$I$1]-([.D18]-1));(([.E18]-[.D18]))+[.$I$1]);MOD([.E18]-[.D18];[.$I$1])));&quot;&quot;)">
            <text:p/>
          </table:table-cell>
          <table:table-cell table:formula="of:=IF(OR([.$C$3]=&quot;B&quot;;[.$C$3]=&quot;b&quot;);MID([.$A$1];[.G18];1);&quot;&quot;)">
            <text:p/>
          </table:table-cell>
          <table:table-cell table:style-name="ce69" office:value-type="string" calcext:value-type="string">
            <text:p>Sheet6 A2</text:p>
          </table:table-cell>
          <table:table-cell table:style-name="ce32" table:formula="of:=[$Sheet6.A2]" office:value-type="string" office:string-value="nIkVlmqMC5EGHLQNRSW\TY]^d=hopFvxyz{|}~O')*+,-P$A_Zi./012[tJjew34678g%XU(!ur9: sBc@`abfD&amp;&quot;&lt;&gt;?#K" calcext:value-type="string">
            <text:p>nIkVlmqMC5EGHLQNRSW\TY]^d=hopFvxyz{|}~O')*+,-P$A_Zi./012[tJjew34678g%XU(!ur9: sBc@`abfD&amp;"&lt;&gt;?#K</text:p>
          </table:table-cell>
          <table:table-cell table:style-name="ce32" table:number-columns-repeated="7"/>
          <table:table-cell table:number-columns-repeated="1007"/>
        </table:table-row>
        <table:table-row table:style-name="ro1">
          <table:table-cell table:formula="of:=MID([.$A$5];10;1)" office:value-type="string" office:string-value=" " calcext:value-type="string">
            <text:p><text:s/></text:p>
          </table:table-cell>
          <table:table-cell table:formula="of:=MID([.$A$2];10;1)" office:value-type="string" office:string-value="/" calcext:value-type="string">
            <text:p>/</text:p>
          </table:table-cell>
          <table:table-cell table:formula="of:=FIND([.A19];[.$A$1];1)" office:value-type="float" office:value="8" calcext:value-type="float">
            <text:p>8</text:p>
          </table:table-cell>
          <table:table-cell table:formula="of:=FIND([.B19];[.$A$1];1)" office:value-type="float" office:value="85" calcext:value-type="float">
            <text:p>85</text:p>
          </table:table-cell>
          <table:table-cell table:formula="of:=IF(OR([.$C$3]=&quot;a&quot;;[.$C$3]=&quot;A&quot;);IF(MOD([.C19]+[.D19];[.$I$1])=0;[.$I$1];MOD([.C19]+[.D19];[.$I$1]));[.C19])" office:value-type="float" office:value="93" calcext:value-type="float">
            <text:p>93</text:p>
          </table:table-cell>
          <table:table-cell table:formula="of:=IF(OR([.$C$3]=&quot;A&quot;;[.$C$3]=&quot;a&quot;);MID([.$A$1];[.E19];1);&quot;&quot;)" office:value-type="string" office:string-value="7" calcext:value-type="string">
            <text:p>7</text:p>
          </table:table-cell>
          <table:table-cell table:formula="of:=IF(OR([.$C$3]=&quot;B&quot;;[.$C$3]=&quot;b&quot;);IF(MOD([.E19]-[.D19];[.$I$1])=0;[.$I$1];IF([.E19]&lt;[.D19];IF(AND([.D19]&lt;12;[.E19]=1);([.$I$1]-([.D19]-1));(([.E19]-[.D19]))+[.$I$1]);MOD([.E19]-[.D19];[.$I$1])));&quot;&quot;)">
            <text:p/>
          </table:table-cell>
          <table:table-cell table:formula="of:=IF(OR([.$C$3]=&quot;B&quot;;[.$C$3]=&quot;b&quot;);MID([.$A$1];[.G19];1);&quot;&quot;)">
            <text:p/>
          </table:table-cell>
          <table:table-cell table:style-name="ce69" office:value-type="string" calcext:value-type="string">
            <text:p>Sheet5 D58</text:p>
          </table:table-cell>
          <table:table-cell table:style-name="ce32" table:formula="of:=[$Sheet5.D58]" office:value-type="string" office:string-value="KVjekw34678g%XU(!ur9: sBc@`abfD&amp;&quot;&lt;&gt;?#lmqMC5EGHLQINRSW\TY]^d=hnopFvxyz{|}~O')*+,-P$A_Zi./012[tJ" calcext:value-type="string">
            <text:p>KVjekw34678g%XU(!ur9: sBc@`abfD&amp;"&lt;&gt;?#lmqMC5EGHLQINRSW\TY]^d=hnopFvxyz{|}~O')*+,-P$A_Zi./012[tJ</text:p>
          </table:table-cell>
          <table:table-cell table:style-name="ce32" table:number-columns-repeated="7"/>
          <table:table-cell table:number-columns-repeated="1007"/>
        </table:table-row>
        <table:table-row table:style-name="ro1">
          <table:table-cell table:formula="of:=MID([.$A$5];11;1)" office:value-type="string" office:string-value="t" calcext:value-type="string">
            <text:p>t</text:p>
          </table:table-cell>
          <table:table-cell table:formula="of:=MID([.$A$2];11;1)" office:value-type="string" office:string-value="v" calcext:value-type="string">
            <text:p>v</text:p>
          </table:table-cell>
          <table:table-cell table:formula="of:=FIND([.A20];[.$A$1];1)" office:value-type="float" office:value="61" calcext:value-type="float">
            <text:p>61</text:p>
          </table:table-cell>
          <table:table-cell table:formula="of:=FIND([.B20];[.$A$1];1)" office:value-type="float" office:value="62" calcext:value-type="float">
            <text:p>62</text:p>
          </table:table-cell>
          <table:table-cell table:formula="of:=IF(OR([.$C$3]=&quot;a&quot;;[.$C$3]=&quot;A&quot;);IF(MOD([.C20]+[.D20];[.$I$1])=0;[.$I$1];MOD([.C20]+[.D20];[.$I$1]));[.C20])" office:value-type="float" office:value="29" calcext:value-type="float">
            <text:p>29</text:p>
          </table:table-cell>
          <table:table-cell table:formula="of:=IF(OR([.$C$3]=&quot;A&quot;;[.$C$3]=&quot;a&quot;);MID([.$A$1];[.E20];1);&quot;&quot;)" office:value-type="string" office:string-value="S" calcext:value-type="string">
            <text:p>S</text:p>
          </table:table-cell>
          <table:table-cell table:formula="of:=IF(OR([.$C$3]=&quot;B&quot;;[.$C$3]=&quot;b&quot;);IF(MOD([.E20]-[.D20];[.$I$1])=0;[.$I$1];IF([.E20]&lt;[.D20];IF(AND([.D20]&lt;12;[.E20]=1);([.$I$1]-([.D20]-1));(([.E20]-[.D20]))+[.$I$1]);MOD([.E20]-[.D20];[.$I$1])));&quot;&quot;)">
            <text:p/>
          </table:table-cell>
          <table:table-cell table:formula="of:=IF(OR([.$C$3]=&quot;B&quot;;[.$C$3]=&quot;b&quot;);MID([.$A$1];[.G20];1);&quot;&quot;)">
            <text:p/>
          </table:table-cell>
          <table:table-cell table:style-name="ce69" office:value-type="string" calcext:value-type="string">
            <text:p>Sheet5 D33</text:p>
          </table:table-cell>
          <table:table-cell table:style-name="ce32" table:formula="of:=[$Sheet5.D33]" office:value-type="string" office:string-value="lmqMC5EGHLQINRSW\TY]^de=hjknopFvxyz{|}~O')*+,-P$A_Zi./012[tJw34678g%XUV(!ur9: sBc@`KabfD&amp;&quot;&lt;&gt;?#" calcext:value-type="string">
            <text:p>lmqMC5EGHLQINRSW\TY]^de=hjknopFvxyz{|}~O')*+,-P$A_Zi./012[tJw34678g%XUV(!ur9: sBc@`KabfD&amp;"&lt;&gt;?#</text:p>
          </table:table-cell>
          <table:table-cell table:style-name="ce32" table:number-columns-repeated="7"/>
          <table:table-cell table:number-columns-repeated="1007"/>
        </table:table-row>
        <table:table-row table:style-name="ro1">
          <table:table-cell table:formula="of:=MID([.$A$5];12;1)" office:value-type="string" office:string-value="e" calcext:value-type="string">
            <text:p>e</text:p>
          </table:table-cell>
          <table:table-cell table:formula="of:=MID([.$A$2];12;1)" office:value-type="string" office:string-value="X" calcext:value-type="string">
            <text:p>X</text:p>
          </table:table-cell>
          <table:table-cell table:formula="of:=FIND([.A21];[.$A$1];1)" office:value-type="float" office:value="47" calcext:value-type="float">
            <text:p>47</text:p>
          </table:table-cell>
          <table:table-cell table:formula="of:=FIND([.B21];[.$A$1];1)" office:value-type="float" office:value="34" calcext:value-type="float">
            <text:p>34</text:p>
          </table:table-cell>
          <table:table-cell table:formula="of:=IF(OR([.$C$3]=&quot;a&quot;;[.$C$3]=&quot;A&quot;);IF(MOD([.C21]+[.D21];[.$I$1])=0;[.$I$1];MOD([.C21]+[.D21];[.$I$1]));[.C21])" office:value-type="float" office:value="81" calcext:value-type="float">
            <text:p>81</text:p>
          </table:table-cell>
          <table:table-cell table:formula="of:=IF(OR([.$C$3]=&quot;A&quot;;[.$C$3]=&quot;a&quot;);MID([.$A$1];[.E21];1);&quot;&quot;)" office:value-type="string" office:string-value="+" calcext:value-type="string">
            <text:p>+</text:p>
          </table:table-cell>
          <table:table-cell table:formula="of:=IF(OR([.$C$3]=&quot;B&quot;;[.$C$3]=&quot;b&quot;);IF(MOD([.E21]-[.D21];[.$I$1])=0;[.$I$1];IF([.E21]&lt;[.D21];IF(AND([.D21]&lt;12;[.E21]=1);([.$I$1]-([.D21]-1));(([.E21]-[.D21]))+[.$I$1]);MOD([.E21]-[.D21];[.$I$1])));&quot;&quot;)">
            <text:p/>
          </table:table-cell>
          <table:table-cell table:formula="of:=IF(OR([.$C$3]=&quot;B&quot;;[.$C$3]=&quot;b&quot;);MID([.$A$1];[.G21];1);&quot;&quot;)">
            <text:p/>
          </table:table-cell>
          <table:table-cell table:style-name="ce69" office:value-type="string" calcext:value-type="string">
            <text:p>Sheet5 D8</text:p>
          </table:table-cell>
          <table:table-cell table:style-name="ce32" table:formula="of:=[$Sheet5.D8]" office:value-type="string" office:string-value="#mW\TY]^de=hjklnopFvxyz{|}~O')*+,-P$A_Zi./012[tMJwq34678g%XUV(!ur9: sBc@`KabfD&amp;&quot;&lt;&gt;?C5EGHLQINRS" calcext:value-type="string">
            <text:p>#mW\TY]^de=hjklnopFvxyz{|}~O')*+,-P$A_Zi./012[tMJwq34678g%XUV(!ur9: sBc@`KabfD&amp;"&lt;&gt;?C5EGHLQINRS</text:p>
          </table:table-cell>
          <table:table-cell table:style-name="ce32" table:number-columns-repeated="7"/>
          <table:table-cell table:number-columns-repeated="1007"/>
        </table:table-row>
        <table:table-row table:style-name="ro1">
          <table:table-cell table:formula="of:=MID([.$A$5];13;1)" office:value-type="string" office:string-value="n" calcext:value-type="string">
            <text:p>n</text:p>
          </table:table-cell>
          <table:table-cell table:formula="of:=MID([.$A$2];13;1)" office:value-type="string" office:string-value="Q" calcext:value-type="string">
            <text:p>Q</text:p>
          </table:table-cell>
          <table:table-cell table:formula="of:=FIND([.A22];[.$A$1];1)" office:value-type="float" office:value="56" calcext:value-type="float">
            <text:p>56</text:p>
          </table:table-cell>
          <table:table-cell table:formula="of:=FIND([.B22];[.$A$1];1)" office:value-type="float" office:value="5" calcext:value-type="float">
            <text:p>5</text:p>
          </table:table-cell>
          <table:table-cell table:formula="of:=IF(OR([.$C$3]=&quot;a&quot;;[.$C$3]=&quot;A&quot;);IF(MOD([.C22]+[.D22];[.$I$1])=0;[.$I$1];MOD([.C22]+[.D22];[.$I$1]));[.C22])" office:value-type="float" office:value="61" calcext:value-type="float">
            <text:p>61</text:p>
          </table:table-cell>
          <table:table-cell table:formula="of:=IF(OR([.$C$3]=&quot;A&quot;;[.$C$3]=&quot;a&quot;);MID([.$A$1];[.E22];1);&quot;&quot;)" office:value-type="string" office:string-value="t" calcext:value-type="string">
            <text:p>t</text:p>
          </table:table-cell>
          <table:table-cell table:formula="of:=IF(OR([.$C$3]=&quot;B&quot;;[.$C$3]=&quot;b&quot;);IF(MOD([.E22]-[.D22];[.$I$1])=0;[.$I$1];IF([.E22]&lt;[.D22];IF(AND([.D22]&lt;12;[.E22]=1);([.$I$1]-([.D22]-1));(([.E22]-[.D22]))+[.$I$1]);MOD([.E22]-[.D22];[.$I$1])));&quot;&quot;)">
            <text:p/>
          </table:table-cell>
          <table:table-cell table:formula="of:=IF(OR([.$C$3]=&quot;B&quot;;[.$C$3]=&quot;b&quot;);MID([.$A$1];[.G22];1);&quot;&quot;)">
            <text:p/>
          </table:table-cell>
          <table:table-cell table:style-name="ce69" office:value-type="string" calcext:value-type="string">
            <text:p>Sheet5 A2</text:p>
          </table:table-cell>
          <table:table-cell table:style-name="ce32" table:formula="of:=[$Sheet5.A2]" office:value-type="string" office:string-value="c@`KabfD&amp;&quot;&lt;&gt;?C5EGHLQINRSY]^de=hjklmnopFvxyz{|}~#TO')*+,-P$A_Zi./012[tMJwq34678g%X\UVW(!ur9: sB" calcext:value-type="string">
            <text:p>c@`KabfD&amp;"&lt;&gt;?C5EGHLQINRSY]^de=hjklmnopFvxyz{|}~#TO')*+,-P$A_Zi./012[tMJwq34678g%X\UVW(!ur9: sB</text:p>
          </table:table-cell>
          <table:table-cell table:style-name="ce32" table:number-columns-repeated="7"/>
          <table:table-cell table:number-columns-repeated="1007"/>
        </table:table-row>
        <table:table-row table:style-name="ro1">
          <table:table-cell table:formula="of:=MID([.$A$5];14;1)" office:value-type="string" office:string-value="," calcext:value-type="string">
            <text:p>,</text:p>
          </table:table-cell>
          <table:table-cell table:formula="of:=MID([.$A$2];14;1)" office:value-type="string" office:string-value="4" calcext:value-type="string">
            <text:p>4</text:p>
          </table:table-cell>
          <table:table-cell table:formula="of:=FIND([.A23];[.$A$1];1)" office:value-type="float" office:value="82" calcext:value-type="float">
            <text:p>82</text:p>
          </table:table-cell>
          <table:table-cell table:formula="of:=FIND([.B23];[.$A$1];1)" office:value-type="float" office:value="90" calcext:value-type="float">
            <text:p>90</text:p>
          </table:table-cell>
          <table:table-cell table:formula="of:=IF(OR([.$C$3]=&quot;a&quot;;[.$C$3]=&quot;A&quot;);IF(MOD([.C23]+[.D23];[.$I$1])=0;[.$I$1];MOD([.C23]+[.D23];[.$I$1]));[.C23])" office:value-type="float" office:value="78" calcext:value-type="float">
            <text:p>78</text:p>
          </table:table-cell>
          <table:table-cell table:formula="of:=IF(OR([.$C$3]=&quot;A&quot;;[.$C$3]=&quot;a&quot;);MID([.$A$1];[.E23];1);&quot;&quot;)" office:value-type="string" office:string-value="(" calcext:value-type="string">
            <text:p>(</text:p>
          </table:table-cell>
          <table:table-cell table:formula="of:=IF(OR([.$C$3]=&quot;B&quot;;[.$C$3]=&quot;b&quot;);IF(MOD([.E23]-[.D23];[.$I$1])=0;[.$I$1];IF([.E23]&lt;[.D23];IF(AND([.D23]&lt;12;[.E23]=1);([.$I$1]-([.D23]-1));(([.E23]-[.D23]))+[.$I$1]);MOD([.E23]-[.D23];[.$I$1])));&quot;&quot;)">
            <text:p/>
          </table:table-cell>
          <table:table-cell table:formula="of:=IF(OR([.$C$3]=&quot;B&quot;;[.$C$3]=&quot;b&quot;);MID([.$A$1];[.G23];1);&quot;&quot;)">
            <text:p/>
          </table:table-cell>
          <table:table-cell table:style-name="ce69" office:value-type="string" calcext:value-type="string">
            <text:p>Sheet4 D58</text:p>
          </table:table-cell>
          <table:table-cell table:style-name="ce32" table:formula="of:=[$Sheet4.D58]" office:value-type="string" office:string-value="BK_Z`i./012[tMJwq34678g%X\UVW(!ur9: sabfD&amp;&quot;&lt;&gt;?C5@EGHLQINRSY]^cde=hjklmnopFvxyz{|}~#TO')*+,-P$A" calcext:value-type="string">
            <text:p>BK_Z`i./012[tMJwq34678g%X\UVW(!ur9: sabfD&amp;"&lt;&gt;?C5@EGHLQINRSY]^cde=hjklmnopFvxyz{|}~#TO')*+,-P$A</text:p>
          </table:table-cell>
          <table:table-cell table:style-name="ce32" table:number-columns-repeated="7"/>
          <table:table-cell table:number-columns-repeated="1007"/>
        </table:table-row>
        <table:table-row table:style-name="ro1">
          <table:table-cell table:formula="of:=MID([.$A$5];15;1)" office:value-type="string" office:string-value=" " calcext:value-type="string">
            <text:p><text:s/></text:p>
          </table:table-cell>
          <table:table-cell table:formula="of:=MID([.$A$2];15;1)" office:value-type="string" office:string-value="T" calcext:value-type="string">
            <text:p>T</text:p>
          </table:table-cell>
          <table:table-cell table:formula="of:=FIND([.A24];[.$A$1];1)" office:value-type="float" office:value="8" calcext:value-type="float">
            <text:p>8</text:p>
          </table:table-cell>
          <table:table-cell table:formula="of:=FIND([.B24];[.$A$1];1)" office:value-type="float" office:value="30" calcext:value-type="float">
            <text:p>30</text:p>
          </table:table-cell>
          <table:table-cell table:formula="of:=IF(OR([.$C$3]=&quot;a&quot;;[.$C$3]=&quot;A&quot;);IF(MOD([.C24]+[.D24];[.$I$1])=0;[.$I$1];MOD([.C24]+[.D24];[.$I$1]));[.C24])" office:value-type="float" office:value="38" calcext:value-type="float">
            <text:p>38</text:p>
          </table:table-cell>
          <table:table-cell table:formula="of:=IF(OR([.$C$3]=&quot;A&quot;;[.$C$3]=&quot;a&quot;);MID([.$A$1];[.E24];1);&quot;&quot;)" office:value-type="string" office:string-value="\" calcext:value-type="string">
            <text:p>\</text:p>
          </table:table-cell>
          <table:table-cell table:formula="of:=IF(OR([.$C$3]=&quot;B&quot;;[.$C$3]=&quot;b&quot;);IF(MOD([.E24]-[.D24];[.$I$1])=0;[.$I$1];IF([.E24]&lt;[.D24];IF(AND([.D24]&lt;12;[.E24]=1);([.$I$1]-([.D24]-1));(([.E24]-[.D24]))+[.$I$1]);MOD([.E24]-[.D24];[.$I$1])));&quot;&quot;)">
            <text:p/>
          </table:table-cell>
          <table:table-cell table:formula="of:=IF(OR([.$C$3]=&quot;B&quot;;[.$C$3]=&quot;b&quot;);MID([.$A$1];[.G24];1);&quot;&quot;)">
            <text:p/>
          </table:table-cell>
          <table:table-cell table:style-name="ce69" office:value-type="string" calcext:value-type="string">
            <text:p>Sheet4 D33</text:p>
          </table:table-cell>
          <table:table-cell table:style-name="ce32" table:formula="of:=[$Sheet4.D33]" office:value-type="string" office:string-value="abfD&amp;&quot;&lt;&gt;?C5@EGHLQINRSYZ]^_`cde=hjklmnopFvxyz{|}~#TO')*+,-P$Ai./012[tMJKwq34678g%X\UBVW(!ur9: s" calcext:value-type="string">
            <text:p>abfD&amp;"&lt;&gt;?C5@EGHLQINRSYZ]^_`cde=hjklmnopFvxyz{|}~#TO')*+,-P$Ai./012[tMJKwq34678g%X\UBVW(!ur9: s</text:p>
          </table:table-cell>
          <table:table-cell table:style-name="ce32" table:number-columns-repeated="7"/>
          <table:table-cell table:number-columns-repeated="1007"/>
        </table:table-row>
        <table:table-row table:style-name="ro1">
          <table:table-cell table:formula="of:=MID([.$A$5];16;1)" office:value-type="string" office:string-value="b" calcext:value-type="string">
            <text:p>b</text:p>
          </table:table-cell>
          <table:table-cell table:formula="of:=MID([.$A$2];16;1)" office:value-type="string" office:string-value="s" calcext:value-type="string">
            <text:p>s</text:p>
          </table:table-cell>
          <table:table-cell table:formula="of:=FIND([.A25];[.$A$1];1)" office:value-type="float" office:value="44" calcext:value-type="float">
            <text:p>44</text:p>
          </table:table-cell>
          <table:table-cell table:formula="of:=FIND([.B25];[.$A$1];1)" office:value-type="float" office:value="60" calcext:value-type="float">
            <text:p>60</text:p>
          </table:table-cell>
          <table:table-cell table:formula="of:=IF(OR([.$C$3]=&quot;a&quot;;[.$C$3]=&quot;A&quot;);IF(MOD([.C25]+[.D25];[.$I$1])=0;[.$I$1];MOD([.C25]+[.D25];[.$I$1]));[.C25])" office:value-type="float" office:value="10" calcext:value-type="float">
            <text:p>10</text:p>
          </table:table-cell>
          <table:table-cell table:formula="of:=IF(OR([.$C$3]=&quot;A&quot;;[.$C$3]=&quot;a&quot;);MID([.$A$1];[.E25];1);&quot;&quot;)" office:value-type="string" office:string-value="=" calcext:value-type="string">
            <text:p>=</text:p>
          </table:table-cell>
          <table:table-cell table:formula="of:=IF(OR([.$C$3]=&quot;B&quot;;[.$C$3]=&quot;b&quot;);IF(MOD([.E25]-[.D25];[.$I$1])=0;[.$I$1];IF([.E25]&lt;[.D25];IF(AND([.D25]&lt;12;[.E25]=1);([.$I$1]-([.D25]-1));(([.E25]-[.D25]))+[.$I$1]);MOD([.E25]-[.D25];[.$I$1])));&quot;&quot;)">
            <text:p/>
          </table:table-cell>
          <table:table-cell table:formula="of:=IF(OR([.$C$3]=&quot;B&quot;;[.$C$3]=&quot;b&quot;);MID([.$A$1];[.G25];1);&quot;&quot;)">
            <text:p/>
          </table:table-cell>
          <table:table-cell table:style-name="ce69" office:value-type="string" calcext:value-type="string">
            <text:p>Sheet4 D8</text:p>
          </table:table-cell>
          <table:table-cell table:style-name="ce32" table:formula="of:=[$Sheet4.D8]" office:value-type="string" office:string-value="sbLQINRSYZ]^_`acde=hjklmnopFvxyz{|}~#TO')*+,-P$DAif./012[tMJKwq34678g%X\UBVW(!ur9: &amp;&quot;&lt;&gt;?C5@EGH" calcext:value-type="string">
            <text:p>sbLQINRSYZ]^_`acde=hjklmnopFvxyz{|}~#TO')*+,-P$DAif./012[tMJKwq34678g%X\UBVW(!ur9: &amp;"&lt;&gt;?C5@EGH</text:p>
          </table:table-cell>
          <table:table-cell table:style-name="ce32" table:number-columns-repeated="7"/>
          <table:table-cell table:number-columns-repeated="1007"/>
        </table:table-row>
        <table:table-row table:style-name="ro1">
          <table:table-cell table:formula="of:=MID([.$A$5];17;1)" office:value-type="string" office:string-value="a" calcext:value-type="string">
            <text:p>a</text:p>
          </table:table-cell>
          <table:table-cell table:formula="of:=MID([.$A$2];17;1)" office:value-type="string" office:string-value="~" calcext:value-type="string">
            <text:p>~</text:p>
          </table:table-cell>
          <table:table-cell table:formula="of:=FIND([.A26];[.$A$1];1)" office:value-type="float" office:value="43" calcext:value-type="float">
            <text:p>43</text:p>
          </table:table-cell>
          <table:table-cell table:formula="of:=FIND([.B26];[.$A$1];1)" office:value-type="float" office:value="70" calcext:value-type="float">
            <text:p>70</text:p>
          </table:table-cell>
          <table:table-cell table:formula="of:=IF(OR([.$C$3]=&quot;a&quot;;[.$C$3]=&quot;A&quot;);IF(MOD([.C26]+[.D26];[.$I$1])=0;[.$I$1];MOD([.C26]+[.D26];[.$I$1]));[.C26])" office:value-type="float" office:value="19" calcext:value-type="float">
            <text:p>19</text:p>
          </table:table-cell>
          <table:table-cell table:formula="of:=IF(OR([.$C$3]=&quot;A&quot;;[.$C$3]=&quot;a&quot;);MID([.$A$1];[.E26];1);&quot;&quot;)" office:value-type="string" office:string-value="G" calcext:value-type="string">
            <text:p>G</text:p>
          </table:table-cell>
          <table:table-cell table:formula="of:=IF(OR([.$C$3]=&quot;B&quot;;[.$C$3]=&quot;b&quot;);IF(MOD([.E26]-[.D26];[.$I$1])=0;[.$I$1];IF([.E26]&lt;[.D26];IF(AND([.D26]&lt;12;[.E26]=1);([.$I$1]-([.D26]-1));(([.E26]-[.D26]))+[.$I$1]);MOD([.E26]-[.D26];[.$I$1])));&quot;&quot;)">
            <text:p/>
          </table:table-cell>
          <table:table-cell table:formula="of:=IF(OR([.$C$3]=&quot;B&quot;;[.$C$3]=&quot;b&quot;);MID([.$A$1];[.G26];1);&quot;&quot;)">
            <text:p/>
          </table:table-cell>
          <table:table-cell table:style-name="ce69" office:value-type="string" calcext:value-type="string">
            <text:p>Sheet4 A2</text:p>
          </table:table-cell>
          <table:table-cell table:style-name="ce32" table:formula="of:=[$Sheet4.A2]" office:value-type="string" office:string-value="X\UBVW(!ur9: &amp;&quot;&lt;&gt;?C5@EGHNRSYZ]^_`abcde=hjklmnopsIFvxyz{|}~#TO')*+,-P$DAif./012[tMQJKLwq34678g%" calcext:value-type="string">
            <text:p>X\UBVW(!ur9: &amp;"&lt;&gt;?C5@EGHNRSYZ]^_`abcde=hjklmnopsIFvxyz{|}~#TO')*+,-P$DAif./012[tMQJKLwq34678g%</text:p>
          </table:table-cell>
          <table:table-cell table:style-name="ce32" table:number-columns-repeated="7"/>
          <table:table-cell table:number-columns-repeated="1007"/>
        </table:table-row>
        <table:table-row table:style-name="ro1">
          <table:table-cell table:formula="of:=MID([.$A$5];18;1)" office:value-type="string" office:string-value="t" calcext:value-type="string">
            <text:p>t</text:p>
          </table:table-cell>
          <table:table-cell table:formula="of:=MID([.$A$2];18;1)" office:value-type="string" office:string-value="p" calcext:value-type="string">
            <text:p>p</text:p>
          </table:table-cell>
          <table:table-cell table:formula="of:=FIND([.A27];[.$A$1];1)" office:value-type="float" office:value="61" calcext:value-type="float">
            <text:p>61</text:p>
          </table:table-cell>
          <table:table-cell table:formula="of:=FIND([.B27];[.$A$1];1)" office:value-type="float" office:value="58" calcext:value-type="float">
            <text:p>58</text:p>
          </table:table-cell>
          <table:table-cell table:formula="of:=IF(OR([.$C$3]=&quot;a&quot;;[.$C$3]=&quot;A&quot;);IF(MOD([.C27]+[.D27];[.$I$1])=0;[.$I$1];MOD([.C27]+[.D27];[.$I$1]));[.C27])" office:value-type="float" office:value="25" calcext:value-type="float">
            <text:p>25</text:p>
          </table:table-cell>
          <table:table-cell table:formula="of:=IF(OR([.$C$3]=&quot;A&quot;;[.$C$3]=&quot;a&quot;);MID([.$A$1];[.E27];1);&quot;&quot;)" office:value-type="string" office:string-value="M" calcext:value-type="string">
            <text:p>M</text:p>
          </table:table-cell>
          <table:table-cell table:formula="of:=IF(OR([.$C$3]=&quot;B&quot;;[.$C$3]=&quot;b&quot;);IF(MOD([.E27]-[.D27];[.$I$1])=0;[.$I$1];IF([.E27]&lt;[.D27];IF(AND([.D27]&lt;12;[.E27]=1);([.$I$1]-([.D27]-1));(([.E27]-[.D27]))+[.$I$1]);MOD([.E27]-[.D27];[.$I$1])));&quot;&quot;)">
            <text:p/>
          </table:table-cell>
          <table:table-cell table:formula="of:=IF(OR([.$C$3]=&quot;B&quot;;[.$C$3]=&quot;b&quot;);MID([.$A$1];[.G27];1);&quot;&quot;)">
            <text:p/>
          </table:table-cell>
          <table:table-cell table:style-name="ce69" office:value-type="string" calcext:value-type="string">
            <text:p>Sheet3 D58</text:p>
          </table:table-cell>
          <table:table-cell table:style-name="ce32" table:formula="of:=[$Sheet3.D58]" office:value-type="string" office:string-value="%BTOU')*+,-P$DAif./012[tMQJKLwq34678gVW(!ur9: &amp;&quot;\&lt;&gt;?C5@EGHNRSXYZ]^_`abcde=hjklmnopsIFvxyz{|}~#" calcext:value-type="string">
            <text:p>%BTOU')*+,-P$DAif./012[tMQJKLwq34678gVW(!ur9: &amp;"\&lt;&gt;?C5@EGHNRSXYZ]^_`abcde=hjklmnopsIFvxyz{|}~#</text:p>
          </table:table-cell>
          <table:table-cell table:style-name="ce32" table:number-columns-repeated="7"/>
          <table:table-cell table:number-columns-repeated="1007"/>
        </table:table-row>
        <table:table-row table:style-name="ro1">
          <table:table-cell table:formula="of:=MID([.$A$5];19;1)" office:value-type="string" office:string-value="h" calcext:value-type="string">
            <text:p>h</text:p>
          </table:table-cell>
          <table:table-cell table:formula="of:=MID([.$A$2];19;1)" office:value-type="string" office:string-value="^" calcext:value-type="string">
            <text:p>^</text:p>
          </table:table-cell>
          <table:table-cell table:formula="of:=FIND([.A28];[.$A$1];1)" office:value-type="float" office:value="50" calcext:value-type="float">
            <text:p>50</text:p>
          </table:table-cell>
          <table:table-cell table:formula="of:=FIND([.B28];[.$A$1];1)" office:value-type="float" office:value="40" calcext:value-type="float">
            <text:p>40</text:p>
          </table:table-cell>
          <table:table-cell table:formula="of:=IF(OR([.$C$3]=&quot;a&quot;;[.$C$3]=&quot;A&quot;);IF(MOD([.C28]+[.D28];[.$I$1])=0;[.$I$1];MOD([.C28]+[.D28];[.$I$1]));[.C28])" office:value-type="float" office:value="90" calcext:value-type="float">
            <text:p>90</text:p>
          </table:table-cell>
          <table:table-cell table:formula="of:=IF(OR([.$C$3]=&quot;A&quot;;[.$C$3]=&quot;a&quot;);MID([.$A$1];[.E28];1);&quot;&quot;)" office:value-type="string" office:string-value="4" calcext:value-type="string">
            <text:p>4</text:p>
          </table:table-cell>
          <table:table-cell table:formula="of:=IF(OR([.$C$3]=&quot;B&quot;;[.$C$3]=&quot;b&quot;);IF(MOD([.E28]-[.D28];[.$I$1])=0;[.$I$1];IF([.E28]&lt;[.D28];IF(AND([.D28]&lt;12;[.E28]=1);([.$I$1]-([.D28]-1));(([.E28]-[.D28]))+[.$I$1]);MOD([.E28]-[.D28];[.$I$1])));&quot;&quot;)">
            <text:p/>
          </table:table-cell>
          <table:table-cell table:formula="of:=IF(OR([.$C$3]=&quot;B&quot;;[.$C$3]=&quot;b&quot;);MID([.$A$1];[.G28];1);&quot;&quot;)">
            <text:p/>
          </table:table-cell>
          <table:table-cell table:style-name="ce69" office:value-type="string" calcext:value-type="string">
            <text:p>Sheet3 D33</text:p>
          </table:table-cell>
          <table:table-cell table:style-name="ce32" table:formula="of:=[$Sheet3.D33]" office:value-type="string" office:string-value="VW(!ur9: &amp;&quot;\&lt;&gt;?C5@EGHNORSTUXYZ]^_`abcde=hjklmnopsIFvxyz{|}~#')*+,-P$DABif./012[tMQJ%KLwq34678g" calcext:value-type="string">
            <text:p>VW(!ur9: &amp;"\&lt;&gt;?C5@EGHNORSTUXYZ]^_`abcde=hjklmnopsIFvxyz{|}~#')*+,-P$DABif./012[tMQJ%KLwq34678g</text:p>
          </table:table-cell>
          <table:table-cell table:style-name="ce32" table:number-columns-repeated="7"/>
          <table:table-cell table:number-columns-repeated="1007"/>
        </table:table-row>
        <table:table-row table:style-name="ro1">
          <table:table-cell table:formula="of:=MID([.$A$5];20;1)" office:value-type="string" office:string-value="e" calcext:value-type="string">
            <text:p>e</text:p>
          </table:table-cell>
          <table:table-cell table:formula="of:=MID([.$A$2];20;1)" office:value-type="string" office:string-value="N" calcext:value-type="string">
            <text:p>N</text:p>
          </table:table-cell>
          <table:table-cell table:formula="of:=FIND([.A29];[.$A$1];1)" office:value-type="float" office:value="47" calcext:value-type="float">
            <text:p>47</text:p>
          </table:table-cell>
          <table:table-cell table:formula="of:=FIND([.B29];[.$A$1];1)" office:value-type="float" office:value="26" calcext:value-type="float">
            <text:p>26</text:p>
          </table:table-cell>
          <table:table-cell table:formula="of:=IF(OR([.$C$3]=&quot;a&quot;;[.$C$3]=&quot;A&quot;);IF(MOD([.C29]+[.D29];[.$I$1])=0;[.$I$1];MOD([.C29]+[.D29];[.$I$1]));[.C29])" office:value-type="float" office:value="73" calcext:value-type="float">
            <text:p>73</text:p>
          </table:table-cell>
          <table:table-cell table:formula="of:=IF(OR([.$C$3]=&quot;A&quot;;[.$C$3]=&quot;a&quot;);MID([.$A$1];[.E29];1);&quot;&quot;)" office:value-type="string" office:string-value="#" calcext:value-type="string">
            <text:p>#</text:p>
          </table:table-cell>
          <table:table-cell table:formula="of:=IF(OR([.$C$3]=&quot;B&quot;;[.$C$3]=&quot;b&quot;);IF(MOD([.E29]-[.D29];[.$I$1])=0;[.$I$1];IF([.E29]&lt;[.D29];IF(AND([.D29]&lt;12;[.E29]=1);([.$I$1]-([.D29]-1));(([.E29]-[.D29]))+[.$I$1]);MOD([.E29]-[.D29];[.$I$1])));&quot;&quot;)">
            <text:p/>
          </table:table-cell>
          <table:table-cell table:formula="of:=IF(OR([.$C$3]=&quot;B&quot;;[.$C$3]=&quot;b&quot;);MID([.$A$1];[.G29];1);&quot;&quot;)">
            <text:p/>
          </table:table-cell>
          <table:table-cell table:style-name="ce69" office:value-type="string" calcext:value-type="string">
            <text:p>Sheet3 D8</text:p>
          </table:table-cell>
          <table:table-cell table:style-name="ce32" table:formula="of:=[$Sheet3.D8]" office:value-type="string" office:string-value="gWC5@EGHNORSTUVXYZ]^_`abcde=hjklmnopsIFvxyz{|}~!#'()*+,-P$DABif./012[tMQJ%KLwq34678ur9: &amp;&quot;\&lt;&gt;?" calcext:value-type="string">
            <text:p>gWC5@EGHNORSTUVXYZ]^_`abcde=hjklmnopsIFvxyz{|}~!#'()*+,-P$DABif./012[tMQJ%KLwq34678ur9: &amp;"\&lt;&gt;?</text:p>
          </table:table-cell>
          <table:table-cell table:style-name="ce32" table:number-columns-repeated="7"/>
          <table:table-cell table:number-columns-repeated="1007"/>
        </table:table-row>
        <table:table-row table:style-name="ro1">
          <table:table-cell table:formula="of:=MID([.$A$5];21;1)" office:value-type="string" office:string-value="," calcext:value-type="string">
            <text:p>,</text:p>
          </table:table-cell>
          <table:table-cell table:formula="of:=MID([.$A$2];21;1)" office:value-type="string" office:string-value="k" calcext:value-type="string">
            <text:p>k</text:p>
          </table:table-cell>
          <table:table-cell table:formula="of:=FIND([.A30];[.$A$1];1)" office:value-type="float" office:value="82" calcext:value-type="float">
            <text:p>82</text:p>
          </table:table-cell>
          <table:table-cell table:formula="of:=FIND([.B30];[.$A$1];1)" office:value-type="float" office:value="53" calcext:value-type="float">
            <text:p>53</text:p>
          </table:table-cell>
          <table:table-cell table:formula="of:=IF(OR([.$C$3]=&quot;a&quot;;[.$C$3]=&quot;A&quot;);IF(MOD([.C30]+[.D30];[.$I$1])=0;[.$I$1];MOD([.C30]+[.D30];[.$I$1]));[.C30])" office:value-type="float" office:value="41" calcext:value-type="float">
            <text:p>41</text:p>
          </table:table-cell>
          <table:table-cell table:formula="of:=IF(OR([.$C$3]=&quot;A&quot;;[.$C$3]=&quot;a&quot;);MID([.$A$1];[.E30];1);&quot;&quot;)" office:value-type="string" office:string-value="_" calcext:value-type="string">
            <text:p>_</text:p>
          </table:table-cell>
          <table:table-cell table:formula="of:=IF(OR([.$C$3]=&quot;B&quot;;[.$C$3]=&quot;b&quot;);IF(MOD([.E30]-[.D30];[.$I$1])=0;[.$I$1];IF([.E30]&lt;[.D30];IF(AND([.D30]&lt;12;[.E30]=1);([.$I$1]-([.D30]-1));(([.E30]-[.D30]))+[.$I$1]);MOD([.E30]-[.D30];[.$I$1])));&quot;&quot;)">
            <text:p/>
          </table:table-cell>
          <table:table-cell table:formula="of:=IF(OR([.$C$3]=&quot;B&quot;;[.$C$3]=&quot;b&quot;);MID([.$A$1];[.G30];1);&quot;&quot;)">
            <text:p/>
          </table:table-cell>
          <table:table-cell table:style-name="ce69" office:value-type="string" calcext:value-type="string">
            <text:p>Sheet3 A2</text:p>
          </table:table-cell>
          <table:table-cell table:style-name="ce32" table:formula="of:=[$Sheet3.A2]" office:value-type="string" office:string-value="MQJ%KLwq34678ur9: &amp;&quot;\&lt;&gt;?EGHNORSTUVWXYZ]^_`abcdeg@=hjklmnopsIFvxyz{|}~!#'()*+,-P$D5ABCif./012[t" calcext:value-type="string">
            <text:p>MQJ%KLwq34678ur9: &amp;"\&lt;&gt;?EGHNORSTUVWXYZ]^_`abcdeg@=hjklmnopsIFvxyz{|}~!#'()*+,-P$D5ABCif./012[t</text:p>
          </table:table-cell>
          <table:table-cell table:style-name="ce32" table:number-columns-repeated="7"/>
          <table:table-cell table:number-columns-repeated="1007"/>
        </table:table-row>
        <table:table-row table:style-name="ro1">
          <table:table-cell table:formula="of:=MID([.$A$5];22;1)" office:value-type="string" office:string-value=" " calcext:value-type="string">
            <text:p><text:s/></text:p>
          </table:table-cell>
          <table:table-cell table:formula="of:=MID([.$A$2];22;1)" office:value-type="string" office:string-value="j" calcext:value-type="string">
            <text:p>j</text:p>
          </table:table-cell>
          <table:table-cell table:formula="of:=FIND([.A31];[.$A$1];1)" office:value-type="float" office:value="8" calcext:value-type="float">
            <text:p>8</text:p>
          </table:table-cell>
          <table:table-cell table:formula="of:=FIND([.B31];[.$A$1];1)" office:value-type="float" office:value="52" calcext:value-type="float">
            <text:p>52</text:p>
          </table:table-cell>
          <table:table-cell table:formula="of:=IF(OR([.$C$3]=&quot;a&quot;;[.$C$3]=&quot;A&quot;);IF(MOD([.C31]+[.D31];[.$I$1])=0;[.$I$1];MOD([.C31]+[.D31];[.$I$1]));[.C31])" office:value-type="float" office:value="60" calcext:value-type="float">
            <text:p>60</text:p>
          </table:table-cell>
          <table:table-cell table:formula="of:=IF(OR([.$C$3]=&quot;A&quot;;[.$C$3]=&quot;a&quot;);MID([.$A$1];[.E31];1);&quot;&quot;)" office:value-type="string" office:string-value="s" calcext:value-type="string">
            <text:p>s</text:p>
          </table:table-cell>
          <table:table-cell table:formula="of:=IF(OR([.$C$3]=&quot;B&quot;;[.$C$3]=&quot;b&quot;);IF(MOD([.E31]-[.D31];[.$I$1])=0;[.$I$1];IF([.E31]&lt;[.D31];IF(AND([.D31]&lt;12;[.E31]=1);([.$I$1]-([.D31]-1));(([.E31]-[.D31]))+[.$I$1]);MOD([.E31]-[.D31];[.$I$1])));&quot;&quot;)">
            <text:p/>
          </table:table-cell>
          <table:table-cell table:formula="of:=IF(OR([.$C$3]=&quot;B&quot;;[.$C$3]=&quot;b&quot;);MID([.$A$1];[.G31];1);&quot;&quot;)">
            <text:p/>
          </table:table-cell>
          <table:table-cell table:style-name="ce69" office:value-type="string" calcext:value-type="string">
            <text:p>Sheet2 D58</text:p>
          </table:table-cell>
          <table:table-cell table:style-name="ce32" table:formula="of:=[$Sheet2.D58]" office:value-type="string" office:string-value="t%IFJvxyz{|}~!#'()*+,-P$D5ABCif./012[KLwq34678urQ9: &amp;&quot;\&lt;&gt;?EGHMNORSTUVWXYZ]^_`abcdeg@=hjklmnops" calcext:value-type="string">
            <text:p>t%IFJvxyz{|}~!#'()*+,-P$D5ABCif./012[KLwq34678urQ9: &amp;"\&lt;&gt;?EGHMNORSTUVWXYZ]^_`abcdeg@=hjklmnops</text:p>
          </table:table-cell>
          <table:table-cell table:style-name="ce32" table:number-columns-repeated="7"/>
          <table:table-cell table:number-columns-repeated="1007"/>
        </table:table-row>
        <table:table-row table:style-name="ro1">
          <table:table-cell table:formula="of:=MID([.$A$5];23;1)" office:value-type="string" office:string-value="o" calcext:value-type="string">
            <text:p>o</text:p>
          </table:table-cell>
          <table:table-cell table:formula="of:=MID([.$A$2];23;1)" office:value-type="string" office:string-value="v" calcext:value-type="string">
            <text:p>v</text:p>
          </table:table-cell>
          <table:table-cell table:formula="of:=FIND([.A32];[.$A$1];1)" office:value-type="float" office:value="57" calcext:value-type="float">
            <text:p>57</text:p>
          </table:table-cell>
          <table:table-cell table:formula="of:=FIND([.B32];[.$A$1];1)" office:value-type="float" office:value="62" calcext:value-type="float">
            <text:p>62</text:p>
          </table:table-cell>
          <table:table-cell table:formula="of:=IF(OR([.$C$3]=&quot;a&quot;;[.$C$3]=&quot;A&quot;);IF(MOD([.C32]+[.D32];[.$I$1])=0;[.$I$1];MOD([.C32]+[.D32];[.$I$1]));[.C32])" office:value-type="float" office:value="25" calcext:value-type="float">
            <text:p>25</text:p>
          </table:table-cell>
          <table:table-cell table:formula="of:=IF(OR([.$C$3]=&quot;A&quot;;[.$C$3]=&quot;a&quot;);MID([.$A$1];[.E32];1);&quot;&quot;)" office:value-type="string" office:string-value="M" calcext:value-type="string">
            <text:p>M</text:p>
          </table:table-cell>
          <table:table-cell table:formula="of:=IF(OR([.$C$3]=&quot;B&quot;;[.$C$3]=&quot;b&quot;);IF(MOD([.E32]-[.D32];[.$I$1])=0;[.$I$1];IF([.E32]&lt;[.D32];IF(AND([.D32]&lt;12;[.E32]=1);([.$I$1]-([.D32]-1));(([.E32]-[.D32]))+[.$I$1]);MOD([.E32]-[.D32];[.$I$1])));&quot;&quot;)">
            <text:p/>
          </table:table-cell>
          <table:table-cell table:formula="of:=IF(OR([.$C$3]=&quot;B&quot;;[.$C$3]=&quot;b&quot;);MID([.$A$1];[.G32];1);&quot;&quot;)">
            <text:p/>
          </table:table-cell>
          <table:table-cell table:style-name="ce69" office:value-type="string" calcext:value-type="string">
            <text:p>Sheet2 D33</text:p>
          </table:table-cell>
          <table:table-cell table:style-name="ce32" table:formula="of:=[$Sheet2.D33]" office:value-type="string" office:string-value="KLwq34678urQ9: &amp;&quot;\&lt;&gt;?EFGHIJMNORSTUVWXYZ]^_`abcdeg@=hjklmnopsvxyz{|}~!#%'()*+,-P$D5AtBCif./012[" calcext:value-type="string">
            <text:p>KLwq34678urQ9: &amp;"\&lt;&gt;?EFGHIJMNORSTUVWXYZ]^_`abcdeg@=hjklmnopsvxyz{|}~!#%'()*+,-P$D5AtBCif./012[</text:p>
          </table:table-cell>
          <table:table-cell table:style-name="ce32" table:number-columns-repeated="7"/>
          <table:table-cell table:number-columns-repeated="1007"/>
        </table:table-row>
        <table:table-row table:style-name="ro1">
          <table:table-cell table:formula="of:=MID([.$A$5];24;1)" office:value-type="string" office:string-value="n" calcext:value-type="string">
            <text:p>n</text:p>
          </table:table-cell>
          <table:table-cell table:formula="of:=MID([.$A$2];24;1)" office:value-type="string" office:string-value="n" calcext:value-type="string">
            <text:p>n</text:p>
          </table:table-cell>
          <table:table-cell table:formula="of:=FIND([.A33];[.$A$1];1)" office:value-type="float" office:value="56" calcext:value-type="float">
            <text:p>56</text:p>
          </table:table-cell>
          <table:table-cell table:formula="of:=FIND([.B33];[.$A$1];1)" office:value-type="float" office:value="56" calcext:value-type="float">
            <text:p>56</text:p>
          </table:table-cell>
          <table:table-cell table:formula="of:=IF(OR([.$C$3]=&quot;a&quot;;[.$C$3]=&quot;A&quot;);IF(MOD([.C33]+[.D33];[.$I$1])=0;[.$I$1];MOD([.C33]+[.D33];[.$I$1]));[.C33])" office:value-type="float" office:value="18" calcext:value-type="float">
            <text:p>18</text:p>
          </table:table-cell>
          <table:table-cell table:formula="of:=IF(OR([.$C$3]=&quot;A&quot;;[.$C$3]=&quot;a&quot;);MID([.$A$1];[.E33];1);&quot;&quot;)" office:value-type="string" office:string-value="F" calcext:value-type="string">
            <text:p>F</text:p>
          </table:table-cell>
          <table:table-cell table:formula="of:=IF(OR([.$C$3]=&quot;B&quot;;[.$C$3]=&quot;b&quot;);IF(MOD([.E33]-[.D33];[.$I$1])=0;[.$I$1];IF([.E33]&lt;[.D33];IF(AND([.D33]&lt;12;[.E33]=1);([.$I$1]-([.D33]-1));(([.E33]-[.D33]))+[.$I$1]);MOD([.E33]-[.D33];[.$I$1])));&quot;&quot;)">
            <text:p/>
          </table:table-cell>
          <table:table-cell table:formula="of:=IF(OR([.$C$3]=&quot;B&quot;;[.$C$3]=&quot;b&quot;);MID([.$A$1];[.G33];1);&quot;&quot;)">
            <text:p/>
          </table:table-cell>
          <table:table-cell table:style-name="ce69" office:value-type="string" calcext:value-type="string">
            <text:p>Sheet2 D8</text:p>
          </table:table-cell>
          <table:table-cell table:style-name="ce32" table:formula="of:=[$Sheet2.D8]" office:value-type="string" office:string-value="[L&amp;&quot;\&lt;&gt;?EFGHIJKMNORSTUVWXYZ]^_`abcdeg@=hjklmnopqsvwxyz{|}~!#%'()*+,-P$D5AtBCif./01234678urQ9: " calcext:value-type="string">
            <text:p>[L&amp;"\&lt;&gt;?EFGHIJKMNORSTUVWXYZ]^_`abcdeg@=hjklmnopqsvwxyz{|}~!#%'()*+,-P$D5AtBCif./01234678urQ9: </text:p>
          </table:table-cell>
          <table:table-cell table:style-name="ce32" table:number-columns-repeated="7"/>
          <table:table-cell table:number-columns-repeated="1007"/>
        </table:table-row>
        <table:table-row table:style-name="ro1">
          <table:table-cell table:formula="of:=MID([.$A$5];25;1)" office:value-type="string" office:string-value="e" calcext:value-type="string">
            <text:p>e</text:p>
          </table:table-cell>
          <table:table-cell table:formula="of:=MID([.$A$2];25;1)" office:value-type="string" office:string-value="e" calcext:value-type="string">
            <text:p>e</text:p>
          </table:table-cell>
          <table:table-cell table:formula="of:=FIND([.A34];[.$A$1];1)" office:value-type="float" office:value="47" calcext:value-type="float">
            <text:p>47</text:p>
          </table:table-cell>
          <table:table-cell table:formula="of:=FIND([.B34];[.$A$1];1)" office:value-type="float" office:value="47" calcext:value-type="float">
            <text:p>47</text:p>
          </table:table-cell>
          <table:table-cell table:formula="of:=IF(OR([.$C$3]=&quot;a&quot;;[.$C$3]=&quot;A&quot;);IF(MOD([.C34]+[.D34];[.$I$1])=0;[.$I$1];MOD([.C34]+[.D34];[.$I$1]));[.C34])" office:value-type="float" office:value="94" calcext:value-type="float">
            <text:p>94</text:p>
          </table:table-cell>
          <table:table-cell table:formula="of:=IF(OR([.$C$3]=&quot;A&quot;;[.$C$3]=&quot;a&quot;);MID([.$A$1];[.E34];1);&quot;&quot;)" office:value-type="string" office:string-value="8" calcext:value-type="string">
            <text:p>8</text:p>
          </table:table-cell>
          <table:table-cell table:formula="of:=IF(OR([.$C$3]=&quot;B&quot;;[.$C$3]=&quot;b&quot;);IF(MOD([.E34]-[.D34];[.$I$1])=0;[.$I$1];IF([.E34]&lt;[.D34];IF(AND([.D34]&lt;12;[.E34]=1);([.$I$1]-([.D34]-1));(([.E34]-[.D34]))+[.$I$1]);MOD([.E34]-[.D34];[.$I$1])));&quot;&quot;)">
            <text:p/>
          </table:table-cell>
          <table:table-cell table:formula="of:=IF(OR([.$C$3]=&quot;B&quot;;[.$C$3]=&quot;b&quot;);MID([.$A$1];[.G34];1);&quot;&quot;)">
            <text:p/>
          </table:table-cell>
          <table:table-cell table:style-name="ce69" office:value-type="string" calcext:value-type="string">
            <text:p>Sheet2 A2</text:p>
          </table:table-cell>
          <table:table-cell table:style-name="ce32" table:formula="of:=[$Sheet2.A2]" office:value-type="string" office:string-value="D5AtBCif./01234678urQ9: &lt;&gt;?EFGHIJKLMNORSTUVWXYZ[\]^_`abcdeg@=hjklmnopqsvwxyz{|}~!&quot;#%&amp;'()*+,-P$" calcext:value-type="string">
            <text:p>D5AtBCif./01234678urQ9: &lt;&gt;?EFGHIJKLMNORSTUVWXYZ[\]^_`abcdeg@=hjklmnopqsvwxyz{|}~!"#%&amp;'()*+,-P$</text:p>
          </table:table-cell>
          <table:table-cell table:style-name="ce32" table:number-columns-repeated="7"/>
          <table:table-cell table:number-columns-repeated="1007"/>
        </table:table-row>
        <table:table-row table:style-name="ro1">
          <table:table-cell table:formula="of:=MID([.$A$5];26;1)" office:value-type="string" office:string-value=" " calcext:value-type="string">
            <text:p><text:s/></text:p>
          </table:table-cell>
          <table:table-cell table:formula="of:=MID([.$A$2];26;1)" office:value-type="string" office:string-value="j" calcext:value-type="string">
            <text:p>j</text:p>
          </table:table-cell>
          <table:table-cell table:formula="of:=FIND([.A35];[.$A$1];1)" office:value-type="float" office:value="8" calcext:value-type="float">
            <text:p>8</text:p>
          </table:table-cell>
          <table:table-cell table:formula="of:=FIND([.B35];[.$A$1];1)" office:value-type="float" office:value="52" calcext:value-type="float">
            <text:p>52</text:p>
          </table:table-cell>
          <table:table-cell table:formula="of:=IF(OR([.$C$3]=&quot;a&quot;;[.$C$3]=&quot;A&quot;);IF(MOD([.C35]+[.D35];[.$I$1])=0;[.$I$1];MOD([.C35]+[.D35];[.$I$1]));[.C35])" office:value-type="float" office:value="60" calcext:value-type="float">
            <text:p>60</text:p>
          </table:table-cell>
          <table:table-cell table:formula="of:=IF(OR([.$C$3]=&quot;A&quot;;[.$C$3]=&quot;a&quot;);MID([.$A$1];[.E35];1);&quot;&quot;)" office:value-type="string" office:string-value="s" calcext:value-type="string">
            <text:p>s</text:p>
          </table:table-cell>
          <table:table-cell table:formula="of:=IF(OR([.$C$3]=&quot;B&quot;;[.$C$3]=&quot;b&quot;);IF(MOD([.E35]-[.D35];[.$I$1])=0;[.$I$1];IF([.E35]&lt;[.D35];IF(AND([.D35]&lt;12;[.E35]=1);([.$I$1]-([.D35]-1));(([.E35]-[.D35]))+[.$I$1]);MOD([.E35]-[.D35];[.$I$1])));&quot;&quot;)">
            <text:p/>
          </table:table-cell>
          <table:table-cell table:formula="of:=IF(OR([.$C$3]=&quot;B&quot;;[.$C$3]=&quot;b&quot;);MID([.$A$1];[.G35];1);&quot;&quot;)">
            <text:p/>
          </table:table-cell>
          <table:table-cell table:style-name="ce69" office:value-type="string" calcext:value-type="string">
            <text:p>Sheet1 D58</text:p>
          </table:table-cell>
          <table:table-cell table:style-name="ce32" table:formula="of:=[$Sheet1.D58]" office:value-type="string" office:string-value="$t@=Ahjklmnopqsvwxyz{|}~!&quot;#%&amp;'()*+,-PBCif./012345678urQ9: &lt;&gt;?DEFGHIJKLMNORSTUVWXYZ[\]^_`abcdeg" calcext:value-type="string">
            <text:p>$t@=Ahjklmnopqsvwxyz{|}~!"#%&amp;'()*+,-PBCif./012345678urQ9: &lt;&gt;?DEFGHIJKLMNORSTUVWXYZ[\]^_`abcdeg</text:p>
          </table:table-cell>
          <table:table-cell table:style-name="ce32" table:number-columns-repeated="7"/>
          <table:table-cell table:number-columns-repeated="1007"/>
        </table:table-row>
        <table:table-row table:style-name="ro1">
          <table:table-cell table:formula="of:=MID([.$A$5];27;1)" office:value-type="string" office:string-value="h" calcext:value-type="string">
            <text:p>h</text:p>
          </table:table-cell>
          <table:table-cell table:formula="of:=MID([.$A$2];27;1)" office:value-type="string" office:string-value="&amp;" calcext:value-type="string">
            <text:p>&amp;</text:p>
          </table:table-cell>
          <table:table-cell table:formula="of:=FIND([.A36];[.$A$1];1)" office:value-type="float" office:value="50" calcext:value-type="float">
            <text:p>50</text:p>
          </table:table-cell>
          <table:table-cell table:formula="of:=FIND([.B36];[.$A$1];1)" office:value-type="float" office:value="76" calcext:value-type="float">
            <text:p>76</text:p>
          </table:table-cell>
          <table:table-cell table:formula="of:=IF(OR([.$C$3]=&quot;a&quot;;[.$C$3]=&quot;A&quot;);IF(MOD([.C36]+[.D36];[.$I$1])=0;[.$I$1];MOD([.C36]+[.D36];[.$I$1]));[.C36])" office:value-type="float" office:value="32" calcext:value-type="float">
            <text:p>32</text:p>
          </table:table-cell>
          <table:table-cell table:formula="of:=IF(OR([.$C$3]=&quot;A&quot;;[.$C$3]=&quot;a&quot;);MID([.$A$1];[.E36];1);&quot;&quot;)" office:value-type="string" office:string-value="V" calcext:value-type="string">
            <text:p>V</text:p>
          </table:table-cell>
          <table:table-cell table:formula="of:=IF(OR([.$C$3]=&quot;B&quot;;[.$C$3]=&quot;b&quot;);IF(MOD([.E36]-[.D36];[.$I$1])=0;[.$I$1];IF([.E36]&lt;[.D36];IF(AND([.D36]&lt;12;[.E36]=1);([.$I$1]-([.D36]-1));(([.E36]-[.D36]))+[.$I$1]);MOD([.E36]-[.D36];[.$I$1])));&quot;&quot;)">
            <text:p/>
          </table:table-cell>
          <table:table-cell table:formula="of:=IF(OR([.$C$3]=&quot;B&quot;;[.$C$3]=&quot;b&quot;);MID([.$A$1];[.G36];1);&quot;&quot;)">
            <text:p/>
          </table:table-cell>
          <table:table-cell table:style-name="ce69" office:value-type="string" calcext:value-type="string">
            <text:p>Sheet1 D33</text:p>
          </table:table-cell>
          <table:table-cell table:style-name="ce32" table:formula="of:=[$Sheet1.D33]" office:value-type="string" office:string-value="BCif./012345678urQ9: &lt;=&gt;?@ADEFGHIJKLMNORSTUVWXYZ[\]^_`abcdeghjklmnopqstvwxyz{|}~!&quot;#$%&amp;'()*+,-P" calcext:value-type="string">
            <text:p>BCif./012345678urQ9: &lt;=&gt;?@ADEFGHIJKLMNORSTUVWXYZ[\]^_`abcdeghjklmnopqstvwxyz{|}~!"#$%&amp;'()*+,-P</text:p>
          </table:table-cell>
          <table:table-cell table:style-name="ce32" table:number-columns-repeated="7"/>
          <table:table-cell table:number-columns-repeated="1007"/>
        </table:table-row>
        <table:table-row table:style-name="ro1">
          <table:table-cell table:formula="of:=MID([.$A$5];28;1)" office:value-type="string" office:string-value="u" calcext:value-type="string">
            <text:p>u</text:p>
          </table:table-cell>
          <table:table-cell table:formula="of:=MID([.$A$2];28;1)" office:value-type="string" office:string-value="p" calcext:value-type="string">
            <text:p>p</text:p>
          </table:table-cell>
          <table:table-cell table:formula="of:=FIND([.A37];[.$A$1];1)" office:value-type="float" office:value="3" calcext:value-type="float">
            <text:p>3</text:p>
          </table:table-cell>
          <table:table-cell table:formula="of:=FIND([.B37];[.$A$1];1)" office:value-type="float" office:value="58" calcext:value-type="float">
            <text:p>58</text:p>
          </table:table-cell>
          <table:table-cell table:formula="of:=IF(OR([.$C$3]=&quot;a&quot;;[.$C$3]=&quot;A&quot;);IF(MOD([.C37]+[.D37];[.$I$1])=0;[.$I$1];MOD([.C37]+[.D37];[.$I$1]));[.C37])" office:value-type="float" office:value="61" calcext:value-type="float">
            <text:p>61</text:p>
          </table:table-cell>
          <table:table-cell table:formula="of:=IF(OR([.$C$3]=&quot;A&quot;;[.$C$3]=&quot;a&quot;);MID([.$A$1];[.E37];1);&quot;&quot;)" office:value-type="string" office:string-value="t" calcext:value-type="string">
            <text:p>t</text:p>
          </table:table-cell>
          <table:table-cell table:formula="of:=IF(OR([.$C$3]=&quot;B&quot;;[.$C$3]=&quot;b&quot;);IF(MOD([.E37]-[.D37];[.$I$1])=0;[.$I$1];IF([.E37]&lt;[.D37];IF(AND([.D37]&lt;12;[.E37]=1);([.$I$1]-([.D37]-1));(([.E37]-[.D37]))+[.$I$1]);MOD([.E37]-[.D37];[.$I$1])));&quot;&quot;)">
            <text:p/>
          </table:table-cell>
          <table:table-cell table:formula="of:=IF(OR([.$C$3]=&quot;B&quot;;[.$C$3]=&quot;b&quot;);MID([.$A$1];[.G37];1);&quot;&quot;)">
            <text:p/>
          </table:table-cell>
          <table:table-cell table:style-name="ce69" office:value-type="string" calcext:value-type="string">
            <text:p>Sheet1 D8</text:p>
          </table:table-cell>
          <table:table-cell table:style-name="ce32" table:formula="of:=[$Sheet1.D8]" office:value-type="string" office:string-value="PCurQ9: &lt;=&gt;?@ABDEFGHIJKLMNORSTUVWXYZ[\]^_`abcdefghijklmnopqstvwxyz{|}~!&quot;#$%&amp;'()*+,-./012345678" calcext:value-type="string">
            <text:p>PCurQ9: &lt;=&gt;?@ABDEFGHIJKLMNORSTUVWXYZ[\]^_`abcdefghijklmnopqstvwxyz{|}~!"#$%&amp;'()*+,-./012345678</text:p>
          </table:table-cell>
          <table:table-cell table:style-name="ce32" table:number-columns-repeated="7"/>
          <table:table-cell table:number-columns-repeated="1007"/>
        </table:table-row>
        <table:table-row table:style-name="ro1">
          <table:table-cell table:formula="of:=MID([.$A$5];29;1)" office:value-type="string" office:string-value="n" calcext:value-type="string">
            <text:p>n</text:p>
          </table:table-cell>
          <table:table-cell table:formula="of:=MID([.$A$2];29;1)" office:value-type="string" office:string-value="g" calcext:value-type="string">
            <text:p>g</text:p>
          </table:table-cell>
          <table:table-cell table:formula="of:=FIND([.A38];[.$A$1];1)" office:value-type="float" office:value="56" calcext:value-type="float">
            <text:p>56</text:p>
          </table:table-cell>
          <table:table-cell table:formula="of:=FIND([.B38];[.$A$1];1)" office:value-type="float" office:value="49" calcext:value-type="float">
            <text:p>49</text:p>
          </table:table-cell>
          <table:table-cell table:formula="of:=IF(OR([.$C$3]=&quot;a&quot;;[.$C$3]=&quot;A&quot;);IF(MOD([.C38]+[.D38];[.$I$1])=0;[.$I$1];MOD([.C38]+[.D38];[.$I$1]));[.C38])" office:value-type="float" office:value="11" calcext:value-type="float">
            <text:p>11</text:p>
          </table:table-cell>
          <table:table-cell table:formula="of:=IF(OR([.$C$3]=&quot;A&quot;;[.$C$3]=&quot;a&quot;);MID([.$A$1];[.E38];1);&quot;&quot;)" office:value-type="string" office:string-value="&gt;" calcext:value-type="string">
            <text:p>&gt;</text:p>
          </table:table-cell>
          <table:table-cell table:formula="of:=IF(OR([.$C$3]=&quot;B&quot;;[.$C$3]=&quot;b&quot;);IF(MOD([.E38]-[.D38];[.$I$1])=0;[.$I$1];IF([.E38]&lt;[.D38];IF(AND([.D38]&lt;12;[.E38]=1);([.$I$1]-([.D38]-1));(([.E38]-[.D38]))+[.$I$1]);MOD([.E38]-[.D38];[.$I$1])));&quot;&quot;)">
            <text:p/>
          </table:table-cell>
          <table:table-cell table:formula="of:=IF(OR([.$C$3]=&quot;B&quot;;[.$C$3]=&quot;b&quot;);MID([.$A$1];[.G38];1);&quot;&quot;)">
            <text:p/>
          </table:table-cell>
          <table:table-cell table:number-columns-repeated="1016"/>
        </table:table-row>
        <table:table-row table:style-name="ro1">
          <table:table-cell table:formula="of:=MID([.$A$5];30;1)" office:value-type="string" office:string-value="d" calcext:value-type="string">
            <text:p>d</text:p>
          </table:table-cell>
          <table:table-cell table:formula="of:=MID([.$A$2];30;1)" office:value-type="string" office:string-value="n" calcext:value-type="string">
            <text:p>n</text:p>
          </table:table-cell>
          <table:table-cell table:formula="of:=FIND([.A39];[.$A$1];1)" office:value-type="float" office:value="46" calcext:value-type="float">
            <text:p>46</text:p>
          </table:table-cell>
          <table:table-cell table:formula="of:=FIND([.B39];[.$A$1];1)" office:value-type="float" office:value="56" calcext:value-type="float">
            <text:p>56</text:p>
          </table:table-cell>
          <table:table-cell table:formula="of:=IF(OR([.$C$3]=&quot;a&quot;;[.$C$3]=&quot;A&quot;);IF(MOD([.C39]+[.D39];[.$I$1])=0;[.$I$1];MOD([.C39]+[.D39];[.$I$1]));[.C39])" office:value-type="float" office:value="8" calcext:value-type="float">
            <text:p>8</text:p>
          </table:table-cell>
          <table:table-cell table:formula="of:=IF(OR([.$C$3]=&quot;A&quot;;[.$C$3]=&quot;a&quot;);MID([.$A$1];[.E39];1);&quot;&quot;)" office:value-type="string" office:string-value=" " calcext:value-type="string">
            <text:p><text:s/></text:p>
          </table:table-cell>
          <table:table-cell table:formula="of:=IF(OR([.$C$3]=&quot;B&quot;;[.$C$3]=&quot;b&quot;);IF(MOD([.E39]-[.D39];[.$I$1])=0;[.$I$1];IF([.E39]&lt;[.D39];IF(AND([.D39]&lt;12;[.E39]=1);([.$I$1]-([.D39]-1));(([.E39]-[.D39]))+[.$I$1]);MOD([.E39]-[.D39];[.$I$1])));&quot;&quot;)">
            <text:p/>
          </table:table-cell>
          <table:table-cell table:formula="of:=IF(OR([.$C$3]=&quot;B&quot;;[.$C$3]=&quot;b&quot;);MID([.$A$1];[.G39];1);&quot;&quot;)">
            <text:p/>
          </table:table-cell>
          <table:table-cell table:number-columns-repeated="1016"/>
        </table:table-row>
        <table:table-row table:style-name="ro1">
          <table:table-cell table:formula="of:=MID([.$A$5];31;1)" office:value-type="string" office:string-value="r" calcext:value-type="string">
            <text:p>r</text:p>
          </table:table-cell>
          <table:table-cell table:formula="of:=MID([.$A$2];31;1)" office:value-type="string" office:string-value="&lt;" calcext:value-type="string">
            <text:p>&lt;</text:p>
          </table:table-cell>
          <table:table-cell table:formula="of:=FIND([.A40];[.$A$1];1)" office:value-type="float" office:value="4" calcext:value-type="float">
            <text:p>4</text:p>
          </table:table-cell>
          <table:table-cell table:formula="of:=FIND([.B40];[.$A$1];1)" office:value-type="float" office:value="9" calcext:value-type="float">
            <text:p>9</text:p>
          </table:table-cell>
          <table:table-cell table:formula="of:=IF(OR([.$C$3]=&quot;a&quot;;[.$C$3]=&quot;A&quot;);IF(MOD([.C40]+[.D40];[.$I$1])=0;[.$I$1];MOD([.C40]+[.D40];[.$I$1]));[.C40])" office:value-type="float" office:value="13" calcext:value-type="float">
            <text:p>13</text:p>
          </table:table-cell>
          <table:table-cell table:formula="of:=IF(OR([.$C$3]=&quot;A&quot;;[.$C$3]=&quot;a&quot;);MID([.$A$1];[.E40];1);&quot;&quot;)" office:value-type="string" office:string-value="@" calcext:value-type="string">
            <text:p>@</text:p>
          </table:table-cell>
          <table:table-cell table:formula="of:=IF(OR([.$C$3]=&quot;B&quot;;[.$C$3]=&quot;b&quot;);IF(MOD([.E40]-[.D40];[.$I$1])=0;[.$I$1];IF([.E40]&lt;[.D40];IF(AND([.D40]&lt;12;[.E40]=1);([.$I$1]-([.D40]-1));(([.E40]-[.D40]))+[.$I$1]);MOD([.E40]-[.D40];[.$I$1])));&quot;&quot;)">
            <text:p/>
          </table:table-cell>
          <table:table-cell table:formula="of:=IF(OR([.$C$3]=&quot;B&quot;;[.$C$3]=&quot;b&quot;);MID([.$A$1];[.G40];1);&quot;&quot;)">
            <text:p/>
          </table:table-cell>
          <table:table-cell table:number-columns-repeated="1016"/>
        </table:table-row>
        <table:table-row table:style-name="ro1">
          <table:table-cell table:formula="of:=MID([.$A$5];32;1)" office:value-type="string" office:string-value="e" calcext:value-type="string">
            <text:p>e</text:p>
          </table:table-cell>
          <table:table-cell table:formula="of:=MID([.$A$2];32;1)" office:value-type="string" office:string-value="(" calcext:value-type="string">
            <text:p>(</text:p>
          </table:table-cell>
          <table:table-cell table:formula="of:=FIND([.A41];[.$A$1];1)" office:value-type="float" office:value="47" calcext:value-type="float">
            <text:p>47</text:p>
          </table:table-cell>
          <table:table-cell table:formula="of:=FIND([.B41];[.$A$1];1)" office:value-type="float" office:value="78" calcext:value-type="float">
            <text:p>78</text:p>
          </table:table-cell>
          <table:table-cell table:formula="of:=IF(OR([.$C$3]=&quot;a&quot;;[.$C$3]=&quot;A&quot;);IF(MOD([.C41]+[.D41];[.$I$1])=0;[.$I$1];MOD([.C41]+[.D41];[.$I$1]));[.C41])" office:value-type="float" office:value="31" calcext:value-type="float">
            <text:p>31</text:p>
          </table:table-cell>
          <table:table-cell table:formula="of:=IF(OR([.$C$3]=&quot;A&quot;;[.$C$3]=&quot;a&quot;);MID([.$A$1];[.E41];1);&quot;&quot;)" office:value-type="string" office:string-value="U" calcext:value-type="string">
            <text:p>U</text:p>
          </table:table-cell>
          <table:table-cell table:formula="of:=IF(OR([.$C$3]=&quot;B&quot;;[.$C$3]=&quot;b&quot;);IF(MOD([.E41]-[.D41];[.$I$1])=0;[.$I$1];IF([.E41]&lt;[.D41];IF(AND([.D41]&lt;12;[.E41]=1);([.$I$1]-([.D41]-1));(([.E41]-[.D41]))+[.$I$1]);MOD([.E41]-[.D41];[.$I$1])));&quot;&quot;)">
            <text:p/>
          </table:table-cell>
          <table:table-cell table:formula="of:=IF(OR([.$C$3]=&quot;B&quot;;[.$C$3]=&quot;b&quot;);MID([.$A$1];[.G41];1);&quot;&quot;)">
            <text:p/>
          </table:table-cell>
          <table:table-cell table:number-columns-repeated="1016"/>
        </table:table-row>
        <table:table-row table:style-name="ro1">
          <table:table-cell table:formula="of:=MID([.$A$5];33;1)" office:value-type="string" office:string-value="d" calcext:value-type="string">
            <text:p>d</text:p>
          </table:table-cell>
          <table:table-cell table:formula="of:=MID([.$A$2];33;1)" office:value-type="string" office:string-value="Y" calcext:value-type="string">
            <text:p>Y</text:p>
          </table:table-cell>
          <table:table-cell table:formula="of:=FIND([.A42];[.$A$1];1)" office:value-type="float" office:value="46" calcext:value-type="float">
            <text:p>46</text:p>
          </table:table-cell>
          <table:table-cell table:formula="of:=FIND([.B42];[.$A$1];1)" office:value-type="float" office:value="35" calcext:value-type="float">
            <text:p>35</text:p>
          </table:table-cell>
          <table:table-cell table:formula="of:=IF(OR([.$C$3]=&quot;a&quot;;[.$C$3]=&quot;A&quot;);IF(MOD([.C42]+[.D42];[.$I$1])=0;[.$I$1];MOD([.C42]+[.D42];[.$I$1]));[.C42])" office:value-type="float" office:value="81" calcext:value-type="float">
            <text:p>81</text:p>
          </table:table-cell>
          <table:table-cell table:formula="of:=IF(OR([.$C$3]=&quot;A&quot;;[.$C$3]=&quot;a&quot;);MID([.$A$1];[.E42];1);&quot;&quot;)" office:value-type="string" office:string-value="+" calcext:value-type="string">
            <text:p>+</text:p>
          </table:table-cell>
          <table:table-cell table:formula="of:=IF(OR([.$C$3]=&quot;B&quot;;[.$C$3]=&quot;b&quot;);IF(MOD([.E42]-[.D42];[.$I$1])=0;[.$I$1];IF([.E42]&lt;[.D42];IF(AND([.D42]&lt;12;[.E42]=1);([.$I$1]-([.D42]-1));(([.E42]-[.D42]))+[.$I$1]);MOD([.E42]-[.D42];[.$I$1])));&quot;&quot;)">
            <text:p/>
          </table:table-cell>
          <table:table-cell table:formula="of:=IF(OR([.$C$3]=&quot;B&quot;;[.$C$3]=&quot;b&quot;);MID([.$A$1];[.G42];1);&quot;&quot;)">
            <text:p/>
          </table:table-cell>
          <table:table-cell table:number-columns-repeated="1016"/>
        </table:table-row>
        <table:table-row table:style-name="ro1">
          <table:table-cell table:formula="of:=MID([.$A$5];34;1)" office:value-type="string" office:string-value="." calcext:value-type="string">
            <text:p>.</text:p>
          </table:table-cell>
          <table:table-cell table:formula="of:=MID([.$A$2];34;1)" office:value-type="string" office:string-value="{" calcext:value-type="string">
            <text:p>{</text:p>
          </table:table-cell>
          <table:table-cell table:formula="of:=FIND([.A43];[.$A$1];1)" office:value-type="float" office:value="84" calcext:value-type="float">
            <text:p>84</text:p>
          </table:table-cell>
          <table:table-cell table:formula="of:=FIND([.B43];[.$A$1];1)" office:value-type="float" office:value="67" calcext:value-type="float">
            <text:p>67</text:p>
          </table:table-cell>
          <table:table-cell table:formula="of:=IF(OR([.$C$3]=&quot;a&quot;;[.$C$3]=&quot;A&quot;);IF(MOD([.C43]+[.D43];[.$I$1])=0;[.$I$1];MOD([.C43]+[.D43];[.$I$1]));[.C43])" office:value-type="float" office:value="57" calcext:value-type="float">
            <text:p>57</text:p>
          </table:table-cell>
          <table:table-cell table:formula="of:=IF(OR([.$C$3]=&quot;A&quot;;[.$C$3]=&quot;a&quot;);MID([.$A$1];[.E43];1);&quot;&quot;)" office:value-type="string" office:string-value="o" calcext:value-type="string">
            <text:p>o</text:p>
          </table:table-cell>
          <table:table-cell table:formula="of:=IF(OR([.$C$3]=&quot;B&quot;;[.$C$3]=&quot;b&quot;);IF(MOD([.E43]-[.D43];[.$I$1])=0;[.$I$1];IF([.E43]&lt;[.D43];IF(AND([.D43]&lt;12;[.E43]=1);([.$I$1]-([.D43]-1));(([.E43]-[.D43]))+[.$I$1]);MOD([.E43]-[.D43];[.$I$1])));&quot;&quot;)">
            <text:p/>
          </table:table-cell>
          <table:table-cell table:formula="of:=IF(OR([.$C$3]=&quot;B&quot;;[.$C$3]=&quot;b&quot;);MID([.$A$1];[.G43];1);&quot;&quot;)">
            <text:p/>
          </table:table-cell>
          <table:table-cell table:number-columns-repeated="1016"/>
        </table:table-row>
        <table:table-row table:style-name="ro1">
          <table:table-cell table:formula="of:=MID([.$A$5];35;1)" office:value-type="string" office:string-value="P" calcext:value-type="string">
            <text:p>P</text:p>
          </table:table-cell>
          <table:table-cell table:formula="of:=MID([.$A$2];35;1)" office:value-type="string" office:string-value="l" calcext:value-type="string">
            <text:p>l</text:p>
          </table:table-cell>
          <table:table-cell table:formula="of:=FIND([.A44];[.$A$1];1)" office:value-type="float" office:value="1" calcext:value-type="float">
            <text:p>1</text:p>
          </table:table-cell>
          <table:table-cell table:formula="of:=FIND([.B44];[.$A$1];1)" office:value-type="float" office:value="54" calcext:value-type="float">
            <text:p>54</text:p>
          </table:table-cell>
          <table:table-cell table:formula="of:=IF(OR([.$C$3]=&quot;a&quot;;[.$C$3]=&quot;A&quot;);IF(MOD([.C44]+[.D44];[.$I$1])=0;[.$I$1];MOD([.C44]+[.D44];[.$I$1]));[.C44])" office:value-type="float" office:value="55" calcext:value-type="float">
            <text:p>55</text:p>
          </table:table-cell>
          <table:table-cell table:formula="of:=IF(OR([.$C$3]=&quot;A&quot;;[.$C$3]=&quot;a&quot;);MID([.$A$1];[.E44];1);&quot;&quot;)" office:value-type="string" office:string-value="m" calcext:value-type="string">
            <text:p>m</text:p>
          </table:table-cell>
          <table:table-cell table:formula="of:=IF(OR([.$C$3]=&quot;B&quot;;[.$C$3]=&quot;b&quot;);IF(MOD([.E44]-[.D44];[.$I$1])=0;[.$I$1];IF([.E44]&lt;[.D44];IF(AND([.D44]&lt;12;[.E44]=1);([.$I$1]-([.D44]-1));(([.E44]-[.D44]))+[.$I$1]);MOD([.E44]-[.D44];[.$I$1])));&quot;&quot;)">
            <text:p/>
          </table:table-cell>
          <table:table-cell table:formula="of:=IF(OR([.$C$3]=&quot;B&quot;;[.$C$3]=&quot;b&quot;);MID([.$A$1];[.G44];1);&quot;&quot;)">
            <text:p/>
          </table:table-cell>
          <table:table-cell table:number-columns-repeated="1016"/>
        </table:table-row>
        <table:table-row table:style-name="ro1">
          <table:table-cell table:formula="of:=MID([.$A$5];36;1)" office:value-type="string" office:string-value="C" calcext:value-type="string">
            <text:p>C</text:p>
          </table:table-cell>
          <table:table-cell table:formula="of:=MID([.$A$2];36;1)" office:value-type="string" office:string-value="w" calcext:value-type="string">
            <text:p>w</text:p>
          </table:table-cell>
          <table:table-cell table:formula="of:=FIND([.A45];[.$A$1];1)" office:value-type="float" office:value="2" calcext:value-type="float">
            <text:p>2</text:p>
          </table:table-cell>
          <table:table-cell table:formula="of:=FIND([.B45];[.$A$1];1)" office:value-type="float" office:value="63" calcext:value-type="float">
            <text:p>63</text:p>
          </table:table-cell>
          <table:table-cell table:formula="of:=IF(OR([.$C$3]=&quot;a&quot;;[.$C$3]=&quot;A&quot;);IF(MOD([.C45]+[.D45];[.$I$1])=0;[.$I$1];MOD([.C45]+[.D45];[.$I$1]));[.C45])" office:value-type="float" office:value="65" calcext:value-type="float">
            <text:p>65</text:p>
          </table:table-cell>
          <table:table-cell table:formula="of:=IF(OR([.$C$3]=&quot;A&quot;;[.$C$3]=&quot;a&quot;);MID([.$A$1];[.E45];1);&quot;&quot;)" office:value-type="string" office:string-value="y" calcext:value-type="string">
            <text:p>y</text:p>
          </table:table-cell>
          <table:table-cell table:formula="of:=IF(OR([.$C$3]=&quot;B&quot;;[.$C$3]=&quot;b&quot;);IF(MOD([.E45]-[.D45];[.$I$1])=0;[.$I$1];IF([.E45]&lt;[.D45];IF(AND([.D45]&lt;12;[.E45]=1);([.$I$1]-([.D45]-1));(([.E45]-[.D45]))+[.$I$1]);MOD([.E45]-[.D45];[.$I$1])));&quot;&quot;)">
            <text:p/>
          </table:table-cell>
          <table:table-cell table:formula="of:=IF(OR([.$C$3]=&quot;B&quot;;[.$C$3]=&quot;b&quot;);MID([.$A$1];[.G45];1);&quot;&quot;)">
            <text:p/>
          </table:table-cell>
          <table:table-cell table:number-columns-repeated="1016"/>
        </table:table-row>
        <table:table-row table:style-name="ro1">
          <table:table-cell table:formula="of:=MID([.$A$5];37;1)" office:value-type="string" office:string-value="u" calcext:value-type="string">
            <text:p>u</text:p>
          </table:table-cell>
          <table:table-cell table:formula="of:=MID([.$A$2];37;1)" office:value-type="string" office:string-value="T" calcext:value-type="string">
            <text:p>T</text:p>
          </table:table-cell>
          <table:table-cell table:formula="of:=FIND([.A46];[.$A$1];1)" office:value-type="float" office:value="3" calcext:value-type="float">
            <text:p>3</text:p>
          </table:table-cell>
          <table:table-cell table:formula="of:=FIND([.B46];[.$A$1];1)" office:value-type="float" office:value="30" calcext:value-type="float">
            <text:p>30</text:p>
          </table:table-cell>
          <table:table-cell table:formula="of:=IF(OR([.$C$3]=&quot;a&quot;;[.$C$3]=&quot;A&quot;);IF(MOD([.C46]+[.D46];[.$I$1])=0;[.$I$1];MOD([.C46]+[.D46];[.$I$1]));[.C46])" office:value-type="float" office:value="33" calcext:value-type="float">
            <text:p>33</text:p>
          </table:table-cell>
          <table:table-cell table:formula="of:=IF(OR([.$C$3]=&quot;A&quot;;[.$C$3]=&quot;a&quot;);MID([.$A$1];[.E46];1);&quot;&quot;)" office:value-type="string" office:string-value="W" calcext:value-type="string">
            <text:p>W</text:p>
          </table:table-cell>
          <table:table-cell table:formula="of:=IF(OR([.$C$3]=&quot;B&quot;;[.$C$3]=&quot;b&quot;);IF(MOD([.E46]-[.D46];[.$I$1])=0;[.$I$1];IF([.E46]&lt;[.D46];IF(AND([.D46]&lt;12;[.E46]=1);([.$I$1]-([.D46]-1));(([.E46]-[.D46]))+[.$I$1]);MOD([.E46]-[.D46];[.$I$1])));&quot;&quot;)">
            <text:p/>
          </table:table-cell>
          <table:table-cell table:formula="of:=IF(OR([.$C$3]=&quot;B&quot;;[.$C$3]=&quot;b&quot;);MID([.$A$1];[.G46];1);&quot;&quot;)">
            <text:p/>
          </table:table-cell>
          <table:table-cell table:number-columns-repeated="1016"/>
        </table:table-row>
        <table:table-row table:style-name="ro1">
          <table:table-cell table:formula="of:=MID([.$A$5];38;1)" office:value-type="string" office:string-value="r" calcext:value-type="string">
            <text:p>r</text:p>
          </table:table-cell>
          <table:table-cell table:formula="of:=MID([.$A$2];38;1)" office:value-type="string" office:string-value="N" calcext:value-type="string">
            <text:p>N</text:p>
          </table:table-cell>
          <table:table-cell table:formula="of:=FIND([.A47];[.$A$1];1)" office:value-type="float" office:value="4" calcext:value-type="float">
            <text:p>4</text:p>
          </table:table-cell>
          <table:table-cell table:formula="of:=FIND([.B47];[.$A$1];1)" office:value-type="float" office:value="26" calcext:value-type="float">
            <text:p>26</text:p>
          </table:table-cell>
          <table:table-cell table:formula="of:=IF(OR([.$C$3]=&quot;a&quot;;[.$C$3]=&quot;A&quot;);IF(MOD([.C47]+[.D47];[.$I$1])=0;[.$I$1];MOD([.C47]+[.D47];[.$I$1]));[.C47])" office:value-type="float" office:value="30" calcext:value-type="float">
            <text:p>30</text:p>
          </table:table-cell>
          <table:table-cell table:formula="of:=IF(OR([.$C$3]=&quot;A&quot;;[.$C$3]=&quot;a&quot;);MID([.$A$1];[.E47];1);&quot;&quot;)" office:value-type="string" office:string-value="T" calcext:value-type="string">
            <text:p>T</text:p>
          </table:table-cell>
          <table:table-cell table:formula="of:=IF(OR([.$C$3]=&quot;B&quot;;[.$C$3]=&quot;b&quot;);IF(MOD([.E47]-[.D47];[.$I$1])=0;[.$I$1];IF([.E47]&lt;[.D47];IF(AND([.D47]&lt;12;[.E47]=1);([.$I$1]-([.D47]-1));(([.E47]-[.D47]))+[.$I$1]);MOD([.E47]-[.D47];[.$I$1])));&quot;&quot;)">
            <text:p/>
          </table:table-cell>
          <table:table-cell table:formula="of:=IF(OR([.$C$3]=&quot;B&quot;;[.$C$3]=&quot;b&quot;);MID([.$A$1];[.G47];1);&quot;&quot;)">
            <text:p/>
          </table:table-cell>
          <table:table-cell table:number-columns-repeated="1016"/>
        </table:table-row>
        <table:table-row table:style-name="ro1">
          <table:table-cell table:formula="of:=MID([.$A$5];39;1)" office:value-type="string" office:string-value="Q" calcext:value-type="string">
            <text:p>Q</text:p>
          </table:table-cell>
          <table:table-cell table:formula="of:=MID([.$A$2];39;1)" office:value-type="string" office:string-value="E" calcext:value-type="string">
            <text:p>E</text:p>
          </table:table-cell>
          <table:table-cell table:formula="of:=FIND([.A48];[.$A$1];1)" office:value-type="float" office:value="5" calcext:value-type="float">
            <text:p>5</text:p>
          </table:table-cell>
          <table:table-cell table:formula="of:=FIND([.B48];[.$A$1];1)" office:value-type="float" office:value="17" calcext:value-type="float">
            <text:p>17</text:p>
          </table:table-cell>
          <table:table-cell table:formula="of:=IF(OR([.$C$3]=&quot;a&quot;;[.$C$3]=&quot;A&quot;);IF(MOD([.C48]+[.D48];[.$I$1])=0;[.$I$1];MOD([.C48]+[.D48];[.$I$1]));[.C48])" office:value-type="float" office:value="22" calcext:value-type="float">
            <text:p>22</text:p>
          </table:table-cell>
          <table:table-cell table:formula="of:=IF(OR([.$C$3]=&quot;A&quot;;[.$C$3]=&quot;a&quot;);MID([.$A$1];[.E48];1);&quot;&quot;)" office:value-type="string" office:string-value="J" calcext:value-type="string">
            <text:p>J</text:p>
          </table:table-cell>
          <table:table-cell table:formula="of:=IF(OR([.$C$3]=&quot;B&quot;;[.$C$3]=&quot;b&quot;);IF(MOD([.E48]-[.D48];[.$I$1])=0;[.$I$1];IF([.E48]&lt;[.D48];IF(AND([.D48]&lt;12;[.E48]=1);([.$I$1]-([.D48]-1));(([.E48]-[.D48]))+[.$I$1]);MOD([.E48]-[.D48];[.$I$1])));&quot;&quot;)">
            <text:p/>
          </table:table-cell>
          <table:table-cell table:formula="of:=IF(OR([.$C$3]=&quot;B&quot;;[.$C$3]=&quot;b&quot;);MID([.$A$1];[.G48];1);&quot;&quot;)">
            <text:p/>
          </table:table-cell>
          <table:table-cell table:number-columns-repeated="1016"/>
        </table:table-row>
        <table:table-row table:style-name="ro1">
          <table:table-cell table:formula="of:=MID([.$A$5];40;1)" office:value-type="string" office:string-value="9" calcext:value-type="string">
            <text:p>9</text:p>
          </table:table-cell>
          <table:table-cell table:formula="of:=MID([.$A$2];40;1)" office:value-type="string" office:string-value="`" calcext:value-type="string">
            <text:p>`</text:p>
          </table:table-cell>
          <table:table-cell table:formula="of:=FIND([.A49];[.$A$1];1)" office:value-type="float" office:value="6" calcext:value-type="float">
            <text:p>6</text:p>
          </table:table-cell>
          <table:table-cell table:formula="of:=FIND([.B49];[.$A$1];1)" office:value-type="float" office:value="42" calcext:value-type="float">
            <text:p>42</text:p>
          </table:table-cell>
          <table:table-cell table:formula="of:=IF(OR([.$C$3]=&quot;a&quot;;[.$C$3]=&quot;A&quot;);IF(MOD([.C49]+[.D49];[.$I$1])=0;[.$I$1];MOD([.C49]+[.D49];[.$I$1]));[.C49])" office:value-type="float" office:value="48" calcext:value-type="float">
            <text:p>48</text:p>
          </table:table-cell>
          <table:table-cell table:formula="of:=IF(OR([.$C$3]=&quot;A&quot;;[.$C$3]=&quot;a&quot;);MID([.$A$1];[.E49];1);&quot;&quot;)" office:value-type="string" office:string-value="f" calcext:value-type="string">
            <text:p>f</text:p>
          </table:table-cell>
          <table:table-cell table:formula="of:=IF(OR([.$C$3]=&quot;B&quot;;[.$C$3]=&quot;b&quot;);IF(MOD([.E49]-[.D49];[.$I$1])=0;[.$I$1];IF([.E49]&lt;[.D49];IF(AND([.D49]&lt;12;[.E49]=1);([.$I$1]-([.D49]-1));(([.E49]-[.D49]))+[.$I$1]);MOD([.E49]-[.D49];[.$I$1])));&quot;&quot;)">
            <text:p/>
          </table:table-cell>
          <table:table-cell table:formula="of:=IF(OR([.$C$3]=&quot;B&quot;;[.$C$3]=&quot;b&quot;);MID([.$A$1];[.G49];1);&quot;&quot;)">
            <text:p/>
          </table:table-cell>
          <table:table-cell table:number-columns-repeated="1016"/>
        </table:table-row>
        <table:table-row table:style-name="ro1">
          <table:table-cell table:formula="of:=MID([.$A$5];41;1)" office:value-type="string" office:string-value=":" calcext:value-type="string">
            <text:p>:</text:p>
          </table:table-cell>
          <table:table-cell table:formula="of:=MID([.$A$2];41;1)" office:value-type="string" office:string-value="^" calcext:value-type="string">
            <text:p>^</text:p>
          </table:table-cell>
          <table:table-cell table:formula="of:=FIND([.A50];[.$A$1];1)" office:value-type="float" office:value="7" calcext:value-type="float">
            <text:p>7</text:p>
          </table:table-cell>
          <table:table-cell table:formula="of:=FIND([.B50];[.$A$1];1)" office:value-type="float" office:value="40" calcext:value-type="float">
            <text:p>40</text:p>
          </table:table-cell>
          <table:table-cell table:formula="of:=IF(OR([.$C$3]=&quot;a&quot;;[.$C$3]=&quot;A&quot;);IF(MOD([.C50]+[.D50];[.$I$1])=0;[.$I$1];MOD([.C50]+[.D50];[.$I$1]));[.C50])" office:value-type="float" office:value="47" calcext:value-type="float">
            <text:p>47</text:p>
          </table:table-cell>
          <table:table-cell table:formula="of:=IF(OR([.$C$3]=&quot;A&quot;;[.$C$3]=&quot;a&quot;);MID([.$A$1];[.E50];1);&quot;&quot;)" office:value-type="string" office:string-value="e" calcext:value-type="string">
            <text:p>e</text:p>
          </table:table-cell>
          <table:table-cell table:formula="of:=IF(OR([.$C$3]=&quot;B&quot;;[.$C$3]=&quot;b&quot;);IF(MOD([.E50]-[.D50];[.$I$1])=0;[.$I$1];IF([.E50]&lt;[.D50];IF(AND([.D50]&lt;12;[.E50]=1);([.$I$1]-([.D50]-1));(([.E50]-[.D50]))+[.$I$1]);MOD([.E50]-[.D50];[.$I$1])));&quot;&quot;)">
            <text:p/>
          </table:table-cell>
          <table:table-cell table:formula="of:=IF(OR([.$C$3]=&quot;B&quot;;[.$C$3]=&quot;b&quot;);MID([.$A$1];[.G50];1);&quot;&quot;)">
            <text:p/>
          </table:table-cell>
          <table:table-cell table:number-columns-repeated="1016"/>
        </table:table-row>
        <table:table-row table:style-name="ro1">
          <table:table-cell table:formula="of:=MID([.$A$5];42;1)" office:value-type="string" office:string-value=" " calcext:value-type="string">
            <text:p><text:s/></text:p>
          </table:table-cell>
          <table:table-cell table:formula="of:=MID([.$A$2];42;1)" office:value-type="string" office:string-value="N" calcext:value-type="string">
            <text:p>N</text:p>
          </table:table-cell>
          <table:table-cell table:formula="of:=FIND([.A51];[.$A$1];1)" office:value-type="float" office:value="8" calcext:value-type="float">
            <text:p>8</text:p>
          </table:table-cell>
          <table:table-cell table:formula="of:=FIND([.B51];[.$A$1];1)" office:value-type="float" office:value="26" calcext:value-type="float">
            <text:p>26</text:p>
          </table:table-cell>
          <table:table-cell table:formula="of:=IF(OR([.$C$3]=&quot;a&quot;;[.$C$3]=&quot;A&quot;);IF(MOD([.C51]+[.D51];[.$I$1])=0;[.$I$1];MOD([.C51]+[.D51];[.$I$1]));[.C51])" office:value-type="float" office:value="34" calcext:value-type="float">
            <text:p>34</text:p>
          </table:table-cell>
          <table:table-cell table:formula="of:=IF(OR([.$C$3]=&quot;A&quot;;[.$C$3]=&quot;a&quot;);MID([.$A$1];[.E51];1);&quot;&quot;)" office:value-type="string" office:string-value="X" calcext:value-type="string">
            <text:p>X</text:p>
          </table:table-cell>
          <table:table-cell table:formula="of:=IF(OR([.$C$3]=&quot;B&quot;;[.$C$3]=&quot;b&quot;);IF(MOD([.E51]-[.D51];[.$I$1])=0;[.$I$1];IF([.E51]&lt;[.D51];IF(AND([.D51]&lt;12;[.E51]=1);([.$I$1]-([.D51]-1));(([.E51]-[.D51]))+[.$I$1]);MOD([.E51]-[.D51];[.$I$1])));&quot;&quot;)">
            <text:p/>
          </table:table-cell>
          <table:table-cell table:formula="of:=IF(OR([.$C$3]=&quot;B&quot;;[.$C$3]=&quot;b&quot;);MID([.$A$1];[.G51];1);&quot;&quot;)">
            <text:p/>
          </table:table-cell>
          <table:table-cell table:number-columns-repeated="1016"/>
        </table:table-row>
        <table:table-row table:style-name="ro1">
          <table:table-cell table:formula="of:=MID([.$A$5];43;1)" office:value-type="string" office:string-value="&lt;" calcext:value-type="string">
            <text:p>&lt;</text:p>
          </table:table-cell>
          <table:table-cell table:formula="of:=MID([.$A$2];43;1)" office:value-type="string" office:string-value="1" calcext:value-type="string">
            <text:p>1</text:p>
          </table:table-cell>
          <table:table-cell table:formula="of:=FIND([.A52];[.$A$1];1)" office:value-type="float" office:value="9" calcext:value-type="float">
            <text:p>9</text:p>
          </table:table-cell>
          <table:table-cell table:formula="of:=FIND([.B52];[.$A$1];1)" office:value-type="float" office:value="87" calcext:value-type="float">
            <text:p>87</text:p>
          </table:table-cell>
          <table:table-cell table:formula="of:=IF(OR([.$C$3]=&quot;a&quot;;[.$C$3]=&quot;A&quot;);IF(MOD([.C52]+[.D52];[.$I$1])=0;[.$I$1];MOD([.C52]+[.D52];[.$I$1]));[.C52])" office:value-type="float" office:value="2" calcext:value-type="float">
            <text:p>2</text:p>
          </table:table-cell>
          <table:table-cell table:formula="of:=IF(OR([.$C$3]=&quot;A&quot;;[.$C$3]=&quot;a&quot;);MID([.$A$1];[.E52];1);&quot;&quot;)" office:value-type="string" office:string-value="C" calcext:value-type="string">
            <text:p>C</text:p>
          </table:table-cell>
          <table:table-cell table:formula="of:=IF(OR([.$C$3]=&quot;B&quot;;[.$C$3]=&quot;b&quot;);IF(MOD([.E52]-[.D52];[.$I$1])=0;[.$I$1];IF([.E52]&lt;[.D52];IF(AND([.D52]&lt;12;[.E52]=1);([.$I$1]-([.D52]-1));(([.E52]-[.D52]))+[.$I$1]);MOD([.E52]-[.D52];[.$I$1])));&quot;&quot;)">
            <text:p/>
          </table:table-cell>
          <table:table-cell table:formula="of:=IF(OR([.$C$3]=&quot;B&quot;;[.$C$3]=&quot;b&quot;);MID([.$A$1];[.G52];1);&quot;&quot;)">
            <text:p/>
          </table:table-cell>
          <table:table-cell table:number-columns-repeated="1016"/>
        </table:table-row>
        <table:table-row table:style-name="ro1">
          <table:table-cell table:formula="of:=MID([.$A$5];44;1)" office:value-type="string" office:string-value="=" calcext:value-type="string">
            <text:p>=</text:p>
          </table:table-cell>
          <table:table-cell table:formula="of:=MID([.$A$2];44;1)" office:value-type="string" office:string-value="{" calcext:value-type="string">
            <text:p>{</text:p>
          </table:table-cell>
          <table:table-cell table:formula="of:=FIND([.A53];[.$A$1];1)" office:value-type="float" office:value="10" calcext:value-type="float">
            <text:p>10</text:p>
          </table:table-cell>
          <table:table-cell table:formula="of:=FIND([.B53];[.$A$1];1)" office:value-type="float" office:value="67" calcext:value-type="float">
            <text:p>67</text:p>
          </table:table-cell>
          <table:table-cell table:formula="of:=IF(OR([.$C$3]=&quot;a&quot;;[.$C$3]=&quot;A&quot;);IF(MOD([.C53]+[.D53];[.$I$1])=0;[.$I$1];MOD([.C53]+[.D53];[.$I$1]));[.C53])" office:value-type="float" office:value="77" calcext:value-type="float">
            <text:p>77</text:p>
          </table:table-cell>
          <table:table-cell table:formula="of:=IF(OR([.$C$3]=&quot;A&quot;;[.$C$3]=&quot;a&quot;);MID([.$A$1];[.E53];1);&quot;&quot;)" office:value-type="string" office:string-value="'" calcext:value-type="string">
            <text:p>'</text:p>
          </table:table-cell>
          <table:table-cell table:formula="of:=IF(OR([.$C$3]=&quot;B&quot;;[.$C$3]=&quot;b&quot;);IF(MOD([.E53]-[.D53];[.$I$1])=0;[.$I$1];IF([.E53]&lt;[.D53];IF(AND([.D53]&lt;12;[.E53]=1);([.$I$1]-([.D53]-1));(([.E53]-[.D53]))+[.$I$1]);MOD([.E53]-[.D53];[.$I$1])));&quot;&quot;)">
            <text:p/>
          </table:table-cell>
          <table:table-cell table:formula="of:=IF(OR([.$C$3]=&quot;B&quot;;[.$C$3]=&quot;b&quot;);MID([.$A$1];[.G53];1);&quot;&quot;)">
            <text:p/>
          </table:table-cell>
          <table:table-cell table:number-columns-repeated="1016"/>
        </table:table-row>
        <table:table-row table:style-name="ro1">
          <table:table-cell table:formula="of:=MID([.$A$5];45;1)" office:value-type="string" office:string-value="&gt;" calcext:value-type="string">
            <text:p>&gt;</text:p>
          </table:table-cell>
          <table:table-cell table:formula="of:=MID([.$A$2];45;1)" office:value-type="string" office:string-value="B" calcext:value-type="string">
            <text:p>B</text:p>
          </table:table-cell>
          <table:table-cell table:formula="of:=FIND([.A54];[.$A$1];1)" office:value-type="float" office:value="11" calcext:value-type="float">
            <text:p>11</text:p>
          </table:table-cell>
          <table:table-cell table:formula="of:=FIND([.B54];[.$A$1];1)" office:value-type="float" office:value="15" calcext:value-type="float">
            <text:p>15</text:p>
          </table:table-cell>
          <table:table-cell table:formula="of:=IF(OR([.$C$3]=&quot;a&quot;;[.$C$3]=&quot;A&quot;);IF(MOD([.C54]+[.D54];[.$I$1])=0;[.$I$1];MOD([.C54]+[.D54];[.$I$1]));[.C54])" office:value-type="float" office:value="26" calcext:value-type="float">
            <text:p>26</text:p>
          </table:table-cell>
          <table:table-cell table:formula="of:=IF(OR([.$C$3]=&quot;A&quot;;[.$C$3]=&quot;a&quot;);MID([.$A$1];[.E54];1);&quot;&quot;)" office:value-type="string" office:string-value="N" calcext:value-type="string">
            <text:p>N</text:p>
          </table:table-cell>
          <table:table-cell table:formula="of:=IF(OR([.$C$3]=&quot;B&quot;;[.$C$3]=&quot;b&quot;);IF(MOD([.E54]-[.D54];[.$I$1])=0;[.$I$1];IF([.E54]&lt;[.D54];IF(AND([.D54]&lt;12;[.E54]=1);([.$I$1]-([.D54]-1));(([.E54]-[.D54]))+[.$I$1]);MOD([.E54]-[.D54];[.$I$1])));&quot;&quot;)">
            <text:p/>
          </table:table-cell>
          <table:table-cell table:formula="of:=IF(OR([.$C$3]=&quot;B&quot;;[.$C$3]=&quot;b&quot;);MID([.$A$1];[.G54];1);&quot;&quot;)">
            <text:p/>
          </table:table-cell>
          <table:table-cell table:number-columns-repeated="1016"/>
        </table:table-row>
        <table:table-row table:style-name="ro1">
          <table:table-cell table:formula="of:=MID([.$A$5];46;1)" office:value-type="string" office:string-value="?" calcext:value-type="string">
            <text:p>?</text:p>
          </table:table-cell>
          <table:table-cell table:formula="of:=MID([.$A$2];46;1)" office:value-type="string" office:string-value="`" calcext:value-type="string">
            <text:p>`</text:p>
          </table:table-cell>
          <table:table-cell table:formula="of:=FIND([.A55];[.$A$1];1)" office:value-type="float" office:value="12" calcext:value-type="float">
            <text:p>12</text:p>
          </table:table-cell>
          <table:table-cell table:formula="of:=FIND([.B55];[.$A$1];1)" office:value-type="float" office:value="42" calcext:value-type="float">
            <text:p>42</text:p>
          </table:table-cell>
          <table:table-cell table:formula="of:=IF(OR([.$C$3]=&quot;a&quot;;[.$C$3]=&quot;A&quot;);IF(MOD([.C55]+[.D55];[.$I$1])=0;[.$I$1];MOD([.C55]+[.D55];[.$I$1]));[.C55])" office:value-type="float" office:value="54" calcext:value-type="float">
            <text:p>54</text:p>
          </table:table-cell>
          <table:table-cell table:formula="of:=IF(OR([.$C$3]=&quot;A&quot;;[.$C$3]=&quot;a&quot;);MID([.$A$1];[.E55];1);&quot;&quot;)" office:value-type="string" office:string-value="l" calcext:value-type="string">
            <text:p>l</text:p>
          </table:table-cell>
          <table:table-cell table:formula="of:=IF(OR([.$C$3]=&quot;B&quot;;[.$C$3]=&quot;b&quot;);IF(MOD([.E55]-[.D55];[.$I$1])=0;[.$I$1];IF([.E55]&lt;[.D55];IF(AND([.D55]&lt;12;[.E55]=1);([.$I$1]-([.D55]-1));(([.E55]-[.D55]))+[.$I$1]);MOD([.E55]-[.D55];[.$I$1])));&quot;&quot;)">
            <text:p/>
          </table:table-cell>
          <table:table-cell table:formula="of:=IF(OR([.$C$3]=&quot;B&quot;;[.$C$3]=&quot;b&quot;);MID([.$A$1];[.G55];1);&quot;&quot;)">
            <text:p/>
          </table:table-cell>
          <table:table-cell table:number-columns-repeated="1016"/>
        </table:table-row>
        <table:table-row table:style-name="ro1">
          <table:table-cell table:formula="of:=MID([.$A$5];47;1)" office:value-type="string" office:string-value="@" calcext:value-type="string">
            <text:p>@</text:p>
          </table:table-cell>
          <table:table-cell table:formula="of:=MID([.$A$2];47;1)" office:value-type="string" office:string-value="]" calcext:value-type="string">
            <text:p>]</text:p>
          </table:table-cell>
          <table:table-cell table:formula="of:=FIND([.A56];[.$A$1];1)" office:value-type="float" office:value="13" calcext:value-type="float">
            <text:p>13</text:p>
          </table:table-cell>
          <table:table-cell table:formula="of:=FIND([.B56];[.$A$1];1)" office:value-type="float" office:value="39" calcext:value-type="float">
            <text:p>39</text:p>
          </table:table-cell>
          <table:table-cell table:formula="of:=IF(OR([.$C$3]=&quot;a&quot;;[.$C$3]=&quot;A&quot;);IF(MOD([.C56]+[.D56];[.$I$1])=0;[.$I$1];MOD([.C56]+[.D56];[.$I$1]));[.C56])" office:value-type="float" office:value="52" calcext:value-type="float">
            <text:p>52</text:p>
          </table:table-cell>
          <table:table-cell table:formula="of:=IF(OR([.$C$3]=&quot;A&quot;;[.$C$3]=&quot;a&quot;);MID([.$A$1];[.E56];1);&quot;&quot;)" office:value-type="string" office:string-value="j" calcext:value-type="string">
            <text:p>j</text:p>
          </table:table-cell>
          <table:table-cell table:formula="of:=IF(OR([.$C$3]=&quot;B&quot;;[.$C$3]=&quot;b&quot;);IF(MOD([.E56]-[.D56];[.$I$1])=0;[.$I$1];IF([.E56]&lt;[.D56];IF(AND([.D56]&lt;12;[.E56]=1);([.$I$1]-([.D56]-1));(([.E56]-[.D56]))+[.$I$1]);MOD([.E56]-[.D56];[.$I$1])));&quot;&quot;)">
            <text:p/>
          </table:table-cell>
          <table:table-cell table:formula="of:=IF(OR([.$C$3]=&quot;B&quot;;[.$C$3]=&quot;b&quot;);MID([.$A$1];[.G56];1);&quot;&quot;)">
            <text:p/>
          </table:table-cell>
          <table:table-cell table:number-columns-repeated="1016"/>
        </table:table-row>
        <table:table-row table:style-name="ro1">
          <table:table-cell table:formula="of:=MID([.$A$5];48;1)" office:value-type="string" office:string-value="A" calcext:value-type="string">
            <text:p>A</text:p>
          </table:table-cell>
          <table:table-cell table:formula="of:=MID([.$A$2];48;1)" office:value-type="string" office:string-value="U" calcext:value-type="string">
            <text:p>U</text:p>
          </table:table-cell>
          <table:table-cell table:formula="of:=FIND([.A57];[.$A$1];1)" office:value-type="float" office:value="14" calcext:value-type="float">
            <text:p>14</text:p>
          </table:table-cell>
          <table:table-cell table:formula="of:=FIND([.B57];[.$A$1];1)" office:value-type="float" office:value="31" calcext:value-type="float">
            <text:p>31</text:p>
          </table:table-cell>
          <table:table-cell table:formula="of:=IF(OR([.$C$3]=&quot;a&quot;;[.$C$3]=&quot;A&quot;);IF(MOD([.C57]+[.D57];[.$I$1])=0;[.$I$1];MOD([.C57]+[.D57];[.$I$1]));[.C57])" office:value-type="float" office:value="45" calcext:value-type="float">
            <text:p>45</text:p>
          </table:table-cell>
          <table:table-cell table:formula="of:=IF(OR([.$C$3]=&quot;A&quot;;[.$C$3]=&quot;a&quot;);MID([.$A$1];[.E57];1);&quot;&quot;)" office:value-type="string" office:string-value="c" calcext:value-type="string">
            <text:p>c</text:p>
          </table:table-cell>
          <table:table-cell table:formula="of:=IF(OR([.$C$3]=&quot;B&quot;;[.$C$3]=&quot;b&quot;);IF(MOD([.E57]-[.D57];[.$I$1])=0;[.$I$1];IF([.E57]&lt;[.D57];IF(AND([.D57]&lt;12;[.E57]=1);([.$I$1]-([.D57]-1));(([.E57]-[.D57]))+[.$I$1]);MOD([.E57]-[.D57];[.$I$1])));&quot;&quot;)">
            <text:p/>
          </table:table-cell>
          <table:table-cell table:formula="of:=IF(OR([.$C$3]=&quot;B&quot;;[.$C$3]=&quot;b&quot;);MID([.$A$1];[.G57];1);&quot;&quot;)">
            <text:p/>
          </table:table-cell>
          <table:table-cell table:number-columns-repeated="1016"/>
        </table:table-row>
        <table:table-row table:style-name="ro1">
          <table:table-cell table:formula="of:=MID([.$A$5];49;1)" office:value-type="string" office:string-value="B" calcext:value-type="string">
            <text:p>B</text:p>
          </table:table-cell>
          <table:table-cell table:formula="of:=MID([.$A$2];49;1)" office:value-type="string" office:string-value="S" calcext:value-type="string">
            <text:p>S</text:p>
          </table:table-cell>
          <table:table-cell table:formula="of:=FIND([.A58];[.$A$1];1)" office:value-type="float" office:value="15" calcext:value-type="float">
            <text:p>15</text:p>
          </table:table-cell>
          <table:table-cell table:formula="of:=FIND([.B58];[.$A$1];1)" office:value-type="float" office:value="29" calcext:value-type="float">
            <text:p>29</text:p>
          </table:table-cell>
          <table:table-cell table:formula="of:=IF(OR([.$C$3]=&quot;a&quot;;[.$C$3]=&quot;A&quot;);IF(MOD([.C58]+[.D58];[.$I$1])=0;[.$I$1];MOD([.C58]+[.D58];[.$I$1]));[.C58])" office:value-type="float" office:value="44" calcext:value-type="float">
            <text:p>44</text:p>
          </table:table-cell>
          <table:table-cell table:formula="of:=IF(OR([.$C$3]=&quot;A&quot;;[.$C$3]=&quot;a&quot;);MID([.$A$1];[.E58];1);&quot;&quot;)" office:value-type="string" office:string-value="b" calcext:value-type="string">
            <text:p>b</text:p>
          </table:table-cell>
          <table:table-cell table:formula="of:=IF(OR([.$C$3]=&quot;B&quot;;[.$C$3]=&quot;b&quot;);IF(MOD([.E58]-[.D58];[.$I$1])=0;[.$I$1];IF([.E58]&lt;[.D58];IF(AND([.D58]&lt;12;[.E58]=1);([.$I$1]-([.D58]-1));(([.E58]-[.D58]))+[.$I$1]);MOD([.E58]-[.D58];[.$I$1])));&quot;&quot;)">
            <text:p/>
          </table:table-cell>
          <table:table-cell table:formula="of:=IF(OR([.$C$3]=&quot;B&quot;;[.$C$3]=&quot;b&quot;);MID([.$A$1];[.G58];1);&quot;&quot;)">
            <text:p/>
          </table:table-cell>
          <table:table-cell table:number-columns-repeated="1016"/>
        </table:table-row>
        <table:table-row table:style-name="ro1">
          <table:table-cell table:formula="of:=MID([.$A$5];50;1)" office:value-type="string" office:string-value="D" calcext:value-type="string">
            <text:p>D</text:p>
          </table:table-cell>
          <table:table-cell table:formula="of:=MID([.$A$2];50;1)" office:value-type="string" office:string-value="0" calcext:value-type="string">
            <text:p>0</text:p>
          </table:table-cell>
          <table:table-cell table:formula="of:=FIND([.A59];[.$A$1];1)" office:value-type="float" office:value="16" calcext:value-type="float">
            <text:p>16</text:p>
          </table:table-cell>
          <table:table-cell table:formula="of:=FIND([.B59];[.$A$1];1)" office:value-type="float" office:value="86" calcext:value-type="float">
            <text:p>86</text:p>
          </table:table-cell>
          <table:table-cell table:formula="of:=IF(OR([.$C$3]=&quot;a&quot;;[.$C$3]=&quot;A&quot;);IF(MOD([.C59]+[.D59];[.$I$1])=0;[.$I$1];MOD([.C59]+[.D59];[.$I$1]));[.C59])" office:value-type="float" office:value="8" calcext:value-type="float">
            <text:p>8</text:p>
          </table:table-cell>
          <table:table-cell table:formula="of:=IF(OR([.$C$3]=&quot;A&quot;;[.$C$3]=&quot;a&quot;);MID([.$A$1];[.E59];1);&quot;&quot;)" office:value-type="string" office:string-value=" " calcext:value-type="string">
            <text:p><text:s/></text:p>
          </table:table-cell>
          <table:table-cell table:formula="of:=IF(OR([.$C$3]=&quot;B&quot;;[.$C$3]=&quot;b&quot;);IF(MOD([.E59]-[.D59];[.$I$1])=0;[.$I$1];IF([.E59]&lt;[.D59];IF(AND([.D59]&lt;12;[.E59]=1);([.$I$1]-([.D59]-1));(([.E59]-[.D59]))+[.$I$1]);MOD([.E59]-[.D59];[.$I$1])));&quot;&quot;)">
            <text:p/>
          </table:table-cell>
          <table:table-cell table:formula="of:=IF(OR([.$C$3]=&quot;B&quot;;[.$C$3]=&quot;b&quot;);MID([.$A$1];[.G59];1);&quot;&quot;)">
            <text:p/>
          </table:table-cell>
          <table:table-cell table:number-columns-repeated="1016"/>
        </table:table-row>
        <table:table-row table:style-name="ro1">
          <table:table-cell table:formula="of:=MID([.$A$5];51;1)" office:value-type="string" office:string-value="E" calcext:value-type="string">
            <text:p>E</text:p>
          </table:table-cell>
          <table:table-cell table:formula="of:=MID([.$A$2];51;1)" office:value-type="string" office:string-value="H" calcext:value-type="string">
            <text:p>H</text:p>
          </table:table-cell>
          <table:table-cell table:formula="of:=FIND([.A60];[.$A$1];1)" office:value-type="float" office:value="17" calcext:value-type="float">
            <text:p>17</text:p>
          </table:table-cell>
          <table:table-cell table:formula="of:=FIND([.B60];[.$A$1];1)" office:value-type="float" office:value="20" calcext:value-type="float">
            <text:p>20</text:p>
          </table:table-cell>
          <table:table-cell table:formula="of:=IF(OR([.$C$3]=&quot;a&quot;;[.$C$3]=&quot;A&quot;);IF(MOD([.C60]+[.D60];[.$I$1])=0;[.$I$1];MOD([.C60]+[.D60];[.$I$1]));[.C60])" office:value-type="float" office:value="37" calcext:value-type="float">
            <text:p>37</text:p>
          </table:table-cell>
          <table:table-cell table:formula="of:=IF(OR([.$C$3]=&quot;A&quot;;[.$C$3]=&quot;a&quot;);MID([.$A$1];[.E60];1);&quot;&quot;)" office:value-type="string" office:string-value="[" calcext:value-type="string">
            <text:p>[</text:p>
          </table:table-cell>
          <table:table-cell table:formula="of:=IF(OR([.$C$3]=&quot;B&quot;;[.$C$3]=&quot;b&quot;);IF(MOD([.E60]-[.D60];[.$I$1])=0;[.$I$1];IF([.E60]&lt;[.D60];IF(AND([.D60]&lt;12;[.E60]=1);([.$I$1]-([.D60]-1));(([.E60]-[.D60]))+[.$I$1]);MOD([.E60]-[.D60];[.$I$1])));&quot;&quot;)">
            <text:p/>
          </table:table-cell>
          <table:table-cell table:formula="of:=IF(OR([.$C$3]=&quot;B&quot;;[.$C$3]=&quot;b&quot;);MID([.$A$1];[.G60];1);&quot;&quot;)">
            <text:p/>
          </table:table-cell>
          <table:table-cell table:number-columns-repeated="1016"/>
        </table:table-row>
        <table:table-row table:style-name="ro1">
          <table:table-cell table:formula="of:=MID([.$A$5];52;1)" office:value-type="string" office:string-value="F" calcext:value-type="string">
            <text:p>F</text:p>
          </table:table-cell>
          <table:table-cell table:formula="of:=MID([.$A$2];52;1)" office:value-type="string" office:string-value="^" calcext:value-type="string">
            <text:p>^</text:p>
          </table:table-cell>
          <table:table-cell table:formula="of:=FIND([.A61];[.$A$1];1)" office:value-type="float" office:value="18" calcext:value-type="float">
            <text:p>18</text:p>
          </table:table-cell>
          <table:table-cell table:formula="of:=FIND([.B61];[.$A$1];1)" office:value-type="float" office:value="40" calcext:value-type="float">
            <text:p>40</text:p>
          </table:table-cell>
          <table:table-cell table:formula="of:=IF(OR([.$C$3]=&quot;a&quot;;[.$C$3]=&quot;A&quot;);IF(MOD([.C61]+[.D61];[.$I$1])=0;[.$I$1];MOD([.C61]+[.D61];[.$I$1]));[.C61])" office:value-type="float" office:value="58" calcext:value-type="float">
            <text:p>58</text:p>
          </table:table-cell>
          <table:table-cell table:formula="of:=IF(OR([.$C$3]=&quot;A&quot;;[.$C$3]=&quot;a&quot;);MID([.$A$1];[.E61];1);&quot;&quot;)" office:value-type="string" office:string-value="p" calcext:value-type="string">
            <text:p>p</text:p>
          </table:table-cell>
          <table:table-cell table:formula="of:=IF(OR([.$C$3]=&quot;B&quot;;[.$C$3]=&quot;b&quot;);IF(MOD([.E61]-[.D61];[.$I$1])=0;[.$I$1];IF([.E61]&lt;[.D61];IF(AND([.D61]&lt;12;[.E61]=1);([.$I$1]-([.D61]-1));(([.E61]-[.D61]))+[.$I$1]);MOD([.E61]-[.D61];[.$I$1])));&quot;&quot;)">
            <text:p/>
          </table:table-cell>
          <table:table-cell table:formula="of:=IF(OR([.$C$3]=&quot;B&quot;;[.$C$3]=&quot;b&quot;);MID([.$A$1];[.G61];1);&quot;&quot;)">
            <text:p/>
          </table:table-cell>
          <table:table-cell table:number-columns-repeated="1016"/>
        </table:table-row>
        <table:table-row table:style-name="ro1">
          <table:table-cell table:formula="of:=MID([.$A$5];53;1)" office:value-type="string" office:string-value="G" calcext:value-type="string">
            <text:p>G</text:p>
          </table:table-cell>
          <table:table-cell table:formula="of:=MID([.$A$2];53;1)" office:value-type="string" office:string-value="x" calcext:value-type="string">
            <text:p>x</text:p>
          </table:table-cell>
          <table:table-cell table:formula="of:=FIND([.A62];[.$A$1];1)" office:value-type="float" office:value="19" calcext:value-type="float">
            <text:p>19</text:p>
          </table:table-cell>
          <table:table-cell table:formula="of:=FIND([.B62];[.$A$1];1)" office:value-type="float" office:value="64" calcext:value-type="float">
            <text:p>64</text:p>
          </table:table-cell>
          <table:table-cell table:formula="of:=IF(OR([.$C$3]=&quot;a&quot;;[.$C$3]=&quot;A&quot;);IF(MOD([.C62]+[.D62];[.$I$1])=0;[.$I$1];MOD([.C62]+[.D62];[.$I$1]));[.C62])" office:value-type="float" office:value="83" calcext:value-type="float">
            <text:p>83</text:p>
          </table:table-cell>
          <table:table-cell table:formula="of:=IF(OR([.$C$3]=&quot;A&quot;;[.$C$3]=&quot;a&quot;);MID([.$A$1];[.E62];1);&quot;&quot;)" office:value-type="string" office:string-value="-" calcext:value-type="string">
            <text:p>-</text:p>
          </table:table-cell>
          <table:table-cell table:formula="of:=IF(OR([.$C$3]=&quot;B&quot;;[.$C$3]=&quot;b&quot;);IF(MOD([.E62]-[.D62];[.$I$1])=0;[.$I$1];IF([.E62]&lt;[.D62];IF(AND([.D62]&lt;12;[.E62]=1);([.$I$1]-([.D62]-1));(([.E62]-[.D62]))+[.$I$1]);MOD([.E62]-[.D62];[.$I$1])));&quot;&quot;)">
            <text:p/>
          </table:table-cell>
          <table:table-cell table:formula="of:=IF(OR([.$C$3]=&quot;B&quot;;[.$C$3]=&quot;b&quot;);MID([.$A$1];[.G62];1);&quot;&quot;)">
            <text:p/>
          </table:table-cell>
          <table:table-cell table:number-columns-repeated="1016"/>
        </table:table-row>
        <table:table-row table:style-name="ro1">
          <table:table-cell table:formula="of:=MID([.$A$5];54;1)" office:value-type="string" office:string-value="H" calcext:value-type="string">
            <text:p>H</text:p>
          </table:table-cell>
          <table:table-cell table:formula="of:=MID([.$A$2];54;1)" office:value-type="string" office:string-value="P" calcext:value-type="string">
            <text:p>P</text:p>
          </table:table-cell>
          <table:table-cell table:formula="of:=FIND([.A63];[.$A$1];1)" office:value-type="float" office:value="20" calcext:value-type="float">
            <text:p>20</text:p>
          </table:table-cell>
          <table:table-cell table:formula="of:=FIND([.B63];[.$A$1];1)" office:value-type="float" office:value="1" calcext:value-type="float">
            <text:p>1</text:p>
          </table:table-cell>
          <table:table-cell table:formula="of:=IF(OR([.$C$3]=&quot;a&quot;;[.$C$3]=&quot;A&quot;);IF(MOD([.C63]+[.D63];[.$I$1])=0;[.$I$1];MOD([.C63]+[.D63];[.$I$1]));[.C63])" office:value-type="float" office:value="21" calcext:value-type="float">
            <text:p>21</text:p>
          </table:table-cell>
          <table:table-cell table:formula="of:=IF(OR([.$C$3]=&quot;A&quot;;[.$C$3]=&quot;a&quot;);MID([.$A$1];[.E63];1);&quot;&quot;)" office:value-type="string" office:string-value="I" calcext:value-type="string">
            <text:p>I</text:p>
          </table:table-cell>
          <table:table-cell table:formula="of:=IF(OR([.$C$3]=&quot;B&quot;;[.$C$3]=&quot;b&quot;);IF(MOD([.E63]-[.D63];[.$I$1])=0;[.$I$1];IF([.E63]&lt;[.D63];IF(AND([.D63]&lt;12;[.E63]=1);([.$I$1]-([.D63]-1));(([.E63]-[.D63]))+[.$I$1]);MOD([.E63]-[.D63];[.$I$1])));&quot;&quot;)">
            <text:p/>
          </table:table-cell>
          <table:table-cell table:formula="of:=IF(OR([.$C$3]=&quot;B&quot;;[.$C$3]=&quot;b&quot;);MID([.$A$1];[.G63];1);&quot;&quot;)">
            <text:p/>
          </table:table-cell>
          <table:table-cell table:number-columns-repeated="1016"/>
        </table:table-row>
        <table:table-row table:style-name="ro1">
          <table:table-cell table:formula="of:=MID([.$A$5];55;1)" office:value-type="string" office:string-value="I" calcext:value-type="string">
            <text:p>I</text:p>
          </table:table-cell>
          <table:table-cell table:formula="of:=MID([.$A$2];55;1)" office:value-type="string" office:string-value="w" calcext:value-type="string">
            <text:p>w</text:p>
          </table:table-cell>
          <table:table-cell table:formula="of:=FIND([.A64];[.$A$1];1)" office:value-type="float" office:value="21" calcext:value-type="float">
            <text:p>21</text:p>
          </table:table-cell>
          <table:table-cell table:formula="of:=FIND([.B64];[.$A$1];1)" office:value-type="float" office:value="63" calcext:value-type="float">
            <text:p>63</text:p>
          </table:table-cell>
          <table:table-cell table:formula="of:=IF(OR([.$C$3]=&quot;a&quot;;[.$C$3]=&quot;A&quot;);IF(MOD([.C64]+[.D64];[.$I$1])=0;[.$I$1];MOD([.C64]+[.D64];[.$I$1]));[.C64])" office:value-type="float" office:value="84" calcext:value-type="float">
            <text:p>84</text:p>
          </table:table-cell>
          <table:table-cell table:formula="of:=IF(OR([.$C$3]=&quot;A&quot;;[.$C$3]=&quot;a&quot;);MID([.$A$1];[.E64];1);&quot;&quot;)" office:value-type="string" office:string-value="." calcext:value-type="string">
            <text:p>.</text:p>
          </table:table-cell>
          <table:table-cell table:formula="of:=IF(OR([.$C$3]=&quot;B&quot;;[.$C$3]=&quot;b&quot;);IF(MOD([.E64]-[.D64];[.$I$1])=0;[.$I$1];IF([.E64]&lt;[.D64];IF(AND([.D64]&lt;12;[.E64]=1);([.$I$1]-([.D64]-1));(([.E64]-[.D64]))+[.$I$1]);MOD([.E64]-[.D64];[.$I$1])));&quot;&quot;)">
            <text:p/>
          </table:table-cell>
          <table:table-cell table:formula="of:=IF(OR([.$C$3]=&quot;B&quot;;[.$C$3]=&quot;b&quot;);MID([.$A$1];[.G64];1);&quot;&quot;)">
            <text:p/>
          </table:table-cell>
          <table:table-cell table:number-columns-repeated="1016"/>
        </table:table-row>
        <table:table-row table:style-name="ro1">
          <table:table-cell table:formula="of:=MID([.$A$5];56;1)" office:value-type="string" office:string-value="J" calcext:value-type="string">
            <text:p>J</text:p>
          </table:table-cell>
          <table:table-cell table:formula="of:=MID([.$A$2];56;1)" office:value-type="string" office:string-value="{" calcext:value-type="string">
            <text:p>{</text:p>
          </table:table-cell>
          <table:table-cell table:formula="of:=FIND([.A65];[.$A$1];1)" office:value-type="float" office:value="22" calcext:value-type="float">
            <text:p>22</text:p>
          </table:table-cell>
          <table:table-cell table:formula="of:=FIND([.B65];[.$A$1];1)" office:value-type="float" office:value="67" calcext:value-type="float">
            <text:p>67</text:p>
          </table:table-cell>
          <table:table-cell table:formula="of:=IF(OR([.$C$3]=&quot;a&quot;;[.$C$3]=&quot;A&quot;);IF(MOD([.C65]+[.D65];[.$I$1])=0;[.$I$1];MOD([.C65]+[.D65];[.$I$1]));[.C65])" office:value-type="float" office:value="89" calcext:value-type="float">
            <text:p>89</text:p>
          </table:table-cell>
          <table:table-cell table:formula="of:=IF(OR([.$C$3]=&quot;A&quot;;[.$C$3]=&quot;a&quot;);MID([.$A$1];[.E65];1);&quot;&quot;)" office:value-type="string" office:string-value="3" calcext:value-type="string">
            <text:p>3</text:p>
          </table:table-cell>
          <table:table-cell table:formula="of:=IF(OR([.$C$3]=&quot;B&quot;;[.$C$3]=&quot;b&quot;);IF(MOD([.E65]-[.D65];[.$I$1])=0;[.$I$1];IF([.E65]&lt;[.D65];IF(AND([.D65]&lt;12;[.E65]=1);([.$I$1]-([.D65]-1));(([.E65]-[.D65]))+[.$I$1]);MOD([.E65]-[.D65];[.$I$1])));&quot;&quot;)">
            <text:p/>
          </table:table-cell>
          <table:table-cell table:formula="of:=IF(OR([.$C$3]=&quot;B&quot;;[.$C$3]=&quot;b&quot;);MID([.$A$1];[.G65];1);&quot;&quot;)">
            <text:p/>
          </table:table-cell>
          <table:table-cell table:number-columns-repeated="1016"/>
        </table:table-row>
        <table:table-row table:style-name="ro1">
          <table:table-cell table:formula="of:=MID([.$A$5];57;1)" office:value-type="string" office:string-value="K" calcext:value-type="string">
            <text:p>K</text:p>
          </table:table-cell>
          <table:table-cell table:formula="of:=MID([.$A$2];57;1)" office:value-type="string" office:string-value="e" calcext:value-type="string">
            <text:p>e</text:p>
          </table:table-cell>
          <table:table-cell table:formula="of:=FIND([.A66];[.$A$1];1)" office:value-type="float" office:value="23" calcext:value-type="float">
            <text:p>23</text:p>
          </table:table-cell>
          <table:table-cell table:formula="of:=FIND([.B66];[.$A$1];1)" office:value-type="float" office:value="47" calcext:value-type="float">
            <text:p>47</text:p>
          </table:table-cell>
          <table:table-cell table:formula="of:=IF(OR([.$C$3]=&quot;a&quot;;[.$C$3]=&quot;A&quot;);IF(MOD([.C66]+[.D66];[.$I$1])=0;[.$I$1];MOD([.C66]+[.D66];[.$I$1]));[.C66])" office:value-type="float" office:value="70" calcext:value-type="float">
            <text:p>70</text:p>
          </table:table-cell>
          <table:table-cell table:formula="of:=IF(OR([.$C$3]=&quot;A&quot;;[.$C$3]=&quot;a&quot;);MID([.$A$1];[.E66];1);&quot;&quot;)" office:value-type="string" office:string-value="~" calcext:value-type="string">
            <text:p>~</text:p>
          </table:table-cell>
          <table:table-cell table:formula="of:=IF(OR([.$C$3]=&quot;B&quot;;[.$C$3]=&quot;b&quot;);IF(MOD([.E66]-[.D66];[.$I$1])=0;[.$I$1];IF([.E66]&lt;[.D66];IF(AND([.D66]&lt;12;[.E66]=1);([.$I$1]-([.D66]-1));(([.E66]-[.D66]))+[.$I$1]);MOD([.E66]-[.D66];[.$I$1])));&quot;&quot;)">
            <text:p/>
          </table:table-cell>
          <table:table-cell table:formula="of:=IF(OR([.$C$3]=&quot;B&quot;;[.$C$3]=&quot;b&quot;);MID([.$A$1];[.G66];1);&quot;&quot;)">
            <text:p/>
          </table:table-cell>
          <table:table-cell table:number-columns-repeated="1016"/>
        </table:table-row>
        <table:table-row table:style-name="ro1">
          <table:table-cell table:formula="of:=MID([.$A$5];58;1)" office:value-type="string" office:string-value="L" calcext:value-type="string">
            <text:p>L</text:p>
          </table:table-cell>
          <table:table-cell table:formula="of:=MID([.$A$2];58;1)" office:value-type="string" office:string-value="P" calcext:value-type="string">
            <text:p>P</text:p>
          </table:table-cell>
          <table:table-cell table:formula="of:=FIND([.A67];[.$A$1];1)" office:value-type="float" office:value="24" calcext:value-type="float">
            <text:p>24</text:p>
          </table:table-cell>
          <table:table-cell table:formula="of:=FIND([.B67];[.$A$1];1)" office:value-type="float" office:value="1" calcext:value-type="float">
            <text:p>1</text:p>
          </table:table-cell>
          <table:table-cell table:formula="of:=IF(OR([.$C$3]=&quot;a&quot;;[.$C$3]=&quot;A&quot;);IF(MOD([.C67]+[.D67];[.$I$1])=0;[.$I$1];MOD([.C67]+[.D67];[.$I$1]));[.C67])" office:value-type="float" office:value="25" calcext:value-type="float">
            <text:p>25</text:p>
          </table:table-cell>
          <table:table-cell table:formula="of:=IF(OR([.$C$3]=&quot;A&quot;;[.$C$3]=&quot;a&quot;);MID([.$A$1];[.E67];1);&quot;&quot;)" office:value-type="string" office:string-value="M" calcext:value-type="string">
            <text:p>M</text:p>
          </table:table-cell>
          <table:table-cell table:formula="of:=IF(OR([.$C$3]=&quot;B&quot;;[.$C$3]=&quot;b&quot;);IF(MOD([.E67]-[.D67];[.$I$1])=0;[.$I$1];IF([.E67]&lt;[.D67];IF(AND([.D67]&lt;12;[.E67]=1);([.$I$1]-([.D67]-1));(([.E67]-[.D67]))+[.$I$1]);MOD([.E67]-[.D67];[.$I$1])));&quot;&quot;)">
            <text:p/>
          </table:table-cell>
          <table:table-cell table:formula="of:=IF(OR([.$C$3]=&quot;B&quot;;[.$C$3]=&quot;b&quot;);MID([.$A$1];[.G67];1);&quot;&quot;)">
            <text:p/>
          </table:table-cell>
          <table:table-cell table:number-columns-repeated="1016"/>
        </table:table-row>
        <table:table-row table:style-name="ro1">
          <table:table-cell table:formula="of:=MID([.$A$5];59;1)" office:value-type="string" office:string-value="M" calcext:value-type="string">
            <text:p>M</text:p>
          </table:table-cell>
          <table:table-cell table:formula="of:=MID([.$A$2];59;1)" office:value-type="string" office:string-value="\" calcext:value-type="string">
            <text:p>\</text:p>
          </table:table-cell>
          <table:table-cell table:formula="of:=FIND([.A68];[.$A$1];1)" office:value-type="float" office:value="25" calcext:value-type="float">
            <text:p>25</text:p>
          </table:table-cell>
          <table:table-cell table:formula="of:=FIND([.B68];[.$A$1];1)" office:value-type="float" office:value="38" calcext:value-type="float">
            <text:p>38</text:p>
          </table:table-cell>
          <table:table-cell table:formula="of:=IF(OR([.$C$3]=&quot;a&quot;;[.$C$3]=&quot;A&quot;);IF(MOD([.C68]+[.D68];[.$I$1])=0;[.$I$1];MOD([.C68]+[.D68];[.$I$1]));[.C68])" office:value-type="float" office:value="63" calcext:value-type="float">
            <text:p>63</text:p>
          </table:table-cell>
          <table:table-cell table:formula="of:=IF(OR([.$C$3]=&quot;A&quot;;[.$C$3]=&quot;a&quot;);MID([.$A$1];[.E68];1);&quot;&quot;)" office:value-type="string" office:string-value="w" calcext:value-type="string">
            <text:p>w</text:p>
          </table:table-cell>
          <table:table-cell table:formula="of:=IF(OR([.$C$3]=&quot;B&quot;;[.$C$3]=&quot;b&quot;);IF(MOD([.E68]-[.D68];[.$I$1])=0;[.$I$1];IF([.E68]&lt;[.D68];IF(AND([.D68]&lt;12;[.E68]=1);([.$I$1]-([.D68]-1));(([.E68]-[.D68]))+[.$I$1]);MOD([.E68]-[.D68];[.$I$1])));&quot;&quot;)">
            <text:p/>
          </table:table-cell>
          <table:table-cell table:formula="of:=IF(OR([.$C$3]=&quot;B&quot;;[.$C$3]=&quot;b&quot;);MID([.$A$1];[.G68];1);&quot;&quot;)">
            <text:p/>
          </table:table-cell>
          <table:table-cell table:number-columns-repeated="1016"/>
        </table:table-row>
        <table:table-row table:style-name="ro1">
          <table:table-cell table:formula="of:=MID([.$A$5];60;1)" office:value-type="string" office:string-value="N" calcext:value-type="string">
            <text:p>N</text:p>
          </table:table-cell>
          <table:table-cell table:formula="of:=MID([.$A$2];60;1)" office:value-type="string" office:string-value="0" calcext:value-type="string">
            <text:p>0</text:p>
          </table:table-cell>
          <table:table-cell table:formula="of:=FIND([.A69];[.$A$1];1)" office:value-type="float" office:value="26" calcext:value-type="float">
            <text:p>26</text:p>
          </table:table-cell>
          <table:table-cell table:formula="of:=FIND([.B69];[.$A$1];1)" office:value-type="float" office:value="86" calcext:value-type="float">
            <text:p>86</text:p>
          </table:table-cell>
          <table:table-cell table:formula="of:=IF(OR([.$C$3]=&quot;a&quot;;[.$C$3]=&quot;A&quot;);IF(MOD([.C69]+[.D69];[.$I$1])=0;[.$I$1];MOD([.C69]+[.D69];[.$I$1]));[.C69])" office:value-type="float" office:value="18" calcext:value-type="float">
            <text:p>18</text:p>
          </table:table-cell>
          <table:table-cell table:formula="of:=IF(OR([.$C$3]=&quot;A&quot;;[.$C$3]=&quot;a&quot;);MID([.$A$1];[.E69];1);&quot;&quot;)" office:value-type="string" office:string-value="F" calcext:value-type="string">
            <text:p>F</text:p>
          </table:table-cell>
          <table:table-cell table:formula="of:=IF(OR([.$C$3]=&quot;B&quot;;[.$C$3]=&quot;b&quot;);IF(MOD([.E69]-[.D69];[.$I$1])=0;[.$I$1];IF([.E69]&lt;[.D69];IF(AND([.D69]&lt;12;[.E69]=1);([.$I$1]-([.D69]-1));(([.E69]-[.D69]))+[.$I$1]);MOD([.E69]-[.D69];[.$I$1])));&quot;&quot;)">
            <text:p/>
          </table:table-cell>
          <table:table-cell table:formula="of:=IF(OR([.$C$3]=&quot;B&quot;;[.$C$3]=&quot;b&quot;);MID([.$A$1];[.G69];1);&quot;&quot;)">
            <text:p/>
          </table:table-cell>
          <table:table-cell table:number-columns-repeated="1016"/>
        </table:table-row>
        <table:table-row table:style-name="ro1">
          <table:table-cell table:formula="of:=MID([.$A$5];61;1)" office:value-type="string" office:string-value="O" calcext:value-type="string">
            <text:p>O</text:p>
          </table:table-cell>
          <table:table-cell table:formula="of:=MID([.$A$2];61;1)" office:value-type="string" office:string-value="r" calcext:value-type="string">
            <text:p>r</text:p>
          </table:table-cell>
          <table:table-cell table:formula="of:=FIND([.A70];[.$A$1];1)" office:value-type="float" office:value="27" calcext:value-type="float">
            <text:p>27</text:p>
          </table:table-cell>
          <table:table-cell table:formula="of:=FIND([.B70];[.$A$1];1)" office:value-type="float" office:value="4" calcext:value-type="float">
            <text:p>4</text:p>
          </table:table-cell>
          <table:table-cell table:formula="of:=IF(OR([.$C$3]=&quot;a&quot;;[.$C$3]=&quot;A&quot;);IF(MOD([.C70]+[.D70];[.$I$1])=0;[.$I$1];MOD([.C70]+[.D70];[.$I$1]));[.C70])" office:value-type="float" office:value="31" calcext:value-type="float">
            <text:p>31</text:p>
          </table:table-cell>
          <table:table-cell table:formula="of:=IF(OR([.$C$3]=&quot;A&quot;;[.$C$3]=&quot;a&quot;);MID([.$A$1];[.E70];1);&quot;&quot;)" office:value-type="string" office:string-value="U" calcext:value-type="string">
            <text:p>U</text:p>
          </table:table-cell>
          <table:table-cell table:formula="of:=IF(OR([.$C$3]=&quot;B&quot;;[.$C$3]=&quot;b&quot;);IF(MOD([.E70]-[.D70];[.$I$1])=0;[.$I$1];IF([.E70]&lt;[.D70];IF(AND([.D70]&lt;12;[.E70]=1);([.$I$1]-([.D70]-1));(([.E70]-[.D70]))+[.$I$1]);MOD([.E70]-[.D70];[.$I$1])));&quot;&quot;)">
            <text:p/>
          </table:table-cell>
          <table:table-cell table:formula="of:=IF(OR([.$C$3]=&quot;B&quot;;[.$C$3]=&quot;b&quot;);MID([.$A$1];[.G70];1);&quot;&quot;)">
            <text:p/>
          </table:table-cell>
          <table:table-cell table:number-columns-repeated="1016"/>
        </table:table-row>
        <table:table-row table:style-name="ro1">
          <table:table-cell table:formula="of:=MID([.$A$5];62;1)" office:value-type="string" office:string-value="R" calcext:value-type="string">
            <text:p>R</text:p>
          </table:table-cell>
          <table:table-cell table:formula="of:=MID([.$A$2];62;1)" office:value-type="string" office:string-value="{" calcext:value-type="string">
            <text:p>{</text:p>
          </table:table-cell>
          <table:table-cell table:formula="of:=FIND([.A71];[.$A$1];1)" office:value-type="float" office:value="28" calcext:value-type="float">
            <text:p>28</text:p>
          </table:table-cell>
          <table:table-cell table:formula="of:=FIND([.B71];[.$A$1];1)" office:value-type="float" office:value="67" calcext:value-type="float">
            <text:p>67</text:p>
          </table:table-cell>
          <table:table-cell table:formula="of:=IF(OR([.$C$3]=&quot;a&quot;;[.$C$3]=&quot;A&quot;);IF(MOD([.C71]+[.D71];[.$I$1])=0;[.$I$1];MOD([.C71]+[.D71];[.$I$1]));[.C71])" office:value-type="float" office:value="1" calcext:value-type="float">
            <text:p>1</text:p>
          </table:table-cell>
          <table:table-cell table:formula="of:=IF(OR([.$C$3]=&quot;A&quot;;[.$C$3]=&quot;a&quot;);MID([.$A$1];[.E71];1);&quot;&quot;)" office:value-type="string" office:string-value="P" calcext:value-type="string">
            <text:p>P</text:p>
          </table:table-cell>
          <table:table-cell table:formula="of:=IF(OR([.$C$3]=&quot;B&quot;;[.$C$3]=&quot;b&quot;);IF(MOD([.E71]-[.D71];[.$I$1])=0;[.$I$1];IF([.E71]&lt;[.D71];IF(AND([.D71]&lt;12;[.E71]=1);([.$I$1]-([.D71]-1));(([.E71]-[.D71]))+[.$I$1]);MOD([.E71]-[.D71];[.$I$1])));&quot;&quot;)">
            <text:p/>
          </table:table-cell>
          <table:table-cell table:formula="of:=IF(OR([.$C$3]=&quot;B&quot;;[.$C$3]=&quot;b&quot;);MID([.$A$1];[.G71];1);&quot;&quot;)">
            <text:p/>
          </table:table-cell>
          <table:table-cell table:number-columns-repeated="1016"/>
        </table:table-row>
        <table:table-row table:style-name="ro1">
          <table:table-cell table:formula="of:=MID([.$A$5];63;1)" office:value-type="string" office:string-value="S" calcext:value-type="string">
            <text:p>S</text:p>
          </table:table-cell>
          <table:table-cell table:formula="of:=MID([.$A$2];63;1)" office:value-type="string" office:string-value="_" calcext:value-type="string">
            <text:p>_</text:p>
          </table:table-cell>
          <table:table-cell table:formula="of:=FIND([.A72];[.$A$1];1)" office:value-type="float" office:value="29" calcext:value-type="float">
            <text:p>29</text:p>
          </table:table-cell>
          <table:table-cell table:formula="of:=FIND([.B72];[.$A$1];1)" office:value-type="float" office:value="41" calcext:value-type="float">
            <text:p>41</text:p>
          </table:table-cell>
          <table:table-cell table:formula="of:=IF(OR([.$C$3]=&quot;a&quot;;[.$C$3]=&quot;A&quot;);IF(MOD([.C72]+[.D72];[.$I$1])=0;[.$I$1];MOD([.C72]+[.D72];[.$I$1]));[.C72])" office:value-type="float" office:value="70" calcext:value-type="float">
            <text:p>70</text:p>
          </table:table-cell>
          <table:table-cell table:formula="of:=IF(OR([.$C$3]=&quot;A&quot;;[.$C$3]=&quot;a&quot;);MID([.$A$1];[.E72];1);&quot;&quot;)" office:value-type="string" office:string-value="~" calcext:value-type="string">
            <text:p>~</text:p>
          </table:table-cell>
          <table:table-cell table:formula="of:=IF(OR([.$C$3]=&quot;B&quot;;[.$C$3]=&quot;b&quot;);IF(MOD([.E72]-[.D72];[.$I$1])=0;[.$I$1];IF([.E72]&lt;[.D72];IF(AND([.D72]&lt;12;[.E72]=1);([.$I$1]-([.D72]-1));(([.E72]-[.D72]))+[.$I$1]);MOD([.E72]-[.D72];[.$I$1])));&quot;&quot;)">
            <text:p/>
          </table:table-cell>
          <table:table-cell table:formula="of:=IF(OR([.$C$3]=&quot;B&quot;;[.$C$3]=&quot;b&quot;);MID([.$A$1];[.G72];1);&quot;&quot;)">
            <text:p/>
          </table:table-cell>
          <table:table-cell table:number-columns-repeated="1016"/>
        </table:table-row>
        <table:table-row table:style-name="ro1">
          <table:table-cell table:formula="of:=MID([.$A$5];64;1)" office:value-type="string" office:string-value="T" calcext:value-type="string">
            <text:p>T</text:p>
          </table:table-cell>
          <table:table-cell table:formula="of:=MID([.$A$2];64;1)" office:value-type="string" office:string-value="?" calcext:value-type="string">
            <text:p>?</text:p>
          </table:table-cell>
          <table:table-cell table:formula="of:=FIND([.A73];[.$A$1];1)" office:value-type="float" office:value="30" calcext:value-type="float">
            <text:p>30</text:p>
          </table:table-cell>
          <table:table-cell table:formula="of:=FIND([.B73];[.$A$1];1)" office:value-type="float" office:value="12" calcext:value-type="float">
            <text:p>12</text:p>
          </table:table-cell>
          <table:table-cell table:formula="of:=IF(OR([.$C$3]=&quot;a&quot;;[.$C$3]=&quot;A&quot;);IF(MOD([.C73]+[.D73];[.$I$1])=0;[.$I$1];MOD([.C73]+[.D73];[.$I$1]));[.C73])" office:value-type="float" office:value="42" calcext:value-type="float">
            <text:p>42</text:p>
          </table:table-cell>
          <table:table-cell table:formula="of:=IF(OR([.$C$3]=&quot;A&quot;;[.$C$3]=&quot;a&quot;);MID([.$A$1];[.E73];1);&quot;&quot;)" office:value-type="string" office:string-value="`" calcext:value-type="string">
            <text:p>`</text:p>
          </table:table-cell>
          <table:table-cell table:formula="of:=IF(OR([.$C$3]=&quot;B&quot;;[.$C$3]=&quot;b&quot;);IF(MOD([.E73]-[.D73];[.$I$1])=0;[.$I$1];IF([.E73]&lt;[.D73];IF(AND([.D73]&lt;12;[.E73]=1);([.$I$1]-([.D73]-1));(([.E73]-[.D73]))+[.$I$1]);MOD([.E73]-[.D73];[.$I$1])));&quot;&quot;)">
            <text:p/>
          </table:table-cell>
          <table:table-cell table:formula="of:=IF(OR([.$C$3]=&quot;B&quot;;[.$C$3]=&quot;b&quot;);MID([.$A$1];[.G73];1);&quot;&quot;)">
            <text:p/>
          </table:table-cell>
          <table:table-cell table:number-columns-repeated="1016"/>
        </table:table-row>
        <table:table-row table:style-name="ro1" table:number-rows-repeated="4">
          <table:table-cell table:style-name="ce71"/>
          <table:table-cell table:style-name="ce17" table:number-columns-repeated="7"/>
          <table:table-cell table:number-columns-repeated="1016"/>
        </table:table-row>
        <table:table-row table:style-name="ro1" table:number-rows-repeated="2">
          <table:table-cell table:style-name="ce72"/>
          <table:table-cell table:style-name="ce17" table:number-columns-repeated="7"/>
          <table:table-cell table:number-columns-repeated="1016"/>
        </table:table-row>
        <table:table-row table:style-name="ro1">
          <table:table-cell table:style-name="ce11" office:value-type="string" calcext:value-type="string">
            <text:p>nth, younger brother, begin, search, it, most, husband, really, walk.</text:p>
          </table:table-cell>
          <table:table-cell table:style-name="ce11" office:value-type="string" calcext:value-type="string" table:number-columns-spanned="7" table:number-rows-spanned="1">
            <text:p>biFKEozawA&amp;g( 3A+#uxGGt@{ue c/\("Jog7'I&lt;K@sU_&lt;#&gt;pRS^}7g%S?\tsCc$</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text:s/>can/may, color, white, slow, surname, outside.</text:p>
          </table:table-cell>
          <table:table-cell table:style-name="ce11" office:value-type="string" calcext:value-type="string" table:number-columns-spanned="7" table:number-rows-spanned="1">
            <text:p>1[,Gzy&amp;&gt;bZ*uR,EJai~frR)?[FPiT?&amp;7+\)NftMo,K/a_eCx+[T=:1U+xej%"YZz</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have not, and, year, money, is, speak, have, unworthy, not, this</text:p>
          </table:table-cell>
          <table:table-cell table:style-name="ce11" office:value-type="string" calcext:value-type="string" table:number-columns-spanned="7" table:number-rows-spanned="1">
            <text:p>rH}]C^VT&gt;N@"^77g"w"S./e6VY&lt;=A.?h&gt;4IZsSt5SjEX}oGQjL~OtZcfBK]RSY6$</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origin, eight, father, love, can, greatest, minute, that, arrive</text:p>
          </table:table-cell>
          <table:table-cell table:style-name="ce11" office:value-type="string" calcext:value-type="string" table:number-columns-spanned="7" table:number-rows-spanned="1">
            <text:p>7[g]1N&amp;{Nr9X)70,WE^+vF"[8)QuQ)8j^t,|ol=!(*[tfA&amp;X-DVp5P}}3q55W,jW</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see, friend, phone call, student, ?, TV, like, daughter, think,</text:p>
          </table:table-cell>
          <table:table-cell table:style-name="ce11" office:value-type="string" calcext:value-type="string" table:number-columns-spanned="7" table:number-rows-spanned="1">
            <text:p>_%l\7@/A'~j0&gt;@FAY]mnMZ]d==vO#Pu\wDsqBSERm|l5oRln]R7/SM_.=lZkw58#</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these, dish, call, thankyou, now, a drop, eat, ? Particle, docto</text:p>
          </table:table-cell>
          <table:table-cell table:style-name="ce11" office:value-type="string" calcext:value-type="string" table:number-columns-spanned="7" table:number-rows-spanned="1">
            <text:p>,yFqDbkYU6nD@r]!gZ}Ceww^7TnZ9Y1gIYqx ^%"l_,XVe|?=dzFeb().\o!)bQ[</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chinese language, sleep, rice, cat, thing, airplane, tomorrow, a</text:p>
          </table:table-cell>
          <table:table-cell table:style-name="ce11" office:value-type="string" calcext:value-type="string" table:number-columns-spanned="7" table:number-rows-spanned="1">
            <text:p>pv&lt;($b}x =TuBO`F CIGZNtppdhG^pt,VjyFU|P8D/@D^$-eKOjeGm&amp;MDN&amp; hPV6</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hi, young lady, amount, of, some, to sit, not matter, cup, write</text:p>
          </table:table-cell>
          <table:table-cell table:style-name="ce11" office:value-type="string" calcext:value-type="string" table:number-columns-spanned="7" table:number-rows-spanned="1">
            <text:p>7q%PNw'O}RRzT )OCNo7(Vt1XdS&lt;o5XW*B}UrU|{,XpF^*l|.?ZrJG_9U(uIv/3x</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to dwell, weather, chunk, small, modal particle, you're welcome,</text:p>
          </table:table-cell>
          <table:table-cell table:style-name="ce11" office:value-type="string" calcext:value-type="string" table:number-columns-spanned="7" table:number-rows-spanned="1">
            <text:p>YVhW4\&gt;%O}#}loAPW!MkF'xVE,!{tmnYm)yDET"SL&gt;Wf8&amp;aTID)V(hpWpHd)C)N*</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table, seven, which, clothes, zero, train station, ahead, at, he</text:p>
          </table:table-cell>
          <table:table-cell table:style-name="ce11" office:value-type="string" calcext:value-type="string" table:number-columns-spanned="7" table:number-rows-spanned="1">
            <text:p>[C%{W~SD#={)"fh_F0c&gt;`a7Djp?.2_69'msa\z}r@}rzS@I+9Oyi&lt;Z&lt;&gt;A6$/e[Rq</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coffee, structural particle, mistake, but, you (polite), bicycle</text:p>
          </table:table-cell>
          <table:table-cell table:style-name="ce11" office:value-type="string" calcext:value-type="string" table:number-columns-spanned="7" table:number-rows-spanned="1">
            <text:p>-M|@z:}PrYNA&gt;n&gt;JpFC*TE&lt;BLkTrZpA2 knK4&lt;?4B[OUS4M$,KL!&gt;UHcE~X)SeZd</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tasty, happy, last year, ask, airport, play basketball, for/to,</text:p>
          </table:table-cell>
          <table:table-cell table:style-name="ce11" office:value-type="string" calcext:value-type="string" table:number-columns-spanned="7" table:number-rows-spanned="1">
            <text:p>Si]+FaqrVU_&lt;'~vwmrbv{H5JDH6+QC(^c/+x3*UIz`9N36bKeQB?$w?NG3s5p.cC</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unusual, door, play football, immediately, black, high, length,</text:p>
          </table:table-cell>
          <table:table-cell table:style-name="ce11" office:value-type="string" calcext:value-type="string" table:number-columns-spanned="7" table:number-rows-spanned="1">
            <text:p>.R#D5txnD 7S5n~oXztQvt7&lt;mozwvlq^_qiv+:|ot7/OlD^Ng.Tr]uky.(SO/4IC</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to go out, man, busy, two, opinion, room, classroom, cloudy, com</text:p>
          </table:table-cell>
          <table:table-cell table:style-name="ce11" office:value-type="string" calcext:value-type="string" table:number-columns-spanned="7" table:number-rows-spanned="1">
            <text:p>\_!=r&lt;3GNZqBP,|pU2Zbe0*)&amp;dzGKy7 sN=Hg9VvRPoQb&amp;_] }VR3]ORK^0`lCv8</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quick, enter, leave, fine weather, walk quickly, expensive, wris</text:p>
          </table:table-cell>
          <table:table-cell table:style-name="ce11" office:value-type="string" calcext:value-type="string" table:number-columns-spanned="7" table:number-rows-spanned="1">
            <text:p>}6Yj'^b5ynK7q3Ve#%+4jm&gt;3Ah7M%5pZI&lt;kTO*}_DGhq].[{Rs-0waw@K!z/tv(?</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new, dance, campaign, everyone, also, ba, wish, sing, pass time,</text:p>
          </table:table-cell>
          <table:table-cell table:style-name="ce11" office:value-type="string" calcext:value-type="string" table:number-columns-spanned="7" table:number-rows-spanned="1">
            <text:p><text:s/>C]|?%65RXUJhrwFf(9y6Z$0~Rj/H+~6m2m?:CHv2Cl V|1wYZn9B}CD=$Ke~[yT</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together, waiter, exam, again, first, boat, child, toy, await, d</text:p>
          </table:table-cell>
          <table:table-cell table:style-name="ce11" office:value-type="string" calcext:value-type="string" table:number-columns-spanned="7" table:number-rows-spanned="1">
            <text:p>,p*xb@&gt;VM3lbT/B~]T$10LG~ihsNm&gt;ZtW+7i_e}[+9IPhf!o*sd&gt;BS~PiTcz6Sn{</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side, birthday, prepare, younger sister, so, mutton, day of a mo</text:p>
          </table:table-cell>
          <table:table-cell table:style-name="ce11" office:value-type="string" calcext:value-type="string" table:number-columns-spanned="7" table:number-rows-spanned="1">
            <text:p>$loQ#]x\|r_(%J$7oq:&amp;?M]{Mb6w[[LsAm#/JVUl."*'"C$LF)9jWIUIM~^^.u?W</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e, all, son, read, there.</text:p>
          </table:table-cell>
          <table:table-cell table:style-name="ce11" office:value-type="string" calcext:value-type="string" table:number-columns-spanned="7" table:number-rows-spanned="1">
            <text:p>S8fmgSlu#X!86W,%(Eh:%M}KEk\F!FE&amp;c,y!da_speV/6zxIs9o~MWOwBrn5j8By</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 where, how, buy, quite, afternoon, open, start.</text:p>
          </table:table-cell>
          <table:table-cell table:style-name="ce11" office:value-type="string" calcext:value-type="string" table:number-columns-spanned="7" table:number-rows-spanned="1">
            <text:p>kOsb/-"xu?K&gt;m%se&amp;\U:_&lt;XB7bZ@MB8r)30IG{y#+.B6s|OuL1Oa|i8(o0GwCPoV</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 good, classmate, morning, five, noon.</text:p>
          </table:table-cell>
          <table:table-cell table:style-name="ce11" office:value-type="string" calcext:value-type="string" table:number-columns-spanned="7" table:number-rows-spanned="1">
            <text:p>,lR+&gt;_!Nz@6MFz*s&lt;_pA9|?g3LQ+_gBG"B9y/B&amp;a`SM#0@e`_w]k,t&gt;Az%_:Y/z@</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 tea, cold, learn, who, film, nine.</text:p>
          </table:table-cell>
          <table:table-cell table:style-name="ce11" office:value-type="string" calcext:value-type="string" table:number-columns-spanned="7" table:number-rows-spanned="1">
            <text:p>-C,qd"gC BjoxK\aHm%,0bF)w$gkb)!!yx`YURMdcV3)[j=cbr_n$qEiz7a?Z2zh</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yesterday, know, down, name, taxi, do.</text:p>
          </table:table-cell>
          <table:table-cell table:style-name="ce11" office:value-type="string" calcext:value-type="string" table:number-columns-spanned="7" table:number-rows-spanned="1">
            <text:p>jB_4)6^@$(+0!zW`AQ3S"W+&gt;1 z_zdy^Re#@0GFbaTw%1=ga`8Yl,K&gt;A}3Z&lt;U.}d</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r, Beijing, many, ask, water, interior, rain.</text:p>
          </table:table-cell>
          <table:table-cell table:style-name="ce11" office:value-type="string" calcext:value-type="string" table:number-columns-spanned="7" table:number-rows-spanned="1">
            <text:p>$9+fs(X-sVVXjV+?`p%+3JvL-T=lFn2J&lt;Q=c,IC`Xs*&lt;#a_XW6Oe#f%+q1RLH5qZ</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pple, two, go back, moon, able to, years of age, mister, you.</text:p>
          </table:table-cell>
          <table:table-cell table:style-name="ce11" office:value-type="string" calcext:value-type="string" table:number-columns-spanned="7" table:number-rows-spanned="1">
            <text:p>wr=\FK1)ci5/*R5HUR[=MNYSb(XGGH\,rx*aB,[Gy0rig83Rk{OE|dPx"x:GF|aG</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 man, few, drink, restaurant, letter, length of time, to go.</text:p>
          </table:table-cell>
          <table:table-cell table:style-name="ce11" office:value-type="string" calcext:value-type="string" table:number-columns-spanned="7" table:number-rows-spanned="1">
            <text:p>P00~VVAa!&gt;70uk|")46)j|xh8?~~t2}iX}nv-p#@][1}08@~C2otwNS}n$\9t|aF</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text:s/>three, heat up, big, mother, day, computer, what, how, week, happy.</text:p>
          </table:table-cell>
          <table:table-cell table:style-name="ce11" office:value-type="string" calcext:value-type="string" table:number-columns-spanned="7" table:number-rows-spanned="1">
            <text:p>,=d2,mCH[mI=OAup0Fafh#UOLE]%d'~[Dy%L82isEi?y&lt;IQfQ._9YwtfNe8s8f:~</text:p>
          </table:table-cell>
          <table:covered-table-cell table:number-columns-repeated="2"/>
          <table:covered-table-cell table:number-columns-repeated="4" table:style-name="Default"/>
          <table:table-cell table:number-columns-repeated="1016"/>
        </table:table-row>
        <table:table-row table:style-name="ro1">
          <table:table-cell table:style-name="ce11" office:value-type="string" calcext:value-type="string">
            <text:p>, listen, ten, bathe, one hundred.</text:p>
          </table:table-cell>
          <table:table-cell table:style-name="ce11" office:value-type="string" calcext:value-type="string" table:number-columns-spanned="7" table:number-rows-spanned="1">
            <text:p>g`_W+jPjs7S+t(\=GM4#_sMF8sVt&gt; @U+omyWTJfeXC'Nljcb [p-I.3~MwFUP~`</text:p>
          </table:table-cell>
          <table:covered-table-cell table:number-columns-repeated="2"/>
          <table:covered-table-cell table:number-columns-repeated="4" table:style-name="Default"/>
          <table:table-cell table:number-columns-repeated="1016"/>
        </table:table-row>
        <table:table-row table:style-name="ro1" table:number-rows-repeated="10">
          <table:table-cell table:style-name="ce11" table:number-columns-repeated="2"/>
          <table:table-cell table:number-columns-repeated="2"/>
          <table:table-cell table:style-name="Default" table:number-columns-repeated="4"/>
          <table:table-cell table:number-columns-repeated="1016"/>
        </table:table-row>
        <table:table-row table:style-name="ro1" table:number-rows-repeated="2">
          <table:table-cell table:style-name="ce11" table:number-columns-repeated="2"/>
          <table:table-cell table:number-columns-repeated="2"/>
          <table:table-cell table:style-name="Default" table:number-columns-repeated="4"/>
          <table:table-cell table:number-columns-repeated="1016"/>
        </table:table-row>
        <table:table-row table:style-name="ro1">
          <table:table-cell table:style-name="ce11" table:number-columns-repeated="2"/>
          <table:table-cell table:number-columns-repeated="2"/>
          <table:table-cell table:style-name="Default" table:number-columns-repeated="4"/>
          <table:table-cell table:number-columns-repeated="1016"/>
        </table:table-row>
      </table:table>
      <table:table table:name="INSRUCTIONS" table:style-name="ta1" table:protected="true">
        <loext:table-protection loext:select-protected-cells="true" loext:select-unprotected-cells="true"/>
        <table:table-column table:style-name="co37" table:default-cell-style-name="Default"/>
        <table:table-column table:style-name="co38" table:default-cell-style-name="ce28"/>
        <table:table-column table:style-name="co11" table:default-cell-style-name="Default"/>
        <table:table-column table:style-name="co11" table:default-cell-style-name="ce28"/>
        <table:table-column table:style-name="co11" table:number-columns-repeated="1020" table:default-cell-style-name="Default"/>
        <table:table-row table:style-name="ro1">
          <table:table-cell table:style-name="ce32" office:value-type="string" calcext:value-type="string">
            <text:p>ONE WORD PAD INSTRUCTIONS Click A2</text:p>
          </table:table-cell>
          <table:table-cell table:style-name="Default"/>
          <table:table-cell/>
          <table:table-cell table:style-name="Default"/>
          <table:table-cell table:number-columns-repeated="1020"/>
        </table:table-row>
        <table:table-row table:style-name="ro2">
          <table:table-cell table:style-name="ce92" office:value-type="string" calcext:value-type="string">
            <text:p>Enter text upto sixteen characters in Sheet1 cell B2. Enter values 1 to 99 into cells E2 to H2, No zeroes and no same values. Goto the Encrypt sheet and enter upto sixteen characters to encrypt into cell B2. Thats it :-) <text:s/>Cell C2 contains the encryption. To decrypt text goto the Decrypt sheet and enter text to be decrypted in cell B2. Cell C2 displays the decryption. Cell D2 shows the original encryption. You can carry on entering text to encrypt in sixteen character batches. Also try changing the values to add further encryption. <text:s/>In the Multi_Encrypt_64 Sheet, cell A2 contains the scrambled character set. Cell A3 is the <text:s/>one time pad created from the word and values entered in Sheet one. <text:s text:c="141"/>UPDATE: OWP now has a Multi-Encrypt_64 Sheet. 27 lines of 64 characters. Each line has its own generated character set. A total of 1728 characters can be encrypted. Entry of 64 character lines starts at A80. The copied Encryptions at B80. The list of 27 generated character sets starts in J10. Cell C3 switches between messages starting at A80 <text:s/>and copied into A3 when C3 is an ‘a’ or A’ and the encryptions starting at B80 when C3 is ‘b’ or ‘B’. Click on C3 to change it to either an ‘A’ or ‘B’. The line number is in D3, (both have background color red). The generated character set used for each line of encryption and decryption is changed by changing the value in G1 (background color red). <text:s/>Example: to encrypt a line of text in cell A85 set cell C3 to A and D3 to 85. Set G1 to 15 that is line 5 in the permutated character set list. Cell F3 shows the encryption and cell F4 the decryption when <text:s/>decrypting. Right click and copy cell F3 then select were to paste by right click - Paste Special – Unformatted text – Text on the cell to be copied to. Note: the encryptions are not copied from lines B80, they are generated as the message line in A3 changes.</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office:value-type="string" calcext:value-type="string" table:number-columns-spanned="1" table:number-rows-spanned="4">
            <text:p>Each time a new word is entered into <text:s/>Sheet1 cell B2 or a new X value is entered into Sheet1 cells E1 to H1, OWP will update and the character set permutations automatically placed into J10 down to J37 in the Multi Encrypt sheet.</text:p>
          </table:table-cell>
          <table:table-cell table:style-name="Default"/>
          <table:table-cell/>
          <table:table-cell table:style-name="Default"/>
          <table:table-cell table:number-columns-repeated="1020"/>
        </table:table-row>
        <table:table-row table:style-name="ro1">
          <table:covered-table-cell/>
          <table:table-cell table:style-name="Default"/>
          <table:table-cell/>
          <table:table-cell table:style-name="Default"/>
          <table:table-cell table:number-columns-repeated="1020"/>
        </table:table-row>
        <table:table-row table:style-name="ro1">
          <table:covered-table-cell/>
          <table:table-cell table:style-name="Default"/>
          <table:table-cell/>
          <table:table-cell table:style-name="Default"/>
          <table:table-cell table:number-columns-repeated="1020"/>
        </table:table-row>
        <table:table-row table:style-name="ro1">
          <table:covered-table-cell/>
          <table:table-cell table:style-name="Default"/>
          <table:table-cell/>
          <table:table-cell table:style-name="Default"/>
          <table:table-cell table:number-columns-repeated="1020"/>
        </table:table-row>
        <table:table-row table:style-name="ro1">
          <table:table-cell table:style-name="ce30" table:number-columns-repeated="1024"/>
        </table:table-row>
        <table:table-row table:style-name="ro1">
          <table:table-cell table:style-name="ce94"/>
          <table:table-cell table:style-name="Default"/>
          <table:table-cell/>
          <table:table-cell table:style-name="Default"/>
          <table:table-cell table:number-columns-repeated="1020"/>
        </table:table-row>
        <table:table-row table:style-name="ro1" table:number-rows-repeated="12">
          <table:table-cell table:number-columns-repeated="1024"/>
        </table:table-row>
        <table:table-row table:style-name="ro1">
          <table:table-cell table:style-name="ce28"/>
          <table:table-cell table:number-columns-repeated="1023"/>
        </table:table-row>
        <table:table-row table:style-name="ro1">
          <table:table-cell table:number-columns-repeated="1024"/>
        </table:table-row>
        <table:table-row table:style-name="ro1" table:number-rows-repeated="25">
          <table:table-cell table:style-name="ce28"/>
          <table:table-cell table:number-columns-repeated="1023"/>
        </table:table-row>
        <table:table-row table:style-name="ro1" table:number-rows-repeated="14">
          <table:table-cell table:number-columns-repeated="1024"/>
        </table:table-row>
        <table:table-row table:style-name="ro1">
          <table:table-cell table:number-columns-repeated="1024"/>
        </table:table-row>
      </table:table>
      <table:table table:name="Copy_Info" table:style-name="ta1" table:protected="true">
        <loext:table-protection loext:select-protected-cells="true" loext:select-unprotected-cell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39" table:default-cell-style-name="Default"/>
        <table:table-column table:style-name="co40" table:default-cell-style-name="Default"/>
        <table:table-column table:style-name="co41" table:default-cell-style-name="Default"/>
        <table:table-row table:style-name="ro1">
          <table:table-cell table:style-name="ce32" table:formula="of:=COM.MICROSOFT.CONCAT([Multi_Encrypt_64.C3];[Multi_Encrypt_64.D3];&quot;  A or a is Message,  B or b is Encrypted.&quot;)" office:value-type="string" office:string-value="a107  A or a is Message,  B or b is Encrypted." calcext:value-type="string">
            <text:p>a107 <text:s/>A or a is Message, <text:s/>B or b is Encrypted.</text:p>
          </table:table-cell>
          <table:table-cell table:style-name="ce32" table:formula="of:=COM.MICROSOFT.CONCAT(&quot;J&quot;;[Multi_Encrypt_64.G1];&quot; Generated Character Set used to Encrypt.&quot;)" office:value-type="string" office:string-value="J37 Generated Character Set used to Encrypt." calcext:value-type="string">
            <text:p>J37 Generated Character Set used to Encrypt.</text:p>
          </table:table-cell>
          <table:table-cell table:style-name="ce32" table:formula="of:=COM.MICROSOFT.CONCAT(&quot;Sheet1 B2 = &quot;;[Sheet1.B2];&quot;  x1=&quot;;[Sheet1.E2];&quot; x2=&quot;;[Sheet1.F2];&quot; x3=&quot;;[Sheet1.G2];&quot; x4=&quot;;[Sheet1.H2])" office:value-type="string" office:string-value="Sheet1 B2 = A Beautiful Mind  x1=24 x2=11 x3=60 x4=57" calcext:value-type="string">
            <text:p>Sheet1 B2 = A Beautiful Mind <text:s/>x1=24 x2=11 x3=60 x4=57</text:p>
          </table:table-cell>
        </table:table-row>
        <table:table-row table:style-name="ro1">
          <table:table-cell table:style-name="ce32" office:value-type="string" calcext:value-type="string">
            <text:p>Multi_Encrypt_64 <text:s/>Cell A3 Message or Encrypted.</text:p>
          </table:table-cell>
          <table:table-cell table:style-name="ce32" office:value-type="string" calcext:value-type="string">
            <text:p>Multi_Encrypt_64 <text:s/>Cell F3 Encryption copied into B3 and <text:s/>Cell F4 Decryption into B4 </text:p>
          </table:table-cell>
          <table:table-cell table:style-name="ce32"/>
        </table:table-row>
        <table:table-row table:style-name="ro1">
          <table:table-cell table:style-name="ce28" table:formula="of:=[Multi_Encrypt_64.A3]" office:value-type="string" office:string-value=", listen, ten, bathe, one hundred." calcext:value-type="string">
            <text:p>, listen, ten, bathe, one hundred.</text:p>
          </table:table-cell>
          <table:table-cell table:formula="of:=[Multi_Encrypt_64.F3]" office:value-type="string" office:string-value="g`_W+jPjs7S+t(\=GM4#_sMF8sVt&gt; @U+omyWTJfeXC'Nljcb [p-I.3~MwFUP~`" calcext:value-type="string">
            <text:p>g`_W+jPjs7S+t(\=GM4#_sMF8sVt&gt; @U+omyWTJfeXC'Nljcb [p-I.3~MwFUP~`</text:p>
          </table:table-cell>
          <table:table-cell/>
        </table:table-row>
        <table:table-row table:style-name="ro1">
          <table:table-cell/>
          <table:table-cell table:formula="of:=[Multi_Encrypt_64.F4]">
            <text:p/>
          </table:table-cell>
          <table:table-cell/>
        </table:table-row>
        <table:table-row table:style-name="ro3">
          <table:table-cell/>
          <table:table-cell table:style-name="ce106"/>
          <table:table-cell/>
        </table:table-row>
        <table:table-row table:style-name="ro1" table:number-rows-repeated="2">
          <table:table-cell table:number-columns-repeated="3"/>
        </table:table-row>
        <table:table-row table:style-name="ro1">
          <table:table-cell table:style-name="ce32" office:value-type="string" calcext:value-type="string">
            <text:p>THE MESSAGES TO ENCRYPT. <text:s/>Each line <text:s/>64 characters.</text:p>
          </table:table-cell>
          <table:table-cell table:style-name="ce32" office:value-type="string" calcext:value-type="string">
            <text:p>&lt;&lt;&lt; ---- THE MESSAGES ENCRYPTED USING CHARACTER SET --- &gt;&gt;&gt;</text:p>
          </table:table-cell>
          <table:table-cell table:style-name="ce32" office:value-type="string" calcext:value-type="string">
            <text:p>THE OWP GENERATED CHARACTER SETS Copied from Multi_Encrypt_64 J10 to J37</text:p>
          </table:table-cell>
        </table:table-row>
        <table:table-row table:style-name="ro1">
          <table:table-cell table:number-columns-repeated="3"/>
        </table:table-row>
        <table:table-row table:style-name="ro1">
          <table:table-cell table:formula="of:=[Multi_Encrypt_64.A80]" office:value-type="string" office:string-value="nth, younger brother, begin, search, it, most, husband, really, walk." calcext:value-type="string">
            <text:p>nth, younger brother, begin, search, it, most, husband, really, walk.</text:p>
          </table:table-cell>
          <table:table-cell table:formula="of:=[Multi_Encrypt_64.B80]" office:value-type="string" office:string-value="biFKEozawA&amp;g( 3A+#uxGGt@{ue c/\(&quot;Jog7'I&lt;K@sU_&lt;#&gt;pRS^}7g%S?\tsCc$" calcext:value-type="string">
            <text:p>biFKEozawA&amp;g( 3A+#uxGGt@{ue c/\("Jog7'I&lt;K@sU_&lt;#&gt;pRS^}7g%S?\tsCc$</text:p>
          </table:table-cell>
          <table:table-cell table:formula="of:=[Multi_Encrypt_64.J10]" office:value-type="string" office:string-value="-_*l+,DcW\Y]^b@d=hmIjoFv}O'P$Zi./012[tew34678g%Uxp(ur9: sB`)~f&amp;&quot;&lt;&gt;?#KnkqMC5EGHAV|Tyz{!XLQNRSJa" calcext:value-type="string">
            <text:p>-_*l+,DcW\Y]^b@d=hmIjoFv}O'P$Zi./012[tew34678g%Uxp(ur9: sB`)~f&amp;"&lt;&gt;?#KnkqMC5EGHAV|Tyz{!XLQNRSJa</text:p>
          </table:table-cell>
        </table:table-row>
        <table:table-row table:style-name="ro1">
          <table:table-cell table:formula="of:=[Multi_Encrypt_64.A81]" office:value-type="string" office:string-value=" can/may, color, white, slow, surname, outside." calcext:value-type="string">
            <text:p><text:s/>can/may, color, white, slow, surname, outside.</text:p>
          </table:table-cell>
          <table:table-cell table:formula="of:=[Multi_Encrypt_64.B81]" office:value-type="string" office:string-value="1[,Gzy&amp;&gt;bZ*uR,EJai~frR)?[FPiT?&amp;7+\)NftMo,K/a_eCx+[T=:1U+xej%&quot;YZz" calcext:value-type="string">
            <text:p>1[,Gzy&amp;&gt;bZ*uR,EJai~frR)?[FPiT?&amp;7+\)NftMo,K/a_eCx+[T=:1U+xej%"YZz</text:p>
          </table:table-cell>
          <table:table-cell table:formula="of:=[Multi_Encrypt_64.J11]" office:value-type="string" office:string-value="al)~*f&amp;&quot;&lt;&gt;?#KnkqMC5EGHAV|Tyz{!XLQNRSJ+,DcW\Y]^b@_d=hmIjoFv}O'-P$Zi./012[tew34678g%Uxp(ur9: sB`" calcext:value-type="string">
            <text:p>al)~*f&amp;"&lt;&gt;?#KnkqMC5EGHAV|Tyz{!XLQNRSJ+,DcW\Y]^b@_d=hmIjoFv}O'-P$Zi./012[tew34678g%Uxp(ur9: sB`</text:p>
          </table:table-cell>
        </table:table-row>
        <table:table-row table:style-name="ro1">
          <table:table-cell table:formula="of:=[Multi_Encrypt_64.A82]" office:value-type="string" office:string-value="have not, and, year, money, is, speak, have, unworthy, not, this" calcext:value-type="string">
            <text:p>have not, and, year, money, is, speak, have, unworthy, not, this</text:p>
          </table:table-cell>
          <table:table-cell table:formula="of:=[Multi_Encrypt_64.B82]" office:value-type="string" office:string-value="rH}]C^VT&gt;N@&quot;^77g&quot;w&quot;S./e6VY&lt;=A.?h&gt;4IZsSt5SjEX}oGQjL~OtZcfBK]RSY6$" calcext:value-type="string">
            <text:p>rH}]C^VT&gt;N@"^77g"w"S./e6VY&lt;=A.?h&gt;4IZsSt5SjEX}oGQjL~OtZcfBK]RSY6$</text:p>
          </table:table-cell>
          <table:table-cell table:formula="of:=[Multi_Encrypt_64.J12]" office:value-type="string" office:string-value="+,DcW\Y]^b@_d=hmIjoFv}~O')*-P$Zi./012[tew34678g%Uxp(ur9: sB`f&amp;&quot;&lt;&gt;?#KnklqMC5EGHAV|Tyaz{!XLQNRSJ" calcext:value-type="string">
            <text:p>+,DcW\Y]^b@_d=hmIjoFv}~O')*-P$Zi./012[tew34678g%Uxp(ur9: sB`f&amp;"&lt;&gt;?#KnklqMC5EGHAV|Tyaz{!XLQNRSJ</text:p>
          </table:table-cell>
        </table:table-row>
        <table:table-row table:style-name="ro1">
          <table:table-cell table:formula="of:=[Multi_Encrypt_64.A83]" office:value-type="string" office:string-value="origin, eight, father, love, can, greatest, minute, that, arrive" calcext:value-type="string">
            <text:p>origin, eight, father, love, can, greatest, minute, that, arrive</text:p>
          </table:table-cell>
          <table:table-cell table:formula="of:=[Multi_Encrypt_64.B83]" office:value-type="string" office:string-value="7[g]1N&amp;{Nr9X)70,WE^+vF&quot;[8)QuQ)8j^t,|ol=!(*[tfA&amp;X-DVp5P}}3q55W,jW" calcext:value-type="string">
            <text:p>7[g]1N&amp;{Nr9X)70,WE^+vF"[8)QuQ)8j^t,|ol=!(*[tfA&amp;X-DVp5P}}3q55W,jW</text:p>
          </table:table-cell>
          <table:table-cell table:formula="of:=[Multi_Encrypt_64.J13]" office:value-type="string" office:string-value="J,mIjoFv}~O')*+-P$Zi./012[tew34678g%Uxp(ur9: sBc`fD&amp;&quot;&lt;&gt;?#KnklqMC5EGHAV|Tyaz{!XLQNRSW\Y]^b@_d=h" calcext:value-type="string">
            <text:p>J,mIjoFv}~O')*+-P$Zi./012[tew34678g%Uxp(ur9: sBc`fD&amp;"&lt;&gt;?#KnklqMC5EGHAV|Tyaz{!XLQNRSW\Y]^b@_d=h</text:p>
          </table:table-cell>
        </table:table-row>
        <table:table-row table:style-name="ro1">
          <table:table-cell table:formula="of:=[Multi_Encrypt_64.A84]" office:value-type="string" office:string-value="see, friend, phone call, student, ?, TV, like, daughter, think," calcext:value-type="string">
            <text:p>see, friend, phone call, student, ?, TV, like, daughter, think,</text:p>
          </table:table-cell>
          <table:table-cell table:formula="of:=[Multi_Encrypt_64.B84]" office:value-type="string" office:string-value="_%l\7@/A'~j0&gt;@FAY]mnMZ]d==vO#Pu\wDsqBSERm|l5oRln]R7/SM_.=lZkw58#" calcext:value-type="string">
            <text:p>_%l\7@/A'~j0&gt;@FAY]mnMZ]d==vO#Pu\wDsqBSERm|l5oRln]R7/SM_.=lZkw58#</text:p>
          </table:table-cell>
          <table:table-cell table:formula="of:=[Multi_Encrypt_64.J14]" office:value-type="string" office:string-value="|Tyaz{!XLQNRSW\Y]^b@_d=hoFv}~O')*+,-P$Zi./012[tJjew34678g%Uxp(ur9: sBc`fD&amp;&quot;&lt;&gt;?#KnIklmqMC5EGHAV" calcext:value-type="string">
            <text:p>|Tyaz{!XLQNRSW\Y]^b@_d=hoFv}~O')*+,-P$Zi./012[tJjew34678g%Uxp(ur9: sBc`fD&amp;"&lt;&gt;?#KnIklmqMC5EGHAV</text:p>
          </table:table-cell>
        </table:table-row>
        <table:table-row table:style-name="ro1">
          <table:table-cell table:formula="of:=[Multi_Encrypt_64.A85]" office:value-type="string" office:string-value="these, dish, call, thankyou, now, a drop, eat, ? Particle, docto" calcext:value-type="string">
            <text:p>these, dish, call, thankyou, now, a drop, eat, ? Particle, docto</text:p>
          </table:table-cell>
          <table:table-cell table:formula="of:=[Multi_Encrypt_64.B85]" office:value-type="string" office:string-value=",yFqDbkYU6nD@r]!gZ}Ceww^7TnZ9Y1gIYqx ^%&quot;l_,XVe|?=dzFeb().\o!)bQ[" calcext:value-type="string">
            <text:p>,yFqDbkYU6nD@r]!gZ}Ceww^7TnZ9Y1gIYqx ^%"l_,XVe|?=dzFeb().\o!)bQ[</text:p>
          </table:table-cell>
          <table:table-cell table:formula="of:=[Multi_Encrypt_64.J15]" office:value-type="string" office:string-value="Vaxpy(ur9: sBc`fD&amp;&quot;&lt;&gt;?#KnIklmqMC5EGHAz{!XLQNRSW\TY]^b@_d=hoFv|}~O')*+,-P$Zi./012[tJjew34678g%U" calcext:value-type="string">
            <text:p>Vaxpy(ur9: sBc`fD&amp;"&lt;&gt;?#KnIklmqMC5EGHAz{!XLQNRSW\TY]^b@_d=hoFv|}~O')*+,-P$Zi./012[tJjew34678g%U</text:p>
          </table:table-cell>
        </table:table-row>
        <table:table-row table:style-name="ro1">
          <table:table-cell table:formula="of:=[Multi_Encrypt_64.A86]" office:value-type="string" office:string-value="chinese language, sleep, rice, cat, thing, airplane, tomorrow, a" calcext:value-type="string">
            <text:p>chinese language, sleep, rice, cat, thing, airplane, tomorrow, a</text:p>
          </table:table-cell>
          <table:table-cell table:formula="of:=[Multi_Encrypt_64.B86]" office:value-type="string" office:string-value="pv&lt;($b}x =TuBO`F CIGZNtppdhG^pt,VjyFU|P8D/@D^$-eKOjeGm&amp;MDN&amp; hPV6" calcext:value-type="string">
            <text:p>pv&lt;($b}x =TuBO`F CIGZNtppdhG^pt,VjyFU|P8D/@D^$-eKOjeGm&amp;MDN&amp; hPV6</text:p>
          </table:table-cell>
          <table:table-cell table:formula="of:=[Multi_Encrypt_64.J16]" office:value-type="string" office:string-value="z{!XLQNRSW\TY]^b@_d=hopFvxy|}~O')*+,-P$Zi./012[tJjew34678g%U(ur9: sBc`afD&amp;&quot;&lt;&gt;?#KnIkVlmqMC5EGHA" calcext:value-type="string">
            <text:p>z{!XLQNRSW\TY]^b@_d=hopFvxy|}~O')*+,-P$Zi./012[tJjew34678g%U(ur9: sBc`afD&amp;"&lt;&gt;?#KnIkVlmqMC5EGHA</text:p>
          </table:table-cell>
        </table:table-row>
        <table:table-row table:style-name="ro1">
          <table:table-cell table:formula="of:=[Multi_Encrypt_64.A87]" office:value-type="string" office:string-value="hi, young lady, amount, of, some, to sit, not matter, cup, write" calcext:value-type="string">
            <text:p>hi, young lady, amount, of, some, to sit, not matter, cup, write</text:p>
          </table:table-cell>
          <table:table-cell table:formula="of:=[Multi_Encrypt_64.B87]" office:value-type="string" office:string-value="7q%PNw'O}RRzT )OCNo7(Vt1XdS&lt;o5XW*B}UrU|{,XpF^*l|.?ZrJG_9U(uIv/3x" calcext:value-type="string">
            <text:p>7q%PNw'O}RRzT )OCNo7(Vt1XdS&lt;o5XW*B}UrU|{,XpF^*l|.?ZrJG_9U(uIv/3x</text:p>
          </table:table-cell>
          <table:table-cell table:formula="of:=[Multi_Encrypt_64.J17]" office:value-type="string" office:string-value="A{b@_d=hopFvxyz|}~O')*+,-P$Zi./012[tJjew34678g%XU(!ur9: sBc`afD&amp;&quot;&lt;&gt;?#KnIkVlmqMC5EGHLQNRSW\TY]^" calcext:value-type="string">
            <text:p>A{b@_d=hopFvxyz|}~O')*+,-P$Zi./012[tJjew34678g%XU(!ur9: sBc`afD&amp;"&lt;&gt;?#KnIkVlmqMC5EGHLQNRSW\TY]^</text:p>
          </table:table-cell>
        </table:table-row>
        <table:table-row table:style-name="ro1">
          <table:table-cell table:formula="of:=[Multi_Encrypt_64.A88]" office:value-type="string" office:string-value="to dwell, weather, chunk, small, modal particle, you're welcome," calcext:value-type="string">
            <text:p>to dwell, weather, chunk, small, modal particle, you're welcome,</text:p>
          </table:table-cell>
          <table:table-cell table:formula="of:=[Multi_Encrypt_64.B88]" office:value-type="string" office:string-value="YVhW4\&gt;%O}#}loAPW!MkF'xVE,!{tmnYm)yDET&quot;SL&gt;Wf8&amp;aTID)V(hpWpHd)C)N*" calcext:value-type="string">
            <text:p>YVhW4\&gt;%O}#}loAPW!MkF'xVE,!{tmnYm)yDET"SL&gt;Wf8&amp;aTID)V(hpWpHd)C)N*</text:p>
          </table:table-cell>
          <table:table-cell table:formula="of:=[Multi_Encrypt_64.J18]" office:value-type="string" office:string-value="nIkVlmqMC5EGHLQNRSW\TY]^d=hopFvxyz{|}~O')*+,-P$A_Zi./012[tJjew34678g%XU(!ur9: sBc@`abfD&amp;&quot;&lt;&gt;?#K" calcext:value-type="string">
            <text:p>nIkVlmqMC5EGHLQNRSW\TY]^d=hopFvxyz{|}~O')*+,-P$A_Zi./012[tJjew34678g%XU(!ur9: sBc@`abfD&amp;"&lt;&gt;?#K</text:p>
          </table:table-cell>
        </table:table-row>
        <table:table-row table:style-name="ro1">
          <table:table-cell table:formula="of:=[Multi_Encrypt_64.A89]" office:value-type="string" office:string-value="table, seven, which, clothes, zero, train station, ahead, at, he" calcext:value-type="string">
            <text:p>table, seven, which, clothes, zero, train station, ahead, at, he</text:p>
          </table:table-cell>
          <table:table-cell table:formula="of:=[Multi_Encrypt_64.B89]" office:value-type="string" office:string-value="[C%{W~SD#={)&quot;fh_F0c&gt;`a7Djp?.2_69'msa\z}r@}rzS@I+9Oyi&lt;Z&lt;&gt;A6$/e[Rq" calcext:value-type="string">
            <text:p>[C%{W~SD#={)"fh_F0c&gt;`a7Djp?.2_69'msa\z}r@}rzS@I+9Oyi&lt;Z&lt;&gt;A6$/e[Rq</text:p>
          </table:table-cell>
          <table:table-cell table:formula="of:=[Multi_Encrypt_64.J19]" office:value-type="string" office:string-value="KVjekw34678g%XU(!ur9: sBc@`abfD&amp;&quot;&lt;&gt;?#lmqMC5EGHLQINRSW\TY]^d=hnopFvxyz{|}~O')*+,-P$A_Zi./012[tJ" calcext:value-type="string">
            <text:p>KVjekw34678g%XU(!ur9: sBc@`abfD&amp;"&lt;&gt;?#lmqMC5EGHLQINRSW\TY]^d=hnopFvxyz{|}~O')*+,-P$A_Zi./012[tJ</text:p>
          </table:table-cell>
        </table:table-row>
        <table:table-row table:style-name="ro1">
          <table:table-cell table:formula="of:=[Multi_Encrypt_64.A90]" office:value-type="string" office:string-value="coffee, structural particle, mistake, but, you (polite), bicycle" calcext:value-type="string">
            <text:p>coffee, structural particle, mistake, but, you (polite), bicycle</text:p>
          </table:table-cell>
          <table:table-cell table:formula="of:=[Multi_Encrypt_64.B90]" office:value-type="string" office:string-value="-M|@z:}PrYNA&gt;n&gt;JpFC*TE&lt;BLkTrZpA2 knK4&lt;?4B[OUS4M$,KL!&gt;UHcE~X)SeZd" calcext:value-type="string">
            <text:p>-M|@z:}PrYNA&gt;n&gt;JpFC*TE&lt;BLkTrZpA2 knK4&lt;?4B[OUS4M$,KL!&gt;UHcE~X)SeZd</text:p>
          </table:table-cell>
          <table:table-cell table:formula="of:=[Multi_Encrypt_64.J20]" office:value-type="string" office:string-value="lmqMC5EGHLQINRSW\TY]^de=hjknopFvxyz{|}~O')*+,-P$A_Zi./012[tJw34678g%XUV(!ur9: sBc@`KabfD&amp;&quot;&lt;&gt;?#" calcext:value-type="string">
            <text:p>lmqMC5EGHLQINRSW\TY]^de=hjknopFvxyz{|}~O')*+,-P$A_Zi./012[tJw34678g%XUV(!ur9: sBc@`KabfD&amp;"&lt;&gt;?#</text:p>
          </table:table-cell>
        </table:table-row>
        <table:table-row table:style-name="ro1">
          <table:table-cell table:formula="of:=[Multi_Encrypt_64.A91]" office:value-type="string" office:string-value="tasty, happy, last year, ask, airport, play basketball, for/to," calcext:value-type="string">
            <text:p>tasty, happy, last year, ask, airport, play basketball, for/to,</text:p>
          </table:table-cell>
          <table:table-cell table:formula="of:=[Multi_Encrypt_64.B91]" office:value-type="string" office:string-value="Si]+FaqrVU_&lt;'~vwmrbv{H5JDH6+QC(^c/+x3*UIz`9N36bKeQB?$w?NG3s5p.cC" calcext:value-type="string">
            <text:p>Si]+FaqrVU_&lt;'~vwmrbv{H5JDH6+QC(^c/+x3*UIz`9N36bKeQB?$w?NG3s5p.cC</text:p>
          </table:table-cell>
          <table:table-cell table:formula="of:=[Multi_Encrypt_64.J21]" office:value-type="string" office:string-value="#mW\TY]^de=hjklnopFvxyz{|}~O')*+,-P$A_Zi./012[tMJwq34678g%XUV(!ur9: sBc@`KabfD&amp;&quot;&lt;&gt;?C5EGHLQINRS" calcext:value-type="string">
            <text:p>#mW\TY]^de=hjklnopFvxyz{|}~O')*+,-P$A_Zi./012[tMJwq34678g%XUV(!ur9: sBc@`KabfD&amp;"&lt;&gt;?C5EGHLQINRS</text:p>
          </table:table-cell>
        </table:table-row>
        <table:table-row table:style-name="ro1">
          <table:table-cell table:formula="of:=[Multi_Encrypt_64.A92]" office:value-type="string" office:string-value="unusual, door, play football, immediately, black, high, length," calcext:value-type="string">
            <text:p>unusual, door, play football, immediately, black, high, length,</text:p>
          </table:table-cell>
          <table:table-cell table:formula="of:=[Multi_Encrypt_64.B92]" office:value-type="string" office:string-value=".R#D5txnD 7S5n~oXztQvt7&lt;mozwvlq^_qiv+:|ot7/OlD^Ng.Tr]uky.(SO/4IC" calcext:value-type="string">
            <text:p>.R#D5txnD 7S5n~oXztQvt7&lt;mozwvlq^_qiv+:|ot7/OlD^Ng.Tr]uky.(SO/4IC</text:p>
          </table:table-cell>
          <table:table-cell table:formula="of:=[Multi_Encrypt_64.J22]" office:value-type="string" office:string-value="c@`KabfD&amp;&quot;&lt;&gt;?C5EGHLQINRSY]^de=hjklmnopFvxyz{|}~#TO')*+,-P$A_Zi./012[tMJwq34678g%X\UVW(!ur9: sB" calcext:value-type="string">
            <text:p>c@`KabfD&amp;"&lt;&gt;?C5EGHLQINRSY]^de=hjklmnopFvxyz{|}~#TO')*+,-P$A_Zi./012[tMJwq34678g%X\UVW(!ur9: sB</text:p>
          </table:table-cell>
        </table:table-row>
        <table:table-row table:style-name="ro1">
          <table:table-cell table:formula="of:=[Multi_Encrypt_64.A93]" office:value-type="string" office:string-value="to go out, man, busy, two, opinion, room, classroom, cloudy, com" calcext:value-type="string">
            <text:p>to go out, man, busy, two, opinion, room, classroom, cloudy, com</text:p>
          </table:table-cell>
          <table:table-cell table:formula="of:=[Multi_Encrypt_64.B93]" office:value-type="string" office:string-value="\_!=r&lt;3GNZqBP,|pU2Zbe0*)&amp;dzGKy7 sN=Hg9VvRPoQb&amp;_] }VR3]ORK^0`lCv8" calcext:value-type="string">
            <text:p>\_!=r&lt;3GNZqBP,|pU2Zbe0*)&amp;dzGKy7 sN=Hg9VvRPoQb&amp;_] }VR3]ORK^0`lCv8</text:p>
          </table:table-cell>
          <table:table-cell table:formula="of:=[Multi_Encrypt_64.J23]" office:value-type="string" office:string-value="BK_Z`i./012[tMJwq34678g%X\UVW(!ur9: sabfD&amp;&quot;&lt;&gt;?C5@EGHLQINRSY]^cde=hjklmnopFvxyz{|}~#TO')*+,-P$A" calcext:value-type="string">
            <text:p>BK_Z`i./012[tMJwq34678g%X\UVW(!ur9: sabfD&amp;"&lt;&gt;?C5@EGHLQINRSY]^cde=hjklmnopFvxyz{|}~#TO')*+,-P$A</text:p>
          </table:table-cell>
        </table:table-row>
        <table:table-row table:style-name="ro1">
          <table:table-cell table:formula="of:=[Multi_Encrypt_64.A94]" office:value-type="string" office:string-value="quick, enter, leave, fine weather, walk quickly, expensive, wris" calcext:value-type="string">
            <text:p>quick, enter, leave, fine weather, walk quickly, expensive, wris</text:p>
          </table:table-cell>
          <table:table-cell table:formula="of:=[Multi_Encrypt_64.B94]" office:value-type="string" office:string-value="}6Yj'^b5ynK7q3Ve#%+4jm&gt;3Ah7M%5pZI&lt;kTO*}_DGhq].[{Rs-0waw@K!z/tv(?" calcext:value-type="string">
            <text:p>}6Yj'^b5ynK7q3Ve#%+4jm&gt;3Ah7M%5pZI&lt;kTO*}_DGhq].[{Rs-0waw@K!z/tv(?</text:p>
          </table:table-cell>
          <table:table-cell table:formula="of:=[Multi_Encrypt_64.J24]" office:value-type="string" office:string-value="abfD&amp;&quot;&lt;&gt;?C5@EGHLQINRSYZ]^_`cde=hjklmnopFvxyz{|}~#TO')*+,-P$Ai./012[tMJKwq34678g%X\UBVW(!ur9: s" calcext:value-type="string">
            <text:p>abfD&amp;"&lt;&gt;?C5@EGHLQINRSYZ]^_`cde=hjklmnopFvxyz{|}~#TO')*+,-P$Ai./012[tMJKwq34678g%X\UBVW(!ur9: s</text:p>
          </table:table-cell>
        </table:table-row>
        <table:table-row table:style-name="ro1">
          <table:table-cell table:formula="of:=[Multi_Encrypt_64.A95]" office:value-type="string" office:string-value="new, dance, campaign, everyone, also, ba, wish, sing, pass time," calcext:value-type="string">
            <text:p>new, dance, campaign, everyone, also, ba, wish, sing, pass time,</text:p>
          </table:table-cell>
          <table:table-cell table:formula="of:=[Multi_Encrypt_64.B95]" office:value-type="string" office:string-value=" C]|?%65RXUJhrwFf(9y6Z$0~Rj/H+~6m2m?:CHv2Cl V|1wYZn9B}CD=$Ke~[yT" calcext:value-type="string">
            <text:p><text:s/>C]|?%65RXUJhrwFf(9y6Z$0~Rj/H+~6m2m?:CHv2Cl V|1wYZn9B}CD=$Ke~[yT</text:p>
          </table:table-cell>
          <table:table-cell table:formula="of:=[Multi_Encrypt_64.J25]" office:value-type="string" office:string-value="sbLQINRSYZ]^_`acde=hjklmnopFvxyz{|}~#TO')*+,-P$DAif./012[tMJKwq34678g%X\UBVW(!ur9: &amp;&quot;&lt;&gt;?C5@EGH" calcext:value-type="string">
            <text:p>sbLQINRSYZ]^_`acde=hjklmnopFvxyz{|}~#TO')*+,-P$DAif./012[tMJKwq34678g%X\UBVW(!ur9: &amp;"&lt;&gt;?C5@EGH</text:p>
          </table:table-cell>
        </table:table-row>
        <table:table-row table:style-name="ro1">
          <table:table-cell table:formula="of:=[Multi_Encrypt_64.A96]" office:value-type="string" office:string-value="together, waiter, exam, again, first, boat, child, toy, await, d" calcext:value-type="string">
            <text:p>together, waiter, exam, again, first, boat, child, toy, await, d</text:p>
          </table:table-cell>
          <table:table-cell table:formula="of:=[Multi_Encrypt_64.B96]" office:value-type="string" office:string-value=",p*xb@&gt;VM3lbT/B~]T$10LG~ihsNm&gt;ZtW+7i_e}[+9IPhf!o*sd&gt;BS~PiTcz6Sn{" calcext:value-type="string">
            <text:p>,p*xb@&gt;VM3lbT/B~]T$10LG~ihsNm&gt;ZtW+7i_e}[+9IPhf!o*sd&gt;BS~PiTcz6Sn{</text:p>
          </table:table-cell>
          <table:table-cell table:formula="of:=[Multi_Encrypt_64.J26]" office:value-type="string" office:string-value="X\UBVW(!ur9: &amp;&quot;&lt;&gt;?C5@EGHNRSYZ]^_`abcde=hjklmnopsIFvxyz{|}~#TO')*+,-P$DAif./012[tMQJKLwq34678g%" calcext:value-type="string">
            <text:p>X\UBVW(!ur9: &amp;"&lt;&gt;?C5@EGHNRSYZ]^_`abcde=hjklmnopsIFvxyz{|}~#TO')*+,-P$DAif./012[tMQJKLwq34678g%</text:p>
          </table:table-cell>
        </table:table-row>
        <table:table-row table:style-name="ro1">
          <table:table-cell table:formula="of:=[Multi_Encrypt_64.A97]" office:value-type="string" office:string-value="side, birthday, prepare, younger sister, so, mutton, day of a mo" calcext:value-type="string">
            <text:p>side, birthday, prepare, younger sister, so, mutton, day of a mo</text:p>
          </table:table-cell>
          <table:table-cell table:formula="of:=[Multi_Encrypt_64.B97]" office:value-type="string" office:string-value="$loQ#]x\|r_(%J$7oq:&amp;?M]{Mb6w[[LsAm#/JVUl.&quot;*'&quot;C$LF)9jWIUIM~^^.u?W" calcext:value-type="string">
            <text:p>$loQ#]x\|r_(%J$7oq:&amp;?M]{Mb6w[[LsAm#/JVUl."*'"C$LF)9jWIUIM~^^.u?W</text:p>
          </table:table-cell>
          <table:table-cell table:formula="of:=[Multi_Encrypt_64.J27]" office:value-type="string" office:string-value="%BTOU')*+,-P$DAif./012[tMQJKLwq34678gVW(!ur9: &amp;&quot;\&lt;&gt;?C5@EGHNRSXYZ]^_`abcde=hjklmnopsIFvxyz{|}~#" calcext:value-type="string">
            <text:p>%BTOU')*+,-P$DAif./012[tMQJKLwq34678gVW(!ur9: &amp;"\&lt;&gt;?C5@EGHNRSXYZ]^_`abcde=hjklmnopsIFvxyz{|}~#</text:p>
          </table:table-cell>
        </table:table-row>
        <table:table-row table:style-name="ro1">
          <table:table-cell table:formula="of:=[Multi_Encrypt_64.A98]" office:value-type="string" office:string-value="e, all, son, read, there." calcext:value-type="string">
            <text:p>e, all, son, read, there.</text:p>
          </table:table-cell>
          <table:table-cell table:formula="of:=[Multi_Encrypt_64.B98]" office:value-type="string" office:string-value="S8fmgSlu#X!86W,%(Eh:%M}KEk\F!FE&amp;c,y!da_speV/6zxIs9o~MWOwBrn5j8By" calcext:value-type="string">
            <text:p>S8fmgSlu#X!86W,%(Eh:%M}KEk\F!FE&amp;c,y!da_speV/6zxIs9o~MWOwBrn5j8By</text:p>
          </table:table-cell>
          <table:table-cell table:formula="of:=[Multi_Encrypt_64.J28]" office:value-type="string" office:string-value="VW(!ur9: &amp;&quot;\&lt;&gt;?C5@EGHNORSTUXYZ]^_`abcde=hjklmnopsIFvxyz{|}~#')*+,-P$DABif./012[tMQJ%KLwq34678g" calcext:value-type="string">
            <text:p>VW(!ur9: &amp;"\&lt;&gt;?C5@EGHNORSTUXYZ]^_`abcde=hjklmnopsIFvxyz{|}~#')*+,-P$DABif./012[tMQJ%KLwq34678g</text:p>
          </table:table-cell>
        </table:table-row>
        <table:table-row table:style-name="ro1">
          <table:table-cell table:formula="of:=[Multi_Encrypt_64.A99]" office:value-type="string" office:string-value=", where, how, buy, quite, afternoon, open, start." calcext:value-type="string">
            <text:p>, where, how, buy, quite, afternoon, open, start.</text:p>
          </table:table-cell>
          <table:table-cell table:formula="of:=[Multi_Encrypt_64.B99]" office:value-type="string" office:string-value="kOsb/-&quot;xu?K&gt;m%se&amp;\U:_&lt;XB7bZ@MB8r)30IG{y#+.B6s|OuL1Oa|i8(o0GwCPoV" calcext:value-type="string">
            <text:p>kOsb/-"xu?K&gt;m%se&amp;\U:_&lt;XB7bZ@MB8r)30IG{y#+.B6s|OuL1Oa|i8(o0GwCPoV</text:p>
          </table:table-cell>
          <table:table-cell table:formula="of:=[Multi_Encrypt_64.J29]" office:value-type="string" office:string-value="gWC5@EGHNORSTUVXYZ]^_`abcde=hjklmnopsIFvxyz{|}~!#'()*+,-P$DABif./012[tMQJ%KLwq34678ur9: &amp;&quot;\&lt;&gt;?" calcext:value-type="string">
            <text:p>gWC5@EGHNORSTUVXYZ]^_`abcde=hjklmnopsIFvxyz{|}~!#'()*+,-P$DABif./012[tMQJ%KLwq34678ur9: &amp;"\&lt;&gt;?</text:p>
          </table:table-cell>
        </table:table-row>
        <table:table-row table:style-name="ro1">
          <table:table-cell table:formula="of:=[Multi_Encrypt_64.A98]" office:value-type="string" office:string-value="e, all, son, read, there." calcext:value-type="string">
            <text:p>e, all, son, read, there.</text:p>
          </table:table-cell>
          <table:table-cell table:formula="of:=[Multi_Encrypt_64.B100]" office:value-type="string" office:string-value=",lR+&gt;_!Nz@6MFz*s&lt;_pA9|?g3LQ+_gBG&quot;B9y/B&amp;a`SM#0@e`_w]k,t&gt;Az%_:Y/z@" calcext:value-type="string">
            <text:p>,lR+&gt;_!Nz@6MFz*s&lt;_pA9|?g3LQ+_gBG"B9y/B&amp;a`SM#0@e`_w]k,t&gt;Az%_:Y/z@</text:p>
          </table:table-cell>
          <table:table-cell table:formula="of:=[Multi_Encrypt_64.J30]" office:value-type="string" office:string-value="MQJ%KLwq34678ur9: &amp;&quot;\&lt;&gt;?EGHNORSTUVWXYZ]^_`abcdeg@=hjklmnopsIFvxyz{|}~!#'()*+,-P$D5ABCif./012[t" calcext:value-type="string">
            <text:p>MQJ%KLwq34678ur9: &amp;"\&lt;&gt;?EGHNORSTUVWXYZ]^_`abcdeg@=hjklmnopsIFvxyz{|}~!#'()*+,-P$D5ABCif./012[t</text:p>
          </table:table-cell>
        </table:table-row>
        <table:table-row table:style-name="ro1">
          <table:table-cell table:formula="of:=[Multi_Encrypt_64.A99]" office:value-type="string" office:string-value=", where, how, buy, quite, afternoon, open, start." calcext:value-type="string">
            <text:p>, where, how, buy, quite, afternoon, open, start.</text:p>
          </table:table-cell>
          <table:table-cell table:formula="of:=[Multi_Encrypt_64.B101]" office:value-type="string" office:string-value="-C,qd&quot;gC BjoxK\aHm%,0bF)w$gkb)!!yx`YURMdcV3)[j=cbr_n$qEiz7a?Z2zh" calcext:value-type="string">
            <text:p>-C,qd"gC BjoxK\aHm%,0bF)w$gkb)!!yx`YURMdcV3)[j=cbr_n$qEiz7a?Z2zh</text:p>
          </table:table-cell>
          <table:table-cell table:formula="of:=[Multi_Encrypt_64.J31]" office:value-type="string" office:string-value="t%IFJvxyz{|}~!#'()*+,-P$D5ABCif./012[KLwq34678urQ9: &amp;&quot;\&lt;&gt;?EGHMNORSTUVWXYZ]^_`abcdeg@=hjklmnops" calcext:value-type="string">
            <text:p>t%IFJvxyz{|}~!#'()*+,-P$D5ABCif./012[KLwq34678urQ9: &amp;"\&lt;&gt;?EGHMNORSTUVWXYZ]^_`abcdeg@=hjklmnops</text:p>
          </table:table-cell>
        </table:table-row>
        <table:table-row table:style-name="ro1">
          <table:table-cell table:formula="of:=[Multi_Encrypt_64.A100]" office:value-type="string" office:string-value=", good, classmate, morning, five, noon." calcext:value-type="string">
            <text:p>, good, classmate, morning, five, noon.</text:p>
          </table:table-cell>
          <table:table-cell table:formula="of:=[Multi_Encrypt_64.B102]" office:value-type="string" office:string-value="jB_4)6^@$(+0!zW`AQ3S&quot;W+&gt;1 z_zdy^Re#@0GFbaTw%1=ga`8Yl,K&gt;A}3Z&lt;U.}d" calcext:value-type="string">
            <text:p>jB_4)6^@$(+0!zW`AQ3S"W+&gt;1 z_zdy^Re#@0GFbaTw%1=ga`8Yl,K&gt;A}3Z&lt;U.}d</text:p>
          </table:table-cell>
          <table:table-cell table:formula="of:=[Multi_Encrypt_64.J32]" office:value-type="string" office:string-value="KLwq34678urQ9: &amp;&quot;\&lt;&gt;?EFGHIJMNORSTUVWXYZ]^_`abcdeg@=hjklmnopsvxyz{|}~!#%'()*+,-P$D5AtBCif./012[" calcext:value-type="string">
            <text:p>KLwq34678urQ9: &amp;"\&lt;&gt;?EFGHIJMNORSTUVWXYZ]^_`abcdeg@=hjklmnopsvxyz{|}~!#%'()*+,-P$D5AtBCif./012[</text:p>
          </table:table-cell>
        </table:table-row>
        <table:table-row table:style-name="ro1">
          <table:table-cell table:formula="of:=[Multi_Encrypt_64.A101]" office:value-type="string" office:string-value=", tea, cold, learn, who, film, nine." calcext:value-type="string">
            <text:p>, tea, cold, learn, who, film, nine.</text:p>
          </table:table-cell>
          <table:table-cell table:formula="of:=[Multi_Encrypt_64.B103]" office:value-type="string" office:string-value="$9+fs(X-sVVXjV+?`p%+3JvL-T=lFn2J&lt;Q=c,IC`Xs*&lt;#a_XW6Oe#f%+q1RLH5qZ" calcext:value-type="string">
            <text:p>$9+fs(X-sVVXjV+?`p%+3JvL-T=lFn2J&lt;Q=c,IC`Xs*&lt;#a_XW6Oe#f%+q1RLH5qZ</text:p>
          </table:table-cell>
          <table:table-cell table:formula="of:=[Multi_Encrypt_64.J33]" office:value-type="string" office:string-value="[L&amp;&quot;\&lt;&gt;?EFGHIJKMNORSTUVWXYZ]^_`abcdeg@=hjklmnopqsvwxyz{|}~!#%'()*+,-P$D5AtBCif./01234678urQ9: " calcext:value-type="string">
            <text:p>[L&amp;"\&lt;&gt;?EFGHIJKMNORSTUVWXYZ]^_`abcdeg@=hjklmnopqsvwxyz{|}~!#%'()*+,-P$D5AtBCif./01234678urQ9: </text:p>
          </table:table-cell>
        </table:table-row>
        <table:table-row table:style-name="ro1">
          <table:table-cell table:formula="of:=[Multi_Encrypt_64.A102]" office:value-type="string" office:string-value="yesterday, know, down, name, taxi, do." calcext:value-type="string">
            <text:p>yesterday, know, down, name, taxi, do.</text:p>
          </table:table-cell>
          <table:table-cell table:formula="of:=[Multi_Encrypt_64.B104]" office:value-type="string" office:string-value="wr=\FK1)ci5/*R5HUR[=MNYSb(XGGH\,rx*aB,[Gy0rig83Rk{OE|dPx&quot;x:GF|aG" calcext:value-type="string">
            <text:p>wr=\FK1)ci5/*R5HUR[=MNYSb(XGGH\,rx*aB,[Gy0rig83Rk{OE|dPx"x:GF|aG</text:p>
          </table:table-cell>
          <table:table-cell table:formula="of:=[Multi_Encrypt_64.J34]" office:value-type="string" office:string-value="D5AtBCif./01234678urQ9: &lt;&gt;?EFGHIJKLMNORSTUVWXYZ[\]^_`abcdeg@=hjklmnopqsvwxyz{|}~!&quot;#%&amp;'()*+,-P$" calcext:value-type="string">
            <text:p>D5AtBCif./01234678urQ9: &lt;&gt;?EFGHIJKLMNORSTUVWXYZ[\]^_`abcdeg@=hjklmnopqsvwxyz{|}~!"#%&amp;'()*+,-P$</text:p>
          </table:table-cell>
        </table:table-row>
        <table:table-row table:style-name="ro1">
          <table:table-cell table:formula="of:=[Multi_Encrypt_64.A103]" office:value-type="string" office:string-value="r, Beijing, many, ask, water, interior, rain." calcext:value-type="string">
            <text:p>r, Beijing, many, ask, water, interior, rain.</text:p>
          </table:table-cell>
          <table:table-cell table:formula="of:=[Multi_Encrypt_64.B105]" office:value-type="string" office:string-value="P00~VVAa!&gt;70uk|&quot;)46)j|xh8?~~t2}iX}nv-p#@][1}08@~C2otwNS}n$\9t|aF" calcext:value-type="string">
            <text:p>P00~VVAa!&gt;70uk|")46)j|xh8?~~t2}iX}nv-p#@][1}08@~C2otwNS}n$\9t|aF</text:p>
          </table:table-cell>
          <table:table-cell table:formula="of:=[Multi_Encrypt_64.J35]" office:value-type="string" office:string-value="$t@=Ahjklmnopqsvwxyz{|}~!&quot;#%&amp;'()*+,-PBCif./012345678urQ9: &lt;&gt;?DEFGHIJKLMNORSTUVWXYZ[\]^_`abcdeg" calcext:value-type="string">
            <text:p>$t@=Ahjklmnopqsvwxyz{|}~!"#%&amp;'()*+,-PBCif./012345678urQ9: &lt;&gt;?DEFGHIJKLMNORSTUVWXYZ[\]^_`abcdeg</text:p>
          </table:table-cell>
        </table:table-row>
        <table:table-row table:style-name="ro1">
          <table:table-cell table:formula="of:=[Multi_Encrypt_64.A104]" office:value-type="string" office:string-value="pple, two, go back, moon, able to, years of age, mister, you." calcext:value-type="string">
            <text:p>pple, two, go back, moon, able to, years of age, mister, you.</text:p>
          </table:table-cell>
          <table:table-cell table:formula="of:=[Multi_Encrypt_64.B106]" office:value-type="string" office:string-value=",=d2,mCH[mI=OAup0Fafh#UOLE]%d'~[Dy%L82isEi?y&lt;IQfQ._9YwtfNe8s8f:~" calcext:value-type="string">
            <text:p>,=d2,mCH[mI=OAup0Fafh#UOLE]%d'~[Dy%L82isEi?y&lt;IQfQ._9YwtfNe8s8f:~</text:p>
          </table:table-cell>
          <table:table-cell table:formula="of:=[Multi_Encrypt_64.J36]" office:value-type="string" office:string-value="BCif./012345678urQ9: &lt;=&gt;?@ADEFGHIJKLMNORSTUVWXYZ[\]^_`abcdeghjklmnopqstvwxyz{|}~!&quot;#$%&amp;'()*+,-P" calcext:value-type="string">
            <text:p>BCif./012345678urQ9: &lt;=&gt;?@ADEFGHIJKLMNORSTUVWXYZ[\]^_`abcdeghjklmnopqstvwxyz{|}~!"#$%&amp;'()*+,-P</text:p>
          </table:table-cell>
        </table:table-row>
        <table:table-row table:style-name="ro1">
          <table:table-cell table:formula="of:=[Multi_Encrypt_64.A105]" office:value-type="string" office:string-value=", man, few, drink, restaurant, letter, length of time, to go." calcext:value-type="string">
            <text:p>, man, few, drink, restaurant, letter, length of time, to go.</text:p>
          </table:table-cell>
          <table:table-cell table:formula="of:=[Multi_Encrypt_64.B107]" office:value-type="string" office:string-value="g`_W+jPjs7S+t(\=GM4#_sMF8sVt&gt; @U+omyWTJfeXC'Nljcb [p-I.3~MwFUP~`" calcext:value-type="string">
            <text:p>g`_W+jPjs7S+t(\=GM4#_sMF8sVt&gt; @U+omyWTJfeXC'Nljcb [p-I.3~MwFUP~`</text:p>
          </table:table-cell>
          <table:table-cell table:formula="of:=[Multi_Encrypt_64.J37]" office:value-type="string" office:string-value="PCurQ9: &lt;=&gt;?@ABDEFGHIJKLMNORSTUVWXYZ[\]^_`abcdefghijklmnopqstvwxyz{|}~!&quot;#$%&amp;'()*+,-./012345678" calcext:value-type="string">
            <text:p>PCurQ9: &lt;=&gt;?@ABDEFGHIJKLMNORSTUVWXYZ[\]^_`abcdefghijklmnopqstvwxyz{|}~!"#$%&amp;'()*+,-./012345678</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 style:data-style-name="N2" text:time-value="11:44:32.6837419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7T07:01:22.834188815</meta:creation-date>
    <dc:date>2021-03-22T14:16:56.489369146</dc:date>
    <meta:editing-duration>P1DT5H29M30S</meta:editing-duration>
    <meta:editing-cycles>213</meta:editing-cycles>
    <meta:generator>LibreOffice/7.0.3.1$Linux_AARCH64 LibreOffice_project/00$Build-1</meta:generator>
    <meta:document-statistic meta:table-count="11" meta:cell-count="4482" meta:object-count="0"/>
    <meta:user-defined meta:name="qrichtext">1</meta:user-defined>
  </office:meta>
</office:document-meta>
</file>